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3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4" style:family="table-cell" style:parent-style-name="Default" style:data-style-name="N100">
      <style:table-cell-properties fo:background-color="#fff200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00">
      <style:table-cell-properties fo:background-color="#fff200"/>
    </style:style>
    <style:style style:name="ce6" style:family="table-cell" style:parent-style-name="Default" style:data-style-name="N100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200"/>
    </style:style>
    <style:style style:name="ce16" style:family="table-cell" style:parent-style-name="Default" style:data-style-name="N100">
      <style:text-properties fo:color="#ce181e" fo:font-style="normal" style:font-style-asian="normal" style:font-style-complex="normal"/>
    </style:style>
    <style:style style:name="ce17" style:family="table-cell" style:parent-style-name="Default" style:data-style-name="N100">
      <style:text-properties fo:color="#ce181e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ce181e"/>
    </style:style>
    <style:style style:name="ce19" style:family="table-cell" style:parent-style-name="Default">
      <style:text-properties fo:color="#ce181e"/>
    </style:style>
    <style:style style:name="ce9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9999" fo:border="0.74pt solid #b2b2b2"/>
    </style:style>
    <style:style style:name="ce23" style:family="table-cell" style:parent-style-name="Default">
      <style:table-cell-properties fo:background-color="#fff200" fo:border="0.74pt solid #b2b2b2"/>
    </style:style>
    <style:style style:name="ce30" style:family="table-cell" style:parent-style-name="Default">
      <style:table-cell-properties fo:background-color="#afd095" fo:border="0.74pt solid #808080"/>
    </style:style>
    <style:style style:name="ce25" style:family="table-cell" style:parent-style-name="Default">
      <style:table-cell-properties fo:background-color="#fff200" fo:border="0.74pt solid #808080"/>
    </style:style>
    <style:style style:name="ce32" style:family="table-cell" style:parent-style-name="Default">
      <style:table-cell-properties fo:background-color="#ffffd7" fo:border="0.74pt solid #999999"/>
    </style:style>
    <style:style style:name="ce27" style:family="table-cell" style:parent-style-name="Default">
      <style:table-cell-properties fo:background-color="#fff200" fo:border="0.74pt solid #999999"/>
    </style:style>
    <style:style style:name="ce14" style:family="table-cell" style:parent-style-name="Default" style:data-style-name="N0"/>
    <style:style style:name="ce1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4" table:default-cell-style-name="ce28"/>
        <table:table-column table:style-name="co4" table:default-cell-style-name="ce30"/>
        <table:table-column table:style-name="co4" table:default-cell-style-name="ce32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name</text:p>
          </table:table-cell>
          <table:table-cell table:style-name="ce9" office:value-type="string" calcext:value-type="string" table:number-columns-spanned="2" table:number-rows-spanned="1">
            <text:p>types</text:p>
          </table:table-cell>
          <table:covered-table-cell table:style-name="ce1"/>
          <table:table-cell table:style-name="ce10" office:value-type="string" calcext:value-type="string">
            <text:p>in dex?</text:p>
          </table:table-cell>
          <table:table-cell table:style-name="ce10" office:value-type="string" calcext:value-type="string">
            <text:p>shiny?</text:p>
          </table:table-cell>
          <table:table-cell table:style-name="ce10" office:value-type="string" calcext:value-type="string">
            <text:p>lucky?</text:p>
          </table:table-cell>
          <table:table-cell/>
          <table:table-cell office:value-type="string" calcext:value-type="string">
            <text:p>HTM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01</text:p>
          </table:table-cell>
          <table:table-cell table:style-name="Default" office:value-type="string" calcext:value-type="string">
            <text:p>bulbasaur 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2]&amp;&quot; &quot;&amp;IF(ISTEXT([.F2]); [.F2]; IF(ISTEXT([.G2]); [.G2]; &quot;shiny&quot;) &amp; IF(ISTEXT([.H2]); &quot; &quot;&amp;[.H2]; &quot; lucky&quot;))&amp;&quot;'' title=''&quot;&amp;[.C2]&amp;&quot;''&gt;&lt;div class=''pokemon'' style=''background-image:url(./pokemon/&quot;&amp;[.B2]&amp;&quot;.png)''&gt;&lt;span&gt;&quot;&amp;[.A2]&amp;&quot;&lt;/span&gt;&lt;/div&gt;&lt;/div&gt;&quot;" office:value-type="string" office:string-value="&lt;div class=''entry grass shiny lucky'' title=''bulbasaur ''&gt;&lt;div class=''pokemon'' style=''background-image:url(./pokemon/001.png)''&gt;&lt;span&gt;001&lt;/span&gt;&lt;/div&gt;&lt;/div&gt;" calcext:value-type="string">
            <text:p>&lt;div class=''entry grass shiny lucky'' title=''bulbasaur ''&gt;&lt;div class=''pokemon'' style=''background-image:url(./pokemon/001.png)''&gt;&lt;span&gt;00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02</text:p>
          </table:table-cell>
          <table:table-cell table:style-name="Default" office:value-type="string" calcext:value-type="string">
            <text:p>ivysaur 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3]&amp;&quot; &quot;&amp;IF(ISTEXT([.F3]); [.F3]; IF(ISTEXT([.G3]); [.G3]; &quot;shiny&quot;) &amp; IF(ISTEXT([.H3]); &quot; &quot;&amp;[.H3]; &quot; lucky&quot;))&amp;&quot;'' title=''&quot;&amp;[.C3]&amp;&quot;''&gt;&lt;div class=''pokemon'' style=''background-image:url(./pokemon/&quot;&amp;[.B3]&amp;&quot;.png)''&gt;&lt;span&gt;&quot;&amp;[.A3]&amp;&quot;&lt;/span&gt;&lt;/div&gt;&lt;/div&gt;&quot;" office:value-type="string" office:string-value="&lt;div class=''entry grass shiny lucky'' title=''ivysaur ''&gt;&lt;div class=''pokemon'' style=''background-image:url(./pokemon/002.png)''&gt;&lt;span&gt;002&lt;/span&gt;&lt;/div&gt;&lt;/div&gt;" calcext:value-type="string">
            <text:p>&lt;div class=''entry grass shiny lucky'' title=''ivysaur ''&gt;&lt;div class=''pokemon'' style=''background-image:url(./pokemon/002.png)''&gt;&lt;span&gt;00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03</text:p>
          </table:table-cell>
          <table:table-cell table:style-name="Default" office:value-type="string" calcext:value-type="string">
            <text:p>venusaur 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4]&amp;&quot; &quot;&amp;IF(ISTEXT([.F4]); [.F4]; IF(ISTEXT([.G4]); [.G4]; &quot;shiny&quot;) &amp; IF(ISTEXT([.H4]); &quot; &quot;&amp;[.H4]; &quot; lucky&quot;))&amp;&quot;'' title=''&quot;&amp;[.C4]&amp;&quot;''&gt;&lt;div class=''pokemon'' style=''background-image:url(./pokemon/&quot;&amp;[.B4]&amp;&quot;.png)''&gt;&lt;span&gt;&quot;&amp;[.A4]&amp;&quot;&lt;/span&gt;&lt;/div&gt;&lt;/div&gt;&quot;" office:value-type="string" office:string-value="&lt;div class=''entry grass shiny lucky'' title=''venusaur ''&gt;&lt;div class=''pokemon'' style=''background-image:url(./pokemon/003.png)''&gt;&lt;span&gt;003&lt;/span&gt;&lt;/div&gt;&lt;/div&gt;" calcext:value-type="string">
            <text:p>&lt;div class=''entry grass shiny lucky'' title=''venusaur ''&gt;&lt;div class=''pokemon'' style=''background-image:url(./pokemon/003.png)''&gt;&lt;span&gt;00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04</text:p>
          </table:table-cell>
          <table:table-cell table:style-name="Default" office:value-type="string" calcext:value-type="string">
            <text:p>charmander </text:p>
          </table:table-cell>
          <table:table-cell table:style-name="Default" office:value-type="string" calcext:value-type="string">
            <text:p>fire </text:p>
          </table:table-cell>
          <table:table-cell table:style-name="Default"/>
          <table:table-cell table:number-columns-repeated="4"/>
          <table:table-cell table:formula="of:=&quot;&lt;div class=''entry &quot;&amp;[.D5]&amp;&quot; &quot;&amp;IF(ISTEXT([.F5]); [.F5]; IF(ISTEXT([.G5]); [.G5]; &quot;shiny&quot;) &amp; IF(ISTEXT([.H5]); &quot; &quot;&amp;[.H5]; &quot; lucky&quot;))&amp;&quot;'' title=''&quot;&amp;[.C5]&amp;&quot;''&gt;&lt;div class=''pokemon'' style=''background-image:url(./pokemon/&quot;&amp;[.B5]&amp;&quot;.png)''&gt;&lt;span&gt;&quot;&amp;[.A5]&amp;&quot;&lt;/span&gt;&lt;/div&gt;&lt;/div&gt;&quot;" office:value-type="string" office:string-value="&lt;div class=''entry fire  shiny lucky'' title=''charmander ''&gt;&lt;div class=''pokemon'' style=''background-image:url(./pokemon/004.png)''&gt;&lt;span&gt;004&lt;/span&gt;&lt;/div&gt;&lt;/div&gt;" calcext:value-type="string">
            <text:p>&lt;div class=''entry fire <text:s/>shiny lucky'' title=''charmander ''&gt;&lt;div class=''pokemon'' style=''background-image:url(./pokemon/004.png)''&gt;&lt;span&gt;00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05</text:p>
          </table:table-cell>
          <table:table-cell table:style-name="Default" office:value-type="string" calcext:value-type="string">
            <text:p>charmeleon </text:p>
          </table:table-cell>
          <table:table-cell table:style-name="Default" office:value-type="string" calcext:value-type="string">
            <text:p>fire </text:p>
          </table:table-cell>
          <table:table-cell table:style-name="Default"/>
          <table:table-cell table:number-columns-repeated="4"/>
          <table:table-cell table:formula="of:=&quot;&lt;div class=''entry &quot;&amp;[.D6]&amp;&quot; &quot;&amp;IF(ISTEXT([.F6]); [.F6]; IF(ISTEXT([.G6]); [.G6]; &quot;shiny&quot;) &amp; IF(ISTEXT([.H6]); &quot; &quot;&amp;[.H6]; &quot; lucky&quot;))&amp;&quot;'' title=''&quot;&amp;[.C6]&amp;&quot;''&gt;&lt;div class=''pokemon'' style=''background-image:url(./pokemon/&quot;&amp;[.B6]&amp;&quot;.png)''&gt;&lt;span&gt;&quot;&amp;[.A6]&amp;&quot;&lt;/span&gt;&lt;/div&gt;&lt;/div&gt;&quot;" office:value-type="string" office:string-value="&lt;div class=''entry fire  shiny lucky'' title=''charmeleon ''&gt;&lt;div class=''pokemon'' style=''background-image:url(./pokemon/005.png)''&gt;&lt;span&gt;005&lt;/span&gt;&lt;/div&gt;&lt;/div&gt;" calcext:value-type="string">
            <text:p>&lt;div class=''entry fire <text:s/>shiny lucky'' title=''charmeleon ''&gt;&lt;div class=''pokemon'' style=''background-image:url(./pokemon/005.png)''&gt;&lt;span&gt;00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06</text:p>
          </table:table-cell>
          <table:table-cell table:style-name="Default" office:value-type="string" calcext:value-type="string">
            <text:p>charizard 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7]&amp;&quot; &quot;&amp;IF(ISTEXT([.F7]); [.F7]; IF(ISTEXT([.G7]); [.G7]; &quot;shiny&quot;) &amp; IF(ISTEXT([.H7]); &quot; &quot;&amp;[.H7]; &quot; lucky&quot;))&amp;&quot;'' title=''&quot;&amp;[.C7]&amp;&quot;''&gt;&lt;div class=''pokemon'' style=''background-image:url(./pokemon/&quot;&amp;[.B7]&amp;&quot;.png)''&gt;&lt;span&gt;&quot;&amp;[.A7]&amp;&quot;&lt;/span&gt;&lt;/div&gt;&lt;/div&gt;&quot;" office:value-type="string" office:string-value="&lt;div class=''entry fire shiny lucky'' title=''charizard ''&gt;&lt;div class=''pokemon'' style=''background-image:url(./pokemon/006.png)''&gt;&lt;span&gt;006&lt;/span&gt;&lt;/div&gt;&lt;/div&gt;" calcext:value-type="string">
            <text:p>&lt;div class=''entry fire shiny lucky'' title=''charizard ''&gt;&lt;div class=''pokemon'' style=''background-image:url(./pokemon/006.png)''&gt;&lt;span&gt;00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07</text:p>
          </table:table-cell>
          <table:table-cell table:style-name="Default" office:value-type="string" calcext:value-type="string">
            <text:p>squirtle </text:p>
          </table:table-cell>
          <table:table-cell table:style-name="Default" office:value-type="string" calcext:value-type="string">
            <text:p>water </text:p>
          </table:table-cell>
          <table:table-cell table:style-name="Default"/>
          <table:table-cell table:number-columns-repeated="4"/>
          <table:table-cell table:formula="of:=&quot;&lt;div class=''entry &quot;&amp;[.D8]&amp;&quot; &quot;&amp;IF(ISTEXT([.F8]); [.F8]; IF(ISTEXT([.G8]); [.G8]; &quot;shiny&quot;) &amp; IF(ISTEXT([.H8]); &quot; &quot;&amp;[.H8]; &quot; lucky&quot;))&amp;&quot;'' title=''&quot;&amp;[.C8]&amp;&quot;''&gt;&lt;div class=''pokemon'' style=''background-image:url(./pokemon/&quot;&amp;[.B8]&amp;&quot;.png)''&gt;&lt;span&gt;&quot;&amp;[.A8]&amp;&quot;&lt;/span&gt;&lt;/div&gt;&lt;/div&gt;&quot;" office:value-type="string" office:string-value="&lt;div class=''entry water  shiny lucky'' title=''squirtle ''&gt;&lt;div class=''pokemon'' style=''background-image:url(./pokemon/007.png)''&gt;&lt;span&gt;007&lt;/span&gt;&lt;/div&gt;&lt;/div&gt;" calcext:value-type="string">
            <text:p>&lt;div class=''entry water <text:s/>shiny lucky'' title=''squirtle ''&gt;&lt;div class=''pokemon'' style=''background-image:url(./pokemon/007.png)''&gt;&lt;span&gt;00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08</text:p>
          </table:table-cell>
          <table:table-cell table:style-name="Default" office:value-type="string" calcext:value-type="string">
            <text:p>wartortle </text:p>
          </table:table-cell>
          <table:table-cell table:style-name="Default" office:value-type="string" calcext:value-type="string">
            <text:p>water </text:p>
          </table:table-cell>
          <table:table-cell table:style-name="Default"/>
          <table:table-cell table:number-columns-repeated="4"/>
          <table:table-cell table:formula="of:=&quot;&lt;div class=''entry &quot;&amp;[.D9]&amp;&quot; &quot;&amp;IF(ISTEXT([.F9]); [.F9]; IF(ISTEXT([.G9]); [.G9]; &quot;shiny&quot;) &amp; IF(ISTEXT([.H9]); &quot; &quot;&amp;[.H9]; &quot; lucky&quot;))&amp;&quot;'' title=''&quot;&amp;[.C9]&amp;&quot;''&gt;&lt;div class=''pokemon'' style=''background-image:url(./pokemon/&quot;&amp;[.B9]&amp;&quot;.png)''&gt;&lt;span&gt;&quot;&amp;[.A9]&amp;&quot;&lt;/span&gt;&lt;/div&gt;&lt;/div&gt;&quot;" office:value-type="string" office:string-value="&lt;div class=''entry water  shiny lucky'' title=''wartortle ''&gt;&lt;div class=''pokemon'' style=''background-image:url(./pokemon/008.png)''&gt;&lt;span&gt;008&lt;/span&gt;&lt;/div&gt;&lt;/div&gt;" calcext:value-type="string">
            <text:p>&lt;div class=''entry water <text:s/>shiny lucky'' title=''wartortle ''&gt;&lt;div class=''pokemon'' style=''background-image:url(./pokemon/008.png)''&gt;&lt;span&gt;00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09</text:p>
          </table:table-cell>
          <table:table-cell table:style-name="Default" office:value-type="string" calcext:value-type="string">
            <text:p>blastoise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10]&amp;&quot; &quot;&amp;IF(ISTEXT([.F10]); [.F10]; IF(ISTEXT([.G10]); [.G10]; &quot;shiny&quot;) &amp; IF(ISTEXT([.H10]); &quot; &quot;&amp;[.H10]; &quot; lucky&quot;))&amp;&quot;'' title=''&quot;&amp;[.C10]&amp;&quot;''&gt;&lt;div class=''pokemon'' style=''background-image:url(./pokemon/&quot;&amp;[.B10]&amp;&quot;.png)''&gt;&lt;span&gt;&quot;&amp;[.A10]&amp;&quot;&lt;/span&gt;&lt;/div&gt;&lt;/div&gt;&quot;" office:value-type="string" office:string-value="&lt;div class=''entry water  shiny lucky'' title=''blastoise ''&gt;&lt;div class=''pokemon'' style=''background-image:url(./pokemon/009.png)''&gt;&lt;span&gt;009&lt;/span&gt;&lt;/div&gt;&lt;/div&gt;" calcext:value-type="string">
            <text:p>&lt;div class=''entry water <text:s/>shiny lucky'' title=''blastoise ''&gt;&lt;div class=''pokemon'' style=''background-image:url(./pokemon/009.png)''&gt;&lt;span&gt;00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10</text:p>
          </table:table-cell>
          <table:table-cell table:style-name="Default" office:value-type="string" calcext:value-type="string">
            <text:p>caterpie </text:p>
          </table:table-cell>
          <table:table-cell table:style-name="Default" office:value-type="string" calcext:value-type="string" table:number-columns-spanned="2" table:number-rows-spanned="1">
            <text:p>bug </text:p>
          </table:table-cell>
          <table:covered-table-cell table:style-name="Default"/>
          <table:table-cell table:number-columns-repeated="4"/>
          <table:table-cell table:formula="of:=&quot;&lt;div class=''entry &quot;&amp;[.D11]&amp;&quot; &quot;&amp;IF(ISTEXT([.F11]); [.F11]; IF(ISTEXT([.G11]); [.G11]; &quot;shiny&quot;) &amp; IF(ISTEXT([.H11]); &quot; &quot;&amp;[.H11]; &quot; lucky&quot;))&amp;&quot;'' title=''&quot;&amp;[.C11]&amp;&quot;''&gt;&lt;div class=''pokemon'' style=''background-image:url(./pokemon/&quot;&amp;[.B11]&amp;&quot;.png)''&gt;&lt;span&gt;&quot;&amp;[.A11]&amp;&quot;&lt;/span&gt;&lt;/div&gt;&lt;/div&gt;&quot;" office:value-type="string" office:string-value="&lt;div class=''entry bug  shiny lucky'' title=''caterpie ''&gt;&lt;div class=''pokemon'' style=''background-image:url(./pokemon/010.png)''&gt;&lt;span&gt;010&lt;/span&gt;&lt;/div&gt;&lt;/div&gt;" calcext:value-type="string">
            <text:p>&lt;div class=''entry bug <text:s/>shiny lucky'' title=''caterpie ''&gt;&lt;div class=''pokemon'' style=''background-image:url(./pokemon/010.png)''&gt;&lt;span&gt;01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11</text:p>
          </table:table-cell>
          <table:table-cell table:style-name="Default" office:value-type="string" calcext:value-type="string">
            <text:p>metapod </text:p>
          </table:table-cell>
          <table:table-cell table:style-name="Default" office:value-type="string" calcext:value-type="string" table:number-columns-spanned="2" table:number-rows-spanned="1">
            <text:p>bug </text:p>
          </table:table-cell>
          <table:covered-table-cell table:style-name="Default"/>
          <table:table-cell table:number-columns-repeated="4"/>
          <table:table-cell table:formula="of:=&quot;&lt;div class=''entry &quot;&amp;[.D12]&amp;&quot; &quot;&amp;IF(ISTEXT([.F12]); [.F12]; IF(ISTEXT([.G12]); [.G12]; &quot;shiny&quot;) &amp; IF(ISTEXT([.H12]); &quot; &quot;&amp;[.H12]; &quot; lucky&quot;))&amp;&quot;'' title=''&quot;&amp;[.C12]&amp;&quot;''&gt;&lt;div class=''pokemon'' style=''background-image:url(./pokemon/&quot;&amp;[.B12]&amp;&quot;.png)''&gt;&lt;span&gt;&quot;&amp;[.A12]&amp;&quot;&lt;/span&gt;&lt;/div&gt;&lt;/div&gt;&quot;" office:value-type="string" office:string-value="&lt;div class=''entry bug  shiny lucky'' title=''metapod ''&gt;&lt;div class=''pokemon'' style=''background-image:url(./pokemon/011.png)''&gt;&lt;span&gt;011&lt;/span&gt;&lt;/div&gt;&lt;/div&gt;" calcext:value-type="string">
            <text:p>&lt;div class=''entry bug <text:s/>shiny lucky'' title=''metapod ''&gt;&lt;div class=''pokemon'' style=''background-image:url(./pokemon/011.png)''&gt;&lt;span&gt;01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12</text:p>
          </table:table-cell>
          <table:table-cell table:style-name="Default" office:value-type="string" calcext:value-type="string">
            <text:p>butterfree 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13]&amp;&quot; &quot;&amp;IF(ISTEXT([.F13]); [.F13]; IF(ISTEXT([.G13]); [.G13]; &quot;shiny&quot;) &amp; IF(ISTEXT([.H13]); &quot; &quot;&amp;[.H13]; &quot; lucky&quot;))&amp;&quot;'' title=''&quot;&amp;[.C13]&amp;&quot;''&gt;&lt;div class=''pokemon'' style=''background-image:url(./pokemon/&quot;&amp;[.B13]&amp;&quot;.png)''&gt;&lt;span&gt;&quot;&amp;[.A13]&amp;&quot;&lt;/span&gt;&lt;/div&gt;&lt;/div&gt;&quot;" office:value-type="string" office:string-value="&lt;div class=''entry bug shiny lucky'' title=''butterfree ''&gt;&lt;div class=''pokemon'' style=''background-image:url(./pokemon/012.png)''&gt;&lt;span&gt;012&lt;/span&gt;&lt;/div&gt;&lt;/div&gt;" calcext:value-type="string">
            <text:p>&lt;div class=''entry bug shiny lucky'' title=''butterfree ''&gt;&lt;div class=''pokemon'' style=''background-image:url(./pokemon/012.png)''&gt;&lt;span&gt;01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13</text:p>
          </table:table-cell>
          <table:table-cell table:style-name="Default" office:value-type="string" calcext:value-type="string">
            <text:p>weedle 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14]&amp;&quot; &quot;&amp;IF(ISTEXT([.F14]); [.F14]; IF(ISTEXT([.G14]); [.G14]; &quot;shiny&quot;) &amp; IF(ISTEXT([.H14]); &quot; &quot;&amp;[.H14]; &quot; lucky&quot;))&amp;&quot;'' title=''&quot;&amp;[.C14]&amp;&quot;''&gt;&lt;div class=''pokemon'' style=''background-image:url(./pokemon/&quot;&amp;[.B14]&amp;&quot;.png)''&gt;&lt;span&gt;&quot;&amp;[.A14]&amp;&quot;&lt;/span&gt;&lt;/div&gt;&lt;/div&gt;&quot;" office:value-type="string" office:string-value="&lt;div class=''entry bug shiny lucky'' title=''weedle ''&gt;&lt;div class=''pokemon'' style=''background-image:url(./pokemon/013.png)''&gt;&lt;span&gt;013&lt;/span&gt;&lt;/div&gt;&lt;/div&gt;" calcext:value-type="string">
            <text:p>&lt;div class=''entry bug shiny lucky'' title=''weedle ''&gt;&lt;div class=''pokemon'' style=''background-image:url(./pokemon/013.png)''&gt;&lt;span&gt;01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14</text:p>
          </table:table-cell>
          <table:table-cell table:style-name="Default" office:value-type="string" calcext:value-type="string">
            <text:p>kakuna 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15]&amp;&quot; &quot;&amp;IF(ISTEXT([.F15]); [.F15]; IF(ISTEXT([.G15]); [.G15]; &quot;shiny&quot;) &amp; IF(ISTEXT([.H15]); &quot; &quot;&amp;[.H15]; &quot; lucky&quot;))&amp;&quot;'' title=''&quot;&amp;[.C15]&amp;&quot;''&gt;&lt;div class=''pokemon'' style=''background-image:url(./pokemon/&quot;&amp;[.B15]&amp;&quot;.png)''&gt;&lt;span&gt;&quot;&amp;[.A15]&amp;&quot;&lt;/span&gt;&lt;/div&gt;&lt;/div&gt;&quot;" office:value-type="string" office:string-value="&lt;div class=''entry bug shiny lucky'' title=''kakuna ''&gt;&lt;div class=''pokemon'' style=''background-image:url(./pokemon/014.png)''&gt;&lt;span&gt;014&lt;/span&gt;&lt;/div&gt;&lt;/div&gt;" calcext:value-type="string">
            <text:p>&lt;div class=''entry bug shiny lucky'' title=''kakuna ''&gt;&lt;div class=''pokemon'' style=''background-image:url(./pokemon/014.png)''&gt;&lt;span&gt;01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15</text:p>
          </table:table-cell>
          <table:table-cell table:style-name="Default" office:value-type="string" calcext:value-type="string">
            <text:p>beedrill 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16]&amp;&quot; &quot;&amp;IF(ISTEXT([.F16]); [.F16]; IF(ISTEXT([.G16]); [.G16]; &quot;shiny&quot;) &amp; IF(ISTEXT([.H16]); &quot; &quot;&amp;[.H16]; &quot; lucky&quot;))&amp;&quot;'' title=''&quot;&amp;[.C16]&amp;&quot;''&gt;&lt;div class=''pokemon'' style=''background-image:url(./pokemon/&quot;&amp;[.B16]&amp;&quot;.png)''&gt;&lt;span&gt;&quot;&amp;[.A16]&amp;&quot;&lt;/span&gt;&lt;/div&gt;&lt;/div&gt;&quot;" office:value-type="string" office:string-value="&lt;div class=''entry bug shiny lucky'' title=''beedrill ''&gt;&lt;div class=''pokemon'' style=''background-image:url(./pokemon/015.png)''&gt;&lt;span&gt;015&lt;/span&gt;&lt;/div&gt;&lt;/div&gt;" calcext:value-type="string">
            <text:p>&lt;div class=''entry bug shiny lucky'' title=''beedrill ''&gt;&lt;div class=''pokemon'' style=''background-image:url(./pokemon/015.png)''&gt;&lt;span&gt;01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16</text:p>
          </table:table-cell>
          <table:table-cell table:style-name="Default" office:value-type="string" calcext:value-type="string">
            <text:p>pidgey 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17]&amp;&quot; &quot;&amp;IF(ISTEXT([.F17]); [.F17]; IF(ISTEXT([.G17]); [.G17]; &quot;shiny&quot;) &amp; IF(ISTEXT([.H17]); &quot; &quot;&amp;[.H17]; &quot; lucky&quot;))&amp;&quot;'' title=''&quot;&amp;[.C17]&amp;&quot;''&gt;&lt;div class=''pokemon'' style=''background-image:url(./pokemon/&quot;&amp;[.B17]&amp;&quot;.png)''&gt;&lt;span&gt;&quot;&amp;[.A17]&amp;&quot;&lt;/span&gt;&lt;/div&gt;&lt;/div&gt;&quot;" office:value-type="string" office:string-value="&lt;div class=''entry normal shiny lucky'' title=''pidgey ''&gt;&lt;div class=''pokemon'' style=''background-image:url(./pokemon/016.png)''&gt;&lt;span&gt;016&lt;/span&gt;&lt;/div&gt;&lt;/div&gt;" calcext:value-type="string">
            <text:p>&lt;div class=''entry normal shiny lucky'' title=''pidgey ''&gt;&lt;div class=''pokemon'' style=''background-image:url(./pokemon/016.png)''&gt;&lt;span&gt;01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17</text:p>
          </table:table-cell>
          <table:table-cell table:style-name="Default" office:value-type="string" calcext:value-type="string">
            <text:p>pidgeotto 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18]&amp;&quot; &quot;&amp;IF(ISTEXT([.F18]); [.F18]; IF(ISTEXT([.G18]); [.G18]; &quot;shiny&quot;) &amp; IF(ISTEXT([.H18]); &quot; &quot;&amp;[.H18]; &quot; lucky&quot;))&amp;&quot;'' title=''&quot;&amp;[.C18]&amp;&quot;''&gt;&lt;div class=''pokemon'' style=''background-image:url(./pokemon/&quot;&amp;[.B18]&amp;&quot;.png)''&gt;&lt;span&gt;&quot;&amp;[.A18]&amp;&quot;&lt;/span&gt;&lt;/div&gt;&lt;/div&gt;&quot;" office:value-type="string" office:string-value="&lt;div class=''entry normal shiny lucky'' title=''pidgeotto ''&gt;&lt;div class=''pokemon'' style=''background-image:url(./pokemon/017.png)''&gt;&lt;span&gt;017&lt;/span&gt;&lt;/div&gt;&lt;/div&gt;" calcext:value-type="string">
            <text:p>&lt;div class=''entry normal shiny lucky'' title=''pidgeotto ''&gt;&lt;div class=''pokemon'' style=''background-image:url(./pokemon/017.png)''&gt;&lt;span&gt;01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18</text:p>
          </table:table-cell>
          <table:table-cell table:style-name="Default" office:value-type="string" calcext:value-type="string">
            <text:p>pidgeot 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19]&amp;&quot; &quot;&amp;IF(ISTEXT([.F19]); [.F19]; IF(ISTEXT([.G19]); [.G19]; &quot;shiny&quot;) &amp; IF(ISTEXT([.H19]); &quot; &quot;&amp;[.H19]; &quot; lucky&quot;))&amp;&quot;'' title=''&quot;&amp;[.C19]&amp;&quot;''&gt;&lt;div class=''pokemon'' style=''background-image:url(./pokemon/&quot;&amp;[.B19]&amp;&quot;.png)''&gt;&lt;span&gt;&quot;&amp;[.A19]&amp;&quot;&lt;/span&gt;&lt;/div&gt;&lt;/div&gt;&quot;" office:value-type="string" office:string-value="&lt;div class=''entry normal shiny lucky'' title=''pidgeot ''&gt;&lt;div class=''pokemon'' style=''background-image:url(./pokemon/018.png)''&gt;&lt;span&gt;018&lt;/span&gt;&lt;/div&gt;&lt;/div&gt;" calcext:value-type="string">
            <text:p>&lt;div class=''entry normal shiny lucky'' title=''pidgeot ''&gt;&lt;div class=''pokemon'' style=''background-image:url(./pokemon/018.png)''&gt;&lt;span&gt;01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19</text:p>
          </table:table-cell>
          <table:table-cell table:style-name="Default" office:value-type="string" calcext:value-type="string">
            <text:p>rattata </text:p>
          </table:table-cell>
          <table:table-cell table:style-name="Default" office:value-type="string" calcext:value-type="string">
            <text:p>normal </text:p>
          </table:table-cell>
          <table:table-cell table:style-name="Default"/>
          <table:table-cell table:number-columns-repeated="4"/>
          <table:table-cell table:formula="of:=&quot;&lt;div class=''entry &quot;&amp;[.D20]&amp;&quot; &quot;&amp;IF(ISTEXT([.F20]); [.F20]; IF(ISTEXT([.G20]); [.G20]; &quot;shiny&quot;) &amp; IF(ISTEXT([.H20]); &quot; &quot;&amp;[.H20]; &quot; lucky&quot;))&amp;&quot;'' title=''&quot;&amp;[.C20]&amp;&quot;''&gt;&lt;div class=''pokemon'' style=''background-image:url(./pokemon/&quot;&amp;[.B20]&amp;&quot;.png)''&gt;&lt;span&gt;&quot;&amp;[.A20]&amp;&quot;&lt;/span&gt;&lt;/div&gt;&lt;/div&gt;&quot;" office:value-type="string" office:string-value="&lt;div class=''entry normal  shiny lucky'' title=''rattata ''&gt;&lt;div class=''pokemon'' style=''background-image:url(./pokemon/019.png)''&gt;&lt;span&gt;019&lt;/span&gt;&lt;/div&gt;&lt;/div&gt;" calcext:value-type="string">
            <text:p>&lt;div class=''entry normal <text:s/>shiny lucky'' title=''rattata ''&gt;&lt;div class=''pokemon'' style=''background-image:url(./pokemon/019.png)''&gt;&lt;span&gt;01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20</text:p>
          </table:table-cell>
          <table:table-cell table:style-name="Default" office:value-type="string" calcext:value-type="string">
            <text:p>raticate </text:p>
          </table:table-cell>
          <table:table-cell table:style-name="Default" office:value-type="string" calcext:value-type="string">
            <text:p>normal </text:p>
          </table:table-cell>
          <table:table-cell table:style-name="Default"/>
          <table:table-cell table:number-columns-repeated="4"/>
          <table:table-cell table:formula="of:=&quot;&lt;div class=''entry &quot;&amp;[.D21]&amp;&quot; &quot;&amp;IF(ISTEXT([.F21]); [.F21]; IF(ISTEXT([.G21]); [.G21]; &quot;shiny&quot;) &amp; IF(ISTEXT([.H21]); &quot; &quot;&amp;[.H21]; &quot; lucky&quot;))&amp;&quot;'' title=''&quot;&amp;[.C21]&amp;&quot;''&gt;&lt;div class=''pokemon'' style=''background-image:url(./pokemon/&quot;&amp;[.B21]&amp;&quot;.png)''&gt;&lt;span&gt;&quot;&amp;[.A21]&amp;&quot;&lt;/span&gt;&lt;/div&gt;&lt;/div&gt;&quot;" office:value-type="string" office:string-value="&lt;div class=''entry normal  shiny lucky'' title=''raticate ''&gt;&lt;div class=''pokemon'' style=''background-image:url(./pokemon/020.png)''&gt;&lt;span&gt;020&lt;/span&gt;&lt;/div&gt;&lt;/div&gt;" calcext:value-type="string">
            <text:p>&lt;div class=''entry normal <text:s/>shiny lucky'' title=''raticate ''&gt;&lt;div class=''pokemon'' style=''background-image:url(./pokemon/020.png)''&gt;&lt;span&gt;02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21</text:p>
          </table:table-cell>
          <table:table-cell table:style-name="Default" office:value-type="string" calcext:value-type="string">
            <text:p>spearow 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22]&amp;&quot; &quot;&amp;IF(ISTEXT([.F22]); [.F22]; IF(ISTEXT([.G22]); [.G22]; &quot;shiny&quot;) &amp; IF(ISTEXT([.H22]); &quot; &quot;&amp;[.H22]; &quot; lucky&quot;))&amp;&quot;'' title=''&quot;&amp;[.C22]&amp;&quot;''&gt;&lt;div class=''pokemon'' style=''background-image:url(./pokemon/&quot;&amp;[.B22]&amp;&quot;.png)''&gt;&lt;span&gt;&quot;&amp;[.A22]&amp;&quot;&lt;/span&gt;&lt;/div&gt;&lt;/div&gt;&quot;" office:value-type="string" office:string-value="&lt;div class=''entry normal shiny lucky'' title=''spearow ''&gt;&lt;div class=''pokemon'' style=''background-image:url(./pokemon/021.png)''&gt;&lt;span&gt;021&lt;/span&gt;&lt;/div&gt;&lt;/div&gt;" calcext:value-type="string">
            <text:p>&lt;div class=''entry normal shiny lucky'' title=''spearow ''&gt;&lt;div class=''pokemon'' style=''background-image:url(./pokemon/021.png)''&gt;&lt;span&gt;02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22</text:p>
          </table:table-cell>
          <table:table-cell table:style-name="Default" office:value-type="string" calcext:value-type="string">
            <text:p>fearow 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23]&amp;&quot; &quot;&amp;IF(ISTEXT([.F23]); [.F23]; IF(ISTEXT([.G23]); [.G23]; &quot;shiny&quot;) &amp; IF(ISTEXT([.H23]); &quot; &quot;&amp;[.H23]; &quot; lucky&quot;))&amp;&quot;'' title=''&quot;&amp;[.C23]&amp;&quot;''&gt;&lt;div class=''pokemon'' style=''background-image:url(./pokemon/&quot;&amp;[.B23]&amp;&quot;.png)''&gt;&lt;span&gt;&quot;&amp;[.A23]&amp;&quot;&lt;/span&gt;&lt;/div&gt;&lt;/div&gt;&quot;" office:value-type="string" office:string-value="&lt;div class=''entry normal shiny lucky'' title=''fearow ''&gt;&lt;div class=''pokemon'' style=''background-image:url(./pokemon/022.png)''&gt;&lt;span&gt;022&lt;/span&gt;&lt;/div&gt;&lt;/div&gt;" calcext:value-type="string">
            <text:p>&lt;div class=''entry normal shiny lucky'' title=''fearow ''&gt;&lt;div class=''pokemon'' style=''background-image:url(./pokemon/022.png)''&gt;&lt;span&gt;02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23</text:p>
          </table:table-cell>
          <table:table-cell table:style-name="Default" office:value-type="string" calcext:value-type="string">
            <text:p>ekans </text:p>
          </table:table-cell>
          <table:table-cell table:style-name="Default" office:value-type="string" calcext:value-type="string">
            <text:p>poison </text:p>
          </table:table-cell>
          <table:table-cell table:style-name="Default"/>
          <table:table-cell table:number-columns-repeated="4"/>
          <table:table-cell table:formula="of:=&quot;&lt;div class=''entry &quot;&amp;[.D24]&amp;&quot; &quot;&amp;IF(ISTEXT([.F24]); [.F24]; IF(ISTEXT([.G24]); [.G24]; &quot;shiny&quot;) &amp; IF(ISTEXT([.H24]); &quot; &quot;&amp;[.H24]; &quot; lucky&quot;))&amp;&quot;'' title=''&quot;&amp;[.C24]&amp;&quot;''&gt;&lt;div class=''pokemon'' style=''background-image:url(./pokemon/&quot;&amp;[.B24]&amp;&quot;.png)''&gt;&lt;span&gt;&quot;&amp;[.A24]&amp;&quot;&lt;/span&gt;&lt;/div&gt;&lt;/div&gt;&quot;" office:value-type="string" office:string-value="&lt;div class=''entry poison  shiny lucky'' title=''ekans ''&gt;&lt;div class=''pokemon'' style=''background-image:url(./pokemon/023.png)''&gt;&lt;span&gt;023&lt;/span&gt;&lt;/div&gt;&lt;/div&gt;" calcext:value-type="string">
            <text:p>&lt;div class=''entry poison <text:s/>shiny lucky'' title=''ekans ''&gt;&lt;div class=''pokemon'' style=''background-image:url(./pokemon/023.png)''&gt;&lt;span&gt;02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24</text:p>
          </table:table-cell>
          <table:table-cell table:style-name="Default" office:value-type="string" calcext:value-type="string">
            <text:p>arbok </text:p>
          </table:table-cell>
          <table:table-cell table:style-name="Default" office:value-type="string" calcext:value-type="string">
            <text:p>poison </text:p>
          </table:table-cell>
          <table:table-cell table:style-name="Default"/>
          <table:table-cell table:number-columns-repeated="4"/>
          <table:table-cell table:formula="of:=&quot;&lt;div class=''entry &quot;&amp;[.D25]&amp;&quot; &quot;&amp;IF(ISTEXT([.F25]); [.F25]; IF(ISTEXT([.G25]); [.G25]; &quot;shiny&quot;) &amp; IF(ISTEXT([.H25]); &quot; &quot;&amp;[.H25]; &quot; lucky&quot;))&amp;&quot;'' title=''&quot;&amp;[.C25]&amp;&quot;''&gt;&lt;div class=''pokemon'' style=''background-image:url(./pokemon/&quot;&amp;[.B25]&amp;&quot;.png)''&gt;&lt;span&gt;&quot;&amp;[.A25]&amp;&quot;&lt;/span&gt;&lt;/div&gt;&lt;/div&gt;&quot;" office:value-type="string" office:string-value="&lt;div class=''entry poison  shiny lucky'' title=''arbok ''&gt;&lt;div class=''pokemon'' style=''background-image:url(./pokemon/024.png)''&gt;&lt;span&gt;024&lt;/span&gt;&lt;/div&gt;&lt;/div&gt;" calcext:value-type="string">
            <text:p>&lt;div class=''entry poison <text:s/>shiny lucky'' title=''arbok ''&gt;&lt;div class=''pokemon'' style=''background-image:url(./pokemon/024.png)''&gt;&lt;span&gt;02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25</text:p>
          </table:table-cell>
          <table:table-cell table:style-name="Default" office:value-type="string" calcext:value-type="string">
            <text:p>pikachu </text:p>
          </table:table-cell>
          <table:table-cell table:style-name="Default" office:value-type="string" calcext:value-type="string" table:number-columns-spanned="2" table:number-rows-spanned="1">
            <text:p>electric </text:p>
          </table:table-cell>
          <table:covered-table-cell table:style-name="Default"/>
          <table:table-cell table:number-columns-repeated="4"/>
          <table:table-cell table:formula="of:=&quot;&lt;div class=''entry &quot;&amp;[.D26]&amp;&quot; &quot;&amp;IF(ISTEXT([.F26]); [.F26]; IF(ISTEXT([.G26]); [.G26]; &quot;shiny&quot;) &amp; IF(ISTEXT([.H26]); &quot; &quot;&amp;[.H26]; &quot; lucky&quot;))&amp;&quot;'' title=''&quot;&amp;[.C26]&amp;&quot;''&gt;&lt;div class=''pokemon'' style=''background-image:url(./pokemon/&quot;&amp;[.B26]&amp;&quot;.png)''&gt;&lt;span&gt;&quot;&amp;[.A26]&amp;&quot;&lt;/span&gt;&lt;/div&gt;&lt;/div&gt;&quot;" office:value-type="string" office:string-value="&lt;div class=''entry electric  shiny lucky'' title=''pikachu ''&gt;&lt;div class=''pokemon'' style=''background-image:url(./pokemon/025.png)''&gt;&lt;span&gt;025&lt;/span&gt;&lt;/div&gt;&lt;/div&gt;" calcext:value-type="string">
            <text:p>&lt;div class=''entry electric <text:s/>shiny lucky'' title=''pikachu ''&gt;&lt;div class=''pokemon'' style=''background-image:url(./pokemon/025.png)''&gt;&lt;span&gt;02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26</text:p>
          </table:table-cell>
          <table:table-cell table:style-name="Default" office:value-type="string" calcext:value-type="string">
            <text:p>raichu </text:p>
          </table:table-cell>
          <table:table-cell table:style-name="Default" office:value-type="string" calcext:value-type="string" table:number-columns-spanned="2" table:number-rows-spanned="1">
            <text:p>electric </text:p>
          </table:table-cell>
          <table:covered-table-cell table:style-name="Default"/>
          <table:table-cell table:number-columns-repeated="4"/>
          <table:table-cell table:formula="of:=&quot;&lt;div class=''entry &quot;&amp;[.D27]&amp;&quot; &quot;&amp;IF(ISTEXT([.F27]); [.F27]; IF(ISTEXT([.G27]); [.G27]; &quot;shiny&quot;) &amp; IF(ISTEXT([.H27]); &quot; &quot;&amp;[.H27]; &quot; lucky&quot;))&amp;&quot;'' title=''&quot;&amp;[.C27]&amp;&quot;''&gt;&lt;div class=''pokemon'' style=''background-image:url(./pokemon/&quot;&amp;[.B27]&amp;&quot;.png)''&gt;&lt;span&gt;&quot;&amp;[.A27]&amp;&quot;&lt;/span&gt;&lt;/div&gt;&lt;/div&gt;&quot;" office:value-type="string" office:string-value="&lt;div class=''entry electric  shiny lucky'' title=''raichu ''&gt;&lt;div class=''pokemon'' style=''background-image:url(./pokemon/026.png)''&gt;&lt;span&gt;026&lt;/span&gt;&lt;/div&gt;&lt;/div&gt;" calcext:value-type="string">
            <text:p>&lt;div class=''entry electric <text:s/>shiny lucky'' title=''raichu ''&gt;&lt;div class=''pokemon'' style=''background-image:url(./pokemon/026.png)''&gt;&lt;span&gt;02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27</text:p>
          </table:table-cell>
          <table:table-cell table:style-name="Default" office:value-type="string" calcext:value-type="string">
            <text:p>sandshrew </text:p>
          </table:table-cell>
          <table:table-cell table:style-name="Default" office:value-type="string" calcext:value-type="string" table:number-columns-spanned="2" table:number-rows-spanned="1">
            <text:p>ground </text:p>
          </table:table-cell>
          <table:covered-table-cell table:style-name="Default"/>
          <table:table-cell table:number-columns-repeated="4"/>
          <table:table-cell table:formula="of:=&quot;&lt;div class=''entry &quot;&amp;[.D28]&amp;&quot; &quot;&amp;IF(ISTEXT([.F28]); [.F28]; IF(ISTEXT([.G28]); [.G28]; &quot;shiny&quot;) &amp; IF(ISTEXT([.H28]); &quot; &quot;&amp;[.H28]; &quot; lucky&quot;))&amp;&quot;'' title=''&quot;&amp;[.C28]&amp;&quot;''&gt;&lt;div class=''pokemon'' style=''background-image:url(./pokemon/&quot;&amp;[.B28]&amp;&quot;.png)''&gt;&lt;span&gt;&quot;&amp;[.A28]&amp;&quot;&lt;/span&gt;&lt;/div&gt;&lt;/div&gt;&quot;" office:value-type="string" office:string-value="&lt;div class=''entry ground  shiny lucky'' title=''sandshrew ''&gt;&lt;div class=''pokemon'' style=''background-image:url(./pokemon/027.png)''&gt;&lt;span&gt;027&lt;/span&gt;&lt;/div&gt;&lt;/div&gt;" calcext:value-type="string">
            <text:p>&lt;div class=''entry ground <text:s/>shiny lucky'' title=''sandshrew ''&gt;&lt;div class=''pokemon'' style=''background-image:url(./pokemon/027.png)''&gt;&lt;span&gt;02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28</text:p>
          </table:table-cell>
          <table:table-cell table:style-name="Default" office:value-type="string" calcext:value-type="string">
            <text:p>sandslash </text:p>
          </table:table-cell>
          <table:table-cell table:style-name="Default" office:value-type="string" calcext:value-type="string" table:number-columns-spanned="2" table:number-rows-spanned="1">
            <text:p>ground </text:p>
          </table:table-cell>
          <table:covered-table-cell table:style-name="Default"/>
          <table:table-cell table:number-columns-repeated="4"/>
          <table:table-cell table:formula="of:=&quot;&lt;div class=''entry &quot;&amp;[.D29]&amp;&quot; &quot;&amp;IF(ISTEXT([.F29]); [.F29]; IF(ISTEXT([.G29]); [.G29]; &quot;shiny&quot;) &amp; IF(ISTEXT([.H29]); &quot; &quot;&amp;[.H29]; &quot; lucky&quot;))&amp;&quot;'' title=''&quot;&amp;[.C29]&amp;&quot;''&gt;&lt;div class=''pokemon'' style=''background-image:url(./pokemon/&quot;&amp;[.B29]&amp;&quot;.png)''&gt;&lt;span&gt;&quot;&amp;[.A29]&amp;&quot;&lt;/span&gt;&lt;/div&gt;&lt;/div&gt;&quot;" office:value-type="string" office:string-value="&lt;div class=''entry ground  shiny lucky'' title=''sandslash ''&gt;&lt;div class=''pokemon'' style=''background-image:url(./pokemon/028.png)''&gt;&lt;span&gt;028&lt;/span&gt;&lt;/div&gt;&lt;/div&gt;" calcext:value-type="string">
            <text:p>&lt;div class=''entry ground <text:s/>shiny lucky'' title=''sandslash ''&gt;&lt;div class=''pokemon'' style=''background-image:url(./pokemon/028.png)''&gt;&lt;span&gt;02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29</text:p>
          </table:table-cell>
          <table:table-cell table:style-name="Default" office:value-type="string" calcext:value-type="string">
            <text:p>nidoran♀ </text:p>
          </table:table-cell>
          <table:table-cell table:style-name="Default" office:value-type="string" calcext:value-type="string" table:number-columns-spanned="2" table:number-rows-spanned="1">
            <text:p>poison </text:p>
          </table:table-cell>
          <table:covered-table-cell table:style-name="Default"/>
          <table:table-cell table:number-columns-repeated="4"/>
          <table:table-cell table:formula="of:=&quot;&lt;div class=''entry &quot;&amp;[.D30]&amp;&quot; &quot;&amp;IF(ISTEXT([.F30]); [.F30]; IF(ISTEXT([.G30]); [.G30]; &quot;shiny&quot;) &amp; IF(ISTEXT([.H30]); &quot; &quot;&amp;[.H30]; &quot; lucky&quot;))&amp;&quot;'' title=''&quot;&amp;[.C30]&amp;&quot;''&gt;&lt;div class=''pokemon'' style=''background-image:url(./pokemon/&quot;&amp;[.B30]&amp;&quot;.png)''&gt;&lt;span&gt;&quot;&amp;[.A30]&amp;&quot;&lt;/span&gt;&lt;/div&gt;&lt;/div&gt;&quot;" office:value-type="string" office:string-value="&lt;div class=''entry poison  shiny lucky'' title=''nidoran♀ ''&gt;&lt;div class=''pokemon'' style=''background-image:url(./pokemon/029.png)''&gt;&lt;span&gt;029&lt;/span&gt;&lt;/div&gt;&lt;/div&gt;" calcext:value-type="string">
            <text:p>&lt;div class=''entry poison <text:s/>shiny lucky'' title=''nidoran♀ ''&gt;&lt;div class=''pokemon'' style=''background-image:url(./pokemon/029.png)''&gt;&lt;span&gt;02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30</text:p>
          </table:table-cell>
          <table:table-cell table:style-name="Default" office:value-type="string" calcext:value-type="string">
            <text:p>nidorina </text:p>
          </table:table-cell>
          <table:table-cell table:style-name="Default" office:value-type="string" calcext:value-type="string" table:number-columns-spanned="2" table:number-rows-spanned="1">
            <text:p>poison </text:p>
          </table:table-cell>
          <table:covered-table-cell table:style-name="Default"/>
          <table:table-cell table:number-columns-repeated="4"/>
          <table:table-cell table:formula="of:=&quot;&lt;div class=''entry &quot;&amp;[.D31]&amp;&quot; &quot;&amp;IF(ISTEXT([.F31]); [.F31]; IF(ISTEXT([.G31]); [.G31]; &quot;shiny&quot;) &amp; IF(ISTEXT([.H31]); &quot; &quot;&amp;[.H31]; &quot; lucky&quot;))&amp;&quot;'' title=''&quot;&amp;[.C31]&amp;&quot;''&gt;&lt;div class=''pokemon'' style=''background-image:url(./pokemon/&quot;&amp;[.B31]&amp;&quot;.png)''&gt;&lt;span&gt;&quot;&amp;[.A31]&amp;&quot;&lt;/span&gt;&lt;/div&gt;&lt;/div&gt;&quot;" office:value-type="string" office:string-value="&lt;div class=''entry poison  shiny lucky'' title=''nidorina ''&gt;&lt;div class=''pokemon'' style=''background-image:url(./pokemon/030.png)''&gt;&lt;span&gt;030&lt;/span&gt;&lt;/div&gt;&lt;/div&gt;" calcext:value-type="string">
            <text:p>&lt;div class=''entry poison <text:s/>shiny lucky'' title=''nidorina ''&gt;&lt;div class=''pokemon'' style=''background-image:url(./pokemon/030.png)''&gt;&lt;span&gt;03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31</text:p>
          </table:table-cell>
          <table:table-cell table:style-name="Default" office:value-type="string" calcext:value-type="string">
            <text:p>nidoqueen </text:p>
          </table:table-cell>
          <table:table-cell table:style-name="Default" office:value-type="string" calcext:value-type="string">
            <text:p>poison</text:p>
          </table:table-cell>
          <table:table-cell table:style-name="Default" office:value-type="string" calcext:value-type="string">
            <text:p>ground </text:p>
          </table:table-cell>
          <table:table-cell table:number-columns-repeated="4"/>
          <table:table-cell table:formula="of:=&quot;&lt;div class=''entry &quot;&amp;[.D32]&amp;&quot; &quot;&amp;IF(ISTEXT([.F32]); [.F32]; IF(ISTEXT([.G32]); [.G32]; &quot;shiny&quot;) &amp; IF(ISTEXT([.H32]); &quot; &quot;&amp;[.H32]; &quot; lucky&quot;))&amp;&quot;'' title=''&quot;&amp;[.C32]&amp;&quot;''&gt;&lt;div class=''pokemon'' style=''background-image:url(./pokemon/&quot;&amp;[.B32]&amp;&quot;.png)''&gt;&lt;span&gt;&quot;&amp;[.A32]&amp;&quot;&lt;/span&gt;&lt;/div&gt;&lt;/div&gt;&quot;" office:value-type="string" office:string-value="&lt;div class=''entry poison shiny lucky'' title=''nidoqueen ''&gt;&lt;div class=''pokemon'' style=''background-image:url(./pokemon/031.png)''&gt;&lt;span&gt;031&lt;/span&gt;&lt;/div&gt;&lt;/div&gt;" calcext:value-type="string">
            <text:p>&lt;div class=''entry poison shiny lucky'' title=''nidoqueen ''&gt;&lt;div class=''pokemon'' style=''background-image:url(./pokemon/031.png)''&gt;&lt;span&gt;03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32</text:p>
          </table:table-cell>
          <table:table-cell table:style-name="Default" office:value-type="string" calcext:value-type="string">
            <text:p>nidoran♂ </text:p>
          </table:table-cell>
          <table:table-cell table:style-name="Default" office:value-type="string" calcext:value-type="string">
            <text:p>poison </text:p>
          </table:table-cell>
          <table:table-cell table:style-name="Default"/>
          <table:table-cell table:number-columns-repeated="4"/>
          <table:table-cell table:formula="of:=&quot;&lt;div class=''entry &quot;&amp;[.D33]&amp;&quot; &quot;&amp;IF(ISTEXT([.F33]); [.F33]; IF(ISTEXT([.G33]); [.G33]; &quot;shiny&quot;) &amp; IF(ISTEXT([.H33]); &quot; &quot;&amp;[.H33]; &quot; lucky&quot;))&amp;&quot;'' title=''&quot;&amp;[.C33]&amp;&quot;''&gt;&lt;div class=''pokemon'' style=''background-image:url(./pokemon/&quot;&amp;[.B33]&amp;&quot;.png)''&gt;&lt;span&gt;&quot;&amp;[.A33]&amp;&quot;&lt;/span&gt;&lt;/div&gt;&lt;/div&gt;&quot;" office:value-type="string" office:string-value="&lt;div class=''entry poison  shiny lucky'' title=''nidoran♂ ''&gt;&lt;div class=''pokemon'' style=''background-image:url(./pokemon/032.png)''&gt;&lt;span&gt;032&lt;/span&gt;&lt;/div&gt;&lt;/div&gt;" calcext:value-type="string">
            <text:p>&lt;div class=''entry poison <text:s/>shiny lucky'' title=''nidoran♂ ''&gt;&lt;div class=''pokemon'' style=''background-image:url(./pokemon/032.png)''&gt;&lt;span&gt;03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33</text:p>
          </table:table-cell>
          <table:table-cell table:style-name="Default" office:value-type="string" calcext:value-type="string">
            <text:p>nidorino </text:p>
          </table:table-cell>
          <table:table-cell table:style-name="Default" office:value-type="string" calcext:value-type="string">
            <text:p>poison </text:p>
          </table:table-cell>
          <table:table-cell table:style-name="Default"/>
          <table:table-cell table:number-columns-repeated="4"/>
          <table:table-cell table:formula="of:=&quot;&lt;div class=''entry &quot;&amp;[.D34]&amp;&quot; &quot;&amp;IF(ISTEXT([.F34]); [.F34]; IF(ISTEXT([.G34]); [.G34]; &quot;shiny&quot;) &amp; IF(ISTEXT([.H34]); &quot; &quot;&amp;[.H34]; &quot; lucky&quot;))&amp;&quot;'' title=''&quot;&amp;[.C34]&amp;&quot;''&gt;&lt;div class=''pokemon'' style=''background-image:url(./pokemon/&quot;&amp;[.B34]&amp;&quot;.png)''&gt;&lt;span&gt;&quot;&amp;[.A34]&amp;&quot;&lt;/span&gt;&lt;/div&gt;&lt;/div&gt;&quot;" office:value-type="string" office:string-value="&lt;div class=''entry poison  shiny lucky'' title=''nidorino ''&gt;&lt;div class=''pokemon'' style=''background-image:url(./pokemon/033.png)''&gt;&lt;span&gt;033&lt;/span&gt;&lt;/div&gt;&lt;/div&gt;" calcext:value-type="string">
            <text:p>&lt;div class=''entry poison <text:s/>shiny lucky'' title=''nidorino ''&gt;&lt;div class=''pokemon'' style=''background-image:url(./pokemon/033.png)''&gt;&lt;span&gt;03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34</text:p>
          </table:table-cell>
          <table:table-cell table:style-name="Default" office:value-type="string" calcext:value-type="string">
            <text:p>nidoking </text:p>
          </table:table-cell>
          <table:table-cell table:style-name="Default" office:value-type="string" calcext:value-type="string">
            <text:p>poison</text:p>
          </table:table-cell>
          <table:table-cell table:style-name="Default" office:value-type="string" calcext:value-type="string">
            <text:p>ground </text:p>
          </table:table-cell>
          <table:table-cell table:number-columns-repeated="4"/>
          <table:table-cell table:formula="of:=&quot;&lt;div class=''entry &quot;&amp;[.D35]&amp;&quot; &quot;&amp;IF(ISTEXT([.F35]); [.F35]; IF(ISTEXT([.G35]); [.G35]; &quot;shiny&quot;) &amp; IF(ISTEXT([.H35]); &quot; &quot;&amp;[.H35]; &quot; lucky&quot;))&amp;&quot;'' title=''&quot;&amp;[.C35]&amp;&quot;''&gt;&lt;div class=''pokemon'' style=''background-image:url(./pokemon/&quot;&amp;[.B35]&amp;&quot;.png)''&gt;&lt;span&gt;&quot;&amp;[.A35]&amp;&quot;&lt;/span&gt;&lt;/div&gt;&lt;/div&gt;&quot;" office:value-type="string" office:string-value="&lt;div class=''entry poison shiny lucky'' title=''nidoking ''&gt;&lt;div class=''pokemon'' style=''background-image:url(./pokemon/034.png)''&gt;&lt;span&gt;034&lt;/span&gt;&lt;/div&gt;&lt;/div&gt;" calcext:value-type="string">
            <text:p>&lt;div class=''entry poison shiny lucky'' title=''nidoking ''&gt;&lt;div class=''pokemon'' style=''background-image:url(./pokemon/034.png)''&gt;&lt;span&gt;03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35</text:p>
          </table:table-cell>
          <table:table-cell table:style-name="Default" office:value-type="string" calcext:value-type="string">
            <text:p>clefairy </text:p>
          </table:table-cell>
          <table:table-cell table:style-name="Default" office:value-type="string" calcext:value-type="string">
            <text:p>fairy </text:p>
          </table:table-cell>
          <table:table-cell table:style-name="Default"/>
          <table:table-cell table:number-columns-repeated="4"/>
          <table:table-cell table:formula="of:=&quot;&lt;div class=''entry &quot;&amp;[.D36]&amp;&quot; &quot;&amp;IF(ISTEXT([.F36]); [.F36]; IF(ISTEXT([.G36]); [.G36]; &quot;shiny&quot;) &amp; IF(ISTEXT([.H36]); &quot; &quot;&amp;[.H36]; &quot; lucky&quot;))&amp;&quot;'' title=''&quot;&amp;[.C36]&amp;&quot;''&gt;&lt;div class=''pokemon'' style=''background-image:url(./pokemon/&quot;&amp;[.B36]&amp;&quot;.png)''&gt;&lt;span&gt;&quot;&amp;[.A36]&amp;&quot;&lt;/span&gt;&lt;/div&gt;&lt;/div&gt;&quot;" office:value-type="string" office:string-value="&lt;div class=''entry fairy  shiny lucky'' title=''clefairy ''&gt;&lt;div class=''pokemon'' style=''background-image:url(./pokemon/035.png)''&gt;&lt;span&gt;035&lt;/span&gt;&lt;/div&gt;&lt;/div&gt;" calcext:value-type="string">
            <text:p>&lt;div class=''entry fairy <text:s/>shiny lucky'' title=''clefairy ''&gt;&lt;div class=''pokemon'' style=''background-image:url(./pokemon/035.png)''&gt;&lt;span&gt;03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36</text:p>
          </table:table-cell>
          <table:table-cell table:style-name="Default" office:value-type="string" calcext:value-type="string">
            <text:p>clefable </text:p>
          </table:table-cell>
          <table:table-cell table:style-name="Default" office:value-type="string" calcext:value-type="string">
            <text:p>fairy </text:p>
          </table:table-cell>
          <table:table-cell table:style-name="Default"/>
          <table:table-cell table:number-columns-repeated="4"/>
          <table:table-cell table:formula="of:=&quot;&lt;div class=''entry &quot;&amp;[.D37]&amp;&quot; &quot;&amp;IF(ISTEXT([.F37]); [.F37]; IF(ISTEXT([.G37]); [.G37]; &quot;shiny&quot;) &amp; IF(ISTEXT([.H37]); &quot; &quot;&amp;[.H37]; &quot; lucky&quot;))&amp;&quot;'' title=''&quot;&amp;[.C37]&amp;&quot;''&gt;&lt;div class=''pokemon'' style=''background-image:url(./pokemon/&quot;&amp;[.B37]&amp;&quot;.png)''&gt;&lt;span&gt;&quot;&amp;[.A37]&amp;&quot;&lt;/span&gt;&lt;/div&gt;&lt;/div&gt;&quot;" office:value-type="string" office:string-value="&lt;div class=''entry fairy  shiny lucky'' title=''clefable ''&gt;&lt;div class=''pokemon'' style=''background-image:url(./pokemon/036.png)''&gt;&lt;span&gt;036&lt;/span&gt;&lt;/div&gt;&lt;/div&gt;" calcext:value-type="string">
            <text:p>&lt;div class=''entry fairy <text:s/>shiny lucky'' title=''clefable ''&gt;&lt;div class=''pokemon'' style=''background-image:url(./pokemon/036.png)''&gt;&lt;span&gt;03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37</text:p>
          </table:table-cell>
          <table:table-cell table:style-name="Default" office:value-type="string" calcext:value-type="string">
            <text:p>vulpix </text:p>
          </table:table-cell>
          <table:table-cell table:style-name="Default" office:value-type="string" calcext:value-type="string" table:number-columns-spanned="2" table:number-rows-spanned="1">
            <text:p>fire </text:p>
          </table:table-cell>
          <table:covered-table-cell table:style-name="Default"/>
          <table:table-cell table:number-columns-repeated="4"/>
          <table:table-cell table:formula="of:=&quot;&lt;div class=''entry &quot;&amp;[.D38]&amp;&quot; &quot;&amp;IF(ISTEXT([.F38]); [.F38]; IF(ISTEXT([.G38]); [.G38]; &quot;shiny&quot;) &amp; IF(ISTEXT([.H38]); &quot; &quot;&amp;[.H38]; &quot; lucky&quot;))&amp;&quot;'' title=''&quot;&amp;[.C38]&amp;&quot;''&gt;&lt;div class=''pokemon'' style=''background-image:url(./pokemon/&quot;&amp;[.B38]&amp;&quot;.png)''&gt;&lt;span&gt;&quot;&amp;[.A38]&amp;&quot;&lt;/span&gt;&lt;/div&gt;&lt;/div&gt;&quot;" office:value-type="string" office:string-value="&lt;div class=''entry fire  shiny lucky'' title=''vulpix ''&gt;&lt;div class=''pokemon'' style=''background-image:url(./pokemon/037.png)''&gt;&lt;span&gt;037&lt;/span&gt;&lt;/div&gt;&lt;/div&gt;" calcext:value-type="string">
            <text:p>&lt;div class=''entry fire <text:s/>shiny lucky'' title=''vulpix ''&gt;&lt;div class=''pokemon'' style=''background-image:url(./pokemon/037.png)''&gt;&lt;span&gt;03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38</text:p>
          </table:table-cell>
          <table:table-cell table:style-name="Default" office:value-type="string" calcext:value-type="string">
            <text:p>ninetales </text:p>
          </table:table-cell>
          <table:table-cell table:style-name="Default" office:value-type="string" calcext:value-type="string" table:number-columns-spanned="2" table:number-rows-spanned="1">
            <text:p>fire </text:p>
          </table:table-cell>
          <table:covered-table-cell table:style-name="Default"/>
          <table:table-cell table:number-columns-repeated="4"/>
          <table:table-cell table:formula="of:=&quot;&lt;div class=''entry &quot;&amp;[.D39]&amp;&quot; &quot;&amp;IF(ISTEXT([.F39]); [.F39]; IF(ISTEXT([.G39]); [.G39]; &quot;shiny&quot;) &amp; IF(ISTEXT([.H39]); &quot; &quot;&amp;[.H39]; &quot; lucky&quot;))&amp;&quot;'' title=''&quot;&amp;[.C39]&amp;&quot;''&gt;&lt;div class=''pokemon'' style=''background-image:url(./pokemon/&quot;&amp;[.B39]&amp;&quot;.png)''&gt;&lt;span&gt;&quot;&amp;[.A39]&amp;&quot;&lt;/span&gt;&lt;/div&gt;&lt;/div&gt;&quot;" office:value-type="string" office:string-value="&lt;div class=''entry fire  shiny lucky'' title=''ninetales ''&gt;&lt;div class=''pokemon'' style=''background-image:url(./pokemon/038.png)''&gt;&lt;span&gt;038&lt;/span&gt;&lt;/div&gt;&lt;/div&gt;" calcext:value-type="string">
            <text:p>&lt;div class=''entry fire <text:s/>shiny lucky'' title=''ninetales ''&gt;&lt;div class=''pokemon'' style=''background-image:url(./pokemon/038.png)''&gt;&lt;span&gt;03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39</text:p>
          </table:table-cell>
          <table:table-cell table:style-name="Default" office:value-type="string" calcext:value-type="string">
            <text:p>jigglypuff 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airy </text:p>
          </table:table-cell>
          <table:table-cell table:number-columns-repeated="4"/>
          <table:table-cell table:formula="of:=&quot;&lt;div class=''entry &quot;&amp;[.D40]&amp;&quot; &quot;&amp;IF(ISTEXT([.F40]); [.F40]; IF(ISTEXT([.G40]); [.G40]; &quot;shiny&quot;) &amp; IF(ISTEXT([.H40]); &quot; &quot;&amp;[.H40]; &quot; lucky&quot;))&amp;&quot;'' title=''&quot;&amp;[.C40]&amp;&quot;''&gt;&lt;div class=''pokemon'' style=''background-image:url(./pokemon/&quot;&amp;[.B40]&amp;&quot;.png)''&gt;&lt;span&gt;&quot;&amp;[.A40]&amp;&quot;&lt;/span&gt;&lt;/div&gt;&lt;/div&gt;&quot;" office:value-type="string" office:string-value="&lt;div class=''entry normal shiny lucky'' title=''jigglypuff ''&gt;&lt;div class=''pokemon'' style=''background-image:url(./pokemon/039.png)''&gt;&lt;span&gt;039&lt;/span&gt;&lt;/div&gt;&lt;/div&gt;" calcext:value-type="string">
            <text:p>&lt;div class=''entry normal shiny lucky'' title=''jigglypuff ''&gt;&lt;div class=''pokemon'' style=''background-image:url(./pokemon/039.png)''&gt;&lt;span&gt;03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40</text:p>
          </table:table-cell>
          <table:table-cell table:style-name="Default" office:value-type="string" calcext:value-type="string">
            <text:p>wigglytuff 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airy </text:p>
          </table:table-cell>
          <table:table-cell table:number-columns-repeated="4"/>
          <table:table-cell table:formula="of:=&quot;&lt;div class=''entry &quot;&amp;[.D41]&amp;&quot; &quot;&amp;IF(ISTEXT([.F41]); [.F41]; IF(ISTEXT([.G41]); [.G41]; &quot;shiny&quot;) &amp; IF(ISTEXT([.H41]); &quot; &quot;&amp;[.H41]; &quot; lucky&quot;))&amp;&quot;'' title=''&quot;&amp;[.C41]&amp;&quot;''&gt;&lt;div class=''pokemon'' style=''background-image:url(./pokemon/&quot;&amp;[.B41]&amp;&quot;.png)''&gt;&lt;span&gt;&quot;&amp;[.A41]&amp;&quot;&lt;/span&gt;&lt;/div&gt;&lt;/div&gt;&quot;" office:value-type="string" office:string-value="&lt;div class=''entry normal shiny lucky'' title=''wigglytuff ''&gt;&lt;div class=''pokemon'' style=''background-image:url(./pokemon/040.png)''&gt;&lt;span&gt;040&lt;/span&gt;&lt;/div&gt;&lt;/div&gt;" calcext:value-type="string">
            <text:p>&lt;div class=''entry normal shiny lucky'' title=''wigglytuff ''&gt;&lt;div class=''pokemon'' style=''background-image:url(./pokemon/040.png)''&gt;&lt;span&gt;04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41</text:p>
          </table:table-cell>
          <table:table-cell table:style-name="Default" office:value-type="string" calcext:value-type="string">
            <text:p>zubat </text:p>
          </table:table-cell>
          <table:table-cell table:style-name="Default" office:value-type="string" calcext:value-type="string">
            <text:p>poison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42]&amp;&quot; &quot;&amp;IF(ISTEXT([.F42]); [.F42]; IF(ISTEXT([.G42]); [.G42]; &quot;shiny&quot;) &amp; IF(ISTEXT([.H42]); &quot; &quot;&amp;[.H42]; &quot; lucky&quot;))&amp;&quot;'' title=''&quot;&amp;[.C42]&amp;&quot;''&gt;&lt;div class=''pokemon'' style=''background-image:url(./pokemon/&quot;&amp;[.B42]&amp;&quot;.png)''&gt;&lt;span&gt;&quot;&amp;[.A42]&amp;&quot;&lt;/span&gt;&lt;/div&gt;&lt;/div&gt;&quot;" office:value-type="string" office:string-value="&lt;div class=''entry poison shiny lucky'' title=''zubat ''&gt;&lt;div class=''pokemon'' style=''background-image:url(./pokemon/041.png)''&gt;&lt;span&gt;041&lt;/span&gt;&lt;/div&gt;&lt;/div&gt;" calcext:value-type="string">
            <text:p>&lt;div class=''entry poison shiny lucky'' title=''zubat ''&gt;&lt;div class=''pokemon'' style=''background-image:url(./pokemon/041.png)''&gt;&lt;span&gt;04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42</text:p>
          </table:table-cell>
          <table:table-cell table:style-name="Default" office:value-type="string" calcext:value-type="string">
            <text:p>golbat </text:p>
          </table:table-cell>
          <table:table-cell table:style-name="Default" office:value-type="string" calcext:value-type="string">
            <text:p>poison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43]&amp;&quot; &quot;&amp;IF(ISTEXT([.F43]); [.F43]; IF(ISTEXT([.G43]); [.G43]; &quot;shiny&quot;) &amp; IF(ISTEXT([.H43]); &quot; &quot;&amp;[.H43]; &quot; lucky&quot;))&amp;&quot;'' title=''&quot;&amp;[.C43]&amp;&quot;''&gt;&lt;div class=''pokemon'' style=''background-image:url(./pokemon/&quot;&amp;[.B43]&amp;&quot;.png)''&gt;&lt;span&gt;&quot;&amp;[.A43]&amp;&quot;&lt;/span&gt;&lt;/div&gt;&lt;/div&gt;&quot;" office:value-type="string" office:string-value="&lt;div class=''entry poison shiny lucky'' title=''golbat ''&gt;&lt;div class=''pokemon'' style=''background-image:url(./pokemon/042.png)''&gt;&lt;span&gt;042&lt;/span&gt;&lt;/div&gt;&lt;/div&gt;" calcext:value-type="string">
            <text:p>&lt;div class=''entry poison shiny lucky'' title=''golbat ''&gt;&lt;div class=''pokemon'' style=''background-image:url(./pokemon/042.png)''&gt;&lt;span&gt;04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43</text:p>
          </table:table-cell>
          <table:table-cell table:style-name="Default" office:value-type="string" calcext:value-type="string">
            <text:p>oddish 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44]&amp;&quot; &quot;&amp;IF(ISTEXT([.F44]); [.F44]; IF(ISTEXT([.G44]); [.G44]; &quot;shiny&quot;) &amp; IF(ISTEXT([.H44]); &quot; &quot;&amp;[.H44]; &quot; lucky&quot;))&amp;&quot;'' title=''&quot;&amp;[.C44]&amp;&quot;''&gt;&lt;div class=''pokemon'' style=''background-image:url(./pokemon/&quot;&amp;[.B44]&amp;&quot;.png)''&gt;&lt;span&gt;&quot;&amp;[.A44]&amp;&quot;&lt;/span&gt;&lt;/div&gt;&lt;/div&gt;&quot;" office:value-type="string" office:string-value="&lt;div class=''entry grass shiny lucky'' title=''oddish ''&gt;&lt;div class=''pokemon'' style=''background-image:url(./pokemon/043.png)''&gt;&lt;span&gt;043&lt;/span&gt;&lt;/div&gt;&lt;/div&gt;" calcext:value-type="string">
            <text:p>&lt;div class=''entry grass shiny lucky'' title=''oddish ''&gt;&lt;div class=''pokemon'' style=''background-image:url(./pokemon/043.png)''&gt;&lt;span&gt;04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44</text:p>
          </table:table-cell>
          <table:table-cell table:style-name="Default" office:value-type="string" calcext:value-type="string">
            <text:p>gloom 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45]&amp;&quot; &quot;&amp;IF(ISTEXT([.F45]); [.F45]; IF(ISTEXT([.G45]); [.G45]; &quot;shiny&quot;) &amp; IF(ISTEXT([.H45]); &quot; &quot;&amp;[.H45]; &quot; lucky&quot;))&amp;&quot;'' title=''&quot;&amp;[.C45]&amp;&quot;''&gt;&lt;div class=''pokemon'' style=''background-image:url(./pokemon/&quot;&amp;[.B45]&amp;&quot;.png)''&gt;&lt;span&gt;&quot;&amp;[.A45]&amp;&quot;&lt;/span&gt;&lt;/div&gt;&lt;/div&gt;&quot;" office:value-type="string" office:string-value="&lt;div class=''entry grass shiny lucky'' title=''gloom ''&gt;&lt;div class=''pokemon'' style=''background-image:url(./pokemon/044.png)''&gt;&lt;span&gt;044&lt;/span&gt;&lt;/div&gt;&lt;/div&gt;" calcext:value-type="string">
            <text:p>&lt;div class=''entry grass shiny lucky'' title=''gloom ''&gt;&lt;div class=''pokemon'' style=''background-image:url(./pokemon/044.png)''&gt;&lt;span&gt;04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45</text:p>
          </table:table-cell>
          <table:table-cell table:style-name="Default" office:value-type="string" calcext:value-type="string">
            <text:p>vileplume 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46]&amp;&quot; &quot;&amp;IF(ISTEXT([.F46]); [.F46]; IF(ISTEXT([.G46]); [.G46]; &quot;shiny&quot;) &amp; IF(ISTEXT([.H46]); &quot; &quot;&amp;[.H46]; &quot; lucky&quot;))&amp;&quot;'' title=''&quot;&amp;[.C46]&amp;&quot;''&gt;&lt;div class=''pokemon'' style=''background-image:url(./pokemon/&quot;&amp;[.B46]&amp;&quot;.png)''&gt;&lt;span&gt;&quot;&amp;[.A46]&amp;&quot;&lt;/span&gt;&lt;/div&gt;&lt;/div&gt;&quot;" office:value-type="string" office:string-value="&lt;div class=''entry grass shiny lucky'' title=''vileplume ''&gt;&lt;div class=''pokemon'' style=''background-image:url(./pokemon/045.png)''&gt;&lt;span&gt;045&lt;/span&gt;&lt;/div&gt;&lt;/div&gt;" calcext:value-type="string">
            <text:p>&lt;div class=''entry grass shiny lucky'' title=''vileplume ''&gt;&lt;div class=''pokemon'' style=''background-image:url(./pokemon/045.png)''&gt;&lt;span&gt;04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46</text:p>
          </table:table-cell>
          <table:table-cell table:style-name="Default" office:value-type="string" calcext:value-type="string">
            <text:p>paras 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grass </text:p>
          </table:table-cell>
          <table:table-cell table:number-columns-repeated="4"/>
          <table:table-cell table:formula="of:=&quot;&lt;div class=''entry &quot;&amp;[.D47]&amp;&quot; &quot;&amp;IF(ISTEXT([.F47]); [.F47]; IF(ISTEXT([.G47]); [.G47]; &quot;shiny&quot;) &amp; IF(ISTEXT([.H47]); &quot; &quot;&amp;[.H47]; &quot; lucky&quot;))&amp;&quot;'' title=''&quot;&amp;[.C47]&amp;&quot;''&gt;&lt;div class=''pokemon'' style=''background-image:url(./pokemon/&quot;&amp;[.B47]&amp;&quot;.png)''&gt;&lt;span&gt;&quot;&amp;[.A47]&amp;&quot;&lt;/span&gt;&lt;/div&gt;&lt;/div&gt;&quot;" office:value-type="string" office:string-value="&lt;div class=''entry bug shiny lucky'' title=''paras ''&gt;&lt;div class=''pokemon'' style=''background-image:url(./pokemon/046.png)''&gt;&lt;span&gt;046&lt;/span&gt;&lt;/div&gt;&lt;/div&gt;" calcext:value-type="string">
            <text:p>&lt;div class=''entry bug shiny lucky'' title=''paras ''&gt;&lt;div class=''pokemon'' style=''background-image:url(./pokemon/046.png)''&gt;&lt;span&gt;04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47</text:p>
          </table:table-cell>
          <table:table-cell table:style-name="Default" office:value-type="string" calcext:value-type="string">
            <text:p>parasect 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grass </text:p>
          </table:table-cell>
          <table:table-cell table:number-columns-repeated="4"/>
          <table:table-cell table:formula="of:=&quot;&lt;div class=''entry &quot;&amp;[.D48]&amp;&quot; &quot;&amp;IF(ISTEXT([.F48]); [.F48]; IF(ISTEXT([.G48]); [.G48]; &quot;shiny&quot;) &amp; IF(ISTEXT([.H48]); &quot; &quot;&amp;[.H48]; &quot; lucky&quot;))&amp;&quot;'' title=''&quot;&amp;[.C48]&amp;&quot;''&gt;&lt;div class=''pokemon'' style=''background-image:url(./pokemon/&quot;&amp;[.B48]&amp;&quot;.png)''&gt;&lt;span&gt;&quot;&amp;[.A48]&amp;&quot;&lt;/span&gt;&lt;/div&gt;&lt;/div&gt;&quot;" office:value-type="string" office:string-value="&lt;div class=''entry bug shiny lucky'' title=''parasect ''&gt;&lt;div class=''pokemon'' style=''background-image:url(./pokemon/047.png)''&gt;&lt;span&gt;047&lt;/span&gt;&lt;/div&gt;&lt;/div&gt;" calcext:value-type="string">
            <text:p>&lt;div class=''entry bug shiny lucky'' title=''parasect ''&gt;&lt;div class=''pokemon'' style=''background-image:url(./pokemon/047.png)''&gt;&lt;span&gt;04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48</text:p>
          </table:table-cell>
          <table:table-cell table:style-name="Default" office:value-type="string" calcext:value-type="string">
            <text:p>venonat 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49]&amp;&quot; &quot;&amp;IF(ISTEXT([.F49]); [.F49]; IF(ISTEXT([.G49]); [.G49]; &quot;shiny&quot;) &amp; IF(ISTEXT([.H49]); &quot; &quot;&amp;[.H49]; &quot; lucky&quot;))&amp;&quot;'' title=''&quot;&amp;[.C49]&amp;&quot;''&gt;&lt;div class=''pokemon'' style=''background-image:url(./pokemon/&quot;&amp;[.B49]&amp;&quot;.png)''&gt;&lt;span&gt;&quot;&amp;[.A49]&amp;&quot;&lt;/span&gt;&lt;/div&gt;&lt;/div&gt;&quot;" office:value-type="string" office:string-value="&lt;div class=''entry bug shiny lucky'' title=''venonat ''&gt;&lt;div class=''pokemon'' style=''background-image:url(./pokemon/048.png)''&gt;&lt;span&gt;048&lt;/span&gt;&lt;/div&gt;&lt;/div&gt;" calcext:value-type="string">
            <text:p>&lt;div class=''entry bug shiny lucky'' title=''venonat ''&gt;&lt;div class=''pokemon'' style=''background-image:url(./pokemon/048.png)''&gt;&lt;span&gt;04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49</text:p>
          </table:table-cell>
          <table:table-cell table:style-name="Default" office:value-type="string" calcext:value-type="string">
            <text:p>venomoth 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50]&amp;&quot; &quot;&amp;IF(ISTEXT([.F50]); [.F50]; IF(ISTEXT([.G50]); [.G50]; &quot;shiny&quot;) &amp; IF(ISTEXT([.H50]); &quot; &quot;&amp;[.H50]; &quot; lucky&quot;))&amp;&quot;'' title=''&quot;&amp;[.C50]&amp;&quot;''&gt;&lt;div class=''pokemon'' style=''background-image:url(./pokemon/&quot;&amp;[.B50]&amp;&quot;.png)''&gt;&lt;span&gt;&quot;&amp;[.A50]&amp;&quot;&lt;/span&gt;&lt;/div&gt;&lt;/div&gt;&quot;" office:value-type="string" office:string-value="&lt;div class=''entry bug shiny lucky'' title=''venomoth ''&gt;&lt;div class=''pokemon'' style=''background-image:url(./pokemon/049.png)''&gt;&lt;span&gt;049&lt;/span&gt;&lt;/div&gt;&lt;/div&gt;" calcext:value-type="string">
            <text:p>&lt;div class=''entry bug shiny lucky'' title=''venomoth ''&gt;&lt;div class=''pokemon'' style=''background-image:url(./pokemon/049.png)''&gt;&lt;span&gt;04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50</text:p>
          </table:table-cell>
          <table:table-cell table:style-name="Default" office:value-type="string" calcext:value-type="string">
            <text:p>diglett </text:p>
          </table:table-cell>
          <table:table-cell table:style-name="Default" office:value-type="string" calcext:value-type="string">
            <text:p>ground </text:p>
          </table:table-cell>
          <table:table-cell table:style-name="Default"/>
          <table:table-cell table:number-columns-repeated="4"/>
          <table:table-cell table:formula="of:=&quot;&lt;div class=''entry &quot;&amp;[.D51]&amp;&quot; &quot;&amp;IF(ISTEXT([.F51]); [.F51]; IF(ISTEXT([.G51]); [.G51]; &quot;shiny&quot;) &amp; IF(ISTEXT([.H51]); &quot; &quot;&amp;[.H51]; &quot; lucky&quot;))&amp;&quot;'' title=''&quot;&amp;[.C51]&amp;&quot;''&gt;&lt;div class=''pokemon'' style=''background-image:url(./pokemon/&quot;&amp;[.B51]&amp;&quot;.png)''&gt;&lt;span&gt;&quot;&amp;[.A51]&amp;&quot;&lt;/span&gt;&lt;/div&gt;&lt;/div&gt;&quot;" office:value-type="string" office:string-value="&lt;div class=''entry ground  shiny lucky'' title=''diglett ''&gt;&lt;div class=''pokemon'' style=''background-image:url(./pokemon/050.png)''&gt;&lt;span&gt;050&lt;/span&gt;&lt;/div&gt;&lt;/div&gt;" calcext:value-type="string">
            <text:p>&lt;div class=''entry ground <text:s/>shiny lucky'' title=''diglett ''&gt;&lt;div class=''pokemon'' style=''background-image:url(./pokemon/050.png)''&gt;&lt;span&gt;05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51</text:p>
          </table:table-cell>
          <table:table-cell table:style-name="Default" office:value-type="string" calcext:value-type="string">
            <text:p>dugtrio </text:p>
          </table:table-cell>
          <table:table-cell table:style-name="Default" office:value-type="string" calcext:value-type="string">
            <text:p>ground </text:p>
          </table:table-cell>
          <table:table-cell table:style-name="Default"/>
          <table:table-cell table:number-columns-repeated="4"/>
          <table:table-cell table:formula="of:=&quot;&lt;div class=''entry &quot;&amp;[.D52]&amp;&quot; &quot;&amp;IF(ISTEXT([.F52]); [.F52]; IF(ISTEXT([.G52]); [.G52]; &quot;shiny&quot;) &amp; IF(ISTEXT([.H52]); &quot; &quot;&amp;[.H52]; &quot; lucky&quot;))&amp;&quot;'' title=''&quot;&amp;[.C52]&amp;&quot;''&gt;&lt;div class=''pokemon'' style=''background-image:url(./pokemon/&quot;&amp;[.B52]&amp;&quot;.png)''&gt;&lt;span&gt;&quot;&amp;[.A52]&amp;&quot;&lt;/span&gt;&lt;/div&gt;&lt;/div&gt;&quot;" office:value-type="string" office:string-value="&lt;div class=''entry ground  shiny lucky'' title=''dugtrio ''&gt;&lt;div class=''pokemon'' style=''background-image:url(./pokemon/051.png)''&gt;&lt;span&gt;051&lt;/span&gt;&lt;/div&gt;&lt;/div&gt;" calcext:value-type="string">
            <text:p>&lt;div class=''entry ground <text:s/>shiny lucky'' title=''dugtrio ''&gt;&lt;div class=''pokemon'' style=''background-image:url(./pokemon/051.png)''&gt;&lt;span&gt;05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52</text:p>
          </table:table-cell>
          <table:table-cell table:style-name="Default" office:value-type="string" calcext:value-type="string">
            <text:p>meowth </text:p>
          </table:table-cell>
          <table:table-cell table:style-name="Default" office:value-type="string" calcext:value-type="string" table:number-columns-spanned="2" table:number-rows-spanned="1">
            <text:p>normal </text:p>
          </table:table-cell>
          <table:covered-table-cell table:style-name="Default"/>
          <table:table-cell table:number-columns-repeated="4"/>
          <table:table-cell table:formula="of:=&quot;&lt;div class=''entry &quot;&amp;[.D53]&amp;&quot; &quot;&amp;IF(ISTEXT([.F53]); [.F53]; IF(ISTEXT([.G53]); [.G53]; &quot;shiny&quot;) &amp; IF(ISTEXT([.H53]); &quot; &quot;&amp;[.H53]; &quot; lucky&quot;))&amp;&quot;'' title=''&quot;&amp;[.C53]&amp;&quot;''&gt;&lt;div class=''pokemon'' style=''background-image:url(./pokemon/&quot;&amp;[.B53]&amp;&quot;.png)''&gt;&lt;span&gt;&quot;&amp;[.A53]&amp;&quot;&lt;/span&gt;&lt;/div&gt;&lt;/div&gt;&quot;" office:value-type="string" office:string-value="&lt;div class=''entry normal  shiny lucky'' title=''meowth ''&gt;&lt;div class=''pokemon'' style=''background-image:url(./pokemon/052.png)''&gt;&lt;span&gt;052&lt;/span&gt;&lt;/div&gt;&lt;/div&gt;" calcext:value-type="string">
            <text:p>&lt;div class=''entry normal <text:s/>shiny lucky'' title=''meowth ''&gt;&lt;div class=''pokemon'' style=''background-image:url(./pokemon/052.png)''&gt;&lt;span&gt;05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53</text:p>
          </table:table-cell>
          <table:table-cell table:style-name="Default" office:value-type="string" calcext:value-type="string">
            <text:p>persian </text:p>
          </table:table-cell>
          <table:table-cell table:style-name="Default" office:value-type="string" calcext:value-type="string" table:number-columns-spanned="2" table:number-rows-spanned="1">
            <text:p>normal </text:p>
          </table:table-cell>
          <table:covered-table-cell table:style-name="Default"/>
          <table:table-cell table:number-columns-repeated="4"/>
          <table:table-cell table:formula="of:=&quot;&lt;div class=''entry &quot;&amp;[.D54]&amp;&quot; &quot;&amp;IF(ISTEXT([.F54]); [.F54]; IF(ISTEXT([.G54]); [.G54]; &quot;shiny&quot;) &amp; IF(ISTEXT([.H54]); &quot; &quot;&amp;[.H54]; &quot; lucky&quot;))&amp;&quot;'' title=''&quot;&amp;[.C54]&amp;&quot;''&gt;&lt;div class=''pokemon'' style=''background-image:url(./pokemon/&quot;&amp;[.B54]&amp;&quot;.png)''&gt;&lt;span&gt;&quot;&amp;[.A54]&amp;&quot;&lt;/span&gt;&lt;/div&gt;&lt;/div&gt;&quot;" office:value-type="string" office:string-value="&lt;div class=''entry normal  shiny lucky'' title=''persian ''&gt;&lt;div class=''pokemon'' style=''background-image:url(./pokemon/053.png)''&gt;&lt;span&gt;053&lt;/span&gt;&lt;/div&gt;&lt;/div&gt;" calcext:value-type="string">
            <text:p>&lt;div class=''entry normal <text:s/>shiny lucky'' title=''persian ''&gt;&lt;div class=''pokemon'' style=''background-image:url(./pokemon/053.png)''&gt;&lt;span&gt;05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54</text:p>
          </table:table-cell>
          <table:table-cell table:style-name="Default" office:value-type="string" calcext:value-type="string">
            <text:p>psyduck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55]&amp;&quot; &quot;&amp;IF(ISTEXT([.F55]); [.F55]; IF(ISTEXT([.G55]); [.G55]; &quot;shiny&quot;) &amp; IF(ISTEXT([.H55]); &quot; &quot;&amp;[.H55]; &quot; lucky&quot;))&amp;&quot;'' title=''&quot;&amp;[.C55]&amp;&quot;''&gt;&lt;div class=''pokemon'' style=''background-image:url(./pokemon/&quot;&amp;[.B55]&amp;&quot;.png)''&gt;&lt;span&gt;&quot;&amp;[.A55]&amp;&quot;&lt;/span&gt;&lt;/div&gt;&lt;/div&gt;&quot;" office:value-type="string" office:string-value="&lt;div class=''entry water  shiny lucky'' title=''psyduck ''&gt;&lt;div class=''pokemon'' style=''background-image:url(./pokemon/054.png)''&gt;&lt;span&gt;054&lt;/span&gt;&lt;/div&gt;&lt;/div&gt;" calcext:value-type="string">
            <text:p>&lt;div class=''entry water <text:s/>shiny lucky'' title=''psyduck ''&gt;&lt;div class=''pokemon'' style=''background-image:url(./pokemon/054.png)''&gt;&lt;span&gt;05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55</text:p>
          </table:table-cell>
          <table:table-cell table:style-name="Default" office:value-type="string" calcext:value-type="string">
            <text:p>golduck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56]&amp;&quot; &quot;&amp;IF(ISTEXT([.F56]); [.F56]; IF(ISTEXT([.G56]); [.G56]; &quot;shiny&quot;) &amp; IF(ISTEXT([.H56]); &quot; &quot;&amp;[.H56]; &quot; lucky&quot;))&amp;&quot;'' title=''&quot;&amp;[.C56]&amp;&quot;''&gt;&lt;div class=''pokemon'' style=''background-image:url(./pokemon/&quot;&amp;[.B56]&amp;&quot;.png)''&gt;&lt;span&gt;&quot;&amp;[.A56]&amp;&quot;&lt;/span&gt;&lt;/div&gt;&lt;/div&gt;&quot;" office:value-type="string" office:string-value="&lt;div class=''entry water  shiny lucky'' title=''golduck ''&gt;&lt;div class=''pokemon'' style=''background-image:url(./pokemon/055.png)''&gt;&lt;span&gt;055&lt;/span&gt;&lt;/div&gt;&lt;/div&gt;" calcext:value-type="string">
            <text:p>&lt;div class=''entry water <text:s/>shiny lucky'' title=''golduck ''&gt;&lt;div class=''pokemon'' style=''background-image:url(./pokemon/055.png)''&gt;&lt;span&gt;05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56</text:p>
          </table:table-cell>
          <table:table-cell table:style-name="Default" office:value-type="string" calcext:value-type="string">
            <text:p>mankey </text:p>
          </table:table-cell>
          <table:table-cell table:style-name="Default" office:value-type="string" calcext:value-type="string" table:number-columns-spanned="2" table:number-rows-spanned="1">
            <text:p>fighting </text:p>
          </table:table-cell>
          <table:covered-table-cell table:style-name="Default"/>
          <table:table-cell table:number-columns-repeated="4"/>
          <table:table-cell table:formula="of:=&quot;&lt;div class=''entry &quot;&amp;[.D57]&amp;&quot; &quot;&amp;IF(ISTEXT([.F57]); [.F57]; IF(ISTEXT([.G57]); [.G57]; &quot;shiny&quot;) &amp; IF(ISTEXT([.H57]); &quot; &quot;&amp;[.H57]; &quot; lucky&quot;))&amp;&quot;'' title=''&quot;&amp;[.C57]&amp;&quot;''&gt;&lt;div class=''pokemon'' style=''background-image:url(./pokemon/&quot;&amp;[.B57]&amp;&quot;.png)''&gt;&lt;span&gt;&quot;&amp;[.A57]&amp;&quot;&lt;/span&gt;&lt;/div&gt;&lt;/div&gt;&quot;" office:value-type="string" office:string-value="&lt;div class=''entry fighting  shiny lucky'' title=''mankey ''&gt;&lt;div class=''pokemon'' style=''background-image:url(./pokemon/056.png)''&gt;&lt;span&gt;056&lt;/span&gt;&lt;/div&gt;&lt;/div&gt;" calcext:value-type="string">
            <text:p>&lt;div class=''entry fighting <text:s/>shiny lucky'' title=''mankey ''&gt;&lt;div class=''pokemon'' style=''background-image:url(./pokemon/056.png)''&gt;&lt;span&gt;05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57</text:p>
          </table:table-cell>
          <table:table-cell table:style-name="Default" office:value-type="string" calcext:value-type="string">
            <text:p>primeape </text:p>
          </table:table-cell>
          <table:table-cell table:style-name="Default" office:value-type="string" calcext:value-type="string" table:number-columns-spanned="2" table:number-rows-spanned="1">
            <text:p>fighting </text:p>
          </table:table-cell>
          <table:covered-table-cell table:style-name="Default"/>
          <table:table-cell table:number-columns-repeated="4"/>
          <table:table-cell table:formula="of:=&quot;&lt;div class=''entry &quot;&amp;[.D58]&amp;&quot; &quot;&amp;IF(ISTEXT([.F58]); [.F58]; IF(ISTEXT([.G58]); [.G58]; &quot;shiny&quot;) &amp; IF(ISTEXT([.H58]); &quot; &quot;&amp;[.H58]; &quot; lucky&quot;))&amp;&quot;'' title=''&quot;&amp;[.C58]&amp;&quot;''&gt;&lt;div class=''pokemon'' style=''background-image:url(./pokemon/&quot;&amp;[.B58]&amp;&quot;.png)''&gt;&lt;span&gt;&quot;&amp;[.A58]&amp;&quot;&lt;/span&gt;&lt;/div&gt;&lt;/div&gt;&quot;" office:value-type="string" office:string-value="&lt;div class=''entry fighting  shiny lucky'' title=''primeape ''&gt;&lt;div class=''pokemon'' style=''background-image:url(./pokemon/057.png)''&gt;&lt;span&gt;057&lt;/span&gt;&lt;/div&gt;&lt;/div&gt;" calcext:value-type="string">
            <text:p>&lt;div class=''entry fighting <text:s/>shiny lucky'' title=''primeape ''&gt;&lt;div class=''pokemon'' style=''background-image:url(./pokemon/057.png)''&gt;&lt;span&gt;05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58</text:p>
          </table:table-cell>
          <table:table-cell table:style-name="Default" office:value-type="string" calcext:value-type="string">
            <text:p>growlithe </text:p>
          </table:table-cell>
          <table:table-cell table:style-name="Default" office:value-type="string" calcext:value-type="string" table:number-columns-spanned="2" table:number-rows-spanned="1">
            <text:p>fire </text:p>
          </table:table-cell>
          <table:covered-table-cell table:style-name="Default"/>
          <table:table-cell table:number-columns-repeated="4"/>
          <table:table-cell table:formula="of:=&quot;&lt;div class=''entry &quot;&amp;[.D59]&amp;&quot; &quot;&amp;IF(ISTEXT([.F59]); [.F59]; IF(ISTEXT([.G59]); [.G59]; &quot;shiny&quot;) &amp; IF(ISTEXT([.H59]); &quot; &quot;&amp;[.H59]; &quot; lucky&quot;))&amp;&quot;'' title=''&quot;&amp;[.C59]&amp;&quot;''&gt;&lt;div class=''pokemon'' style=''background-image:url(./pokemon/&quot;&amp;[.B59]&amp;&quot;.png)''&gt;&lt;span&gt;&quot;&amp;[.A59]&amp;&quot;&lt;/span&gt;&lt;/div&gt;&lt;/div&gt;&quot;" office:value-type="string" office:string-value="&lt;div class=''entry fire  shiny lucky'' title=''growlithe ''&gt;&lt;div class=''pokemon'' style=''background-image:url(./pokemon/058.png)''&gt;&lt;span&gt;058&lt;/span&gt;&lt;/div&gt;&lt;/div&gt;" calcext:value-type="string">
            <text:p>&lt;div class=''entry fire <text:s/>shiny lucky'' title=''growlithe ''&gt;&lt;div class=''pokemon'' style=''background-image:url(./pokemon/058.png)''&gt;&lt;span&gt;05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59</text:p>
          </table:table-cell>
          <table:table-cell table:style-name="Default" office:value-type="string" calcext:value-type="string">
            <text:p>arcanine </text:p>
          </table:table-cell>
          <table:table-cell table:style-name="Default" office:value-type="string" calcext:value-type="string" table:number-columns-spanned="2" table:number-rows-spanned="1">
            <text:p>fire </text:p>
          </table:table-cell>
          <table:covered-table-cell table:style-name="Default"/>
          <table:table-cell table:number-columns-repeated="4"/>
          <table:table-cell table:formula="of:=&quot;&lt;div class=''entry &quot;&amp;[.D60]&amp;&quot; &quot;&amp;IF(ISTEXT([.F60]); [.F60]; IF(ISTEXT([.G60]); [.G60]; &quot;shiny&quot;) &amp; IF(ISTEXT([.H60]); &quot; &quot;&amp;[.H60]; &quot; lucky&quot;))&amp;&quot;'' title=''&quot;&amp;[.C60]&amp;&quot;''&gt;&lt;div class=''pokemon'' style=''background-image:url(./pokemon/&quot;&amp;[.B60]&amp;&quot;.png)''&gt;&lt;span&gt;&quot;&amp;[.A60]&amp;&quot;&lt;/span&gt;&lt;/div&gt;&lt;/div&gt;&quot;" office:value-type="string" office:string-value="&lt;div class=''entry fire  shiny lucky'' title=''arcanine ''&gt;&lt;div class=''pokemon'' style=''background-image:url(./pokemon/059.png)''&gt;&lt;span&gt;059&lt;/span&gt;&lt;/div&gt;&lt;/div&gt;" calcext:value-type="string">
            <text:p>&lt;div class=''entry fire <text:s/>shiny lucky'' title=''arcanine ''&gt;&lt;div class=''pokemon'' style=''background-image:url(./pokemon/059.png)''&gt;&lt;span&gt;05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60</text:p>
          </table:table-cell>
          <table:table-cell table:style-name="Default" office:value-type="string" calcext:value-type="string">
            <text:p>poliwag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61]&amp;&quot; &quot;&amp;IF(ISTEXT([.F61]); [.F61]; IF(ISTEXT([.G61]); [.G61]; &quot;shiny&quot;) &amp; IF(ISTEXT([.H61]); &quot; &quot;&amp;[.H61]; &quot; lucky&quot;))&amp;&quot;'' title=''&quot;&amp;[.C61]&amp;&quot;''&gt;&lt;div class=''pokemon'' style=''background-image:url(./pokemon/&quot;&amp;[.B61]&amp;&quot;.png)''&gt;&lt;span&gt;&quot;&amp;[.A61]&amp;&quot;&lt;/span&gt;&lt;/div&gt;&lt;/div&gt;&quot;" office:value-type="string" office:string-value="&lt;div class=''entry water  shiny lucky'' title=''poliwag ''&gt;&lt;div class=''pokemon'' style=''background-image:url(./pokemon/060.png)''&gt;&lt;span&gt;060&lt;/span&gt;&lt;/div&gt;&lt;/div&gt;" calcext:value-type="string">
            <text:p>&lt;div class=''entry water <text:s/>shiny lucky'' title=''poliwag ''&gt;&lt;div class=''pokemon'' style=''background-image:url(./pokemon/060.png)''&gt;&lt;span&gt;06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61</text:p>
          </table:table-cell>
          <table:table-cell table:style-name="Default" office:value-type="string" calcext:value-type="string">
            <text:p>poliwhirl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62]&amp;&quot; &quot;&amp;IF(ISTEXT([.F62]); [.F62]; IF(ISTEXT([.G62]); [.G62]; &quot;shiny&quot;) &amp; IF(ISTEXT([.H62]); &quot; &quot;&amp;[.H62]; &quot; lucky&quot;))&amp;&quot;'' title=''&quot;&amp;[.C62]&amp;&quot;''&gt;&lt;div class=''pokemon'' style=''background-image:url(./pokemon/&quot;&amp;[.B62]&amp;&quot;.png)''&gt;&lt;span&gt;&quot;&amp;[.A62]&amp;&quot;&lt;/span&gt;&lt;/div&gt;&lt;/div&gt;&quot;" office:value-type="string" office:string-value="&lt;div class=''entry water  shiny lucky'' title=''poliwhirl ''&gt;&lt;div class=''pokemon'' style=''background-image:url(./pokemon/061.png)''&gt;&lt;span&gt;061&lt;/span&gt;&lt;/div&gt;&lt;/div&gt;" calcext:value-type="string">
            <text:p>&lt;div class=''entry water <text:s/>shiny lucky'' title=''poliwhirl ''&gt;&lt;div class=''pokemon'' style=''background-image:url(./pokemon/061.png)''&gt;&lt;span&gt;06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62</text:p>
          </table:table-cell>
          <table:table-cell table:style-name="Default" office:value-type="string" calcext:value-type="string">
            <text:p>poliwrath 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fighting </text:p>
          </table:table-cell>
          <table:table-cell table:number-columns-repeated="4"/>
          <table:table-cell table:formula="of:=&quot;&lt;div class=''entry &quot;&amp;[.D63]&amp;&quot; &quot;&amp;IF(ISTEXT([.F63]); [.F63]; IF(ISTEXT([.G63]); [.G63]; &quot;shiny&quot;) &amp; IF(ISTEXT([.H63]); &quot; &quot;&amp;[.H63]; &quot; lucky&quot;))&amp;&quot;'' title=''&quot;&amp;[.C63]&amp;&quot;''&gt;&lt;div class=''pokemon'' style=''background-image:url(./pokemon/&quot;&amp;[.B63]&amp;&quot;.png)''&gt;&lt;span&gt;&quot;&amp;[.A63]&amp;&quot;&lt;/span&gt;&lt;/div&gt;&lt;/div&gt;&quot;" office:value-type="string" office:string-value="&lt;div class=''entry water shiny lucky'' title=''poliwrath ''&gt;&lt;div class=''pokemon'' style=''background-image:url(./pokemon/062.png)''&gt;&lt;span&gt;062&lt;/span&gt;&lt;/div&gt;&lt;/div&gt;" calcext:value-type="string">
            <text:p>&lt;div class=''entry water shiny lucky'' title=''poliwrath ''&gt;&lt;div class=''pokemon'' style=''background-image:url(./pokemon/062.png)''&gt;&lt;span&gt;06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63</text:p>
          </table:table-cell>
          <table:table-cell table:style-name="Default" office:value-type="string" calcext:value-type="string">
            <text:p>abra </text:p>
          </table:table-cell>
          <table:table-cell table:style-name="Default" office:value-type="string" calcext:value-type="string">
            <text:p>psychic </text:p>
          </table:table-cell>
          <table:table-cell table:style-name="Default"/>
          <table:table-cell table:number-columns-repeated="4"/>
          <table:table-cell table:formula="of:=&quot;&lt;div class=''entry &quot;&amp;[.D64]&amp;&quot; &quot;&amp;IF(ISTEXT([.F64]); [.F64]; IF(ISTEXT([.G64]); [.G64]; &quot;shiny&quot;) &amp; IF(ISTEXT([.H64]); &quot; &quot;&amp;[.H64]; &quot; lucky&quot;))&amp;&quot;'' title=''&quot;&amp;[.C64]&amp;&quot;''&gt;&lt;div class=''pokemon'' style=''background-image:url(./pokemon/&quot;&amp;[.B64]&amp;&quot;.png)''&gt;&lt;span&gt;&quot;&amp;[.A64]&amp;&quot;&lt;/span&gt;&lt;/div&gt;&lt;/div&gt;&quot;" office:value-type="string" office:string-value="&lt;div class=''entry psychic  shiny lucky'' title=''abra ''&gt;&lt;div class=''pokemon'' style=''background-image:url(./pokemon/063.png)''&gt;&lt;span&gt;063&lt;/span&gt;&lt;/div&gt;&lt;/div&gt;" calcext:value-type="string">
            <text:p>&lt;div class=''entry psychic <text:s/>shiny lucky'' title=''abra ''&gt;&lt;div class=''pokemon'' style=''background-image:url(./pokemon/063.png)''&gt;&lt;span&gt;06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64</text:p>
          </table:table-cell>
          <table:table-cell table:style-name="Default" office:value-type="string" calcext:value-type="string">
            <text:p>kadabra </text:p>
          </table:table-cell>
          <table:table-cell table:style-name="Default" office:value-type="string" calcext:value-type="string">
            <text:p>psychic </text:p>
          </table:table-cell>
          <table:table-cell table:style-name="Default"/>
          <table:table-cell table:number-columns-repeated="4"/>
          <table:table-cell table:formula="of:=&quot;&lt;div class=''entry &quot;&amp;[.D65]&amp;&quot; &quot;&amp;IF(ISTEXT([.F65]); [.F65]; IF(ISTEXT([.G65]); [.G65]; &quot;shiny&quot;) &amp; IF(ISTEXT([.H65]); &quot; &quot;&amp;[.H65]; &quot; lucky&quot;))&amp;&quot;'' title=''&quot;&amp;[.C65]&amp;&quot;''&gt;&lt;div class=''pokemon'' style=''background-image:url(./pokemon/&quot;&amp;[.B65]&amp;&quot;.png)''&gt;&lt;span&gt;&quot;&amp;[.A65]&amp;&quot;&lt;/span&gt;&lt;/div&gt;&lt;/div&gt;&quot;" office:value-type="string" office:string-value="&lt;div class=''entry psychic  shiny lucky'' title=''kadabra ''&gt;&lt;div class=''pokemon'' style=''background-image:url(./pokemon/064.png)''&gt;&lt;span&gt;064&lt;/span&gt;&lt;/div&gt;&lt;/div&gt;" calcext:value-type="string">
            <text:p>&lt;div class=''entry psychic <text:s/>shiny lucky'' title=''kadabra ''&gt;&lt;div class=''pokemon'' style=''background-image:url(./pokemon/064.png)''&gt;&lt;span&gt;06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65</text:p>
          </table:table-cell>
          <table:table-cell table:style-name="Default" office:value-type="string" calcext:value-type="string">
            <text:p>alakazam </text:p>
          </table:table-cell>
          <table:table-cell table:style-name="Default" office:value-type="string" calcext:value-type="string" table:number-columns-spanned="2" table:number-rows-spanned="1">
            <text:p>psychic </text:p>
          </table:table-cell>
          <table:covered-table-cell table:style-name="Default"/>
          <table:table-cell table:number-columns-repeated="4"/>
          <table:table-cell table:formula="of:=&quot;&lt;div class=''entry &quot;&amp;[.D66]&amp;&quot; &quot;&amp;IF(ISTEXT([.F66]); [.F66]; IF(ISTEXT([.G66]); [.G66]; &quot;shiny&quot;) &amp; IF(ISTEXT([.H66]); &quot; &quot;&amp;[.H66]; &quot; lucky&quot;))&amp;&quot;'' title=''&quot;&amp;[.C66]&amp;&quot;''&gt;&lt;div class=''pokemon'' style=''background-image:url(./pokemon/&quot;&amp;[.B66]&amp;&quot;.png)''&gt;&lt;span&gt;&quot;&amp;[.A66]&amp;&quot;&lt;/span&gt;&lt;/div&gt;&lt;/div&gt;&quot;" office:value-type="string" office:string-value="&lt;div class=''entry psychic  shiny lucky'' title=''alakazam ''&gt;&lt;div class=''pokemon'' style=''background-image:url(./pokemon/065.png)''&gt;&lt;span&gt;065&lt;/span&gt;&lt;/div&gt;&lt;/div&gt;" calcext:value-type="string">
            <text:p>&lt;div class=''entry psychic <text:s/>shiny lucky'' title=''alakazam ''&gt;&lt;div class=''pokemon'' style=''background-image:url(./pokemon/065.png)''&gt;&lt;span&gt;06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66</text:p>
          </table:table-cell>
          <table:table-cell table:style-name="Default" office:value-type="string" calcext:value-type="string">
            <text:p>machop </text:p>
          </table:table-cell>
          <table:table-cell table:style-name="Default" office:value-type="string" calcext:value-type="string" table:number-columns-spanned="2" table:number-rows-spanned="1">
            <text:p>fighting </text:p>
          </table:table-cell>
          <table:covered-table-cell table:style-name="Default"/>
          <table:table-cell table:number-columns-repeated="4"/>
          <table:table-cell table:formula="of:=&quot;&lt;div class=''entry &quot;&amp;[.D67]&amp;&quot; &quot;&amp;IF(ISTEXT([.F67]); [.F67]; IF(ISTEXT([.G67]); [.G67]; &quot;shiny&quot;) &amp; IF(ISTEXT([.H67]); &quot; &quot;&amp;[.H67]; &quot; lucky&quot;))&amp;&quot;'' title=''&quot;&amp;[.C67]&amp;&quot;''&gt;&lt;div class=''pokemon'' style=''background-image:url(./pokemon/&quot;&amp;[.B67]&amp;&quot;.png)''&gt;&lt;span&gt;&quot;&amp;[.A67]&amp;&quot;&lt;/span&gt;&lt;/div&gt;&lt;/div&gt;&quot;" office:value-type="string" office:string-value="&lt;div class=''entry fighting  shiny lucky'' title=''machop ''&gt;&lt;div class=''pokemon'' style=''background-image:url(./pokemon/066.png)''&gt;&lt;span&gt;066&lt;/span&gt;&lt;/div&gt;&lt;/div&gt;" calcext:value-type="string">
            <text:p>&lt;div class=''entry fighting <text:s/>shiny lucky'' title=''machop ''&gt;&lt;div class=''pokemon'' style=''background-image:url(./pokemon/066.png)''&gt;&lt;span&gt;06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67</text:p>
          </table:table-cell>
          <table:table-cell table:style-name="Default" office:value-type="string" calcext:value-type="string">
            <text:p>machoke </text:p>
          </table:table-cell>
          <table:table-cell table:style-name="Default" office:value-type="string" calcext:value-type="string" table:number-columns-spanned="2" table:number-rows-spanned="1">
            <text:p>fighting </text:p>
          </table:table-cell>
          <table:covered-table-cell table:style-name="Default"/>
          <table:table-cell table:number-columns-repeated="4"/>
          <table:table-cell table:formula="of:=&quot;&lt;div class=''entry &quot;&amp;[.D68]&amp;&quot; &quot;&amp;IF(ISTEXT([.F68]); [.F68]; IF(ISTEXT([.G68]); [.G68]; &quot;shiny&quot;) &amp; IF(ISTEXT([.H68]); &quot; &quot;&amp;[.H68]; &quot; lucky&quot;))&amp;&quot;'' title=''&quot;&amp;[.C68]&amp;&quot;''&gt;&lt;div class=''pokemon'' style=''background-image:url(./pokemon/&quot;&amp;[.B68]&amp;&quot;.png)''&gt;&lt;span&gt;&quot;&amp;[.A68]&amp;&quot;&lt;/span&gt;&lt;/div&gt;&lt;/div&gt;&quot;" office:value-type="string" office:string-value="&lt;div class=''entry fighting  shiny lucky'' title=''machoke ''&gt;&lt;div class=''pokemon'' style=''background-image:url(./pokemon/067.png)''&gt;&lt;span&gt;067&lt;/span&gt;&lt;/div&gt;&lt;/div&gt;" calcext:value-type="string">
            <text:p>&lt;div class=''entry fighting <text:s/>shiny lucky'' title=''machoke ''&gt;&lt;div class=''pokemon'' style=''background-image:url(./pokemon/067.png)''&gt;&lt;span&gt;06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68</text:p>
          </table:table-cell>
          <table:table-cell table:style-name="Default" office:value-type="string" calcext:value-type="string">
            <text:p>machamp </text:p>
          </table:table-cell>
          <table:table-cell table:style-name="Default" office:value-type="string" calcext:value-type="string" table:number-columns-spanned="2" table:number-rows-spanned="1">
            <text:p>fighting </text:p>
          </table:table-cell>
          <table:covered-table-cell table:style-name="Default"/>
          <table:table-cell table:number-columns-repeated="4"/>
          <table:table-cell table:formula="of:=&quot;&lt;div class=''entry &quot;&amp;[.D69]&amp;&quot; &quot;&amp;IF(ISTEXT([.F69]); [.F69]; IF(ISTEXT([.G69]); [.G69]; &quot;shiny&quot;) &amp; IF(ISTEXT([.H69]); &quot; &quot;&amp;[.H69]; &quot; lucky&quot;))&amp;&quot;'' title=''&quot;&amp;[.C69]&amp;&quot;''&gt;&lt;div class=''pokemon'' style=''background-image:url(./pokemon/&quot;&amp;[.B69]&amp;&quot;.png)''&gt;&lt;span&gt;&quot;&amp;[.A69]&amp;&quot;&lt;/span&gt;&lt;/div&gt;&lt;/div&gt;&quot;" office:value-type="string" office:string-value="&lt;div class=''entry fighting  shiny lucky'' title=''machamp ''&gt;&lt;div class=''pokemon'' style=''background-image:url(./pokemon/068.png)''&gt;&lt;span&gt;068&lt;/span&gt;&lt;/div&gt;&lt;/div&gt;" calcext:value-type="string">
            <text:p>&lt;div class=''entry fighting <text:s/>shiny lucky'' title=''machamp ''&gt;&lt;div class=''pokemon'' style=''background-image:url(./pokemon/068.png)''&gt;&lt;span&gt;06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69</text:p>
          </table:table-cell>
          <table:table-cell table:style-name="Default" office:value-type="string" calcext:value-type="string">
            <text:p>bellsprout 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70]&amp;&quot; &quot;&amp;IF(ISTEXT([.F70]); [.F70]; IF(ISTEXT([.G70]); [.G70]; &quot;shiny&quot;) &amp; IF(ISTEXT([.H70]); &quot; &quot;&amp;[.H70]; &quot; lucky&quot;))&amp;&quot;'' title=''&quot;&amp;[.C70]&amp;&quot;''&gt;&lt;div class=''pokemon'' style=''background-image:url(./pokemon/&quot;&amp;[.B70]&amp;&quot;.png)''&gt;&lt;span&gt;&quot;&amp;[.A70]&amp;&quot;&lt;/span&gt;&lt;/div&gt;&lt;/div&gt;&quot;" office:value-type="string" office:string-value="&lt;div class=''entry grass shiny lucky'' title=''bellsprout ''&gt;&lt;div class=''pokemon'' style=''background-image:url(./pokemon/069.png)''&gt;&lt;span&gt;069&lt;/span&gt;&lt;/div&gt;&lt;/div&gt;" calcext:value-type="string">
            <text:p>&lt;div class=''entry grass shiny lucky'' title=''bellsprout ''&gt;&lt;div class=''pokemon'' style=''background-image:url(./pokemon/069.png)''&gt;&lt;span&gt;06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70</text:p>
          </table:table-cell>
          <table:table-cell table:style-name="Default" office:value-type="string" calcext:value-type="string">
            <text:p>weepinbell 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71]&amp;&quot; &quot;&amp;IF(ISTEXT([.F71]); [.F71]; IF(ISTEXT([.G71]); [.G71]; &quot;shiny&quot;) &amp; IF(ISTEXT([.H71]); &quot; &quot;&amp;[.H71]; &quot; lucky&quot;))&amp;&quot;'' title=''&quot;&amp;[.C71]&amp;&quot;''&gt;&lt;div class=''pokemon'' style=''background-image:url(./pokemon/&quot;&amp;[.B71]&amp;&quot;.png)''&gt;&lt;span&gt;&quot;&amp;[.A71]&amp;&quot;&lt;/span&gt;&lt;/div&gt;&lt;/div&gt;&quot;" office:value-type="string" office:string-value="&lt;div class=''entry grass shiny lucky'' title=''weepinbell ''&gt;&lt;div class=''pokemon'' style=''background-image:url(./pokemon/070.png)''&gt;&lt;span&gt;070&lt;/span&gt;&lt;/div&gt;&lt;/div&gt;" calcext:value-type="string">
            <text:p>&lt;div class=''entry grass shiny lucky'' title=''weepinbell ''&gt;&lt;div class=''pokemon'' style=''background-image:url(./pokemon/070.png)''&gt;&lt;span&gt;07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71</text:p>
          </table:table-cell>
          <table:table-cell table:style-name="Default" office:value-type="string" calcext:value-type="string">
            <text:p>victreebel 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72]&amp;&quot; &quot;&amp;IF(ISTEXT([.F72]); [.F72]; IF(ISTEXT([.G72]); [.G72]; &quot;shiny&quot;) &amp; IF(ISTEXT([.H72]); &quot; &quot;&amp;[.H72]; &quot; lucky&quot;))&amp;&quot;'' title=''&quot;&amp;[.C72]&amp;&quot;''&gt;&lt;div class=''pokemon'' style=''background-image:url(./pokemon/&quot;&amp;[.B72]&amp;&quot;.png)''&gt;&lt;span&gt;&quot;&amp;[.A72]&amp;&quot;&lt;/span&gt;&lt;/div&gt;&lt;/div&gt;&quot;" office:value-type="string" office:string-value="&lt;div class=''entry grass shiny lucky'' title=''victreebel ''&gt;&lt;div class=''pokemon'' style=''background-image:url(./pokemon/071.png)''&gt;&lt;span&gt;071&lt;/span&gt;&lt;/div&gt;&lt;/div&gt;" calcext:value-type="string">
            <text:p>&lt;div class=''entry grass shiny lucky'' title=''victreebel ''&gt;&lt;div class=''pokemon'' style=''background-image:url(./pokemon/071.png)''&gt;&lt;span&gt;07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72</text:p>
          </table:table-cell>
          <table:table-cell table:style-name="Default" office:value-type="string" calcext:value-type="string">
            <text:p>tentacool 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poison 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73]&amp;&quot; &quot;&amp;IF(ISTEXT([.F73]); [.F73]; IF(ISTEXT([.G73]); [.G73]; &quot;shiny&quot;) &amp; IF(ISTEXT([.H73]); &quot; &quot;&amp;[.H73]; &quot; lucky&quot;))&amp;&quot;'' title=''&quot;&amp;[.C73]&amp;&quot;''&gt;&lt;div class=''pokemon'' style=''background-image:url(./pokemon/&quot;&amp;[.B73]&amp;&quot;.png)''&gt;&lt;span&gt;&quot;&amp;[.A73]&amp;&quot;&lt;/span&gt;&lt;/div&gt;&lt;/div&gt;&quot;" office:value-type="string" office:string-value="&lt;div class=''entry water missingshiny lucky'' title=''tentacool ''&gt;&lt;div class=''pokemon'' style=''background-image:url(./pokemon/072.png)''&gt;&lt;span&gt;072&lt;/span&gt;&lt;/div&gt;&lt;/div&gt;" calcext:value-type="string">
            <text:p>&lt;div class=''entry water missingshiny lucky'' title=''tentacool ''&gt;&lt;div class=''pokemon'' style=''background-image:url(./pokemon/072.png)''&gt;&lt;span&gt;07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73</text:p>
          </table:table-cell>
          <table:table-cell table:style-name="Default" office:value-type="string" calcext:value-type="string">
            <text:p>tentacruel 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poison 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74]&amp;&quot; &quot;&amp;IF(ISTEXT([.F74]); [.F74]; IF(ISTEXT([.G74]); [.G74]; &quot;shiny&quot;) &amp; IF(ISTEXT([.H74]); &quot; &quot;&amp;[.H74]; &quot; lucky&quot;))&amp;&quot;'' title=''&quot;&amp;[.C74]&amp;&quot;''&gt;&lt;div class=''pokemon'' style=''background-image:url(./pokemon/&quot;&amp;[.B74]&amp;&quot;.png)''&gt;&lt;span&gt;&quot;&amp;[.A74]&amp;&quot;&lt;/span&gt;&lt;/div&gt;&lt;/div&gt;&quot;" office:value-type="string" office:string-value="&lt;div class=''entry water missingshiny lucky'' title=''tentacruel ''&gt;&lt;div class=''pokemon'' style=''background-image:url(./pokemon/073.png)''&gt;&lt;span&gt;073&lt;/span&gt;&lt;/div&gt;&lt;/div&gt;" calcext:value-type="string">
            <text:p>&lt;div class=''entry water missingshiny lucky'' title=''tentacruel ''&gt;&lt;div class=''pokemon'' style=''background-image:url(./pokemon/073.png)''&gt;&lt;span&gt;07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74</text:p>
          </table:table-cell>
          <table:table-cell table:style-name="Default" office:value-type="string" calcext:value-type="string">
            <text:p>geodude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ground </text:p>
          </table:table-cell>
          <table:table-cell table:number-columns-repeated="4"/>
          <table:table-cell table:formula="of:=&quot;&lt;div class=''entry &quot;&amp;[.D75]&amp;&quot; &quot;&amp;IF(ISTEXT([.F75]); [.F75]; IF(ISTEXT([.G75]); [.G75]; &quot;shiny&quot;) &amp; IF(ISTEXT([.H75]); &quot; &quot;&amp;[.H75]; &quot; lucky&quot;))&amp;&quot;'' title=''&quot;&amp;[.C75]&amp;&quot;''&gt;&lt;div class=''pokemon'' style=''background-image:url(./pokemon/&quot;&amp;[.B75]&amp;&quot;.png)''&gt;&lt;span&gt;&quot;&amp;[.A75]&amp;&quot;&lt;/span&gt;&lt;/div&gt;&lt;/div&gt;&quot;" office:value-type="string" office:string-value="&lt;div class=''entry rock shiny lucky'' title=''geodude''&gt;&lt;div class=''pokemon'' style=''background-image:url(./pokemon/074.png)''&gt;&lt;span&gt;074&lt;/span&gt;&lt;/div&gt;&lt;/div&gt;" calcext:value-type="string">
            <text:p>&lt;div class=''entry rock shiny lucky'' title=''geodude''&gt;&lt;div class=''pokemon'' style=''background-image:url(./pokemon/074.png)''&gt;&lt;span&gt;07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75</text:p>
          </table:table-cell>
          <table:table-cell table:style-name="Default" office:value-type="string" calcext:value-type="string">
            <text:p>graveler 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ground </text:p>
          </table:table-cell>
          <table:table-cell table:number-columns-repeated="4"/>
          <table:table-cell table:formula="of:=&quot;&lt;div class=''entry &quot;&amp;[.D76]&amp;&quot; &quot;&amp;IF(ISTEXT([.F76]); [.F76]; IF(ISTEXT([.G76]); [.G76]; &quot;shiny&quot;) &amp; IF(ISTEXT([.H76]); &quot; &quot;&amp;[.H76]; &quot; lucky&quot;))&amp;&quot;'' title=''&quot;&amp;[.C76]&amp;&quot;''&gt;&lt;div class=''pokemon'' style=''background-image:url(./pokemon/&quot;&amp;[.B76]&amp;&quot;.png)''&gt;&lt;span&gt;&quot;&amp;[.A76]&amp;&quot;&lt;/span&gt;&lt;/div&gt;&lt;/div&gt;&quot;" office:value-type="string" office:string-value="&lt;div class=''entry rock shiny lucky'' title=''graveler ''&gt;&lt;div class=''pokemon'' style=''background-image:url(./pokemon/075.png)''&gt;&lt;span&gt;075&lt;/span&gt;&lt;/div&gt;&lt;/div&gt;" calcext:value-type="string">
            <text:p>&lt;div class=''entry rock shiny lucky'' title=''graveler ''&gt;&lt;div class=''pokemon'' style=''background-image:url(./pokemon/075.png)''&gt;&lt;span&gt;07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76</text:p>
          </table:table-cell>
          <table:table-cell table:style-name="Default" office:value-type="string" calcext:value-type="string">
            <text:p>golem 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ground </text:p>
          </table:table-cell>
          <table:table-cell table:number-columns-repeated="4"/>
          <table:table-cell table:formula="of:=&quot;&lt;div class=''entry &quot;&amp;[.D77]&amp;&quot; &quot;&amp;IF(ISTEXT([.F77]); [.F77]; IF(ISTEXT([.G77]); [.G77]; &quot;shiny&quot;) &amp; IF(ISTEXT([.H77]); &quot; &quot;&amp;[.H77]; &quot; lucky&quot;))&amp;&quot;'' title=''&quot;&amp;[.C77]&amp;&quot;''&gt;&lt;div class=''pokemon'' style=''background-image:url(./pokemon/&quot;&amp;[.B77]&amp;&quot;.png)''&gt;&lt;span&gt;&quot;&amp;[.A77]&amp;&quot;&lt;/span&gt;&lt;/div&gt;&lt;/div&gt;&quot;" office:value-type="string" office:string-value="&lt;div class=''entry rock shiny lucky'' title=''golem ''&gt;&lt;div class=''pokemon'' style=''background-image:url(./pokemon/076.png)''&gt;&lt;span&gt;076&lt;/span&gt;&lt;/div&gt;&lt;/div&gt;" calcext:value-type="string">
            <text:p>&lt;div class=''entry rock shiny lucky'' title=''golem ''&gt;&lt;div class=''pokemon'' style=''background-image:url(./pokemon/076.png)''&gt;&lt;span&gt;07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77</text:p>
          </table:table-cell>
          <table:table-cell table:style-name="Default" office:value-type="string" calcext:value-type="string">
            <text:p>ponyta </text:p>
          </table:table-cell>
          <table:table-cell table:style-name="Default" office:value-type="string" calcext:value-type="string">
            <text:p>fire </text:p>
          </table:table-cell>
          <table:table-cell table:style-name="Default"/>
          <table:table-cell table:number-columns-repeated="4"/>
          <table:table-cell table:formula="of:=&quot;&lt;div class=''entry &quot;&amp;[.D78]&amp;&quot; &quot;&amp;IF(ISTEXT([.F78]); [.F78]; IF(ISTEXT([.G78]); [.G78]; &quot;shiny&quot;) &amp; IF(ISTEXT([.H78]); &quot; &quot;&amp;[.H78]; &quot; lucky&quot;))&amp;&quot;'' title=''&quot;&amp;[.C78]&amp;&quot;''&gt;&lt;div class=''pokemon'' style=''background-image:url(./pokemon/&quot;&amp;[.B78]&amp;&quot;.png)''&gt;&lt;span&gt;&quot;&amp;[.A78]&amp;&quot;&lt;/span&gt;&lt;/div&gt;&lt;/div&gt;&quot;" office:value-type="string" office:string-value="&lt;div class=''entry fire  shiny lucky'' title=''ponyta ''&gt;&lt;div class=''pokemon'' style=''background-image:url(./pokemon/077.png)''&gt;&lt;span&gt;077&lt;/span&gt;&lt;/div&gt;&lt;/div&gt;" calcext:value-type="string">
            <text:p>&lt;div class=''entry fire <text:s/>shiny lucky'' title=''ponyta ''&gt;&lt;div class=''pokemon'' style=''background-image:url(./pokemon/077.png)''&gt;&lt;span&gt;07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78</text:p>
          </table:table-cell>
          <table:table-cell table:style-name="Default" office:value-type="string" calcext:value-type="string">
            <text:p>rapidash </text:p>
          </table:table-cell>
          <table:table-cell table:style-name="Default" office:value-type="string" calcext:value-type="string">
            <text:p>fire </text:p>
          </table:table-cell>
          <table:table-cell table:style-name="Default"/>
          <table:table-cell table:number-columns-repeated="4"/>
          <table:table-cell table:formula="of:=&quot;&lt;div class=''entry &quot;&amp;[.D79]&amp;&quot; &quot;&amp;IF(ISTEXT([.F79]); [.F79]; IF(ISTEXT([.G79]); [.G79]; &quot;shiny&quot;) &amp; IF(ISTEXT([.H79]); &quot; &quot;&amp;[.H79]; &quot; lucky&quot;))&amp;&quot;'' title=''&quot;&amp;[.C79]&amp;&quot;''&gt;&lt;div class=''pokemon'' style=''background-image:url(./pokemon/&quot;&amp;[.B79]&amp;&quot;.png)''&gt;&lt;span&gt;&quot;&amp;[.A79]&amp;&quot;&lt;/span&gt;&lt;/div&gt;&lt;/div&gt;&quot;" office:value-type="string" office:string-value="&lt;div class=''entry fire  shiny lucky'' title=''rapidash ''&gt;&lt;div class=''pokemon'' style=''background-image:url(./pokemon/078.png)''&gt;&lt;span&gt;078&lt;/span&gt;&lt;/div&gt;&lt;/div&gt;" calcext:value-type="string">
            <text:p>&lt;div class=''entry fire <text:s/>shiny lucky'' title=''rapidash ''&gt;&lt;div class=''pokemon'' style=''background-image:url(./pokemon/078.png)''&gt;&lt;span&gt;07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79</text:p>
          </table:table-cell>
          <table:table-cell table:style-name="Default" office:value-type="string" calcext:value-type="string">
            <text:p>slowpoke 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psychic </text:p>
          </table:table-cell>
          <table:table-cell table:number-columns-repeated="4"/>
          <table:table-cell table:formula="of:=&quot;&lt;div class=''entry &quot;&amp;[.D80]&amp;&quot; &quot;&amp;IF(ISTEXT([.F80]); [.F80]; IF(ISTEXT([.G80]); [.G80]; &quot;shiny&quot;) &amp; IF(ISTEXT([.H80]); &quot; &quot;&amp;[.H80]; &quot; lucky&quot;))&amp;&quot;'' title=''&quot;&amp;[.C80]&amp;&quot;''&gt;&lt;div class=''pokemon'' style=''background-image:url(./pokemon/&quot;&amp;[.B80]&amp;&quot;.png)''&gt;&lt;span&gt;&quot;&amp;[.A80]&amp;&quot;&lt;/span&gt;&lt;/div&gt;&lt;/div&gt;&quot;" office:value-type="string" office:string-value="&lt;div class=''entry water shiny lucky'' title=''slowpoke ''&gt;&lt;div class=''pokemon'' style=''background-image:url(./pokemon/079.png)''&gt;&lt;span&gt;079&lt;/span&gt;&lt;/div&gt;&lt;/div&gt;" calcext:value-type="string">
            <text:p>&lt;div class=''entry water shiny lucky'' title=''slowpoke ''&gt;&lt;div class=''pokemon'' style=''background-image:url(./pokemon/079.png)''&gt;&lt;span&gt;07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80</text:p>
          </table:table-cell>
          <table:table-cell table:style-name="Default" office:value-type="string" calcext:value-type="string">
            <text:p>slowbro 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psychic </text:p>
          </table:table-cell>
          <table:table-cell table:number-columns-repeated="4"/>
          <table:table-cell table:formula="of:=&quot;&lt;div class=''entry &quot;&amp;[.D81]&amp;&quot; &quot;&amp;IF(ISTEXT([.F81]); [.F81]; IF(ISTEXT([.G81]); [.G81]; &quot;shiny&quot;) &amp; IF(ISTEXT([.H81]); &quot; &quot;&amp;[.H81]; &quot; lucky&quot;))&amp;&quot;'' title=''&quot;&amp;[.C81]&amp;&quot;''&gt;&lt;div class=''pokemon'' style=''background-image:url(./pokemon/&quot;&amp;[.B81]&amp;&quot;.png)''&gt;&lt;span&gt;&quot;&amp;[.A81]&amp;&quot;&lt;/span&gt;&lt;/div&gt;&lt;/div&gt;&quot;" office:value-type="string" office:string-value="&lt;div class=''entry water shiny lucky'' title=''slowbro ''&gt;&lt;div class=''pokemon'' style=''background-image:url(./pokemon/080.png)''&gt;&lt;span&gt;080&lt;/span&gt;&lt;/div&gt;&lt;/div&gt;" calcext:value-type="string">
            <text:p>&lt;div class=''entry water shiny lucky'' title=''slowbro ''&gt;&lt;div class=''pokemon'' style=''background-image:url(./pokemon/080.png)''&gt;&lt;span&gt;08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81</text:p>
          </table:table-cell>
          <table:table-cell table:style-name="Default" office:value-type="string" calcext:value-type="string">
            <text:p>magnemite </text:p>
          </table:table-cell>
          <table:table-cell table:style-name="Default" office:value-type="string" calcext:value-type="string">
            <text:p>electric</text:p>
          </table:table-cell>
          <table:table-cell table:style-name="Default" office:value-type="string" calcext:value-type="string">
            <text:p>steel </text:p>
          </table:table-cell>
          <table:table-cell table:number-columns-repeated="4"/>
          <table:table-cell table:formula="of:=&quot;&lt;div class=''entry &quot;&amp;[.D82]&amp;&quot; &quot;&amp;IF(ISTEXT([.F82]); [.F82]; IF(ISTEXT([.G82]); [.G82]; &quot;shiny&quot;) &amp; IF(ISTEXT([.H82]); &quot; &quot;&amp;[.H82]; &quot; lucky&quot;))&amp;&quot;'' title=''&quot;&amp;[.C82]&amp;&quot;''&gt;&lt;div class=''pokemon'' style=''background-image:url(./pokemon/&quot;&amp;[.B82]&amp;&quot;.png)''&gt;&lt;span&gt;&quot;&amp;[.A82]&amp;&quot;&lt;/span&gt;&lt;/div&gt;&lt;/div&gt;&quot;" office:value-type="string" office:string-value="&lt;div class=''entry electric shiny lucky'' title=''magnemite ''&gt;&lt;div class=''pokemon'' style=''background-image:url(./pokemon/081.png)''&gt;&lt;span&gt;081&lt;/span&gt;&lt;/div&gt;&lt;/div&gt;" calcext:value-type="string">
            <text:p>&lt;div class=''entry electric shiny lucky'' title=''magnemite ''&gt;&lt;div class=''pokemon'' style=''background-image:url(./pokemon/081.png)''&gt;&lt;span&gt;08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82</text:p>
          </table:table-cell>
          <table:table-cell table:style-name="Default" office:value-type="string" calcext:value-type="string">
            <text:p>magneton </text:p>
          </table:table-cell>
          <table:table-cell table:style-name="Default" office:value-type="string" calcext:value-type="string">
            <text:p>electric</text:p>
          </table:table-cell>
          <table:table-cell table:style-name="Default" office:value-type="string" calcext:value-type="string">
            <text:p>steel </text:p>
          </table:table-cell>
          <table:table-cell table:number-columns-repeated="4"/>
          <table:table-cell table:formula="of:=&quot;&lt;div class=''entry &quot;&amp;[.D83]&amp;&quot; &quot;&amp;IF(ISTEXT([.F83]); [.F83]; IF(ISTEXT([.G83]); [.G83]; &quot;shiny&quot;) &amp; IF(ISTEXT([.H83]); &quot; &quot;&amp;[.H83]; &quot; lucky&quot;))&amp;&quot;'' title=''&quot;&amp;[.C83]&amp;&quot;''&gt;&lt;div class=''pokemon'' style=''background-image:url(./pokemon/&quot;&amp;[.B83]&amp;&quot;.png)''&gt;&lt;span&gt;&quot;&amp;[.A83]&amp;&quot;&lt;/span&gt;&lt;/div&gt;&lt;/div&gt;&quot;" office:value-type="string" office:string-value="&lt;div class=''entry electric shiny lucky'' title=''magneton ''&gt;&lt;div class=''pokemon'' style=''background-image:url(./pokemon/082.png)''&gt;&lt;span&gt;082&lt;/span&gt;&lt;/div&gt;&lt;/div&gt;" calcext:value-type="string">
            <text:p>&lt;div class=''entry electric shiny lucky'' title=''magneton ''&gt;&lt;div class=''pokemon'' style=''background-image:url(./pokemon/082.png)''&gt;&lt;span&gt;08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83</text:p>
          </table:table-cell>
          <table:table-cell table:style-name="Default" office:value-type="string" calcext:value-type="string">
            <text:p>farfetch'd 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lying 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84]&amp;&quot; &quot;&amp;IF(ISTEXT([.F84]); [.F84]; IF(ISTEXT([.G84]); [.G84]; &quot;shiny&quot;) &amp; IF(ISTEXT([.H84]); &quot; &quot;&amp;[.H84]; &quot; lucky&quot;))&amp;&quot;'' title=''&quot;&amp;[.C84]&amp;&quot;''&gt;&lt;div class=''pokemon'' style=''background-image:url(./pokemon/&quot;&amp;[.B84]&amp;&quot;.png)''&gt;&lt;span&gt;&quot;&amp;[.A84]&amp;&quot;&lt;/span&gt;&lt;/div&gt;&lt;/div&gt;&quot;" office:value-type="string" office:string-value="&lt;div class=''entry normal missingshiny lucky'' title=''farfetch'd ''&gt;&lt;div class=''pokemon'' style=''background-image:url(./pokemon/083.png)''&gt;&lt;span&gt;083&lt;/span&gt;&lt;/div&gt;&lt;/div&gt;" calcext:value-type="string">
            <text:p>&lt;div class=''entry normal missingshiny lucky'' title=''farfetch'd ''&gt;&lt;div class=''pokemon'' style=''background-image:url(./pokemon/083.png)''&gt;&lt;span&gt;08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84</text:p>
          </table:table-cell>
          <table:table-cell table:style-name="Default" office:value-type="string" calcext:value-type="string">
            <text:p>doduo 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85]&amp;&quot; &quot;&amp;IF(ISTEXT([.F85]); [.F85]; IF(ISTEXT([.G85]); [.G85]; &quot;shiny&quot;) &amp; IF(ISTEXT([.H85]); &quot; &quot;&amp;[.H85]; &quot; lucky&quot;))&amp;&quot;'' title=''&quot;&amp;[.C85]&amp;&quot;''&gt;&lt;div class=''pokemon'' style=''background-image:url(./pokemon/&quot;&amp;[.B85]&amp;&quot;.png)''&gt;&lt;span&gt;&quot;&amp;[.A85]&amp;&quot;&lt;/span&gt;&lt;/div&gt;&lt;/div&gt;&quot;" office:value-type="string" office:string-value="&lt;div class=''entry normal shiny lucky'' title=''doduo ''&gt;&lt;div class=''pokemon'' style=''background-image:url(./pokemon/084.png)''&gt;&lt;span&gt;084&lt;/span&gt;&lt;/div&gt;&lt;/div&gt;" calcext:value-type="string">
            <text:p>&lt;div class=''entry normal shiny lucky'' title=''doduo ''&gt;&lt;div class=''pokemon'' style=''background-image:url(./pokemon/084.png)''&gt;&lt;span&gt;08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85</text:p>
          </table:table-cell>
          <table:table-cell table:style-name="Default" office:value-type="string" calcext:value-type="string">
            <text:p>dodrio 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86]&amp;&quot; &quot;&amp;IF(ISTEXT([.F86]); [.F86]; IF(ISTEXT([.G86]); [.G86]; &quot;shiny&quot;) &amp; IF(ISTEXT([.H86]); &quot; &quot;&amp;[.H86]; &quot; lucky&quot;))&amp;&quot;'' title=''&quot;&amp;[.C86]&amp;&quot;''&gt;&lt;div class=''pokemon'' style=''background-image:url(./pokemon/&quot;&amp;[.B86]&amp;&quot;.png)''&gt;&lt;span&gt;&quot;&amp;[.A86]&amp;&quot;&lt;/span&gt;&lt;/div&gt;&lt;/div&gt;&quot;" office:value-type="string" office:string-value="&lt;div class=''entry normal shiny lucky'' title=''dodrio ''&gt;&lt;div class=''pokemon'' style=''background-image:url(./pokemon/085.png)''&gt;&lt;span&gt;085&lt;/span&gt;&lt;/div&gt;&lt;/div&gt;" calcext:value-type="string">
            <text:p>&lt;div class=''entry normal shiny lucky'' title=''dodrio ''&gt;&lt;div class=''pokemon'' style=''background-image:url(./pokemon/085.png)''&gt;&lt;span&gt;08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86</text:p>
          </table:table-cell>
          <table:table-cell table:style-name="Default" office:value-type="string" calcext:value-type="string">
            <text:p>seel </text:p>
          </table:table-cell>
          <table:table-cell table:style-name="Default" office:value-type="string" calcext:value-type="string">
            <text:p>water </text:p>
          </table:table-cell>
          <table:table-cell table:style-name="Default"/>
          <table:table-cell table:number-columns-repeated="4"/>
          <table:table-cell table:formula="of:=&quot;&lt;div class=''entry &quot;&amp;[.D87]&amp;&quot; &quot;&amp;IF(ISTEXT([.F87]); [.F87]; IF(ISTEXT([.G87]); [.G87]; &quot;shiny&quot;) &amp; IF(ISTEXT([.H87]); &quot; &quot;&amp;[.H87]; &quot; lucky&quot;))&amp;&quot;'' title=''&quot;&amp;[.C87]&amp;&quot;''&gt;&lt;div class=''pokemon'' style=''background-image:url(./pokemon/&quot;&amp;[.B87]&amp;&quot;.png)''&gt;&lt;span&gt;&quot;&amp;[.A87]&amp;&quot;&lt;/span&gt;&lt;/div&gt;&lt;/div&gt;&quot;" office:value-type="string" office:string-value="&lt;div class=''entry water  shiny lucky'' title=''seel ''&gt;&lt;div class=''pokemon'' style=''background-image:url(./pokemon/086.png)''&gt;&lt;span&gt;086&lt;/span&gt;&lt;/div&gt;&lt;/div&gt;" calcext:value-type="string">
            <text:p>&lt;div class=''entry water <text:s/>shiny lucky'' title=''seel ''&gt;&lt;div class=''pokemon'' style=''background-image:url(./pokemon/086.png)''&gt;&lt;span&gt;08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87</text:p>
          </table:table-cell>
          <table:table-cell table:style-name="Default" office:value-type="string" calcext:value-type="string">
            <text:p>dewgong 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ice </text:p>
          </table:table-cell>
          <table:table-cell table:number-columns-repeated="4"/>
          <table:table-cell table:formula="of:=&quot;&lt;div class=''entry &quot;&amp;[.D88]&amp;&quot; &quot;&amp;IF(ISTEXT([.F88]); [.F88]; IF(ISTEXT([.G88]); [.G88]; &quot;shiny&quot;) &amp; IF(ISTEXT([.H88]); &quot; &quot;&amp;[.H88]; &quot; lucky&quot;))&amp;&quot;'' title=''&quot;&amp;[.C88]&amp;&quot;''&gt;&lt;div class=''pokemon'' style=''background-image:url(./pokemon/&quot;&amp;[.B88]&amp;&quot;.png)''&gt;&lt;span&gt;&quot;&amp;[.A88]&amp;&quot;&lt;/span&gt;&lt;/div&gt;&lt;/div&gt;&quot;" office:value-type="string" office:string-value="&lt;div class=''entry water shiny lucky'' title=''dewgong ''&gt;&lt;div class=''pokemon'' style=''background-image:url(./pokemon/087.png)''&gt;&lt;span&gt;087&lt;/span&gt;&lt;/div&gt;&lt;/div&gt;" calcext:value-type="string">
            <text:p>&lt;div class=''entry water shiny lucky'' title=''dewgong ''&gt;&lt;div class=''pokemon'' style=''background-image:url(./pokemon/087.png)''&gt;&lt;span&gt;08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88</text:p>
          </table:table-cell>
          <table:table-cell table:style-name="Default" office:value-type="string" calcext:value-type="string">
            <text:p>grimer </text:p>
          </table:table-cell>
          <table:table-cell table:style-name="Default" office:value-type="string" calcext:value-type="string">
            <text:p>poison </text:p>
          </table:table-cell>
          <table:table-cell table:style-name="Default"/>
          <table:table-cell table:number-columns-repeated="4"/>
          <table:table-cell table:formula="of:=&quot;&lt;div class=''entry &quot;&amp;[.D89]&amp;&quot; &quot;&amp;IF(ISTEXT([.F89]); [.F89]; IF(ISTEXT([.G89]); [.G89]; &quot;shiny&quot;) &amp; IF(ISTEXT([.H89]); &quot; &quot;&amp;[.H89]; &quot; lucky&quot;))&amp;&quot;'' title=''&quot;&amp;[.C89]&amp;&quot;''&gt;&lt;div class=''pokemon'' style=''background-image:url(./pokemon/&quot;&amp;[.B89]&amp;&quot;.png)''&gt;&lt;span&gt;&quot;&amp;[.A89]&amp;&quot;&lt;/span&gt;&lt;/div&gt;&lt;/div&gt;&quot;" office:value-type="string" office:string-value="&lt;div class=''entry poison  shiny lucky'' title=''grimer ''&gt;&lt;div class=''pokemon'' style=''background-image:url(./pokemon/088.png)''&gt;&lt;span&gt;088&lt;/span&gt;&lt;/div&gt;&lt;/div&gt;" calcext:value-type="string">
            <text:p>&lt;div class=''entry poison <text:s/>shiny lucky'' title=''grimer ''&gt;&lt;div class=''pokemon'' style=''background-image:url(./pokemon/088.png)''&gt;&lt;span&gt;08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89</text:p>
          </table:table-cell>
          <table:table-cell table:style-name="Default" office:value-type="string" calcext:value-type="string">
            <text:p>muk </text:p>
          </table:table-cell>
          <table:table-cell table:style-name="Default" office:value-type="string" calcext:value-type="string">
            <text:p>poison </text:p>
          </table:table-cell>
          <table:table-cell table:style-name="Default"/>
          <table:table-cell table:number-columns-repeated="4"/>
          <table:table-cell table:formula="of:=&quot;&lt;div class=''entry &quot;&amp;[.D90]&amp;&quot; &quot;&amp;IF(ISTEXT([.F90]); [.F90]; IF(ISTEXT([.G90]); [.G90]; &quot;shiny&quot;) &amp; IF(ISTEXT([.H90]); &quot; &quot;&amp;[.H90]; &quot; lucky&quot;))&amp;&quot;'' title=''&quot;&amp;[.C90]&amp;&quot;''&gt;&lt;div class=''pokemon'' style=''background-image:url(./pokemon/&quot;&amp;[.B90]&amp;&quot;.png)''&gt;&lt;span&gt;&quot;&amp;[.A90]&amp;&quot;&lt;/span&gt;&lt;/div&gt;&lt;/div&gt;&quot;" office:value-type="string" office:string-value="&lt;div class=''entry poison  shiny lucky'' title=''muk ''&gt;&lt;div class=''pokemon'' style=''background-image:url(./pokemon/089.png)''&gt;&lt;span&gt;089&lt;/span&gt;&lt;/div&gt;&lt;/div&gt;" calcext:value-type="string">
            <text:p>&lt;div class=''entry poison <text:s/>shiny lucky'' title=''muk ''&gt;&lt;div class=''pokemon'' style=''background-image:url(./pokemon/089.png)''&gt;&lt;span&gt;08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90</text:p>
          </table:table-cell>
          <table:table-cell table:style-name="Default" office:value-type="string" calcext:value-type="string">
            <text:p>shellder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2"/>
          <table:table-cell office:value-type="string" calcext:value-type="string">
            <text:p>missinglucky</text:p>
          </table:table-cell>
          <table:table-cell/>
          <table:table-cell table:formula="of:=&quot;&lt;div class=''entry &quot;&amp;[.D91]&amp;&quot; &quot;&amp;IF(ISTEXT([.F91]); [.F91]; IF(ISTEXT([.G91]); [.G91]; &quot;shiny&quot;) &amp; IF(ISTEXT([.H91]); &quot; &quot;&amp;[.H91]; &quot; lucky&quot;))&amp;&quot;'' title=''&quot;&amp;[.C91]&amp;&quot;''&gt;&lt;div class=''pokemon'' style=''background-image:url(./pokemon/&quot;&amp;[.B91]&amp;&quot;.png)''&gt;&lt;span&gt;&quot;&amp;[.A91]&amp;&quot;&lt;/span&gt;&lt;/div&gt;&lt;/div&gt;&quot;" office:value-type="string" office:string-value="&lt;div class=''entry water  shiny missinglucky'' title=''shellder ''&gt;&lt;div class=''pokemon'' style=''background-image:url(./pokemon/090.png)''&gt;&lt;span&gt;090&lt;/span&gt;&lt;/div&gt;&lt;/div&gt;" calcext:value-type="string">
            <text:p>&lt;div class=''entry water <text:s/>shiny missinglucky'' title=''shellder ''&gt;&lt;div class=''pokemon'' style=''background-image:url(./pokemon/090.png)''&gt;&lt;span&gt;09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91</text:p>
          </table:table-cell>
          <table:table-cell table:style-name="Default" office:value-type="string" calcext:value-type="string">
            <text:p>cloyster 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ice </text:p>
          </table:table-cell>
          <table:table-cell table:number-columns-repeated="2"/>
          <table:table-cell office:value-type="string" calcext:value-type="string">
            <text:p>missinglucky</text:p>
          </table:table-cell>
          <table:table-cell/>
          <table:table-cell table:formula="of:=&quot;&lt;div class=''entry &quot;&amp;[.D92]&amp;&quot; &quot;&amp;IF(ISTEXT([.F92]); [.F92]; IF(ISTEXT([.G92]); [.G92]; &quot;shiny&quot;) &amp; IF(ISTEXT([.H92]); &quot; &quot;&amp;[.H92]; &quot; lucky&quot;))&amp;&quot;'' title=''&quot;&amp;[.C92]&amp;&quot;''&gt;&lt;div class=''pokemon'' style=''background-image:url(./pokemon/&quot;&amp;[.B92]&amp;&quot;.png)''&gt;&lt;span&gt;&quot;&amp;[.A92]&amp;&quot;&lt;/span&gt;&lt;/div&gt;&lt;/div&gt;&quot;" office:value-type="string" office:string-value="&lt;div class=''entry water shiny missinglucky'' title=''cloyster ''&gt;&lt;div class=''pokemon'' style=''background-image:url(./pokemon/091.png)''&gt;&lt;span&gt;091&lt;/span&gt;&lt;/div&gt;&lt;/div&gt;" calcext:value-type="string">
            <text:p>&lt;div class=''entry water shiny missinglucky'' title=''cloyster ''&gt;&lt;div class=''pokemon'' style=''background-image:url(./pokemon/091.png)''&gt;&lt;span&gt;09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92</text:p>
          </table:table-cell>
          <table:table-cell table:style-name="Default" office:value-type="string" calcext:value-type="string">
            <text:p>gastly </text:p>
          </table:table-cell>
          <table:table-cell table:style-name="Default" office:value-type="string" calcext:value-type="string">
            <text:p>ghost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93]&amp;&quot; &quot;&amp;IF(ISTEXT([.F93]); [.F93]; IF(ISTEXT([.G93]); [.G93]; &quot;shiny&quot;) &amp; IF(ISTEXT([.H93]); &quot; &quot;&amp;[.H93]; &quot; lucky&quot;))&amp;&quot;'' title=''&quot;&amp;[.C93]&amp;&quot;''&gt;&lt;div class=''pokemon'' style=''background-image:url(./pokemon/&quot;&amp;[.B93]&amp;&quot;.png)''&gt;&lt;span&gt;&quot;&amp;[.A93]&amp;&quot;&lt;/span&gt;&lt;/div&gt;&lt;/div&gt;&quot;" office:value-type="string" office:string-value="&lt;div class=''entry ghost shiny lucky'' title=''gastly ''&gt;&lt;div class=''pokemon'' style=''background-image:url(./pokemon/092.png)''&gt;&lt;span&gt;092&lt;/span&gt;&lt;/div&gt;&lt;/div&gt;" calcext:value-type="string">
            <text:p>&lt;div class=''entry ghost shiny lucky'' title=''gastly ''&gt;&lt;div class=''pokemon'' style=''background-image:url(./pokemon/092.png)''&gt;&lt;span&gt;09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93</text:p>
          </table:table-cell>
          <table:table-cell table:style-name="Default" office:value-type="string" calcext:value-type="string">
            <text:p>haunter </text:p>
          </table:table-cell>
          <table:table-cell table:style-name="Default" office:value-type="string" calcext:value-type="string">
            <text:p>ghost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94]&amp;&quot; &quot;&amp;IF(ISTEXT([.F94]); [.F94]; IF(ISTEXT([.G94]); [.G94]; &quot;shiny&quot;) &amp; IF(ISTEXT([.H94]); &quot; &quot;&amp;[.H94]; &quot; lucky&quot;))&amp;&quot;'' title=''&quot;&amp;[.C94]&amp;&quot;''&gt;&lt;div class=''pokemon'' style=''background-image:url(./pokemon/&quot;&amp;[.B94]&amp;&quot;.png)''&gt;&lt;span&gt;&quot;&amp;[.A94]&amp;&quot;&lt;/span&gt;&lt;/div&gt;&lt;/div&gt;&quot;" office:value-type="string" office:string-value="&lt;div class=''entry ghost shiny lucky'' title=''haunter ''&gt;&lt;div class=''pokemon'' style=''background-image:url(./pokemon/093.png)''&gt;&lt;span&gt;093&lt;/span&gt;&lt;/div&gt;&lt;/div&gt;" calcext:value-type="string">
            <text:p>&lt;div class=''entry ghost shiny lucky'' title=''haunter ''&gt;&lt;div class=''pokemon'' style=''background-image:url(./pokemon/093.png)''&gt;&lt;span&gt;09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94</text:p>
          </table:table-cell>
          <table:table-cell table:style-name="Default" office:value-type="string" calcext:value-type="string">
            <text:p>gengar </text:p>
          </table:table-cell>
          <table:table-cell table:style-name="Default" office:value-type="string" calcext:value-type="string">
            <text:p>ghost</text:p>
          </table:table-cell>
          <table:table-cell table:style-name="Default" office:value-type="string" calcext:value-type="string">
            <text:p>poison </text:p>
          </table:table-cell>
          <table:table-cell table:number-columns-repeated="4"/>
          <table:table-cell table:formula="of:=&quot;&lt;div class=''entry &quot;&amp;[.D95]&amp;&quot; &quot;&amp;IF(ISTEXT([.F95]); [.F95]; IF(ISTEXT([.G95]); [.G95]; &quot;shiny&quot;) &amp; IF(ISTEXT([.H95]); &quot; &quot;&amp;[.H95]; &quot; lucky&quot;))&amp;&quot;'' title=''&quot;&amp;[.C95]&amp;&quot;''&gt;&lt;div class=''pokemon'' style=''background-image:url(./pokemon/&quot;&amp;[.B95]&amp;&quot;.png)''&gt;&lt;span&gt;&quot;&amp;[.A95]&amp;&quot;&lt;/span&gt;&lt;/div&gt;&lt;/div&gt;&quot;" office:value-type="string" office:string-value="&lt;div class=''entry ghost shiny lucky'' title=''gengar ''&gt;&lt;div class=''pokemon'' style=''background-image:url(./pokemon/094.png)''&gt;&lt;span&gt;094&lt;/span&gt;&lt;/div&gt;&lt;/div&gt;" calcext:value-type="string">
            <text:p>&lt;div class=''entry ghost shiny lucky'' title=''gengar ''&gt;&lt;div class=''pokemon'' style=''background-image:url(./pokemon/094.png)''&gt;&lt;span&gt;09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95</text:p>
          </table:table-cell>
          <table:table-cell table:style-name="Default" office:value-type="string" calcext:value-type="string">
            <text:p>onix 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ground </text:p>
          </table:table-cell>
          <table:table-cell table:number-columns-repeated="4"/>
          <table:table-cell table:formula="of:=&quot;&lt;div class=''entry &quot;&amp;[.D96]&amp;&quot; &quot;&amp;IF(ISTEXT([.F96]); [.F96]; IF(ISTEXT([.G96]); [.G96]; &quot;shiny&quot;) &amp; IF(ISTEXT([.H96]); &quot; &quot;&amp;[.H96]; &quot; lucky&quot;))&amp;&quot;'' title=''&quot;&amp;[.C96]&amp;&quot;''&gt;&lt;div class=''pokemon'' style=''background-image:url(./pokemon/&quot;&amp;[.B96]&amp;&quot;.png)''&gt;&lt;span&gt;&quot;&amp;[.A96]&amp;&quot;&lt;/span&gt;&lt;/div&gt;&lt;/div&gt;&quot;" office:value-type="string" office:string-value="&lt;div class=''entry rock shiny lucky'' title=''onix ''&gt;&lt;div class=''pokemon'' style=''background-image:url(./pokemon/095.png)''&gt;&lt;span&gt;095&lt;/span&gt;&lt;/div&gt;&lt;/div&gt;" calcext:value-type="string">
            <text:p>&lt;div class=''entry rock shiny lucky'' title=''onix ''&gt;&lt;div class=''pokemon'' style=''background-image:url(./pokemon/095.png)''&gt;&lt;span&gt;09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96</text:p>
          </table:table-cell>
          <table:table-cell table:style-name="Default" office:value-type="string" calcext:value-type="string">
            <text:p>drowzee </text:p>
          </table:table-cell>
          <table:table-cell table:style-name="Default" office:value-type="string" calcext:value-type="string">
            <text:p>psychic </text:p>
          </table:table-cell>
          <table:table-cell table:style-name="Default"/>
          <table:table-cell table:number-columns-repeated="4"/>
          <table:table-cell table:formula="of:=&quot;&lt;div class=''entry &quot;&amp;[.D97]&amp;&quot; &quot;&amp;IF(ISTEXT([.F97]); [.F97]; IF(ISTEXT([.G97]); [.G97]; &quot;shiny&quot;) &amp; IF(ISTEXT([.H97]); &quot; &quot;&amp;[.H97]; &quot; lucky&quot;))&amp;&quot;'' title=''&quot;&amp;[.C97]&amp;&quot;''&gt;&lt;div class=''pokemon'' style=''background-image:url(./pokemon/&quot;&amp;[.B97]&amp;&quot;.png)''&gt;&lt;span&gt;&quot;&amp;[.A97]&amp;&quot;&lt;/span&gt;&lt;/div&gt;&lt;/div&gt;&quot;" office:value-type="string" office:string-value="&lt;div class=''entry psychic  shiny lucky'' title=''drowzee ''&gt;&lt;div class=''pokemon'' style=''background-image:url(./pokemon/096.png)''&gt;&lt;span&gt;096&lt;/span&gt;&lt;/div&gt;&lt;/div&gt;" calcext:value-type="string">
            <text:p>&lt;div class=''entry psychic <text:s/>shiny lucky'' title=''drowzee ''&gt;&lt;div class=''pokemon'' style=''background-image:url(./pokemon/096.png)''&gt;&lt;span&gt;09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97</text:p>
          </table:table-cell>
          <table:table-cell table:style-name="Default" office:value-type="string" calcext:value-type="string">
            <text:p>hypno </text:p>
          </table:table-cell>
          <table:table-cell table:style-name="Default" office:value-type="string" calcext:value-type="string">
            <text:p>psychic </text:p>
          </table:table-cell>
          <table:table-cell table:style-name="Default"/>
          <table:table-cell table:number-columns-repeated="4"/>
          <table:table-cell table:formula="of:=&quot;&lt;div class=''entry &quot;&amp;[.D98]&amp;&quot; &quot;&amp;IF(ISTEXT([.F98]); [.F98]; IF(ISTEXT([.G98]); [.G98]; &quot;shiny&quot;) &amp; IF(ISTEXT([.H98]); &quot; &quot;&amp;[.H98]; &quot; lucky&quot;))&amp;&quot;'' title=''&quot;&amp;[.C98]&amp;&quot;''&gt;&lt;div class=''pokemon'' style=''background-image:url(./pokemon/&quot;&amp;[.B98]&amp;&quot;.png)''&gt;&lt;span&gt;&quot;&amp;[.A98]&amp;&quot;&lt;/span&gt;&lt;/div&gt;&lt;/div&gt;&quot;" office:value-type="string" office:string-value="&lt;div class=''entry psychic  shiny lucky'' title=''hypno ''&gt;&lt;div class=''pokemon'' style=''background-image:url(./pokemon/097.png)''&gt;&lt;span&gt;097&lt;/span&gt;&lt;/div&gt;&lt;/div&gt;" calcext:value-type="string">
            <text:p>&lt;div class=''entry psychic <text:s/>shiny lucky'' title=''hypno ''&gt;&lt;div class=''pokemon'' style=''background-image:url(./pokemon/097.png)''&gt;&lt;span&gt;09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98</text:p>
          </table:table-cell>
          <table:table-cell table:style-name="Default" office:value-type="string" calcext:value-type="string">
            <text:p>krabby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99]&amp;&quot; &quot;&amp;IF(ISTEXT([.F99]); [.F99]; IF(ISTEXT([.G99]); [.G99]; &quot;shiny&quot;) &amp; IF(ISTEXT([.H99]); &quot; &quot;&amp;[.H99]; &quot; lucky&quot;))&amp;&quot;'' title=''&quot;&amp;[.C99]&amp;&quot;''&gt;&lt;div class=''pokemon'' style=''background-image:url(./pokemon/&quot;&amp;[.B99]&amp;&quot;.png)''&gt;&lt;span&gt;&quot;&amp;[.A99]&amp;&quot;&lt;/span&gt;&lt;/div&gt;&lt;/div&gt;&quot;" office:value-type="string" office:string-value="&lt;div class=''entry water  shiny lucky'' title=''krabby ''&gt;&lt;div class=''pokemon'' style=''background-image:url(./pokemon/098.png)''&gt;&lt;span&gt;098&lt;/span&gt;&lt;/div&gt;&lt;/div&gt;" calcext:value-type="string">
            <text:p>&lt;div class=''entry water <text:s/>shiny lucky'' title=''krabby ''&gt;&lt;div class=''pokemon'' style=''background-image:url(./pokemon/098.png)''&gt;&lt;span&gt;09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099</text:p>
          </table:table-cell>
          <table:table-cell table:style-name="Default" office:value-type="string" calcext:value-type="string">
            <text:p>kingler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100]&amp;&quot; &quot;&amp;IF(ISTEXT([.F100]); [.F100]; IF(ISTEXT([.G100]); [.G100]; &quot;shiny&quot;) &amp; IF(ISTEXT([.H100]); &quot; &quot;&amp;[.H100]; &quot; lucky&quot;))&amp;&quot;'' title=''&quot;&amp;[.C100]&amp;&quot;''&gt;&lt;div class=''pokemon'' style=''background-image:url(./pokemon/&quot;&amp;[.B100]&amp;&quot;.png)''&gt;&lt;span&gt;&quot;&amp;[.A100]&amp;&quot;&lt;/span&gt;&lt;/div&gt;&lt;/div&gt;&quot;" office:value-type="string" office:string-value="&lt;div class=''entry water  shiny lucky'' title=''kingler ''&gt;&lt;div class=''pokemon'' style=''background-image:url(./pokemon/099.png)''&gt;&lt;span&gt;099&lt;/span&gt;&lt;/div&gt;&lt;/div&gt;" calcext:value-type="string">
            <text:p>&lt;div class=''entry water <text:s/>shiny lucky'' title=''kingler ''&gt;&lt;div class=''pokemon'' style=''background-image:url(./pokemon/099.png)''&gt;&lt;span&gt;09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00</text:p>
          </table:table-cell>
          <table:table-cell table:style-name="Default" office:value-type="string" calcext:value-type="string">
            <text:p>voltorb </text:p>
          </table:table-cell>
          <table:table-cell table:style-name="Default" office:value-type="string" calcext:value-type="string" table:number-columns-spanned="2" table:number-rows-spanned="1">
            <text:p>electric </text:p>
          </table:table-cell>
          <table:covered-table-cell table:style-name="Default"/>
          <table:table-cell table:number-columns-repeated="4"/>
          <table:table-cell table:formula="of:=&quot;&lt;div class=''entry &quot;&amp;[.D101]&amp;&quot; &quot;&amp;IF(ISTEXT([.F101]); [.F101]; IF(ISTEXT([.G101]); [.G101]; &quot;shiny&quot;) &amp; IF(ISTEXT([.H101]); &quot; &quot;&amp;[.H101]; &quot; lucky&quot;))&amp;&quot;'' title=''&quot;&amp;[.C101]&amp;&quot;''&gt;&lt;div class=''pokemon'' style=''background-image:url(./pokemon/&quot;&amp;[.B101]&amp;&quot;.png)''&gt;&lt;span&gt;&quot;&amp;[.A101]&amp;&quot;&lt;/span&gt;&lt;/div&gt;&lt;/div&gt;&quot;" office:value-type="string" office:string-value="&lt;div class=''entry electric  shiny lucky'' title=''voltorb ''&gt;&lt;div class=''pokemon'' style=''background-image:url(./pokemon/100.png)''&gt;&lt;span&gt;100&lt;/span&gt;&lt;/div&gt;&lt;/div&gt;" calcext:value-type="string">
            <text:p>&lt;div class=''entry electric <text:s/>shiny lucky'' title=''voltorb ''&gt;&lt;div class=''pokemon'' style=''background-image:url(./pokemon/100.png)''&gt;&lt;span&gt;10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01</text:p>
          </table:table-cell>
          <table:table-cell table:style-name="Default" office:value-type="string" calcext:value-type="string">
            <text:p>electrode </text:p>
          </table:table-cell>
          <table:table-cell table:style-name="Default" office:value-type="string" calcext:value-type="string" table:number-columns-spanned="2" table:number-rows-spanned="1">
            <text:p>electric </text:p>
          </table:table-cell>
          <table:covered-table-cell table:style-name="Default"/>
          <table:table-cell table:number-columns-repeated="4"/>
          <table:table-cell table:formula="of:=&quot;&lt;div class=''entry &quot;&amp;[.D102]&amp;&quot; &quot;&amp;IF(ISTEXT([.F102]); [.F102]; IF(ISTEXT([.G102]); [.G102]; &quot;shiny&quot;) &amp; IF(ISTEXT([.H102]); &quot; &quot;&amp;[.H102]; &quot; lucky&quot;))&amp;&quot;'' title=''&quot;&amp;[.C102]&amp;&quot;''&gt;&lt;div class=''pokemon'' style=''background-image:url(./pokemon/&quot;&amp;[.B102]&amp;&quot;.png)''&gt;&lt;span&gt;&quot;&amp;[.A102]&amp;&quot;&lt;/span&gt;&lt;/div&gt;&lt;/div&gt;&quot;" office:value-type="string" office:string-value="&lt;div class=''entry electric  shiny lucky'' title=''electrode ''&gt;&lt;div class=''pokemon'' style=''background-image:url(./pokemon/101.png)''&gt;&lt;span&gt;101&lt;/span&gt;&lt;/div&gt;&lt;/div&gt;" calcext:value-type="string">
            <text:p>&lt;div class=''entry electric <text:s/>shiny lucky'' title=''electrode ''&gt;&lt;div class=''pokemon'' style=''background-image:url(./pokemon/101.png)''&gt;&lt;span&gt;10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02</text:p>
          </table:table-cell>
          <table:table-cell table:style-name="Default" office:value-type="string" calcext:value-type="string">
            <text:p>exeggcute 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psychic </text:p>
          </table:table-cell>
          <table:table-cell table:number-columns-repeated="4"/>
          <table:table-cell table:formula="of:=&quot;&lt;div class=''entry &quot;&amp;[.D103]&amp;&quot; &quot;&amp;IF(ISTEXT([.F103]); [.F103]; IF(ISTEXT([.G103]); [.G103]; &quot;shiny&quot;) &amp; IF(ISTEXT([.H103]); &quot; &quot;&amp;[.H103]; &quot; lucky&quot;))&amp;&quot;'' title=''&quot;&amp;[.C103]&amp;&quot;''&gt;&lt;div class=''pokemon'' style=''background-image:url(./pokemon/&quot;&amp;[.B103]&amp;&quot;.png)''&gt;&lt;span&gt;&quot;&amp;[.A103]&amp;&quot;&lt;/span&gt;&lt;/div&gt;&lt;/div&gt;&quot;" office:value-type="string" office:string-value="&lt;div class=''entry grass shiny lucky'' title=''exeggcute ''&gt;&lt;div class=''pokemon'' style=''background-image:url(./pokemon/102.png)''&gt;&lt;span&gt;102&lt;/span&gt;&lt;/div&gt;&lt;/div&gt;" calcext:value-type="string">
            <text:p>&lt;div class=''entry grass shiny lucky'' title=''exeggcute ''&gt;&lt;div class=''pokemon'' style=''background-image:url(./pokemon/102.png)''&gt;&lt;span&gt;10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03</text:p>
          </table:table-cell>
          <table:table-cell table:style-name="Default" office:value-type="string" calcext:value-type="string">
            <text:p>exeggutor 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psychic </text:p>
          </table:table-cell>
          <table:table-cell table:number-columns-repeated="4"/>
          <table:table-cell table:formula="of:=&quot;&lt;div class=''entry &quot;&amp;[.D104]&amp;&quot; &quot;&amp;IF(ISTEXT([.F104]); [.F104]; IF(ISTEXT([.G104]); [.G104]; &quot;shiny&quot;) &amp; IF(ISTEXT([.H104]); &quot; &quot;&amp;[.H104]; &quot; lucky&quot;))&amp;&quot;'' title=''&quot;&amp;[.C104]&amp;&quot;''&gt;&lt;div class=''pokemon'' style=''background-image:url(./pokemon/&quot;&amp;[.B104]&amp;&quot;.png)''&gt;&lt;span&gt;&quot;&amp;[.A104]&amp;&quot;&lt;/span&gt;&lt;/div&gt;&lt;/div&gt;&quot;" office:value-type="string" office:string-value="&lt;div class=''entry grass shiny lucky'' title=''exeggutor ''&gt;&lt;div class=''pokemon'' style=''background-image:url(./pokemon/103.png)''&gt;&lt;span&gt;103&lt;/span&gt;&lt;/div&gt;&lt;/div&gt;" calcext:value-type="string">
            <text:p>&lt;div class=''entry grass shiny lucky'' title=''exeggutor ''&gt;&lt;div class=''pokemon'' style=''background-image:url(./pokemon/103.png)''&gt;&lt;span&gt;10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04</text:p>
          </table:table-cell>
          <table:table-cell table:style-name="Default" office:value-type="string" calcext:value-type="string">
            <text:p>cubone </text:p>
          </table:table-cell>
          <table:table-cell table:style-name="Default" office:value-type="string" calcext:value-type="string">
            <text:p>ground </text:p>
          </table:table-cell>
          <table:table-cell table:style-name="Default"/>
          <table:table-cell table:number-columns-repeated="4"/>
          <table:table-cell table:formula="of:=&quot;&lt;div class=''entry &quot;&amp;[.D105]&amp;&quot; &quot;&amp;IF(ISTEXT([.F105]); [.F105]; IF(ISTEXT([.G105]); [.G105]; &quot;shiny&quot;) &amp; IF(ISTEXT([.H105]); &quot; &quot;&amp;[.H105]; &quot; lucky&quot;))&amp;&quot;'' title=''&quot;&amp;[.C105]&amp;&quot;''&gt;&lt;div class=''pokemon'' style=''background-image:url(./pokemon/&quot;&amp;[.B105]&amp;&quot;.png)''&gt;&lt;span&gt;&quot;&amp;[.A105]&amp;&quot;&lt;/span&gt;&lt;/div&gt;&lt;/div&gt;&quot;" office:value-type="string" office:string-value="&lt;div class=''entry ground  shiny lucky'' title=''cubone ''&gt;&lt;div class=''pokemon'' style=''background-image:url(./pokemon/104.png)''&gt;&lt;span&gt;104&lt;/span&gt;&lt;/div&gt;&lt;/div&gt;" calcext:value-type="string">
            <text:p>&lt;div class=''entry ground <text:s/>shiny lucky'' title=''cubone ''&gt;&lt;div class=''pokemon'' style=''background-image:url(./pokemon/104.png)''&gt;&lt;span&gt;10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05</text:p>
          </table:table-cell>
          <table:table-cell table:style-name="Default" office:value-type="string" calcext:value-type="string">
            <text:p>marowak </text:p>
          </table:table-cell>
          <table:table-cell table:style-name="Default" office:value-type="string" calcext:value-type="string">
            <text:p>ground </text:p>
          </table:table-cell>
          <table:table-cell table:style-name="Default"/>
          <table:table-cell table:number-columns-repeated="4"/>
          <table:table-cell table:formula="of:=&quot;&lt;div class=''entry &quot;&amp;[.D106]&amp;&quot; &quot;&amp;IF(ISTEXT([.F106]); [.F106]; IF(ISTEXT([.G106]); [.G106]; &quot;shiny&quot;) &amp; IF(ISTEXT([.H106]); &quot; &quot;&amp;[.H106]; &quot; lucky&quot;))&amp;&quot;'' title=''&quot;&amp;[.C106]&amp;&quot;''&gt;&lt;div class=''pokemon'' style=''background-image:url(./pokemon/&quot;&amp;[.B106]&amp;&quot;.png)''&gt;&lt;span&gt;&quot;&amp;[.A106]&amp;&quot;&lt;/span&gt;&lt;/div&gt;&lt;/div&gt;&quot;" office:value-type="string" office:string-value="&lt;div class=''entry ground  shiny lucky'' title=''marowak ''&gt;&lt;div class=''pokemon'' style=''background-image:url(./pokemon/105.png)''&gt;&lt;span&gt;105&lt;/span&gt;&lt;/div&gt;&lt;/div&gt;" calcext:value-type="string">
            <text:p>&lt;div class=''entry ground <text:s/>shiny lucky'' title=''marowak ''&gt;&lt;div class=''pokemon'' style=''background-image:url(./pokemon/105.png)''&gt;&lt;span&gt;10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06</text:p>
          </table:table-cell>
          <table:table-cell table:style-name="Default" office:value-type="string" calcext:value-type="string">
            <text:p>hitmonlee </text:p>
          </table:table-cell>
          <table:table-cell table:style-name="Default" office:value-type="string" calcext:value-type="string" table:number-columns-spanned="2" table:number-rows-spanned="1">
            <text:p>fighting </text:p>
          </table:table-cell>
          <table:covered-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107]&amp;&quot; &quot;&amp;IF(ISTEXT([.F107]); [.F107]; IF(ISTEXT([.G107]); [.G107]; &quot;shiny&quot;) &amp; IF(ISTEXT([.H107]); &quot; &quot;&amp;[.H107]; &quot; lucky&quot;))&amp;&quot;'' title=''&quot;&amp;[.C107]&amp;&quot;''&gt;&lt;div class=''pokemon'' style=''background-image:url(./pokemon/&quot;&amp;[.B107]&amp;&quot;.png)''&gt;&lt;span&gt;&quot;&amp;[.A107]&amp;&quot;&lt;/span&gt;&lt;/div&gt;&lt;/div&gt;&quot;" office:value-type="string" office:string-value="&lt;div class=''entry fighting  missingshiny lucky'' title=''hitmonlee ''&gt;&lt;div class=''pokemon'' style=''background-image:url(./pokemon/106.png)''&gt;&lt;span&gt;106&lt;/span&gt;&lt;/div&gt;&lt;/div&gt;" calcext:value-type="string">
            <text:p>&lt;div class=''entry fighting <text:s/>missingshiny lucky'' title=''hitmonlee ''&gt;&lt;div class=''pokemon'' style=''background-image:url(./pokemon/106.png)''&gt;&lt;span&gt;10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07</text:p>
          </table:table-cell>
          <table:table-cell table:style-name="Default" office:value-type="string" calcext:value-type="string">
            <text:p>hitmonchan </text:p>
          </table:table-cell>
          <table:table-cell table:style-name="Default" office:value-type="string" calcext:value-type="string" table:number-columns-spanned="2" table:number-rows-spanned="1">
            <text:p>fighting </text:p>
          </table:table-cell>
          <table:covered-table-cell table:style-name="Default"/>
          <table:table-cell table:number-columns-repeated="4"/>
          <table:table-cell table:formula="of:=&quot;&lt;div class=''entry &quot;&amp;[.D108]&amp;&quot; &quot;&amp;IF(ISTEXT([.F108]); [.F108]; IF(ISTEXT([.G108]); [.G108]; &quot;shiny&quot;) &amp; IF(ISTEXT([.H108]); &quot; &quot;&amp;[.H108]; &quot; lucky&quot;))&amp;&quot;'' title=''&quot;&amp;[.C108]&amp;&quot;''&gt;&lt;div class=''pokemon'' style=''background-image:url(./pokemon/&quot;&amp;[.B108]&amp;&quot;.png)''&gt;&lt;span&gt;&quot;&amp;[.A108]&amp;&quot;&lt;/span&gt;&lt;/div&gt;&lt;/div&gt;&quot;" office:value-type="string" office:string-value="&lt;div class=''entry fighting  shiny lucky'' title=''hitmonchan ''&gt;&lt;div class=''pokemon'' style=''background-image:url(./pokemon/107.png)''&gt;&lt;span&gt;107&lt;/span&gt;&lt;/div&gt;&lt;/div&gt;" calcext:value-type="string">
            <text:p>&lt;div class=''entry fighting <text:s/>shiny lucky'' title=''hitmonchan ''&gt;&lt;div class=''pokemon'' style=''background-image:url(./pokemon/107.png)''&gt;&lt;span&gt;10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08</text:p>
          </table:table-cell>
          <table:table-cell table:style-name="Default" office:value-type="string" calcext:value-type="string">
            <text:p>lickitung </text:p>
          </table:table-cell>
          <table:table-cell table:style-name="Default" office:value-type="string" calcext:value-type="string" table:number-columns-spanned="2" table:number-rows-spanned="1">
            <text:p>normal </text:p>
          </table:table-cell>
          <table:covered-table-cell table:style-name="Default"/>
          <table:table-cell table:number-columns-repeated="4"/>
          <table:table-cell table:formula="of:=&quot;&lt;div class=''entry &quot;&amp;[.D109]&amp;&quot; &quot;&amp;IF(ISTEXT([.F109]); [.F109]; IF(ISTEXT([.G109]); [.G109]; &quot;shiny&quot;) &amp; IF(ISTEXT([.H109]); &quot; &quot;&amp;[.H109]; &quot; lucky&quot;))&amp;&quot;'' title=''&quot;&amp;[.C109]&amp;&quot;''&gt;&lt;div class=''pokemon'' style=''background-image:url(./pokemon/&quot;&amp;[.B109]&amp;&quot;.png)''&gt;&lt;span&gt;&quot;&amp;[.A109]&amp;&quot;&lt;/span&gt;&lt;/div&gt;&lt;/div&gt;&quot;" office:value-type="string" office:string-value="&lt;div class=''entry normal  shiny lucky'' title=''lickitung ''&gt;&lt;div class=''pokemon'' style=''background-image:url(./pokemon/108.png)''&gt;&lt;span&gt;108&lt;/span&gt;&lt;/div&gt;&lt;/div&gt;" calcext:value-type="string">
            <text:p>&lt;div class=''entry normal <text:s/>shiny lucky'' title=''lickitung ''&gt;&lt;div class=''pokemon'' style=''background-image:url(./pokemon/108.png)''&gt;&lt;span&gt;10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09</text:p>
          </table:table-cell>
          <table:table-cell table:style-name="Default" office:value-type="string" calcext:value-type="string">
            <text:p>koffing </text:p>
          </table:table-cell>
          <table:table-cell table:style-name="Default" office:value-type="string" calcext:value-type="string" table:number-columns-spanned="2" table:number-rows-spanned="1">
            <text:p>poison </text:p>
          </table:table-cell>
          <table:covered-table-cell table:style-name="Default"/>
          <table:table-cell table:number-columns-repeated="4"/>
          <table:table-cell table:formula="of:=&quot;&lt;div class=''entry &quot;&amp;[.D110]&amp;&quot; &quot;&amp;IF(ISTEXT([.F110]); [.F110]; IF(ISTEXT([.G110]); [.G110]; &quot;shiny&quot;) &amp; IF(ISTEXT([.H110]); &quot; &quot;&amp;[.H110]; &quot; lucky&quot;))&amp;&quot;'' title=''&quot;&amp;[.C110]&amp;&quot;''&gt;&lt;div class=''pokemon'' style=''background-image:url(./pokemon/&quot;&amp;[.B110]&amp;&quot;.png)''&gt;&lt;span&gt;&quot;&amp;[.A110]&amp;&quot;&lt;/span&gt;&lt;/div&gt;&lt;/div&gt;&quot;" office:value-type="string" office:string-value="&lt;div class=''entry poison  shiny lucky'' title=''koffing ''&gt;&lt;div class=''pokemon'' style=''background-image:url(./pokemon/109.png)''&gt;&lt;span&gt;109&lt;/span&gt;&lt;/div&gt;&lt;/div&gt;" calcext:value-type="string">
            <text:p>&lt;div class=''entry poison <text:s/>shiny lucky'' title=''koffing ''&gt;&lt;div class=''pokemon'' style=''background-image:url(./pokemon/109.png)''&gt;&lt;span&gt;10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10</text:p>
          </table:table-cell>
          <table:table-cell table:style-name="Default" office:value-type="string" calcext:value-type="string">
            <text:p>weezing </text:p>
          </table:table-cell>
          <table:table-cell table:style-name="Default" office:value-type="string" calcext:value-type="string" table:number-columns-spanned="2" table:number-rows-spanned="1">
            <text:p>poison </text:p>
          </table:table-cell>
          <table:covered-table-cell table:style-name="Default"/>
          <table:table-cell table:number-columns-repeated="4"/>
          <table:table-cell table:formula="of:=&quot;&lt;div class=''entry &quot;&amp;[.D111]&amp;&quot; &quot;&amp;IF(ISTEXT([.F111]); [.F111]; IF(ISTEXT([.G111]); [.G111]; &quot;shiny&quot;) &amp; IF(ISTEXT([.H111]); &quot; &quot;&amp;[.H111]; &quot; lucky&quot;))&amp;&quot;'' title=''&quot;&amp;[.C111]&amp;&quot;''&gt;&lt;div class=''pokemon'' style=''background-image:url(./pokemon/&quot;&amp;[.B111]&amp;&quot;.png)''&gt;&lt;span&gt;&quot;&amp;[.A111]&amp;&quot;&lt;/span&gt;&lt;/div&gt;&lt;/div&gt;&quot;" office:value-type="string" office:string-value="&lt;div class=''entry poison  shiny lucky'' title=''weezing ''&gt;&lt;div class=''pokemon'' style=''background-image:url(./pokemon/110.png)''&gt;&lt;span&gt;110&lt;/span&gt;&lt;/div&gt;&lt;/div&gt;" calcext:value-type="string">
            <text:p>&lt;div class=''entry poison <text:s/>shiny lucky'' title=''weezing ''&gt;&lt;div class=''pokemon'' style=''background-image:url(./pokemon/110.png)''&gt;&lt;span&gt;11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11</text:p>
          </table:table-cell>
          <table:table-cell table:style-name="Default" office:value-type="string" calcext:value-type="string">
            <text:p>rhyhorn </text:p>
          </table:table-cell>
          <table:table-cell table:style-name="Default" office:value-type="string" calcext:value-type="string">
            <text:p>ground</text:p>
          </table:table-cell>
          <table:table-cell table:style-name="Default" office:value-type="string" calcext:value-type="string">
            <text:p>rock </text:p>
          </table:table-cell>
          <table:table-cell table:number-columns-repeated="4"/>
          <table:table-cell table:formula="of:=&quot;&lt;div class=''entry &quot;&amp;[.D112]&amp;&quot; &quot;&amp;IF(ISTEXT([.F112]); [.F112]; IF(ISTEXT([.G112]); [.G112]; &quot;shiny&quot;) &amp; IF(ISTEXT([.H112]); &quot; &quot;&amp;[.H112]; &quot; lucky&quot;))&amp;&quot;'' title=''&quot;&amp;[.C112]&amp;&quot;''&gt;&lt;div class=''pokemon'' style=''background-image:url(./pokemon/&quot;&amp;[.B112]&amp;&quot;.png)''&gt;&lt;span&gt;&quot;&amp;[.A112]&amp;&quot;&lt;/span&gt;&lt;/div&gt;&lt;/div&gt;&quot;" office:value-type="string" office:string-value="&lt;div class=''entry ground shiny lucky'' title=''rhyhorn ''&gt;&lt;div class=''pokemon'' style=''background-image:url(./pokemon/111.png)''&gt;&lt;span&gt;111&lt;/span&gt;&lt;/div&gt;&lt;/div&gt;" calcext:value-type="string">
            <text:p>&lt;div class=''entry ground shiny lucky'' title=''rhyhorn ''&gt;&lt;div class=''pokemon'' style=''background-image:url(./pokemon/111.png)''&gt;&lt;span&gt;11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12</text:p>
          </table:table-cell>
          <table:table-cell table:style-name="Default" office:value-type="string" calcext:value-type="string">
            <text:p>rhydon </text:p>
          </table:table-cell>
          <table:table-cell table:style-name="Default" office:value-type="string" calcext:value-type="string">
            <text:p>ground</text:p>
          </table:table-cell>
          <table:table-cell table:style-name="Default" office:value-type="string" calcext:value-type="string">
            <text:p>rock </text:p>
          </table:table-cell>
          <table:table-cell table:number-columns-repeated="4"/>
          <table:table-cell table:formula="of:=&quot;&lt;div class=''entry &quot;&amp;[.D113]&amp;&quot; &quot;&amp;IF(ISTEXT([.F113]); [.F113]; IF(ISTEXT([.G113]); [.G113]; &quot;shiny&quot;) &amp; IF(ISTEXT([.H113]); &quot; &quot;&amp;[.H113]; &quot; lucky&quot;))&amp;&quot;'' title=''&quot;&amp;[.C113]&amp;&quot;''&gt;&lt;div class=''pokemon'' style=''background-image:url(./pokemon/&quot;&amp;[.B113]&amp;&quot;.png)''&gt;&lt;span&gt;&quot;&amp;[.A113]&amp;&quot;&lt;/span&gt;&lt;/div&gt;&lt;/div&gt;&quot;" office:value-type="string" office:string-value="&lt;div class=''entry ground shiny lucky'' title=''rhydon ''&gt;&lt;div class=''pokemon'' style=''background-image:url(./pokemon/112.png)''&gt;&lt;span&gt;112&lt;/span&gt;&lt;/div&gt;&lt;/div&gt;" calcext:value-type="string">
            <text:p>&lt;div class=''entry ground shiny lucky'' title=''rhydon ''&gt;&lt;div class=''pokemon'' style=''background-image:url(./pokemon/112.png)''&gt;&lt;span&gt;11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13</text:p>
          </table:table-cell>
          <table:table-cell table:style-name="Default" office:value-type="string" calcext:value-type="string">
            <text:p>chansey </text:p>
          </table:table-cell>
          <table:table-cell table:style-name="Default" office:value-type="string" calcext:value-type="string">
            <text:p>normal </text:p>
          </table:table-cell>
          <table:table-cell table:style-name="Default"/>
          <table:table-cell table:number-columns-repeated="4"/>
          <table:table-cell table:formula="of:=&quot;&lt;div class=''entry &quot;&amp;[.D114]&amp;&quot; &quot;&amp;IF(ISTEXT([.F114]); [.F114]; IF(ISTEXT([.G114]); [.G114]; &quot;shiny&quot;) &amp; IF(ISTEXT([.H114]); &quot; &quot;&amp;[.H114]; &quot; lucky&quot;))&amp;&quot;'' title=''&quot;&amp;[.C114]&amp;&quot;''&gt;&lt;div class=''pokemon'' style=''background-image:url(./pokemon/&quot;&amp;[.B114]&amp;&quot;.png)''&gt;&lt;span&gt;&quot;&amp;[.A114]&amp;&quot;&lt;/span&gt;&lt;/div&gt;&lt;/div&gt;&quot;" office:value-type="string" office:string-value="&lt;div class=''entry normal  shiny lucky'' title=''chansey ''&gt;&lt;div class=''pokemon'' style=''background-image:url(./pokemon/113.png)''&gt;&lt;span&gt;113&lt;/span&gt;&lt;/div&gt;&lt;/div&gt;" calcext:value-type="string">
            <text:p>&lt;div class=''entry normal <text:s/>shiny lucky'' title=''chansey ''&gt;&lt;div class=''pokemon'' style=''background-image:url(./pokemon/113.png)''&gt;&lt;span&gt;11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14</text:p>
          </table:table-cell>
          <table:table-cell table:style-name="Default" office:value-type="string" calcext:value-type="string">
            <text:p>tangela </text:p>
          </table:table-cell>
          <table:table-cell table:style-name="Default" office:value-type="string" calcext:value-type="string">
            <text:p>grass </text:p>
          </table:table-cell>
          <table:table-cell table:style-name="Default"/>
          <table:table-cell table:number-columns-repeated="4"/>
          <table:table-cell table:formula="of:=&quot;&lt;div class=''entry &quot;&amp;[.D115]&amp;&quot; &quot;&amp;IF(ISTEXT([.F115]); [.F115]; IF(ISTEXT([.G115]); [.G115]; &quot;shiny&quot;) &amp; IF(ISTEXT([.H115]); &quot; &quot;&amp;[.H115]; &quot; lucky&quot;))&amp;&quot;'' title=''&quot;&amp;[.C115]&amp;&quot;''&gt;&lt;div class=''pokemon'' style=''background-image:url(./pokemon/&quot;&amp;[.B115]&amp;&quot;.png)''&gt;&lt;span&gt;&quot;&amp;[.A115]&amp;&quot;&lt;/span&gt;&lt;/div&gt;&lt;/div&gt;&quot;" office:value-type="string" office:string-value="&lt;div class=''entry grass  shiny lucky'' title=''tangela ''&gt;&lt;div class=''pokemon'' style=''background-image:url(./pokemon/114.png)''&gt;&lt;span&gt;114&lt;/span&gt;&lt;/div&gt;&lt;/div&gt;" calcext:value-type="string">
            <text:p>&lt;div class=''entry grass <text:s/>shiny lucky'' title=''tangela ''&gt;&lt;div class=''pokemon'' style=''background-image:url(./pokemon/114.png)''&gt;&lt;span&gt;11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15</text:p>
          </table:table-cell>
          <table:table-cell table:style-name="Default" office:value-type="string" calcext:value-type="string">
            <text:p>kangaskhan </text:p>
          </table:table-cell>
          <table:table-cell table:style-name="Default" office:value-type="string" calcext:value-type="string" table:number-columns-spanned="2" table:number-rows-spanned="1">
            <text:p>normal </text:p>
          </table:table-cell>
          <table:covered-table-cell table:style-name="Default"/>
          <table:table-cell table:number-columns-repeated="4"/>
          <table:table-cell table:formula="of:=&quot;&lt;div class=''entry &quot;&amp;[.D116]&amp;&quot; &quot;&amp;IF(ISTEXT([.F116]); [.F116]; IF(ISTEXT([.G116]); [.G116]; &quot;shiny&quot;) &amp; IF(ISTEXT([.H116]); &quot; &quot;&amp;[.H116]; &quot; lucky&quot;))&amp;&quot;'' title=''&quot;&amp;[.C116]&amp;&quot;''&gt;&lt;div class=''pokemon'' style=''background-image:url(./pokemon/&quot;&amp;[.B116]&amp;&quot;.png)''&gt;&lt;span&gt;&quot;&amp;[.A116]&amp;&quot;&lt;/span&gt;&lt;/div&gt;&lt;/div&gt;&quot;" office:value-type="string" office:string-value="&lt;div class=''entry normal  shiny lucky'' title=''kangaskhan ''&gt;&lt;div class=''pokemon'' style=''background-image:url(./pokemon/115.png)''&gt;&lt;span&gt;115&lt;/span&gt;&lt;/div&gt;&lt;/div&gt;" calcext:value-type="string">
            <text:p>&lt;div class=''entry normal <text:s/>shiny lucky'' title=''kangaskhan ''&gt;&lt;div class=''pokemon'' style=''background-image:url(./pokemon/115.png)''&gt;&lt;span&gt;11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16</text:p>
          </table:table-cell>
          <table:table-cell table:style-name="Default" office:value-type="string" calcext:value-type="string">
            <text:p>horsea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117]&amp;&quot; &quot;&amp;IF(ISTEXT([.F117]); [.F117]; IF(ISTEXT([.G117]); [.G117]; &quot;shiny&quot;) &amp; IF(ISTEXT([.H117]); &quot; &quot;&amp;[.H117]; &quot; lucky&quot;))&amp;&quot;'' title=''&quot;&amp;[.C117]&amp;&quot;''&gt;&lt;div class=''pokemon'' style=''background-image:url(./pokemon/&quot;&amp;[.B117]&amp;&quot;.png)''&gt;&lt;span&gt;&quot;&amp;[.A117]&amp;&quot;&lt;/span&gt;&lt;/div&gt;&lt;/div&gt;&quot;" office:value-type="string" office:string-value="&lt;div class=''entry water  shiny lucky'' title=''horsea ''&gt;&lt;div class=''pokemon'' style=''background-image:url(./pokemon/116.png)''&gt;&lt;span&gt;116&lt;/span&gt;&lt;/div&gt;&lt;/div&gt;" calcext:value-type="string">
            <text:p>&lt;div class=''entry water <text:s/>shiny lucky'' title=''horsea ''&gt;&lt;div class=''pokemon'' style=''background-image:url(./pokemon/116.png)''&gt;&lt;span&gt;11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17</text:p>
          </table:table-cell>
          <table:table-cell table:style-name="Default" office:value-type="string" calcext:value-type="string">
            <text:p>seadra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118]&amp;&quot; &quot;&amp;IF(ISTEXT([.F118]); [.F118]; IF(ISTEXT([.G118]); [.G118]; &quot;shiny&quot;) &amp; IF(ISTEXT([.H118]); &quot; &quot;&amp;[.H118]; &quot; lucky&quot;))&amp;&quot;'' title=''&quot;&amp;[.C118]&amp;&quot;''&gt;&lt;div class=''pokemon'' style=''background-image:url(./pokemon/&quot;&amp;[.B118]&amp;&quot;.png)''&gt;&lt;span&gt;&quot;&amp;[.A118]&amp;&quot;&lt;/span&gt;&lt;/div&gt;&lt;/div&gt;&quot;" office:value-type="string" office:string-value="&lt;div class=''entry water  shiny lucky'' title=''seadra ''&gt;&lt;div class=''pokemon'' style=''background-image:url(./pokemon/117.png)''&gt;&lt;span&gt;117&lt;/span&gt;&lt;/div&gt;&lt;/div&gt;" calcext:value-type="string">
            <text:p>&lt;div class=''entry water <text:s/>shiny lucky'' title=''seadra ''&gt;&lt;div class=''pokemon'' style=''background-image:url(./pokemon/117.png)''&gt;&lt;span&gt;11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18</text:p>
          </table:table-cell>
          <table:table-cell table:style-name="Default" office:value-type="string" calcext:value-type="string">
            <text:p>goldeen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119]&amp;&quot; &quot;&amp;IF(ISTEXT([.F119]); [.F119]; IF(ISTEXT([.G119]); [.G119]; &quot;shiny&quot;) &amp; IF(ISTEXT([.H119]); &quot; &quot;&amp;[.H119]; &quot; lucky&quot;))&amp;&quot;'' title=''&quot;&amp;[.C119]&amp;&quot;''&gt;&lt;div class=''pokemon'' style=''background-image:url(./pokemon/&quot;&amp;[.B119]&amp;&quot;.png)''&gt;&lt;span&gt;&quot;&amp;[.A119]&amp;&quot;&lt;/span&gt;&lt;/div&gt;&lt;/div&gt;&quot;" office:value-type="string" office:string-value="&lt;div class=''entry water  shiny lucky'' title=''goldeen ''&gt;&lt;div class=''pokemon'' style=''background-image:url(./pokemon/118.png)''&gt;&lt;span&gt;118&lt;/span&gt;&lt;/div&gt;&lt;/div&gt;" calcext:value-type="string">
            <text:p>&lt;div class=''entry water <text:s/>shiny lucky'' title=''goldeen ''&gt;&lt;div class=''pokemon'' style=''background-image:url(./pokemon/118.png)''&gt;&lt;span&gt;11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19</text:p>
          </table:table-cell>
          <table:table-cell table:style-name="Default" office:value-type="string" calcext:value-type="string">
            <text:p>seaking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120]&amp;&quot; &quot;&amp;IF(ISTEXT([.F120]); [.F120]; IF(ISTEXT([.G120]); [.G120]; &quot;shiny&quot;) &amp; IF(ISTEXT([.H120]); &quot; &quot;&amp;[.H120]; &quot; lucky&quot;))&amp;&quot;'' title=''&quot;&amp;[.C120]&amp;&quot;''&gt;&lt;div class=''pokemon'' style=''background-image:url(./pokemon/&quot;&amp;[.B120]&amp;&quot;.png)''&gt;&lt;span&gt;&quot;&amp;[.A120]&amp;&quot;&lt;/span&gt;&lt;/div&gt;&lt;/div&gt;&quot;" office:value-type="string" office:string-value="&lt;div class=''entry water  shiny lucky'' title=''seaking ''&gt;&lt;div class=''pokemon'' style=''background-image:url(./pokemon/119.png)''&gt;&lt;span&gt;119&lt;/span&gt;&lt;/div&gt;&lt;/div&gt;" calcext:value-type="string">
            <text:p>&lt;div class=''entry water <text:s/>shiny lucky'' title=''seaking ''&gt;&lt;div class=''pokemon'' style=''background-image:url(./pokemon/119.png)''&gt;&lt;span&gt;11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20</text:p>
          </table:table-cell>
          <table:table-cell table:style-name="Default" office:value-type="string" calcext:value-type="string">
            <text:p>staryu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121]&amp;&quot; &quot;&amp;IF(ISTEXT([.F121]); [.F121]; IF(ISTEXT([.G121]); [.G121]; &quot;shiny&quot;) &amp; IF(ISTEXT([.H121]); &quot; &quot;&amp;[.H121]; &quot; lucky&quot;))&amp;&quot;'' title=''&quot;&amp;[.C121]&amp;&quot;''&gt;&lt;div class=''pokemon'' style=''background-image:url(./pokemon/&quot;&amp;[.B121]&amp;&quot;.png)''&gt;&lt;span&gt;&quot;&amp;[.A121]&amp;&quot;&lt;/span&gt;&lt;/div&gt;&lt;/div&gt;&quot;" office:value-type="string" office:string-value="&lt;div class=''entry water  shiny lucky'' title=''staryu ''&gt;&lt;div class=''pokemon'' style=''background-image:url(./pokemon/120.png)''&gt;&lt;span&gt;120&lt;/span&gt;&lt;/div&gt;&lt;/div&gt;" calcext:value-type="string">
            <text:p>&lt;div class=''entry water <text:s/>shiny lucky'' title=''staryu ''&gt;&lt;div class=''pokemon'' style=''background-image:url(./pokemon/120.png)''&gt;&lt;span&gt;12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21</text:p>
          </table:table-cell>
          <table:table-cell table:style-name="Default" office:value-type="string" calcext:value-type="string">
            <text:p>starmie 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psychic </text:p>
          </table:table-cell>
          <table:table-cell table:number-columns-repeated="4"/>
          <table:table-cell table:formula="of:=&quot;&lt;div class=''entry &quot;&amp;[.D122]&amp;&quot; &quot;&amp;IF(ISTEXT([.F122]); [.F122]; IF(ISTEXT([.G122]); [.G122]; &quot;shiny&quot;) &amp; IF(ISTEXT([.H122]); &quot; &quot;&amp;[.H122]; &quot; lucky&quot;))&amp;&quot;'' title=''&quot;&amp;[.C122]&amp;&quot;''&gt;&lt;div class=''pokemon'' style=''background-image:url(./pokemon/&quot;&amp;[.B122]&amp;&quot;.png)''&gt;&lt;span&gt;&quot;&amp;[.A122]&amp;&quot;&lt;/span&gt;&lt;/div&gt;&lt;/div&gt;&quot;" office:value-type="string" office:string-value="&lt;div class=''entry water shiny lucky'' title=''starmie ''&gt;&lt;div class=''pokemon'' style=''background-image:url(./pokemon/121.png)''&gt;&lt;span&gt;121&lt;/span&gt;&lt;/div&gt;&lt;/div&gt;" calcext:value-type="string">
            <text:p>&lt;div class=''entry water shiny lucky'' title=''starmie ''&gt;&lt;div class=''pokemon'' style=''background-image:url(./pokemon/121.png)''&gt;&lt;span&gt;12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22</text:p>
          </table:table-cell>
          <table:table-cell table:style-name="Default" office:value-type="string" calcext:value-type="string">
            <text:p>mr. mime </text:p>
          </table:table-cell>
          <table:table-cell table:style-name="Default" office:value-type="string" calcext:value-type="string">
            <text:p>psychic</text:p>
          </table:table-cell>
          <table:table-cell table:style-name="Default" office:value-type="string" calcext:value-type="string">
            <text:p>fairy </text:p>
          </table:table-cell>
          <table:table-cell table:number-columns-repeated="4"/>
          <table:table-cell table:formula="of:=&quot;&lt;div class=''entry &quot;&amp;[.D123]&amp;&quot; &quot;&amp;IF(ISTEXT([.F123]); [.F123]; IF(ISTEXT([.G123]); [.G123]; &quot;shiny&quot;) &amp; IF(ISTEXT([.H123]); &quot; &quot;&amp;[.H123]; &quot; lucky&quot;))&amp;&quot;'' title=''&quot;&amp;[.C123]&amp;&quot;''&gt;&lt;div class=''pokemon'' style=''background-image:url(./pokemon/&quot;&amp;[.B123]&amp;&quot;.png)''&gt;&lt;span&gt;&quot;&amp;[.A123]&amp;&quot;&lt;/span&gt;&lt;/div&gt;&lt;/div&gt;&quot;" office:value-type="string" office:string-value="&lt;div class=''entry psychic shiny lucky'' title=''mr. mime ''&gt;&lt;div class=''pokemon'' style=''background-image:url(./pokemon/122.png)''&gt;&lt;span&gt;122&lt;/span&gt;&lt;/div&gt;&lt;/div&gt;" calcext:value-type="string">
            <text:p>&lt;div class=''entry psychic shiny lucky'' title=''mr. mime ''&gt;&lt;div class=''pokemon'' style=''background-image:url(./pokemon/122.png)''&gt;&lt;span&gt;12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23</text:p>
          </table:table-cell>
          <table:table-cell table:style-name="Default" office:value-type="string" calcext:value-type="string">
            <text:p>scyther 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124]&amp;&quot; &quot;&amp;IF(ISTEXT([.F124]); [.F124]; IF(ISTEXT([.G124]); [.G124]; &quot;shiny&quot;) &amp; IF(ISTEXT([.H124]); &quot; &quot;&amp;[.H124]; &quot; lucky&quot;))&amp;&quot;'' title=''&quot;&amp;[.C124]&amp;&quot;''&gt;&lt;div class=''pokemon'' style=''background-image:url(./pokemon/&quot;&amp;[.B124]&amp;&quot;.png)''&gt;&lt;span&gt;&quot;&amp;[.A124]&amp;&quot;&lt;/span&gt;&lt;/div&gt;&lt;/div&gt;&quot;" office:value-type="string" office:string-value="&lt;div class=''entry bug shiny lucky'' title=''scyther ''&gt;&lt;div class=''pokemon'' style=''background-image:url(./pokemon/123.png)''&gt;&lt;span&gt;123&lt;/span&gt;&lt;/div&gt;&lt;/div&gt;" calcext:value-type="string">
            <text:p>&lt;div class=''entry bug shiny lucky'' title=''scyther ''&gt;&lt;div class=''pokemon'' style=''background-image:url(./pokemon/123.png)''&gt;&lt;span&gt;12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24</text:p>
          </table:table-cell>
          <table:table-cell table:style-name="Default" office:value-type="string" calcext:value-type="string">
            <text:p>jynx </text:p>
          </table:table-cell>
          <table:table-cell table:style-name="Default" office:value-type="string" calcext:value-type="string">
            <text:p>ice</text:p>
          </table:table-cell>
          <table:table-cell table:style-name="Default" office:value-type="string" calcext:value-type="string">
            <text:p>psychic 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125]&amp;&quot; &quot;&amp;IF(ISTEXT([.F125]); [.F125]; IF(ISTEXT([.G125]); [.G125]; &quot;shiny&quot;) &amp; IF(ISTEXT([.H125]); &quot; &quot;&amp;[.H125]; &quot; lucky&quot;))&amp;&quot;'' title=''&quot;&amp;[.C125]&amp;&quot;''&gt;&lt;div class=''pokemon'' style=''background-image:url(./pokemon/&quot;&amp;[.B125]&amp;&quot;.png)''&gt;&lt;span&gt;&quot;&amp;[.A125]&amp;&quot;&lt;/span&gt;&lt;/div&gt;&lt;/div&gt;&quot;" office:value-type="string" office:string-value="&lt;div class=''entry ice missingshiny lucky'' title=''jynx ''&gt;&lt;div class=''pokemon'' style=''background-image:url(./pokemon/124.png)''&gt;&lt;span&gt;124&lt;/span&gt;&lt;/div&gt;&lt;/div&gt;" calcext:value-type="string">
            <text:p>&lt;div class=''entry ice missingshiny lucky'' title=''jynx ''&gt;&lt;div class=''pokemon'' style=''background-image:url(./pokemon/124.png)''&gt;&lt;span&gt;12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25</text:p>
          </table:table-cell>
          <table:table-cell table:style-name="Default" office:value-type="string" calcext:value-type="string">
            <text:p>electabuzz </text:p>
          </table:table-cell>
          <table:table-cell table:style-name="Default" office:value-type="string" calcext:value-type="string">
            <text:p>electric </text:p>
          </table:table-cell>
          <table:table-cell table:style-name="Default"/>
          <table:table-cell table:number-columns-repeated="4"/>
          <table:table-cell table:formula="of:=&quot;&lt;div class=''entry &quot;&amp;[.D126]&amp;&quot; &quot;&amp;IF(ISTEXT([.F126]); [.F126]; IF(ISTEXT([.G126]); [.G126]; &quot;shiny&quot;) &amp; IF(ISTEXT([.H126]); &quot; &quot;&amp;[.H126]; &quot; lucky&quot;))&amp;&quot;'' title=''&quot;&amp;[.C126]&amp;&quot;''&gt;&lt;div class=''pokemon'' style=''background-image:url(./pokemon/&quot;&amp;[.B126]&amp;&quot;.png)''&gt;&lt;span&gt;&quot;&amp;[.A126]&amp;&quot;&lt;/span&gt;&lt;/div&gt;&lt;/div&gt;&quot;" office:value-type="string" office:string-value="&lt;div class=''entry electric  shiny lucky'' title=''electabuzz ''&gt;&lt;div class=''pokemon'' style=''background-image:url(./pokemon/125.png)''&gt;&lt;span&gt;125&lt;/span&gt;&lt;/div&gt;&lt;/div&gt;" calcext:value-type="string">
            <text:p>&lt;div class=''entry electric <text:s/>shiny lucky'' title=''electabuzz ''&gt;&lt;div class=''pokemon'' style=''background-image:url(./pokemon/125.png)''&gt;&lt;span&gt;12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26</text:p>
          </table:table-cell>
          <table:table-cell table:style-name="Default" office:value-type="string" calcext:value-type="string">
            <text:p>magmar </text:p>
          </table:table-cell>
          <table:table-cell table:style-name="Default" office:value-type="string" calcext:value-type="string">
            <text:p>fire </text:p>
          </table:table-cell>
          <table:table-cell table:style-name="Default"/>
          <table:table-cell table:number-columns-repeated="4"/>
          <table:table-cell table:formula="of:=&quot;&lt;div class=''entry &quot;&amp;[.D127]&amp;&quot; &quot;&amp;IF(ISTEXT([.F127]); [.F127]; IF(ISTEXT([.G127]); [.G127]; &quot;shiny&quot;) &amp; IF(ISTEXT([.H127]); &quot; &quot;&amp;[.H127]; &quot; lucky&quot;))&amp;&quot;'' title=''&quot;&amp;[.C127]&amp;&quot;''&gt;&lt;div class=''pokemon'' style=''background-image:url(./pokemon/&quot;&amp;[.B127]&amp;&quot;.png)''&gt;&lt;span&gt;&quot;&amp;[.A127]&amp;&quot;&lt;/span&gt;&lt;/div&gt;&lt;/div&gt;&quot;" office:value-type="string" office:string-value="&lt;div class=''entry fire  shiny lucky'' title=''magmar ''&gt;&lt;div class=''pokemon'' style=''background-image:url(./pokemon/126.png)''&gt;&lt;span&gt;126&lt;/span&gt;&lt;/div&gt;&lt;/div&gt;" calcext:value-type="string">
            <text:p>&lt;div class=''entry fire <text:s/>shiny lucky'' title=''magmar ''&gt;&lt;div class=''pokemon'' style=''background-image:url(./pokemon/126.png)''&gt;&lt;span&gt;12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27</text:p>
          </table:table-cell>
          <table:table-cell table:style-name="Default" office:value-type="string" calcext:value-type="string">
            <text:p>pinsir </text:p>
          </table:table-cell>
          <table:table-cell table:style-name="Default" office:value-type="string" calcext:value-type="string" table:number-columns-spanned="2" table:number-rows-spanned="1">
            <text:p>bug </text:p>
          </table:table-cell>
          <table:covered-table-cell table:style-name="Default"/>
          <table:table-cell table:number-columns-repeated="4"/>
          <table:table-cell table:formula="of:=&quot;&lt;div class=''entry &quot;&amp;[.D128]&amp;&quot; &quot;&amp;IF(ISTEXT([.F128]); [.F128]; IF(ISTEXT([.G128]); [.G128]; &quot;shiny&quot;) &amp; IF(ISTEXT([.H128]); &quot; &quot;&amp;[.H128]; &quot; lucky&quot;))&amp;&quot;'' title=''&quot;&amp;[.C128]&amp;&quot;''&gt;&lt;div class=''pokemon'' style=''background-image:url(./pokemon/&quot;&amp;[.B128]&amp;&quot;.png)''&gt;&lt;span&gt;&quot;&amp;[.A128]&amp;&quot;&lt;/span&gt;&lt;/div&gt;&lt;/div&gt;&quot;" office:value-type="string" office:string-value="&lt;div class=''entry bug  shiny lucky'' title=''pinsir ''&gt;&lt;div class=''pokemon'' style=''background-image:url(./pokemon/127.png)''&gt;&lt;span&gt;127&lt;/span&gt;&lt;/div&gt;&lt;/div&gt;" calcext:value-type="string">
            <text:p>&lt;div class=''entry bug <text:s/>shiny lucky'' title=''pinsir ''&gt;&lt;div class=''pokemon'' style=''background-image:url(./pokemon/127.png)''&gt;&lt;span&gt;12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28</text:p>
          </table:table-cell>
          <table:table-cell table:style-name="Default" office:value-type="string" calcext:value-type="string">
            <text:p>tauros </text:p>
          </table:table-cell>
          <table:table-cell table:style-name="Default" office:value-type="string" calcext:value-type="string" table:number-columns-spanned="2" table:number-rows-spanned="1">
            <text:p>normal </text:p>
          </table:table-cell>
          <table:covered-table-cell table:style-name="Default"/>
          <table:table-cell/>
          <table:table-cell office:value-type="string" calcext:value-type="string">
            <text:p>missing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129]&amp;&quot; &quot;&amp;IF(ISTEXT([.F129]); [.F129]; IF(ISTEXT([.G129]); [.G129]; &quot;shiny&quot;) &amp; IF(ISTEXT([.H129]); &quot; &quot;&amp;[.H129]; &quot; lucky&quot;))&amp;&quot;'' title=''&quot;&amp;[.C129]&amp;&quot;''&gt;&lt;div class=''pokemon'' style=''background-image:url(./pokemon/&quot;&amp;[.B129]&amp;&quot;.png)''&gt;&lt;span&gt;&quot;&amp;[.A129]&amp;&quot;&lt;/span&gt;&lt;/div&gt;&lt;/div&gt;&quot;" office:value-type="string" office:string-value="&lt;div class=''entry normal  missingshiny missinglucky'' title=''tauros ''&gt;&lt;div class=''pokemon'' style=''background-image:url(./pokemon/128.png)''&gt;&lt;span&gt;128&lt;/span&gt;&lt;/div&gt;&lt;/div&gt;" calcext:value-type="string">
            <text:p>&lt;div class=''entry normal <text:s/>missingshiny missinglucky'' title=''tauros ''&gt;&lt;div class=''pokemon'' style=''background-image:url(./pokemon/128.png)''&gt;&lt;span&gt;12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29</text:p>
          </table:table-cell>
          <table:table-cell table:style-name="Default" office:value-type="string" calcext:value-type="string">
            <text:p>magikarp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130]&amp;&quot; &quot;&amp;IF(ISTEXT([.F130]); [.F130]; IF(ISTEXT([.G130]); [.G130]; &quot;shiny&quot;) &amp; IF(ISTEXT([.H130]); &quot; &quot;&amp;[.H130]; &quot; lucky&quot;))&amp;&quot;'' title=''&quot;&amp;[.C130]&amp;&quot;''&gt;&lt;div class=''pokemon'' style=''background-image:url(./pokemon/&quot;&amp;[.B130]&amp;&quot;.png)''&gt;&lt;span&gt;&quot;&amp;[.A130]&amp;&quot;&lt;/span&gt;&lt;/div&gt;&lt;/div&gt;&quot;" office:value-type="string" office:string-value="&lt;div class=''entry water  shiny lucky'' title=''magikarp ''&gt;&lt;div class=''pokemon'' style=''background-image:url(./pokemon/129.png)''&gt;&lt;span&gt;129&lt;/span&gt;&lt;/div&gt;&lt;/div&gt;" calcext:value-type="string">
            <text:p>&lt;div class=''entry water <text:s/>shiny lucky'' title=''magikarp ''&gt;&lt;div class=''pokemon'' style=''background-image:url(./pokemon/129.png)''&gt;&lt;span&gt;12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30</text:p>
          </table:table-cell>
          <table:table-cell table:style-name="Default" office:value-type="string" calcext:value-type="string">
            <text:p>gyarados 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131]&amp;&quot; &quot;&amp;IF(ISTEXT([.F131]); [.F131]; IF(ISTEXT([.G131]); [.G131]; &quot;shiny&quot;) &amp; IF(ISTEXT([.H131]); &quot; &quot;&amp;[.H131]; &quot; lucky&quot;))&amp;&quot;'' title=''&quot;&amp;[.C131]&amp;&quot;''&gt;&lt;div class=''pokemon'' style=''background-image:url(./pokemon/&quot;&amp;[.B131]&amp;&quot;.png)''&gt;&lt;span&gt;&quot;&amp;[.A131]&amp;&quot;&lt;/span&gt;&lt;/div&gt;&lt;/div&gt;&quot;" office:value-type="string" office:string-value="&lt;div class=''entry water shiny lucky'' title=''gyarados ''&gt;&lt;div class=''pokemon'' style=''background-image:url(./pokemon/130.png)''&gt;&lt;span&gt;130&lt;/span&gt;&lt;/div&gt;&lt;/div&gt;" calcext:value-type="string">
            <text:p>&lt;div class=''entry water shiny lucky'' title=''gyarados ''&gt;&lt;div class=''pokemon'' style=''background-image:url(./pokemon/130.png)''&gt;&lt;span&gt;13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31</text:p>
          </table:table-cell>
          <table:table-cell table:style-name="Default" office:value-type="string" calcext:value-type="string">
            <text:p>lapras 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ice </text:p>
          </table:table-cell>
          <table:table-cell table:number-columns-repeated="4"/>
          <table:table-cell table:formula="of:=&quot;&lt;div class=''entry &quot;&amp;[.D132]&amp;&quot; &quot;&amp;IF(ISTEXT([.F132]); [.F132]; IF(ISTEXT([.G132]); [.G132]; &quot;shiny&quot;) &amp; IF(ISTEXT([.H132]); &quot; &quot;&amp;[.H132]; &quot; lucky&quot;))&amp;&quot;'' title=''&quot;&amp;[.C132]&amp;&quot;''&gt;&lt;div class=''pokemon'' style=''background-image:url(./pokemon/&quot;&amp;[.B132]&amp;&quot;.png)''&gt;&lt;span&gt;&quot;&amp;[.A132]&amp;&quot;&lt;/span&gt;&lt;/div&gt;&lt;/div&gt;&quot;" office:value-type="string" office:string-value="&lt;div class=''entry water shiny lucky'' title=''lapras ''&gt;&lt;div class=''pokemon'' style=''background-image:url(./pokemon/131.png)''&gt;&lt;span&gt;131&lt;/span&gt;&lt;/div&gt;&lt;/div&gt;" calcext:value-type="string">
            <text:p>&lt;div class=''entry water shiny lucky'' title=''lapras ''&gt;&lt;div class=''pokemon'' style=''background-image:url(./pokemon/131.png)''&gt;&lt;span&gt;13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32</text:p>
          </table:table-cell>
          <table:table-cell table:style-name="Default" office:value-type="string" calcext:value-type="string">
            <text:p>ditto </text:p>
          </table:table-cell>
          <table:table-cell table:style-name="Default" office:value-type="string" calcext:value-type="string">
            <text:p>normal </text:p>
          </table:table-cell>
          <table:table-cell table:style-name="Default"/>
          <table:table-cell table:number-columns-repeated="4"/>
          <table:table-cell table:formula="of:=&quot;&lt;div class=''entry &quot;&amp;[.D133]&amp;&quot; &quot;&amp;IF(ISTEXT([.F133]); [.F133]; IF(ISTEXT([.G133]); [.G133]; &quot;shiny&quot;) &amp; IF(ISTEXT([.H133]); &quot; &quot;&amp;[.H133]; &quot; lucky&quot;))&amp;&quot;'' title=''&quot;&amp;[.C133]&amp;&quot;''&gt;&lt;div class=''pokemon'' style=''background-image:url(./pokemon/&quot;&amp;[.B133]&amp;&quot;.png)''&gt;&lt;span&gt;&quot;&amp;[.A133]&amp;&quot;&lt;/span&gt;&lt;/div&gt;&lt;/div&gt;&quot;" office:value-type="string" office:string-value="&lt;div class=''entry normal  shiny lucky'' title=''ditto ''&gt;&lt;div class=''pokemon'' style=''background-image:url(./pokemon/132.png)''&gt;&lt;span&gt;132&lt;/span&gt;&lt;/div&gt;&lt;/div&gt;" calcext:value-type="string">
            <text:p>&lt;div class=''entry normal <text:s/>shiny lucky'' title=''ditto ''&gt;&lt;div class=''pokemon'' style=''background-image:url(./pokemon/132.png)''&gt;&lt;span&gt;13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33</text:p>
          </table:table-cell>
          <table:table-cell table:style-name="Default" office:value-type="string" calcext:value-type="string">
            <text:p>eevee </text:p>
          </table:table-cell>
          <table:table-cell table:style-name="Default" office:value-type="string" calcext:value-type="string">
            <text:p>normal </text:p>
          </table:table-cell>
          <table:table-cell table:style-name="Default"/>
          <table:table-cell table:number-columns-repeated="4"/>
          <table:table-cell table:formula="of:=&quot;&lt;div class=''entry &quot;&amp;[.D134]&amp;&quot; &quot;&amp;IF(ISTEXT([.F134]); [.F134]; IF(ISTEXT([.G134]); [.G134]; &quot;shiny&quot;) &amp; IF(ISTEXT([.H134]); &quot; &quot;&amp;[.H134]; &quot; lucky&quot;))&amp;&quot;'' title=''&quot;&amp;[.C134]&amp;&quot;''&gt;&lt;div class=''pokemon'' style=''background-image:url(./pokemon/&quot;&amp;[.B134]&amp;&quot;.png)''&gt;&lt;span&gt;&quot;&amp;[.A134]&amp;&quot;&lt;/span&gt;&lt;/div&gt;&lt;/div&gt;&quot;" office:value-type="string" office:string-value="&lt;div class=''entry normal  shiny lucky'' title=''eevee ''&gt;&lt;div class=''pokemon'' style=''background-image:url(./pokemon/133.png)''&gt;&lt;span&gt;133&lt;/span&gt;&lt;/div&gt;&lt;/div&gt;" calcext:value-type="string">
            <text:p>&lt;div class=''entry normal <text:s/>shiny lucky'' title=''eevee ''&gt;&lt;div class=''pokemon'' style=''background-image:url(./pokemon/133.png)''&gt;&lt;span&gt;13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34</text:p>
          </table:table-cell>
          <table:table-cell table:style-name="Default" office:value-type="string" calcext:value-type="string">
            <text:p>vaporeon </text:p>
          </table:table-cell>
          <table:table-cell table:style-name="Default" office:value-type="string" calcext:value-type="string" table:number-columns-spanned="2" table:number-rows-spanned="1">
            <text:p>water </text:p>
          </table:table-cell>
          <table:covered-table-cell table:style-name="Default"/>
          <table:table-cell table:number-columns-repeated="4"/>
          <table:table-cell table:formula="of:=&quot;&lt;div class=''entry &quot;&amp;[.D135]&amp;&quot; &quot;&amp;IF(ISTEXT([.F135]); [.F135]; IF(ISTEXT([.G135]); [.G135]; &quot;shiny&quot;) &amp; IF(ISTEXT([.H135]); &quot; &quot;&amp;[.H135]; &quot; lucky&quot;))&amp;&quot;'' title=''&quot;&amp;[.C135]&amp;&quot;''&gt;&lt;div class=''pokemon'' style=''background-image:url(./pokemon/&quot;&amp;[.B135]&amp;&quot;.png)''&gt;&lt;span&gt;&quot;&amp;[.A135]&amp;&quot;&lt;/span&gt;&lt;/div&gt;&lt;/div&gt;&quot;" office:value-type="string" office:string-value="&lt;div class=''entry water  shiny lucky'' title=''vaporeon ''&gt;&lt;div class=''pokemon'' style=''background-image:url(./pokemon/134.png)''&gt;&lt;span&gt;134&lt;/span&gt;&lt;/div&gt;&lt;/div&gt;" calcext:value-type="string">
            <text:p>&lt;div class=''entry water <text:s/>shiny lucky'' title=''vaporeon ''&gt;&lt;div class=''pokemon'' style=''background-image:url(./pokemon/134.png)''&gt;&lt;span&gt;13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35</text:p>
          </table:table-cell>
          <table:table-cell table:style-name="Default" office:value-type="string" calcext:value-type="string">
            <text:p>jolteon </text:p>
          </table:table-cell>
          <table:table-cell table:style-name="Default" office:value-type="string" calcext:value-type="string" table:number-columns-spanned="2" table:number-rows-spanned="1">
            <text:p>electric </text:p>
          </table:table-cell>
          <table:covered-table-cell table:style-name="Default"/>
          <table:table-cell table:number-columns-repeated="4"/>
          <table:table-cell table:formula="of:=&quot;&lt;div class=''entry &quot;&amp;[.D136]&amp;&quot; &quot;&amp;IF(ISTEXT([.F136]); [.F136]; IF(ISTEXT([.G136]); [.G136]; &quot;shiny&quot;) &amp; IF(ISTEXT([.H136]); &quot; &quot;&amp;[.H136]; &quot; lucky&quot;))&amp;&quot;'' title=''&quot;&amp;[.C136]&amp;&quot;''&gt;&lt;div class=''pokemon'' style=''background-image:url(./pokemon/&quot;&amp;[.B136]&amp;&quot;.png)''&gt;&lt;span&gt;&quot;&amp;[.A136]&amp;&quot;&lt;/span&gt;&lt;/div&gt;&lt;/div&gt;&quot;" office:value-type="string" office:string-value="&lt;div class=''entry electric  shiny lucky'' title=''jolteon ''&gt;&lt;div class=''pokemon'' style=''background-image:url(./pokemon/135.png)''&gt;&lt;span&gt;135&lt;/span&gt;&lt;/div&gt;&lt;/div&gt;" calcext:value-type="string">
            <text:p>&lt;div class=''entry electric <text:s/>shiny lucky'' title=''jolteon ''&gt;&lt;div class=''pokemon'' style=''background-image:url(./pokemon/135.png)''&gt;&lt;span&gt;13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36</text:p>
          </table:table-cell>
          <table:table-cell table:style-name="Default" office:value-type="string" calcext:value-type="string">
            <text:p>flareon </text:p>
          </table:table-cell>
          <table:table-cell table:style-name="Default" office:value-type="string" calcext:value-type="string" table:number-columns-spanned="2" table:number-rows-spanned="1">
            <text:p>fire </text:p>
          </table:table-cell>
          <table:covered-table-cell table:style-name="Default"/>
          <table:table-cell table:number-columns-repeated="4"/>
          <table:table-cell table:formula="of:=&quot;&lt;div class=''entry &quot;&amp;[.D137]&amp;&quot; &quot;&amp;IF(ISTEXT([.F137]); [.F137]; IF(ISTEXT([.G137]); [.G137]; &quot;shiny&quot;) &amp; IF(ISTEXT([.H137]); &quot; &quot;&amp;[.H137]; &quot; lucky&quot;))&amp;&quot;'' title=''&quot;&amp;[.C137]&amp;&quot;''&gt;&lt;div class=''pokemon'' style=''background-image:url(./pokemon/&quot;&amp;[.B137]&amp;&quot;.png)''&gt;&lt;span&gt;&quot;&amp;[.A137]&amp;&quot;&lt;/span&gt;&lt;/div&gt;&lt;/div&gt;&quot;" office:value-type="string" office:string-value="&lt;div class=''entry fire  shiny lucky'' title=''flareon ''&gt;&lt;div class=''pokemon'' style=''background-image:url(./pokemon/136.png)''&gt;&lt;span&gt;136&lt;/span&gt;&lt;/div&gt;&lt;/div&gt;" calcext:value-type="string">
            <text:p>&lt;div class=''entry fire <text:s/>shiny lucky'' title=''flareon ''&gt;&lt;div class=''pokemon'' style=''background-image:url(./pokemon/136.png)''&gt;&lt;span&gt;13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37</text:p>
          </table:table-cell>
          <table:table-cell table:style-name="Default" office:value-type="string" calcext:value-type="string">
            <text:p>porygon </text:p>
          </table:table-cell>
          <table:table-cell table:style-name="Default" office:value-type="string" calcext:value-type="string" table:number-columns-spanned="2" table:number-rows-spanned="1">
            <text:p>normal </text:p>
          </table:table-cell>
          <table:covered-table-cell table:style-name="Default"/>
          <table:table-cell table:number-columns-repeated="4"/>
          <table:table-cell table:formula="of:=&quot;&lt;div class=''entry &quot;&amp;[.D138]&amp;&quot; &quot;&amp;IF(ISTEXT([.F138]); [.F138]; IF(ISTEXT([.G138]); [.G138]; &quot;shiny&quot;) &amp; IF(ISTEXT([.H138]); &quot; &quot;&amp;[.H138]; &quot; lucky&quot;))&amp;&quot;'' title=''&quot;&amp;[.C138]&amp;&quot;''&gt;&lt;div class=''pokemon'' style=''background-image:url(./pokemon/&quot;&amp;[.B138]&amp;&quot;.png)''&gt;&lt;span&gt;&quot;&amp;[.A138]&amp;&quot;&lt;/span&gt;&lt;/div&gt;&lt;/div&gt;&quot;" office:value-type="string" office:string-value="&lt;div class=''entry normal  shiny lucky'' title=''porygon ''&gt;&lt;div class=''pokemon'' style=''background-image:url(./pokemon/137.png)''&gt;&lt;span&gt;137&lt;/span&gt;&lt;/div&gt;&lt;/div&gt;" calcext:value-type="string">
            <text:p>&lt;div class=''entry normal <text:s/>shiny lucky'' title=''porygon ''&gt;&lt;div class=''pokemon'' style=''background-image:url(./pokemon/137.png)''&gt;&lt;span&gt;13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38</text:p>
          </table:table-cell>
          <table:table-cell table:style-name="Default" office:value-type="string" calcext:value-type="string">
            <text:p>omanyte 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water </text:p>
          </table:table-cell>
          <table:table-cell table:number-columns-repeated="4"/>
          <table:table-cell table:formula="of:=&quot;&lt;div class=''entry &quot;&amp;[.D139]&amp;&quot; &quot;&amp;IF(ISTEXT([.F139]); [.F139]; IF(ISTEXT([.G139]); [.G139]; &quot;shiny&quot;) &amp; IF(ISTEXT([.H139]); &quot; &quot;&amp;[.H139]; &quot; lucky&quot;))&amp;&quot;'' title=''&quot;&amp;[.C139]&amp;&quot;''&gt;&lt;div class=''pokemon'' style=''background-image:url(./pokemon/&quot;&amp;[.B139]&amp;&quot;.png)''&gt;&lt;span&gt;&quot;&amp;[.A139]&amp;&quot;&lt;/span&gt;&lt;/div&gt;&lt;/div&gt;&quot;" office:value-type="string" office:string-value="&lt;div class=''entry rock shiny lucky'' title=''omanyte ''&gt;&lt;div class=''pokemon'' style=''background-image:url(./pokemon/138.png)''&gt;&lt;span&gt;138&lt;/span&gt;&lt;/div&gt;&lt;/div&gt;" calcext:value-type="string">
            <text:p>&lt;div class=''entry rock shiny lucky'' title=''omanyte ''&gt;&lt;div class=''pokemon'' style=''background-image:url(./pokemon/138.png)''&gt;&lt;span&gt;13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39</text:p>
          </table:table-cell>
          <table:table-cell table:style-name="Default" office:value-type="string" calcext:value-type="string">
            <text:p>omastar 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water </text:p>
          </table:table-cell>
          <table:table-cell table:number-columns-repeated="4"/>
          <table:table-cell table:formula="of:=&quot;&lt;div class=''entry &quot;&amp;[.D140]&amp;&quot; &quot;&amp;IF(ISTEXT([.F140]); [.F140]; IF(ISTEXT([.G140]); [.G140]; &quot;shiny&quot;) &amp; IF(ISTEXT([.H140]); &quot; &quot;&amp;[.H140]; &quot; lucky&quot;))&amp;&quot;'' title=''&quot;&amp;[.C140]&amp;&quot;''&gt;&lt;div class=''pokemon'' style=''background-image:url(./pokemon/&quot;&amp;[.B140]&amp;&quot;.png)''&gt;&lt;span&gt;&quot;&amp;[.A140]&amp;&quot;&lt;/span&gt;&lt;/div&gt;&lt;/div&gt;&quot;" office:value-type="string" office:string-value="&lt;div class=''entry rock shiny lucky'' title=''omastar ''&gt;&lt;div class=''pokemon'' style=''background-image:url(./pokemon/139.png)''&gt;&lt;span&gt;139&lt;/span&gt;&lt;/div&gt;&lt;/div&gt;" calcext:value-type="string">
            <text:p>&lt;div class=''entry rock shiny lucky'' title=''omastar ''&gt;&lt;div class=''pokemon'' style=''background-image:url(./pokemon/139.png)''&gt;&lt;span&gt;13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40</text:p>
          </table:table-cell>
          <table:table-cell table:style-name="Default" office:value-type="string" calcext:value-type="string">
            <text:p>kabuto 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water </text:p>
          </table:table-cell>
          <table:table-cell table:number-columns-repeated="4"/>
          <table:table-cell table:formula="of:=&quot;&lt;div class=''entry &quot;&amp;[.D141]&amp;&quot; &quot;&amp;IF(ISTEXT([.F141]); [.F141]; IF(ISTEXT([.G141]); [.G141]; &quot;shiny&quot;) &amp; IF(ISTEXT([.H141]); &quot; &quot;&amp;[.H141]; &quot; lucky&quot;))&amp;&quot;'' title=''&quot;&amp;[.C141]&amp;&quot;''&gt;&lt;div class=''pokemon'' style=''background-image:url(./pokemon/&quot;&amp;[.B141]&amp;&quot;.png)''&gt;&lt;span&gt;&quot;&amp;[.A141]&amp;&quot;&lt;/span&gt;&lt;/div&gt;&lt;/div&gt;&quot;" office:value-type="string" office:string-value="&lt;div class=''entry rock shiny lucky'' title=''kabuto ''&gt;&lt;div class=''pokemon'' style=''background-image:url(./pokemon/140.png)''&gt;&lt;span&gt;140&lt;/span&gt;&lt;/div&gt;&lt;/div&gt;" calcext:value-type="string">
            <text:p>&lt;div class=''entry rock shiny lucky'' title=''kabuto ''&gt;&lt;div class=''pokemon'' style=''background-image:url(./pokemon/140.png)''&gt;&lt;span&gt;14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41</text:p>
          </table:table-cell>
          <table:table-cell table:style-name="Default" office:value-type="string" calcext:value-type="string">
            <text:p>kabutops 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water </text:p>
          </table:table-cell>
          <table:table-cell table:number-columns-repeated="4"/>
          <table:table-cell table:formula="of:=&quot;&lt;div class=''entry &quot;&amp;[.D142]&amp;&quot; &quot;&amp;IF(ISTEXT([.F142]); [.F142]; IF(ISTEXT([.G142]); [.G142]; &quot;shiny&quot;) &amp; IF(ISTEXT([.H142]); &quot; &quot;&amp;[.H142]; &quot; lucky&quot;))&amp;&quot;'' title=''&quot;&amp;[.C142]&amp;&quot;''&gt;&lt;div class=''pokemon'' style=''background-image:url(./pokemon/&quot;&amp;[.B142]&amp;&quot;.png)''&gt;&lt;span&gt;&quot;&amp;[.A142]&amp;&quot;&lt;/span&gt;&lt;/div&gt;&lt;/div&gt;&quot;" office:value-type="string" office:string-value="&lt;div class=''entry rock shiny lucky'' title=''kabutops ''&gt;&lt;div class=''pokemon'' style=''background-image:url(./pokemon/141.png)''&gt;&lt;span&gt;141&lt;/span&gt;&lt;/div&gt;&lt;/div&gt;" calcext:value-type="string">
            <text:p>&lt;div class=''entry rock shiny lucky'' title=''kabutops ''&gt;&lt;div class=''pokemon'' style=''background-image:url(./pokemon/141.png)''&gt;&lt;span&gt;14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42</text:p>
          </table:table-cell>
          <table:table-cell table:style-name="Default" office:value-type="string" calcext:value-type="string">
            <text:p>aerodactyl 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143]&amp;&quot; &quot;&amp;IF(ISTEXT([.F143]); [.F143]; IF(ISTEXT([.G143]); [.G143]; &quot;shiny&quot;) &amp; IF(ISTEXT([.H143]); &quot; &quot;&amp;[.H143]; &quot; lucky&quot;))&amp;&quot;'' title=''&quot;&amp;[.C143]&amp;&quot;''&gt;&lt;div class=''pokemon'' style=''background-image:url(./pokemon/&quot;&amp;[.B143]&amp;&quot;.png)''&gt;&lt;span&gt;&quot;&amp;[.A143]&amp;&quot;&lt;/span&gt;&lt;/div&gt;&lt;/div&gt;&quot;" office:value-type="string" office:string-value="&lt;div class=''entry rock shiny lucky'' title=''aerodactyl ''&gt;&lt;div class=''pokemon'' style=''background-image:url(./pokemon/142.png)''&gt;&lt;span&gt;142&lt;/span&gt;&lt;/div&gt;&lt;/div&gt;" calcext:value-type="string">
            <text:p>&lt;div class=''entry rock shiny lucky'' title=''aerodactyl ''&gt;&lt;div class=''pokemon'' style=''background-image:url(./pokemon/142.png)''&gt;&lt;span&gt;14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43</text:p>
          </table:table-cell>
          <table:table-cell table:style-name="Default" office:value-type="string" calcext:value-type="string">
            <text:p>snorlax </text:p>
          </table:table-cell>
          <table:table-cell table:style-name="Default" office:value-type="string" calcext:value-type="string">
            <text:p>normal </text:p>
          </table:table-cell>
          <table:table-cell table:style-name="Default"/>
          <table:table-cell table:number-columns-repeated="4"/>
          <table:table-cell table:formula="of:=&quot;&lt;div class=''entry &quot;&amp;[.D144]&amp;&quot; &quot;&amp;IF(ISTEXT([.F144]); [.F144]; IF(ISTEXT([.G144]); [.G144]; &quot;shiny&quot;) &amp; IF(ISTEXT([.H144]); &quot; &quot;&amp;[.H144]; &quot; lucky&quot;))&amp;&quot;'' title=''&quot;&amp;[.C144]&amp;&quot;''&gt;&lt;div class=''pokemon'' style=''background-image:url(./pokemon/&quot;&amp;[.B144]&amp;&quot;.png)''&gt;&lt;span&gt;&quot;&amp;[.A144]&amp;&quot;&lt;/span&gt;&lt;/div&gt;&lt;/div&gt;&quot;" office:value-type="string" office:string-value="&lt;div class=''entry normal  shiny lucky'' title=''snorlax ''&gt;&lt;div class=''pokemon'' style=''background-image:url(./pokemon/143.png)''&gt;&lt;span&gt;143&lt;/span&gt;&lt;/div&gt;&lt;/div&gt;" calcext:value-type="string">
            <text:p>&lt;div class=''entry normal <text:s/>shiny lucky'' title=''snorlax ''&gt;&lt;div class=''pokemon'' style=''background-image:url(./pokemon/143.png)''&gt;&lt;span&gt;14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44</text:p>
          </table:table-cell>
          <table:table-cell table:style-name="Default" office:value-type="string" calcext:value-type="string">
            <text:p>articuno </text:p>
          </table:table-cell>
          <table:table-cell table:style-name="Default" office:value-type="string" calcext:value-type="string">
            <text:p>ice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145]&amp;&quot; &quot;&amp;IF(ISTEXT([.F145]); [.F145]; IF(ISTEXT([.G145]); [.G145]; &quot;shiny&quot;) &amp; IF(ISTEXT([.H145]); &quot; &quot;&amp;[.H145]; &quot; lucky&quot;))&amp;&quot;'' title=''&quot;&amp;[.C145]&amp;&quot;''&gt;&lt;div class=''pokemon'' style=''background-image:url(./pokemon/&quot;&amp;[.B145]&amp;&quot;.png)''&gt;&lt;span&gt;&quot;&amp;[.A145]&amp;&quot;&lt;/span&gt;&lt;/div&gt;&lt;/div&gt;&quot;" office:value-type="string" office:string-value="&lt;div class=''entry ice shiny lucky'' title=''articuno ''&gt;&lt;div class=''pokemon'' style=''background-image:url(./pokemon/144.png)''&gt;&lt;span&gt;144&lt;/span&gt;&lt;/div&gt;&lt;/div&gt;" calcext:value-type="string">
            <text:p>&lt;div class=''entry ice shiny lucky'' title=''articuno ''&gt;&lt;div class=''pokemon'' style=''background-image:url(./pokemon/144.png)''&gt;&lt;span&gt;14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45</text:p>
          </table:table-cell>
          <table:table-cell table:style-name="Default" office:value-type="string" calcext:value-type="string">
            <text:p>zapdos </text:p>
          </table:table-cell>
          <table:table-cell table:style-name="Default" office:value-type="string" calcext:value-type="string">
            <text:p>electric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146]&amp;&quot; &quot;&amp;IF(ISTEXT([.F146]); [.F146]; IF(ISTEXT([.G146]); [.G146]; &quot;shiny&quot;) &amp; IF(ISTEXT([.H146]); &quot; &quot;&amp;[.H146]; &quot; lucky&quot;))&amp;&quot;'' title=''&quot;&amp;[.C146]&amp;&quot;''&gt;&lt;div class=''pokemon'' style=''background-image:url(./pokemon/&quot;&amp;[.B146]&amp;&quot;.png)''&gt;&lt;span&gt;&quot;&amp;[.A146]&amp;&quot;&lt;/span&gt;&lt;/div&gt;&lt;/div&gt;&quot;" office:value-type="string" office:string-value="&lt;div class=''entry electric shiny lucky'' title=''zapdos ''&gt;&lt;div class=''pokemon'' style=''background-image:url(./pokemon/145.png)''&gt;&lt;span&gt;145&lt;/span&gt;&lt;/div&gt;&lt;/div&gt;" calcext:value-type="string">
            <text:p>&lt;div class=''entry electric shiny lucky'' title=''zapdos ''&gt;&lt;div class=''pokemon'' style=''background-image:url(./pokemon/145.png)''&gt;&lt;span&gt;14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46</text:p>
          </table:table-cell>
          <table:table-cell table:style-name="Default" office:value-type="string" calcext:value-type="string">
            <text:p>moltres 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147]&amp;&quot; &quot;&amp;IF(ISTEXT([.F147]); [.F147]; IF(ISTEXT([.G147]); [.G147]; &quot;shiny&quot;) &amp; IF(ISTEXT([.H147]); &quot; &quot;&amp;[.H147]; &quot; lucky&quot;))&amp;&quot;'' title=''&quot;&amp;[.C147]&amp;&quot;''&gt;&lt;div class=''pokemon'' style=''background-image:url(./pokemon/&quot;&amp;[.B147]&amp;&quot;.png)''&gt;&lt;span&gt;&quot;&amp;[.A147]&amp;&quot;&lt;/span&gt;&lt;/div&gt;&lt;/div&gt;&quot;" office:value-type="string" office:string-value="&lt;div class=''entry fire shiny lucky'' title=''moltres ''&gt;&lt;div class=''pokemon'' style=''background-image:url(./pokemon/146.png)''&gt;&lt;span&gt;146&lt;/span&gt;&lt;/div&gt;&lt;/div&gt;" calcext:value-type="string">
            <text:p>&lt;div class=''entry fire shiny lucky'' title=''moltres ''&gt;&lt;div class=''pokemon'' style=''background-image:url(./pokemon/146.png)''&gt;&lt;span&gt;14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47</text:p>
          </table:table-cell>
          <table:table-cell table:style-name="Default" office:value-type="string" calcext:value-type="string">
            <text:p>dratini </text:p>
          </table:table-cell>
          <table:table-cell table:style-name="Default" office:value-type="string" calcext:value-type="string">
            <text:p>dragon </text:p>
          </table:table-cell>
          <table:table-cell table:style-name="Default"/>
          <table:table-cell table:number-columns-repeated="4"/>
          <table:table-cell table:formula="of:=&quot;&lt;div class=''entry &quot;&amp;[.D148]&amp;&quot; &quot;&amp;IF(ISTEXT([.F148]); [.F148]; IF(ISTEXT([.G148]); [.G148]; &quot;shiny&quot;) &amp; IF(ISTEXT([.H148]); &quot; &quot;&amp;[.H148]; &quot; lucky&quot;))&amp;&quot;'' title=''&quot;&amp;[.C148]&amp;&quot;''&gt;&lt;div class=''pokemon'' style=''background-image:url(./pokemon/&quot;&amp;[.B148]&amp;&quot;.png)''&gt;&lt;span&gt;&quot;&amp;[.A148]&amp;&quot;&lt;/span&gt;&lt;/div&gt;&lt;/div&gt;&quot;" office:value-type="string" office:string-value="&lt;div class=''entry dragon  shiny lucky'' title=''dratini ''&gt;&lt;div class=''pokemon'' style=''background-image:url(./pokemon/147.png)''&gt;&lt;span&gt;147&lt;/span&gt;&lt;/div&gt;&lt;/div&gt;" calcext:value-type="string">
            <text:p>&lt;div class=''entry dragon <text:s/>shiny lucky'' title=''dratini ''&gt;&lt;div class=''pokemon'' style=''background-image:url(./pokemon/147.png)''&gt;&lt;span&gt;14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48</text:p>
          </table:table-cell>
          <table:table-cell table:style-name="Default" office:value-type="string" calcext:value-type="string">
            <text:p>dragonair </text:p>
          </table:table-cell>
          <table:table-cell table:style-name="Default" office:value-type="string" calcext:value-type="string">
            <text:p>dragon </text:p>
          </table:table-cell>
          <table:table-cell table:style-name="Default"/>
          <table:table-cell table:number-columns-repeated="4"/>
          <table:table-cell table:formula="of:=&quot;&lt;div class=''entry &quot;&amp;[.D149]&amp;&quot; &quot;&amp;IF(ISTEXT([.F149]); [.F149]; IF(ISTEXT([.G149]); [.G149]; &quot;shiny&quot;) &amp; IF(ISTEXT([.H149]); &quot; &quot;&amp;[.H149]; &quot; lucky&quot;))&amp;&quot;'' title=''&quot;&amp;[.C149]&amp;&quot;''&gt;&lt;div class=''pokemon'' style=''background-image:url(./pokemon/&quot;&amp;[.B149]&amp;&quot;.png)''&gt;&lt;span&gt;&quot;&amp;[.A149]&amp;&quot;&lt;/span&gt;&lt;/div&gt;&lt;/div&gt;&quot;" office:value-type="string" office:string-value="&lt;div class=''entry dragon  shiny lucky'' title=''dragonair ''&gt;&lt;div class=''pokemon'' style=''background-image:url(./pokemon/148.png)''&gt;&lt;span&gt;148&lt;/span&gt;&lt;/div&gt;&lt;/div&gt;" calcext:value-type="string">
            <text:p>&lt;div class=''entry dragon <text:s/>shiny lucky'' title=''dragonair ''&gt;&lt;div class=''pokemon'' style=''background-image:url(./pokemon/148.png)''&gt;&lt;span&gt;14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49</text:p>
          </table:table-cell>
          <table:table-cell table:style-name="Default" office:value-type="string" calcext:value-type="string">
            <text:p>dragonite </text:p>
          </table:table-cell>
          <table:table-cell table:style-name="Default" office:value-type="string" calcext:value-type="string">
            <text:p>dragon</text:p>
          </table:table-cell>
          <table:table-cell table:style-name="Default" office:value-type="string" calcext:value-type="string">
            <text:p>flying </text:p>
          </table:table-cell>
          <table:table-cell table:number-columns-repeated="4"/>
          <table:table-cell table:formula="of:=&quot;&lt;div class=''entry &quot;&amp;[.D150]&amp;&quot; &quot;&amp;IF(ISTEXT([.F150]); [.F150]; IF(ISTEXT([.G150]); [.G150]; &quot;shiny&quot;) &amp; IF(ISTEXT([.H150]); &quot; &quot;&amp;[.H150]; &quot; lucky&quot;))&amp;&quot;'' title=''&quot;&amp;[.C150]&amp;&quot;''&gt;&lt;div class=''pokemon'' style=''background-image:url(./pokemon/&quot;&amp;[.B150]&amp;&quot;.png)''&gt;&lt;span&gt;&quot;&amp;[.A150]&amp;&quot;&lt;/span&gt;&lt;/div&gt;&lt;/div&gt;&quot;" office:value-type="string" office:string-value="&lt;div class=''entry dragon shiny lucky'' title=''dragonite ''&gt;&lt;div class=''pokemon'' style=''background-image:url(./pokemon/149.png)''&gt;&lt;span&gt;149&lt;/span&gt;&lt;/div&gt;&lt;/div&gt;" calcext:value-type="string">
            <text:p>&lt;div class=''entry dragon shiny lucky'' title=''dragonite ''&gt;&lt;div class=''pokemon'' style=''background-image:url(./pokemon/149.png)''&gt;&lt;span&gt;14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50</text:p>
          </table:table-cell>
          <table:table-cell table:style-name="Default" office:value-type="string" calcext:value-type="string">
            <text:p>mewtwo </text:p>
          </table:table-cell>
          <table:table-cell table:style-name="Default" office:value-type="string" calcext:value-type="string">
            <text:p>psychic </text:p>
          </table:table-cell>
          <table:table-cell table:style-name="Default"/>
          <table:table-cell table:number-columns-repeated="4"/>
          <table:table-cell table:formula="of:=&quot;&lt;div class=''entry &quot;&amp;[.D151]&amp;&quot; &quot;&amp;IF(ISTEXT([.F151]); [.F151]; IF(ISTEXT([.G151]); [.G151]; &quot;shiny&quot;) &amp; IF(ISTEXT([.H151]); &quot; &quot;&amp;[.H151]; &quot; lucky&quot;))&amp;&quot;'' title=''&quot;&amp;[.C151]&amp;&quot;''&gt;&lt;div class=''pokemon'' style=''background-image:url(./pokemon/&quot;&amp;[.B151]&amp;&quot;.png)''&gt;&lt;span&gt;&quot;&amp;[.A151]&amp;&quot;&lt;/span&gt;&lt;/div&gt;&lt;/div&gt;&quot;" office:value-type="string" office:string-value="&lt;div class=''entry psychic  shiny lucky'' title=''mewtwo ''&gt;&lt;div class=''pokemon'' style=''background-image:url(./pokemon/150.png)''&gt;&lt;span&gt;150&lt;/span&gt;&lt;/div&gt;&lt;/div&gt;" calcext:value-type="string">
            <text:p>&lt;div class=''entry psychic <text:s/>shiny lucky'' title=''mewtwo ''&gt;&lt;div class=''pokemon'' style=''background-image:url(./pokemon/150.png)''&gt;&lt;span&gt;15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51</text:p>
          </table:table-cell>
          <table:table-cell table:style-name="Default" office:value-type="string" calcext:value-type="string">
            <text:p>mew </text:p>
          </table:table-cell>
          <table:table-cell table:style-name="Default" office:value-type="string" calcext:value-type="string">
            <text:p>psychic</text:p>
          </table:table-cell>
          <table:table-cell table:style-name="Default"/>
          <table:table-cell table:number-columns-repeated="2"/>
          <table:table-cell office:value-type="string" calcext:value-type="string">
            <text:p>nolucky</text:p>
          </table:table-cell>
          <table:table-cell/>
          <table:table-cell table:formula="of:=&quot;&lt;div class=''entry &quot;&amp;[.D152]&amp;&quot; &quot;&amp;IF(ISTEXT([.F152]); [.F152]; IF(ISTEXT([.G152]); [.G152]; &quot;shiny&quot;) &amp; IF(ISTEXT([.H152]); &quot; &quot;&amp;[.H152]; &quot; lucky&quot;))&amp;&quot;'' title=''&quot;&amp;[.C152]&amp;&quot;''&gt;&lt;div class=''pokemon'' style=''background-image:url(./pokemon/&quot;&amp;[.B152]&amp;&quot;.png)''&gt;&lt;span&gt;&quot;&amp;[.A152]&amp;&quot;&lt;/span&gt;&lt;/div&gt;&lt;/div&gt;&quot;" office:value-type="string" office:string-value="&lt;div class=''entry psychic shiny nolucky'' title=''mew ''&gt;&lt;div class=''pokemon'' style=''background-image:url(./pokemon/151.png)''&gt;&lt;span&gt;151&lt;/span&gt;&lt;/div&gt;&lt;/div&gt;" calcext:value-type="string">
            <text:p>&lt;div class=''entry psychic shiny nolucky'' title=''mew ''&gt;&lt;div class=''pokemon'' style=''background-image:url(./pokemon/151.png)''&gt;&lt;span&gt;151&lt;/span&gt;&lt;/div&gt;&lt;/div&gt;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 table:number-columns-spanned="9" table:number-rows-spanned="1">
            <text:p>GEN II (Johto)</text:p>
          </table:table-cell>
          <table:covered-table-cell table:style-name="ce5"/>
          <table:covered-table-cell table:number-columns-repeated="3" table:style-name="ce8"/>
          <table:covered-table-cell table:style-name="ce23"/>
          <table:covered-table-cell table:style-name="ce25"/>
          <table:covered-table-cell table:style-name="ce27"/>
          <table:covered-table-cell table:style-name="ce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152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154]&amp;&quot; &quot;&amp;IF(ISTEXT([.F154]); [.F154]; IF(ISTEXT([.G154]); [.G154]; &quot;shiny&quot;) &amp; IF(ISTEXT([.H154]); &quot; &quot;&amp;[.H154]; &quot; lucky&quot;))&amp;&quot;'' title=''&quot;&amp;[.C154]&amp;&quot;''&gt;&lt;div class=''pokemon'' style=''background-image:url(./pokemon/&quot;&amp;[.B154]&amp;&quot;.png)''&gt;&lt;span&gt;&quot;&amp;[.A154]&amp;&quot;&lt;/span&gt;&lt;/div&gt;&lt;/div&gt;&quot;" office:value-type="string" office:string-value="&lt;div class=''entry grass shiny lucky'' title=''chikorita''&gt;&lt;div class=''pokemon'' style=''background-image:url(./pokemon/152.png)''&gt;&lt;span&gt;152&lt;/span&gt;&lt;/div&gt;&lt;/div&gt;" calcext:value-type="string">
            <text:p>&lt;div class=''entry grass shiny lucky'' title=''chikorita''&gt;&lt;div class=''pokemon'' style=''background-image:url(./pokemon/152.png)''&gt;&lt;span&gt;15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53</text:p>
          </table:table-cell>
          <table:table-cell office:value-type="string" calcext:value-type="string">
            <text:p>bayleef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155]&amp;&quot; &quot;&amp;IF(ISTEXT([.F155]); [.F155]; IF(ISTEXT([.G155]); [.G155]; &quot;shiny&quot;) &amp; IF(ISTEXT([.H155]); &quot; &quot;&amp;[.H155]; &quot; lucky&quot;))&amp;&quot;'' title=''&quot;&amp;[.C155]&amp;&quot;''&gt;&lt;div class=''pokemon'' style=''background-image:url(./pokemon/&quot;&amp;[.B155]&amp;&quot;.png)''&gt;&lt;span&gt;&quot;&amp;[.A155]&amp;&quot;&lt;/span&gt;&lt;/div&gt;&lt;/div&gt;&quot;" office:value-type="string" office:string-value="&lt;div class=''entry grass shiny lucky'' title=''bayleef''&gt;&lt;div class=''pokemon'' style=''background-image:url(./pokemon/153.png)''&gt;&lt;span&gt;153&lt;/span&gt;&lt;/div&gt;&lt;/div&gt;" calcext:value-type="string">
            <text:p>&lt;div class=''entry grass shiny lucky'' title=''bayleef''&gt;&lt;div class=''pokemon'' style=''background-image:url(./pokemon/153.png)''&gt;&lt;span&gt;15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54</text:p>
          </table:table-cell>
          <table:table-cell office:value-type="string" calcext:value-type="string">
            <text:p>meganium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156]&amp;&quot; &quot;&amp;IF(ISTEXT([.F156]); [.F156]; IF(ISTEXT([.G156]); [.G156]; &quot;shiny&quot;) &amp; IF(ISTEXT([.H156]); &quot; &quot;&amp;[.H156]; &quot; lucky&quot;))&amp;&quot;'' title=''&quot;&amp;[.C156]&amp;&quot;''&gt;&lt;div class=''pokemon'' style=''background-image:url(./pokemon/&quot;&amp;[.B156]&amp;&quot;.png)''&gt;&lt;span&gt;&quot;&amp;[.A156]&amp;&quot;&lt;/span&gt;&lt;/div&gt;&lt;/div&gt;&quot;" office:value-type="string" office:string-value="&lt;div class=''entry grass shiny lucky'' title=''meganium''&gt;&lt;div class=''pokemon'' style=''background-image:url(./pokemon/154.png)''&gt;&lt;span&gt;154&lt;/span&gt;&lt;/div&gt;&lt;/div&gt;" calcext:value-type="string">
            <text:p>&lt;div class=''entry grass shiny lucky'' title=''meganium''&gt;&lt;div class=''pokemon'' style=''background-image:url(./pokemon/154.png)''&gt;&lt;span&gt;15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55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fire</text:p>
          </table:table-cell>
          <table:table-cell table:number-columns-repeated="5"/>
          <table:table-cell table:formula="of:=&quot;&lt;div class=''entry &quot;&amp;[.D157]&amp;&quot; &quot;&amp;IF(ISTEXT([.F157]); [.F157]; IF(ISTEXT([.G157]); [.G157]; &quot;shiny&quot;) &amp; IF(ISTEXT([.H157]); &quot; &quot;&amp;[.H157]; &quot; lucky&quot;))&amp;&quot;'' title=''&quot;&amp;[.C157]&amp;&quot;''&gt;&lt;div class=''pokemon'' style=''background-image:url(./pokemon/&quot;&amp;[.B157]&amp;&quot;.png)''&gt;&lt;span&gt;&quot;&amp;[.A157]&amp;&quot;&lt;/span&gt;&lt;/div&gt;&lt;/div&gt;&quot;" office:value-type="string" office:string-value="&lt;div class=''entry fire shiny lucky'' title=''cyndaquil''&gt;&lt;div class=''pokemon'' style=''background-image:url(./pokemon/155.png)''&gt;&lt;span&gt;155&lt;/span&gt;&lt;/div&gt;&lt;/div&gt;" calcext:value-type="string">
            <text:p>&lt;div class=''entry fire shiny lucky'' title=''cyndaquil''&gt;&lt;div class=''pokemon'' style=''background-image:url(./pokemon/155.png)''&gt;&lt;span&gt;15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56</text:p>
          </table:table-cell>
          <table:table-cell office:value-type="string" calcext:value-type="string">
            <text:p>quilava</text:p>
          </table:table-cell>
          <table:table-cell office:value-type="string" calcext:value-type="string">
            <text:p>fire</text:p>
          </table:table-cell>
          <table:table-cell table:number-columns-repeated="5"/>
          <table:table-cell table:formula="of:=&quot;&lt;div class=''entry &quot;&amp;[.D158]&amp;&quot; &quot;&amp;IF(ISTEXT([.F158]); [.F158]; IF(ISTEXT([.G158]); [.G158]; &quot;shiny&quot;) &amp; IF(ISTEXT([.H158]); &quot; &quot;&amp;[.H158]; &quot; lucky&quot;))&amp;&quot;'' title=''&quot;&amp;[.C158]&amp;&quot;''&gt;&lt;div class=''pokemon'' style=''background-image:url(./pokemon/&quot;&amp;[.B158]&amp;&quot;.png)''&gt;&lt;span&gt;&quot;&amp;[.A158]&amp;&quot;&lt;/span&gt;&lt;/div&gt;&lt;/div&gt;&quot;" office:value-type="string" office:string-value="&lt;div class=''entry fire shiny lucky'' title=''quilava''&gt;&lt;div class=''pokemon'' style=''background-image:url(./pokemon/156.png)''&gt;&lt;span&gt;156&lt;/span&gt;&lt;/div&gt;&lt;/div&gt;" calcext:value-type="string">
            <text:p>&lt;div class=''entry fire shiny lucky'' title=''quilava''&gt;&lt;div class=''pokemon'' style=''background-image:url(./pokemon/156.png)''&gt;&lt;span&gt;15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57</text:p>
          </table:table-cell>
          <table:table-cell office:value-type="string" calcext:value-type="string">
            <text:p>typhlosion</text:p>
          </table:table-cell>
          <table:table-cell office:value-type="string" calcext:value-type="string">
            <text:p>fire</text:p>
          </table:table-cell>
          <table:table-cell table:number-columns-repeated="5"/>
          <table:table-cell table:formula="of:=&quot;&lt;div class=''entry &quot;&amp;[.D159]&amp;&quot; &quot;&amp;IF(ISTEXT([.F159]); [.F159]; IF(ISTEXT([.G159]); [.G159]; &quot;shiny&quot;) &amp; IF(ISTEXT([.H159]); &quot; &quot;&amp;[.H159]; &quot; lucky&quot;))&amp;&quot;'' title=''&quot;&amp;[.C159]&amp;&quot;''&gt;&lt;div class=''pokemon'' style=''background-image:url(./pokemon/&quot;&amp;[.B159]&amp;&quot;.png)''&gt;&lt;span&gt;&quot;&amp;[.A159]&amp;&quot;&lt;/span&gt;&lt;/div&gt;&lt;/div&gt;&quot;" office:value-type="string" office:string-value="&lt;div class=''entry fire shiny lucky'' title=''typhlosion''&gt;&lt;div class=''pokemon'' style=''background-image:url(./pokemon/157.png)''&gt;&lt;span&gt;157&lt;/span&gt;&lt;/div&gt;&lt;/div&gt;" calcext:value-type="string">
            <text:p>&lt;div class=''entry fire shiny lucky'' title=''typhlosion''&gt;&lt;div class=''pokemon'' style=''background-image:url(./pokemon/157.png)''&gt;&lt;span&gt;15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58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160]&amp;&quot; &quot;&amp;IF(ISTEXT([.F160]); [.F160]; IF(ISTEXT([.G160]); [.G160]; &quot;shiny&quot;) &amp; IF(ISTEXT([.H160]); &quot; &quot;&amp;[.H160]; &quot; lucky&quot;))&amp;&quot;'' title=''&quot;&amp;[.C160]&amp;&quot;''&gt;&lt;div class=''pokemon'' style=''background-image:url(./pokemon/&quot;&amp;[.B160]&amp;&quot;.png)''&gt;&lt;span&gt;&quot;&amp;[.A160]&amp;&quot;&lt;/span&gt;&lt;/div&gt;&lt;/div&gt;&quot;" office:value-type="string" office:string-value="&lt;div class=''entry water shiny lucky'' title=''totodile''&gt;&lt;div class=''pokemon'' style=''background-image:url(./pokemon/158.png)''&gt;&lt;span&gt;158&lt;/span&gt;&lt;/div&gt;&lt;/div&gt;" calcext:value-type="string">
            <text:p>&lt;div class=''entry water shiny lucky'' title=''totodile''&gt;&lt;div class=''pokemon'' style=''background-image:url(./pokemon/158.png)''&gt;&lt;span&gt;15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59</text:p>
          </table:table-cell>
          <table:table-cell office:value-type="string" calcext:value-type="string">
            <text:p>croconaw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161]&amp;&quot; &quot;&amp;IF(ISTEXT([.F161]); [.F161]; IF(ISTEXT([.G161]); [.G161]; &quot;shiny&quot;) &amp; IF(ISTEXT([.H161]); &quot; &quot;&amp;[.H161]; &quot; lucky&quot;))&amp;&quot;'' title=''&quot;&amp;[.C161]&amp;&quot;''&gt;&lt;div class=''pokemon'' style=''background-image:url(./pokemon/&quot;&amp;[.B161]&amp;&quot;.png)''&gt;&lt;span&gt;&quot;&amp;[.A161]&amp;&quot;&lt;/span&gt;&lt;/div&gt;&lt;/div&gt;&quot;" office:value-type="string" office:string-value="&lt;div class=''entry water shiny lucky'' title=''croconaw''&gt;&lt;div class=''pokemon'' style=''background-image:url(./pokemon/159.png)''&gt;&lt;span&gt;159&lt;/span&gt;&lt;/div&gt;&lt;/div&gt;" calcext:value-type="string">
            <text:p>&lt;div class=''entry water shiny lucky'' title=''croconaw''&gt;&lt;div class=''pokemon'' style=''background-image:url(./pokemon/159.png)''&gt;&lt;span&gt;15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60</text:p>
          </table:table-cell>
          <table:table-cell office:value-type="string" calcext:value-type="string">
            <text:p>feraligatr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162]&amp;&quot; &quot;&amp;IF(ISTEXT([.F162]); [.F162]; IF(ISTEXT([.G162]); [.G162]; &quot;shiny&quot;) &amp; IF(ISTEXT([.H162]); &quot; &quot;&amp;[.H162]; &quot; lucky&quot;))&amp;&quot;'' title=''&quot;&amp;[.C162]&amp;&quot;''&gt;&lt;div class=''pokemon'' style=''background-image:url(./pokemon/&quot;&amp;[.B162]&amp;&quot;.png)''&gt;&lt;span&gt;&quot;&amp;[.A162]&amp;&quot;&lt;/span&gt;&lt;/div&gt;&lt;/div&gt;&quot;" office:value-type="string" office:string-value="&lt;div class=''entry water shiny lucky'' title=''feraligatr''&gt;&lt;div class=''pokemon'' style=''background-image:url(./pokemon/160.png)''&gt;&lt;span&gt;160&lt;/span&gt;&lt;/div&gt;&lt;/div&gt;" calcext:value-type="string">
            <text:p>&lt;div class=''entry water shiny lucky'' title=''feraligatr''&gt;&lt;div class=''pokemon'' style=''background-image:url(./pokemon/160.png)''&gt;&lt;span&gt;16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61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163]&amp;&quot; &quot;&amp;IF(ISTEXT([.F163]); [.F163]; IF(ISTEXT([.G163]); [.G163]; &quot;shiny&quot;) &amp; IF(ISTEXT([.H163]); &quot; &quot;&amp;[.H163]; &quot; lucky&quot;))&amp;&quot;'' title=''&quot;&amp;[.C163]&amp;&quot;''&gt;&lt;div class=''pokemon'' style=''background-image:url(./pokemon/&quot;&amp;[.B163]&amp;&quot;.png)''&gt;&lt;span&gt;&quot;&amp;[.A163]&amp;&quot;&lt;/span&gt;&lt;/div&gt;&lt;/div&gt;&quot;" office:value-type="string" office:string-value="&lt;div class=''entry normal shiny lucky'' title=''sentret''&gt;&lt;div class=''pokemon'' style=''background-image:url(./pokemon/161.png)''&gt;&lt;span&gt;161&lt;/span&gt;&lt;/div&gt;&lt;/div&gt;" calcext:value-type="string">
            <text:p>&lt;div class=''entry normal shiny lucky'' title=''sentret''&gt;&lt;div class=''pokemon'' style=''background-image:url(./pokemon/161.png)''&gt;&lt;span&gt;16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62</text:p>
          </table:table-cell>
          <table:table-cell office:value-type="string" calcext:value-type="string">
            <text:p>furret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164]&amp;&quot; &quot;&amp;IF(ISTEXT([.F164]); [.F164]; IF(ISTEXT([.G164]); [.G164]; &quot;shiny&quot;) &amp; IF(ISTEXT([.H164]); &quot; &quot;&amp;[.H164]; &quot; lucky&quot;))&amp;&quot;'' title=''&quot;&amp;[.C164]&amp;&quot;''&gt;&lt;div class=''pokemon'' style=''background-image:url(./pokemon/&quot;&amp;[.B164]&amp;&quot;.png)''&gt;&lt;span&gt;&quot;&amp;[.A164]&amp;&quot;&lt;/span&gt;&lt;/div&gt;&lt;/div&gt;&quot;" office:value-type="string" office:string-value="&lt;div class=''entry normal shiny lucky'' title=''furret''&gt;&lt;div class=''pokemon'' style=''background-image:url(./pokemon/162.png)''&gt;&lt;span&gt;162&lt;/span&gt;&lt;/div&gt;&lt;/div&gt;" calcext:value-type="string">
            <text:p>&lt;div class=''entry normal shiny lucky'' title=''furret''&gt;&lt;div class=''pokemon'' style=''background-image:url(./pokemon/162.png)''&gt;&lt;span&gt;16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6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165]&amp;&quot; &quot;&amp;IF(ISTEXT([.F165]); [.F165]; IF(ISTEXT([.G165]); [.G165]; &quot;shiny&quot;) &amp; IF(ISTEXT([.H165]); &quot; &quot;&amp;[.H165]; &quot; lucky&quot;))&amp;&quot;'' title=''&quot;&amp;[.C165]&amp;&quot;''&gt;&lt;div class=''pokemon'' style=''background-image:url(./pokemon/&quot;&amp;[.B165]&amp;&quot;.png)''&gt;&lt;span&gt;&quot;&amp;[.A165]&amp;&quot;&lt;/span&gt;&lt;/div&gt;&lt;/div&gt;&quot;" office:value-type="string" office:string-value="&lt;div class=''entry normal shiny lucky'' title=''hoothoot''&gt;&lt;div class=''pokemon'' style=''background-image:url(./pokemon/163.png)''&gt;&lt;span&gt;163&lt;/span&gt;&lt;/div&gt;&lt;/div&gt;" calcext:value-type="string">
            <text:p>&lt;div class=''entry normal shiny lucky'' title=''hoothoot''&gt;&lt;div class=''pokemon'' style=''background-image:url(./pokemon/163.png)''&gt;&lt;span&gt;16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64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166]&amp;&quot; &quot;&amp;IF(ISTEXT([.F166]); [.F166]; IF(ISTEXT([.G166]); [.G166]; &quot;shiny&quot;) &amp; IF(ISTEXT([.H166]); &quot; &quot;&amp;[.H166]; &quot; lucky&quot;))&amp;&quot;'' title=''&quot;&amp;[.C166]&amp;&quot;''&gt;&lt;div class=''pokemon'' style=''background-image:url(./pokemon/&quot;&amp;[.B166]&amp;&quot;.png)''&gt;&lt;span&gt;&quot;&amp;[.A166]&amp;&quot;&lt;/span&gt;&lt;/div&gt;&lt;/div&gt;&quot;" office:value-type="string" office:string-value="&lt;div class=''entry normal shiny lucky'' title=''noctowl''&gt;&lt;div class=''pokemon'' style=''background-image:url(./pokemon/164.png)''&gt;&lt;span&gt;164&lt;/span&gt;&lt;/div&gt;&lt;/div&gt;" calcext:value-type="string">
            <text:p>&lt;div class=''entry normal shiny lucky'' title=''noctowl''&gt;&lt;div class=''pokemon'' style=''background-image:url(./pokemon/164.png)''&gt;&lt;span&gt;16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6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167]&amp;&quot; &quot;&amp;IF(ISTEXT([.F167]); [.F167]; IF(ISTEXT([.G167]); [.G167]; &quot;shiny&quot;) &amp; IF(ISTEXT([.H167]); &quot; &quot;&amp;[.H167]; &quot; lucky&quot;))&amp;&quot;'' title=''&quot;&amp;[.C167]&amp;&quot;''&gt;&lt;div class=''pokemon'' style=''background-image:url(./pokemon/&quot;&amp;[.B167]&amp;&quot;.png)''&gt;&lt;span&gt;&quot;&amp;[.A167]&amp;&quot;&lt;/span&gt;&lt;/div&gt;&lt;/div&gt;&quot;" office:value-type="string" office:string-value="&lt;div class=''entry bug shiny lucky'' title=''ledyba''&gt;&lt;div class=''pokemon'' style=''background-image:url(./pokemon/165.png)''&gt;&lt;span&gt;165&lt;/span&gt;&lt;/div&gt;&lt;/div&gt;" calcext:value-type="string">
            <text:p>&lt;div class=''entry bug shiny lucky'' title=''ledyba''&gt;&lt;div class=''pokemon'' style=''background-image:url(./pokemon/165.png)''&gt;&lt;span&gt;16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66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168]&amp;&quot; &quot;&amp;IF(ISTEXT([.F168]); [.F168]; IF(ISTEXT([.G168]); [.G168]; &quot;shiny&quot;) &amp; IF(ISTEXT([.H168]); &quot; &quot;&amp;[.H168]; &quot; lucky&quot;))&amp;&quot;'' title=''&quot;&amp;[.C168]&amp;&quot;''&gt;&lt;div class=''pokemon'' style=''background-image:url(./pokemon/&quot;&amp;[.B168]&amp;&quot;.png)''&gt;&lt;span&gt;&quot;&amp;[.A168]&amp;&quot;&lt;/span&gt;&lt;/div&gt;&lt;/div&gt;&quot;" office:value-type="string" office:string-value="&lt;div class=''entry bug shiny lucky'' title=''ledian''&gt;&lt;div class=''pokemon'' style=''background-image:url(./pokemon/166.png)''&gt;&lt;span&gt;166&lt;/span&gt;&lt;/div&gt;&lt;/div&gt;" calcext:value-type="string">
            <text:p>&lt;div class=''entry bug shiny lucky'' title=''ledian''&gt;&lt;div class=''pokemon'' style=''background-image:url(./pokemon/166.png)''&gt;&lt;span&gt;16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6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  <table:table-cell table:formula="of:=&quot;&lt;div class=''entry &quot;&amp;[.D169]&amp;&quot; &quot;&amp;IF(ISTEXT([.F169]); [.F169]; IF(ISTEXT([.G169]); [.G169]; &quot;shiny&quot;) &amp; IF(ISTEXT([.H169]); &quot; &quot;&amp;[.H169]; &quot; lucky&quot;))&amp;&quot;'' title=''&quot;&amp;[.C169]&amp;&quot;''&gt;&lt;div class=''pokemon'' style=''background-image:url(./pokemon/&quot;&amp;[.B169]&amp;&quot;.png)''&gt;&lt;span&gt;&quot;&amp;[.A169]&amp;&quot;&lt;/span&gt;&lt;/div&gt;&lt;/div&gt;&quot;" office:value-type="string" office:string-value="&lt;div class=''entry bug shiny lucky'' title=''spinarak''&gt;&lt;div class=''pokemon'' style=''background-image:url(./pokemon/167.png)''&gt;&lt;span&gt;167&lt;/span&gt;&lt;/div&gt;&lt;/div&gt;" calcext:value-type="string">
            <text:p>&lt;div class=''entry bug shiny lucky'' title=''spinarak''&gt;&lt;div class=''pokemon'' style=''background-image:url(./pokemon/167.png)''&gt;&lt;span&gt;16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68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  <table:table-cell table:formula="of:=&quot;&lt;div class=''entry &quot;&amp;[.D170]&amp;&quot; &quot;&amp;IF(ISTEXT([.F170]); [.F170]; IF(ISTEXT([.G170]); [.G170]; &quot;shiny&quot;) &amp; IF(ISTEXT([.H170]); &quot; &quot;&amp;[.H170]; &quot; lucky&quot;))&amp;&quot;'' title=''&quot;&amp;[.C170]&amp;&quot;''&gt;&lt;div class=''pokemon'' style=''background-image:url(./pokemon/&quot;&amp;[.B170]&amp;&quot;.png)''&gt;&lt;span&gt;&quot;&amp;[.A170]&amp;&quot;&lt;/span&gt;&lt;/div&gt;&lt;/div&gt;&quot;" office:value-type="string" office:string-value="&lt;div class=''entry bug shiny lucky'' title=''ariados''&gt;&lt;div class=''pokemon'' style=''background-image:url(./pokemon/168.png)''&gt;&lt;span&gt;168&lt;/span&gt;&lt;/div&gt;&lt;/div&gt;" calcext:value-type="string">
            <text:p>&lt;div class=''entry bug shiny lucky'' title=''ariados''&gt;&lt;div class=''pokemon'' style=''background-image:url(./pokemon/168.png)''&gt;&lt;span&gt;16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69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171]&amp;&quot; &quot;&amp;IF(ISTEXT([.F171]); [.F171]; IF(ISTEXT([.G171]); [.G171]; &quot;shiny&quot;) &amp; IF(ISTEXT([.H171]); &quot; &quot;&amp;[.H171]; &quot; lucky&quot;))&amp;&quot;'' title=''&quot;&amp;[.C171]&amp;&quot;''&gt;&lt;div class=''pokemon'' style=''background-image:url(./pokemon/&quot;&amp;[.B171]&amp;&quot;.png)''&gt;&lt;span&gt;&quot;&amp;[.A171]&amp;&quot;&lt;/span&gt;&lt;/div&gt;&lt;/div&gt;&quot;" office:value-type="string" office:string-value="&lt;div class=''entry poison shiny lucky'' title=''crobat''&gt;&lt;div class=''pokemon'' style=''background-image:url(./pokemon/169.png)''&gt;&lt;span&gt;169&lt;/span&gt;&lt;/div&gt;&lt;/div&gt;" calcext:value-type="string">
            <text:p>&lt;div class=''entry poison shiny lucky'' title=''crobat''&gt;&lt;div class=''pokemon'' style=''background-image:url(./pokemon/169.png)''&gt;&lt;span&gt;16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7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lectric</text:p>
          </table:table-cell>
          <table:table-cell table:number-columns-repeated="4"/>
          <table:table-cell table:formula="of:=&quot;&lt;div class=''entry &quot;&amp;[.D172]&amp;&quot; &quot;&amp;IF(ISTEXT([.F172]); [.F172]; IF(ISTEXT([.G172]); [.G172]; &quot;shiny&quot;) &amp; IF(ISTEXT([.H172]); &quot; &quot;&amp;[.H172]; &quot; lucky&quot;))&amp;&quot;'' title=''&quot;&amp;[.C172]&amp;&quot;''&gt;&lt;div class=''pokemon'' style=''background-image:url(./pokemon/&quot;&amp;[.B172]&amp;&quot;.png)''&gt;&lt;span&gt;&quot;&amp;[.A172]&amp;&quot;&lt;/span&gt;&lt;/div&gt;&lt;/div&gt;&quot;" office:value-type="string" office:string-value="&lt;div class=''entry water shiny lucky'' title=''chinchou''&gt;&lt;div class=''pokemon'' style=''background-image:url(./pokemon/170.png)''&gt;&lt;span&gt;170&lt;/span&gt;&lt;/div&gt;&lt;/div&gt;" calcext:value-type="string">
            <text:p>&lt;div class=''entry water shiny lucky'' title=''chinchou''&gt;&lt;div class=''pokemon'' style=''background-image:url(./pokemon/170.png)''&gt;&lt;span&gt;17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71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lectric</text:p>
          </table:table-cell>
          <table:table-cell table:number-columns-repeated="4"/>
          <table:table-cell table:formula="of:=&quot;&lt;div class=''entry &quot;&amp;[.D173]&amp;&quot; &quot;&amp;IF(ISTEXT([.F173]); [.F173]; IF(ISTEXT([.G173]); [.G173]; &quot;shiny&quot;) &amp; IF(ISTEXT([.H173]); &quot; &quot;&amp;[.H173]; &quot; lucky&quot;))&amp;&quot;'' title=''&quot;&amp;[.C173]&amp;&quot;''&gt;&lt;div class=''pokemon'' style=''background-image:url(./pokemon/&quot;&amp;[.B173]&amp;&quot;.png)''&gt;&lt;span&gt;&quot;&amp;[.A173]&amp;&quot;&lt;/span&gt;&lt;/div&gt;&lt;/div&gt;&quot;" office:value-type="string" office:string-value="&lt;div class=''entry water shiny lucky'' title=''lanturn''&gt;&lt;div class=''pokemon'' style=''background-image:url(./pokemon/171.png)''&gt;&lt;span&gt;171&lt;/span&gt;&lt;/div&gt;&lt;/div&gt;" calcext:value-type="string">
            <text:p>&lt;div class=''entry water shiny lucky'' title=''lanturn''&gt;&lt;div class=''pokemon'' style=''background-image:url(./pokemon/171.png)''&gt;&lt;span&gt;17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72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table:formula="of:=&quot;&lt;div class=''entry &quot;&amp;[.D174]&amp;&quot; &quot;&amp;IF(ISTEXT([.F174]); [.F174]; IF(ISTEXT([.G174]); [.G174]; &quot;shiny&quot;) &amp; IF(ISTEXT([.H174]); &quot; &quot;&amp;[.H174]; &quot; lucky&quot;))&amp;&quot;'' title=''&quot;&amp;[.C174]&amp;&quot;''&gt;&lt;div class=''pokemon'' style=''background-image:url(./pokemon/&quot;&amp;[.B174]&amp;&quot;.png)''&gt;&lt;span&gt;&quot;&amp;[.A174]&amp;&quot;&lt;/span&gt;&lt;/div&gt;&lt;/div&gt;&quot;" office:value-type="string" office:string-value="&lt;div class=''entry electric shiny lucky'' title=''pichu''&gt;&lt;div class=''pokemon'' style=''background-image:url(./pokemon/172.png)''&gt;&lt;span&gt;172&lt;/span&gt;&lt;/div&gt;&lt;/div&gt;" calcext:value-type="string">
            <text:p>&lt;div class=''entry electric shiny lucky'' title=''pichu''&gt;&lt;div class=''pokemon'' style=''background-image:url(./pokemon/172.png)''&gt;&lt;span&gt;17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73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fairy</text:p>
          </table:table-cell>
          <table:table-cell table:number-columns-repeated="5"/>
          <table:table-cell table:formula="of:=&quot;&lt;div class=''entry &quot;&amp;[.D175]&amp;&quot; &quot;&amp;IF(ISTEXT([.F175]); [.F175]; IF(ISTEXT([.G175]); [.G175]; &quot;shiny&quot;) &amp; IF(ISTEXT([.H175]); &quot; &quot;&amp;[.H175]; &quot; lucky&quot;))&amp;&quot;'' title=''&quot;&amp;[.C175]&amp;&quot;''&gt;&lt;div class=''pokemon'' style=''background-image:url(./pokemon/&quot;&amp;[.B175]&amp;&quot;.png)''&gt;&lt;span&gt;&quot;&amp;[.A175]&amp;&quot;&lt;/span&gt;&lt;/div&gt;&lt;/div&gt;&quot;" office:value-type="string" office:string-value="&lt;div class=''entry fairy shiny lucky'' title=''cleffa''&gt;&lt;div class=''pokemon'' style=''background-image:url(./pokemon/173.png)''&gt;&lt;span&gt;173&lt;/span&gt;&lt;/div&gt;&lt;/div&gt;" calcext:value-type="string">
            <text:p>&lt;div class=''entry fairy shiny lucky'' title=''cleffa''&gt;&lt;div class=''pokemon'' style=''background-image:url(./pokemon/173.png)''&gt;&lt;span&gt;17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74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table:number-columns-repeated="4"/>
          <table:table-cell table:formula="of:=&quot;&lt;div class=''entry &quot;&amp;[.D176]&amp;&quot; &quot;&amp;IF(ISTEXT([.F176]); [.F176]; IF(ISTEXT([.G176]); [.G176]; &quot;shiny&quot;) &amp; IF(ISTEXT([.H176]); &quot; &quot;&amp;[.H176]; &quot; lucky&quot;))&amp;&quot;'' title=''&quot;&amp;[.C176]&amp;&quot;''&gt;&lt;div class=''pokemon'' style=''background-image:url(./pokemon/&quot;&amp;[.B176]&amp;&quot;.png)''&gt;&lt;span&gt;&quot;&amp;[.A176]&amp;&quot;&lt;/span&gt;&lt;/div&gt;&lt;/div&gt;&quot;" office:value-type="string" office:string-value="&lt;div class=''entry normal shiny lucky'' title=''igglybuff''&gt;&lt;div class=''pokemon'' style=''background-image:url(./pokemon/174.png)''&gt;&lt;span&gt;174&lt;/span&gt;&lt;/div&gt;&lt;/div&gt;" calcext:value-type="string">
            <text:p>&lt;div class=''entry normal shiny lucky'' title=''igglybuff''&gt;&lt;div class=''pokemon'' style=''background-image:url(./pokemon/174.png)''&gt;&lt;span&gt;17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75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fairy</text:p>
          </table:table-cell>
          <table:table-cell table:number-columns-repeated="5"/>
          <table:table-cell table:formula="of:=&quot;&lt;div class=''entry &quot;&amp;[.D177]&amp;&quot; &quot;&amp;IF(ISTEXT([.F177]); [.F177]; IF(ISTEXT([.G177]); [.G177]; &quot;shiny&quot;) &amp; IF(ISTEXT([.H177]); &quot; &quot;&amp;[.H177]; &quot; lucky&quot;))&amp;&quot;'' title=''&quot;&amp;[.C177]&amp;&quot;''&gt;&lt;div class=''pokemon'' style=''background-image:url(./pokemon/&quot;&amp;[.B177]&amp;&quot;.png)''&gt;&lt;span&gt;&quot;&amp;[.A177]&amp;&quot;&lt;/span&gt;&lt;/div&gt;&lt;/div&gt;&quot;" office:value-type="string" office:string-value="&lt;div class=''entry fairy shiny lucky'' title=''togepi''&gt;&lt;div class=''pokemon'' style=''background-image:url(./pokemon/175.png)''&gt;&lt;span&gt;175&lt;/span&gt;&lt;/div&gt;&lt;/div&gt;" calcext:value-type="string">
            <text:p>&lt;div class=''entry fairy shiny lucky'' title=''togepi''&gt;&lt;div class=''pokemon'' style=''background-image:url(./pokemon/175.png)''&gt;&lt;span&gt;17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76</text:p>
          </table:table-cell>
          <table:table-cell office:value-type="string" calcext:value-type="string">
            <text:p>togetic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178]&amp;&quot; &quot;&amp;IF(ISTEXT([.F178]); [.F178]; IF(ISTEXT([.G178]); [.G178]; &quot;shiny&quot;) &amp; IF(ISTEXT([.H178]); &quot; &quot;&amp;[.H178]; &quot; lucky&quot;))&amp;&quot;'' title=''&quot;&amp;[.C178]&amp;&quot;''&gt;&lt;div class=''pokemon'' style=''background-image:url(./pokemon/&quot;&amp;[.B178]&amp;&quot;.png)''&gt;&lt;span&gt;&quot;&amp;[.A178]&amp;&quot;&lt;/span&gt;&lt;/div&gt;&lt;/div&gt;&quot;" office:value-type="string" office:string-value="&lt;div class=''entry fairy shiny lucky'' title=''togetic''&gt;&lt;div class=''pokemon'' style=''background-image:url(./pokemon/176.png)''&gt;&lt;span&gt;176&lt;/span&gt;&lt;/div&gt;&lt;/div&gt;" calcext:value-type="string">
            <text:p>&lt;div class=''entry fairy shiny lucky'' title=''togetic''&gt;&lt;div class=''pokemon'' style=''background-image:url(./pokemon/176.png)''&gt;&lt;span&gt;17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77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179]&amp;&quot; &quot;&amp;IF(ISTEXT([.F179]); [.F179]; IF(ISTEXT([.G179]); [.G179]; &quot;shiny&quot;) &amp; IF(ISTEXT([.H179]); &quot; &quot;&amp;[.H179]; &quot; lucky&quot;))&amp;&quot;'' title=''&quot;&amp;[.C179]&amp;&quot;''&gt;&lt;div class=''pokemon'' style=''background-image:url(./pokemon/&quot;&amp;[.B179]&amp;&quot;.png)''&gt;&lt;span&gt;&quot;&amp;[.A179]&amp;&quot;&lt;/span&gt;&lt;/div&gt;&lt;/div&gt;&quot;" office:value-type="string" office:string-value="&lt;div class=''entry psychic shiny lucky'' title=''natu''&gt;&lt;div class=''pokemon'' style=''background-image:url(./pokemon/177.png)''&gt;&lt;span&gt;177&lt;/span&gt;&lt;/div&gt;&lt;/div&gt;" calcext:value-type="string">
            <text:p>&lt;div class=''entry psychic shiny lucky'' title=''natu''&gt;&lt;div class=''pokemon'' style=''background-image:url(./pokemon/177.png)''&gt;&lt;span&gt;17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78</text:p>
          </table:table-cell>
          <table:table-cell office:value-type="string" calcext:value-type="string">
            <text:p>xatu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180]&amp;&quot; &quot;&amp;IF(ISTEXT([.F180]); [.F180]; IF(ISTEXT([.G180]); [.G180]; &quot;shiny&quot;) &amp; IF(ISTEXT([.H180]); &quot; &quot;&amp;[.H180]; &quot; lucky&quot;))&amp;&quot;'' title=''&quot;&amp;[.C180]&amp;&quot;''&gt;&lt;div class=''pokemon'' style=''background-image:url(./pokemon/&quot;&amp;[.B180]&amp;&quot;.png)''&gt;&lt;span&gt;&quot;&amp;[.A180]&amp;&quot;&lt;/span&gt;&lt;/div&gt;&lt;/div&gt;&quot;" office:value-type="string" office:string-value="&lt;div class=''entry psychic shiny lucky'' title=''xatu''&gt;&lt;div class=''pokemon'' style=''background-image:url(./pokemon/178.png)''&gt;&lt;span&gt;178&lt;/span&gt;&lt;/div&gt;&lt;/div&gt;" calcext:value-type="string">
            <text:p>&lt;div class=''entry psychic shiny lucky'' title=''xatu''&gt;&lt;div class=''pokemon'' style=''background-image:url(./pokemon/178.png)''&gt;&lt;span&gt;17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79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table:formula="of:=&quot;&lt;div class=''entry &quot;&amp;[.D181]&amp;&quot; &quot;&amp;IF(ISTEXT([.F181]); [.F181]; IF(ISTEXT([.G181]); [.G181]; &quot;shiny&quot;) &amp; IF(ISTEXT([.H181]); &quot; &quot;&amp;[.H181]; &quot; lucky&quot;))&amp;&quot;'' title=''&quot;&amp;[.C181]&amp;&quot;''&gt;&lt;div class=''pokemon'' style=''background-image:url(./pokemon/&quot;&amp;[.B181]&amp;&quot;.png)''&gt;&lt;span&gt;&quot;&amp;[.A181]&amp;&quot;&lt;/span&gt;&lt;/div&gt;&lt;/div&gt;&quot;" office:value-type="string" office:string-value="&lt;div class=''entry electric shiny lucky'' title=''mareep''&gt;&lt;div class=''pokemon'' style=''background-image:url(./pokemon/179.png)''&gt;&lt;span&gt;179&lt;/span&gt;&lt;/div&gt;&lt;/div&gt;" calcext:value-type="string">
            <text:p>&lt;div class=''entry electric shiny lucky'' title=''mareep''&gt;&lt;div class=''pokemon'' style=''background-image:url(./pokemon/179.png)''&gt;&lt;span&gt;17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80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table:formula="of:=&quot;&lt;div class=''entry &quot;&amp;[.D182]&amp;&quot; &quot;&amp;IF(ISTEXT([.F182]); [.F182]; IF(ISTEXT([.G182]); [.G182]; &quot;shiny&quot;) &amp; IF(ISTEXT([.H182]); &quot; &quot;&amp;[.H182]; &quot; lucky&quot;))&amp;&quot;'' title=''&quot;&amp;[.C182]&amp;&quot;''&gt;&lt;div class=''pokemon'' style=''background-image:url(./pokemon/&quot;&amp;[.B182]&amp;&quot;.png)''&gt;&lt;span&gt;&quot;&amp;[.A182]&amp;&quot;&lt;/span&gt;&lt;/div&gt;&lt;/div&gt;&quot;" office:value-type="string" office:string-value="&lt;div class=''entry electric shiny lucky'' title=''flaaffy''&gt;&lt;div class=''pokemon'' style=''background-image:url(./pokemon/180.png)''&gt;&lt;span&gt;180&lt;/span&gt;&lt;/div&gt;&lt;/div&gt;" calcext:value-type="string">
            <text:p>&lt;div class=''entry electric shiny lucky'' title=''flaaffy''&gt;&lt;div class=''pokemon'' style=''background-image:url(./pokemon/180.png)''&gt;&lt;span&gt;18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81</text:p>
          </table:table-cell>
          <table:table-cell office:value-type="string" calcext:value-type="string">
            <text:p>ampharos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table:formula="of:=&quot;&lt;div class=''entry &quot;&amp;[.D183]&amp;&quot; &quot;&amp;IF(ISTEXT([.F183]); [.F183]; IF(ISTEXT([.G183]); [.G183]; &quot;shiny&quot;) &amp; IF(ISTEXT([.H183]); &quot; &quot;&amp;[.H183]; &quot; lucky&quot;))&amp;&quot;'' title=''&quot;&amp;[.C183]&amp;&quot;''&gt;&lt;div class=''pokemon'' style=''background-image:url(./pokemon/&quot;&amp;[.B183]&amp;&quot;.png)''&gt;&lt;span&gt;&quot;&amp;[.A183]&amp;&quot;&lt;/span&gt;&lt;/div&gt;&lt;/div&gt;&quot;" office:value-type="string" office:string-value="&lt;div class=''entry electric shiny lucky'' title=''ampharos''&gt;&lt;div class=''pokemon'' style=''background-image:url(./pokemon/181.png)''&gt;&lt;span&gt;181&lt;/span&gt;&lt;/div&gt;&lt;/div&gt;" calcext:value-type="string">
            <text:p>&lt;div class=''entry electric shiny lucky'' title=''ampharos''&gt;&lt;div class=''pokemon'' style=''background-image:url(./pokemon/181.png)''&gt;&lt;span&gt;18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82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184]&amp;&quot; &quot;&amp;IF(ISTEXT([.F184]); [.F184]; IF(ISTEXT([.G184]); [.G184]; &quot;shiny&quot;) &amp; IF(ISTEXT([.H184]); &quot; &quot;&amp;[.H184]; &quot; lucky&quot;))&amp;&quot;'' title=''&quot;&amp;[.C184]&amp;&quot;''&gt;&lt;div class=''pokemon'' style=''background-image:url(./pokemon/&quot;&amp;[.B184]&amp;&quot;.png)''&gt;&lt;span&gt;&quot;&amp;[.A184]&amp;&quot;&lt;/span&gt;&lt;/div&gt;&lt;/div&gt;&quot;" office:value-type="string" office:string-value="&lt;div class=''entry grass shiny lucky'' title=''bellossom''&gt;&lt;div class=''pokemon'' style=''background-image:url(./pokemon/182.png)''&gt;&lt;span&gt;182&lt;/span&gt;&lt;/div&gt;&lt;/div&gt;" calcext:value-type="string">
            <text:p>&lt;div class=''entry grass shiny lucky'' title=''bellossom''&gt;&lt;div class=''pokemon'' style=''background-image:url(./pokemon/182.png)''&gt;&lt;span&gt;18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83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airy</text:p>
          </table:table-cell>
          <table:table-cell table:number-columns-repeated="4"/>
          <table:table-cell table:formula="of:=&quot;&lt;div class=''entry &quot;&amp;[.D185]&amp;&quot; &quot;&amp;IF(ISTEXT([.F185]); [.F185]; IF(ISTEXT([.G185]); [.G185]; &quot;shiny&quot;) &amp; IF(ISTEXT([.H185]); &quot; &quot;&amp;[.H185]; &quot; lucky&quot;))&amp;&quot;'' title=''&quot;&amp;[.C185]&amp;&quot;''&gt;&lt;div class=''pokemon'' style=''background-image:url(./pokemon/&quot;&amp;[.B185]&amp;&quot;.png)''&gt;&lt;span&gt;&quot;&amp;[.A185]&amp;&quot;&lt;/span&gt;&lt;/div&gt;&lt;/div&gt;&quot;" office:value-type="string" office:string-value="&lt;div class=''entry water shiny lucky'' title=''marill''&gt;&lt;div class=''pokemon'' style=''background-image:url(./pokemon/183.png)''&gt;&lt;span&gt;183&lt;/span&gt;&lt;/div&gt;&lt;/div&gt;" calcext:value-type="string">
            <text:p>&lt;div class=''entry water shiny lucky'' title=''marill''&gt;&lt;div class=''pokemon'' style=''background-image:url(./pokemon/183.png)''&gt;&lt;span&gt;18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84</text:p>
          </table:table-cell>
          <table:table-cell office:value-type="string" calcext:value-type="string">
            <text:p>azumaril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airy</text:p>
          </table:table-cell>
          <table:table-cell table:number-columns-repeated="4"/>
          <table:table-cell table:formula="of:=&quot;&lt;div class=''entry &quot;&amp;[.D186]&amp;&quot; &quot;&amp;IF(ISTEXT([.F186]); [.F186]; IF(ISTEXT([.G186]); [.G186]; &quot;shiny&quot;) &amp; IF(ISTEXT([.H186]); &quot; &quot;&amp;[.H186]; &quot; lucky&quot;))&amp;&quot;'' title=''&quot;&amp;[.C186]&amp;&quot;''&gt;&lt;div class=''pokemon'' style=''background-image:url(./pokemon/&quot;&amp;[.B186]&amp;&quot;.png)''&gt;&lt;span&gt;&quot;&amp;[.A186]&amp;&quot;&lt;/span&gt;&lt;/div&gt;&lt;/div&gt;&quot;" office:value-type="string" office:string-value="&lt;div class=''entry water shiny lucky'' title=''azumarill''&gt;&lt;div class=''pokemon'' style=''background-image:url(./pokemon/184.png)''&gt;&lt;span&gt;184&lt;/span&gt;&lt;/div&gt;&lt;/div&gt;" calcext:value-type="string">
            <text:p>&lt;div class=''entry water shiny lucky'' title=''azumarill''&gt;&lt;div class=''pokemon'' style=''background-image:url(./pokemon/184.png)''&gt;&lt;span&gt;18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85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rock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187]&amp;&quot; &quot;&amp;IF(ISTEXT([.F187]); [.F187]; IF(ISTEXT([.G187]); [.G187]; &quot;shiny&quot;) &amp; IF(ISTEXT([.H187]); &quot; &quot;&amp;[.H187]; &quot; lucky&quot;))&amp;&quot;'' title=''&quot;&amp;[.C187]&amp;&quot;''&gt;&lt;div class=''pokemon'' style=''background-image:url(./pokemon/&quot;&amp;[.B187]&amp;&quot;.png)''&gt;&lt;span&gt;&quot;&amp;[.A187]&amp;&quot;&lt;/span&gt;&lt;/div&gt;&lt;/div&gt;&quot;" office:value-type="string" office:string-value="&lt;div class=''entry rock missingshiny lucky'' title=''sudowoodo''&gt;&lt;div class=''pokemon'' style=''background-image:url(./pokemon/185.png)''&gt;&lt;span&gt;185&lt;/span&gt;&lt;/div&gt;&lt;/div&gt;" calcext:value-type="string">
            <text:p>&lt;div class=''entry rock missingshiny lucky'' title=''sudowoodo''&gt;&lt;div class=''pokemon'' style=''background-image:url(./pokemon/185.png)''&gt;&lt;span&gt;18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86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188]&amp;&quot; &quot;&amp;IF(ISTEXT([.F188]); [.F188]; IF(ISTEXT([.G188]); [.G188]; &quot;shiny&quot;) &amp; IF(ISTEXT([.H188]); &quot; &quot;&amp;[.H188]; &quot; lucky&quot;))&amp;&quot;'' title=''&quot;&amp;[.C188]&amp;&quot;''&gt;&lt;div class=''pokemon'' style=''background-image:url(./pokemon/&quot;&amp;[.B188]&amp;&quot;.png)''&gt;&lt;span&gt;&quot;&amp;[.A188]&amp;&quot;&lt;/span&gt;&lt;/div&gt;&lt;/div&gt;&quot;" office:value-type="string" office:string-value="&lt;div class=''entry water missingshiny lucky'' title=''politoed''&gt;&lt;div class=''pokemon'' style=''background-image:url(./pokemon/186.png)''&gt;&lt;span&gt;186&lt;/span&gt;&lt;/div&gt;&lt;/div&gt;" calcext:value-type="string">
            <text:p>&lt;div class=''entry water missingshiny lucky'' title=''politoed''&gt;&lt;div class=''pokemon'' style=''background-image:url(./pokemon/186.png)''&gt;&lt;span&gt;18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87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189]&amp;&quot; &quot;&amp;IF(ISTEXT([.F189]); [.F189]; IF(ISTEXT([.G189]); [.G189]; &quot;shiny&quot;) &amp; IF(ISTEXT([.H189]); &quot; &quot;&amp;[.H189]; &quot; lucky&quot;))&amp;&quot;'' title=''&quot;&amp;[.C189]&amp;&quot;''&gt;&lt;div class=''pokemon'' style=''background-image:url(./pokemon/&quot;&amp;[.B189]&amp;&quot;.png)''&gt;&lt;span&gt;&quot;&amp;[.A189]&amp;&quot;&lt;/span&gt;&lt;/div&gt;&lt;/div&gt;&quot;" office:value-type="string" office:string-value="&lt;div class=''entry grass shiny lucky'' title=''hoppip''&gt;&lt;div class=''pokemon'' style=''background-image:url(./pokemon/187.png)''&gt;&lt;span&gt;187&lt;/span&gt;&lt;/div&gt;&lt;/div&gt;" calcext:value-type="string">
            <text:p>&lt;div class=''entry grass shiny lucky'' title=''hoppip''&gt;&lt;div class=''pokemon'' style=''background-image:url(./pokemon/187.png)''&gt;&lt;span&gt;18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88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190]&amp;&quot; &quot;&amp;IF(ISTEXT([.F190]); [.F190]; IF(ISTEXT([.G190]); [.G190]; &quot;shiny&quot;) &amp; IF(ISTEXT([.H190]); &quot; &quot;&amp;[.H190]; &quot; lucky&quot;))&amp;&quot;'' title=''&quot;&amp;[.C190]&amp;&quot;''&gt;&lt;div class=''pokemon'' style=''background-image:url(./pokemon/&quot;&amp;[.B190]&amp;&quot;.png)''&gt;&lt;span&gt;&quot;&amp;[.A190]&amp;&quot;&lt;/span&gt;&lt;/div&gt;&lt;/div&gt;&quot;" office:value-type="string" office:string-value="&lt;div class=''entry grass shiny lucky'' title=''skiploom''&gt;&lt;div class=''pokemon'' style=''background-image:url(./pokemon/188.png)''&gt;&lt;span&gt;188&lt;/span&gt;&lt;/div&gt;&lt;/div&gt;" calcext:value-type="string">
            <text:p>&lt;div class=''entry grass shiny lucky'' title=''skiploom''&gt;&lt;div class=''pokemon'' style=''background-image:url(./pokemon/188.png)''&gt;&lt;span&gt;18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89</text:p>
          </table:table-cell>
          <table:table-cell office:value-type="string" calcext:value-type="string">
            <text:p>jumpluff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191]&amp;&quot; &quot;&amp;IF(ISTEXT([.F191]); [.F191]; IF(ISTEXT([.G191]); [.G191]; &quot;shiny&quot;) &amp; IF(ISTEXT([.H191]); &quot; &quot;&amp;[.H191]; &quot; lucky&quot;))&amp;&quot;'' title=''&quot;&amp;[.C191]&amp;&quot;''&gt;&lt;div class=''pokemon'' style=''background-image:url(./pokemon/&quot;&amp;[.B191]&amp;&quot;.png)''&gt;&lt;span&gt;&quot;&amp;[.A191]&amp;&quot;&lt;/span&gt;&lt;/div&gt;&lt;/div&gt;&quot;" office:value-type="string" office:string-value="&lt;div class=''entry grass shiny lucky'' title=''jumpluff''&gt;&lt;div class=''pokemon'' style=''background-image:url(./pokemon/189.png)''&gt;&lt;span&gt;189&lt;/span&gt;&lt;/div&gt;&lt;/div&gt;" calcext:value-type="string">
            <text:p>&lt;div class=''entry grass shiny lucky'' title=''jumpluff''&gt;&lt;div class=''pokemon'' style=''background-image:url(./pokemon/189.png)''&gt;&lt;span&gt;18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90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192]&amp;&quot; &quot;&amp;IF(ISTEXT([.F192]); [.F192]; IF(ISTEXT([.G192]); [.G192]; &quot;shiny&quot;) &amp; IF(ISTEXT([.H192]); &quot; &quot;&amp;[.H192]; &quot; lucky&quot;))&amp;&quot;'' title=''&quot;&amp;[.C192]&amp;&quot;''&gt;&lt;div class=''pokemon'' style=''background-image:url(./pokemon/&quot;&amp;[.B192]&amp;&quot;.png)''&gt;&lt;span&gt;&quot;&amp;[.A192]&amp;&quot;&lt;/span&gt;&lt;/div&gt;&lt;/div&gt;&quot;" office:value-type="string" office:string-value="&lt;div class=''entry normal shiny lucky'' title=''aipom''&gt;&lt;div class=''pokemon'' style=''background-image:url(./pokemon/190.png)''&gt;&lt;span&gt;190&lt;/span&gt;&lt;/div&gt;&lt;/div&gt;" calcext:value-type="string">
            <text:p>&lt;div class=''entry normal shiny lucky'' title=''aipom''&gt;&lt;div class=''pokemon'' style=''background-image:url(./pokemon/190.png)''&gt;&lt;span&gt;19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91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193]&amp;&quot; &quot;&amp;IF(ISTEXT([.F193]); [.F193]; IF(ISTEXT([.G193]); [.G193]; &quot;shiny&quot;) &amp; IF(ISTEXT([.H193]); &quot; &quot;&amp;[.H193]; &quot; lucky&quot;))&amp;&quot;'' title=''&quot;&amp;[.C193]&amp;&quot;''&gt;&lt;div class=''pokemon'' style=''background-image:url(./pokemon/&quot;&amp;[.B193]&amp;&quot;.png)''&gt;&lt;span&gt;&quot;&amp;[.A193]&amp;&quot;&lt;/span&gt;&lt;/div&gt;&lt;/div&gt;&quot;" office:value-type="string" office:string-value="&lt;div class=''entry grass shiny lucky'' title=''sunkern''&gt;&lt;div class=''pokemon'' style=''background-image:url(./pokemon/191.png)''&gt;&lt;span&gt;191&lt;/span&gt;&lt;/div&gt;&lt;/div&gt;" calcext:value-type="string">
            <text:p>&lt;div class=''entry grass shiny lucky'' title=''sunkern''&gt;&lt;div class=''pokemon'' style=''background-image:url(./pokemon/191.png)''&gt;&lt;span&gt;19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92</text:p>
          </table:table-cell>
          <table:table-cell office:value-type="string" calcext:value-type="string">
            <text:p>sunflora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194]&amp;&quot; &quot;&amp;IF(ISTEXT([.F194]); [.F194]; IF(ISTEXT([.G194]); [.G194]; &quot;shiny&quot;) &amp; IF(ISTEXT([.H194]); &quot; &quot;&amp;[.H194]; &quot; lucky&quot;))&amp;&quot;'' title=''&quot;&amp;[.C194]&amp;&quot;''&gt;&lt;div class=''pokemon'' style=''background-image:url(./pokemon/&quot;&amp;[.B194]&amp;&quot;.png)''&gt;&lt;span&gt;&quot;&amp;[.A194]&amp;&quot;&lt;/span&gt;&lt;/div&gt;&lt;/div&gt;&quot;" office:value-type="string" office:string-value="&lt;div class=''entry grass shiny lucky'' title=''sunflora''&gt;&lt;div class=''pokemon'' style=''background-image:url(./pokemon/192.png)''&gt;&lt;span&gt;192&lt;/span&gt;&lt;/div&gt;&lt;/div&gt;" calcext:value-type="string">
            <text:p>&lt;div class=''entry grass shiny lucky'' title=''sunflora''&gt;&lt;div class=''pokemon'' style=''background-image:url(./pokemon/192.png)''&gt;&lt;span&gt;19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93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195]&amp;&quot; &quot;&amp;IF(ISTEXT([.F195]); [.F195]; IF(ISTEXT([.G195]); [.G195]; &quot;shiny&quot;) &amp; IF(ISTEXT([.H195]); &quot; &quot;&amp;[.H195]; &quot; lucky&quot;))&amp;&quot;'' title=''&quot;&amp;[.C195]&amp;&quot;''&gt;&lt;div class=''pokemon'' style=''background-image:url(./pokemon/&quot;&amp;[.B195]&amp;&quot;.png)''&gt;&lt;span&gt;&quot;&amp;[.A195]&amp;&quot;&lt;/span&gt;&lt;/div&gt;&lt;/div&gt;&quot;" office:value-type="string" office:string-value="&lt;div class=''entry bug shiny lucky'' title=''yanma''&gt;&lt;div class=''pokemon'' style=''background-image:url(./pokemon/193.png)''&gt;&lt;span&gt;193&lt;/span&gt;&lt;/div&gt;&lt;/div&gt;" calcext:value-type="string">
            <text:p>&lt;div class=''entry bug shiny lucky'' title=''yanma''&gt;&lt;div class=''pokemon'' style=''background-image:url(./pokemon/193.png)''&gt;&lt;span&gt;19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94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196]&amp;&quot; &quot;&amp;IF(ISTEXT([.F196]); [.F196]; IF(ISTEXT([.G196]); [.G196]; &quot;shiny&quot;) &amp; IF(ISTEXT([.H196]); &quot; &quot;&amp;[.H196]; &quot; lucky&quot;))&amp;&quot;'' title=''&quot;&amp;[.C196]&amp;&quot;''&gt;&lt;div class=''pokemon'' style=''background-image:url(./pokemon/&quot;&amp;[.B196]&amp;&quot;.png)''&gt;&lt;span&gt;&quot;&amp;[.A196]&amp;&quot;&lt;/span&gt;&lt;/div&gt;&lt;/div&gt;&quot;" office:value-type="string" office:string-value="&lt;div class=''entry water missingshiny lucky'' title=''wooper''&gt;&lt;div class=''pokemon'' style=''background-image:url(./pokemon/194.png)''&gt;&lt;span&gt;194&lt;/span&gt;&lt;/div&gt;&lt;/div&gt;" calcext:value-type="string">
            <text:p>&lt;div class=''entry water missingshiny lucky'' title=''wooper''&gt;&lt;div class=''pokemon'' style=''background-image:url(./pokemon/194.png)''&gt;&lt;span&gt;19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95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197]&amp;&quot; &quot;&amp;IF(ISTEXT([.F197]); [.F197]; IF(ISTEXT([.G197]); [.G197]; &quot;shiny&quot;) &amp; IF(ISTEXT([.H197]); &quot; &quot;&amp;[.H197]; &quot; lucky&quot;))&amp;&quot;'' title=''&quot;&amp;[.C197]&amp;&quot;''&gt;&lt;div class=''pokemon'' style=''background-image:url(./pokemon/&quot;&amp;[.B197]&amp;&quot;.png)''&gt;&lt;span&gt;&quot;&amp;[.A197]&amp;&quot;&lt;/span&gt;&lt;/div&gt;&lt;/div&gt;&quot;" office:value-type="string" office:string-value="&lt;div class=''entry water missingshiny lucky'' title=''quagsire''&gt;&lt;div class=''pokemon'' style=''background-image:url(./pokemon/195.png)''&gt;&lt;span&gt;195&lt;/span&gt;&lt;/div&gt;&lt;/div&gt;" calcext:value-type="string">
            <text:p>&lt;div class=''entry water missingshiny lucky'' title=''quagsire''&gt;&lt;div class=''pokemon'' style=''background-image:url(./pokemon/195.png)''&gt;&lt;span&gt;19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96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psychic</text:p>
          </table:table-cell>
          <table:table-cell table:number-columns-repeated="5"/>
          <table:table-cell table:formula="of:=&quot;&lt;div class=''entry &quot;&amp;[.D198]&amp;&quot; &quot;&amp;IF(ISTEXT([.F198]); [.F198]; IF(ISTEXT([.G198]); [.G198]; &quot;shiny&quot;) &amp; IF(ISTEXT([.H198]); &quot; &quot;&amp;[.H198]; &quot; lucky&quot;))&amp;&quot;'' title=''&quot;&amp;[.C198]&amp;&quot;''&gt;&lt;div class=''pokemon'' style=''background-image:url(./pokemon/&quot;&amp;[.B198]&amp;&quot;.png)''&gt;&lt;span&gt;&quot;&amp;[.A198]&amp;&quot;&lt;/span&gt;&lt;/div&gt;&lt;/div&gt;&quot;" office:value-type="string" office:string-value="&lt;div class=''entry psychic shiny lucky'' title=''espeon''&gt;&lt;div class=''pokemon'' style=''background-image:url(./pokemon/196.png)''&gt;&lt;span&gt;196&lt;/span&gt;&lt;/div&gt;&lt;/div&gt;" calcext:value-type="string">
            <text:p>&lt;div class=''entry psychic shiny lucky'' title=''espeon''&gt;&lt;div class=''pokemon'' style=''background-image:url(./pokemon/196.png)''&gt;&lt;span&gt;19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97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dark</text:p>
          </table:table-cell>
          <table:table-cell table:number-columns-repeated="5"/>
          <table:table-cell table:formula="of:=&quot;&lt;div class=''entry &quot;&amp;[.D199]&amp;&quot; &quot;&amp;IF(ISTEXT([.F199]); [.F199]; IF(ISTEXT([.G199]); [.G199]; &quot;shiny&quot;) &amp; IF(ISTEXT([.H199]); &quot; &quot;&amp;[.H199]; &quot; lucky&quot;))&amp;&quot;'' title=''&quot;&amp;[.C199]&amp;&quot;''&gt;&lt;div class=''pokemon'' style=''background-image:url(./pokemon/&quot;&amp;[.B199]&amp;&quot;.png)''&gt;&lt;span&gt;&quot;&amp;[.A199]&amp;&quot;&lt;/span&gt;&lt;/div&gt;&lt;/div&gt;&quot;" office:value-type="string" office:string-value="&lt;div class=''entry dark shiny lucky'' title=''umbreon''&gt;&lt;div class=''pokemon'' style=''background-image:url(./pokemon/197.png)''&gt;&lt;span&gt;197&lt;/span&gt;&lt;/div&gt;&lt;/div&gt;" calcext:value-type="string">
            <text:p>&lt;div class=''entry dark shiny lucky'' title=''umbreon''&gt;&lt;div class=''pokemon'' style=''background-image:url(./pokemon/197.png)''&gt;&lt;span&gt;19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98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200]&amp;&quot; &quot;&amp;IF(ISTEXT([.F200]); [.F200]; IF(ISTEXT([.G200]); [.G200]; &quot;shiny&quot;) &amp; IF(ISTEXT([.H200]); &quot; &quot;&amp;[.H200]; &quot; lucky&quot;))&amp;&quot;'' title=''&quot;&amp;[.C200]&amp;&quot;''&gt;&lt;div class=''pokemon'' style=''background-image:url(./pokemon/&quot;&amp;[.B200]&amp;&quot;.png)''&gt;&lt;span&gt;&quot;&amp;[.A200]&amp;&quot;&lt;/span&gt;&lt;/div&gt;&lt;/div&gt;&quot;" office:value-type="string" office:string-value="&lt;div class=''entry dark shiny lucky'' title=''murkrow''&gt;&lt;div class=''pokemon'' style=''background-image:url(./pokemon/198.png)''&gt;&lt;span&gt;198&lt;/span&gt;&lt;/div&gt;&lt;/div&gt;" calcext:value-type="string">
            <text:p>&lt;div class=''entry dark shiny lucky'' title=''murkrow''&gt;&lt;div class=''pokemon'' style=''background-image:url(./pokemon/198.png)''&gt;&lt;span&gt;19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199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201]&amp;&quot; &quot;&amp;IF(ISTEXT([.F201]); [.F201]; IF(ISTEXT([.G201]); [.G201]; &quot;shiny&quot;) &amp; IF(ISTEXT([.H201]); &quot; &quot;&amp;[.H201]; &quot; lucky&quot;))&amp;&quot;'' title=''&quot;&amp;[.C201]&amp;&quot;''&gt;&lt;div class=''pokemon'' style=''background-image:url(./pokemon/&quot;&amp;[.B201]&amp;&quot;.png)''&gt;&lt;span&gt;&quot;&amp;[.A201]&amp;&quot;&lt;/span&gt;&lt;/div&gt;&lt;/div&gt;&quot;" office:value-type="string" office:string-value="&lt;div class=''entry water shiny lucky'' title=''slowking''&gt;&lt;div class=''pokemon'' style=''background-image:url(./pokemon/199.png)''&gt;&lt;span&gt;199&lt;/span&gt;&lt;/div&gt;&lt;/div&gt;" calcext:value-type="string">
            <text:p>&lt;div class=''entry water shiny lucky'' title=''slowking''&gt;&lt;div class=''pokemon'' style=''background-image:url(./pokemon/199.png)''&gt;&lt;span&gt;19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00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ghost</text:p>
          </table:table-cell>
          <table:table-cell table:number-columns-repeated="5"/>
          <table:table-cell table:formula="of:=&quot;&lt;div class=''entry &quot;&amp;[.D202]&amp;&quot; &quot;&amp;IF(ISTEXT([.F202]); [.F202]; IF(ISTEXT([.G202]); [.G202]; &quot;shiny&quot;) &amp; IF(ISTEXT([.H202]); &quot; &quot;&amp;[.H202]; &quot; lucky&quot;))&amp;&quot;'' title=''&quot;&amp;[.C202]&amp;&quot;''&gt;&lt;div class=''pokemon'' style=''background-image:url(./pokemon/&quot;&amp;[.B202]&amp;&quot;.png)''&gt;&lt;span&gt;&quot;&amp;[.A202]&amp;&quot;&lt;/span&gt;&lt;/div&gt;&lt;/div&gt;&quot;" office:value-type="string" office:string-value="&lt;div class=''entry ghost shiny lucky'' title=''misdreavus''&gt;&lt;div class=''pokemon'' style=''background-image:url(./pokemon/200.png)''&gt;&lt;span&gt;200&lt;/span&gt;&lt;/div&gt;&lt;/div&gt;" calcext:value-type="string">
            <text:p>&lt;div class=''entry ghost shiny lucky'' title=''misdreavus''&gt;&lt;div class=''pokemon'' style=''background-image:url(./pokemon/200.png)''&gt;&lt;span&gt;20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01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psychic</text:p>
          </table:table-cell>
          <table:table-cell table:number-columns-repeated="5"/>
          <table:table-cell table:formula="of:=&quot;&lt;div class=''entry &quot;&amp;[.D203]&amp;&quot; &quot;&amp;IF(ISTEXT([.F203]); [.F203]; IF(ISTEXT([.G203]); [.G203]; &quot;shiny&quot;) &amp; IF(ISTEXT([.H203]); &quot; &quot;&amp;[.H203]; &quot; lucky&quot;))&amp;&quot;'' title=''&quot;&amp;[.C203]&amp;&quot;''&gt;&lt;div class=''pokemon'' style=''background-image:url(./pokemon/&quot;&amp;[.B203]&amp;&quot;.png)''&gt;&lt;span&gt;&quot;&amp;[.A203]&amp;&quot;&lt;/span&gt;&lt;/div&gt;&lt;/div&gt;&quot;" office:value-type="string" office:string-value="&lt;div class=''entry psychic shiny lucky'' title=''unown''&gt;&lt;div class=''pokemon'' style=''background-image:url(./pokemon/201.png)''&gt;&lt;span&gt;201&lt;/span&gt;&lt;/div&gt;&lt;/div&gt;" calcext:value-type="string">
            <text:p>&lt;div class=''entry psychic shiny lucky'' title=''unown''&gt;&lt;div class=''pokemon'' style=''background-image:url(./pokemon/201.png)''&gt;&lt;span&gt;20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02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psychic</text:p>
          </table:table-cell>
          <table:table-cell table:number-columns-repeated="5"/>
          <table:table-cell table:formula="of:=&quot;&lt;div class=''entry &quot;&amp;[.D204]&amp;&quot; &quot;&amp;IF(ISTEXT([.F204]); [.F204]; IF(ISTEXT([.G204]); [.G204]; &quot;shiny&quot;) &amp; IF(ISTEXT([.H204]); &quot; &quot;&amp;[.H204]; &quot; lucky&quot;))&amp;&quot;'' title=''&quot;&amp;[.C204]&amp;&quot;''&gt;&lt;div class=''pokemon'' style=''background-image:url(./pokemon/&quot;&amp;[.B204]&amp;&quot;.png)''&gt;&lt;span&gt;&quot;&amp;[.A204]&amp;&quot;&lt;/span&gt;&lt;/div&gt;&lt;/div&gt;&quot;" office:value-type="string" office:string-value="&lt;div class=''entry psychic shiny lucky'' title=''wobbuffet''&gt;&lt;div class=''pokemon'' style=''background-image:url(./pokemon/202.png)''&gt;&lt;span&gt;202&lt;/span&gt;&lt;/div&gt;&lt;/div&gt;" calcext:value-type="string">
            <text:p>&lt;div class=''entry psychic shiny lucky'' title=''wobbuffet''&gt;&lt;div class=''pokemon'' style=''background-image:url(./pokemon/202.png)''&gt;&lt;span&gt;20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03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205]&amp;&quot; &quot;&amp;IF(ISTEXT([.F205]); [.F205]; IF(ISTEXT([.G205]); [.G205]; &quot;shiny&quot;) &amp; IF(ISTEXT([.H205]); &quot; &quot;&amp;[.H205]; &quot; lucky&quot;))&amp;&quot;'' title=''&quot;&amp;[.C205]&amp;&quot;''&gt;&lt;div class=''pokemon'' style=''background-image:url(./pokemon/&quot;&amp;[.B205]&amp;&quot;.png)''&gt;&lt;span&gt;&quot;&amp;[.A205]&amp;&quot;&lt;/span&gt;&lt;/div&gt;&lt;/div&gt;&quot;" office:value-type="string" office:string-value="&lt;div class=''entry normal shiny lucky'' title=''girafarig''&gt;&lt;div class=''pokemon'' style=''background-image:url(./pokemon/203.png)''&gt;&lt;span&gt;203&lt;/span&gt;&lt;/div&gt;&lt;/div&gt;" calcext:value-type="string">
            <text:p>&lt;div class=''entry normal shiny lucky'' title=''girafarig''&gt;&lt;div class=''pokemon'' style=''background-image:url(./pokemon/203.png)''&gt;&lt;span&gt;20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0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bug</text:p>
          </table:table-cell>
          <table:table-cell table:number-columns-repeated="3"/>
          <table:table-cell office:value-type="string" calcext:value-type="string">
            <text:p>missinglucky</text:p>
          </table:table-cell>
          <table:table-cell/>
          <table:table-cell table:formula="of:=&quot;&lt;div class=''entry &quot;&amp;[.D206]&amp;&quot; &quot;&amp;IF(ISTEXT([.F206]); [.F206]; IF(ISTEXT([.G206]); [.G206]; &quot;shiny&quot;) &amp; IF(ISTEXT([.H206]); &quot; &quot;&amp;[.H206]; &quot; lucky&quot;))&amp;&quot;'' title=''&quot;&amp;[.C206]&amp;&quot;''&gt;&lt;div class=''pokemon'' style=''background-image:url(./pokemon/&quot;&amp;[.B206]&amp;&quot;.png)''&gt;&lt;span&gt;&quot;&amp;[.A206]&amp;&quot;&lt;/span&gt;&lt;/div&gt;&lt;/div&gt;&quot;" office:value-type="string" office:string-value="&lt;div class=''entry bug shiny missinglucky'' title=''pineco''&gt;&lt;div class=''pokemon'' style=''background-image:url(./pokemon/204.png)''&gt;&lt;span&gt;204&lt;/span&gt;&lt;/div&gt;&lt;/div&gt;" calcext:value-type="string">
            <text:p>&lt;div class=''entry bug shiny missinglucky'' title=''pineco''&gt;&lt;div class=''pokemon'' style=''background-image:url(./pokemon/204.png)''&gt;&lt;span&gt;20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05</text:p>
          </table:table-cell>
          <table:table-cell office:value-type="string" calcext:value-type="string">
            <text:p>forretres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table:number-columns-repeated="2"/>
          <table:table-cell office:value-type="string" calcext:value-type="string">
            <text:p>missinglucky</text:p>
          </table:table-cell>
          <table:table-cell/>
          <table:table-cell table:formula="of:=&quot;&lt;div class=''entry &quot;&amp;[.D207]&amp;&quot; &quot;&amp;IF(ISTEXT([.F207]); [.F207]; IF(ISTEXT([.G207]); [.G207]; &quot;shiny&quot;) &amp; IF(ISTEXT([.H207]); &quot; &quot;&amp;[.H207]; &quot; lucky&quot;))&amp;&quot;'' title=''&quot;&amp;[.C207]&amp;&quot;''&gt;&lt;div class=''pokemon'' style=''background-image:url(./pokemon/&quot;&amp;[.B207]&amp;&quot;.png)''&gt;&lt;span&gt;&quot;&amp;[.A207]&amp;&quot;&lt;/span&gt;&lt;/div&gt;&lt;/div&gt;&quot;" office:value-type="string" office:string-value="&lt;div class=''entry bug shiny missinglucky'' title=''forretress''&gt;&lt;div class=''pokemon'' style=''background-image:url(./pokemon/205.png)''&gt;&lt;span&gt;205&lt;/span&gt;&lt;/div&gt;&lt;/div&gt;" calcext:value-type="string">
            <text:p>&lt;div class=''entry bug shiny missinglucky'' title=''forretress''&gt;&lt;div class=''pokemon'' style=''background-image:url(./pokemon/205.png)''&gt;&lt;span&gt;20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06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08]&amp;&quot; &quot;&amp;IF(ISTEXT([.F208]); [.F208]; IF(ISTEXT([.G208]); [.G208]; &quot;shiny&quot;) &amp; IF(ISTEXT([.H208]); &quot; &quot;&amp;[.H208]; &quot; lucky&quot;))&amp;&quot;'' title=''&quot;&amp;[.C208]&amp;&quot;''&gt;&lt;div class=''pokemon'' style=''background-image:url(./pokemon/&quot;&amp;[.B208]&amp;&quot;.png)''&gt;&lt;span&gt;&quot;&amp;[.A208]&amp;&quot;&lt;/span&gt;&lt;/div&gt;&lt;/div&gt;&quot;" office:value-type="string" office:string-value="&lt;div class=''entry normal shiny lucky'' title=''dunsparce''&gt;&lt;div class=''pokemon'' style=''background-image:url(./pokemon/206.png)''&gt;&lt;span&gt;206&lt;/span&gt;&lt;/div&gt;&lt;/div&gt;" calcext:value-type="string">
            <text:p>&lt;div class=''entry normal shiny lucky'' title=''dunsparce''&gt;&lt;div class=''pokemon'' style=''background-image:url(./pokemon/206.png)''&gt;&lt;span&gt;20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07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209]&amp;&quot; &quot;&amp;IF(ISTEXT([.F209]); [.F209]; IF(ISTEXT([.G209]); [.G209]; &quot;shiny&quot;) &amp; IF(ISTEXT([.H209]); &quot; &quot;&amp;[.H209]; &quot; lucky&quot;))&amp;&quot;'' title=''&quot;&amp;[.C209]&amp;&quot;''&gt;&lt;div class=''pokemon'' style=''background-image:url(./pokemon/&quot;&amp;[.B209]&amp;&quot;.png)''&gt;&lt;span&gt;&quot;&amp;[.A209]&amp;&quot;&lt;/span&gt;&lt;/div&gt;&lt;/div&gt;&quot;" office:value-type="string" office:string-value="&lt;div class=''entry ground shiny lucky'' title=''gligar''&gt;&lt;div class=''pokemon'' style=''background-image:url(./pokemon/207.png)''&gt;&lt;span&gt;207&lt;/span&gt;&lt;/div&gt;&lt;/div&gt;" calcext:value-type="string">
            <text:p>&lt;div class=''entry ground shiny lucky'' title=''gligar''&gt;&lt;div class=''pokemon'' style=''background-image:url(./pokemon/207.png)''&gt;&lt;span&gt;20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08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210]&amp;&quot; &quot;&amp;IF(ISTEXT([.F210]); [.F210]; IF(ISTEXT([.G210]); [.G210]; &quot;shiny&quot;) &amp; IF(ISTEXT([.H210]); &quot; &quot;&amp;[.H210]; &quot; lucky&quot;))&amp;&quot;'' title=''&quot;&amp;[.C210]&amp;&quot;''&gt;&lt;div class=''pokemon'' style=''background-image:url(./pokemon/&quot;&amp;[.B210]&amp;&quot;.png)''&gt;&lt;span&gt;&quot;&amp;[.A210]&amp;&quot;&lt;/span&gt;&lt;/div&gt;&lt;/div&gt;&quot;" office:value-type="string" office:string-value="&lt;div class=''entry steel shiny lucky'' title=''steelix''&gt;&lt;div class=''pokemon'' style=''background-image:url(./pokemon/208.png)''&gt;&lt;span&gt;208&lt;/span&gt;&lt;/div&gt;&lt;/div&gt;" calcext:value-type="string">
            <text:p>&lt;div class=''entry steel shiny lucky'' title=''steelix''&gt;&lt;div class=''pokemon'' style=''background-image:url(./pokemon/208.png)''&gt;&lt;span&gt;20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09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fairy</text:p>
          </table:table-cell>
          <table:table-cell table:number-columns-repeated="5"/>
          <table:table-cell table:formula="of:=&quot;&lt;div class=''entry &quot;&amp;[.D211]&amp;&quot; &quot;&amp;IF(ISTEXT([.F211]); [.F211]; IF(ISTEXT([.G211]); [.G211]; &quot;shiny&quot;) &amp; IF(ISTEXT([.H211]); &quot; &quot;&amp;[.H211]; &quot; lucky&quot;))&amp;&quot;'' title=''&quot;&amp;[.C211]&amp;&quot;''&gt;&lt;div class=''pokemon'' style=''background-image:url(./pokemon/&quot;&amp;[.B211]&amp;&quot;.png)''&gt;&lt;span&gt;&quot;&amp;[.A211]&amp;&quot;&lt;/span&gt;&lt;/div&gt;&lt;/div&gt;&quot;" office:value-type="string" office:string-value="&lt;div class=''entry fairy shiny lucky'' title=''snubbull''&gt;&lt;div class=''pokemon'' style=''background-image:url(./pokemon/209.png)''&gt;&lt;span&gt;209&lt;/span&gt;&lt;/div&gt;&lt;/div&gt;" calcext:value-type="string">
            <text:p>&lt;div class=''entry fairy shiny lucky'' title=''snubbull''&gt;&lt;div class=''pokemon'' style=''background-image:url(./pokemon/209.png)''&gt;&lt;span&gt;20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10</text:p>
          </table:table-cell>
          <table:table-cell office:value-type="string" calcext:value-type="string">
            <text:p>granbull</text:p>
          </table:table-cell>
          <table:table-cell office:value-type="string" calcext:value-type="string">
            <text:p>fairy</text:p>
          </table:table-cell>
          <table:table-cell table:number-columns-repeated="5"/>
          <table:table-cell table:formula="of:=&quot;&lt;div class=''entry &quot;&amp;[.D212]&amp;&quot; &quot;&amp;IF(ISTEXT([.F212]); [.F212]; IF(ISTEXT([.G212]); [.G212]; &quot;shiny&quot;) &amp; IF(ISTEXT([.H212]); &quot; &quot;&amp;[.H212]; &quot; lucky&quot;))&amp;&quot;'' title=''&quot;&amp;[.C212]&amp;&quot;''&gt;&lt;div class=''pokemon'' style=''background-image:url(./pokemon/&quot;&amp;[.B212]&amp;&quot;.png)''&gt;&lt;span&gt;&quot;&amp;[.A212]&amp;&quot;&lt;/span&gt;&lt;/div&gt;&lt;/div&gt;&quot;" office:value-type="string" office:string-value="&lt;div class=''entry fairy shiny lucky'' title=''granbull''&gt;&lt;div class=''pokemon'' style=''background-image:url(./pokemon/210.png)''&gt;&lt;span&gt;210&lt;/span&gt;&lt;/div&gt;&lt;/div&gt;" calcext:value-type="string">
            <text:p>&lt;div class=''entry fairy shiny lucky'' title=''granbull''&gt;&lt;div class=''pokemon'' style=''background-image:url(./pokemon/210.png)''&gt;&lt;span&gt;21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11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4"/>
          <table:table-cell table:formula="of:=&quot;&lt;div class=''entry &quot;&amp;[.D213]&amp;&quot; &quot;&amp;IF(ISTEXT([.F213]); [.F213]; IF(ISTEXT([.G213]); [.G213]; &quot;shiny&quot;) &amp; IF(ISTEXT([.H213]); &quot; &quot;&amp;[.H213]; &quot; lucky&quot;))&amp;&quot;'' title=''&quot;&amp;[.C213]&amp;&quot;''&gt;&lt;div class=''pokemon'' style=''background-image:url(./pokemon/&quot;&amp;[.B213]&amp;&quot;.png)''&gt;&lt;span&gt;&quot;&amp;[.A213]&amp;&quot;&lt;/span&gt;&lt;/div&gt;&lt;/div&gt;&quot;" office:value-type="string" office:string-value="&lt;div class=''entry water shiny lucky'' title=''qwilfish''&gt;&lt;div class=''pokemon'' style=''background-image:url(./pokemon/211.png)''&gt;&lt;span&gt;211&lt;/span&gt;&lt;/div&gt;&lt;/div&gt;" calcext:value-type="string">
            <text:p>&lt;div class=''entry water shiny lucky'' title=''qwilfish''&gt;&lt;div class=''pokemon'' style=''background-image:url(./pokemon/211.png)''&gt;&lt;span&gt;21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12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table:number-columns-repeated="4"/>
          <table:table-cell table:formula="of:=&quot;&lt;div class=''entry &quot;&amp;[.D214]&amp;&quot; &quot;&amp;IF(ISTEXT([.F214]); [.F214]; IF(ISTEXT([.G214]); [.G214]; &quot;shiny&quot;) &amp; IF(ISTEXT([.H214]); &quot; &quot;&amp;[.H214]; &quot; lucky&quot;))&amp;&quot;'' title=''&quot;&amp;[.C214]&amp;&quot;''&gt;&lt;div class=''pokemon'' style=''background-image:url(./pokemon/&quot;&amp;[.B214]&amp;&quot;.png)''&gt;&lt;span&gt;&quot;&amp;[.A214]&amp;&quot;&lt;/span&gt;&lt;/div&gt;&lt;/div&gt;&quot;" office:value-type="string" office:string-value="&lt;div class=''entry bug shiny lucky'' title=''scizor''&gt;&lt;div class=''pokemon'' style=''background-image:url(./pokemon/212.png)''&gt;&lt;span&gt;212&lt;/span&gt;&lt;/div&gt;&lt;/div&gt;" calcext:value-type="string">
            <text:p>&lt;div class=''entry bug shiny lucky'' title=''scizor''&gt;&lt;div class=''pokemon'' style=''background-image:url(./pokemon/212.png)''&gt;&lt;span&gt;21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215]&amp;&quot; &quot;&amp;IF(ISTEXT([.F215]); [.F215]; IF(ISTEXT([.G215]); [.G215]; &quot;shiny&quot;) &amp; IF(ISTEXT([.H215]); &quot; &quot;&amp;[.H215]; &quot; lucky&quot;))&amp;&quot;'' title=''&quot;&amp;[.C215]&amp;&quot;''&gt;&lt;div class=''pokemon'' style=''background-image:url(./pokemon/&quot;&amp;[.B215]&amp;&quot;.png)''&gt;&lt;span&gt;&quot;&amp;[.A215]&amp;&quot;&lt;/span&gt;&lt;/div&gt;&lt;/div&gt;&quot;" office:value-type="string" office:string-value="&lt;div class=''entry bug missingshiny lucky'' title=''shuckle''&gt;&lt;div class=''pokemon'' style=''background-image:url(./pokemon/213.png)''&gt;&lt;span&gt;213&lt;/span&gt;&lt;/div&gt;&lt;/div&gt;" calcext:value-type="string">
            <text:p>&lt;div class=''entry bug missingshiny lucky'' title=''shuckle''&gt;&lt;div class=''pokemon'' style=''background-image:url(./pokemon/213.png)''&gt;&lt;span&gt;21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14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ighting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216]&amp;&quot; &quot;&amp;IF(ISTEXT([.F216]); [.F216]; IF(ISTEXT([.G216]); [.G216]; &quot;shiny&quot;) &amp; IF(ISTEXT([.H216]); &quot; &quot;&amp;[.H216]; &quot; lucky&quot;))&amp;&quot;'' title=''&quot;&amp;[.C216]&amp;&quot;''&gt;&lt;div class=''pokemon'' style=''background-image:url(./pokemon/&quot;&amp;[.B216]&amp;&quot;.png)''&gt;&lt;span&gt;&quot;&amp;[.A216]&amp;&quot;&lt;/span&gt;&lt;/div&gt;&lt;/div&gt;&quot;" office:value-type="string" office:string-value="&lt;div class=''entry bug missingshiny lucky'' title=''heracross''&gt;&lt;div class=''pokemon'' style=''background-image:url(./pokemon/214.png)''&gt;&lt;span&gt;214&lt;/span&gt;&lt;/div&gt;&lt;/div&gt;" calcext:value-type="string">
            <text:p>&lt;div class=''entry bug missingshiny lucky'' title=''heracross''&gt;&lt;div class=''pokemon'' style=''background-image:url(./pokemon/214.png)''&gt;&lt;span&gt;21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15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ice</text:p>
          </table:table-cell>
          <table:table-cell table:number-columns-repeated="4"/>
          <table:table-cell table:formula="of:=&quot;&lt;div class=''entry &quot;&amp;[.D217]&amp;&quot; &quot;&amp;IF(ISTEXT([.F217]); [.F217]; IF(ISTEXT([.G217]); [.G217]; &quot;shiny&quot;) &amp; IF(ISTEXT([.H217]); &quot; &quot;&amp;[.H217]; &quot; lucky&quot;))&amp;&quot;'' title=''&quot;&amp;[.C217]&amp;&quot;''&gt;&lt;div class=''pokemon'' style=''background-image:url(./pokemon/&quot;&amp;[.B217]&amp;&quot;.png)''&gt;&lt;span&gt;&quot;&amp;[.A217]&amp;&quot;&lt;/span&gt;&lt;/div&gt;&lt;/div&gt;&quot;" office:value-type="string" office:string-value="&lt;div class=''entry dark shiny lucky'' title=''sneasel''&gt;&lt;div class=''pokemon'' style=''background-image:url(./pokemon/215.png)''&gt;&lt;span&gt;215&lt;/span&gt;&lt;/div&gt;&lt;/div&gt;" calcext:value-type="string">
            <text:p>&lt;div class=''entry dark shiny lucky'' title=''sneasel''&gt;&lt;div class=''pokemon'' style=''background-image:url(./pokemon/215.png)''&gt;&lt;span&gt;21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16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18]&amp;&quot; &quot;&amp;IF(ISTEXT([.F218]); [.F218]; IF(ISTEXT([.G218]); [.G218]; &quot;shiny&quot;) &amp; IF(ISTEXT([.H218]); &quot; &quot;&amp;[.H218]; &quot; lucky&quot;))&amp;&quot;'' title=''&quot;&amp;[.C218]&amp;&quot;''&gt;&lt;div class=''pokemon'' style=''background-image:url(./pokemon/&quot;&amp;[.B218]&amp;&quot;.png)''&gt;&lt;span&gt;&quot;&amp;[.A218]&amp;&quot;&lt;/span&gt;&lt;/div&gt;&lt;/div&gt;&quot;" office:value-type="string" office:string-value="&lt;div class=''entry normal shiny lucky'' title=''teddiursa''&gt;&lt;div class=''pokemon'' style=''background-image:url(./pokemon/216.png)''&gt;&lt;span&gt;216&lt;/span&gt;&lt;/div&gt;&lt;/div&gt;" calcext:value-type="string">
            <text:p>&lt;div class=''entry normal shiny lucky'' title=''teddiursa''&gt;&lt;div class=''pokemon'' style=''background-image:url(./pokemon/216.png)''&gt;&lt;span&gt;21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17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19]&amp;&quot; &quot;&amp;IF(ISTEXT([.F219]); [.F219]; IF(ISTEXT([.G219]); [.G219]; &quot;shiny&quot;) &amp; IF(ISTEXT([.H219]); &quot; &quot;&amp;[.H219]; &quot; lucky&quot;))&amp;&quot;'' title=''&quot;&amp;[.C219]&amp;&quot;''&gt;&lt;div class=''pokemon'' style=''background-image:url(./pokemon/&quot;&amp;[.B219]&amp;&quot;.png)''&gt;&lt;span&gt;&quot;&amp;[.A219]&amp;&quot;&lt;/span&gt;&lt;/div&gt;&lt;/div&gt;&quot;" office:value-type="string" office:string-value="&lt;div class=''entry normal shiny lucky'' title=''ursaring''&gt;&lt;div class=''pokemon'' style=''background-image:url(./pokemon/217.png)''&gt;&lt;span&gt;217&lt;/span&gt;&lt;/div&gt;&lt;/div&gt;" calcext:value-type="string">
            <text:p>&lt;div class=''entry normal shiny lucky'' title=''ursaring''&gt;&lt;div class=''pokemon'' style=''background-image:url(./pokemon/217.png)''&gt;&lt;span&gt;21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18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220]&amp;&quot; &quot;&amp;IF(ISTEXT([.F220]); [.F220]; IF(ISTEXT([.G220]); [.G220]; &quot;shiny&quot;) &amp; IF(ISTEXT([.H220]); &quot; &quot;&amp;[.H220]; &quot; lucky&quot;))&amp;&quot;'' title=''&quot;&amp;[.C220]&amp;&quot;''&gt;&lt;div class=''pokemon'' style=''background-image:url(./pokemon/&quot;&amp;[.B220]&amp;&quot;.png)''&gt;&lt;span&gt;&quot;&amp;[.A220]&amp;&quot;&lt;/span&gt;&lt;/div&gt;&lt;/div&gt;&quot;" office:value-type="string" office:string-value="&lt;div class=''entry fire missingshiny lucky'' title=''slugma''&gt;&lt;div class=''pokemon'' style=''background-image:url(./pokemon/218.png)''&gt;&lt;span&gt;218&lt;/span&gt;&lt;/div&gt;&lt;/div&gt;" calcext:value-type="string">
            <text:p>&lt;div class=''entry fire missingshiny lucky'' title=''slugma''&gt;&lt;div class=''pokemon'' style=''background-image:url(./pokemon/218.png)''&gt;&lt;span&gt;21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19</text:p>
          </table:table-cell>
          <table:table-cell office:value-type="string" calcext:value-type="string">
            <text:p>magcarg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221]&amp;&quot; &quot;&amp;IF(ISTEXT([.F221]); [.F221]; IF(ISTEXT([.G221]); [.G221]; &quot;shiny&quot;) &amp; IF(ISTEXT([.H221]); &quot; &quot;&amp;[.H221]; &quot; lucky&quot;))&amp;&quot;'' title=''&quot;&amp;[.C221]&amp;&quot;''&gt;&lt;div class=''pokemon'' style=''background-image:url(./pokemon/&quot;&amp;[.B221]&amp;&quot;.png)''&gt;&lt;span&gt;&quot;&amp;[.A221]&amp;&quot;&lt;/span&gt;&lt;/div&gt;&lt;/div&gt;&quot;" office:value-type="string" office:string-value="&lt;div class=''entry fire missingshiny lucky'' title=''magcargo''&gt;&lt;div class=''pokemon'' style=''background-image:url(./pokemon/219.png)''&gt;&lt;span&gt;219&lt;/span&gt;&lt;/div&gt;&lt;/div&gt;" calcext:value-type="string">
            <text:p>&lt;div class=''entry fire missingshiny lucky'' title=''magcargo''&gt;&lt;div class=''pokemon'' style=''background-image:url(./pokemon/219.png)''&gt;&lt;span&gt;21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20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222]&amp;&quot; &quot;&amp;IF(ISTEXT([.F222]); [.F222]; IF(ISTEXT([.G222]); [.G222]; &quot;shiny&quot;) &amp; IF(ISTEXT([.H222]); &quot; &quot;&amp;[.H222]; &quot; lucky&quot;))&amp;&quot;'' title=''&quot;&amp;[.C222]&amp;&quot;''&gt;&lt;div class=''pokemon'' style=''background-image:url(./pokemon/&quot;&amp;[.B222]&amp;&quot;.png)''&gt;&lt;span&gt;&quot;&amp;[.A222]&amp;&quot;&lt;/span&gt;&lt;/div&gt;&lt;/div&gt;&quot;" office:value-type="string" office:string-value="&lt;div class=''entry ice shiny lucky'' title=''swinub''&gt;&lt;div class=''pokemon'' style=''background-image:url(./pokemon/220.png)''&gt;&lt;span&gt;220&lt;/span&gt;&lt;/div&gt;&lt;/div&gt;" calcext:value-type="string">
            <text:p>&lt;div class=''entry ice shiny lucky'' title=''swinub''&gt;&lt;div class=''pokemon'' style=''background-image:url(./pokemon/220.png)''&gt;&lt;span&gt;22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21</text:p>
          </table:table-cell>
          <table:table-cell office:value-type="string" calcext:value-type="string">
            <text:p>piloswin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223]&amp;&quot; &quot;&amp;IF(ISTEXT([.F223]); [.F223]; IF(ISTEXT([.G223]); [.G223]; &quot;shiny&quot;) &amp; IF(ISTEXT([.H223]); &quot; &quot;&amp;[.H223]; &quot; lucky&quot;))&amp;&quot;'' title=''&quot;&amp;[.C223]&amp;&quot;''&gt;&lt;div class=''pokemon'' style=''background-image:url(./pokemon/&quot;&amp;[.B223]&amp;&quot;.png)''&gt;&lt;span&gt;&quot;&amp;[.A223]&amp;&quot;&lt;/span&gt;&lt;/div&gt;&lt;/div&gt;&quot;" office:value-type="string" office:string-value="&lt;div class=''entry ice shiny lucky'' title=''piloswine''&gt;&lt;div class=''pokemon'' style=''background-image:url(./pokemon/221.png)''&gt;&lt;span&gt;221&lt;/span&gt;&lt;/div&gt;&lt;/div&gt;" calcext:value-type="string">
            <text:p>&lt;div class=''entry ice shiny lucky'' title=''piloswine''&gt;&lt;div class=''pokemon'' style=''background-image:url(./pokemon/221.png)''&gt;&lt;span&gt;22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22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table:number-columns-repeated="4"/>
          <table:table-cell table:formula="of:=&quot;&lt;div class=''entry &quot;&amp;[.D224]&amp;&quot; &quot;&amp;IF(ISTEXT([.F224]); [.F224]; IF(ISTEXT([.G224]); [.G224]; &quot;shiny&quot;) &amp; IF(ISTEXT([.H224]); &quot; &quot;&amp;[.H224]; &quot; lucky&quot;))&amp;&quot;'' title=''&quot;&amp;[.C224]&amp;&quot;''&gt;&lt;div class=''pokemon'' style=''background-image:url(./pokemon/&quot;&amp;[.B224]&amp;&quot;.png)''&gt;&lt;span&gt;&quot;&amp;[.A224]&amp;&quot;&lt;/span&gt;&lt;/div&gt;&lt;/div&gt;&quot;" office:value-type="string" office:string-value="&lt;div class=''entry water shiny lucky'' title=''corsola''&gt;&lt;div class=''pokemon'' style=''background-image:url(./pokemon/222.png)''&gt;&lt;span&gt;222&lt;/span&gt;&lt;/div&gt;&lt;/div&gt;" calcext:value-type="string">
            <text:p>&lt;div class=''entry water shiny lucky'' title=''corsola''&gt;&lt;div class=''pokemon'' style=''background-image:url(./pokemon/222.png)''&gt;&lt;span&gt;22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23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225]&amp;&quot; &quot;&amp;IF(ISTEXT([.F225]); [.F225]; IF(ISTEXT([.G225]); [.G225]; &quot;shiny&quot;) &amp; IF(ISTEXT([.H225]); &quot; &quot;&amp;[.H225]; &quot; lucky&quot;))&amp;&quot;'' title=''&quot;&amp;[.C225]&amp;&quot;''&gt;&lt;div class=''pokemon'' style=''background-image:url(./pokemon/&quot;&amp;[.B225]&amp;&quot;.png)''&gt;&lt;span&gt;&quot;&amp;[.A225]&amp;&quot;&lt;/span&gt;&lt;/div&gt;&lt;/div&gt;&quot;" office:value-type="string" office:string-value="&lt;div class=''entry water shiny lucky'' title=''remoraid''&gt;&lt;div class=''pokemon'' style=''background-image:url(./pokemon/223.png)''&gt;&lt;span&gt;223&lt;/span&gt;&lt;/div&gt;&lt;/div&gt;" calcext:value-type="string">
            <text:p>&lt;div class=''entry water shiny lucky'' title=''remoraid''&gt;&lt;div class=''pokemon'' style=''background-image:url(./pokemon/223.png)''&gt;&lt;span&gt;22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24</text:p>
          </table:table-cell>
          <table:table-cell office:value-type="string" calcext:value-type="string">
            <text:p>octillery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226]&amp;&quot; &quot;&amp;IF(ISTEXT([.F226]); [.F226]; IF(ISTEXT([.G226]); [.G226]; &quot;shiny&quot;) &amp; IF(ISTEXT([.H226]); &quot; &quot;&amp;[.H226]; &quot; lucky&quot;))&amp;&quot;'' title=''&quot;&amp;[.C226]&amp;&quot;''&gt;&lt;div class=''pokemon'' style=''background-image:url(./pokemon/&quot;&amp;[.B226]&amp;&quot;.png)''&gt;&lt;span&gt;&quot;&amp;[.A226]&amp;&quot;&lt;/span&gt;&lt;/div&gt;&lt;/div&gt;&quot;" office:value-type="string" office:string-value="&lt;div class=''entry water shiny lucky'' title=''octillery''&gt;&lt;div class=''pokemon'' style=''background-image:url(./pokemon/224.png)''&gt;&lt;span&gt;224&lt;/span&gt;&lt;/div&gt;&lt;/div&gt;" calcext:value-type="string">
            <text:p>&lt;div class=''entry water shiny lucky'' title=''octillery''&gt;&lt;div class=''pokemon'' style=''background-image:url(./pokemon/224.png)''&gt;&lt;span&gt;22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25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227]&amp;&quot; &quot;&amp;IF(ISTEXT([.F227]); [.F227]; IF(ISTEXT([.G227]); [.G227]; &quot;shiny&quot;) &amp; IF(ISTEXT([.H227]); &quot; &quot;&amp;[.H227]; &quot; lucky&quot;))&amp;&quot;'' title=''&quot;&amp;[.C227]&amp;&quot;''&gt;&lt;div class=''pokemon'' style=''background-image:url(./pokemon/&quot;&amp;[.B227]&amp;&quot;.png)''&gt;&lt;span&gt;&quot;&amp;[.A227]&amp;&quot;&lt;/span&gt;&lt;/div&gt;&lt;/div&gt;&quot;" office:value-type="string" office:string-value="&lt;div class=''entry ice shiny lucky'' title=''delibird''&gt;&lt;div class=''pokemon'' style=''background-image:url(./pokemon/225.png)''&gt;&lt;span&gt;225&lt;/span&gt;&lt;/div&gt;&lt;/div&gt;" calcext:value-type="string">
            <text:p>&lt;div class=''entry ice shiny lucky'' title=''delibird''&gt;&lt;div class=''pokemon'' style=''background-image:url(./pokemon/225.png)''&gt;&lt;span&gt;22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26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228]&amp;&quot; &quot;&amp;IF(ISTEXT([.F228]); [.F228]; IF(ISTEXT([.G228]); [.G228]; &quot;shiny&quot;) &amp; IF(ISTEXT([.H228]); &quot; &quot;&amp;[.H228]; &quot; lucky&quot;))&amp;&quot;'' title=''&quot;&amp;[.C228]&amp;&quot;''&gt;&lt;div class=''pokemon'' style=''background-image:url(./pokemon/&quot;&amp;[.B228]&amp;&quot;.png)''&gt;&lt;span&gt;&quot;&amp;[.A228]&amp;&quot;&lt;/span&gt;&lt;/div&gt;&lt;/div&gt;&quot;" office:value-type="string" office:string-value="&lt;div class=''entry water missingshiny lucky'' title=''mantine''&gt;&lt;div class=''pokemon'' style=''background-image:url(./pokemon/226.png)''&gt;&lt;span&gt;226&lt;/span&gt;&lt;/div&gt;&lt;/div&gt;" calcext:value-type="string">
            <text:p>&lt;div class=''entry water missingshiny lucky'' title=''mantine''&gt;&lt;div class=''pokemon'' style=''background-image:url(./pokemon/226.png)''&gt;&lt;span&gt;22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27</text:p>
          </table:table-cell>
          <table:table-cell office:value-type="string" calcext:value-type="string">
            <text:p>skarmory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229]&amp;&quot; &quot;&amp;IF(ISTEXT([.F229]); [.F229]; IF(ISTEXT([.G229]); [.G229]; &quot;shiny&quot;) &amp; IF(ISTEXT([.H229]); &quot; &quot;&amp;[.H229]; &quot; lucky&quot;))&amp;&quot;'' title=''&quot;&amp;[.C229]&amp;&quot;''&gt;&lt;div class=''pokemon'' style=''background-image:url(./pokemon/&quot;&amp;[.B229]&amp;&quot;.png)''&gt;&lt;span&gt;&quot;&amp;[.A229]&amp;&quot;&lt;/span&gt;&lt;/div&gt;&lt;/div&gt;&quot;" office:value-type="string" office:string-value="&lt;div class=''entry steel shiny lucky'' title=''skarmory''&gt;&lt;div class=''pokemon'' style=''background-image:url(./pokemon/227.png)''&gt;&lt;span&gt;227&lt;/span&gt;&lt;/div&gt;&lt;/div&gt;" calcext:value-type="string">
            <text:p>&lt;div class=''entry steel shiny lucky'' title=''skarmory''&gt;&lt;div class=''pokemon'' style=''background-image:url(./pokemon/227.png)''&gt;&lt;span&gt;22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28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re</text:p>
          </table:table-cell>
          <table:table-cell table:number-columns-repeated="4"/>
          <table:table-cell table:formula="of:=&quot;&lt;div class=''entry &quot;&amp;[.D230]&amp;&quot; &quot;&amp;IF(ISTEXT([.F230]); [.F230]; IF(ISTEXT([.G230]); [.G230]; &quot;shiny&quot;) &amp; IF(ISTEXT([.H230]); &quot; &quot;&amp;[.H230]; &quot; lucky&quot;))&amp;&quot;'' title=''&quot;&amp;[.C230]&amp;&quot;''&gt;&lt;div class=''pokemon'' style=''background-image:url(./pokemon/&quot;&amp;[.B230]&amp;&quot;.png)''&gt;&lt;span&gt;&quot;&amp;[.A230]&amp;&quot;&lt;/span&gt;&lt;/div&gt;&lt;/div&gt;&quot;" office:value-type="string" office:string-value="&lt;div class=''entry dark shiny lucky'' title=''houndour''&gt;&lt;div class=''pokemon'' style=''background-image:url(./pokemon/228.png)''&gt;&lt;span&gt;228&lt;/span&gt;&lt;/div&gt;&lt;/div&gt;" calcext:value-type="string">
            <text:p>&lt;div class=''entry dark shiny lucky'' title=''houndour''&gt;&lt;div class=''pokemon'' style=''background-image:url(./pokemon/228.png)''&gt;&lt;span&gt;22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29</text:p>
          </table:table-cell>
          <table:table-cell office:value-type="string" calcext:value-type="string">
            <text:p>houndoom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re</text:p>
          </table:table-cell>
          <table:table-cell table:number-columns-repeated="4"/>
          <table:table-cell table:formula="of:=&quot;&lt;div class=''entry &quot;&amp;[.D231]&amp;&quot; &quot;&amp;IF(ISTEXT([.F231]); [.F231]; IF(ISTEXT([.G231]); [.G231]; &quot;shiny&quot;) &amp; IF(ISTEXT([.H231]); &quot; &quot;&amp;[.H231]; &quot; lucky&quot;))&amp;&quot;'' title=''&quot;&amp;[.C231]&amp;&quot;''&gt;&lt;div class=''pokemon'' style=''background-image:url(./pokemon/&quot;&amp;[.B231]&amp;&quot;.png)''&gt;&lt;span&gt;&quot;&amp;[.A231]&amp;&quot;&lt;/span&gt;&lt;/div&gt;&lt;/div&gt;&quot;" office:value-type="string" office:string-value="&lt;div class=''entry dark shiny lucky'' title=''houndoom''&gt;&lt;div class=''pokemon'' style=''background-image:url(./pokemon/229.png)''&gt;&lt;span&gt;229&lt;/span&gt;&lt;/div&gt;&lt;/div&gt;" calcext:value-type="string">
            <text:p>&lt;div class=''entry dark shiny lucky'' title=''houndoom''&gt;&lt;div class=''pokemon'' style=''background-image:url(./pokemon/229.png)''&gt;&lt;span&gt;22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30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table:number-columns-repeated="4"/>
          <table:table-cell table:formula="of:=&quot;&lt;div class=''entry &quot;&amp;[.D232]&amp;&quot; &quot;&amp;IF(ISTEXT([.F232]); [.F232]; IF(ISTEXT([.G232]); [.G232]; &quot;shiny&quot;) &amp; IF(ISTEXT([.H232]); &quot; &quot;&amp;[.H232]; &quot; lucky&quot;))&amp;&quot;'' title=''&quot;&amp;[.C232]&amp;&quot;''&gt;&lt;div class=''pokemon'' style=''background-image:url(./pokemon/&quot;&amp;[.B232]&amp;&quot;.png)''&gt;&lt;span&gt;&quot;&amp;[.A232]&amp;&quot;&lt;/span&gt;&lt;/div&gt;&lt;/div&gt;&quot;" office:value-type="string" office:string-value="&lt;div class=''entry water shiny lucky'' title=''kingdra''&gt;&lt;div class=''pokemon'' style=''background-image:url(./pokemon/230.png)''&gt;&lt;span&gt;230&lt;/span&gt;&lt;/div&gt;&lt;/div&gt;" calcext:value-type="string">
            <text:p>&lt;div class=''entry water shiny lucky'' title=''kingdra''&gt;&lt;div class=''pokemon'' style=''background-image:url(./pokemon/230.png)''&gt;&lt;span&gt;23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31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ground</text:p>
          </table:table-cell>
          <table:table-cell table:number-columns-repeated="5"/>
          <table:table-cell table:formula="of:=&quot;&lt;div class=''entry &quot;&amp;[.D233]&amp;&quot; &quot;&amp;IF(ISTEXT([.F233]); [.F233]; IF(ISTEXT([.G233]); [.G233]; &quot;shiny&quot;) &amp; IF(ISTEXT([.H233]); &quot; &quot;&amp;[.H233]; &quot; lucky&quot;))&amp;&quot;'' title=''&quot;&amp;[.C233]&amp;&quot;''&gt;&lt;div class=''pokemon'' style=''background-image:url(./pokemon/&quot;&amp;[.B233]&amp;&quot;.png)''&gt;&lt;span&gt;&quot;&amp;[.A233]&amp;&quot;&lt;/span&gt;&lt;/div&gt;&lt;/div&gt;&quot;" office:value-type="string" office:string-value="&lt;div class=''entry ground shiny lucky'' title=''phanpy''&gt;&lt;div class=''pokemon'' style=''background-image:url(./pokemon/231.png)''&gt;&lt;span&gt;231&lt;/span&gt;&lt;/div&gt;&lt;/div&gt;" calcext:value-type="string">
            <text:p>&lt;div class=''entry ground shiny lucky'' title=''phanpy''&gt;&lt;div class=''pokemon'' style=''background-image:url(./pokemon/231.png)''&gt;&lt;span&gt;23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32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ground</text:p>
          </table:table-cell>
          <table:table-cell table:number-columns-repeated="5"/>
          <table:table-cell table:formula="of:=&quot;&lt;div class=''entry &quot;&amp;[.D234]&amp;&quot; &quot;&amp;IF(ISTEXT([.F234]); [.F234]; IF(ISTEXT([.G234]); [.G234]; &quot;shiny&quot;) &amp; IF(ISTEXT([.H234]); &quot; &quot;&amp;[.H234]; &quot; lucky&quot;))&amp;&quot;'' title=''&quot;&amp;[.C234]&amp;&quot;''&gt;&lt;div class=''pokemon'' style=''background-image:url(./pokemon/&quot;&amp;[.B234]&amp;&quot;.png)''&gt;&lt;span&gt;&quot;&amp;[.A234]&amp;&quot;&lt;/span&gt;&lt;/div&gt;&lt;/div&gt;&quot;" office:value-type="string" office:string-value="&lt;div class=''entry ground shiny lucky'' title=''donphan''&gt;&lt;div class=''pokemon'' style=''background-image:url(./pokemon/232.png)''&gt;&lt;span&gt;232&lt;/span&gt;&lt;/div&gt;&lt;/div&gt;" calcext:value-type="string">
            <text:p>&lt;div class=''entry ground shiny lucky'' title=''donphan''&gt;&lt;div class=''pokemon'' style=''background-image:url(./pokemon/232.png)''&gt;&lt;span&gt;23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33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35]&amp;&quot; &quot;&amp;IF(ISTEXT([.F235]); [.F235]; IF(ISTEXT([.G235]); [.G235]; &quot;shiny&quot;) &amp; IF(ISTEXT([.H235]); &quot; &quot;&amp;[.H235]; &quot; lucky&quot;))&amp;&quot;'' title=''&quot;&amp;[.C235]&amp;&quot;''&gt;&lt;div class=''pokemon'' style=''background-image:url(./pokemon/&quot;&amp;[.B235]&amp;&quot;.png)''&gt;&lt;span&gt;&quot;&amp;[.A235]&amp;&quot;&lt;/span&gt;&lt;/div&gt;&lt;/div&gt;&quot;" office:value-type="string" office:string-value="&lt;div class=''entry normal shiny lucky'' title=''porygon2''&gt;&lt;div class=''pokemon'' style=''background-image:url(./pokemon/233.png)''&gt;&lt;span&gt;233&lt;/span&gt;&lt;/div&gt;&lt;/div&gt;" calcext:value-type="string">
            <text:p>&lt;div class=''entry normal shiny lucky'' title=''porygon2''&gt;&lt;div class=''pokemon'' style=''background-image:url(./pokemon/233.png)''&gt;&lt;span&gt;23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34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236]&amp;&quot; &quot;&amp;IF(ISTEXT([.F236]); [.F236]; IF(ISTEXT([.G236]); [.G236]; &quot;shiny&quot;) &amp; IF(ISTEXT([.H236]); &quot; &quot;&amp;[.H236]; &quot; lucky&quot;))&amp;&quot;'' title=''&quot;&amp;[.C236]&amp;&quot;''&gt;&lt;div class=''pokemon'' style=''background-image:url(./pokemon/&quot;&amp;[.B236]&amp;&quot;.png)''&gt;&lt;span&gt;&quot;&amp;[.A236]&amp;&quot;&lt;/span&gt;&lt;/div&gt;&lt;/div&gt;&quot;" office:value-type="string" office:string-value="&lt;div class=''entry normal missingshiny lucky'' title=''stantler''&gt;&lt;div class=''pokemon'' style=''background-image:url(./pokemon/234.png)''&gt;&lt;span&gt;234&lt;/span&gt;&lt;/div&gt;&lt;/div&gt;" calcext:value-type="string">
            <text:p>&lt;div class=''entry normal missingshiny lucky'' title=''stantler''&gt;&lt;div class=''pokemon'' style=''background-image:url(./pokemon/234.png)''&gt;&lt;span&gt;23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35</text:p>
          </table:table-cell>
          <table:table-cell office:value-type="string" calcext:value-type="string">
            <text:p>smeargle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37]&amp;&quot; &quot;&amp;IF(ISTEXT([.F237]); [.F237]; IF(ISTEXT([.G237]); [.G237]; &quot;shiny&quot;) &amp; IF(ISTEXT([.H237]); &quot; &quot;&amp;[.H237]; &quot; lucky&quot;))&amp;&quot;'' title=''&quot;&amp;[.C237]&amp;&quot;''&gt;&lt;div class=''pokemon'' style=''background-image:url(./pokemon/&quot;&amp;[.B237]&amp;&quot;.png)''&gt;&lt;span&gt;&quot;&amp;[.A237]&amp;&quot;&lt;/span&gt;&lt;/div&gt;&lt;/div&gt;&quot;" office:value-type="string" office:string-value="&lt;div class=''entry normal shiny lucky'' title=''smeargle''&gt;&lt;div class=''pokemon'' style=''background-image:url(./pokemon/235.png)''&gt;&lt;span&gt;235&lt;/span&gt;&lt;/div&gt;&lt;/div&gt;" calcext:value-type="string">
            <text:p>&lt;div class=''entry normal shiny lucky'' title=''smeargle''&gt;&lt;div class=''pokemon'' style=''background-image:url(./pokemon/235.png)''&gt;&lt;span&gt;23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36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fighting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238]&amp;&quot; &quot;&amp;IF(ISTEXT([.F238]); [.F238]; IF(ISTEXT([.G238]); [.G238]; &quot;shiny&quot;) &amp; IF(ISTEXT([.H238]); &quot; &quot;&amp;[.H238]; &quot; lucky&quot;))&amp;&quot;'' title=''&quot;&amp;[.C238]&amp;&quot;''&gt;&lt;div class=''pokemon'' style=''background-image:url(./pokemon/&quot;&amp;[.B238]&amp;&quot;.png)''&gt;&lt;span&gt;&quot;&amp;[.A238]&amp;&quot;&lt;/span&gt;&lt;/div&gt;&lt;/div&gt;&quot;" office:value-type="string" office:string-value="&lt;div class=''entry fighting missingshiny lucky'' title=''tyrogue''&gt;&lt;div class=''pokemon'' style=''background-image:url(./pokemon/236.png)''&gt;&lt;span&gt;236&lt;/span&gt;&lt;/div&gt;&lt;/div&gt;" calcext:value-type="string">
            <text:p>&lt;div class=''entry fighting missingshiny lucky'' title=''tyrogue''&gt;&lt;div class=''pokemon'' style=''background-image:url(./pokemon/236.png)''&gt;&lt;span&gt;23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37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fighting</text:p>
          </table:table-cell>
          <table:table-cell table:number-columns-repeated="5"/>
          <table:table-cell table:formula="of:=&quot;&lt;div class=''entry &quot;&amp;[.D239]&amp;&quot; &quot;&amp;IF(ISTEXT([.F239]); [.F239]; IF(ISTEXT([.G239]); [.G239]; &quot;shiny&quot;) &amp; IF(ISTEXT([.H239]); &quot; &quot;&amp;[.H239]; &quot; lucky&quot;))&amp;&quot;'' title=''&quot;&amp;[.C239]&amp;&quot;''&gt;&lt;div class=''pokemon'' style=''background-image:url(./pokemon/&quot;&amp;[.B239]&amp;&quot;.png)''&gt;&lt;span&gt;&quot;&amp;[.A239]&amp;&quot;&lt;/span&gt;&lt;/div&gt;&lt;/div&gt;&quot;" office:value-type="string" office:string-value="&lt;div class=''entry fighting shiny lucky'' title=''hitmontop''&gt;&lt;div class=''pokemon'' style=''background-image:url(./pokemon/237.png)''&gt;&lt;span&gt;237&lt;/span&gt;&lt;/div&gt;&lt;/div&gt;" calcext:value-type="string">
            <text:p>&lt;div class=''entry fighting shiny lucky'' title=''hitmontop''&gt;&lt;div class=''pokemon'' style=''background-image:url(./pokemon/237.png)''&gt;&lt;span&gt;23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38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240]&amp;&quot; &quot;&amp;IF(ISTEXT([.F240]); [.F240]; IF(ISTEXT([.G240]); [.G240]; &quot;shiny&quot;) &amp; IF(ISTEXT([.H240]); &quot; &quot;&amp;[.H240]; &quot; lucky&quot;))&amp;&quot;'' title=''&quot;&amp;[.C240]&amp;&quot;''&gt;&lt;div class=''pokemon'' style=''background-image:url(./pokemon/&quot;&amp;[.B240]&amp;&quot;.png)''&gt;&lt;span&gt;&quot;&amp;[.A240]&amp;&quot;&lt;/span&gt;&lt;/div&gt;&lt;/div&gt;&quot;" office:value-type="string" office:string-value="&lt;div class=''entry ice shiny lucky'' title=''smoochum''&gt;&lt;div class=''pokemon'' style=''background-image:url(./pokemon/238.png)''&gt;&lt;span&gt;238&lt;/span&gt;&lt;/div&gt;&lt;/div&gt;" calcext:value-type="string">
            <text:p>&lt;div class=''entry ice shiny lucky'' title=''smoochum''&gt;&lt;div class=''pokemon'' style=''background-image:url(./pokemon/238.png)''&gt;&lt;span&gt;23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39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table:formula="of:=&quot;&lt;div class=''entry &quot;&amp;[.D241]&amp;&quot; &quot;&amp;IF(ISTEXT([.F241]); [.F241]; IF(ISTEXT([.G241]); [.G241]; &quot;shiny&quot;) &amp; IF(ISTEXT([.H241]); &quot; &quot;&amp;[.H241]; &quot; lucky&quot;))&amp;&quot;'' title=''&quot;&amp;[.C241]&amp;&quot;''&gt;&lt;div class=''pokemon'' style=''background-image:url(./pokemon/&quot;&amp;[.B241]&amp;&quot;.png)''&gt;&lt;span&gt;&quot;&amp;[.A241]&amp;&quot;&lt;/span&gt;&lt;/div&gt;&lt;/div&gt;&quot;" office:value-type="string" office:string-value="&lt;div class=''entry electric shiny lucky'' title=''elekid''&gt;&lt;div class=''pokemon'' style=''background-image:url(./pokemon/239.png)''&gt;&lt;span&gt;239&lt;/span&gt;&lt;/div&gt;&lt;/div&gt;" calcext:value-type="string">
            <text:p>&lt;div class=''entry electric shiny lucky'' title=''elekid''&gt;&lt;div class=''pokemon'' style=''background-image:url(./pokemon/239.png)''&gt;&lt;span&gt;23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40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fire</text:p>
          </table:table-cell>
          <table:table-cell table:number-columns-repeated="5"/>
          <table:table-cell table:formula="of:=&quot;&lt;div class=''entry &quot;&amp;[.D242]&amp;&quot; &quot;&amp;IF(ISTEXT([.F242]); [.F242]; IF(ISTEXT([.G242]); [.G242]; &quot;shiny&quot;) &amp; IF(ISTEXT([.H242]); &quot; &quot;&amp;[.H242]; &quot; lucky&quot;))&amp;&quot;'' title=''&quot;&amp;[.C242]&amp;&quot;''&gt;&lt;div class=''pokemon'' style=''background-image:url(./pokemon/&quot;&amp;[.B242]&amp;&quot;.png)''&gt;&lt;span&gt;&quot;&amp;[.A242]&amp;&quot;&lt;/span&gt;&lt;/div&gt;&lt;/div&gt;&quot;" office:value-type="string" office:string-value="&lt;div class=''entry fire shiny lucky'' title=''magby''&gt;&lt;div class=''pokemon'' style=''background-image:url(./pokemon/240.png)''&gt;&lt;span&gt;240&lt;/span&gt;&lt;/div&gt;&lt;/div&gt;" calcext:value-type="string">
            <text:p>&lt;div class=''entry fire shiny lucky'' title=''magby''&gt;&lt;div class=''pokemon'' style=''background-image:url(./pokemon/240.png)''&gt;&lt;span&gt;24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41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43]&amp;&quot; &quot;&amp;IF(ISTEXT([.F243]); [.F243]; IF(ISTEXT([.G243]); [.G243]; &quot;shiny&quot;) &amp; IF(ISTEXT([.H243]); &quot; &quot;&amp;[.H243]; &quot; lucky&quot;))&amp;&quot;'' title=''&quot;&amp;[.C243]&amp;&quot;''&gt;&lt;div class=''pokemon'' style=''background-image:url(./pokemon/&quot;&amp;[.B243]&amp;&quot;.png)''&gt;&lt;span&gt;&quot;&amp;[.A243]&amp;&quot;&lt;/span&gt;&lt;/div&gt;&lt;/div&gt;&quot;" office:value-type="string" office:string-value="&lt;div class=''entry normal shiny lucky'' title=''miltank''&gt;&lt;div class=''pokemon'' style=''background-image:url(./pokemon/241.png)''&gt;&lt;span&gt;241&lt;/span&gt;&lt;/div&gt;&lt;/div&gt;" calcext:value-type="string">
            <text:p>&lt;div class=''entry normal shiny lucky'' title=''miltank''&gt;&lt;div class=''pokemon'' style=''background-image:url(./pokemon/241.png)''&gt;&lt;span&gt;24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42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44]&amp;&quot; &quot;&amp;IF(ISTEXT([.F244]); [.F244]; IF(ISTEXT([.G244]); [.G244]; &quot;shiny&quot;) &amp; IF(ISTEXT([.H244]); &quot; &quot;&amp;[.H244]; &quot; lucky&quot;))&amp;&quot;'' title=''&quot;&amp;[.C244]&amp;&quot;''&gt;&lt;div class=''pokemon'' style=''background-image:url(./pokemon/&quot;&amp;[.B244]&amp;&quot;.png)''&gt;&lt;span&gt;&quot;&amp;[.A244]&amp;&quot;&lt;/span&gt;&lt;/div&gt;&lt;/div&gt;&quot;" office:value-type="string" office:string-value="&lt;div class=''entry normal shiny lucky'' title=''blissey''&gt;&lt;div class=''pokemon'' style=''background-image:url(./pokemon/242.png)''&gt;&lt;span&gt;242&lt;/span&gt;&lt;/div&gt;&lt;/div&gt;" calcext:value-type="string">
            <text:p>&lt;div class=''entry normal shiny lucky'' title=''blissey''&gt;&lt;div class=''pokemon'' style=''background-image:url(./pokemon/242.png)''&gt;&lt;span&gt;24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43</text:p>
          </table:table-cell>
          <table:table-cell office:value-type="string" calcext:value-type="string">
            <text:p>raikou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table:formula="of:=&quot;&lt;div class=''entry &quot;&amp;[.D245]&amp;&quot; &quot;&amp;IF(ISTEXT([.F245]); [.F245]; IF(ISTEXT([.G245]); [.G245]; &quot;shiny&quot;) &amp; IF(ISTEXT([.H245]); &quot; &quot;&amp;[.H245]; &quot; lucky&quot;))&amp;&quot;'' title=''&quot;&amp;[.C245]&amp;&quot;''&gt;&lt;div class=''pokemon'' style=''background-image:url(./pokemon/&quot;&amp;[.B245]&amp;&quot;.png)''&gt;&lt;span&gt;&quot;&amp;[.A245]&amp;&quot;&lt;/span&gt;&lt;/div&gt;&lt;/div&gt;&quot;" office:value-type="string" office:string-value="&lt;div class=''entry electric shiny lucky'' title=''raikou''&gt;&lt;div class=''pokemon'' style=''background-image:url(./pokemon/243.png)''&gt;&lt;span&gt;243&lt;/span&gt;&lt;/div&gt;&lt;/div&gt;" calcext:value-type="string">
            <text:p>&lt;div class=''entry electric shiny lucky'' title=''raikou''&gt;&lt;div class=''pokemon'' style=''background-image:url(./pokemon/243.png)''&gt;&lt;span&gt;24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44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fire</text:p>
          </table:table-cell>
          <table:table-cell table:number-columns-repeated="3"/>
          <table:table-cell office:value-type="string" calcext:value-type="string">
            <text:p>missinglucky</text:p>
          </table:table-cell>
          <table:table-cell/>
          <table:table-cell table:formula="of:=&quot;&lt;div class=''entry &quot;&amp;[.D246]&amp;&quot; &quot;&amp;IF(ISTEXT([.F246]); [.F246]; IF(ISTEXT([.G246]); [.G246]; &quot;shiny&quot;) &amp; IF(ISTEXT([.H246]); &quot; &quot;&amp;[.H246]; &quot; lucky&quot;))&amp;&quot;'' title=''&quot;&amp;[.C246]&amp;&quot;''&gt;&lt;div class=''pokemon'' style=''background-image:url(./pokemon/&quot;&amp;[.B246]&amp;&quot;.png)''&gt;&lt;span&gt;&quot;&amp;[.A246]&amp;&quot;&lt;/span&gt;&lt;/div&gt;&lt;/div&gt;&quot;" office:value-type="string" office:string-value="&lt;div class=''entry fire shiny missinglucky'' title=''entei''&gt;&lt;div class=''pokemon'' style=''background-image:url(./pokemon/244.png)''&gt;&lt;span&gt;244&lt;/span&gt;&lt;/div&gt;&lt;/div&gt;" calcext:value-type="string">
            <text:p>&lt;div class=''entry fire shiny missinglucky'' title=''entei''&gt;&lt;div class=''pokemon'' style=''background-image:url(./pokemon/244.png)''&gt;&lt;span&gt;24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45</text:p>
          </table:table-cell>
          <table:table-cell office:value-type="string" calcext:value-type="string">
            <text:p>suicune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247]&amp;&quot; &quot;&amp;IF(ISTEXT([.F247]); [.F247]; IF(ISTEXT([.G247]); [.G247]; &quot;shiny&quot;) &amp; IF(ISTEXT([.H247]); &quot; &quot;&amp;[.H247]; &quot; lucky&quot;))&amp;&quot;'' title=''&quot;&amp;[.C247]&amp;&quot;''&gt;&lt;div class=''pokemon'' style=''background-image:url(./pokemon/&quot;&amp;[.B247]&amp;&quot;.png)''&gt;&lt;span&gt;&quot;&amp;[.A247]&amp;&quot;&lt;/span&gt;&lt;/div&gt;&lt;/div&gt;&quot;" office:value-type="string" office:string-value="&lt;div class=''entry water shiny lucky'' title=''suicune''&gt;&lt;div class=''pokemon'' style=''background-image:url(./pokemon/245.png)''&gt;&lt;span&gt;245&lt;/span&gt;&lt;/div&gt;&lt;/div&gt;" calcext:value-type="string">
            <text:p>&lt;div class=''entry water shiny lucky'' title=''suicune''&gt;&lt;div class=''pokemon'' style=''background-image:url(./pokemon/245.png)''&gt;&lt;span&gt;24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46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248]&amp;&quot; &quot;&amp;IF(ISTEXT([.F248]); [.F248]; IF(ISTEXT([.G248]); [.G248]; &quot;shiny&quot;) &amp; IF(ISTEXT([.H248]); &quot; &quot;&amp;[.H248]; &quot; lucky&quot;))&amp;&quot;'' title=''&quot;&amp;[.C248]&amp;&quot;''&gt;&lt;div class=''pokemon'' style=''background-image:url(./pokemon/&quot;&amp;[.B248]&amp;&quot;.png)''&gt;&lt;span&gt;&quot;&amp;[.A248]&amp;&quot;&lt;/span&gt;&lt;/div&gt;&lt;/div&gt;&quot;" office:value-type="string" office:string-value="&lt;div class=''entry rock shiny lucky'' title=''larvitar''&gt;&lt;div class=''pokemon'' style=''background-image:url(./pokemon/246.png)''&gt;&lt;span&gt;246&lt;/span&gt;&lt;/div&gt;&lt;/div&gt;" calcext:value-type="string">
            <text:p>&lt;div class=''entry rock shiny lucky'' title=''larvitar''&gt;&lt;div class=''pokemon'' style=''background-image:url(./pokemon/246.png)''&gt;&lt;span&gt;24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47</text:p>
          </table:table-cell>
          <table:table-cell office:value-type="string" calcext:value-type="string">
            <text:p>pupita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249]&amp;&quot; &quot;&amp;IF(ISTEXT([.F249]); [.F249]; IF(ISTEXT([.G249]); [.G249]; &quot;shiny&quot;) &amp; IF(ISTEXT([.H249]); &quot; &quot;&amp;[.H249]; &quot; lucky&quot;))&amp;&quot;'' title=''&quot;&amp;[.C249]&amp;&quot;''&gt;&lt;div class=''pokemon'' style=''background-image:url(./pokemon/&quot;&amp;[.B249]&amp;&quot;.png)''&gt;&lt;span&gt;&quot;&amp;[.A249]&amp;&quot;&lt;/span&gt;&lt;/div&gt;&lt;/div&gt;&quot;" office:value-type="string" office:string-value="&lt;div class=''entry rock shiny lucky'' title=''pupitar''&gt;&lt;div class=''pokemon'' style=''background-image:url(./pokemon/247.png)''&gt;&lt;span&gt;247&lt;/span&gt;&lt;/div&gt;&lt;/div&gt;" calcext:value-type="string">
            <text:p>&lt;div class=''entry rock shiny lucky'' title=''pupitar''&gt;&lt;div class=''pokemon'' style=''background-image:url(./pokemon/247.png)''&gt;&lt;span&gt;24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48</text:p>
          </table:table-cell>
          <table:table-cell office:value-type="string" calcext:value-type="string">
            <text:p>tyranita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ark</text:p>
          </table:table-cell>
          <table:table-cell table:number-columns-repeated="4"/>
          <table:table-cell table:formula="of:=&quot;&lt;div class=''entry &quot;&amp;[.D250]&amp;&quot; &quot;&amp;IF(ISTEXT([.F250]); [.F250]; IF(ISTEXT([.G250]); [.G250]; &quot;shiny&quot;) &amp; IF(ISTEXT([.H250]); &quot; &quot;&amp;[.H250]; &quot; lucky&quot;))&amp;&quot;'' title=''&quot;&amp;[.C250]&amp;&quot;''&gt;&lt;div class=''pokemon'' style=''background-image:url(./pokemon/&quot;&amp;[.B250]&amp;&quot;.png)''&gt;&lt;span&gt;&quot;&amp;[.A250]&amp;&quot;&lt;/span&gt;&lt;/div&gt;&lt;/div&gt;&quot;" office:value-type="string" office:string-value="&lt;div class=''entry rock shiny lucky'' title=''tyranitar''&gt;&lt;div class=''pokemon'' style=''background-image:url(./pokemon/248.png)''&gt;&lt;span&gt;248&lt;/span&gt;&lt;/div&gt;&lt;/div&gt;" calcext:value-type="string">
            <text:p>&lt;div class=''entry rock shiny lucky'' title=''tyranitar''&gt;&lt;div class=''pokemon'' style=''background-image:url(./pokemon/248.png)''&gt;&lt;span&gt;24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49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251]&amp;&quot; &quot;&amp;IF(ISTEXT([.F251]); [.F251]; IF(ISTEXT([.G251]); [.G251]; &quot;shiny&quot;) &amp; IF(ISTEXT([.H251]); &quot; &quot;&amp;[.H251]; &quot; lucky&quot;))&amp;&quot;'' title=''&quot;&amp;[.C251]&amp;&quot;''&gt;&lt;div class=''pokemon'' style=''background-image:url(./pokemon/&quot;&amp;[.B251]&amp;&quot;.png)''&gt;&lt;span&gt;&quot;&amp;[.A251]&amp;&quot;&lt;/span&gt;&lt;/div&gt;&lt;/div&gt;&quot;" office:value-type="string" office:string-value="&lt;div class=''entry psychic shiny lucky'' title=''lugia''&gt;&lt;div class=''pokemon'' style=''background-image:url(./pokemon/249.png)''&gt;&lt;span&gt;249&lt;/span&gt;&lt;/div&gt;&lt;/div&gt;" calcext:value-type="string">
            <text:p>&lt;div class=''entry psychic shiny lucky'' title=''lugia''&gt;&lt;div class=''pokemon'' style=''background-image:url(./pokemon/249.png)''&gt;&lt;span&gt;24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50</text:p>
          </table:table-cell>
          <table:table-cell office:value-type="string" calcext:value-type="string">
            <text:p>ho-oh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252]&amp;&quot; &quot;&amp;IF(ISTEXT([.F252]); [.F252]; IF(ISTEXT([.G252]); [.G252]; &quot;shiny&quot;) &amp; IF(ISTEXT([.H252]); &quot; &quot;&amp;[.H252]; &quot; lucky&quot;))&amp;&quot;'' title=''&quot;&amp;[.C252]&amp;&quot;''&gt;&lt;div class=''pokemon'' style=''background-image:url(./pokemon/&quot;&amp;[.B252]&amp;&quot;.png)''&gt;&lt;span&gt;&quot;&amp;[.A252]&amp;&quot;&lt;/span&gt;&lt;/div&gt;&lt;/div&gt;&quot;" office:value-type="string" office:string-value="&lt;div class=''entry fire shiny lucky'' title=''ho-oh''&gt;&lt;div class=''pokemon'' style=''background-image:url(./pokemon/250.png)''&gt;&lt;span&gt;250&lt;/span&gt;&lt;/div&gt;&lt;/div&gt;" calcext:value-type="string">
            <text:p>&lt;div class=''entry fire shiny lucky'' title=''ho-oh''&gt;&lt;div class=''pokemon'' style=''background-image:url(./pokemon/250.png)''&gt;&lt;span&gt;25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51</text:p>
          </table:table-cell>
          <table:table-cell office:value-type="string" calcext:value-type="string">
            <text:p>celebi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nolucky</text:p>
          </table:table-cell>
          <table:table-cell/>
          <table:table-cell table:formula="of:=&quot;&lt;div class=''entry &quot;&amp;[.D253]&amp;&quot; &quot;&amp;IF(ISTEXT([.F253]); [.F253]; IF(ISTEXT([.G253]); [.G253]; &quot;shiny&quot;) &amp; IF(ISTEXT([.H253]); &quot; &quot;&amp;[.H253]; &quot; lucky&quot;))&amp;&quot;'' title=''&quot;&amp;[.C253]&amp;&quot;''&gt;&lt;div class=''pokemon'' style=''background-image:url(./pokemon/&quot;&amp;[.B253]&amp;&quot;.png)''&gt;&lt;span&gt;&quot;&amp;[.A253]&amp;&quot;&lt;/span&gt;&lt;/div&gt;&lt;/div&gt;&quot;" office:value-type="string" office:string-value="&lt;div class=''entry psychic shiny nolucky'' title=''celebi''&gt;&lt;div class=''pokemon'' style=''background-image:url(./pokemon/251.png)''&gt;&lt;span&gt;251&lt;/span&gt;&lt;/div&gt;&lt;/div&gt;" calcext:value-type="string">
            <text:p>&lt;div class=''entry psychic shiny nolucky'' title=''celebi''&gt;&lt;div class=''pokemon'' style=''background-image:url(./pokemon/251.png)''&gt;&lt;span&gt;251&lt;/span&gt;&lt;/div&gt;&lt;/div&gt;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 table:number-columns-spanned="9" table:number-rows-spanned="1">
            <text:p>GEN III (Hoenn)</text:p>
          </table:table-cell>
          <table:covered-table-cell table:number-columns-repeated="4" table:style-name="ce5"/>
          <table:covered-table-cell table:style-name="ce23"/>
          <table:covered-table-cell table:style-name="ce25"/>
          <table:covered-table-cell table:style-name="ce27"/>
          <table:covered-table-cell table:style-name="ce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252</text:p>
          </table:table-cell>
          <table:table-cell office:value-type="string" calcext:value-type="string">
            <text:p>treecko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255]&amp;&quot; &quot;&amp;IF(ISTEXT([.F255]); [.F255]; IF(ISTEXT([.G255]); [.G255]; &quot;shiny&quot;) &amp; IF(ISTEXT([.H255]); &quot; &quot;&amp;[.H255]; &quot; lucky&quot;))&amp;&quot;'' title=''&quot;&amp;[.C255]&amp;&quot;''&gt;&lt;div class=''pokemon'' style=''background-image:url(./pokemon/&quot;&amp;[.B255]&amp;&quot;.png)''&gt;&lt;span&gt;&quot;&amp;[.A255]&amp;&quot;&lt;/span&gt;&lt;/div&gt;&lt;/div&gt;&quot;" office:value-type="string" office:string-value="&lt;div class=''entry grass shiny lucky'' title=''treecko''&gt;&lt;div class=''pokemon'' style=''background-image:url(./pokemon/252.png)''&gt;&lt;span&gt;252&lt;/span&gt;&lt;/div&gt;&lt;/div&gt;" calcext:value-type="string">
            <text:p>&lt;div class=''entry grass shiny lucky'' title=''treecko''&gt;&lt;div class=''pokemon'' style=''background-image:url(./pokemon/252.png)''&gt;&lt;span&gt;25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53</text:p>
          </table:table-cell>
          <table:table-cell office:value-type="string" calcext:value-type="string">
            <text:p>grovyle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256]&amp;&quot; &quot;&amp;IF(ISTEXT([.F256]); [.F256]; IF(ISTEXT([.G256]); [.G256]; &quot;shiny&quot;) &amp; IF(ISTEXT([.H256]); &quot; &quot;&amp;[.H256]; &quot; lucky&quot;))&amp;&quot;'' title=''&quot;&amp;[.C256]&amp;&quot;''&gt;&lt;div class=''pokemon'' style=''background-image:url(./pokemon/&quot;&amp;[.B256]&amp;&quot;.png)''&gt;&lt;span&gt;&quot;&amp;[.A256]&amp;&quot;&lt;/span&gt;&lt;/div&gt;&lt;/div&gt;&quot;" office:value-type="string" office:string-value="&lt;div class=''entry grass shiny lucky'' title=''grovyle''&gt;&lt;div class=''pokemon'' style=''background-image:url(./pokemon/253.png)''&gt;&lt;span&gt;253&lt;/span&gt;&lt;/div&gt;&lt;/div&gt;" calcext:value-type="string">
            <text:p>&lt;div class=''entry grass shiny lucky'' title=''grovyle''&gt;&lt;div class=''pokemon'' style=''background-image:url(./pokemon/253.png)''&gt;&lt;span&gt;25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54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257]&amp;&quot; &quot;&amp;IF(ISTEXT([.F257]); [.F257]; IF(ISTEXT([.G257]); [.G257]; &quot;shiny&quot;) &amp; IF(ISTEXT([.H257]); &quot; &quot;&amp;[.H257]; &quot; lucky&quot;))&amp;&quot;'' title=''&quot;&amp;[.C257]&amp;&quot;''&gt;&lt;div class=''pokemon'' style=''background-image:url(./pokemon/&quot;&amp;[.B257]&amp;&quot;.png)''&gt;&lt;span&gt;&quot;&amp;[.A257]&amp;&quot;&lt;/span&gt;&lt;/div&gt;&lt;/div&gt;&quot;" office:value-type="string" office:string-value="&lt;div class=''entry grass shiny lucky'' title=''sceptile''&gt;&lt;div class=''pokemon'' style=''background-image:url(./pokemon/254.png)''&gt;&lt;span&gt;254&lt;/span&gt;&lt;/div&gt;&lt;/div&gt;" calcext:value-type="string">
            <text:p>&lt;div class=''entry grass shiny lucky'' title=''sceptile''&gt;&lt;div class=''pokemon'' style=''background-image:url(./pokemon/254.png)''&gt;&lt;span&gt;25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55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fire</text:p>
          </table:table-cell>
          <table:table-cell table:number-columns-repeated="5"/>
          <table:table-cell table:formula="of:=&quot;&lt;div class=''entry &quot;&amp;[.D258]&amp;&quot; &quot;&amp;IF(ISTEXT([.F258]); [.F258]; IF(ISTEXT([.G258]); [.G258]; &quot;shiny&quot;) &amp; IF(ISTEXT([.H258]); &quot; &quot;&amp;[.H258]; &quot; lucky&quot;))&amp;&quot;'' title=''&quot;&amp;[.C258]&amp;&quot;''&gt;&lt;div class=''pokemon'' style=''background-image:url(./pokemon/&quot;&amp;[.B258]&amp;&quot;.png)''&gt;&lt;span&gt;&quot;&amp;[.A258]&amp;&quot;&lt;/span&gt;&lt;/div&gt;&lt;/div&gt;&quot;" office:value-type="string" office:string-value="&lt;div class=''entry fire shiny lucky'' title=''torchic''&gt;&lt;div class=''pokemon'' style=''background-image:url(./pokemon/255.png)''&gt;&lt;span&gt;255&lt;/span&gt;&lt;/div&gt;&lt;/div&gt;" calcext:value-type="string">
            <text:p>&lt;div class=''entry fire shiny lucky'' title=''torchic''&gt;&lt;div class=''pokemon'' style=''background-image:url(./pokemon/255.png)''&gt;&lt;span&gt;25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56</text:p>
          </table:table-cell>
          <table:table-cell office:value-type="string" calcext:value-type="string">
            <text:p>combuske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4"/>
          <table:table-cell table:formula="of:=&quot;&lt;div class=''entry &quot;&amp;[.D259]&amp;&quot; &quot;&amp;IF(ISTEXT([.F259]); [.F259]; IF(ISTEXT([.G259]); [.G259]; &quot;shiny&quot;) &amp; IF(ISTEXT([.H259]); &quot; &quot;&amp;[.H259]; &quot; lucky&quot;))&amp;&quot;'' title=''&quot;&amp;[.C259]&amp;&quot;''&gt;&lt;div class=''pokemon'' style=''background-image:url(./pokemon/&quot;&amp;[.B259]&amp;&quot;.png)''&gt;&lt;span&gt;&quot;&amp;[.A259]&amp;&quot;&lt;/span&gt;&lt;/div&gt;&lt;/div&gt;&quot;" office:value-type="string" office:string-value="&lt;div class=''entry fire shiny lucky'' title=''combusken''&gt;&lt;div class=''pokemon'' style=''background-image:url(./pokemon/256.png)''&gt;&lt;span&gt;256&lt;/span&gt;&lt;/div&gt;&lt;/div&gt;" calcext:value-type="string">
            <text:p>&lt;div class=''entry fire shiny lucky'' title=''combusken''&gt;&lt;div class=''pokemon'' style=''background-image:url(./pokemon/256.png)''&gt;&lt;span&gt;25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57</text:p>
          </table:table-cell>
          <table:table-cell office:value-type="string" calcext:value-type="string">
            <text:p>blazike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4"/>
          <table:table-cell table:formula="of:=&quot;&lt;div class=''entry &quot;&amp;[.D260]&amp;&quot; &quot;&amp;IF(ISTEXT([.F260]); [.F260]; IF(ISTEXT([.G260]); [.G260]; &quot;shiny&quot;) &amp; IF(ISTEXT([.H260]); &quot; &quot;&amp;[.H260]; &quot; lucky&quot;))&amp;&quot;'' title=''&quot;&amp;[.C260]&amp;&quot;''&gt;&lt;div class=''pokemon'' style=''background-image:url(./pokemon/&quot;&amp;[.B260]&amp;&quot;.png)''&gt;&lt;span&gt;&quot;&amp;[.A260]&amp;&quot;&lt;/span&gt;&lt;/div&gt;&lt;/div&gt;&quot;" office:value-type="string" office:string-value="&lt;div class=''entry fire shiny lucky'' title=''blaziken''&gt;&lt;div class=''pokemon'' style=''background-image:url(./pokemon/257.png)''&gt;&lt;span&gt;257&lt;/span&gt;&lt;/div&gt;&lt;/div&gt;" calcext:value-type="string">
            <text:p>&lt;div class=''entry fire shiny lucky'' title=''blaziken''&gt;&lt;div class=''pokemon'' style=''background-image:url(./pokemon/257.png)''&gt;&lt;span&gt;25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58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261]&amp;&quot; &quot;&amp;IF(ISTEXT([.F261]); [.F261]; IF(ISTEXT([.G261]); [.G261]; &quot;shiny&quot;) &amp; IF(ISTEXT([.H261]); &quot; &quot;&amp;[.H261]; &quot; lucky&quot;))&amp;&quot;'' title=''&quot;&amp;[.C261]&amp;&quot;''&gt;&lt;div class=''pokemon'' style=''background-image:url(./pokemon/&quot;&amp;[.B261]&amp;&quot;.png)''&gt;&lt;span&gt;&quot;&amp;[.A261]&amp;&quot;&lt;/span&gt;&lt;/div&gt;&lt;/div&gt;&quot;" office:value-type="string" office:string-value="&lt;div class=''entry water shiny lucky'' title=''mudkip''&gt;&lt;div class=''pokemon'' style=''background-image:url(./pokemon/258.png)''&gt;&lt;span&gt;258&lt;/span&gt;&lt;/div&gt;&lt;/div&gt;" calcext:value-type="string">
            <text:p>&lt;div class=''entry water shiny lucky'' title=''mudkip''&gt;&lt;div class=''pokemon'' style=''background-image:url(./pokemon/258.png)''&gt;&lt;span&gt;25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59</text:p>
          </table:table-cell>
          <table:table-cell office:value-type="string" calcext:value-type="string">
            <text:p>marshtomp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262]&amp;&quot; &quot;&amp;IF(ISTEXT([.F262]); [.F262]; IF(ISTEXT([.G262]); [.G262]; &quot;shiny&quot;) &amp; IF(ISTEXT([.H262]); &quot; &quot;&amp;[.H262]; &quot; lucky&quot;))&amp;&quot;'' title=''&quot;&amp;[.C262]&amp;&quot;''&gt;&lt;div class=''pokemon'' style=''background-image:url(./pokemon/&quot;&amp;[.B262]&amp;&quot;.png)''&gt;&lt;span&gt;&quot;&amp;[.A262]&amp;&quot;&lt;/span&gt;&lt;/div&gt;&lt;/div&gt;&quot;" office:value-type="string" office:string-value="&lt;div class=''entry water shiny lucky'' title=''marshtomp''&gt;&lt;div class=''pokemon'' style=''background-image:url(./pokemon/259.png)''&gt;&lt;span&gt;259&lt;/span&gt;&lt;/div&gt;&lt;/div&gt;" calcext:value-type="string">
            <text:p>&lt;div class=''entry water shiny lucky'' title=''marshtomp''&gt;&lt;div class=''pokemon'' style=''background-image:url(./pokemon/259.png)''&gt;&lt;span&gt;25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60</text:p>
          </table:table-cell>
          <table:table-cell office:value-type="string" calcext:value-type="string">
            <text:p>swamper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263]&amp;&quot; &quot;&amp;IF(ISTEXT([.F263]); [.F263]; IF(ISTEXT([.G263]); [.G263]; &quot;shiny&quot;) &amp; IF(ISTEXT([.H263]); &quot; &quot;&amp;[.H263]; &quot; lucky&quot;))&amp;&quot;'' title=''&quot;&amp;[.C263]&amp;&quot;''&gt;&lt;div class=''pokemon'' style=''background-image:url(./pokemon/&quot;&amp;[.B263]&amp;&quot;.png)''&gt;&lt;span&gt;&quot;&amp;[.A263]&amp;&quot;&lt;/span&gt;&lt;/div&gt;&lt;/div&gt;&quot;" office:value-type="string" office:string-value="&lt;div class=''entry water shiny lucky'' title=''swampert''&gt;&lt;div class=''pokemon'' style=''background-image:url(./pokemon/260.png)''&gt;&lt;span&gt;260&lt;/span&gt;&lt;/div&gt;&lt;/div&gt;" calcext:value-type="string">
            <text:p>&lt;div class=''entry water shiny lucky'' title=''swampert''&gt;&lt;div class=''pokemon'' style=''background-image:url(./pokemon/260.png)''&gt;&lt;span&gt;26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61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dark</text:p>
          </table:table-cell>
          <table:table-cell table:number-columns-repeated="5"/>
          <table:table-cell table:formula="of:=&quot;&lt;div class=''entry &quot;&amp;[.D264]&amp;&quot; &quot;&amp;IF(ISTEXT([.F264]); [.F264]; IF(ISTEXT([.G264]); [.G264]; &quot;shiny&quot;) &amp; IF(ISTEXT([.H264]); &quot; &quot;&amp;[.H264]; &quot; lucky&quot;))&amp;&quot;'' title=''&quot;&amp;[.C264]&amp;&quot;''&gt;&lt;div class=''pokemon'' style=''background-image:url(./pokemon/&quot;&amp;[.B264]&amp;&quot;.png)''&gt;&lt;span&gt;&quot;&amp;[.A264]&amp;&quot;&lt;/span&gt;&lt;/div&gt;&lt;/div&gt;&quot;" office:value-type="string" office:string-value="&lt;div class=''entry dark shiny lucky'' title=''poochyena''&gt;&lt;div class=''pokemon'' style=''background-image:url(./pokemon/261.png)''&gt;&lt;span&gt;261&lt;/span&gt;&lt;/div&gt;&lt;/div&gt;" calcext:value-type="string">
            <text:p>&lt;div class=''entry dark shiny lucky'' title=''poochyena''&gt;&lt;div class=''pokemon'' style=''background-image:url(./pokemon/261.png)''&gt;&lt;span&gt;26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62</text:p>
          </table:table-cell>
          <table:table-cell office:value-type="string" calcext:value-type="string">
            <text:p>mightyena</text:p>
          </table:table-cell>
          <table:table-cell office:value-type="string" calcext:value-type="string">
            <text:p>dark</text:p>
          </table:table-cell>
          <table:table-cell table:number-columns-repeated="5"/>
          <table:table-cell table:formula="of:=&quot;&lt;div class=''entry &quot;&amp;[.D265]&amp;&quot; &quot;&amp;IF(ISTEXT([.F265]); [.F265]; IF(ISTEXT([.G265]); [.G265]; &quot;shiny&quot;) &amp; IF(ISTEXT([.H265]); &quot; &quot;&amp;[.H265]; &quot; lucky&quot;))&amp;&quot;'' title=''&quot;&amp;[.C265]&amp;&quot;''&gt;&lt;div class=''pokemon'' style=''background-image:url(./pokemon/&quot;&amp;[.B265]&amp;&quot;.png)''&gt;&lt;span&gt;&quot;&amp;[.A265]&amp;&quot;&lt;/span&gt;&lt;/div&gt;&lt;/div&gt;&quot;" office:value-type="string" office:string-value="&lt;div class=''entry dark shiny lucky'' title=''mightyena''&gt;&lt;div class=''pokemon'' style=''background-image:url(./pokemon/262.png)''&gt;&lt;span&gt;262&lt;/span&gt;&lt;/div&gt;&lt;/div&gt;" calcext:value-type="string">
            <text:p>&lt;div class=''entry dark shiny lucky'' title=''mightyena''&gt;&lt;div class=''pokemon'' style=''background-image:url(./pokemon/262.png)''&gt;&lt;span&gt;26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63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66]&amp;&quot; &quot;&amp;IF(ISTEXT([.F266]); [.F266]; IF(ISTEXT([.G266]); [.G266]; &quot;shiny&quot;) &amp; IF(ISTEXT([.H266]); &quot; &quot;&amp;[.H266]; &quot; lucky&quot;))&amp;&quot;'' title=''&quot;&amp;[.C266]&amp;&quot;''&gt;&lt;div class=''pokemon'' style=''background-image:url(./pokemon/&quot;&amp;[.B266]&amp;&quot;.png)''&gt;&lt;span&gt;&quot;&amp;[.A266]&amp;&quot;&lt;/span&gt;&lt;/div&gt;&lt;/div&gt;&quot;" office:value-type="string" office:string-value="&lt;div class=''entry normal shiny lucky'' title=''zigzagoon''&gt;&lt;div class=''pokemon'' style=''background-image:url(./pokemon/263.png)''&gt;&lt;span&gt;263&lt;/span&gt;&lt;/div&gt;&lt;/div&gt;" calcext:value-type="string">
            <text:p>&lt;div class=''entry normal shiny lucky'' title=''zigzagoon''&gt;&lt;div class=''pokemon'' style=''background-image:url(./pokemon/263.png)''&gt;&lt;span&gt;26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6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67]&amp;&quot; &quot;&amp;IF(ISTEXT([.F267]); [.F267]; IF(ISTEXT([.G267]); [.G267]; &quot;shiny&quot;) &amp; IF(ISTEXT([.H267]); &quot; &quot;&amp;[.H267]; &quot; lucky&quot;))&amp;&quot;'' title=''&quot;&amp;[.C267]&amp;&quot;''&gt;&lt;div class=''pokemon'' style=''background-image:url(./pokemon/&quot;&amp;[.B267]&amp;&quot;.png)''&gt;&lt;span&gt;&quot;&amp;[.A267]&amp;&quot;&lt;/span&gt;&lt;/div&gt;&lt;/div&gt;&quot;" office:value-type="string" office:string-value="&lt;div class=''entry normal shiny lucky'' title=''linoone''&gt;&lt;div class=''pokemon'' style=''background-image:url(./pokemon/264.png)''&gt;&lt;span&gt;264&lt;/span&gt;&lt;/div&gt;&lt;/div&gt;" calcext:value-type="string">
            <text:p>&lt;div class=''entry normal shiny lucky'' title=''linoone''&gt;&lt;div class=''pokemon'' style=''background-image:url(./pokemon/264.png)''&gt;&lt;span&gt;26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65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bug</text:p>
          </table:table-cell>
          <table:table-cell table:number-columns-repeated="5"/>
          <table:table-cell table:formula="of:=&quot;&lt;div class=''entry &quot;&amp;[.D268]&amp;&quot; &quot;&amp;IF(ISTEXT([.F268]); [.F268]; IF(ISTEXT([.G268]); [.G268]; &quot;shiny&quot;) &amp; IF(ISTEXT([.H268]); &quot; &quot;&amp;[.H268]; &quot; lucky&quot;))&amp;&quot;'' title=''&quot;&amp;[.C268]&amp;&quot;''&gt;&lt;div class=''pokemon'' style=''background-image:url(./pokemon/&quot;&amp;[.B268]&amp;&quot;.png)''&gt;&lt;span&gt;&quot;&amp;[.A268]&amp;&quot;&lt;/span&gt;&lt;/div&gt;&lt;/div&gt;&quot;" office:value-type="string" office:string-value="&lt;div class=''entry bug shiny lucky'' title=''wurmple''&gt;&lt;div class=''pokemon'' style=''background-image:url(./pokemon/265.png)''&gt;&lt;span&gt;265&lt;/span&gt;&lt;/div&gt;&lt;/div&gt;" calcext:value-type="string">
            <text:p>&lt;div class=''entry bug shiny lucky'' title=''wurmple''&gt;&lt;div class=''pokemon'' style=''background-image:url(./pokemon/265.png)''&gt;&lt;span&gt;26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66</text:p>
          </table:table-cell>
          <table:table-cell office:value-type="string" calcext:value-type="string">
            <text:p>silcoon</text:p>
          </table:table-cell>
          <table:table-cell office:value-type="string" calcext:value-type="string">
            <text:p>bug</text:p>
          </table:table-cell>
          <table:table-cell table:number-columns-repeated="5"/>
          <table:table-cell table:formula="of:=&quot;&lt;div class=''entry &quot;&amp;[.D269]&amp;&quot; &quot;&amp;IF(ISTEXT([.F269]); [.F269]; IF(ISTEXT([.G269]); [.G269]; &quot;shiny&quot;) &amp; IF(ISTEXT([.H269]); &quot; &quot;&amp;[.H269]; &quot; lucky&quot;))&amp;&quot;'' title=''&quot;&amp;[.C269]&amp;&quot;''&gt;&lt;div class=''pokemon'' style=''background-image:url(./pokemon/&quot;&amp;[.B269]&amp;&quot;.png)''&gt;&lt;span&gt;&quot;&amp;[.A269]&amp;&quot;&lt;/span&gt;&lt;/div&gt;&lt;/div&gt;&quot;" office:value-type="string" office:string-value="&lt;div class=''entry bug shiny lucky'' title=''silcoon''&gt;&lt;div class=''pokemon'' style=''background-image:url(./pokemon/266.png)''&gt;&lt;span&gt;266&lt;/span&gt;&lt;/div&gt;&lt;/div&gt;" calcext:value-type="string">
            <text:p>&lt;div class=''entry bug shiny lucky'' title=''silcoon''&gt;&lt;div class=''pokemon'' style=''background-image:url(./pokemon/266.png)''&gt;&lt;span&gt;26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67</text:p>
          </table:table-cell>
          <table:table-cell office:value-type="string" calcext:value-type="string">
            <text:p>beautifly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270]&amp;&quot; &quot;&amp;IF(ISTEXT([.F270]); [.F270]; IF(ISTEXT([.G270]); [.G270]; &quot;shiny&quot;) &amp; IF(ISTEXT([.H270]); &quot; &quot;&amp;[.H270]; &quot; lucky&quot;))&amp;&quot;'' title=''&quot;&amp;[.C270]&amp;&quot;''&gt;&lt;div class=''pokemon'' style=''background-image:url(./pokemon/&quot;&amp;[.B270]&amp;&quot;.png)''&gt;&lt;span&gt;&quot;&amp;[.A270]&amp;&quot;&lt;/span&gt;&lt;/div&gt;&lt;/div&gt;&quot;" office:value-type="string" office:string-value="&lt;div class=''entry bug shiny lucky'' title=''beautifly''&gt;&lt;div class=''pokemon'' style=''background-image:url(./pokemon/267.png)''&gt;&lt;span&gt;267&lt;/span&gt;&lt;/div&gt;&lt;/div&gt;" calcext:value-type="string">
            <text:p>&lt;div class=''entry bug shiny lucky'' title=''beautifly''&gt;&lt;div class=''pokemon'' style=''background-image:url(./pokemon/267.png)''&gt;&lt;span&gt;26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68</text:p>
          </table:table-cell>
          <table:table-cell office:value-type="string" calcext:value-type="string">
            <text:p>cascoon</text:p>
          </table:table-cell>
          <table:table-cell office:value-type="string" calcext:value-type="string">
            <text:p>bug</text:p>
          </table:table-cell>
          <table:table-cell table:number-columns-repeated="5"/>
          <table:table-cell table:formula="of:=&quot;&lt;div class=''entry &quot;&amp;[.D271]&amp;&quot; &quot;&amp;IF(ISTEXT([.F271]); [.F271]; IF(ISTEXT([.G271]); [.G271]; &quot;shiny&quot;) &amp; IF(ISTEXT([.H271]); &quot; &quot;&amp;[.H271]; &quot; lucky&quot;))&amp;&quot;'' title=''&quot;&amp;[.C271]&amp;&quot;''&gt;&lt;div class=''pokemon'' style=''background-image:url(./pokemon/&quot;&amp;[.B271]&amp;&quot;.png)''&gt;&lt;span&gt;&quot;&amp;[.A271]&amp;&quot;&lt;/span&gt;&lt;/div&gt;&lt;/div&gt;&quot;" office:value-type="string" office:string-value="&lt;div class=''entry bug shiny lucky'' title=''cascoon''&gt;&lt;div class=''pokemon'' style=''background-image:url(./pokemon/268.png)''&gt;&lt;span&gt;268&lt;/span&gt;&lt;/div&gt;&lt;/div&gt;" calcext:value-type="string">
            <text:p>&lt;div class=''entry bug shiny lucky'' title=''cascoon''&gt;&lt;div class=''pokemon'' style=''background-image:url(./pokemon/268.png)''&gt;&lt;span&gt;26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69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  <table:table-cell table:formula="of:=&quot;&lt;div class=''entry &quot;&amp;[.D272]&amp;&quot; &quot;&amp;IF(ISTEXT([.F272]); [.F272]; IF(ISTEXT([.G272]); [.G272]; &quot;shiny&quot;) &amp; IF(ISTEXT([.H272]); &quot; &quot;&amp;[.H272]; &quot; lucky&quot;))&amp;&quot;'' title=''&quot;&amp;[.C272]&amp;&quot;''&gt;&lt;div class=''pokemon'' style=''background-image:url(./pokemon/&quot;&amp;[.B272]&amp;&quot;.png)''&gt;&lt;span&gt;&quot;&amp;[.A272]&amp;&quot;&lt;/span&gt;&lt;/div&gt;&lt;/div&gt;&quot;" office:value-type="string" office:string-value="&lt;div class=''entry bug shiny lucky'' title=''dustox''&gt;&lt;div class=''pokemon'' style=''background-image:url(./pokemon/269.png)''&gt;&lt;span&gt;269&lt;/span&gt;&lt;/div&gt;&lt;/div&gt;" calcext:value-type="string">
            <text:p>&lt;div class=''entry bug shiny lucky'' title=''dustox''&gt;&lt;div class=''pokemon'' style=''background-image:url(./pokemon/269.png)''&gt;&lt;span&gt;26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70</text:p>
          </table:table-cell>
          <table:table-cell office:value-type="string" calcext:value-type="string">
            <text:p>lota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  <table:table-cell table:number-columns-repeated="4"/>
          <table:table-cell table:formula="of:=&quot;&lt;div class=''entry &quot;&amp;[.D273]&amp;&quot; &quot;&amp;IF(ISTEXT([.F273]); [.F273]; IF(ISTEXT([.G273]); [.G273]; &quot;shiny&quot;) &amp; IF(ISTEXT([.H273]); &quot; &quot;&amp;[.H273]; &quot; lucky&quot;))&amp;&quot;'' title=''&quot;&amp;[.C273]&amp;&quot;''&gt;&lt;div class=''pokemon'' style=''background-image:url(./pokemon/&quot;&amp;[.B273]&amp;&quot;.png)''&gt;&lt;span&gt;&quot;&amp;[.A273]&amp;&quot;&lt;/span&gt;&lt;/div&gt;&lt;/div&gt;&quot;" office:value-type="string" office:string-value="&lt;div class=''entry water shiny lucky'' title=''lotad''&gt;&lt;div class=''pokemon'' style=''background-image:url(./pokemon/270.png)''&gt;&lt;span&gt;270&lt;/span&gt;&lt;/div&gt;&lt;/div&gt;" calcext:value-type="string">
            <text:p>&lt;div class=''entry water shiny lucky'' title=''lotad''&gt;&lt;div class=''pokemon'' style=''background-image:url(./pokemon/270.png)''&gt;&lt;span&gt;27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71</text:p>
          </table:table-cell>
          <table:table-cell office:value-type="string" calcext:value-type="string">
            <text:p>lomb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  <table:table-cell table:number-columns-repeated="4"/>
          <table:table-cell table:formula="of:=&quot;&lt;div class=''entry &quot;&amp;[.D274]&amp;&quot; &quot;&amp;IF(ISTEXT([.F274]); [.F274]; IF(ISTEXT([.G274]); [.G274]; &quot;shiny&quot;) &amp; IF(ISTEXT([.H274]); &quot; &quot;&amp;[.H274]; &quot; lucky&quot;))&amp;&quot;'' title=''&quot;&amp;[.C274]&amp;&quot;''&gt;&lt;div class=''pokemon'' style=''background-image:url(./pokemon/&quot;&amp;[.B274]&amp;&quot;.png)''&gt;&lt;span&gt;&quot;&amp;[.A274]&amp;&quot;&lt;/span&gt;&lt;/div&gt;&lt;/div&gt;&quot;" office:value-type="string" office:string-value="&lt;div class=''entry water shiny lucky'' title=''lombre''&gt;&lt;div class=''pokemon'' style=''background-image:url(./pokemon/271.png)''&gt;&lt;span&gt;271&lt;/span&gt;&lt;/div&gt;&lt;/div&gt;" calcext:value-type="string">
            <text:p>&lt;div class=''entry water shiny lucky'' title=''lombre''&gt;&lt;div class=''pokemon'' style=''background-image:url(./pokemon/271.png)''&gt;&lt;span&gt;27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72</text:p>
          </table:table-cell>
          <table:table-cell office:value-type="string" calcext:value-type="string">
            <text:p>ludicol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  <table:table-cell table:number-columns-repeated="4"/>
          <table:table-cell table:formula="of:=&quot;&lt;div class=''entry &quot;&amp;[.D275]&amp;&quot; &quot;&amp;IF(ISTEXT([.F275]); [.F275]; IF(ISTEXT([.G275]); [.G275]; &quot;shiny&quot;) &amp; IF(ISTEXT([.H275]); &quot; &quot;&amp;[.H275]; &quot; lucky&quot;))&amp;&quot;'' title=''&quot;&amp;[.C275]&amp;&quot;''&gt;&lt;div class=''pokemon'' style=''background-image:url(./pokemon/&quot;&amp;[.B275]&amp;&quot;.png)''&gt;&lt;span&gt;&quot;&amp;[.A275]&amp;&quot;&lt;/span&gt;&lt;/div&gt;&lt;/div&gt;&quot;" office:value-type="string" office:string-value="&lt;div class=''entry water shiny lucky'' title=''ludicolo''&gt;&lt;div class=''pokemon'' style=''background-image:url(./pokemon/272.png)''&gt;&lt;span&gt;272&lt;/span&gt;&lt;/div&gt;&lt;/div&gt;" calcext:value-type="string">
            <text:p>&lt;div class=''entry water shiny lucky'' title=''ludicolo''&gt;&lt;div class=''pokemon'' style=''background-image:url(./pokemon/272.png)''&gt;&lt;span&gt;27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73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276]&amp;&quot; &quot;&amp;IF(ISTEXT([.F276]); [.F276]; IF(ISTEXT([.G276]); [.G276]; &quot;shiny&quot;) &amp; IF(ISTEXT([.H276]); &quot; &quot;&amp;[.H276]; &quot; lucky&quot;))&amp;&quot;'' title=''&quot;&amp;[.C276]&amp;&quot;''&gt;&lt;div class=''pokemon'' style=''background-image:url(./pokemon/&quot;&amp;[.B276]&amp;&quot;.png)''&gt;&lt;span&gt;&quot;&amp;[.A276]&amp;&quot;&lt;/span&gt;&lt;/div&gt;&lt;/div&gt;&quot;" office:value-type="string" office:string-value="&lt;div class=''entry grass shiny lucky'' title=''seedot''&gt;&lt;div class=''pokemon'' style=''background-image:url(./pokemon/273.png)''&gt;&lt;span&gt;273&lt;/span&gt;&lt;/div&gt;&lt;/div&gt;" calcext:value-type="string">
            <text:p>&lt;div class=''entry grass shiny lucky'' title=''seedot''&gt;&lt;div class=''pokemon'' style=''background-image:url(./pokemon/273.png)''&gt;&lt;span&gt;27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74</text:p>
          </table:table-cell>
          <table:table-cell office:value-type="string" calcext:value-type="string">
            <text:p>nuzleaf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  <table:table-cell table:number-columns-repeated="4"/>
          <table:table-cell table:formula="of:=&quot;&lt;div class=''entry &quot;&amp;[.D277]&amp;&quot; &quot;&amp;IF(ISTEXT([.F277]); [.F277]; IF(ISTEXT([.G277]); [.G277]; &quot;shiny&quot;) &amp; IF(ISTEXT([.H277]); &quot; &quot;&amp;[.H277]; &quot; lucky&quot;))&amp;&quot;'' title=''&quot;&amp;[.C277]&amp;&quot;''&gt;&lt;div class=''pokemon'' style=''background-image:url(./pokemon/&quot;&amp;[.B277]&amp;&quot;.png)''&gt;&lt;span&gt;&quot;&amp;[.A277]&amp;&quot;&lt;/span&gt;&lt;/div&gt;&lt;/div&gt;&quot;" office:value-type="string" office:string-value="&lt;div class=''entry grass shiny lucky'' title=''nuzleaf''&gt;&lt;div class=''pokemon'' style=''background-image:url(./pokemon/274.png)''&gt;&lt;span&gt;274&lt;/span&gt;&lt;/div&gt;&lt;/div&gt;" calcext:value-type="string">
            <text:p>&lt;div class=''entry grass shiny lucky'' title=''nuzleaf''&gt;&lt;div class=''pokemon'' style=''background-image:url(./pokemon/274.png)''&gt;&lt;span&gt;27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75</text:p>
          </table:table-cell>
          <table:table-cell office:value-type="string" calcext:value-type="string">
            <text:p>shiftry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  <table:table-cell table:number-columns-repeated="4"/>
          <table:table-cell table:formula="of:=&quot;&lt;div class=''entry &quot;&amp;[.D278]&amp;&quot; &quot;&amp;IF(ISTEXT([.F278]); [.F278]; IF(ISTEXT([.G278]); [.G278]; &quot;shiny&quot;) &amp; IF(ISTEXT([.H278]); &quot; &quot;&amp;[.H278]; &quot; lucky&quot;))&amp;&quot;'' title=''&quot;&amp;[.C278]&amp;&quot;''&gt;&lt;div class=''pokemon'' style=''background-image:url(./pokemon/&quot;&amp;[.B278]&amp;&quot;.png)''&gt;&lt;span&gt;&quot;&amp;[.A278]&amp;&quot;&lt;/span&gt;&lt;/div&gt;&lt;/div&gt;&quot;" office:value-type="string" office:string-value="&lt;div class=''entry grass shiny lucky'' title=''shiftry''&gt;&lt;div class=''pokemon'' style=''background-image:url(./pokemon/275.png)''&gt;&lt;span&gt;275&lt;/span&gt;&lt;/div&gt;&lt;/div&gt;" calcext:value-type="string">
            <text:p>&lt;div class=''entry grass shiny lucky'' title=''shiftry''&gt;&lt;div class=''pokemon'' style=''background-image:url(./pokemon/275.png)''&gt;&lt;span&gt;27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76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279]&amp;&quot; &quot;&amp;IF(ISTEXT([.F279]); [.F279]; IF(ISTEXT([.G279]); [.G279]; &quot;shiny&quot;) &amp; IF(ISTEXT([.H279]); &quot; &quot;&amp;[.H279]; &quot; lucky&quot;))&amp;&quot;'' title=''&quot;&amp;[.C279]&amp;&quot;''&gt;&lt;div class=''pokemon'' style=''background-image:url(./pokemon/&quot;&amp;[.B279]&amp;&quot;.png)''&gt;&lt;span&gt;&quot;&amp;[.A279]&amp;&quot;&lt;/span&gt;&lt;/div&gt;&lt;/div&gt;&quot;" office:value-type="string" office:string-value="&lt;div class=''entry normal shiny lucky'' title=''taillow''&gt;&lt;div class=''pokemon'' style=''background-image:url(./pokemon/276.png)''&gt;&lt;span&gt;276&lt;/span&gt;&lt;/div&gt;&lt;/div&gt;" calcext:value-type="string">
            <text:p>&lt;div class=''entry normal shiny lucky'' title=''taillow''&gt;&lt;div class=''pokemon'' style=''background-image:url(./pokemon/276.png)''&gt;&lt;span&gt;27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77</text:p>
          </table:table-cell>
          <table:table-cell office:value-type="string" calcext:value-type="string">
            <text:p>swel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280]&amp;&quot; &quot;&amp;IF(ISTEXT([.F280]); [.F280]; IF(ISTEXT([.G280]); [.G280]; &quot;shiny&quot;) &amp; IF(ISTEXT([.H280]); &quot; &quot;&amp;[.H280]; &quot; lucky&quot;))&amp;&quot;'' title=''&quot;&amp;[.C280]&amp;&quot;''&gt;&lt;div class=''pokemon'' style=''background-image:url(./pokemon/&quot;&amp;[.B280]&amp;&quot;.png)''&gt;&lt;span&gt;&quot;&amp;[.A280]&amp;&quot;&lt;/span&gt;&lt;/div&gt;&lt;/div&gt;&quot;" office:value-type="string" office:string-value="&lt;div class=''entry normal shiny lucky'' title=''swellow''&gt;&lt;div class=''pokemon'' style=''background-image:url(./pokemon/277.png)''&gt;&lt;span&gt;277&lt;/span&gt;&lt;/div&gt;&lt;/div&gt;" calcext:value-type="string">
            <text:p>&lt;div class=''entry normal shiny lucky'' title=''swellow''&gt;&lt;div class=''pokemon'' style=''background-image:url(./pokemon/277.png)''&gt;&lt;span&gt;27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78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281]&amp;&quot; &quot;&amp;IF(ISTEXT([.F281]); [.F281]; IF(ISTEXT([.G281]); [.G281]; &quot;shiny&quot;) &amp; IF(ISTEXT([.H281]); &quot; &quot;&amp;[.H281]; &quot; lucky&quot;))&amp;&quot;'' title=''&quot;&amp;[.C281]&amp;&quot;''&gt;&lt;div class=''pokemon'' style=''background-image:url(./pokemon/&quot;&amp;[.B281]&amp;&quot;.png)''&gt;&lt;span&gt;&quot;&amp;[.A281]&amp;&quot;&lt;/span&gt;&lt;/div&gt;&lt;/div&gt;&quot;" office:value-type="string" office:string-value="&lt;div class=''entry water shiny lucky'' title=''wingull''&gt;&lt;div class=''pokemon'' style=''background-image:url(./pokemon/278.png)''&gt;&lt;span&gt;278&lt;/span&gt;&lt;/div&gt;&lt;/div&gt;" calcext:value-type="string">
            <text:p>&lt;div class=''entry water shiny lucky'' title=''wingull''&gt;&lt;div class=''pokemon'' style=''background-image:url(./pokemon/278.png)''&gt;&lt;span&gt;27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79</text:p>
          </table:table-cell>
          <table:table-cell office:value-type="string" calcext:value-type="string">
            <text:p>pelipp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282]&amp;&quot; &quot;&amp;IF(ISTEXT([.F282]); [.F282]; IF(ISTEXT([.G282]); [.G282]; &quot;shiny&quot;) &amp; IF(ISTEXT([.H282]); &quot; &quot;&amp;[.H282]; &quot; lucky&quot;))&amp;&quot;'' title=''&quot;&amp;[.C282]&amp;&quot;''&gt;&lt;div class=''pokemon'' style=''background-image:url(./pokemon/&quot;&amp;[.B282]&amp;&quot;.png)''&gt;&lt;span&gt;&quot;&amp;[.A282]&amp;&quot;&lt;/span&gt;&lt;/div&gt;&lt;/div&gt;&quot;" office:value-type="string" office:string-value="&lt;div class=''entry water shiny lucky'' title=''pelipper''&gt;&lt;div class=''pokemon'' style=''background-image:url(./pokemon/279.png)''&gt;&lt;span&gt;279&lt;/span&gt;&lt;/div&gt;&lt;/div&gt;" calcext:value-type="string">
            <text:p>&lt;div class=''entry water shiny lucky'' title=''pelipper''&gt;&lt;div class=''pokemon'' style=''background-image:url(./pokemon/279.png)''&gt;&lt;span&gt;27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80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4"/>
          <table:table-cell table:formula="of:=&quot;&lt;div class=''entry &quot;&amp;[.D283]&amp;&quot; &quot;&amp;IF(ISTEXT([.F283]); [.F283]; IF(ISTEXT([.G283]); [.G283]; &quot;shiny&quot;) &amp; IF(ISTEXT([.H283]); &quot; &quot;&amp;[.H283]; &quot; lucky&quot;))&amp;&quot;'' title=''&quot;&amp;[.C283]&amp;&quot;''&gt;&lt;div class=''pokemon'' style=''background-image:url(./pokemon/&quot;&amp;[.B283]&amp;&quot;.png)''&gt;&lt;span&gt;&quot;&amp;[.A283]&amp;&quot;&lt;/span&gt;&lt;/div&gt;&lt;/div&gt;&quot;" office:value-type="string" office:string-value="&lt;div class=''entry psychic shiny lucky'' title=''ralts''&gt;&lt;div class=''pokemon'' style=''background-image:url(./pokemon/280.png)''&gt;&lt;span&gt;280&lt;/span&gt;&lt;/div&gt;&lt;/div&gt;" calcext:value-type="string">
            <text:p>&lt;div class=''entry psychic shiny lucky'' title=''ralts''&gt;&lt;div class=''pokemon'' style=''background-image:url(./pokemon/280.png)''&gt;&lt;span&gt;28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81</text:p>
          </table:table-cell>
          <table:table-cell office:value-type="string" calcext:value-type="string">
            <text:p>kirlia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4"/>
          <table:table-cell table:formula="of:=&quot;&lt;div class=''entry &quot;&amp;[.D284]&amp;&quot; &quot;&amp;IF(ISTEXT([.F284]); [.F284]; IF(ISTEXT([.G284]); [.G284]; &quot;shiny&quot;) &amp; IF(ISTEXT([.H284]); &quot; &quot;&amp;[.H284]; &quot; lucky&quot;))&amp;&quot;'' title=''&quot;&amp;[.C284]&amp;&quot;''&gt;&lt;div class=''pokemon'' style=''background-image:url(./pokemon/&quot;&amp;[.B284]&amp;&quot;.png)''&gt;&lt;span&gt;&quot;&amp;[.A284]&amp;&quot;&lt;/span&gt;&lt;/div&gt;&lt;/div&gt;&quot;" office:value-type="string" office:string-value="&lt;div class=''entry psychic shiny lucky'' title=''kirlia''&gt;&lt;div class=''pokemon'' style=''background-image:url(./pokemon/281.png)''&gt;&lt;span&gt;281&lt;/span&gt;&lt;/div&gt;&lt;/div&gt;" calcext:value-type="string">
            <text:p>&lt;div class=''entry psychic shiny lucky'' title=''kirlia''&gt;&lt;div class=''pokemon'' style=''background-image:url(./pokemon/281.png)''&gt;&lt;span&gt;28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82</text:p>
          </table:table-cell>
          <table:table-cell office:value-type="string" calcext:value-type="string">
            <text:p>gardevoir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4"/>
          <table:table-cell table:formula="of:=&quot;&lt;div class=''entry &quot;&amp;[.D285]&amp;&quot; &quot;&amp;IF(ISTEXT([.F285]); [.F285]; IF(ISTEXT([.G285]); [.G285]; &quot;shiny&quot;) &amp; IF(ISTEXT([.H285]); &quot; &quot;&amp;[.H285]; &quot; lucky&quot;))&amp;&quot;'' title=''&quot;&amp;[.C285]&amp;&quot;''&gt;&lt;div class=''pokemon'' style=''background-image:url(./pokemon/&quot;&amp;[.B285]&amp;&quot;.png)''&gt;&lt;span&gt;&quot;&amp;[.A285]&amp;&quot;&lt;/span&gt;&lt;/div&gt;&lt;/div&gt;&quot;" office:value-type="string" office:string-value="&lt;div class=''entry psychic shiny lucky'' title=''gardevoir''&gt;&lt;div class=''pokemon'' style=''background-image:url(./pokemon/282.png)''&gt;&lt;span&gt;282&lt;/span&gt;&lt;/div&gt;&lt;/div&gt;" calcext:value-type="string">
            <text:p>&lt;div class=''entry psychic shiny lucky'' title=''gardevoir''&gt;&lt;div class=''pokemon'' style=''background-image:url(./pokemon/282.png)''&gt;&lt;span&gt;28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83</text:p>
          </table:table-cell>
          <table:table-cell office:value-type="string" calcext:value-type="string">
            <text:p>surski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ater</text:p>
          </table:table-cell>
          <table:table-cell table:number-columns-repeated="4"/>
          <table:table-cell table:formula="of:=&quot;&lt;div class=''entry &quot;&amp;[.D286]&amp;&quot; &quot;&amp;IF(ISTEXT([.F286]); [.F286]; IF(ISTEXT([.G286]); [.G286]; &quot;shiny&quot;) &amp; IF(ISTEXT([.H286]); &quot; &quot;&amp;[.H286]; &quot; lucky&quot;))&amp;&quot;'' title=''&quot;&amp;[.C286]&amp;&quot;''&gt;&lt;div class=''pokemon'' style=''background-image:url(./pokemon/&quot;&amp;[.B286]&amp;&quot;.png)''&gt;&lt;span&gt;&quot;&amp;[.A286]&amp;&quot;&lt;/span&gt;&lt;/div&gt;&lt;/div&gt;&quot;" office:value-type="string" office:string-value="&lt;div class=''entry bug shiny lucky'' title=''surskit''&gt;&lt;div class=''pokemon'' style=''background-image:url(./pokemon/283.png)''&gt;&lt;span&gt;283&lt;/span&gt;&lt;/div&gt;&lt;/div&gt;" calcext:value-type="string">
            <text:p>&lt;div class=''entry bug shiny lucky'' title=''surskit''&gt;&lt;div class=''pokemon'' style=''background-image:url(./pokemon/283.png)''&gt;&lt;span&gt;28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84</text:p>
          </table:table-cell>
          <table:table-cell office:value-type="string" calcext:value-type="string">
            <text:p>masquerai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287]&amp;&quot; &quot;&amp;IF(ISTEXT([.F287]); [.F287]; IF(ISTEXT([.G287]); [.G287]; &quot;shiny&quot;) &amp; IF(ISTEXT([.H287]); &quot; &quot;&amp;[.H287]; &quot; lucky&quot;))&amp;&quot;'' title=''&quot;&amp;[.C287]&amp;&quot;''&gt;&lt;div class=''pokemon'' style=''background-image:url(./pokemon/&quot;&amp;[.B287]&amp;&quot;.png)''&gt;&lt;span&gt;&quot;&amp;[.A287]&amp;&quot;&lt;/span&gt;&lt;/div&gt;&lt;/div&gt;&quot;" office:value-type="string" office:string-value="&lt;div class=''entry bug shiny lucky'' title=''masquerain''&gt;&lt;div class=''pokemon'' style=''background-image:url(./pokemon/284.png)''&gt;&lt;span&gt;284&lt;/span&gt;&lt;/div&gt;&lt;/div&gt;" calcext:value-type="string">
            <text:p>&lt;div class=''entry bug shiny lucky'' title=''masquerain''&gt;&lt;div class=''pokemon'' style=''background-image:url(./pokemon/284.png)''&gt;&lt;span&gt;28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85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288]&amp;&quot; &quot;&amp;IF(ISTEXT([.F288]); [.F288]; IF(ISTEXT([.G288]); [.G288]; &quot;shiny&quot;) &amp; IF(ISTEXT([.H288]); &quot; &quot;&amp;[.H288]; &quot; lucky&quot;))&amp;&quot;'' title=''&quot;&amp;[.C288]&amp;&quot;''&gt;&lt;div class=''pokemon'' style=''background-image:url(./pokemon/&quot;&amp;[.B288]&amp;&quot;.png)''&gt;&lt;span&gt;&quot;&amp;[.A288]&amp;&quot;&lt;/span&gt;&lt;/div&gt;&lt;/div&gt;&quot;" office:value-type="string" office:string-value="&lt;div class=''entry grass shiny lucky'' title=''shroomish''&gt;&lt;div class=''pokemon'' style=''background-image:url(./pokemon/285.png)''&gt;&lt;span&gt;285&lt;/span&gt;&lt;/div&gt;&lt;/div&gt;" calcext:value-type="string">
            <text:p>&lt;div class=''entry grass shiny lucky'' title=''shroomish''&gt;&lt;div class=''pokemon'' style=''background-image:url(./pokemon/285.png)''&gt;&lt;span&gt;28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86</text:p>
          </table:table-cell>
          <table:table-cell office:value-type="string" calcext:value-type="string">
            <text:p>breloom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ighting</text:p>
          </table:table-cell>
          <table:table-cell table:number-columns-repeated="4"/>
          <table:table-cell table:formula="of:=&quot;&lt;div class=''entry &quot;&amp;[.D289]&amp;&quot; &quot;&amp;IF(ISTEXT([.F289]); [.F289]; IF(ISTEXT([.G289]); [.G289]; &quot;shiny&quot;) &amp; IF(ISTEXT([.H289]); &quot; &quot;&amp;[.H289]; &quot; lucky&quot;))&amp;&quot;'' title=''&quot;&amp;[.C289]&amp;&quot;''&gt;&lt;div class=''pokemon'' style=''background-image:url(./pokemon/&quot;&amp;[.B289]&amp;&quot;.png)''&gt;&lt;span&gt;&quot;&amp;[.A289]&amp;&quot;&lt;/span&gt;&lt;/div&gt;&lt;/div&gt;&quot;" office:value-type="string" office:string-value="&lt;div class=''entry grass shiny lucky'' title=''breloom''&gt;&lt;div class=''pokemon'' style=''background-image:url(./pokemon/286.png)''&gt;&lt;span&gt;286&lt;/span&gt;&lt;/div&gt;&lt;/div&gt;" calcext:value-type="string">
            <text:p>&lt;div class=''entry grass shiny lucky'' title=''breloom''&gt;&lt;div class=''pokemon'' style=''background-image:url(./pokemon/286.png)''&gt;&lt;span&gt;28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87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90]&amp;&quot; &quot;&amp;IF(ISTEXT([.F290]); [.F290]; IF(ISTEXT([.G290]); [.G290]; &quot;shiny&quot;) &amp; IF(ISTEXT([.H290]); &quot; &quot;&amp;[.H290]; &quot; lucky&quot;))&amp;&quot;'' title=''&quot;&amp;[.C290]&amp;&quot;''&gt;&lt;div class=''pokemon'' style=''background-image:url(./pokemon/&quot;&amp;[.B290]&amp;&quot;.png)''&gt;&lt;span&gt;&quot;&amp;[.A290]&amp;&quot;&lt;/span&gt;&lt;/div&gt;&lt;/div&gt;&quot;" office:value-type="string" office:string-value="&lt;div class=''entry normal shiny lucky'' title=''slakoth''&gt;&lt;div class=''pokemon'' style=''background-image:url(./pokemon/287.png)''&gt;&lt;span&gt;287&lt;/span&gt;&lt;/div&gt;&lt;/div&gt;" calcext:value-type="string">
            <text:p>&lt;div class=''entry normal shiny lucky'' title=''slakoth''&gt;&lt;div class=''pokemon'' style=''background-image:url(./pokemon/287.png)''&gt;&lt;span&gt;28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88</text:p>
          </table:table-cell>
          <table:table-cell office:value-type="string" calcext:value-type="string">
            <text:p>vigoroth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91]&amp;&quot; &quot;&amp;IF(ISTEXT([.F291]); [.F291]; IF(ISTEXT([.G291]); [.G291]; &quot;shiny&quot;) &amp; IF(ISTEXT([.H291]); &quot; &quot;&amp;[.H291]; &quot; lucky&quot;))&amp;&quot;'' title=''&quot;&amp;[.C291]&amp;&quot;''&gt;&lt;div class=''pokemon'' style=''background-image:url(./pokemon/&quot;&amp;[.B291]&amp;&quot;.png)''&gt;&lt;span&gt;&quot;&amp;[.A291]&amp;&quot;&lt;/span&gt;&lt;/div&gt;&lt;/div&gt;&quot;" office:value-type="string" office:string-value="&lt;div class=''entry normal shiny lucky'' title=''vigoroth''&gt;&lt;div class=''pokemon'' style=''background-image:url(./pokemon/288.png)''&gt;&lt;span&gt;288&lt;/span&gt;&lt;/div&gt;&lt;/div&gt;" calcext:value-type="string">
            <text:p>&lt;div class=''entry normal shiny lucky'' title=''vigoroth''&gt;&lt;div class=''pokemon'' style=''background-image:url(./pokemon/288.png)''&gt;&lt;span&gt;28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89</text:p>
          </table:table-cell>
          <table:table-cell office:value-type="string" calcext:value-type="string">
            <text:p>slaking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92]&amp;&quot; &quot;&amp;IF(ISTEXT([.F292]); [.F292]; IF(ISTEXT([.G292]); [.G292]; &quot;shiny&quot;) &amp; IF(ISTEXT([.H292]); &quot; &quot;&amp;[.H292]; &quot; lucky&quot;))&amp;&quot;'' title=''&quot;&amp;[.C292]&amp;&quot;''&gt;&lt;div class=''pokemon'' style=''background-image:url(./pokemon/&quot;&amp;[.B292]&amp;&quot;.png)''&gt;&lt;span&gt;&quot;&amp;[.A292]&amp;&quot;&lt;/span&gt;&lt;/div&gt;&lt;/div&gt;&quot;" office:value-type="string" office:string-value="&lt;div class=''entry normal shiny lucky'' title=''slaking''&gt;&lt;div class=''pokemon'' style=''background-image:url(./pokemon/289.png)''&gt;&lt;span&gt;289&lt;/span&gt;&lt;/div&gt;&lt;/div&gt;" calcext:value-type="string">
            <text:p>&lt;div class=''entry normal shiny lucky'' title=''slaking''&gt;&lt;div class=''pokemon'' style=''background-image:url(./pokemon/289.png)''&gt;&lt;span&gt;28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90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293]&amp;&quot; &quot;&amp;IF(ISTEXT([.F293]); [.F293]; IF(ISTEXT([.G293]); [.G293]; &quot;shiny&quot;) &amp; IF(ISTEXT([.H293]); &quot; &quot;&amp;[.H293]; &quot; lucky&quot;))&amp;&quot;'' title=''&quot;&amp;[.C293]&amp;&quot;''&gt;&lt;div class=''pokemon'' style=''background-image:url(./pokemon/&quot;&amp;[.B293]&amp;&quot;.png)''&gt;&lt;span&gt;&quot;&amp;[.A293]&amp;&quot;&lt;/span&gt;&lt;/div&gt;&lt;/div&gt;&quot;" office:value-type="string" office:string-value="&lt;div class=''entry bug shiny lucky'' title=''nincada''&gt;&lt;div class=''pokemon'' style=''background-image:url(./pokemon/290.png)''&gt;&lt;span&gt;290&lt;/span&gt;&lt;/div&gt;&lt;/div&gt;" calcext:value-type="string">
            <text:p>&lt;div class=''entry bug shiny lucky'' title=''nincada''&gt;&lt;div class=''pokemon'' style=''background-image:url(./pokemon/290.png)''&gt;&lt;span&gt;29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91</text:p>
          </table:table-cell>
          <table:table-cell office:value-type="string" calcext:value-type="string">
            <text:p>ninjask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294]&amp;&quot; &quot;&amp;IF(ISTEXT([.F294]); [.F294]; IF(ISTEXT([.G294]); [.G294]; &quot;shiny&quot;) &amp; IF(ISTEXT([.H294]); &quot; &quot;&amp;[.H294]; &quot; lucky&quot;))&amp;&quot;'' title=''&quot;&amp;[.C294]&amp;&quot;''&gt;&lt;div class=''pokemon'' style=''background-image:url(./pokemon/&quot;&amp;[.B294]&amp;&quot;.png)''&gt;&lt;span&gt;&quot;&amp;[.A294]&amp;&quot;&lt;/span&gt;&lt;/div&gt;&lt;/div&gt;&quot;" office:value-type="string" office:string-value="&lt;div class=''entry bug shiny lucky'' title=''ninjask''&gt;&lt;div class=''pokemon'' style=''background-image:url(./pokemon/291.png)''&gt;&lt;span&gt;291&lt;/span&gt;&lt;/div&gt;&lt;/div&gt;" calcext:value-type="string">
            <text:p>&lt;div class=''entry bug shiny lucky'' title=''ninjask''&gt;&lt;div class=''pokemon'' style=''background-image:url(./pokemon/291.png)''&gt;&lt;span&gt;29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92</text:p>
          </table:table-cell>
          <table:table-cell office:value-type="string" calcext:value-type="string">
            <text:p>shedinj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host</text:p>
          </table:table-cell>
          <table:table-cell table:number-columns-repeated="4"/>
          <table:table-cell table:formula="of:=&quot;&lt;div class=''entry &quot;&amp;[.D295]&amp;&quot; &quot;&amp;IF(ISTEXT([.F295]); [.F295]; IF(ISTEXT([.G295]); [.G295]; &quot;shiny&quot;) &amp; IF(ISTEXT([.H295]); &quot; &quot;&amp;[.H295]; &quot; lucky&quot;))&amp;&quot;'' title=''&quot;&amp;[.C295]&amp;&quot;''&gt;&lt;div class=''pokemon'' style=''background-image:url(./pokemon/&quot;&amp;[.B295]&amp;&quot;.png)''&gt;&lt;span&gt;&quot;&amp;[.A295]&amp;&quot;&lt;/span&gt;&lt;/div&gt;&lt;/div&gt;&quot;" office:value-type="string" office:string-value="&lt;div class=''entry bug shiny lucky'' title=''shedinja''&gt;&lt;div class=''pokemon'' style=''background-image:url(./pokemon/292.png)''&gt;&lt;span&gt;292&lt;/span&gt;&lt;/div&gt;&lt;/div&gt;" calcext:value-type="string">
            <text:p>&lt;div class=''entry bug shiny lucky'' title=''shedinja''&gt;&lt;div class=''pokemon'' style=''background-image:url(./pokemon/292.png)''&gt;&lt;span&gt;29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93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96]&amp;&quot; &quot;&amp;IF(ISTEXT([.F296]); [.F296]; IF(ISTEXT([.G296]); [.G296]; &quot;shiny&quot;) &amp; IF(ISTEXT([.H296]); &quot; &quot;&amp;[.H296]; &quot; lucky&quot;))&amp;&quot;'' title=''&quot;&amp;[.C296]&amp;&quot;''&gt;&lt;div class=''pokemon'' style=''background-image:url(./pokemon/&quot;&amp;[.B296]&amp;&quot;.png)''&gt;&lt;span&gt;&quot;&amp;[.A296]&amp;&quot;&lt;/span&gt;&lt;/div&gt;&lt;/div&gt;&quot;" office:value-type="string" office:string-value="&lt;div class=''entry normal shiny lucky'' title=''whismur''&gt;&lt;div class=''pokemon'' style=''background-image:url(./pokemon/293.png)''&gt;&lt;span&gt;293&lt;/span&gt;&lt;/div&gt;&lt;/div&gt;" calcext:value-type="string">
            <text:p>&lt;div class=''entry normal shiny lucky'' title=''whismur''&gt;&lt;div class=''pokemon'' style=''background-image:url(./pokemon/293.png)''&gt;&lt;span&gt;29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94</text:p>
          </table:table-cell>
          <table:table-cell office:value-type="string" calcext:value-type="string">
            <text:p>loudred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97]&amp;&quot; &quot;&amp;IF(ISTEXT([.F297]); [.F297]; IF(ISTEXT([.G297]); [.G297]; &quot;shiny&quot;) &amp; IF(ISTEXT([.H297]); &quot; &quot;&amp;[.H297]; &quot; lucky&quot;))&amp;&quot;'' title=''&quot;&amp;[.C297]&amp;&quot;''&gt;&lt;div class=''pokemon'' style=''background-image:url(./pokemon/&quot;&amp;[.B297]&amp;&quot;.png)''&gt;&lt;span&gt;&quot;&amp;[.A297]&amp;&quot;&lt;/span&gt;&lt;/div&gt;&lt;/div&gt;&quot;" office:value-type="string" office:string-value="&lt;div class=''entry normal shiny lucky'' title=''loudred''&gt;&lt;div class=''pokemon'' style=''background-image:url(./pokemon/294.png)''&gt;&lt;span&gt;294&lt;/span&gt;&lt;/div&gt;&lt;/div&gt;" calcext:value-type="string">
            <text:p>&lt;div class=''entry normal shiny lucky'' title=''loudred''&gt;&lt;div class=''pokemon'' style=''background-image:url(./pokemon/294.png)''&gt;&lt;span&gt;29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95</text:p>
          </table:table-cell>
          <table:table-cell office:value-type="string" calcext:value-type="string">
            <text:p>exploud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298]&amp;&quot; &quot;&amp;IF(ISTEXT([.F298]); [.F298]; IF(ISTEXT([.G298]); [.G298]; &quot;shiny&quot;) &amp; IF(ISTEXT([.H298]); &quot; &quot;&amp;[.H298]; &quot; lucky&quot;))&amp;&quot;'' title=''&quot;&amp;[.C298]&amp;&quot;''&gt;&lt;div class=''pokemon'' style=''background-image:url(./pokemon/&quot;&amp;[.B298]&amp;&quot;.png)''&gt;&lt;span&gt;&quot;&amp;[.A298]&amp;&quot;&lt;/span&gt;&lt;/div&gt;&lt;/div&gt;&quot;" office:value-type="string" office:string-value="&lt;div class=''entry normal shiny lucky'' title=''exploud''&gt;&lt;div class=''pokemon'' style=''background-image:url(./pokemon/295.png)''&gt;&lt;span&gt;295&lt;/span&gt;&lt;/div&gt;&lt;/div&gt;" calcext:value-type="string">
            <text:p>&lt;div class=''entry normal shiny lucky'' title=''exploud''&gt;&lt;div class=''pokemon'' style=''background-image:url(./pokemon/295.png)''&gt;&lt;span&gt;29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96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fighting</text:p>
          </table:table-cell>
          <table:table-cell table:number-columns-repeated="5"/>
          <table:table-cell table:formula="of:=&quot;&lt;div class=''entry &quot;&amp;[.D299]&amp;&quot; &quot;&amp;IF(ISTEXT([.F299]); [.F299]; IF(ISTEXT([.G299]); [.G299]; &quot;shiny&quot;) &amp; IF(ISTEXT([.H299]); &quot; &quot;&amp;[.H299]; &quot; lucky&quot;))&amp;&quot;'' title=''&quot;&amp;[.C299]&amp;&quot;''&gt;&lt;div class=''pokemon'' style=''background-image:url(./pokemon/&quot;&amp;[.B299]&amp;&quot;.png)''&gt;&lt;span&gt;&quot;&amp;[.A299]&amp;&quot;&lt;/span&gt;&lt;/div&gt;&lt;/div&gt;&quot;" office:value-type="string" office:string-value="&lt;div class=''entry fighting shiny lucky'' title=''makuhita''&gt;&lt;div class=''pokemon'' style=''background-image:url(./pokemon/296.png)''&gt;&lt;span&gt;296&lt;/span&gt;&lt;/div&gt;&lt;/div&gt;" calcext:value-type="string">
            <text:p>&lt;div class=''entry fighting shiny lucky'' title=''makuhita''&gt;&lt;div class=''pokemon'' style=''background-image:url(./pokemon/296.png)''&gt;&lt;span&gt;29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97</text:p>
          </table:table-cell>
          <table:table-cell office:value-type="string" calcext:value-type="string">
            <text:p>hariyama</text:p>
          </table:table-cell>
          <table:table-cell office:value-type="string" calcext:value-type="string">
            <text:p>fighting</text:p>
          </table:table-cell>
          <table:table-cell table:number-columns-repeated="5"/>
          <table:table-cell table:formula="of:=&quot;&lt;div class=''entry &quot;&amp;[.D300]&amp;&quot; &quot;&amp;IF(ISTEXT([.F300]); [.F300]; IF(ISTEXT([.G300]); [.G300]; &quot;shiny&quot;) &amp; IF(ISTEXT([.H300]); &quot; &quot;&amp;[.H300]; &quot; lucky&quot;))&amp;&quot;'' title=''&quot;&amp;[.C300]&amp;&quot;''&gt;&lt;div class=''pokemon'' style=''background-image:url(./pokemon/&quot;&amp;[.B300]&amp;&quot;.png)''&gt;&lt;span&gt;&quot;&amp;[.A300]&amp;&quot;&lt;/span&gt;&lt;/div&gt;&lt;/div&gt;&quot;" office:value-type="string" office:string-value="&lt;div class=''entry fighting shiny lucky'' title=''hariyama''&gt;&lt;div class=''pokemon'' style=''background-image:url(./pokemon/297.png)''&gt;&lt;span&gt;297&lt;/span&gt;&lt;/div&gt;&lt;/div&gt;" calcext:value-type="string">
            <text:p>&lt;div class=''entry fighting shiny lucky'' title=''hariyama''&gt;&lt;div class=''pokemon'' style=''background-image:url(./pokemon/297.png)''&gt;&lt;span&gt;29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98</text:p>
          </table:table-cell>
          <table:table-cell office:value-type="string" calcext:value-type="string">
            <text:p>azur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table:number-columns-repeated="4"/>
          <table:table-cell table:formula="of:=&quot;&lt;div class=''entry &quot;&amp;[.D301]&amp;&quot; &quot;&amp;IF(ISTEXT([.F301]); [.F301]; IF(ISTEXT([.G301]); [.G301]; &quot;shiny&quot;) &amp; IF(ISTEXT([.H301]); &quot; &quot;&amp;[.H301]; &quot; lucky&quot;))&amp;&quot;'' title=''&quot;&amp;[.C301]&amp;&quot;''&gt;&lt;div class=''pokemon'' style=''background-image:url(./pokemon/&quot;&amp;[.B301]&amp;&quot;.png)''&gt;&lt;span&gt;&quot;&amp;[.A301]&amp;&quot;&lt;/span&gt;&lt;/div&gt;&lt;/div&gt;&quot;" office:value-type="string" office:string-value="&lt;div class=''entry normal shiny lucky'' title=''azurill''&gt;&lt;div class=''pokemon'' style=''background-image:url(./pokemon/298.png)''&gt;&lt;span&gt;298&lt;/span&gt;&lt;/div&gt;&lt;/div&gt;" calcext:value-type="string">
            <text:p>&lt;div class=''entry normal shiny lucky'' title=''azurill''&gt;&lt;div class=''pokemon'' style=''background-image:url(./pokemon/298.png)''&gt;&lt;span&gt;29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299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rock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02]&amp;&quot; &quot;&amp;IF(ISTEXT([.F302]); [.F302]; IF(ISTEXT([.G302]); [.G302]; &quot;shiny&quot;) &amp; IF(ISTEXT([.H302]); &quot; &quot;&amp;[.H302]; &quot; lucky&quot;))&amp;&quot;'' title=''&quot;&amp;[.C302]&amp;&quot;''&gt;&lt;div class=''pokemon'' style=''background-image:url(./pokemon/&quot;&amp;[.B302]&amp;&quot;.png)''&gt;&lt;span&gt;&quot;&amp;[.A302]&amp;&quot;&lt;/span&gt;&lt;/div&gt;&lt;/div&gt;&quot;" office:value-type="string" office:string-value="&lt;div class=''entry rock missingshiny lucky'' title=''nosepass''&gt;&lt;div class=''pokemon'' style=''background-image:url(./pokemon/299.png)''&gt;&lt;span&gt;299&lt;/span&gt;&lt;/div&gt;&lt;/div&gt;" calcext:value-type="string">
            <text:p>&lt;div class=''entry rock missingshiny lucky'' title=''nosepass''&gt;&lt;div class=''pokemon'' style=''background-image:url(./pokemon/299.png)''&gt;&lt;span&gt;29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00</text:p>
          </table:table-cell>
          <table:table-cell office:value-type="string" calcext:value-type="string">
            <text:p>skitty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03]&amp;&quot; &quot;&amp;IF(ISTEXT([.F303]); [.F303]; IF(ISTEXT([.G303]); [.G303]; &quot;shiny&quot;) &amp; IF(ISTEXT([.H303]); &quot; &quot;&amp;[.H303]; &quot; lucky&quot;))&amp;&quot;'' title=''&quot;&amp;[.C303]&amp;&quot;''&gt;&lt;div class=''pokemon'' style=''background-image:url(./pokemon/&quot;&amp;[.B303]&amp;&quot;.png)''&gt;&lt;span&gt;&quot;&amp;[.A303]&amp;&quot;&lt;/span&gt;&lt;/div&gt;&lt;/div&gt;&quot;" office:value-type="string" office:string-value="&lt;div class=''entry normal missingshiny lucky'' title=''skitty''&gt;&lt;div class=''pokemon'' style=''background-image:url(./pokemon/300.png)''&gt;&lt;span&gt;300&lt;/span&gt;&lt;/div&gt;&lt;/div&gt;" calcext:value-type="string">
            <text:p>&lt;div class=''entry normal missingshiny lucky'' title=''skitty''&gt;&lt;div class=''pokemon'' style=''background-image:url(./pokemon/300.png)''&gt;&lt;span&gt;30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01</text:p>
          </table:table-cell>
          <table:table-cell office:value-type="string" calcext:value-type="string">
            <text:p>delcatty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04]&amp;&quot; &quot;&amp;IF(ISTEXT([.F304]); [.F304]; IF(ISTEXT([.G304]); [.G304]; &quot;shiny&quot;) &amp; IF(ISTEXT([.H304]); &quot; &quot;&amp;[.H304]; &quot; lucky&quot;))&amp;&quot;'' title=''&quot;&amp;[.C304]&amp;&quot;''&gt;&lt;div class=''pokemon'' style=''background-image:url(./pokemon/&quot;&amp;[.B304]&amp;&quot;.png)''&gt;&lt;span&gt;&quot;&amp;[.A304]&amp;&quot;&lt;/span&gt;&lt;/div&gt;&lt;/div&gt;&quot;" office:value-type="string" office:string-value="&lt;div class=''entry normal missingshiny lucky'' title=''delcatty''&gt;&lt;div class=''pokemon'' style=''background-image:url(./pokemon/301.png)''&gt;&lt;span&gt;301&lt;/span&gt;&lt;/div&gt;&lt;/div&gt;" calcext:value-type="string">
            <text:p>&lt;div class=''entry normal missingshiny lucky'' title=''delcatty''&gt;&lt;div class=''pokemon'' style=''background-image:url(./pokemon/301.png)''&gt;&lt;span&gt;30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02</text:p>
          </table:table-cell>
          <table:table-cell office:value-type="string" calcext:value-type="string">
            <text:p>sabley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ghost</text:p>
          </table:table-cell>
          <table:table-cell table:number-columns-repeated="4"/>
          <table:table-cell table:formula="of:=&quot;&lt;div class=''entry &quot;&amp;[.D305]&amp;&quot; &quot;&amp;IF(ISTEXT([.F305]); [.F305]; IF(ISTEXT([.G305]); [.G305]; &quot;shiny&quot;) &amp; IF(ISTEXT([.H305]); &quot; &quot;&amp;[.H305]; &quot; lucky&quot;))&amp;&quot;'' title=''&quot;&amp;[.C305]&amp;&quot;''&gt;&lt;div class=''pokemon'' style=''background-image:url(./pokemon/&quot;&amp;[.B305]&amp;&quot;.png)''&gt;&lt;span&gt;&quot;&amp;[.A305]&amp;&quot;&lt;/span&gt;&lt;/div&gt;&lt;/div&gt;&quot;" office:value-type="string" office:string-value="&lt;div class=''entry dark shiny lucky'' title=''sableye''&gt;&lt;div class=''pokemon'' style=''background-image:url(./pokemon/302.png)''&gt;&lt;span&gt;302&lt;/span&gt;&lt;/div&gt;&lt;/div&gt;" calcext:value-type="string">
            <text:p>&lt;div class=''entry dark shiny lucky'' title=''sableye''&gt;&lt;div class=''pokemon'' style=''background-image:url(./pokemon/302.png)''&gt;&lt;span&gt;30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03</text:p>
          </table:table-cell>
          <table:table-cell office:value-type="string" calcext:value-type="string">
            <text:p>mawi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iry</text:p>
          </table:table-cell>
          <table:table-cell table:number-columns-repeated="4"/>
          <table:table-cell table:formula="of:=&quot;&lt;div class=''entry &quot;&amp;[.D306]&amp;&quot; &quot;&amp;IF(ISTEXT([.F306]); [.F306]; IF(ISTEXT([.G306]); [.G306]; &quot;shiny&quot;) &amp; IF(ISTEXT([.H306]); &quot; &quot;&amp;[.H306]; &quot; lucky&quot;))&amp;&quot;'' title=''&quot;&amp;[.C306]&amp;&quot;''&gt;&lt;div class=''pokemon'' style=''background-image:url(./pokemon/&quot;&amp;[.B306]&amp;&quot;.png)''&gt;&lt;span&gt;&quot;&amp;[.A306]&amp;&quot;&lt;/span&gt;&lt;/div&gt;&lt;/div&gt;&quot;" office:value-type="string" office:string-value="&lt;div class=''entry steel shiny lucky'' title=''mawile''&gt;&lt;div class=''pokemon'' style=''background-image:url(./pokemon/303.png)''&gt;&lt;span&gt;303&lt;/span&gt;&lt;/div&gt;&lt;/div&gt;" calcext:value-type="string">
            <text:p>&lt;div class=''entry steel shiny lucky'' title=''mawile''&gt;&lt;div class=''pokemon'' style=''background-image:url(./pokemon/303.png)''&gt;&lt;span&gt;30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04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  <table:table-cell table:number-columns-repeated="4"/>
          <table:table-cell table:formula="of:=&quot;&lt;div class=''entry &quot;&amp;[.D307]&amp;&quot; &quot;&amp;IF(ISTEXT([.F307]); [.F307]; IF(ISTEXT([.G307]); [.G307]; &quot;shiny&quot;) &amp; IF(ISTEXT([.H307]); &quot; &quot;&amp;[.H307]; &quot; lucky&quot;))&amp;&quot;'' title=''&quot;&amp;[.C307]&amp;&quot;''&gt;&lt;div class=''pokemon'' style=''background-image:url(./pokemon/&quot;&amp;[.B307]&amp;&quot;.png)''&gt;&lt;span&gt;&quot;&amp;[.A307]&amp;&quot;&lt;/span&gt;&lt;/div&gt;&lt;/div&gt;&quot;" office:value-type="string" office:string-value="&lt;div class=''entry steel shiny lucky'' title=''aron''&gt;&lt;div class=''pokemon'' style=''background-image:url(./pokemon/304.png)''&gt;&lt;span&gt;304&lt;/span&gt;&lt;/div&gt;&lt;/div&gt;" calcext:value-type="string">
            <text:p>&lt;div class=''entry steel shiny lucky'' title=''aron''&gt;&lt;div class=''pokemon'' style=''background-image:url(./pokemon/304.png)''&gt;&lt;span&gt;30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05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  <table:table-cell table:number-columns-repeated="4"/>
          <table:table-cell table:formula="of:=&quot;&lt;div class=''entry &quot;&amp;[.D308]&amp;&quot; &quot;&amp;IF(ISTEXT([.F308]); [.F308]; IF(ISTEXT([.G308]); [.G308]; &quot;shiny&quot;) &amp; IF(ISTEXT([.H308]); &quot; &quot;&amp;[.H308]; &quot; lucky&quot;))&amp;&quot;'' title=''&quot;&amp;[.C308]&amp;&quot;''&gt;&lt;div class=''pokemon'' style=''background-image:url(./pokemon/&quot;&amp;[.B308]&amp;&quot;.png)''&gt;&lt;span&gt;&quot;&amp;[.A308]&amp;&quot;&lt;/span&gt;&lt;/div&gt;&lt;/div&gt;&quot;" office:value-type="string" office:string-value="&lt;div class=''entry steel shiny lucky'' title=''lairon''&gt;&lt;div class=''pokemon'' style=''background-image:url(./pokemon/305.png)''&gt;&lt;span&gt;305&lt;/span&gt;&lt;/div&gt;&lt;/div&gt;" calcext:value-type="string">
            <text:p>&lt;div class=''entry steel shiny lucky'' title=''lairon''&gt;&lt;div class=''pokemon'' style=''background-image:url(./pokemon/305.png)''&gt;&lt;span&gt;30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06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  <table:table-cell table:number-columns-repeated="4"/>
          <table:table-cell table:formula="of:=&quot;&lt;div class=''entry &quot;&amp;[.D309]&amp;&quot; &quot;&amp;IF(ISTEXT([.F309]); [.F309]; IF(ISTEXT([.G309]); [.G309]; &quot;shiny&quot;) &amp; IF(ISTEXT([.H309]); &quot; &quot;&amp;[.H309]; &quot; lucky&quot;))&amp;&quot;'' title=''&quot;&amp;[.C309]&amp;&quot;''&gt;&lt;div class=''pokemon'' style=''background-image:url(./pokemon/&quot;&amp;[.B309]&amp;&quot;.png)''&gt;&lt;span&gt;&quot;&amp;[.A309]&amp;&quot;&lt;/span&gt;&lt;/div&gt;&lt;/div&gt;&quot;" office:value-type="string" office:string-value="&lt;div class=''entry steel shiny lucky'' title=''aggron''&gt;&lt;div class=''pokemon'' style=''background-image:url(./pokemon/306.png)''&gt;&lt;span&gt;306&lt;/span&gt;&lt;/div&gt;&lt;/div&gt;" calcext:value-type="string">
            <text:p>&lt;div class=''entry steel shiny lucky'' title=''aggron''&gt;&lt;div class=''pokemon'' style=''background-image:url(./pokemon/306.png)''&gt;&lt;span&gt;30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07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310]&amp;&quot; &quot;&amp;IF(ISTEXT([.F310]); [.F310]; IF(ISTEXT([.G310]); [.G310]; &quot;shiny&quot;) &amp; IF(ISTEXT([.H310]); &quot; &quot;&amp;[.H310]; &quot; lucky&quot;))&amp;&quot;'' title=''&quot;&amp;[.C310]&amp;&quot;''&gt;&lt;div class=''pokemon'' style=''background-image:url(./pokemon/&quot;&amp;[.B310]&amp;&quot;.png)''&gt;&lt;span&gt;&quot;&amp;[.A310]&amp;&quot;&lt;/span&gt;&lt;/div&gt;&lt;/div&gt;&quot;" office:value-type="string" office:string-value="&lt;div class=''entry fighting shiny lucky'' title=''meditite''&gt;&lt;div class=''pokemon'' style=''background-image:url(./pokemon/307.png)''&gt;&lt;span&gt;307&lt;/span&gt;&lt;/div&gt;&lt;/div&gt;" calcext:value-type="string">
            <text:p>&lt;div class=''entry fighting shiny lucky'' title=''meditite''&gt;&lt;div class=''pokemon'' style=''background-image:url(./pokemon/307.png)''&gt;&lt;span&gt;30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08</text:p>
          </table:table-cell>
          <table:table-cell office:value-type="string" calcext:value-type="string">
            <text:p>medicham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311]&amp;&quot; &quot;&amp;IF(ISTEXT([.F311]); [.F311]; IF(ISTEXT([.G311]); [.G311]; &quot;shiny&quot;) &amp; IF(ISTEXT([.H311]); &quot; &quot;&amp;[.H311]; &quot; lucky&quot;))&amp;&quot;'' title=''&quot;&amp;[.C311]&amp;&quot;''&gt;&lt;div class=''pokemon'' style=''background-image:url(./pokemon/&quot;&amp;[.B311]&amp;&quot;.png)''&gt;&lt;span&gt;&quot;&amp;[.A311]&amp;&quot;&lt;/span&gt;&lt;/div&gt;&lt;/div&gt;&quot;" office:value-type="string" office:string-value="&lt;div class=''entry fighting shiny lucky'' title=''medicham''&gt;&lt;div class=''pokemon'' style=''background-image:url(./pokemon/308.png)''&gt;&lt;span&gt;308&lt;/span&gt;&lt;/div&gt;&lt;/div&gt;" calcext:value-type="string">
            <text:p>&lt;div class=''entry fighting shiny lucky'' title=''medicham''&gt;&lt;div class=''pokemon'' style=''background-image:url(./pokemon/308.png)''&gt;&lt;span&gt;30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09</text:p>
          </table:table-cell>
          <table:table-cell office:value-type="string" calcext:value-type="string">
            <text:p>electrike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table:formula="of:=&quot;&lt;div class=''entry &quot;&amp;[.D312]&amp;&quot; &quot;&amp;IF(ISTEXT([.F312]); [.F312]; IF(ISTEXT([.G312]); [.G312]; &quot;shiny&quot;) &amp; IF(ISTEXT([.H312]); &quot; &quot;&amp;[.H312]; &quot; lucky&quot;))&amp;&quot;'' title=''&quot;&amp;[.C312]&amp;&quot;''&gt;&lt;div class=''pokemon'' style=''background-image:url(./pokemon/&quot;&amp;[.B312]&amp;&quot;.png)''&gt;&lt;span&gt;&quot;&amp;[.A312]&amp;&quot;&lt;/span&gt;&lt;/div&gt;&lt;/div&gt;&quot;" office:value-type="string" office:string-value="&lt;div class=''entry electric shiny lucky'' title=''electrike''&gt;&lt;div class=''pokemon'' style=''background-image:url(./pokemon/309.png)''&gt;&lt;span&gt;309&lt;/span&gt;&lt;/div&gt;&lt;/div&gt;" calcext:value-type="string">
            <text:p>&lt;div class=''entry electric shiny lucky'' title=''electrike''&gt;&lt;div class=''pokemon'' style=''background-image:url(./pokemon/309.png)''&gt;&lt;span&gt;30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10</text:p>
          </table:table-cell>
          <table:table-cell office:value-type="string" calcext:value-type="string">
            <text:p>manectric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table:formula="of:=&quot;&lt;div class=''entry &quot;&amp;[.D313]&amp;&quot; &quot;&amp;IF(ISTEXT([.F313]); [.F313]; IF(ISTEXT([.G313]); [.G313]; &quot;shiny&quot;) &amp; IF(ISTEXT([.H313]); &quot; &quot;&amp;[.H313]; &quot; lucky&quot;))&amp;&quot;'' title=''&quot;&amp;[.C313]&amp;&quot;''&gt;&lt;div class=''pokemon'' style=''background-image:url(./pokemon/&quot;&amp;[.B313]&amp;&quot;.png)''&gt;&lt;span&gt;&quot;&amp;[.A313]&amp;&quot;&lt;/span&gt;&lt;/div&gt;&lt;/div&gt;&quot;" office:value-type="string" office:string-value="&lt;div class=''entry electric shiny lucky'' title=''manectric''&gt;&lt;div class=''pokemon'' style=''background-image:url(./pokemon/310.png)''&gt;&lt;span&gt;310&lt;/span&gt;&lt;/div&gt;&lt;/div&gt;" calcext:value-type="string">
            <text:p>&lt;div class=''entry electric shiny lucky'' title=''manectric''&gt;&lt;div class=''pokemon'' style=''background-image:url(./pokemon/310.png)''&gt;&lt;span&gt;31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11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table:formula="of:=&quot;&lt;div class=''entry &quot;&amp;[.D314]&amp;&quot; &quot;&amp;IF(ISTEXT([.F314]); [.F314]; IF(ISTEXT([.G314]); [.G314]; &quot;shiny&quot;) &amp; IF(ISTEXT([.H314]); &quot; &quot;&amp;[.H314]; &quot; lucky&quot;))&amp;&quot;'' title=''&quot;&amp;[.C314]&amp;&quot;''&gt;&lt;div class=''pokemon'' style=''background-image:url(./pokemon/&quot;&amp;[.B314]&amp;&quot;.png)''&gt;&lt;span&gt;&quot;&amp;[.A314]&amp;&quot;&lt;/span&gt;&lt;/div&gt;&lt;/div&gt;&quot;" office:value-type="string" office:string-value="&lt;div class=''entry electric shiny lucky'' title=''plusle''&gt;&lt;div class=''pokemon'' style=''background-image:url(./pokemon/311.png)''&gt;&lt;span&gt;311&lt;/span&gt;&lt;/div&gt;&lt;/div&gt;" calcext:value-type="string">
            <text:p>&lt;div class=''entry electric shiny lucky'' title=''plusle''&gt;&lt;div class=''pokemon'' style=''background-image:url(./pokemon/311.png)''&gt;&lt;span&gt;31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12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table:formula="of:=&quot;&lt;div class=''entry &quot;&amp;[.D315]&amp;&quot; &quot;&amp;IF(ISTEXT([.F315]); [.F315]; IF(ISTEXT([.G315]); [.G315]; &quot;shiny&quot;) &amp; IF(ISTEXT([.H315]); &quot; &quot;&amp;[.H315]; &quot; lucky&quot;))&amp;&quot;'' title=''&quot;&amp;[.C315]&amp;&quot;''&gt;&lt;div class=''pokemon'' style=''background-image:url(./pokemon/&quot;&amp;[.B315]&amp;&quot;.png)''&gt;&lt;span&gt;&quot;&amp;[.A315]&amp;&quot;&lt;/span&gt;&lt;/div&gt;&lt;/div&gt;&quot;" office:value-type="string" office:string-value="&lt;div class=''entry electric shiny lucky'' title=''minun''&gt;&lt;div class=''pokemon'' style=''background-image:url(./pokemon/312.png)''&gt;&lt;span&gt;312&lt;/span&gt;&lt;/div&gt;&lt;/div&gt;" calcext:value-type="string">
            <text:p>&lt;div class=''entry electric shiny lucky'' title=''minun''&gt;&lt;div class=''pokemon'' style=''background-image:url(./pokemon/312.png)''&gt;&lt;span&gt;31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13</text:p>
          </table:table-cell>
          <table:table-cell office:value-type="string" calcext:value-type="string">
            <text:p>volbeat</text:p>
          </table:table-cell>
          <table:table-cell office:value-type="string" calcext:value-type="string">
            <text:p>bug</text:p>
          </table:table-cell>
          <table:table-cell table:number-columns-repeated="5"/>
          <table:table-cell table:formula="of:=&quot;&lt;div class=''entry &quot;&amp;[.D316]&amp;&quot; &quot;&amp;IF(ISTEXT([.F316]); [.F316]; IF(ISTEXT([.G316]); [.G316]; &quot;shiny&quot;) &amp; IF(ISTEXT([.H316]); &quot; &quot;&amp;[.H316]; &quot; lucky&quot;))&amp;&quot;'' title=''&quot;&amp;[.C316]&amp;&quot;''&gt;&lt;div class=''pokemon'' style=''background-image:url(./pokemon/&quot;&amp;[.B316]&amp;&quot;.png)''&gt;&lt;span&gt;&quot;&amp;[.A316]&amp;&quot;&lt;/span&gt;&lt;/div&gt;&lt;/div&gt;&quot;" office:value-type="string" office:string-value="&lt;div class=''entry bug shiny lucky'' title=''volbeat''&gt;&lt;div class=''pokemon'' style=''background-image:url(./pokemon/313.png)''&gt;&lt;span&gt;313&lt;/span&gt;&lt;/div&gt;&lt;/div&gt;" calcext:value-type="string">
            <text:p>&lt;div class=''entry bug shiny lucky'' title=''volbeat''&gt;&lt;div class=''pokemon'' style=''background-image:url(./pokemon/313.png)''&gt;&lt;span&gt;31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14</text:p>
          </table:table-cell>
          <table:table-cell office:value-type="string" calcext:value-type="string">
            <text:p>illumise</text:p>
          </table:table-cell>
          <table:table-cell office:value-type="string" calcext:value-type="string">
            <text:p>bug</text:p>
          </table:table-cell>
          <table:table-cell table:number-columns-repeated="5"/>
          <table:table-cell table:formula="of:=&quot;&lt;div class=''entry &quot;&amp;[.D317]&amp;&quot; &quot;&amp;IF(ISTEXT([.F317]); [.F317]; IF(ISTEXT([.G317]); [.G317]; &quot;shiny&quot;) &amp; IF(ISTEXT([.H317]); &quot; &quot;&amp;[.H317]; &quot; lucky&quot;))&amp;&quot;'' title=''&quot;&amp;[.C317]&amp;&quot;''&gt;&lt;div class=''pokemon'' style=''background-image:url(./pokemon/&quot;&amp;[.B317]&amp;&quot;.png)''&gt;&lt;span&gt;&quot;&amp;[.A317]&amp;&quot;&lt;/span&gt;&lt;/div&gt;&lt;/div&gt;&quot;" office:value-type="string" office:string-value="&lt;div class=''entry bug shiny lucky'' title=''illumise''&gt;&lt;div class=''pokemon'' style=''background-image:url(./pokemon/314.png)''&gt;&lt;span&gt;314&lt;/span&gt;&lt;/div&gt;&lt;/div&gt;" calcext:value-type="string">
            <text:p>&lt;div class=''entry bug shiny lucky'' title=''illumise''&gt;&lt;div class=''pokemon'' style=''background-image:url(./pokemon/314.png)''&gt;&lt;span&gt;31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15</text:p>
          </table:table-cell>
          <table:table-cell office:value-type="string" calcext:value-type="string">
            <text:p>roselia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  <table:table-cell table:formula="of:=&quot;&lt;div class=''entry &quot;&amp;[.D318]&amp;&quot; &quot;&amp;IF(ISTEXT([.F318]); [.F318]; IF(ISTEXT([.G318]); [.G318]; &quot;shiny&quot;) &amp; IF(ISTEXT([.H318]); &quot; &quot;&amp;[.H318]; &quot; lucky&quot;))&amp;&quot;'' title=''&quot;&amp;[.C318]&amp;&quot;''&gt;&lt;div class=''pokemon'' style=''background-image:url(./pokemon/&quot;&amp;[.B318]&amp;&quot;.png)''&gt;&lt;span&gt;&quot;&amp;[.A318]&amp;&quot;&lt;/span&gt;&lt;/div&gt;&lt;/div&gt;&quot;" office:value-type="string" office:string-value="&lt;div class=''entry grass shiny lucky'' title=''roselia''&gt;&lt;div class=''pokemon'' style=''background-image:url(./pokemon/315.png)''&gt;&lt;span&gt;315&lt;/span&gt;&lt;/div&gt;&lt;/div&gt;" calcext:value-type="string">
            <text:p>&lt;div class=''entry grass shiny lucky'' title=''roselia''&gt;&lt;div class=''pokemon'' style=''background-image:url(./pokemon/315.png)''&gt;&lt;span&gt;31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16</text:p>
          </table:table-cell>
          <table:table-cell office:value-type="string" calcext:value-type="string">
            <text:p>gulpin</text:p>
          </table:table-cell>
          <table:table-cell office:value-type="string" calcext:value-type="string">
            <text:p>poison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19]&amp;&quot; &quot;&amp;IF(ISTEXT([.F319]); [.F319]; IF(ISTEXT([.G319]); [.G319]; &quot;shiny&quot;) &amp; IF(ISTEXT([.H319]); &quot; &quot;&amp;[.H319]; &quot; lucky&quot;))&amp;&quot;'' title=''&quot;&amp;[.C319]&amp;&quot;''&gt;&lt;div class=''pokemon'' style=''background-image:url(./pokemon/&quot;&amp;[.B319]&amp;&quot;.png)''&gt;&lt;span&gt;&quot;&amp;[.A319]&amp;&quot;&lt;/span&gt;&lt;/div&gt;&lt;/div&gt;&quot;" office:value-type="string" office:string-value="&lt;div class=''entry poison missingshiny lucky'' title=''gulpin''&gt;&lt;div class=''pokemon'' style=''background-image:url(./pokemon/316.png)''&gt;&lt;span&gt;316&lt;/span&gt;&lt;/div&gt;&lt;/div&gt;" calcext:value-type="string">
            <text:p>&lt;div class=''entry poison missingshiny lucky'' title=''gulpin''&gt;&lt;div class=''pokemon'' style=''background-image:url(./pokemon/316.png)''&gt;&lt;span&gt;31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17</text:p>
          </table:table-cell>
          <table:table-cell office:value-type="string" calcext:value-type="string">
            <text:p>swalot</text:p>
          </table:table-cell>
          <table:table-cell office:value-type="string" calcext:value-type="string">
            <text:p>poison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20]&amp;&quot; &quot;&amp;IF(ISTEXT([.F320]); [.F320]; IF(ISTEXT([.G320]); [.G320]; &quot;shiny&quot;) &amp; IF(ISTEXT([.H320]); &quot; &quot;&amp;[.H320]; &quot; lucky&quot;))&amp;&quot;'' title=''&quot;&amp;[.C320]&amp;&quot;''&gt;&lt;div class=''pokemon'' style=''background-image:url(./pokemon/&quot;&amp;[.B320]&amp;&quot;.png)''&gt;&lt;span&gt;&quot;&amp;[.A320]&amp;&quot;&lt;/span&gt;&lt;/div&gt;&lt;/div&gt;&quot;" office:value-type="string" office:string-value="&lt;div class=''entry poison missingshiny lucky'' title=''swalot''&gt;&lt;div class=''pokemon'' style=''background-image:url(./pokemon/317.png)''&gt;&lt;span&gt;317&lt;/span&gt;&lt;/div&gt;&lt;/div&gt;" calcext:value-type="string">
            <text:p>&lt;div class=''entry poison missingshiny lucky'' title=''swalot''&gt;&lt;div class=''pokemon'' style=''background-image:url(./pokemon/317.png)''&gt;&lt;span&gt;31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18</text:p>
          </table:table-cell>
          <table:table-cell office:value-type="string" calcext:value-type="string">
            <text:p>carvanh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table:number-columns-repeated="4"/>
          <table:table-cell table:formula="of:=&quot;&lt;div class=''entry &quot;&amp;[.D321]&amp;&quot; &quot;&amp;IF(ISTEXT([.F321]); [.F321]; IF(ISTEXT([.G321]); [.G321]; &quot;shiny&quot;) &amp; IF(ISTEXT([.H321]); &quot; &quot;&amp;[.H321]; &quot; lucky&quot;))&amp;&quot;'' title=''&quot;&amp;[.C321]&amp;&quot;''&gt;&lt;div class=''pokemon'' style=''background-image:url(./pokemon/&quot;&amp;[.B321]&amp;&quot;.png)''&gt;&lt;span&gt;&quot;&amp;[.A321]&amp;&quot;&lt;/span&gt;&lt;/div&gt;&lt;/div&gt;&quot;" office:value-type="string" office:string-value="&lt;div class=''entry water shiny lucky'' title=''carvanha''&gt;&lt;div class=''pokemon'' style=''background-image:url(./pokemon/318.png)''&gt;&lt;span&gt;318&lt;/span&gt;&lt;/div&gt;&lt;/div&gt;" calcext:value-type="string">
            <text:p>&lt;div class=''entry water shiny lucky'' title=''carvanha''&gt;&lt;div class=''pokemon'' style=''background-image:url(./pokemon/318.png)''&gt;&lt;span&gt;31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19</text:p>
          </table:table-cell>
          <table:table-cell office:value-type="string" calcext:value-type="string">
            <text:p>sharped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table:number-columns-repeated="4"/>
          <table:table-cell table:formula="of:=&quot;&lt;div class=''entry &quot;&amp;[.D322]&amp;&quot; &quot;&amp;IF(ISTEXT([.F322]); [.F322]; IF(ISTEXT([.G322]); [.G322]; &quot;shiny&quot;) &amp; IF(ISTEXT([.H322]); &quot; &quot;&amp;[.H322]; &quot; lucky&quot;))&amp;&quot;'' title=''&quot;&amp;[.C322]&amp;&quot;''&gt;&lt;div class=''pokemon'' style=''background-image:url(./pokemon/&quot;&amp;[.B322]&amp;&quot;.png)''&gt;&lt;span&gt;&quot;&amp;[.A322]&amp;&quot;&lt;/span&gt;&lt;/div&gt;&lt;/div&gt;&quot;" office:value-type="string" office:string-value="&lt;div class=''entry water shiny lucky'' title=''sharpedo''&gt;&lt;div class=''pokemon'' style=''background-image:url(./pokemon/319.png)''&gt;&lt;span&gt;319&lt;/span&gt;&lt;/div&gt;&lt;/div&gt;" calcext:value-type="string">
            <text:p>&lt;div class=''entry water shiny lucky'' title=''sharpedo''&gt;&lt;div class=''pokemon'' style=''background-image:url(./pokemon/319.png)''&gt;&lt;span&gt;31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20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323]&amp;&quot; &quot;&amp;IF(ISTEXT([.F323]); [.F323]; IF(ISTEXT([.G323]); [.G323]; &quot;shiny&quot;) &amp; IF(ISTEXT([.H323]); &quot; &quot;&amp;[.H323]; &quot; lucky&quot;))&amp;&quot;'' title=''&quot;&amp;[.C323]&amp;&quot;''&gt;&lt;div class=''pokemon'' style=''background-image:url(./pokemon/&quot;&amp;[.B323]&amp;&quot;.png)''&gt;&lt;span&gt;&quot;&amp;[.A323]&amp;&quot;&lt;/span&gt;&lt;/div&gt;&lt;/div&gt;&quot;" office:value-type="string" office:string-value="&lt;div class=''entry water shiny lucky'' title=''wailmer''&gt;&lt;div class=''pokemon'' style=''background-image:url(./pokemon/320.png)''&gt;&lt;span&gt;320&lt;/span&gt;&lt;/div&gt;&lt;/div&gt;" calcext:value-type="string">
            <text:p>&lt;div class=''entry water shiny lucky'' title=''wailmer''&gt;&lt;div class=''pokemon'' style=''background-image:url(./pokemon/320.png)''&gt;&lt;span&gt;32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21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324]&amp;&quot; &quot;&amp;IF(ISTEXT([.F324]); [.F324]; IF(ISTEXT([.G324]); [.G324]; &quot;shiny&quot;) &amp; IF(ISTEXT([.H324]); &quot; &quot;&amp;[.H324]; &quot; lucky&quot;))&amp;&quot;'' title=''&quot;&amp;[.C324]&amp;&quot;''&gt;&lt;div class=''pokemon'' style=''background-image:url(./pokemon/&quot;&amp;[.B324]&amp;&quot;.png)''&gt;&lt;span&gt;&quot;&amp;[.A324]&amp;&quot;&lt;/span&gt;&lt;/div&gt;&lt;/div&gt;&quot;" office:value-type="string" office:string-value="&lt;div class=''entry water shiny lucky'' title=''wailord''&gt;&lt;div class=''pokemon'' style=''background-image:url(./pokemon/321.png)''&gt;&lt;span&gt;321&lt;/span&gt;&lt;/div&gt;&lt;/div&gt;" calcext:value-type="string">
            <text:p>&lt;div class=''entry water shiny lucky'' title=''wailord''&gt;&lt;div class=''pokemon'' style=''background-image:url(./pokemon/321.png)''&gt;&lt;span&gt;32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22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325]&amp;&quot; &quot;&amp;IF(ISTEXT([.F325]); [.F325]; IF(ISTEXT([.G325]); [.G325]; &quot;shiny&quot;) &amp; IF(ISTEXT([.H325]); &quot; &quot;&amp;[.H325]; &quot; lucky&quot;))&amp;&quot;'' title=''&quot;&amp;[.C325]&amp;&quot;''&gt;&lt;div class=''pokemon'' style=''background-image:url(./pokemon/&quot;&amp;[.B325]&amp;&quot;.png)''&gt;&lt;span&gt;&quot;&amp;[.A325]&amp;&quot;&lt;/span&gt;&lt;/div&gt;&lt;/div&gt;&quot;" office:value-type="string" office:string-value="&lt;div class=''entry fire shiny lucky'' title=''numel''&gt;&lt;div class=''pokemon'' style=''background-image:url(./pokemon/322.png)''&gt;&lt;span&gt;322&lt;/span&gt;&lt;/div&gt;&lt;/div&gt;" calcext:value-type="string">
            <text:p>&lt;div class=''entry fire shiny lucky'' title=''numel''&gt;&lt;div class=''pokemon'' style=''background-image:url(./pokemon/322.png)''&gt;&lt;span&gt;32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23</text:p>
          </table:table-cell>
          <table:table-cell office:value-type="string" calcext:value-type="string">
            <text:p>camerupt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326]&amp;&quot; &quot;&amp;IF(ISTEXT([.F326]); [.F326]; IF(ISTEXT([.G326]); [.G326]; &quot;shiny&quot;) &amp; IF(ISTEXT([.H326]); &quot; &quot;&amp;[.H326]; &quot; lucky&quot;))&amp;&quot;'' title=''&quot;&amp;[.C326]&amp;&quot;''&gt;&lt;div class=''pokemon'' style=''background-image:url(./pokemon/&quot;&amp;[.B326]&amp;&quot;.png)''&gt;&lt;span&gt;&quot;&amp;[.A326]&amp;&quot;&lt;/span&gt;&lt;/div&gt;&lt;/div&gt;&quot;" office:value-type="string" office:string-value="&lt;div class=''entry fire shiny lucky'' title=''camerupt''&gt;&lt;div class=''pokemon'' style=''background-image:url(./pokemon/323.png)''&gt;&lt;span&gt;323&lt;/span&gt;&lt;/div&gt;&lt;/div&gt;" calcext:value-type="string">
            <text:p>&lt;div class=''entry fire shiny lucky'' title=''camerupt''&gt;&lt;div class=''pokemon'' style=''background-image:url(./pokemon/323.png)''&gt;&lt;span&gt;32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24</text:p>
          </table:table-cell>
          <table:table-cell office:value-type="string" calcext:value-type="string">
            <text:p>torkoal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27]&amp;&quot; &quot;&amp;IF(ISTEXT([.F327]); [.F327]; IF(ISTEXT([.G327]); [.G327]; &quot;shiny&quot;) &amp; IF(ISTEXT([.H327]); &quot; &quot;&amp;[.H327]; &quot; lucky&quot;))&amp;&quot;'' title=''&quot;&amp;[.C327]&amp;&quot;''&gt;&lt;div class=''pokemon'' style=''background-image:url(./pokemon/&quot;&amp;[.B327]&amp;&quot;.png)''&gt;&lt;span&gt;&quot;&amp;[.A327]&amp;&quot;&lt;/span&gt;&lt;/div&gt;&lt;/div&gt;&quot;" office:value-type="string" office:string-value="&lt;div class=''entry fire missingshiny lucky'' title=''torkoal''&gt;&lt;div class=''pokemon'' style=''background-image:url(./pokemon/324.png)''&gt;&lt;span&gt;324&lt;/span&gt;&lt;/div&gt;&lt;/div&gt;" calcext:value-type="string">
            <text:p>&lt;div class=''entry fire missingshiny lucky'' title=''torkoal''&gt;&lt;div class=''pokemon'' style=''background-image:url(./pokemon/324.png)''&gt;&lt;span&gt;32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25</text:p>
          </table:table-cell>
          <table:table-cell office:value-type="string" calcext:value-type="string">
            <text:p>spoink</text:p>
          </table:table-cell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28]&amp;&quot; &quot;&amp;IF(ISTEXT([.F328]); [.F328]; IF(ISTEXT([.G328]); [.G328]; &quot;shiny&quot;) &amp; IF(ISTEXT([.H328]); &quot; &quot;&amp;[.H328]; &quot; lucky&quot;))&amp;&quot;'' title=''&quot;&amp;[.C328]&amp;&quot;''&gt;&lt;div class=''pokemon'' style=''background-image:url(./pokemon/&quot;&amp;[.B328]&amp;&quot;.png)''&gt;&lt;span&gt;&quot;&amp;[.A328]&amp;&quot;&lt;/span&gt;&lt;/div&gt;&lt;/div&gt;&quot;" office:value-type="string" office:string-value="&lt;div class=''entry psychic missingshiny lucky'' title=''spoink''&gt;&lt;div class=''pokemon'' style=''background-image:url(./pokemon/325.png)''&gt;&lt;span&gt;325&lt;/span&gt;&lt;/div&gt;&lt;/div&gt;" calcext:value-type="string">
            <text:p>&lt;div class=''entry psychic missingshiny lucky'' title=''spoink''&gt;&lt;div class=''pokemon'' style=''background-image:url(./pokemon/325.png)''&gt;&lt;span&gt;32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26</text:p>
          </table:table-cell>
          <table:table-cell office:value-type="string" calcext:value-type="string">
            <text:p>grumpig</text:p>
          </table:table-cell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29]&amp;&quot; &quot;&amp;IF(ISTEXT([.F329]); [.F329]; IF(ISTEXT([.G329]); [.G329]; &quot;shiny&quot;) &amp; IF(ISTEXT([.H329]); &quot; &quot;&amp;[.H329]; &quot; lucky&quot;))&amp;&quot;'' title=''&quot;&amp;[.C329]&amp;&quot;''&gt;&lt;div class=''pokemon'' style=''background-image:url(./pokemon/&quot;&amp;[.B329]&amp;&quot;.png)''&gt;&lt;span&gt;&quot;&amp;[.A329]&amp;&quot;&lt;/span&gt;&lt;/div&gt;&lt;/div&gt;&quot;" office:value-type="string" office:string-value="&lt;div class=''entry psychic missingshiny lucky'' title=''grumpig''&gt;&lt;div class=''pokemon'' style=''background-image:url(./pokemon/326.png)''&gt;&lt;span&gt;326&lt;/span&gt;&lt;/div&gt;&lt;/div&gt;" calcext:value-type="string">
            <text:p>&lt;div class=''entry psychic missingshiny lucky'' title=''grumpig''&gt;&lt;div class=''pokemon'' style=''background-image:url(./pokemon/326.png)''&gt;&lt;span&gt;32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27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330]&amp;&quot; &quot;&amp;IF(ISTEXT([.F330]); [.F330]; IF(ISTEXT([.G330]); [.G330]; &quot;shiny&quot;) &amp; IF(ISTEXT([.H330]); &quot; &quot;&amp;[.H330]; &quot; lucky&quot;))&amp;&quot;'' title=''&quot;&amp;[.C330]&amp;&quot;''&gt;&lt;div class=''pokemon'' style=''background-image:url(./pokemon/&quot;&amp;[.B330]&amp;&quot;.png)''&gt;&lt;span&gt;&quot;&amp;[.A330]&amp;&quot;&lt;/span&gt;&lt;/div&gt;&lt;/div&gt;&quot;" office:value-type="string" office:string-value="&lt;div class=''entry normal shiny lucky'' title=''spinda''&gt;&lt;div class=''pokemon'' style=''background-image:url(./pokemon/327.png)''&gt;&lt;span&gt;327&lt;/span&gt;&lt;/div&gt;&lt;/div&gt;" calcext:value-type="string">
            <text:p>&lt;div class=''entry normal shiny lucky'' title=''spinda''&gt;&lt;div class=''pokemon'' style=''background-image:url(./pokemon/327.png)''&gt;&lt;span&gt;32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28</text:p>
          </table:table-cell>
          <table:table-cell office:value-type="string" calcext:value-type="string">
            <text:p>trapinch</text:p>
          </table:table-cell>
          <table:table-cell office:value-type="string" calcext:value-type="string">
            <text:p>ground</text:p>
          </table:table-cell>
          <table:table-cell table:number-columns-repeated="5"/>
          <table:table-cell table:formula="of:=&quot;&lt;div class=''entry &quot;&amp;[.D331]&amp;&quot; &quot;&amp;IF(ISTEXT([.F331]); [.F331]; IF(ISTEXT([.G331]); [.G331]; &quot;shiny&quot;) &amp; IF(ISTEXT([.H331]); &quot; &quot;&amp;[.H331]; &quot; lucky&quot;))&amp;&quot;'' title=''&quot;&amp;[.C331]&amp;&quot;''&gt;&lt;div class=''pokemon'' style=''background-image:url(./pokemon/&quot;&amp;[.B331]&amp;&quot;.png)''&gt;&lt;span&gt;&quot;&amp;[.A331]&amp;&quot;&lt;/span&gt;&lt;/div&gt;&lt;/div&gt;&quot;" office:value-type="string" office:string-value="&lt;div class=''entry ground shiny lucky'' title=''trapinch''&gt;&lt;div class=''pokemon'' style=''background-image:url(./pokemon/328.png)''&gt;&lt;span&gt;328&lt;/span&gt;&lt;/div&gt;&lt;/div&gt;" calcext:value-type="string">
            <text:p>&lt;div class=''entry ground shiny lucky'' title=''trapinch''&gt;&lt;div class=''pokemon'' style=''background-image:url(./pokemon/328.png)''&gt;&lt;span&gt;32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29</text:p>
          </table:table-cell>
          <table:table-cell office:value-type="string" calcext:value-type="string">
            <text:p>vibrav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ragon</text:p>
          </table:table-cell>
          <table:table-cell table:number-columns-repeated="4"/>
          <table:table-cell table:formula="of:=&quot;&lt;div class=''entry &quot;&amp;[.D332]&amp;&quot; &quot;&amp;IF(ISTEXT([.F332]); [.F332]; IF(ISTEXT([.G332]); [.G332]; &quot;shiny&quot;) &amp; IF(ISTEXT([.H332]); &quot; &quot;&amp;[.H332]; &quot; lucky&quot;))&amp;&quot;'' title=''&quot;&amp;[.C332]&amp;&quot;''&gt;&lt;div class=''pokemon'' style=''background-image:url(./pokemon/&quot;&amp;[.B332]&amp;&quot;.png)''&gt;&lt;span&gt;&quot;&amp;[.A332]&amp;&quot;&lt;/span&gt;&lt;/div&gt;&lt;/div&gt;&quot;" office:value-type="string" office:string-value="&lt;div class=''entry ground shiny lucky'' title=''vibrava''&gt;&lt;div class=''pokemon'' style=''background-image:url(./pokemon/329.png)''&gt;&lt;span&gt;329&lt;/span&gt;&lt;/div&gt;&lt;/div&gt;" calcext:value-type="string">
            <text:p>&lt;div class=''entry ground shiny lucky'' title=''vibrava''&gt;&lt;div class=''pokemon'' style=''background-image:url(./pokemon/329.png)''&gt;&lt;span&gt;32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30</text:p>
          </table:table-cell>
          <table:table-cell office:value-type="string" calcext:value-type="string">
            <text:p>flyg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ragon</text:p>
          </table:table-cell>
          <table:table-cell table:number-columns-repeated="4"/>
          <table:table-cell table:formula="of:=&quot;&lt;div class=''entry &quot;&amp;[.D333]&amp;&quot; &quot;&amp;IF(ISTEXT([.F333]); [.F333]; IF(ISTEXT([.G333]); [.G333]; &quot;shiny&quot;) &amp; IF(ISTEXT([.H333]); &quot; &quot;&amp;[.H333]; &quot; lucky&quot;))&amp;&quot;'' title=''&quot;&amp;[.C333]&amp;&quot;''&gt;&lt;div class=''pokemon'' style=''background-image:url(./pokemon/&quot;&amp;[.B333]&amp;&quot;.png)''&gt;&lt;span&gt;&quot;&amp;[.A333]&amp;&quot;&lt;/span&gt;&lt;/div&gt;&lt;/div&gt;&quot;" office:value-type="string" office:string-value="&lt;div class=''entry ground shiny lucky'' title=''flygon''&gt;&lt;div class=''pokemon'' style=''background-image:url(./pokemon/330.png)''&gt;&lt;span&gt;330&lt;/span&gt;&lt;/div&gt;&lt;/div&gt;" calcext:value-type="string">
            <text:p>&lt;div class=''entry ground shiny lucky'' title=''flygon''&gt;&lt;div class=''pokemon'' style=''background-image:url(./pokemon/330.png)''&gt;&lt;span&gt;33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31</text:p>
          </table:table-cell>
          <table:table-cell office:value-type="string" calcext:value-type="string">
            <text:p>cacnea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334]&amp;&quot; &quot;&amp;IF(ISTEXT([.F334]); [.F334]; IF(ISTEXT([.G334]); [.G334]; &quot;shiny&quot;) &amp; IF(ISTEXT([.H334]); &quot; &quot;&amp;[.H334]; &quot; lucky&quot;))&amp;&quot;'' title=''&quot;&amp;[.C334]&amp;&quot;''&gt;&lt;div class=''pokemon'' style=''background-image:url(./pokemon/&quot;&amp;[.B334]&amp;&quot;.png)''&gt;&lt;span&gt;&quot;&amp;[.A334]&amp;&quot;&lt;/span&gt;&lt;/div&gt;&lt;/div&gt;&quot;" office:value-type="string" office:string-value="&lt;div class=''entry grass shiny lucky'' title=''cacnea''&gt;&lt;div class=''pokemon'' style=''background-image:url(./pokemon/331.png)''&gt;&lt;span&gt;331&lt;/span&gt;&lt;/div&gt;&lt;/div&gt;" calcext:value-type="string">
            <text:p>&lt;div class=''entry grass shiny lucky'' title=''cacnea''&gt;&lt;div class=''pokemon'' style=''background-image:url(./pokemon/331.png)''&gt;&lt;span&gt;33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32</text:p>
          </table:table-cell>
          <table:table-cell office:value-type="string" calcext:value-type="string">
            <text:p>cacturn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  <table:table-cell table:number-columns-repeated="4"/>
          <table:table-cell table:formula="of:=&quot;&lt;div class=''entry &quot;&amp;[.D335]&amp;&quot; &quot;&amp;IF(ISTEXT([.F335]); [.F335]; IF(ISTEXT([.G335]); [.G335]; &quot;shiny&quot;) &amp; IF(ISTEXT([.H335]); &quot; &quot;&amp;[.H335]; &quot; lucky&quot;))&amp;&quot;'' title=''&quot;&amp;[.C335]&amp;&quot;''&gt;&lt;div class=''pokemon'' style=''background-image:url(./pokemon/&quot;&amp;[.B335]&amp;&quot;.png)''&gt;&lt;span&gt;&quot;&amp;[.A335]&amp;&quot;&lt;/span&gt;&lt;/div&gt;&lt;/div&gt;&quot;" office:value-type="string" office:string-value="&lt;div class=''entry grass shiny lucky'' title=''cacturne''&gt;&lt;div class=''pokemon'' style=''background-image:url(./pokemon/332.png)''&gt;&lt;span&gt;332&lt;/span&gt;&lt;/div&gt;&lt;/div&gt;" calcext:value-type="string">
            <text:p>&lt;div class=''entry grass shiny lucky'' title=''cacturne''&gt;&lt;div class=''pokemon'' style=''background-image:url(./pokemon/332.png)''&gt;&lt;span&gt;33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33</text:p>
          </table:table-cell>
          <table:table-cell office:value-type="string" calcext:value-type="string">
            <text:p>swablu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336]&amp;&quot; &quot;&amp;IF(ISTEXT([.F336]); [.F336]; IF(ISTEXT([.G336]); [.G336]; &quot;shiny&quot;) &amp; IF(ISTEXT([.H336]); &quot; &quot;&amp;[.H336]; &quot; lucky&quot;))&amp;&quot;'' title=''&quot;&amp;[.C336]&amp;&quot;''&gt;&lt;div class=''pokemon'' style=''background-image:url(./pokemon/&quot;&amp;[.B336]&amp;&quot;.png)''&gt;&lt;span&gt;&quot;&amp;[.A336]&amp;&quot;&lt;/span&gt;&lt;/div&gt;&lt;/div&gt;&quot;" office:value-type="string" office:string-value="&lt;div class=''entry normal shiny lucky'' title=''swablu''&gt;&lt;div class=''pokemon'' style=''background-image:url(./pokemon/333.png)''&gt;&lt;span&gt;333&lt;/span&gt;&lt;/div&gt;&lt;/div&gt;" calcext:value-type="string">
            <text:p>&lt;div class=''entry normal shiny lucky'' title=''swablu''&gt;&lt;div class=''pokemon'' style=''background-image:url(./pokemon/333.png)''&gt;&lt;span&gt;33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34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337]&amp;&quot; &quot;&amp;IF(ISTEXT([.F337]); [.F337]; IF(ISTEXT([.G337]); [.G337]; &quot;shiny&quot;) &amp; IF(ISTEXT([.H337]); &quot; &quot;&amp;[.H337]; &quot; lucky&quot;))&amp;&quot;'' title=''&quot;&amp;[.C337]&amp;&quot;''&gt;&lt;div class=''pokemon'' style=''background-image:url(./pokemon/&quot;&amp;[.B337]&amp;&quot;.png)''&gt;&lt;span&gt;&quot;&amp;[.A337]&amp;&quot;&lt;/span&gt;&lt;/div&gt;&lt;/div&gt;&quot;" office:value-type="string" office:string-value="&lt;div class=''entry dragon shiny lucky'' title=''altaria''&gt;&lt;div class=''pokemon'' style=''background-image:url(./pokemon/334.png)''&gt;&lt;span&gt;334&lt;/span&gt;&lt;/div&gt;&lt;/div&gt;" calcext:value-type="string">
            <text:p>&lt;div class=''entry dragon shiny lucky'' title=''altaria''&gt;&lt;div class=''pokemon'' style=''background-image:url(./pokemon/334.png)''&gt;&lt;span&gt;33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35</text:p>
          </table:table-cell>
          <table:table-cell office:value-type="string" calcext:value-type="string">
            <text:p>zangoose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338]&amp;&quot; &quot;&amp;IF(ISTEXT([.F338]); [.F338]; IF(ISTEXT([.G338]); [.G338]; &quot;shiny&quot;) &amp; IF(ISTEXT([.H338]); &quot; &quot;&amp;[.H338]; &quot; lucky&quot;))&amp;&quot;'' title=''&quot;&amp;[.C338]&amp;&quot;''&gt;&lt;div class=''pokemon'' style=''background-image:url(./pokemon/&quot;&amp;[.B338]&amp;&quot;.png)''&gt;&lt;span&gt;&quot;&amp;[.A338]&amp;&quot;&lt;/span&gt;&lt;/div&gt;&lt;/div&gt;&quot;" office:value-type="string" office:string-value="&lt;div class=''entry normal shiny lucky'' title=''zangoose''&gt;&lt;div class=''pokemon'' style=''background-image:url(./pokemon/335.png)''&gt;&lt;span&gt;335&lt;/span&gt;&lt;/div&gt;&lt;/div&gt;" calcext:value-type="string">
            <text:p>&lt;div class=''entry normal shiny lucky'' title=''zangoose''&gt;&lt;div class=''pokemon'' style=''background-image:url(./pokemon/335.png)''&gt;&lt;span&gt;33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36</text:p>
          </table:table-cell>
          <table:table-cell office:value-type="string" calcext:value-type="string">
            <text:p>seviper</text:p>
          </table:table-cell>
          <table:table-cell office:value-type="string" calcext:value-type="string">
            <text:p>poison</text:p>
          </table:table-cell>
          <table:table-cell table:number-columns-repeated="5"/>
          <table:table-cell table:formula="of:=&quot;&lt;div class=''entry &quot;&amp;[.D339]&amp;&quot; &quot;&amp;IF(ISTEXT([.F339]); [.F339]; IF(ISTEXT([.G339]); [.G339]; &quot;shiny&quot;) &amp; IF(ISTEXT([.H339]); &quot; &quot;&amp;[.H339]; &quot; lucky&quot;))&amp;&quot;'' title=''&quot;&amp;[.C339]&amp;&quot;''&gt;&lt;div class=''pokemon'' style=''background-image:url(./pokemon/&quot;&amp;[.B339]&amp;&quot;.png)''&gt;&lt;span&gt;&quot;&amp;[.A339]&amp;&quot;&lt;/span&gt;&lt;/div&gt;&lt;/div&gt;&quot;" office:value-type="string" office:string-value="&lt;div class=''entry poison shiny lucky'' title=''seviper''&gt;&lt;div class=''pokemon'' style=''background-image:url(./pokemon/336.png)''&gt;&lt;span&gt;336&lt;/span&gt;&lt;/div&gt;&lt;/div&gt;" calcext:value-type="string">
            <text:p>&lt;div class=''entry poison shiny lucky'' title=''seviper''&gt;&lt;div class=''pokemon'' style=''background-image:url(./pokemon/336.png)''&gt;&lt;span&gt;33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37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340]&amp;&quot; &quot;&amp;IF(ISTEXT([.F340]); [.F340]; IF(ISTEXT([.G340]); [.G340]; &quot;shiny&quot;) &amp; IF(ISTEXT([.H340]); &quot; &quot;&amp;[.H340]; &quot; lucky&quot;))&amp;&quot;'' title=''&quot;&amp;[.C340]&amp;&quot;''&gt;&lt;div class=''pokemon'' style=''background-image:url(./pokemon/&quot;&amp;[.B340]&amp;&quot;.png)''&gt;&lt;span&gt;&quot;&amp;[.A340]&amp;&quot;&lt;/span&gt;&lt;/div&gt;&lt;/div&gt;&quot;" office:value-type="string" office:string-value="&lt;div class=''entry rock shiny lucky'' title=''lunatone''&gt;&lt;div class=''pokemon'' style=''background-image:url(./pokemon/337.png)''&gt;&lt;span&gt;337&lt;/span&gt;&lt;/div&gt;&lt;/div&gt;" calcext:value-type="string">
            <text:p>&lt;div class=''entry rock shiny lucky'' title=''lunatone''&gt;&lt;div class=''pokemon'' style=''background-image:url(./pokemon/337.png)''&gt;&lt;span&gt;33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38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341]&amp;&quot; &quot;&amp;IF(ISTEXT([.F341]); [.F341]; IF(ISTEXT([.G341]); [.G341]; &quot;shiny&quot;) &amp; IF(ISTEXT([.H341]); &quot; &quot;&amp;[.H341]; &quot; lucky&quot;))&amp;&quot;'' title=''&quot;&amp;[.C341]&amp;&quot;''&gt;&lt;div class=''pokemon'' style=''background-image:url(./pokemon/&quot;&amp;[.B341]&amp;&quot;.png)''&gt;&lt;span&gt;&quot;&amp;[.A341]&amp;&quot;&lt;/span&gt;&lt;/div&gt;&lt;/div&gt;&quot;" office:value-type="string" office:string-value="&lt;div class=''entry rock shiny lucky'' title=''solrock''&gt;&lt;div class=''pokemon'' style=''background-image:url(./pokemon/338.png)''&gt;&lt;span&gt;338&lt;/span&gt;&lt;/div&gt;&lt;/div&gt;" calcext:value-type="string">
            <text:p>&lt;div class=''entry rock shiny lucky'' title=''solrock''&gt;&lt;div class=''pokemon'' style=''background-image:url(./pokemon/338.png)''&gt;&lt;span&gt;33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39</text:p>
          </table:table-cell>
          <table:table-cell office:value-type="string" calcext:value-type="string">
            <text:p>barboac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342]&amp;&quot; &quot;&amp;IF(ISTEXT([.F342]); [.F342]; IF(ISTEXT([.G342]); [.G342]; &quot;shiny&quot;) &amp; IF(ISTEXT([.H342]); &quot; &quot;&amp;[.H342]; &quot; lucky&quot;))&amp;&quot;'' title=''&quot;&amp;[.C342]&amp;&quot;''&gt;&lt;div class=''pokemon'' style=''background-image:url(./pokemon/&quot;&amp;[.B342]&amp;&quot;.png)''&gt;&lt;span&gt;&quot;&amp;[.A342]&amp;&quot;&lt;/span&gt;&lt;/div&gt;&lt;/div&gt;&quot;" office:value-type="string" office:string-value="&lt;div class=''entry water shiny lucky'' title=''barboach''&gt;&lt;div class=''pokemon'' style=''background-image:url(./pokemon/339.png)''&gt;&lt;span&gt;339&lt;/span&gt;&lt;/div&gt;&lt;/div&gt;" calcext:value-type="string">
            <text:p>&lt;div class=''entry water shiny lucky'' title=''barboach''&gt;&lt;div class=''pokemon'' style=''background-image:url(./pokemon/339.png)''&gt;&lt;span&gt;33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40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343]&amp;&quot; &quot;&amp;IF(ISTEXT([.F343]); [.F343]; IF(ISTEXT([.G343]); [.G343]; &quot;shiny&quot;) &amp; IF(ISTEXT([.H343]); &quot; &quot;&amp;[.H343]; &quot; lucky&quot;))&amp;&quot;'' title=''&quot;&amp;[.C343]&amp;&quot;''&gt;&lt;div class=''pokemon'' style=''background-image:url(./pokemon/&quot;&amp;[.B343]&amp;&quot;.png)''&gt;&lt;span&gt;&quot;&amp;[.A343]&amp;&quot;&lt;/span&gt;&lt;/div&gt;&lt;/div&gt;&quot;" office:value-type="string" office:string-value="&lt;div class=''entry water shiny lucky'' title=''whiscash''&gt;&lt;div class=''pokemon'' style=''background-image:url(./pokemon/340.png)''&gt;&lt;span&gt;340&lt;/span&gt;&lt;/div&gt;&lt;/div&gt;" calcext:value-type="string">
            <text:p>&lt;div class=''entry water shiny lucky'' title=''whiscash''&gt;&lt;div class=''pokemon'' style=''background-image:url(./pokemon/340.png)''&gt;&lt;span&gt;34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41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44]&amp;&quot; &quot;&amp;IF(ISTEXT([.F344]); [.F344]; IF(ISTEXT([.G344]); [.G344]; &quot;shiny&quot;) &amp; IF(ISTEXT([.H344]); &quot; &quot;&amp;[.H344]; &quot; lucky&quot;))&amp;&quot;'' title=''&quot;&amp;[.C344]&amp;&quot;''&gt;&lt;div class=''pokemon'' style=''background-image:url(./pokemon/&quot;&amp;[.B344]&amp;&quot;.png)''&gt;&lt;span&gt;&quot;&amp;[.A344]&amp;&quot;&lt;/span&gt;&lt;/div&gt;&lt;/div&gt;&quot;" office:value-type="string" office:string-value="&lt;div class=''entry water missingshiny lucky'' title=''corphish''&gt;&lt;div class=''pokemon'' style=''background-image:url(./pokemon/341.png)''&gt;&lt;span&gt;341&lt;/span&gt;&lt;/div&gt;&lt;/div&gt;" calcext:value-type="string">
            <text:p>&lt;div class=''entry water missingshiny lucky'' title=''corphish''&gt;&lt;div class=''pokemon'' style=''background-image:url(./pokemon/341.png)''&gt;&lt;span&gt;34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42</text:p>
          </table:table-cell>
          <table:table-cell office:value-type="string" calcext:value-type="string">
            <text:p>crawdaun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45]&amp;&quot; &quot;&amp;IF(ISTEXT([.F345]); [.F345]; IF(ISTEXT([.G345]); [.G345]; &quot;shiny&quot;) &amp; IF(ISTEXT([.H345]); &quot; &quot;&amp;[.H345]; &quot; lucky&quot;))&amp;&quot;'' title=''&quot;&amp;[.C345]&amp;&quot;''&gt;&lt;div class=''pokemon'' style=''background-image:url(./pokemon/&quot;&amp;[.B345]&amp;&quot;.png)''&gt;&lt;span&gt;&quot;&amp;[.A345]&amp;&quot;&lt;/span&gt;&lt;/div&gt;&lt;/div&gt;&quot;" office:value-type="string" office:string-value="&lt;div class=''entry water missingshiny lucky'' title=''crawdaunt''&gt;&lt;div class=''pokemon'' style=''background-image:url(./pokemon/342.png)''&gt;&lt;span&gt;342&lt;/span&gt;&lt;/div&gt;&lt;/div&gt;" calcext:value-type="string">
            <text:p>&lt;div class=''entry water missingshiny lucky'' title=''crawdaunt''&gt;&lt;div class=''pokemon'' style=''background-image:url(./pokemon/342.png)''&gt;&lt;span&gt;34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43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346]&amp;&quot; &quot;&amp;IF(ISTEXT([.F346]); [.F346]; IF(ISTEXT([.G346]); [.G346]; &quot;shiny&quot;) &amp; IF(ISTEXT([.H346]); &quot; &quot;&amp;[.H346]; &quot; lucky&quot;))&amp;&quot;'' title=''&quot;&amp;[.C346]&amp;&quot;''&gt;&lt;div class=''pokemon'' style=''background-image:url(./pokemon/&quot;&amp;[.B346]&amp;&quot;.png)''&gt;&lt;span&gt;&quot;&amp;[.A346]&amp;&quot;&lt;/span&gt;&lt;/div&gt;&lt;/div&gt;&quot;" office:value-type="string" office:string-value="&lt;div class=''entry ground shiny lucky'' title=''baltoy''&gt;&lt;div class=''pokemon'' style=''background-image:url(./pokemon/343.png)''&gt;&lt;span&gt;343&lt;/span&gt;&lt;/div&gt;&lt;/div&gt;" calcext:value-type="string">
            <text:p>&lt;div class=''entry ground shiny lucky'' title=''baltoy''&gt;&lt;div class=''pokemon'' style=''background-image:url(./pokemon/343.png)''&gt;&lt;span&gt;34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44</text:p>
          </table:table-cell>
          <table:table-cell office:value-type="string" calcext:value-type="string">
            <text:p>claydo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347]&amp;&quot; &quot;&amp;IF(ISTEXT([.F347]); [.F347]; IF(ISTEXT([.G347]); [.G347]; &quot;shiny&quot;) &amp; IF(ISTEXT([.H347]); &quot; &quot;&amp;[.H347]; &quot; lucky&quot;))&amp;&quot;'' title=''&quot;&amp;[.C347]&amp;&quot;''&gt;&lt;div class=''pokemon'' style=''background-image:url(./pokemon/&quot;&amp;[.B347]&amp;&quot;.png)''&gt;&lt;span&gt;&quot;&amp;[.A347]&amp;&quot;&lt;/span&gt;&lt;/div&gt;&lt;/div&gt;&quot;" office:value-type="string" office:string-value="&lt;div class=''entry ground shiny lucky'' title=''claydol''&gt;&lt;div class=''pokemon'' style=''background-image:url(./pokemon/344.png)''&gt;&lt;span&gt;344&lt;/span&gt;&lt;/div&gt;&lt;/div&gt;" calcext:value-type="string">
            <text:p>&lt;div class=''entry ground shiny lucky'' title=''claydol''&gt;&lt;div class=''pokemon'' style=''background-image:url(./pokemon/344.png)''&gt;&lt;span&gt;34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45</text:p>
          </table:table-cell>
          <table:table-cell office:value-type="string" calcext:value-type="string">
            <text:p>lileep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ass</text:p>
          </table:table-cell>
          <table:table-cell table:number-columns-repeated="4"/>
          <table:table-cell table:formula="of:=&quot;&lt;div class=''entry &quot;&amp;[.D348]&amp;&quot; &quot;&amp;IF(ISTEXT([.F348]); [.F348]; IF(ISTEXT([.G348]); [.G348]; &quot;shiny&quot;) &amp; IF(ISTEXT([.H348]); &quot; &quot;&amp;[.H348]; &quot; lucky&quot;))&amp;&quot;'' title=''&quot;&amp;[.C348]&amp;&quot;''&gt;&lt;div class=''pokemon'' style=''background-image:url(./pokemon/&quot;&amp;[.B348]&amp;&quot;.png)''&gt;&lt;span&gt;&quot;&amp;[.A348]&amp;&quot;&lt;/span&gt;&lt;/div&gt;&lt;/div&gt;&quot;" office:value-type="string" office:string-value="&lt;div class=''entry rock shiny lucky'' title=''lileep''&gt;&lt;div class=''pokemon'' style=''background-image:url(./pokemon/345.png)''&gt;&lt;span&gt;345&lt;/span&gt;&lt;/div&gt;&lt;/div&gt;" calcext:value-type="string">
            <text:p>&lt;div class=''entry rock shiny lucky'' title=''lileep''&gt;&lt;div class=''pokemon'' style=''background-image:url(./pokemon/345.png)''&gt;&lt;span&gt;34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46</text:p>
          </table:table-cell>
          <table:table-cell office:value-type="string" calcext:value-type="string">
            <text:p>cradily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ass</text:p>
          </table:table-cell>
          <table:table-cell table:number-columns-repeated="4"/>
          <table:table-cell table:formula="of:=&quot;&lt;div class=''entry &quot;&amp;[.D349]&amp;&quot; &quot;&amp;IF(ISTEXT([.F349]); [.F349]; IF(ISTEXT([.G349]); [.G349]; &quot;shiny&quot;) &amp; IF(ISTEXT([.H349]); &quot; &quot;&amp;[.H349]; &quot; lucky&quot;))&amp;&quot;'' title=''&quot;&amp;[.C349]&amp;&quot;''&gt;&lt;div class=''pokemon'' style=''background-image:url(./pokemon/&quot;&amp;[.B349]&amp;&quot;.png)''&gt;&lt;span&gt;&quot;&amp;[.A349]&amp;&quot;&lt;/span&gt;&lt;/div&gt;&lt;/div&gt;&quot;" office:value-type="string" office:string-value="&lt;div class=''entry rock shiny lucky'' title=''cradily''&gt;&lt;div class=''pokemon'' style=''background-image:url(./pokemon/346.png)''&gt;&lt;span&gt;346&lt;/span&gt;&lt;/div&gt;&lt;/div&gt;" calcext:value-type="string">
            <text:p>&lt;div class=''entry rock shiny lucky'' title=''cradily''&gt;&lt;div class=''pokemon'' style=''background-image:url(./pokemon/346.png)''&gt;&lt;span&gt;34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47</text:p>
          </table:table-cell>
          <table:table-cell office:value-type="string" calcext:value-type="string">
            <text:p>anorith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bug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50]&amp;&quot; &quot;&amp;IF(ISTEXT([.F350]); [.F350]; IF(ISTEXT([.G350]); [.G350]; &quot;shiny&quot;) &amp; IF(ISTEXT([.H350]); &quot; &quot;&amp;[.H350]; &quot; lucky&quot;))&amp;&quot;'' title=''&quot;&amp;[.C350]&amp;&quot;''&gt;&lt;div class=''pokemon'' style=''background-image:url(./pokemon/&quot;&amp;[.B350]&amp;&quot;.png)''&gt;&lt;span&gt;&quot;&amp;[.A350]&amp;&quot;&lt;/span&gt;&lt;/div&gt;&lt;/div&gt;&quot;" office:value-type="string" office:string-value="&lt;div class=''entry rock missingshiny lucky'' title=''anorith''&gt;&lt;div class=''pokemon'' style=''background-image:url(./pokemon/347.png)''&gt;&lt;span&gt;347&lt;/span&gt;&lt;/div&gt;&lt;/div&gt;" calcext:value-type="string">
            <text:p>&lt;div class=''entry rock missingshiny lucky'' title=''anorith''&gt;&lt;div class=''pokemon'' style=''background-image:url(./pokemon/347.png)''&gt;&lt;span&gt;34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48</text:p>
          </table:table-cell>
          <table:table-cell office:value-type="string" calcext:value-type="string">
            <text:p>armald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bug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51]&amp;&quot; &quot;&amp;IF(ISTEXT([.F351]); [.F351]; IF(ISTEXT([.G351]); [.G351]; &quot;shiny&quot;) &amp; IF(ISTEXT([.H351]); &quot; &quot;&amp;[.H351]; &quot; lucky&quot;))&amp;&quot;'' title=''&quot;&amp;[.C351]&amp;&quot;''&gt;&lt;div class=''pokemon'' style=''background-image:url(./pokemon/&quot;&amp;[.B351]&amp;&quot;.png)''&gt;&lt;span&gt;&quot;&amp;[.A351]&amp;&quot;&lt;/span&gt;&lt;/div&gt;&lt;/div&gt;&quot;" office:value-type="string" office:string-value="&lt;div class=''entry rock missingshiny lucky'' title=''armaldo''&gt;&lt;div class=''pokemon'' style=''background-image:url(./pokemon/348.png)''&gt;&lt;span&gt;348&lt;/span&gt;&lt;/div&gt;&lt;/div&gt;" calcext:value-type="string">
            <text:p>&lt;div class=''entry rock missingshiny lucky'' title=''armaldo''&gt;&lt;div class=''pokemon'' style=''background-image:url(./pokemon/348.png)''&gt;&lt;span&gt;34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49</text:p>
          </table:table-cell>
          <table:table-cell office:value-type="string" calcext:value-type="string">
            <text:p>feebas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352]&amp;&quot; &quot;&amp;IF(ISTEXT([.F352]); [.F352]; IF(ISTEXT([.G352]); [.G352]; &quot;shiny&quot;) &amp; IF(ISTEXT([.H352]); &quot; &quot;&amp;[.H352]; &quot; lucky&quot;))&amp;&quot;'' title=''&quot;&amp;[.C352]&amp;&quot;''&gt;&lt;div class=''pokemon'' style=''background-image:url(./pokemon/&quot;&amp;[.B352]&amp;&quot;.png)''&gt;&lt;span&gt;&quot;&amp;[.A352]&amp;&quot;&lt;/span&gt;&lt;/div&gt;&lt;/div&gt;&quot;" office:value-type="string" office:string-value="&lt;div class=''entry water shiny lucky'' title=''feebas''&gt;&lt;div class=''pokemon'' style=''background-image:url(./pokemon/349.png)''&gt;&lt;span&gt;349&lt;/span&gt;&lt;/div&gt;&lt;/div&gt;" calcext:value-type="string">
            <text:p>&lt;div class=''entry water shiny lucky'' title=''feebas''&gt;&lt;div class=''pokemon'' style=''background-image:url(./pokemon/349.png)''&gt;&lt;span&gt;34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50</text:p>
          </table:table-cell>
          <table:table-cell office:value-type="string" calcext:value-type="string">
            <text:p>milotic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353]&amp;&quot; &quot;&amp;IF(ISTEXT([.F353]); [.F353]; IF(ISTEXT([.G353]); [.G353]; &quot;shiny&quot;) &amp; IF(ISTEXT([.H353]); &quot; &quot;&amp;[.H353]; &quot; lucky&quot;))&amp;&quot;'' title=''&quot;&amp;[.C353]&amp;&quot;''&gt;&lt;div class=''pokemon'' style=''background-image:url(./pokemon/&quot;&amp;[.B353]&amp;&quot;.png)''&gt;&lt;span&gt;&quot;&amp;[.A353]&amp;&quot;&lt;/span&gt;&lt;/div&gt;&lt;/div&gt;&quot;" office:value-type="string" office:string-value="&lt;div class=''entry water shiny lucky'' title=''milotic''&gt;&lt;div class=''pokemon'' style=''background-image:url(./pokemon/350.png)''&gt;&lt;span&gt;350&lt;/span&gt;&lt;/div&gt;&lt;/div&gt;" calcext:value-type="string">
            <text:p>&lt;div class=''entry water shiny lucky'' title=''milotic''&gt;&lt;div class=''pokemon'' style=''background-image:url(./pokemon/350.png)''&gt;&lt;span&gt;35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51</text:p>
          </table:table-cell>
          <table:table-cell office:value-type="string" calcext:value-type="string">
            <text:p>castform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354]&amp;&quot; &quot;&amp;IF(ISTEXT([.F354]); [.F354]; IF(ISTEXT([.G354]); [.G354]; &quot;shiny&quot;) &amp; IF(ISTEXT([.H354]); &quot; &quot;&amp;[.H354]; &quot; lucky&quot;))&amp;&quot;'' title=''&quot;&amp;[.C354]&amp;&quot;''&gt;&lt;div class=''pokemon'' style=''background-image:url(./pokemon/&quot;&amp;[.B354]&amp;&quot;.png)''&gt;&lt;span&gt;&quot;&amp;[.A354]&amp;&quot;&lt;/span&gt;&lt;/div&gt;&lt;/div&gt;&quot;" office:value-type="string" office:string-value="&lt;div class=''entry normal shiny lucky'' title=''castform''&gt;&lt;div class=''pokemon'' style=''background-image:url(./pokemon/351.png)''&gt;&lt;span&gt;351&lt;/span&gt;&lt;/div&gt;&lt;/div&gt;" calcext:value-type="string">
            <text:p>&lt;div class=''entry normal shiny lucky'' title=''castform''&gt;&lt;div class=''pokemon'' style=''background-image:url(./pokemon/351.png)''&gt;&lt;span&gt;35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52</text:p>
          </table:table-cell>
          <table:table-cell office:value-type="string" calcext:value-type="string">
            <text:p>kecleon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55]&amp;&quot; &quot;&amp;IF(ISTEXT([.F355]); [.F355]; IF(ISTEXT([.G355]); [.G355]; &quot;shiny&quot;) &amp; IF(ISTEXT([.H355]); &quot; &quot;&amp;[.H355]; &quot; lucky&quot;))&amp;&quot;'' title=''&quot;&amp;[.C355]&amp;&quot;''&gt;&lt;div class=''pokemon'' style=''background-image:url(./pokemon/&quot;&amp;[.B355]&amp;&quot;.png)''&gt;&lt;span&gt;&quot;&amp;[.A355]&amp;&quot;&lt;/span&gt;&lt;/div&gt;&lt;/div&gt;&quot;" office:value-type="string" office:string-value="&lt;div class=''entry normal missingshiny lucky'' title=''kecleon''&gt;&lt;div class=''pokemon'' style=''background-image:url(./pokemon/352.png)''&gt;&lt;span&gt;352&lt;/span&gt;&lt;/div&gt;&lt;/div&gt;" calcext:value-type="string">
            <text:p>&lt;div class=''entry normal missingshiny lucky'' title=''kecleon''&gt;&lt;div class=''pokemon'' style=''background-image:url(./pokemon/352.png)''&gt;&lt;span&gt;35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53</text:p>
          </table:table-cell>
          <table:table-cell office:value-type="string" calcext:value-type="string">
            <text:p>shuppet</text:p>
          </table:table-cell>
          <table:table-cell office:value-type="string" calcext:value-type="string">
            <text:p>ghost</text:p>
          </table:table-cell>
          <table:table-cell table:number-columns-repeated="5"/>
          <table:table-cell table:formula="of:=&quot;&lt;div class=''entry &quot;&amp;[.D356]&amp;&quot; &quot;&amp;IF(ISTEXT([.F356]); [.F356]; IF(ISTEXT([.G356]); [.G356]; &quot;shiny&quot;) &amp; IF(ISTEXT([.H356]); &quot; &quot;&amp;[.H356]; &quot; lucky&quot;))&amp;&quot;'' title=''&quot;&amp;[.C356]&amp;&quot;''&gt;&lt;div class=''pokemon'' style=''background-image:url(./pokemon/&quot;&amp;[.B356]&amp;&quot;.png)''&gt;&lt;span&gt;&quot;&amp;[.A356]&amp;&quot;&lt;/span&gt;&lt;/div&gt;&lt;/div&gt;&quot;" office:value-type="string" office:string-value="&lt;div class=''entry ghost shiny lucky'' title=''shuppet''&gt;&lt;div class=''pokemon'' style=''background-image:url(./pokemon/353.png)''&gt;&lt;span&gt;353&lt;/span&gt;&lt;/div&gt;&lt;/div&gt;" calcext:value-type="string">
            <text:p>&lt;div class=''entry ghost shiny lucky'' title=''shuppet''&gt;&lt;div class=''pokemon'' style=''background-image:url(./pokemon/353.png)''&gt;&lt;span&gt;35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54</text:p>
          </table:table-cell>
          <table:table-cell office:value-type="string" calcext:value-type="string">
            <text:p>banette</text:p>
          </table:table-cell>
          <table:table-cell office:value-type="string" calcext:value-type="string">
            <text:p>ghost</text:p>
          </table:table-cell>
          <table:table-cell table:number-columns-repeated="5"/>
          <table:table-cell table:formula="of:=&quot;&lt;div class=''entry &quot;&amp;[.D357]&amp;&quot; &quot;&amp;IF(ISTEXT([.F357]); [.F357]; IF(ISTEXT([.G357]); [.G357]; &quot;shiny&quot;) &amp; IF(ISTEXT([.H357]); &quot; &quot;&amp;[.H357]; &quot; lucky&quot;))&amp;&quot;'' title=''&quot;&amp;[.C357]&amp;&quot;''&gt;&lt;div class=''pokemon'' style=''background-image:url(./pokemon/&quot;&amp;[.B357]&amp;&quot;.png)''&gt;&lt;span&gt;&quot;&amp;[.A357]&amp;&quot;&lt;/span&gt;&lt;/div&gt;&lt;/div&gt;&quot;" office:value-type="string" office:string-value="&lt;div class=''entry ghost shiny lucky'' title=''banette''&gt;&lt;div class=''pokemon'' style=''background-image:url(./pokemon/354.png)''&gt;&lt;span&gt;354&lt;/span&gt;&lt;/div&gt;&lt;/div&gt;" calcext:value-type="string">
            <text:p>&lt;div class=''entry ghost shiny lucky'' title=''banette''&gt;&lt;div class=''pokemon'' style=''background-image:url(./pokemon/354.png)''&gt;&lt;span&gt;35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55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ghost</text:p>
          </table:table-cell>
          <table:table-cell table:number-columns-repeated="5"/>
          <table:table-cell table:formula="of:=&quot;&lt;div class=''entry &quot;&amp;[.D358]&amp;&quot; &quot;&amp;IF(ISTEXT([.F358]); [.F358]; IF(ISTEXT([.G358]); [.G358]; &quot;shiny&quot;) &amp; IF(ISTEXT([.H358]); &quot; &quot;&amp;[.H358]; &quot; lucky&quot;))&amp;&quot;'' title=''&quot;&amp;[.C358]&amp;&quot;''&gt;&lt;div class=''pokemon'' style=''background-image:url(./pokemon/&quot;&amp;[.B358]&amp;&quot;.png)''&gt;&lt;span&gt;&quot;&amp;[.A358]&amp;&quot;&lt;/span&gt;&lt;/div&gt;&lt;/div&gt;&quot;" office:value-type="string" office:string-value="&lt;div class=''entry ghost shiny lucky'' title=''duskull''&gt;&lt;div class=''pokemon'' style=''background-image:url(./pokemon/355.png)''&gt;&lt;span&gt;355&lt;/span&gt;&lt;/div&gt;&lt;/div&gt;" calcext:value-type="string">
            <text:p>&lt;div class=''entry ghost shiny lucky'' title=''duskull''&gt;&lt;div class=''pokemon'' style=''background-image:url(./pokemon/355.png)''&gt;&lt;span&gt;35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56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host</text:p>
          </table:table-cell>
          <table:table-cell table:number-columns-repeated="5"/>
          <table:table-cell table:formula="of:=&quot;&lt;div class=''entry &quot;&amp;[.D359]&amp;&quot; &quot;&amp;IF(ISTEXT([.F359]); [.F359]; IF(ISTEXT([.G359]); [.G359]; &quot;shiny&quot;) &amp; IF(ISTEXT([.H359]); &quot; &quot;&amp;[.H359]; &quot; lucky&quot;))&amp;&quot;'' title=''&quot;&amp;[.C359]&amp;&quot;''&gt;&lt;div class=''pokemon'' style=''background-image:url(./pokemon/&quot;&amp;[.B359]&amp;&quot;.png)''&gt;&lt;span&gt;&quot;&amp;[.A359]&amp;&quot;&lt;/span&gt;&lt;/div&gt;&lt;/div&gt;&quot;" office:value-type="string" office:string-value="&lt;div class=''entry ghost shiny lucky'' title=''dusclops''&gt;&lt;div class=''pokemon'' style=''background-image:url(./pokemon/356.png)''&gt;&lt;span&gt;356&lt;/span&gt;&lt;/div&gt;&lt;/div&gt;" calcext:value-type="string">
            <text:p>&lt;div class=''entry ghost shiny lucky'' title=''dusclops''&gt;&lt;div class=''pokemon'' style=''background-image:url(./pokemon/356.png)''&gt;&lt;span&gt;35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57</text:p>
          </table:table-cell>
          <table:table-cell office:value-type="string" calcext:value-type="string">
            <text:p>tropiu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360]&amp;&quot; &quot;&amp;IF(ISTEXT([.F360]); [.F360]; IF(ISTEXT([.G360]); [.G360]; &quot;shiny&quot;) &amp; IF(ISTEXT([.H360]); &quot; &quot;&amp;[.H360]; &quot; lucky&quot;))&amp;&quot;'' title=''&quot;&amp;[.C360]&amp;&quot;''&gt;&lt;div class=''pokemon'' style=''background-image:url(./pokemon/&quot;&amp;[.B360]&amp;&quot;.png)''&gt;&lt;span&gt;&quot;&amp;[.A360]&amp;&quot;&lt;/span&gt;&lt;/div&gt;&lt;/div&gt;&quot;" office:value-type="string" office:string-value="&lt;div class=''entry grass shiny lucky'' title=''tropius''&gt;&lt;div class=''pokemon'' style=''background-image:url(./pokemon/357.png)''&gt;&lt;span&gt;357&lt;/span&gt;&lt;/div&gt;&lt;/div&gt;" calcext:value-type="string">
            <text:p>&lt;div class=''entry grass shiny lucky'' title=''tropius''&gt;&lt;div class=''pokemon'' style=''background-image:url(./pokemon/357.png)''&gt;&lt;span&gt;35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58</text:p>
          </table:table-cell>
          <table:table-cell office:value-type="string" calcext:value-type="string">
            <text:p>chimecho</text:p>
          </table:table-cell>
          <table:table-cell office:value-type="string" calcext:value-type="string">
            <text:p>psychic</text:p>
          </table:table-cell>
          <table:table-cell table:number-columns-repeated="5"/>
          <table:table-cell table:formula="of:=&quot;&lt;div class=''entry &quot;&amp;[.D361]&amp;&quot; &quot;&amp;IF(ISTEXT([.F361]); [.F361]; IF(ISTEXT([.G361]); [.G361]; &quot;shiny&quot;) &amp; IF(ISTEXT([.H361]); &quot; &quot;&amp;[.H361]; &quot; lucky&quot;))&amp;&quot;'' title=''&quot;&amp;[.C361]&amp;&quot;''&gt;&lt;div class=''pokemon'' style=''background-image:url(./pokemon/&quot;&amp;[.B361]&amp;&quot;.png)''&gt;&lt;span&gt;&quot;&amp;[.A361]&amp;&quot;&lt;/span&gt;&lt;/div&gt;&lt;/div&gt;&quot;" office:value-type="string" office:string-value="&lt;div class=''entry psychic shiny lucky'' title=''chimecho''&gt;&lt;div class=''pokemon'' style=''background-image:url(./pokemon/358.png)''&gt;&lt;span&gt;358&lt;/span&gt;&lt;/div&gt;&lt;/div&gt;" calcext:value-type="string">
            <text:p>&lt;div class=''entry psychic shiny lucky'' title=''chimecho''&gt;&lt;div class=''pokemon'' style=''background-image:url(./pokemon/358.png)''&gt;&lt;span&gt;35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59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dark</text:p>
          </table:table-cell>
          <table:table-cell table:number-columns-repeated="5"/>
          <table:table-cell table:formula="of:=&quot;&lt;div class=''entry &quot;&amp;[.D362]&amp;&quot; &quot;&amp;IF(ISTEXT([.F362]); [.F362]; IF(ISTEXT([.G362]); [.G362]; &quot;shiny&quot;) &amp; IF(ISTEXT([.H362]); &quot; &quot;&amp;[.H362]; &quot; lucky&quot;))&amp;&quot;'' title=''&quot;&amp;[.C362]&amp;&quot;''&gt;&lt;div class=''pokemon'' style=''background-image:url(./pokemon/&quot;&amp;[.B362]&amp;&quot;.png)''&gt;&lt;span&gt;&quot;&amp;[.A362]&amp;&quot;&lt;/span&gt;&lt;/div&gt;&lt;/div&gt;&quot;" office:value-type="string" office:string-value="&lt;div class=''entry dark shiny lucky'' title=''absol''&gt;&lt;div class=''pokemon'' style=''background-image:url(./pokemon/359.png)''&gt;&lt;span&gt;359&lt;/span&gt;&lt;/div&gt;&lt;/div&gt;" calcext:value-type="string">
            <text:p>&lt;div class=''entry dark shiny lucky'' title=''absol''&gt;&lt;div class=''pokemon'' style=''background-image:url(./pokemon/359.png)''&gt;&lt;span&gt;35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60</text:p>
          </table:table-cell>
          <table:table-cell office:value-type="string" calcext:value-type="string">
            <text:p>wynaut</text:p>
          </table:table-cell>
          <table:table-cell office:value-type="string" calcext:value-type="string">
            <text:p>psychic</text:p>
          </table:table-cell>
          <table:table-cell table:number-columns-repeated="5"/>
          <table:table-cell table:formula="of:=&quot;&lt;div class=''entry &quot;&amp;[.D363]&amp;&quot; &quot;&amp;IF(ISTEXT([.F363]); [.F363]; IF(ISTEXT([.G363]); [.G363]; &quot;shiny&quot;) &amp; IF(ISTEXT([.H363]); &quot; &quot;&amp;[.H363]; &quot; lucky&quot;))&amp;&quot;'' title=''&quot;&amp;[.C363]&amp;&quot;''&gt;&lt;div class=''pokemon'' style=''background-image:url(./pokemon/&quot;&amp;[.B363]&amp;&quot;.png)''&gt;&lt;span&gt;&quot;&amp;[.A363]&amp;&quot;&lt;/span&gt;&lt;/div&gt;&lt;/div&gt;&quot;" office:value-type="string" office:string-value="&lt;div class=''entry psychic shiny lucky'' title=''wynaut''&gt;&lt;div class=''pokemon'' style=''background-image:url(./pokemon/360.png)''&gt;&lt;span&gt;360&lt;/span&gt;&lt;/div&gt;&lt;/div&gt;" calcext:value-type="string">
            <text:p>&lt;div class=''entry psychic shiny lucky'' title=''wynaut''&gt;&lt;div class=''pokemon'' style=''background-image:url(./pokemon/360.png)''&gt;&lt;span&gt;36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61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ice</text:p>
          </table:table-cell>
          <table:table-cell table:number-columns-repeated="5"/>
          <table:table-cell table:formula="of:=&quot;&lt;div class=''entry &quot;&amp;[.D364]&amp;&quot; &quot;&amp;IF(ISTEXT([.F364]); [.F364]; IF(ISTEXT([.G364]); [.G364]; &quot;shiny&quot;) &amp; IF(ISTEXT([.H364]); &quot; &quot;&amp;[.H364]; &quot; lucky&quot;))&amp;&quot;'' title=''&quot;&amp;[.C364]&amp;&quot;''&gt;&lt;div class=''pokemon'' style=''background-image:url(./pokemon/&quot;&amp;[.B364]&amp;&quot;.png)''&gt;&lt;span&gt;&quot;&amp;[.A364]&amp;&quot;&lt;/span&gt;&lt;/div&gt;&lt;/div&gt;&quot;" office:value-type="string" office:string-value="&lt;div class=''entry ice shiny lucky'' title=''snorunt''&gt;&lt;div class=''pokemon'' style=''background-image:url(./pokemon/361.png)''&gt;&lt;span&gt;361&lt;/span&gt;&lt;/div&gt;&lt;/div&gt;" calcext:value-type="string">
            <text:p>&lt;div class=''entry ice shiny lucky'' title=''snorunt''&gt;&lt;div class=''pokemon'' style=''background-image:url(./pokemon/361.png)''&gt;&lt;span&gt;36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62</text:p>
          </table:table-cell>
          <table:table-cell office:value-type="string" calcext:value-type="string">
            <text:p>glalie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65]&amp;&quot; &quot;&amp;IF(ISTEXT([.F365]); [.F365]; IF(ISTEXT([.G365]); [.G365]; &quot;shiny&quot;) &amp; IF(ISTEXT([.H365]); &quot; &quot;&amp;[.H365]; &quot; lucky&quot;))&amp;&quot;'' title=''&quot;&amp;[.C365]&amp;&quot;''&gt;&lt;div class=''pokemon'' style=''background-image:url(./pokemon/&quot;&amp;[.B365]&amp;&quot;.png)''&gt;&lt;span&gt;&quot;&amp;[.A365]&amp;&quot;&lt;/span&gt;&lt;/div&gt;&lt;/div&gt;&quot;" office:value-type="string" office:string-value="&lt;div class=''entry ice missingshiny lucky'' title=''glalie''&gt;&lt;div class=''pokemon'' style=''background-image:url(./pokemon/362.png)''&gt;&lt;span&gt;362&lt;/span&gt;&lt;/div&gt;&lt;/div&gt;" calcext:value-type="string">
            <text:p>&lt;div class=''entry ice missingshiny lucky'' title=''glalie''&gt;&lt;div class=''pokemon'' style=''background-image:url(./pokemon/362.png)''&gt;&lt;span&gt;36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63</text:p>
          </table:table-cell>
          <table:table-cell office:value-type="string" calcext:value-type="string">
            <text:p>spheal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  <table:table-cell table:number-columns-repeated="4"/>
          <table:table-cell table:formula="of:=&quot;&lt;div class=''entry &quot;&amp;[.D366]&amp;&quot; &quot;&amp;IF(ISTEXT([.F366]); [.F366]; IF(ISTEXT([.G366]); [.G366]; &quot;shiny&quot;) &amp; IF(ISTEXT([.H366]); &quot; &quot;&amp;[.H366]; &quot; lucky&quot;))&amp;&quot;'' title=''&quot;&amp;[.C366]&amp;&quot;''&gt;&lt;div class=''pokemon'' style=''background-image:url(./pokemon/&quot;&amp;[.B366]&amp;&quot;.png)''&gt;&lt;span&gt;&quot;&amp;[.A366]&amp;&quot;&lt;/span&gt;&lt;/div&gt;&lt;/div&gt;&quot;" office:value-type="string" office:string-value="&lt;div class=''entry ice shiny lucky'' title=''spheal''&gt;&lt;div class=''pokemon'' style=''background-image:url(./pokemon/363.png)''&gt;&lt;span&gt;363&lt;/span&gt;&lt;/div&gt;&lt;/div&gt;" calcext:value-type="string">
            <text:p>&lt;div class=''entry ice shiny lucky'' title=''spheal''&gt;&lt;div class=''pokemon'' style=''background-image:url(./pokemon/363.png)''&gt;&lt;span&gt;36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64</text:p>
          </table:table-cell>
          <table:table-cell office:value-type="string" calcext:value-type="string">
            <text:p>seale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  <table:table-cell table:number-columns-repeated="4"/>
          <table:table-cell table:formula="of:=&quot;&lt;div class=''entry &quot;&amp;[.D367]&amp;&quot; &quot;&amp;IF(ISTEXT([.F367]); [.F367]; IF(ISTEXT([.G367]); [.G367]; &quot;shiny&quot;) &amp; IF(ISTEXT([.H367]); &quot; &quot;&amp;[.H367]; &quot; lucky&quot;))&amp;&quot;'' title=''&quot;&amp;[.C367]&amp;&quot;''&gt;&lt;div class=''pokemon'' style=''background-image:url(./pokemon/&quot;&amp;[.B367]&amp;&quot;.png)''&gt;&lt;span&gt;&quot;&amp;[.A367]&amp;&quot;&lt;/span&gt;&lt;/div&gt;&lt;/div&gt;&quot;" office:value-type="string" office:string-value="&lt;div class=''entry ice shiny lucky'' title=''sealeo''&gt;&lt;div class=''pokemon'' style=''background-image:url(./pokemon/364.png)''&gt;&lt;span&gt;364&lt;/span&gt;&lt;/div&gt;&lt;/div&gt;" calcext:value-type="string">
            <text:p>&lt;div class=''entry ice shiny lucky'' title=''sealeo''&gt;&lt;div class=''pokemon'' style=''background-image:url(./pokemon/364.png)''&gt;&lt;span&gt;36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65</text:p>
          </table:table-cell>
          <table:table-cell office:value-type="string" calcext:value-type="string">
            <text:p>walrein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  <table:table-cell table:number-columns-repeated="4"/>
          <table:table-cell table:formula="of:=&quot;&lt;div class=''entry &quot;&amp;[.D368]&amp;&quot; &quot;&amp;IF(ISTEXT([.F368]); [.F368]; IF(ISTEXT([.G368]); [.G368]; &quot;shiny&quot;) &amp; IF(ISTEXT([.H368]); &quot; &quot;&amp;[.H368]; &quot; lucky&quot;))&amp;&quot;'' title=''&quot;&amp;[.C368]&amp;&quot;''&gt;&lt;div class=''pokemon'' style=''background-image:url(./pokemon/&quot;&amp;[.B368]&amp;&quot;.png)''&gt;&lt;span&gt;&quot;&amp;[.A368]&amp;&quot;&lt;/span&gt;&lt;/div&gt;&lt;/div&gt;&quot;" office:value-type="string" office:string-value="&lt;div class=''entry ice shiny lucky'' title=''walrein''&gt;&lt;div class=''pokemon'' style=''background-image:url(./pokemon/365.png)''&gt;&lt;span&gt;365&lt;/span&gt;&lt;/div&gt;&lt;/div&gt;" calcext:value-type="string">
            <text:p>&lt;div class=''entry ice shiny lucky'' title=''walrein''&gt;&lt;div class=''pokemon'' style=''background-image:url(./pokemon/365.png)''&gt;&lt;span&gt;36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66</text:p>
          </table:table-cell>
          <table:table-cell office:value-type="string" calcext:value-type="string">
            <text:p>clamperl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369]&amp;&quot; &quot;&amp;IF(ISTEXT([.F369]); [.F369]; IF(ISTEXT([.G369]); [.G369]; &quot;shiny&quot;) &amp; IF(ISTEXT([.H369]); &quot; &quot;&amp;[.H369]; &quot; lucky&quot;))&amp;&quot;'' title=''&quot;&amp;[.C369]&amp;&quot;''&gt;&lt;div class=''pokemon'' style=''background-image:url(./pokemon/&quot;&amp;[.B369]&amp;&quot;.png)''&gt;&lt;span&gt;&quot;&amp;[.A369]&amp;&quot;&lt;/span&gt;&lt;/div&gt;&lt;/div&gt;&quot;" office:value-type="string" office:string-value="&lt;div class=''entry water shiny lucky'' title=''clamperl''&gt;&lt;div class=''pokemon'' style=''background-image:url(./pokemon/366.png)''&gt;&lt;span&gt;366&lt;/span&gt;&lt;/div&gt;&lt;/div&gt;" calcext:value-type="string">
            <text:p>&lt;div class=''entry water shiny lucky'' title=''clamperl''&gt;&lt;div class=''pokemon'' style=''background-image:url(./pokemon/366.png)''&gt;&lt;span&gt;36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67</text:p>
          </table:table-cell>
          <table:table-cell office:value-type="string" calcext:value-type="string">
            <text:p>huntail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370]&amp;&quot; &quot;&amp;IF(ISTEXT([.F370]); [.F370]; IF(ISTEXT([.G370]); [.G370]; &quot;shiny&quot;) &amp; IF(ISTEXT([.H370]); &quot; &quot;&amp;[.H370]; &quot; lucky&quot;))&amp;&quot;'' title=''&quot;&amp;[.C370]&amp;&quot;''&gt;&lt;div class=''pokemon'' style=''background-image:url(./pokemon/&quot;&amp;[.B370]&amp;&quot;.png)''&gt;&lt;span&gt;&quot;&amp;[.A370]&amp;&quot;&lt;/span&gt;&lt;/div&gt;&lt;/div&gt;&quot;" office:value-type="string" office:string-value="&lt;div class=''entry water shiny lucky'' title=''huntail''&gt;&lt;div class=''pokemon'' style=''background-image:url(./pokemon/367.png)''&gt;&lt;span&gt;367&lt;/span&gt;&lt;/div&gt;&lt;/div&gt;" calcext:value-type="string">
            <text:p>&lt;div class=''entry water shiny lucky'' title=''huntail''&gt;&lt;div class=''pokemon'' style=''background-image:url(./pokemon/367.png)''&gt;&lt;span&gt;36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68</text:p>
          </table:table-cell>
          <table:table-cell office:value-type="string" calcext:value-type="string">
            <text:p>gorebyss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371]&amp;&quot; &quot;&amp;IF(ISTEXT([.F371]); [.F371]; IF(ISTEXT([.G371]); [.G371]; &quot;shiny&quot;) &amp; IF(ISTEXT([.H371]); &quot; &quot;&amp;[.H371]; &quot; lucky&quot;))&amp;&quot;'' title=''&quot;&amp;[.C371]&amp;&quot;''&gt;&lt;div class=''pokemon'' style=''background-image:url(./pokemon/&quot;&amp;[.B371]&amp;&quot;.png)''&gt;&lt;span&gt;&quot;&amp;[.A371]&amp;&quot;&lt;/span&gt;&lt;/div&gt;&lt;/div&gt;&quot;" office:value-type="string" office:string-value="&lt;div class=''entry water shiny lucky'' title=''gorebyss''&gt;&lt;div class=''pokemon'' style=''background-image:url(./pokemon/368.png)''&gt;&lt;span&gt;368&lt;/span&gt;&lt;/div&gt;&lt;/div&gt;" calcext:value-type="string">
            <text:p>&lt;div class=''entry water shiny lucky'' title=''gorebyss''&gt;&lt;div class=''pokemon'' style=''background-image:url(./pokemon/368.png)''&gt;&lt;span&gt;36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69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missing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372]&amp;&quot; &quot;&amp;IF(ISTEXT([.F372]); [.F372]; IF(ISTEXT([.G372]); [.G372]; &quot;shiny&quot;) &amp; IF(ISTEXT([.H372]); &quot; &quot;&amp;[.H372]; &quot; lucky&quot;))&amp;&quot;'' title=''&quot;&amp;[.C372]&amp;&quot;''&gt;&lt;div class=''pokemon'' style=''background-image:url(./pokemon/&quot;&amp;[.B372]&amp;&quot;.png)''&gt;&lt;span&gt;&quot;&amp;[.A372]&amp;&quot;&lt;/span&gt;&lt;/div&gt;&lt;/div&gt;&quot;" office:value-type="string" office:string-value="&lt;div class=''entry water missingshiny missinglucky'' title=''relicanth''&gt;&lt;div class=''pokemon'' style=''background-image:url(./pokemon/369.png)''&gt;&lt;span&gt;369&lt;/span&gt;&lt;/div&gt;&lt;/div&gt;" calcext:value-type="string">
            <text:p>&lt;div class=''entry water missingshiny missinglucky'' title=''relicanth''&gt;&lt;div class=''pokemon'' style=''background-image:url(./pokemon/369.png)''&gt;&lt;span&gt;36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70</text:p>
          </table:table-cell>
          <table:table-cell office:value-type="string" calcext:value-type="string">
            <text:p>luvdisc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373]&amp;&quot; &quot;&amp;IF(ISTEXT([.F373]); [.F373]; IF(ISTEXT([.G373]); [.G373]; &quot;shiny&quot;) &amp; IF(ISTEXT([.H373]); &quot; &quot;&amp;[.H373]; &quot; lucky&quot;))&amp;&quot;'' title=''&quot;&amp;[.C373]&amp;&quot;''&gt;&lt;div class=''pokemon'' style=''background-image:url(./pokemon/&quot;&amp;[.B373]&amp;&quot;.png)''&gt;&lt;span&gt;&quot;&amp;[.A373]&amp;&quot;&lt;/span&gt;&lt;/div&gt;&lt;/div&gt;&quot;" office:value-type="string" office:string-value="&lt;div class=''entry water missingshiny lucky'' title=''luvdisc''&gt;&lt;div class=''pokemon'' style=''background-image:url(./pokemon/370.png)''&gt;&lt;span&gt;370&lt;/span&gt;&lt;/div&gt;&lt;/div&gt;" calcext:value-type="string">
            <text:p>&lt;div class=''entry water missingshiny lucky'' title=''luvdisc''&gt;&lt;div class=''pokemon'' style=''background-image:url(./pokemon/370.png)''&gt;&lt;span&gt;37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7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</text:p>
          </table:table-cell>
          <table:table-cell table:number-columns-repeated="5"/>
          <table:table-cell table:formula="of:=&quot;&lt;div class=''entry &quot;&amp;[.D374]&amp;&quot; &quot;&amp;IF(ISTEXT([.F374]); [.F374]; IF(ISTEXT([.G374]); [.G374]; &quot;shiny&quot;) &amp; IF(ISTEXT([.H374]); &quot; &quot;&amp;[.H374]; &quot; lucky&quot;))&amp;&quot;'' title=''&quot;&amp;[.C374]&amp;&quot;''&gt;&lt;div class=''pokemon'' style=''background-image:url(./pokemon/&quot;&amp;[.B374]&amp;&quot;.png)''&gt;&lt;span&gt;&quot;&amp;[.A374]&amp;&quot;&lt;/span&gt;&lt;/div&gt;&lt;/div&gt;&quot;" office:value-type="string" office:string-value="&lt;div class=''entry dragon shiny lucky'' title=''bagon''&gt;&lt;div class=''pokemon'' style=''background-image:url(./pokemon/371.png)''&gt;&lt;span&gt;371&lt;/span&gt;&lt;/div&gt;&lt;/div&gt;" calcext:value-type="string">
            <text:p>&lt;div class=''entry dragon shiny lucky'' title=''bagon''&gt;&lt;div class=''pokemon'' style=''background-image:url(./pokemon/371.png)''&gt;&lt;span&gt;37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7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</text:p>
          </table:table-cell>
          <table:table-cell table:number-columns-repeated="5"/>
          <table:table-cell table:formula="of:=&quot;&lt;div class=''entry &quot;&amp;[.D375]&amp;&quot; &quot;&amp;IF(ISTEXT([.F375]); [.F375]; IF(ISTEXT([.G375]); [.G375]; &quot;shiny&quot;) &amp; IF(ISTEXT([.H375]); &quot; &quot;&amp;[.H375]; &quot; lucky&quot;))&amp;&quot;'' title=''&quot;&amp;[.C375]&amp;&quot;''&gt;&lt;div class=''pokemon'' style=''background-image:url(./pokemon/&quot;&amp;[.B375]&amp;&quot;.png)''&gt;&lt;span&gt;&quot;&amp;[.A375]&amp;&quot;&lt;/span&gt;&lt;/div&gt;&lt;/div&gt;&quot;" office:value-type="string" office:string-value="&lt;div class=''entry dragon shiny lucky'' title=''shelgon''&gt;&lt;div class=''pokemon'' style=''background-image:url(./pokemon/372.png)''&gt;&lt;span&gt;372&lt;/span&gt;&lt;/div&gt;&lt;/div&gt;" calcext:value-type="string">
            <text:p>&lt;div class=''entry dragon shiny lucky'' title=''shelgon''&gt;&lt;div class=''pokemon'' style=''background-image:url(./pokemon/372.png)''&gt;&lt;span&gt;37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7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376]&amp;&quot; &quot;&amp;IF(ISTEXT([.F376]); [.F376]; IF(ISTEXT([.G376]); [.G376]; &quot;shiny&quot;) &amp; IF(ISTEXT([.H376]); &quot; &quot;&amp;[.H376]; &quot; lucky&quot;))&amp;&quot;'' title=''&quot;&amp;[.C376]&amp;&quot;''&gt;&lt;div class=''pokemon'' style=''background-image:url(./pokemon/&quot;&amp;[.B376]&amp;&quot;.png)''&gt;&lt;span&gt;&quot;&amp;[.A376]&amp;&quot;&lt;/span&gt;&lt;/div&gt;&lt;/div&gt;&quot;" office:value-type="string" office:string-value="&lt;div class=''entry dragon shiny lucky'' title=''salamence''&gt;&lt;div class=''pokemon'' style=''background-image:url(./pokemon/373.png)''&gt;&lt;span&gt;373&lt;/span&gt;&lt;/div&gt;&lt;/div&gt;" calcext:value-type="string">
            <text:p>&lt;div class=''entry dragon shiny lucky'' title=''salamence''&gt;&lt;div class=''pokemon'' style=''background-image:url(./pokemon/373.png)''&gt;&lt;span&gt;37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74</text:p>
          </table:table-cell>
          <table:table-cell office:value-type="string" calcext:value-type="string">
            <text:p>beldum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377]&amp;&quot; &quot;&amp;IF(ISTEXT([.F377]); [.F377]; IF(ISTEXT([.G377]); [.G377]; &quot;shiny&quot;) &amp; IF(ISTEXT([.H377]); &quot; &quot;&amp;[.H377]; &quot; lucky&quot;))&amp;&quot;'' title=''&quot;&amp;[.C377]&amp;&quot;''&gt;&lt;div class=''pokemon'' style=''background-image:url(./pokemon/&quot;&amp;[.B377]&amp;&quot;.png)''&gt;&lt;span&gt;&quot;&amp;[.A377]&amp;&quot;&lt;/span&gt;&lt;/div&gt;&lt;/div&gt;&quot;" office:value-type="string" office:string-value="&lt;div class=''entry steel shiny lucky'' title=''beldum''&gt;&lt;div class=''pokemon'' style=''background-image:url(./pokemon/374.png)''&gt;&lt;span&gt;374&lt;/span&gt;&lt;/div&gt;&lt;/div&gt;" calcext:value-type="string">
            <text:p>&lt;div class=''entry steel shiny lucky'' title=''beldum''&gt;&lt;div class=''pokemon'' style=''background-image:url(./pokemon/374.png)''&gt;&lt;span&gt;37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75</text:p>
          </table:table-cell>
          <table:table-cell office:value-type="string" calcext:value-type="string">
            <text:p>metang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378]&amp;&quot; &quot;&amp;IF(ISTEXT([.F378]); [.F378]; IF(ISTEXT([.G378]); [.G378]; &quot;shiny&quot;) &amp; IF(ISTEXT([.H378]); &quot; &quot;&amp;[.H378]; &quot; lucky&quot;))&amp;&quot;'' title=''&quot;&amp;[.C378]&amp;&quot;''&gt;&lt;div class=''pokemon'' style=''background-image:url(./pokemon/&quot;&amp;[.B378]&amp;&quot;.png)''&gt;&lt;span&gt;&quot;&amp;[.A378]&amp;&quot;&lt;/span&gt;&lt;/div&gt;&lt;/div&gt;&quot;" office:value-type="string" office:string-value="&lt;div class=''entry steel shiny lucky'' title=''metang''&gt;&lt;div class=''pokemon'' style=''background-image:url(./pokemon/375.png)''&gt;&lt;span&gt;375&lt;/span&gt;&lt;/div&gt;&lt;/div&gt;" calcext:value-type="string">
            <text:p>&lt;div class=''entry steel shiny lucky'' title=''metang''&gt;&lt;div class=''pokemon'' style=''background-image:url(./pokemon/375.png)''&gt;&lt;span&gt;37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76</text:p>
          </table:table-cell>
          <table:table-cell office:value-type="string" calcext:value-type="string">
            <text:p>metagros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379]&amp;&quot; &quot;&amp;IF(ISTEXT([.F379]); [.F379]; IF(ISTEXT([.G379]); [.G379]; &quot;shiny&quot;) &amp; IF(ISTEXT([.H379]); &quot; &quot;&amp;[.H379]; &quot; lucky&quot;))&amp;&quot;'' title=''&quot;&amp;[.C379]&amp;&quot;''&gt;&lt;div class=''pokemon'' style=''background-image:url(./pokemon/&quot;&amp;[.B379]&amp;&quot;.png)''&gt;&lt;span&gt;&quot;&amp;[.A379]&amp;&quot;&lt;/span&gt;&lt;/div&gt;&lt;/div&gt;&quot;" office:value-type="string" office:string-value="&lt;div class=''entry steel shiny lucky'' title=''metagross''&gt;&lt;div class=''pokemon'' style=''background-image:url(./pokemon/376.png)''&gt;&lt;span&gt;376&lt;/span&gt;&lt;/div&gt;&lt;/div&gt;" calcext:value-type="string">
            <text:p>&lt;div class=''entry steel shiny lucky'' title=''metagross''&gt;&lt;div class=''pokemon'' style=''background-image:url(./pokemon/376.png)''&gt;&lt;span&gt;37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77</text:p>
          </table:table-cell>
          <table:table-cell office:value-type="string" calcext:value-type="string">
            <text:p>regirock</text:p>
          </table:table-cell>
          <table:table-cell office:value-type="string" calcext:value-type="string">
            <text:p>rock</text:p>
          </table:table-cell>
          <table:table-cell table:number-columns-repeated="5"/>
          <table:table-cell table:formula="of:=&quot;&lt;div class=''entry &quot;&amp;[.D380]&amp;&quot; &quot;&amp;IF(ISTEXT([.F380]); [.F380]; IF(ISTEXT([.G380]); [.G380]; &quot;shiny&quot;) &amp; IF(ISTEXT([.H380]); &quot; &quot;&amp;[.H380]; &quot; lucky&quot;))&amp;&quot;'' title=''&quot;&amp;[.C380]&amp;&quot;''&gt;&lt;div class=''pokemon'' style=''background-image:url(./pokemon/&quot;&amp;[.B380]&amp;&quot;.png)''&gt;&lt;span&gt;&quot;&amp;[.A380]&amp;&quot;&lt;/span&gt;&lt;/div&gt;&lt;/div&gt;&quot;" office:value-type="string" office:string-value="&lt;div class=''entry rock shiny lucky'' title=''regirock''&gt;&lt;div class=''pokemon'' style=''background-image:url(./pokemon/377.png)''&gt;&lt;span&gt;377&lt;/span&gt;&lt;/div&gt;&lt;/div&gt;" calcext:value-type="string">
            <text:p>&lt;div class=''entry rock shiny lucky'' title=''regirock''&gt;&lt;div class=''pokemon'' style=''background-image:url(./pokemon/377.png)''&gt;&lt;span&gt;37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78</text:p>
          </table:table-cell>
          <table:table-cell office:value-type="string" calcext:value-type="string">
            <text:p>regice</text:p>
          </table:table-cell>
          <table:table-cell office:value-type="string" calcext:value-type="string">
            <text:p>ice</text:p>
          </table:table-cell>
          <table:table-cell table:number-columns-repeated="3"/>
          <table:table-cell office:value-type="string" calcext:value-type="string">
            <text:p>missinglucky</text:p>
          </table:table-cell>
          <table:table-cell/>
          <table:table-cell table:formula="of:=&quot;&lt;div class=''entry &quot;&amp;[.D381]&amp;&quot; &quot;&amp;IF(ISTEXT([.F381]); [.F381]; IF(ISTEXT([.G381]); [.G381]; &quot;shiny&quot;) &amp; IF(ISTEXT([.H381]); &quot; &quot;&amp;[.H381]; &quot; lucky&quot;))&amp;&quot;'' title=''&quot;&amp;[.C381]&amp;&quot;''&gt;&lt;div class=''pokemon'' style=''background-image:url(./pokemon/&quot;&amp;[.B381]&amp;&quot;.png)''&gt;&lt;span&gt;&quot;&amp;[.A381]&amp;&quot;&lt;/span&gt;&lt;/div&gt;&lt;/div&gt;&quot;" office:value-type="string" office:string-value="&lt;div class=''entry ice shiny missinglucky'' title=''regice''&gt;&lt;div class=''pokemon'' style=''background-image:url(./pokemon/378.png)''&gt;&lt;span&gt;378&lt;/span&gt;&lt;/div&gt;&lt;/div&gt;" calcext:value-type="string">
            <text:p>&lt;div class=''entry ice shiny missinglucky'' title=''regice''&gt;&lt;div class=''pokemon'' style=''background-image:url(./pokemon/378.png)''&gt;&lt;span&gt;37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79</text:p>
          </table:table-cell>
          <table:table-cell office:value-type="string" calcext:value-type="string">
            <text:p>registeel</text:p>
          </table:table-cell>
          <table:table-cell office:value-type="string" calcext:value-type="string">
            <text:p>steel</text:p>
          </table:table-cell>
          <table:table-cell table:number-columns-repeated="5"/>
          <table:table-cell table:formula="of:=&quot;&lt;div class=''entry &quot;&amp;[.D382]&amp;&quot; &quot;&amp;IF(ISTEXT([.F382]); [.F382]; IF(ISTEXT([.G382]); [.G382]; &quot;shiny&quot;) &amp; IF(ISTEXT([.H382]); &quot; &quot;&amp;[.H382]; &quot; lucky&quot;))&amp;&quot;'' title=''&quot;&amp;[.C382]&amp;&quot;''&gt;&lt;div class=''pokemon'' style=''background-image:url(./pokemon/&quot;&amp;[.B382]&amp;&quot;.png)''&gt;&lt;span&gt;&quot;&amp;[.A382]&amp;&quot;&lt;/span&gt;&lt;/div&gt;&lt;/div&gt;&quot;" office:value-type="string" office:string-value="&lt;div class=''entry steel shiny lucky'' title=''registeel''&gt;&lt;div class=''pokemon'' style=''background-image:url(./pokemon/379.png)''&gt;&lt;span&gt;379&lt;/span&gt;&lt;/div&gt;&lt;/div&gt;" calcext:value-type="string">
            <text:p>&lt;div class=''entry steel shiny lucky'' title=''registeel''&gt;&lt;div class=''pokemon'' style=''background-image:url(./pokemon/379.png)''&gt;&lt;span&gt;37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80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383]&amp;&quot; &quot;&amp;IF(ISTEXT([.F383]); [.F383]; IF(ISTEXT([.G383]); [.G383]; &quot;shiny&quot;) &amp; IF(ISTEXT([.H383]); &quot; &quot;&amp;[.H383]; &quot; lucky&quot;))&amp;&quot;'' title=''&quot;&amp;[.C383]&amp;&quot;''&gt;&lt;div class=''pokemon'' style=''background-image:url(./pokemon/&quot;&amp;[.B383]&amp;&quot;.png)''&gt;&lt;span&gt;&quot;&amp;[.A383]&amp;&quot;&lt;/span&gt;&lt;/div&gt;&lt;/div&gt;&quot;" office:value-type="string" office:string-value="&lt;div class=''entry dragon shiny lucky'' title=''latias''&gt;&lt;div class=''pokemon'' style=''background-image:url(./pokemon/380.png)''&gt;&lt;span&gt;380&lt;/span&gt;&lt;/div&gt;&lt;/div&gt;" calcext:value-type="string">
            <text:p>&lt;div class=''entry dragon shiny lucky'' title=''latias''&gt;&lt;div class=''pokemon'' style=''background-image:url(./pokemon/380.png)''&gt;&lt;span&gt;38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81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384]&amp;&quot; &quot;&amp;IF(ISTEXT([.F384]); [.F384]; IF(ISTEXT([.G384]); [.G384]; &quot;shiny&quot;) &amp; IF(ISTEXT([.H384]); &quot; &quot;&amp;[.H384]; &quot; lucky&quot;))&amp;&quot;'' title=''&quot;&amp;[.C384]&amp;&quot;''&gt;&lt;div class=''pokemon'' style=''background-image:url(./pokemon/&quot;&amp;[.B384]&amp;&quot;.png)''&gt;&lt;span&gt;&quot;&amp;[.A384]&amp;&quot;&lt;/span&gt;&lt;/div&gt;&lt;/div&gt;&quot;" office:value-type="string" office:string-value="&lt;div class=''entry dragon shiny lucky'' title=''latios''&gt;&lt;div class=''pokemon'' style=''background-image:url(./pokemon/381.png)''&gt;&lt;span&gt;381&lt;/span&gt;&lt;/div&gt;&lt;/div&gt;" calcext:value-type="string">
            <text:p>&lt;div class=''entry dragon shiny lucky'' title=''latios''&gt;&lt;div class=''pokemon'' style=''background-image:url(./pokemon/381.png)''&gt;&lt;span&gt;38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82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385]&amp;&quot; &quot;&amp;IF(ISTEXT([.F385]); [.F385]; IF(ISTEXT([.G385]); [.G385]; &quot;shiny&quot;) &amp; IF(ISTEXT([.H385]); &quot; &quot;&amp;[.H385]; &quot; lucky&quot;))&amp;&quot;'' title=''&quot;&amp;[.C385]&amp;&quot;''&gt;&lt;div class=''pokemon'' style=''background-image:url(./pokemon/&quot;&amp;[.B385]&amp;&quot;.png)''&gt;&lt;span&gt;&quot;&amp;[.A385]&amp;&quot;&lt;/span&gt;&lt;/div&gt;&lt;/div&gt;&quot;" office:value-type="string" office:string-value="&lt;div class=''entry water shiny lucky'' title=''kyogre''&gt;&lt;div class=''pokemon'' style=''background-image:url(./pokemon/382.png)''&gt;&lt;span&gt;382&lt;/span&gt;&lt;/div&gt;&lt;/div&gt;" calcext:value-type="string">
            <text:p>&lt;div class=''entry water shiny lucky'' title=''kyogre''&gt;&lt;div class=''pokemon'' style=''background-image:url(./pokemon/382.png)''&gt;&lt;span&gt;38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83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ground</text:p>
          </table:table-cell>
          <table:table-cell table:number-columns-repeated="5"/>
          <table:table-cell table:formula="of:=&quot;&lt;div class=''entry &quot;&amp;[.D386]&amp;&quot; &quot;&amp;IF(ISTEXT([.F386]); [.F386]; IF(ISTEXT([.G386]); [.G386]; &quot;shiny&quot;) &amp; IF(ISTEXT([.H386]); &quot; &quot;&amp;[.H386]; &quot; lucky&quot;))&amp;&quot;'' title=''&quot;&amp;[.C386]&amp;&quot;''&gt;&lt;div class=''pokemon'' style=''background-image:url(./pokemon/&quot;&amp;[.B386]&amp;&quot;.png)''&gt;&lt;span&gt;&quot;&amp;[.A386]&amp;&quot;&lt;/span&gt;&lt;/div&gt;&lt;/div&gt;&quot;" office:value-type="string" office:string-value="&lt;div class=''entry ground shiny lucky'' title=''groudon''&gt;&lt;div class=''pokemon'' style=''background-image:url(./pokemon/383.png)''&gt;&lt;span&gt;383&lt;/span&gt;&lt;/div&gt;&lt;/div&gt;" calcext:value-type="string">
            <text:p>&lt;div class=''entry ground shiny lucky'' title=''groudon''&gt;&lt;div class=''pokemon'' style=''background-image:url(./pokemon/383.png)''&gt;&lt;span&gt;38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8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387]&amp;&quot; &quot;&amp;IF(ISTEXT([.F387]); [.F387]; IF(ISTEXT([.G387]); [.G387]; &quot;shiny&quot;) &amp; IF(ISTEXT([.H387]); &quot; &quot;&amp;[.H387]; &quot; lucky&quot;))&amp;&quot;'' title=''&quot;&amp;[.C387]&amp;&quot;''&gt;&lt;div class=''pokemon'' style=''background-image:url(./pokemon/&quot;&amp;[.B387]&amp;&quot;.png)''&gt;&lt;span&gt;&quot;&amp;[.A387]&amp;&quot;&lt;/span&gt;&lt;/div&gt;&lt;/div&gt;&quot;" office:value-type="string" office:string-value="&lt;div class=''entry dragon shiny lucky'' title=''rayquaza''&gt;&lt;div class=''pokemon'' style=''background-image:url(./pokemon/384.png)''&gt;&lt;span&gt;384&lt;/span&gt;&lt;/div&gt;&lt;/div&gt;" calcext:value-type="string">
            <text:p>&lt;div class=''entry dragon shiny lucky'' title=''rayquaza''&gt;&lt;div class=''pokemon'' style=''background-image:url(./pokemon/384.png)''&gt;&lt;span&gt;38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85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missing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388]&amp;&quot; &quot;&amp;IF(ISTEXT([.F388]); [.F388]; IF(ISTEXT([.G388]); [.G388]; &quot;shiny&quot;) &amp; IF(ISTEXT([.H388]); &quot; &quot;&amp;[.H388]; &quot; lucky&quot;))&amp;&quot;'' title=''&quot;&amp;[.C388]&amp;&quot;''&gt;&lt;div class=''pokemon'' style=''background-image:url(./pokemon/&quot;&amp;[.B388]&amp;&quot;.png)''&gt;&lt;span&gt;&quot;&amp;[.A388]&amp;&quot;&lt;/span&gt;&lt;/div&gt;&lt;/div&gt;&quot;" office:value-type="string" office:string-value="&lt;div class=''entry steel missingshiny nolucky'' title=''jirachi''&gt;&lt;div class=''pokemon'' style=''background-image:url(./pokemon/385.png)''&gt;&lt;span&gt;385&lt;/span&gt;&lt;/div&gt;&lt;/div&gt;" calcext:value-type="string">
            <text:p>&lt;div class=''entry steel missingshiny nolucky'' title=''jirachi''&gt;&lt;div class=''pokemon'' style=''background-image:url(./pokemon/385.png)''&gt;&lt;span&gt;38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86</text:p>
          </table:table-cell>
          <table:table-cell office:value-type="string" calcext:value-type="string">
            <text:p>deoxys</text:p>
          </table:table-cell>
          <table:table-cell office:value-type="string" calcext:value-type="string">
            <text:p>psychic</text:p>
          </table:table-cell>
          <table:table-cell table:number-columns-repeated="3"/>
          <table:table-cell office:value-type="string" calcext:value-type="string">
            <text:p>nolucky</text:p>
          </table:table-cell>
          <table:table-cell/>
          <table:table-cell table:formula="of:=&quot;&lt;div class=''entry &quot;&amp;[.D389]&amp;&quot; &quot;&amp;IF(ISTEXT([.F389]); [.F389]; IF(ISTEXT([.G389]); [.G389]; &quot;shiny&quot;) &amp; IF(ISTEXT([.H389]); &quot; &quot;&amp;[.H389]; &quot; lucky&quot;))&amp;&quot;'' title=''&quot;&amp;[.C389]&amp;&quot;''&gt;&lt;div class=''pokemon'' style=''background-image:url(./pokemon/&quot;&amp;[.B389]&amp;&quot;.png)''&gt;&lt;span&gt;&quot;&amp;[.A389]&amp;&quot;&lt;/span&gt;&lt;/div&gt;&lt;/div&gt;&quot;" office:value-type="string" office:string-value="&lt;div class=''entry psychic shiny nolucky'' title=''deoxys''&gt;&lt;div class=''pokemon'' style=''background-image:url(./pokemon/386.png)''&gt;&lt;span&gt;386&lt;/span&gt;&lt;/div&gt;&lt;/div&gt;" calcext:value-type="string">
            <text:p>&lt;div class=''entry psychic shiny nolucky'' title=''deoxys''&gt;&lt;div class=''pokemon'' style=''background-image:url(./pokemon/386.png)''&gt;&lt;span&gt;386&lt;/span&gt;&lt;/div&gt;&lt;/div&gt;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 table:number-columns-spanned="9" table:number-rows-spanned="1">
            <text:p>GEN IV (Sinnoh)</text:p>
          </table:table-cell>
          <table:covered-table-cell table:number-columns-repeated="4" table:style-name="ce5"/>
          <table:covered-table-cell table:style-name="ce23"/>
          <table:covered-table-cell table:style-name="ce25"/>
          <table:covered-table-cell table:style-name="ce27"/>
          <table:covered-table-cell table:style-name="ce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387</text:p>
          </table:table-cell>
          <table:table-cell office:value-type="string" calcext:value-type="string">
            <text:p>turtwig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391]&amp;&quot; &quot;&amp;IF(ISTEXT([.F391]); [.F391]; IF(ISTEXT([.G391]); [.G391]; &quot;shiny&quot;) &amp; IF(ISTEXT([.H391]); &quot; &quot;&amp;[.H391]; &quot; lucky&quot;))&amp;&quot;'' title=''&quot;&amp;[.C391]&amp;&quot;''&gt;&lt;div class=''pokemon'' style=''background-image:url(./pokemon/&quot;&amp;[.B391]&amp;&quot;.png)''&gt;&lt;span&gt;&quot;&amp;[.A391]&amp;&quot;&lt;/span&gt;&lt;/div&gt;&lt;/div&gt;&quot;" office:value-type="string" office:string-value="&lt;div class=''entry grass shiny lucky'' title=''turtwig''&gt;&lt;div class=''pokemon'' style=''background-image:url(./pokemon/387.png)''&gt;&lt;span&gt;387&lt;/span&gt;&lt;/div&gt;&lt;/div&gt;" calcext:value-type="string">
            <text:p>&lt;div class=''entry grass shiny lucky'' title=''turtwig''&gt;&lt;div class=''pokemon'' style=''background-image:url(./pokemon/387.png)''&gt;&lt;span&gt;38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88</text:p>
          </table:table-cell>
          <table:table-cell office:value-type="string" calcext:value-type="string">
            <text:p>grotle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392]&amp;&quot; &quot;&amp;IF(ISTEXT([.F392]); [.F392]; IF(ISTEXT([.G392]); [.G392]; &quot;shiny&quot;) &amp; IF(ISTEXT([.H392]); &quot; &quot;&amp;[.H392]; &quot; lucky&quot;))&amp;&quot;'' title=''&quot;&amp;[.C392]&amp;&quot;''&gt;&lt;div class=''pokemon'' style=''background-image:url(./pokemon/&quot;&amp;[.B392]&amp;&quot;.png)''&gt;&lt;span&gt;&quot;&amp;[.A392]&amp;&quot;&lt;/span&gt;&lt;/div&gt;&lt;/div&gt;&quot;" office:value-type="string" office:string-value="&lt;div class=''entry grass shiny lucky'' title=''grotle''&gt;&lt;div class=''pokemon'' style=''background-image:url(./pokemon/388.png)''&gt;&lt;span&gt;388&lt;/span&gt;&lt;/div&gt;&lt;/div&gt;" calcext:value-type="string">
            <text:p>&lt;div class=''entry grass shiny lucky'' title=''grotle''&gt;&lt;div class=''pokemon'' style=''background-image:url(./pokemon/388.png)''&gt;&lt;span&gt;38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89</text:p>
          </table:table-cell>
          <table:table-cell office:value-type="string" calcext:value-type="string">
            <text:p>torterra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393]&amp;&quot; &quot;&amp;IF(ISTEXT([.F393]); [.F393]; IF(ISTEXT([.G393]); [.G393]; &quot;shiny&quot;) &amp; IF(ISTEXT([.H393]); &quot; &quot;&amp;[.H393]; &quot; lucky&quot;))&amp;&quot;'' title=''&quot;&amp;[.C393]&amp;&quot;''&gt;&lt;div class=''pokemon'' style=''background-image:url(./pokemon/&quot;&amp;[.B393]&amp;&quot;.png)''&gt;&lt;span&gt;&quot;&amp;[.A393]&amp;&quot;&lt;/span&gt;&lt;/div&gt;&lt;/div&gt;&quot;" office:value-type="string" office:string-value="&lt;div class=''entry grass shiny lucky'' title=''torterra''&gt;&lt;div class=''pokemon'' style=''background-image:url(./pokemon/389.png)''&gt;&lt;span&gt;389&lt;/span&gt;&lt;/div&gt;&lt;/div&gt;" calcext:value-type="string">
            <text:p>&lt;div class=''entry grass shiny lucky'' title=''torterra''&gt;&lt;div class=''pokemon'' style=''background-image:url(./pokemon/389.png)''&gt;&lt;span&gt;38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90</text:p>
          </table:table-cell>
          <table:table-cell office:value-type="string" calcext:value-type="string">
            <text:p>chimchar</text:p>
          </table:table-cell>
          <table:table-cell office:value-type="string" calcext:value-type="string">
            <text:p>fire</text:p>
          </table:table-cell>
          <table:table-cell table:number-columns-repeated="5"/>
          <table:table-cell table:formula="of:=&quot;&lt;div class=''entry &quot;&amp;[.D394]&amp;&quot; &quot;&amp;IF(ISTEXT([.F394]); [.F394]; IF(ISTEXT([.G394]); [.G394]; &quot;shiny&quot;) &amp; IF(ISTEXT([.H394]); &quot; &quot;&amp;[.H394]; &quot; lucky&quot;))&amp;&quot;'' title=''&quot;&amp;[.C394]&amp;&quot;''&gt;&lt;div class=''pokemon'' style=''background-image:url(./pokemon/&quot;&amp;[.B394]&amp;&quot;.png)''&gt;&lt;span&gt;&quot;&amp;[.A394]&amp;&quot;&lt;/span&gt;&lt;/div&gt;&lt;/div&gt;&quot;" office:value-type="string" office:string-value="&lt;div class=''entry fire shiny lucky'' title=''chimchar''&gt;&lt;div class=''pokemon'' style=''background-image:url(./pokemon/390.png)''&gt;&lt;span&gt;390&lt;/span&gt;&lt;/div&gt;&lt;/div&gt;" calcext:value-type="string">
            <text:p>&lt;div class=''entry fire shiny lucky'' title=''chimchar''&gt;&lt;div class=''pokemon'' style=''background-image:url(./pokemon/390.png)''&gt;&lt;span&gt;39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91</text:p>
          </table:table-cell>
          <table:table-cell office:value-type="string" calcext:value-type="string">
            <text:p>monfer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4"/>
          <table:table-cell table:formula="of:=&quot;&lt;div class=''entry &quot;&amp;[.D395]&amp;&quot; &quot;&amp;IF(ISTEXT([.F395]); [.F395]; IF(ISTEXT([.G395]); [.G395]; &quot;shiny&quot;) &amp; IF(ISTEXT([.H395]); &quot; &quot;&amp;[.H395]; &quot; lucky&quot;))&amp;&quot;'' title=''&quot;&amp;[.C395]&amp;&quot;''&gt;&lt;div class=''pokemon'' style=''background-image:url(./pokemon/&quot;&amp;[.B395]&amp;&quot;.png)''&gt;&lt;span&gt;&quot;&amp;[.A395]&amp;&quot;&lt;/span&gt;&lt;/div&gt;&lt;/div&gt;&quot;" office:value-type="string" office:string-value="&lt;div class=''entry fire shiny lucky'' title=''monferno''&gt;&lt;div class=''pokemon'' style=''background-image:url(./pokemon/391.png)''&gt;&lt;span&gt;391&lt;/span&gt;&lt;/div&gt;&lt;/div&gt;" calcext:value-type="string">
            <text:p>&lt;div class=''entry fire shiny lucky'' title=''monferno''&gt;&lt;div class=''pokemon'' style=''background-image:url(./pokemon/391.png)''&gt;&lt;span&gt;39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92</text:p>
          </table:table-cell>
          <table:table-cell office:value-type="string" calcext:value-type="string">
            <text:p>infernap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4"/>
          <table:table-cell table:formula="of:=&quot;&lt;div class=''entry &quot;&amp;[.D396]&amp;&quot; &quot;&amp;IF(ISTEXT([.F396]); [.F396]; IF(ISTEXT([.G396]); [.G396]; &quot;shiny&quot;) &amp; IF(ISTEXT([.H396]); &quot; &quot;&amp;[.H396]; &quot; lucky&quot;))&amp;&quot;'' title=''&quot;&amp;[.C396]&amp;&quot;''&gt;&lt;div class=''pokemon'' style=''background-image:url(./pokemon/&quot;&amp;[.B396]&amp;&quot;.png)''&gt;&lt;span&gt;&quot;&amp;[.A396]&amp;&quot;&lt;/span&gt;&lt;/div&gt;&lt;/div&gt;&quot;" office:value-type="string" office:string-value="&lt;div class=''entry fire shiny lucky'' title=''infernape''&gt;&lt;div class=''pokemon'' style=''background-image:url(./pokemon/392.png)''&gt;&lt;span&gt;392&lt;/span&gt;&lt;/div&gt;&lt;/div&gt;" calcext:value-type="string">
            <text:p>&lt;div class=''entry fire shiny lucky'' title=''infernape''&gt;&lt;div class=''pokemon'' style=''background-image:url(./pokemon/392.png)''&gt;&lt;span&gt;39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93</text:p>
          </table:table-cell>
          <table:table-cell office:value-type="string" calcext:value-type="string">
            <text:p>piplup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397]&amp;&quot; &quot;&amp;IF(ISTEXT([.F397]); [.F397]; IF(ISTEXT([.G397]); [.G397]; &quot;shiny&quot;) &amp; IF(ISTEXT([.H397]); &quot; &quot;&amp;[.H397]; &quot; lucky&quot;))&amp;&quot;'' title=''&quot;&amp;[.C397]&amp;&quot;''&gt;&lt;div class=''pokemon'' style=''background-image:url(./pokemon/&quot;&amp;[.B397]&amp;&quot;.png)''&gt;&lt;span&gt;&quot;&amp;[.A397]&amp;&quot;&lt;/span&gt;&lt;/div&gt;&lt;/div&gt;&quot;" office:value-type="string" office:string-value="&lt;div class=''entry water shiny lucky'' title=''piplup''&gt;&lt;div class=''pokemon'' style=''background-image:url(./pokemon/393.png)''&gt;&lt;span&gt;393&lt;/span&gt;&lt;/div&gt;&lt;/div&gt;" calcext:value-type="string">
            <text:p>&lt;div class=''entry water shiny lucky'' title=''piplup''&gt;&lt;div class=''pokemon'' style=''background-image:url(./pokemon/393.png)''&gt;&lt;span&gt;39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94</text:p>
          </table:table-cell>
          <table:table-cell office:value-type="string" calcext:value-type="string">
            <text:p>prinplup</text:p>
          </table:table-cell>
          <table:table-cell office:value-type="string" calcext:value-type="string">
            <text:p>water</text:p>
          </table:table-cell>
          <table:table-cell table:number-columns-repeated="5"/>
          <table:table-cell table:formula="of:=&quot;&lt;div class=''entry &quot;&amp;[.D398]&amp;&quot; &quot;&amp;IF(ISTEXT([.F398]); [.F398]; IF(ISTEXT([.G398]); [.G398]; &quot;shiny&quot;) &amp; IF(ISTEXT([.H398]); &quot; &quot;&amp;[.H398]; &quot; lucky&quot;))&amp;&quot;'' title=''&quot;&amp;[.C398]&amp;&quot;''&gt;&lt;div class=''pokemon'' style=''background-image:url(./pokemon/&quot;&amp;[.B398]&amp;&quot;.png)''&gt;&lt;span&gt;&quot;&amp;[.A398]&amp;&quot;&lt;/span&gt;&lt;/div&gt;&lt;/div&gt;&quot;" office:value-type="string" office:string-value="&lt;div class=''entry water shiny lucky'' title=''prinplup''&gt;&lt;div class=''pokemon'' style=''background-image:url(./pokemon/394.png)''&gt;&lt;span&gt;394&lt;/span&gt;&lt;/div&gt;&lt;/div&gt;" calcext:value-type="string">
            <text:p>&lt;div class=''entry water shiny lucky'' title=''prinplup''&gt;&lt;div class=''pokemon'' style=''background-image:url(./pokemon/394.png)''&gt;&lt;span&gt;39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95</text:p>
          </table:table-cell>
          <table:table-cell office:value-type="string" calcext:value-type="string">
            <text:p>empole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eel</text:p>
          </table:table-cell>
          <table:table-cell table:number-columns-repeated="4"/>
          <table:table-cell table:formula="of:=&quot;&lt;div class=''entry &quot;&amp;[.D399]&amp;&quot; &quot;&amp;IF(ISTEXT([.F399]); [.F399]; IF(ISTEXT([.G399]); [.G399]; &quot;shiny&quot;) &amp; IF(ISTEXT([.H399]); &quot; &quot;&amp;[.H399]; &quot; lucky&quot;))&amp;&quot;'' title=''&quot;&amp;[.C399]&amp;&quot;''&gt;&lt;div class=''pokemon'' style=''background-image:url(./pokemon/&quot;&amp;[.B399]&amp;&quot;.png)''&gt;&lt;span&gt;&quot;&amp;[.A399]&amp;&quot;&lt;/span&gt;&lt;/div&gt;&lt;/div&gt;&quot;" office:value-type="string" office:string-value="&lt;div class=''entry water shiny lucky'' title=''empoleon''&gt;&lt;div class=''pokemon'' style=''background-image:url(./pokemon/395.png)''&gt;&lt;span&gt;395&lt;/span&gt;&lt;/div&gt;&lt;/div&gt;" calcext:value-type="string">
            <text:p>&lt;div class=''entry water shiny lucky'' title=''empoleon''&gt;&lt;div class=''pokemon'' style=''background-image:url(./pokemon/395.png)''&gt;&lt;span&gt;39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96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400]&amp;&quot; &quot;&amp;IF(ISTEXT([.F400]); [.F400]; IF(ISTEXT([.G400]); [.G400]; &quot;shiny&quot;) &amp; IF(ISTEXT([.H400]); &quot; &quot;&amp;[.H400]; &quot; lucky&quot;))&amp;&quot;'' title=''&quot;&amp;[.C400]&amp;&quot;''&gt;&lt;div class=''pokemon'' style=''background-image:url(./pokemon/&quot;&amp;[.B400]&amp;&quot;.png)''&gt;&lt;span&gt;&quot;&amp;[.A400]&amp;&quot;&lt;/span&gt;&lt;/div&gt;&lt;/div&gt;&quot;" office:value-type="string" office:string-value="&lt;div class=''entry normal shiny lucky'' title=''starly''&gt;&lt;div class=''pokemon'' style=''background-image:url(./pokemon/396.png)''&gt;&lt;span&gt;396&lt;/span&gt;&lt;/div&gt;&lt;/div&gt;" calcext:value-type="string">
            <text:p>&lt;div class=''entry normal shiny lucky'' title=''starly''&gt;&lt;div class=''pokemon'' style=''background-image:url(./pokemon/396.png)''&gt;&lt;span&gt;39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97</text:p>
          </table:table-cell>
          <table:table-cell office:value-type="string" calcext:value-type="string">
            <text:p>staravi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401]&amp;&quot; &quot;&amp;IF(ISTEXT([.F401]); [.F401]; IF(ISTEXT([.G401]); [.G401]; &quot;shiny&quot;) &amp; IF(ISTEXT([.H401]); &quot; &quot;&amp;[.H401]; &quot; lucky&quot;))&amp;&quot;'' title=''&quot;&amp;[.C401]&amp;&quot;''&gt;&lt;div class=''pokemon'' style=''background-image:url(./pokemon/&quot;&amp;[.B401]&amp;&quot;.png)''&gt;&lt;span&gt;&quot;&amp;[.A401]&amp;&quot;&lt;/span&gt;&lt;/div&gt;&lt;/div&gt;&quot;" office:value-type="string" office:string-value="&lt;div class=''entry normal shiny lucky'' title=''staravia''&gt;&lt;div class=''pokemon'' style=''background-image:url(./pokemon/397.png)''&gt;&lt;span&gt;397&lt;/span&gt;&lt;/div&gt;&lt;/div&gt;" calcext:value-type="string">
            <text:p>&lt;div class=''entry normal shiny lucky'' title=''staravia''&gt;&lt;div class=''pokemon'' style=''background-image:url(./pokemon/397.png)''&gt;&lt;span&gt;39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98</text:p>
          </table:table-cell>
          <table:table-cell office:value-type="string" calcext:value-type="string">
            <text:p>starapto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402]&amp;&quot; &quot;&amp;IF(ISTEXT([.F402]); [.F402]; IF(ISTEXT([.G402]); [.G402]; &quot;shiny&quot;) &amp; IF(ISTEXT([.H402]); &quot; &quot;&amp;[.H402]; &quot; lucky&quot;))&amp;&quot;'' title=''&quot;&amp;[.C402]&amp;&quot;''&gt;&lt;div class=''pokemon'' style=''background-image:url(./pokemon/&quot;&amp;[.B402]&amp;&quot;.png)''&gt;&lt;span&gt;&quot;&amp;[.A402]&amp;&quot;&lt;/span&gt;&lt;/div&gt;&lt;/div&gt;&quot;" office:value-type="string" office:string-value="&lt;div class=''entry normal shiny lucky'' title=''staraptor''&gt;&lt;div class=''pokemon'' style=''background-image:url(./pokemon/398.png)''&gt;&lt;span&gt;398&lt;/span&gt;&lt;/div&gt;&lt;/div&gt;" calcext:value-type="string">
            <text:p>&lt;div class=''entry normal shiny lucky'' title=''staraptor''&gt;&lt;div class=''pokemon'' style=''background-image:url(./pokemon/398.png)''&gt;&lt;span&gt;39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399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403]&amp;&quot; &quot;&amp;IF(ISTEXT([.F403]); [.F403]; IF(ISTEXT([.G403]); [.G403]; &quot;shiny&quot;) &amp; IF(ISTEXT([.H403]); &quot; &quot;&amp;[.H403]; &quot; lucky&quot;))&amp;&quot;'' title=''&quot;&amp;[.C403]&amp;&quot;''&gt;&lt;div class=''pokemon'' style=''background-image:url(./pokemon/&quot;&amp;[.B403]&amp;&quot;.png)''&gt;&lt;span&gt;&quot;&amp;[.A403]&amp;&quot;&lt;/span&gt;&lt;/div&gt;&lt;/div&gt;&quot;" office:value-type="string" office:string-value="&lt;div class=''entry normal shiny lucky'' title=''bidoof''&gt;&lt;div class=''pokemon'' style=''background-image:url(./pokemon/399.png)''&gt;&lt;span&gt;399&lt;/span&gt;&lt;/div&gt;&lt;/div&gt;" calcext:value-type="string">
            <text:p>&lt;div class=''entry normal shiny lucky'' title=''bidoof''&gt;&lt;div class=''pokemon'' style=''background-image:url(./pokemon/399.png)''&gt;&lt;span&gt;39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00</text:p>
          </table:table-cell>
          <table:table-cell office:value-type="string" calcext:value-type="string">
            <text:p>bibare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ater</text:p>
          </table:table-cell>
          <table:table-cell table:number-columns-repeated="4"/>
          <table:table-cell table:formula="of:=&quot;&lt;div class=''entry &quot;&amp;[.D404]&amp;&quot; &quot;&amp;IF(ISTEXT([.F404]); [.F404]; IF(ISTEXT([.G404]); [.G404]; &quot;shiny&quot;) &amp; IF(ISTEXT([.H404]); &quot; &quot;&amp;[.H404]; &quot; lucky&quot;))&amp;&quot;'' title=''&quot;&amp;[.C404]&amp;&quot;''&gt;&lt;div class=''pokemon'' style=''background-image:url(./pokemon/&quot;&amp;[.B404]&amp;&quot;.png)''&gt;&lt;span&gt;&quot;&amp;[.A404]&amp;&quot;&lt;/span&gt;&lt;/div&gt;&lt;/div&gt;&quot;" office:value-type="string" office:string-value="&lt;div class=''entry normal shiny lucky'' title=''bibarel''&gt;&lt;div class=''pokemon'' style=''background-image:url(./pokemon/400.png)''&gt;&lt;span&gt;400&lt;/span&gt;&lt;/div&gt;&lt;/div&gt;" calcext:value-type="string">
            <text:p>&lt;div class=''entry normal shiny lucky'' title=''bibarel''&gt;&lt;div class=''pokemon'' style=''background-image:url(./pokemon/400.png)''&gt;&lt;span&gt;40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01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bug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05]&amp;&quot; &quot;&amp;IF(ISTEXT([.F405]); [.F405]; IF(ISTEXT([.G405]); [.G405]; &quot;shiny&quot;) &amp; IF(ISTEXT([.H405]); &quot; &quot;&amp;[.H405]; &quot; lucky&quot;))&amp;&quot;'' title=''&quot;&amp;[.C405]&amp;&quot;''&gt;&lt;div class=''pokemon'' style=''background-image:url(./pokemon/&quot;&amp;[.B405]&amp;&quot;.png)''&gt;&lt;span&gt;&quot;&amp;[.A405]&amp;&quot;&lt;/span&gt;&lt;/div&gt;&lt;/div&gt;&quot;" office:value-type="string" office:string-value="&lt;div class=''entry bug missingshiny lucky'' title=''kricketot''&gt;&lt;div class=''pokemon'' style=''background-image:url(./pokemon/401.png)''&gt;&lt;span&gt;401&lt;/span&gt;&lt;/div&gt;&lt;/div&gt;" calcext:value-type="string">
            <text:p>&lt;div class=''entry bug missingshiny lucky'' title=''kricketot''&gt;&lt;div class=''pokemon'' style=''background-image:url(./pokemon/401.png)''&gt;&lt;span&gt;40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02</text:p>
          </table:table-cell>
          <table:table-cell office:value-type="string" calcext:value-type="string">
            <text:p>kricketune</text:p>
          </table:table-cell>
          <table:table-cell office:value-type="string" calcext:value-type="string">
            <text:p>bug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06]&amp;&quot; &quot;&amp;IF(ISTEXT([.F406]); [.F406]; IF(ISTEXT([.G406]); [.G406]; &quot;shiny&quot;) &amp; IF(ISTEXT([.H406]); &quot; &quot;&amp;[.H406]; &quot; lucky&quot;))&amp;&quot;'' title=''&quot;&amp;[.C406]&amp;&quot;''&gt;&lt;div class=''pokemon'' style=''background-image:url(./pokemon/&quot;&amp;[.B406]&amp;&quot;.png)''&gt;&lt;span&gt;&quot;&amp;[.A406]&amp;&quot;&lt;/span&gt;&lt;/div&gt;&lt;/div&gt;&quot;" office:value-type="string" office:string-value="&lt;div class=''entry bug missingshiny lucky'' title=''kricketune''&gt;&lt;div class=''pokemon'' style=''background-image:url(./pokemon/402.png)''&gt;&lt;span&gt;402&lt;/span&gt;&lt;/div&gt;&lt;/div&gt;" calcext:value-type="string">
            <text:p>&lt;div class=''entry bug missingshiny lucky'' title=''kricketune''&gt;&lt;div class=''pokemon'' style=''background-image:url(./pokemon/402.png)''&gt;&lt;span&gt;40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03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table:formula="of:=&quot;&lt;div class=''entry &quot;&amp;[.D407]&amp;&quot; &quot;&amp;IF(ISTEXT([.F407]); [.F407]; IF(ISTEXT([.G407]); [.G407]; &quot;shiny&quot;) &amp; IF(ISTEXT([.H407]); &quot; &quot;&amp;[.H407]; &quot; lucky&quot;))&amp;&quot;'' title=''&quot;&amp;[.C407]&amp;&quot;''&gt;&lt;div class=''pokemon'' style=''background-image:url(./pokemon/&quot;&amp;[.B407]&amp;&quot;.png)''&gt;&lt;span&gt;&quot;&amp;[.A407]&amp;&quot;&lt;/span&gt;&lt;/div&gt;&lt;/div&gt;&quot;" office:value-type="string" office:string-value="&lt;div class=''entry electric shiny lucky'' title=''shinx''&gt;&lt;div class=''pokemon'' style=''background-image:url(./pokemon/403.png)''&gt;&lt;span&gt;403&lt;/span&gt;&lt;/div&gt;&lt;/div&gt;" calcext:value-type="string">
            <text:p>&lt;div class=''entry electric shiny lucky'' title=''shinx''&gt;&lt;div class=''pokemon'' style=''background-image:url(./pokemon/403.png)''&gt;&lt;span&gt;40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04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table:formula="of:=&quot;&lt;div class=''entry &quot;&amp;[.D408]&amp;&quot; &quot;&amp;IF(ISTEXT([.F408]); [.F408]; IF(ISTEXT([.G408]); [.G408]; &quot;shiny&quot;) &amp; IF(ISTEXT([.H408]); &quot; &quot;&amp;[.H408]; &quot; lucky&quot;))&amp;&quot;'' title=''&quot;&amp;[.C408]&amp;&quot;''&gt;&lt;div class=''pokemon'' style=''background-image:url(./pokemon/&quot;&amp;[.B408]&amp;&quot;.png)''&gt;&lt;span&gt;&quot;&amp;[.A408]&amp;&quot;&lt;/span&gt;&lt;/div&gt;&lt;/div&gt;&quot;" office:value-type="string" office:string-value="&lt;div class=''entry electric shiny lucky'' title=''luxio''&gt;&lt;div class=''pokemon'' style=''background-image:url(./pokemon/404.png)''&gt;&lt;span&gt;404&lt;/span&gt;&lt;/div&gt;&lt;/div&gt;" calcext:value-type="string">
            <text:p>&lt;div class=''entry electric shiny lucky'' title=''luxio''&gt;&lt;div class=''pokemon'' style=''background-image:url(./pokemon/404.png)''&gt;&lt;span&gt;40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05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table:formula="of:=&quot;&lt;div class=''entry &quot;&amp;[.D409]&amp;&quot; &quot;&amp;IF(ISTEXT([.F409]); [.F409]; IF(ISTEXT([.G409]); [.G409]; &quot;shiny&quot;) &amp; IF(ISTEXT([.H409]); &quot; &quot;&amp;[.H409]; &quot; lucky&quot;))&amp;&quot;'' title=''&quot;&amp;[.C409]&amp;&quot;''&gt;&lt;div class=''pokemon'' style=''background-image:url(./pokemon/&quot;&amp;[.B409]&amp;&quot;.png)''&gt;&lt;span&gt;&quot;&amp;[.A409]&amp;&quot;&lt;/span&gt;&lt;/div&gt;&lt;/div&gt;&quot;" office:value-type="string" office:string-value="&lt;div class=''entry electric shiny lucky'' title=''luxray''&gt;&lt;div class=''pokemon'' style=''background-image:url(./pokemon/405.png)''&gt;&lt;span&gt;405&lt;/span&gt;&lt;/div&gt;&lt;/div&gt;" calcext:value-type="string">
            <text:p>&lt;div class=''entry electric shiny lucky'' title=''luxray''&gt;&lt;div class=''pokemon'' style=''background-image:url(./pokemon/405.png)''&gt;&lt;span&gt;40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06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2"/>
          <table:table-cell office:value-type="string" calcext:value-type="string">
            <text:p>missinglucky</text:p>
          </table:table-cell>
          <table:table-cell/>
          <table:table-cell table:formula="of:=&quot;&lt;div class=''entry &quot;&amp;[.D410]&amp;&quot; &quot;&amp;IF(ISTEXT([.F410]); [.F410]; IF(ISTEXT([.G410]); [.G410]; &quot;shiny&quot;) &amp; IF(ISTEXT([.H410]); &quot; &quot;&amp;[.H410]; &quot; lucky&quot;))&amp;&quot;'' title=''&quot;&amp;[.C410]&amp;&quot;''&gt;&lt;div class=''pokemon'' style=''background-image:url(./pokemon/&quot;&amp;[.B410]&amp;&quot;.png)''&gt;&lt;span&gt;&quot;&amp;[.A410]&amp;&quot;&lt;/span&gt;&lt;/div&gt;&lt;/div&gt;&quot;" office:value-type="string" office:string-value="&lt;div class=''entry grass shiny missinglucky'' title=''budew''&gt;&lt;div class=''pokemon'' style=''background-image:url(./pokemon/406.png)''&gt;&lt;span&gt;406&lt;/span&gt;&lt;/div&gt;&lt;/div&gt;" calcext:value-type="string">
            <text:p>&lt;div class=''entry grass shiny missinglucky'' title=''budew''&gt;&lt;div class=''pokemon'' style=''background-image:url(./pokemon/406.png)''&gt;&lt;span&gt;40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07</text:p>
          </table:table-cell>
          <table:table-cell office:value-type="string" calcext:value-type="string">
            <text:p>roserad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  <table:table-cell table:formula="of:=&quot;&lt;div class=''entry &quot;&amp;[.D411]&amp;&quot; &quot;&amp;IF(ISTEXT([.F411]); [.F411]; IF(ISTEXT([.G411]); [.G411]; &quot;shiny&quot;) &amp; IF(ISTEXT([.H411]); &quot; &quot;&amp;[.H411]; &quot; lucky&quot;))&amp;&quot;'' title=''&quot;&amp;[.C411]&amp;&quot;''&gt;&lt;div class=''pokemon'' style=''background-image:url(./pokemon/&quot;&amp;[.B411]&amp;&quot;.png)''&gt;&lt;span&gt;&quot;&amp;[.A411]&amp;&quot;&lt;/span&gt;&lt;/div&gt;&lt;/div&gt;&quot;" office:value-type="string" office:string-value="&lt;div class=''entry grass shiny lucky'' title=''roserade''&gt;&lt;div class=''pokemon'' style=''background-image:url(./pokemon/407.png)''&gt;&lt;span&gt;407&lt;/span&gt;&lt;/div&gt;&lt;/div&gt;" calcext:value-type="string">
            <text:p>&lt;div class=''entry grass shiny lucky'' title=''roserade''&gt;&lt;div class=''pokemon'' style=''background-image:url(./pokemon/407.png)''&gt;&lt;span&gt;40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08</text:p>
          </table:table-cell>
          <table:table-cell office:value-type="string" calcext:value-type="string">
            <text:p>cranidos</text:p>
          </table:table-cell>
          <table:table-cell office:value-type="string" calcext:value-type="string">
            <text:p>rock</text:p>
          </table:table-cell>
          <table:table-cell table:number-columns-repeated="5"/>
          <table:table-cell table:formula="of:=&quot;&lt;div class=''entry &quot;&amp;[.D412]&amp;&quot; &quot;&amp;IF(ISTEXT([.F412]); [.F412]; IF(ISTEXT([.G412]); [.G412]; &quot;shiny&quot;) &amp; IF(ISTEXT([.H412]); &quot; &quot;&amp;[.H412]; &quot; lucky&quot;))&amp;&quot;'' title=''&quot;&amp;[.C412]&amp;&quot;''&gt;&lt;div class=''pokemon'' style=''background-image:url(./pokemon/&quot;&amp;[.B412]&amp;&quot;.png)''&gt;&lt;span&gt;&quot;&amp;[.A412]&amp;&quot;&lt;/span&gt;&lt;/div&gt;&lt;/div&gt;&quot;" office:value-type="string" office:string-value="&lt;div class=''entry rock shiny lucky'' title=''cranidos''&gt;&lt;div class=''pokemon'' style=''background-image:url(./pokemon/408.png)''&gt;&lt;span&gt;408&lt;/span&gt;&lt;/div&gt;&lt;/div&gt;" calcext:value-type="string">
            <text:p>&lt;div class=''entry rock shiny lucky'' title=''cranidos''&gt;&lt;div class=''pokemon'' style=''background-image:url(./pokemon/408.png)''&gt;&lt;span&gt;40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09</text:p>
          </table:table-cell>
          <table:table-cell office:value-type="string" calcext:value-type="string">
            <text:p>rampardos</text:p>
          </table:table-cell>
          <table:table-cell office:value-type="string" calcext:value-type="string">
            <text:p>rock</text:p>
          </table:table-cell>
          <table:table-cell table:number-columns-repeated="5"/>
          <table:table-cell table:formula="of:=&quot;&lt;div class=''entry &quot;&amp;[.D413]&amp;&quot; &quot;&amp;IF(ISTEXT([.F413]); [.F413]; IF(ISTEXT([.G413]); [.G413]; &quot;shiny&quot;) &amp; IF(ISTEXT([.H413]); &quot; &quot;&amp;[.H413]; &quot; lucky&quot;))&amp;&quot;'' title=''&quot;&amp;[.C413]&amp;&quot;''&gt;&lt;div class=''pokemon'' style=''background-image:url(./pokemon/&quot;&amp;[.B413]&amp;&quot;.png)''&gt;&lt;span&gt;&quot;&amp;[.A413]&amp;&quot;&lt;/span&gt;&lt;/div&gt;&lt;/div&gt;&quot;" office:value-type="string" office:string-value="&lt;div class=''entry rock shiny lucky'' title=''rampardos''&gt;&lt;div class=''pokemon'' style=''background-image:url(./pokemon/409.png)''&gt;&lt;span&gt;409&lt;/span&gt;&lt;/div&gt;&lt;/div&gt;" calcext:value-type="string">
            <text:p>&lt;div class=''entry rock shiny lucky'' title=''rampardos''&gt;&lt;div class=''pokemon'' style=''background-image:url(./pokemon/409.png)''&gt;&lt;span&gt;40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10</text:p>
          </table:table-cell>
          <table:table-cell office:value-type="string" calcext:value-type="string">
            <text:p>shield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table:number-columns-repeated="4"/>
          <table:table-cell table:formula="of:=&quot;&lt;div class=''entry &quot;&amp;[.D414]&amp;&quot; &quot;&amp;IF(ISTEXT([.F414]); [.F414]; IF(ISTEXT([.G414]); [.G414]; &quot;shiny&quot;) &amp; IF(ISTEXT([.H414]); &quot; &quot;&amp;[.H414]; &quot; lucky&quot;))&amp;&quot;'' title=''&quot;&amp;[.C414]&amp;&quot;''&gt;&lt;div class=''pokemon'' style=''background-image:url(./pokemon/&quot;&amp;[.B414]&amp;&quot;.png)''&gt;&lt;span&gt;&quot;&amp;[.A414]&amp;&quot;&lt;/span&gt;&lt;/div&gt;&lt;/div&gt;&quot;" office:value-type="string" office:string-value="&lt;div class=''entry rock shiny lucky'' title=''shieldon''&gt;&lt;div class=''pokemon'' style=''background-image:url(./pokemon/410.png)''&gt;&lt;span&gt;410&lt;/span&gt;&lt;/div&gt;&lt;/div&gt;" calcext:value-type="string">
            <text:p>&lt;div class=''entry rock shiny lucky'' title=''shieldon''&gt;&lt;div class=''pokemon'' style=''background-image:url(./pokemon/410.png)''&gt;&lt;span&gt;41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11</text:p>
          </table:table-cell>
          <table:table-cell office:value-type="string" calcext:value-type="string">
            <text:p>bastiod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table:number-columns-repeated="4"/>
          <table:table-cell table:formula="of:=&quot;&lt;div class=''entry &quot;&amp;[.D415]&amp;&quot; &quot;&amp;IF(ISTEXT([.F415]); [.F415]; IF(ISTEXT([.G415]); [.G415]; &quot;shiny&quot;) &amp; IF(ISTEXT([.H415]); &quot; &quot;&amp;[.H415]; &quot; lucky&quot;))&amp;&quot;'' title=''&quot;&amp;[.C415]&amp;&quot;''&gt;&lt;div class=''pokemon'' style=''background-image:url(./pokemon/&quot;&amp;[.B415]&amp;&quot;.png)''&gt;&lt;span&gt;&quot;&amp;[.A415]&amp;&quot;&lt;/span&gt;&lt;/div&gt;&lt;/div&gt;&quot;" office:value-type="string" office:string-value="&lt;div class=''entry rock shiny lucky'' title=''bastiodon''&gt;&lt;div class=''pokemon'' style=''background-image:url(./pokemon/411.png)''&gt;&lt;span&gt;411&lt;/span&gt;&lt;/div&gt;&lt;/div&gt;" calcext:value-type="string">
            <text:p>&lt;div class=''entry rock shiny lucky'' title=''bastiodon''&gt;&lt;div class=''pokemon'' style=''background-image:url(./pokemon/411.png)''&gt;&lt;span&gt;41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12</text:p>
          </table:table-cell>
          <table:table-cell office:value-type="string" calcext:value-type="string">
            <text:p>burmy</text:p>
          </table:table-cell>
          <table:table-cell office:value-type="string" calcext:value-type="string">
            <text:p>bug</text:p>
          </table:table-cell>
          <table:table-cell table:number-columns-repeated="5"/>
          <table:table-cell table:formula="of:=&quot;&lt;div class=''entry &quot;&amp;[.D416]&amp;&quot; &quot;&amp;IF(ISTEXT([.F416]); [.F416]; IF(ISTEXT([.G416]); [.G416]; &quot;shiny&quot;) &amp; IF(ISTEXT([.H416]); &quot; &quot;&amp;[.H416]; &quot; lucky&quot;))&amp;&quot;'' title=''&quot;&amp;[.C416]&amp;&quot;''&gt;&lt;div class=''pokemon'' style=''background-image:url(./pokemon/&quot;&amp;[.B416]&amp;&quot;.png)''&gt;&lt;span&gt;&quot;&amp;[.A416]&amp;&quot;&lt;/span&gt;&lt;/div&gt;&lt;/div&gt;&quot;" office:value-type="string" office:string-value="&lt;div class=''entry bug shiny lucky'' title=''burmy''&gt;&lt;div class=''pokemon'' style=''background-image:url(./pokemon/412.png)''&gt;&lt;span&gt;412&lt;/span&gt;&lt;/div&gt;&lt;/div&gt;" calcext:value-type="string">
            <text:p>&lt;div class=''entry bug shiny lucky'' title=''burmy''&gt;&lt;div class=''pokemon'' style=''background-image:url(./pokemon/412.png)''&gt;&lt;span&gt;41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13</text:p>
          </table:table-cell>
          <table:table-cell office:value-type="string" calcext:value-type="string">
            <text:p>wormadam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table:number-columns-repeated="4"/>
          <table:table-cell table:formula="of:=&quot;&lt;div class=''entry &quot;&amp;[.D417]&amp;&quot; &quot;&amp;IF(ISTEXT([.F417]); [.F417]; IF(ISTEXT([.G417]); [.G417]; &quot;shiny&quot;) &amp; IF(ISTEXT([.H417]); &quot; &quot;&amp;[.H417]; &quot; lucky&quot;))&amp;&quot;'' title=''&quot;&amp;[.C417]&amp;&quot;''&gt;&lt;div class=''pokemon'' style=''background-image:url(./pokemon/&quot;&amp;[.B417]&amp;&quot;.png)''&gt;&lt;span&gt;&quot;&amp;[.A417]&amp;&quot;&lt;/span&gt;&lt;/div&gt;&lt;/div&gt;&quot;" office:value-type="string" office:string-value="&lt;div class=''entry bug shiny lucky'' title=''wormadam''&gt;&lt;div class=''pokemon'' style=''background-image:url(./pokemon/413.png)''&gt;&lt;span&gt;413&lt;/span&gt;&lt;/div&gt;&lt;/div&gt;" calcext:value-type="string">
            <text:p>&lt;div class=''entry bug shiny lucky'' title=''wormadam''&gt;&lt;div class=''pokemon'' style=''background-image:url(./pokemon/413.png)''&gt;&lt;span&gt;41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14</text:p>
          </table:table-cell>
          <table:table-cell office:value-type="string" calcext:value-type="string">
            <text:p>mothim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418]&amp;&quot; &quot;&amp;IF(ISTEXT([.F418]); [.F418]; IF(ISTEXT([.G418]); [.G418]; &quot;shiny&quot;) &amp; IF(ISTEXT([.H418]); &quot; &quot;&amp;[.H418]; &quot; lucky&quot;))&amp;&quot;'' title=''&quot;&amp;[.C418]&amp;&quot;''&gt;&lt;div class=''pokemon'' style=''background-image:url(./pokemon/&quot;&amp;[.B418]&amp;&quot;.png)''&gt;&lt;span&gt;&quot;&amp;[.A418]&amp;&quot;&lt;/span&gt;&lt;/div&gt;&lt;/div&gt;&quot;" office:value-type="string" office:string-value="&lt;div class=''entry bug shiny lucky'' title=''mothim''&gt;&lt;div class=''pokemon'' style=''background-image:url(./pokemon/414.png)''&gt;&lt;span&gt;414&lt;/span&gt;&lt;/div&gt;&lt;/div&gt;" calcext:value-type="string">
            <text:p>&lt;div class=''entry bug shiny lucky'' title=''mothim''&gt;&lt;div class=''pokemon'' style=''background-image:url(./pokemon/414.png)''&gt;&lt;span&gt;41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1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19]&amp;&quot; &quot;&amp;IF(ISTEXT([.F419]); [.F419]; IF(ISTEXT([.G419]); [.G419]; &quot;shiny&quot;) &amp; IF(ISTEXT([.H419]); &quot; &quot;&amp;[.H419]; &quot; lucky&quot;))&amp;&quot;'' title=''&quot;&amp;[.C419]&amp;&quot;''&gt;&lt;div class=''pokemon'' style=''background-image:url(./pokemon/&quot;&amp;[.B419]&amp;&quot;.png)''&gt;&lt;span&gt;&quot;&amp;[.A419]&amp;&quot;&lt;/span&gt;&lt;/div&gt;&lt;/div&gt;&quot;" office:value-type="string" office:string-value="&lt;div class=''entry bug missingshiny lucky'' title=''combee''&gt;&lt;div class=''pokemon'' style=''background-image:url(./pokemon/415.png)''&gt;&lt;span&gt;415&lt;/span&gt;&lt;/div&gt;&lt;/div&gt;" calcext:value-type="string">
            <text:p>&lt;div class=''entry bug missingshiny lucky'' title=''combee''&gt;&lt;div class=''pokemon'' style=''background-image:url(./pokemon/415.png)''&gt;&lt;span&gt;41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16</text:p>
          </table:table-cell>
          <table:table-cell office:value-type="string" calcext:value-type="string">
            <text:p>vespique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20]&amp;&quot; &quot;&amp;IF(ISTEXT([.F420]); [.F420]; IF(ISTEXT([.G420]); [.G420]; &quot;shiny&quot;) &amp; IF(ISTEXT([.H420]); &quot; &quot;&amp;[.H420]; &quot; lucky&quot;))&amp;&quot;'' title=''&quot;&amp;[.C420]&amp;&quot;''&gt;&lt;div class=''pokemon'' style=''background-image:url(./pokemon/&quot;&amp;[.B420]&amp;&quot;.png)''&gt;&lt;span&gt;&quot;&amp;[.A420]&amp;&quot;&lt;/span&gt;&lt;/div&gt;&lt;/div&gt;&quot;" office:value-type="string" office:string-value="&lt;div class=''entry bug missingshiny lucky'' title=''vespiquen''&gt;&lt;div class=''pokemon'' style=''background-image:url(./pokemon/416.png)''&gt;&lt;span&gt;416&lt;/span&gt;&lt;/div&gt;&lt;/div&gt;" calcext:value-type="string">
            <text:p>&lt;div class=''entry bug missingshiny lucky'' title=''vespiquen''&gt;&lt;div class=''pokemon'' style=''background-image:url(./pokemon/416.png)''&gt;&lt;span&gt;41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17</text:p>
          </table:table-cell>
          <table:table-cell office:value-type="string" calcext:value-type="string">
            <text:p>pachirisu</text:p>
          </table:table-cell>
          <table:table-cell office:value-type="string" calcext:value-type="string">
            <text:p>electric</text:p>
          </table:table-cell>
          <table:table-cell/>
          <table:table-cell office:value-type="string" calcext:value-type="string">
            <text:p>missing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421]&amp;&quot; &quot;&amp;IF(ISTEXT([.F421]); [.F421]; IF(ISTEXT([.G421]); [.G421]; &quot;shiny&quot;) &amp; IF(ISTEXT([.H421]); &quot; &quot;&amp;[.H421]; &quot; lucky&quot;))&amp;&quot;'' title=''&quot;&amp;[.C421]&amp;&quot;''&gt;&lt;div class=''pokemon'' style=''background-image:url(./pokemon/&quot;&amp;[.B421]&amp;&quot;.png)''&gt;&lt;span&gt;&quot;&amp;[.A421]&amp;&quot;&lt;/span&gt;&lt;/div&gt;&lt;/div&gt;&quot;" office:value-type="string" office:string-value="&lt;div class=''entry electric missing'' title=''pachirisu''&gt;&lt;div class=''pokemon'' style=''background-image:url(./pokemon/417.png)''&gt;&lt;span&gt;417&lt;/span&gt;&lt;/div&gt;&lt;/div&gt;" calcext:value-type="string">
            <text:p>&lt;div class=''entry electric missing'' title=''pachirisu''&gt;&lt;div class=''pokemon'' style=''background-image:url(./pokemon/417.png)''&gt;&lt;span&gt;41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18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22]&amp;&quot; &quot;&amp;IF(ISTEXT([.F422]); [.F422]; IF(ISTEXT([.G422]); [.G422]; &quot;shiny&quot;) &amp; IF(ISTEXT([.H422]); &quot; &quot;&amp;[.H422]; &quot; lucky&quot;))&amp;&quot;'' title=''&quot;&amp;[.C422]&amp;&quot;''&gt;&lt;div class=''pokemon'' style=''background-image:url(./pokemon/&quot;&amp;[.B422]&amp;&quot;.png)''&gt;&lt;span&gt;&quot;&amp;[.A422]&amp;&quot;&lt;/span&gt;&lt;/div&gt;&lt;/div&gt;&quot;" office:value-type="string" office:string-value="&lt;div class=''entry water missingshiny lucky'' title=''buizel''&gt;&lt;div class=''pokemon'' style=''background-image:url(./pokemon/418.png)''&gt;&lt;span&gt;418&lt;/span&gt;&lt;/div&gt;&lt;/div&gt;" calcext:value-type="string">
            <text:p>&lt;div class=''entry water missingshiny lucky'' title=''buizel''&gt;&lt;div class=''pokemon'' style=''background-image:url(./pokemon/418.png)''&gt;&lt;span&gt;41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19</text:p>
          </table:table-cell>
          <table:table-cell office:value-type="string" calcext:value-type="string">
            <text:p>floatzel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23]&amp;&quot; &quot;&amp;IF(ISTEXT([.F423]); [.F423]; IF(ISTEXT([.G423]); [.G423]; &quot;shiny&quot;) &amp; IF(ISTEXT([.H423]); &quot; &quot;&amp;[.H423]; &quot; lucky&quot;))&amp;&quot;'' title=''&quot;&amp;[.C423]&amp;&quot;''&gt;&lt;div class=''pokemon'' style=''background-image:url(./pokemon/&quot;&amp;[.B423]&amp;&quot;.png)''&gt;&lt;span&gt;&quot;&amp;[.A423]&amp;&quot;&lt;/span&gt;&lt;/div&gt;&lt;/div&gt;&quot;" office:value-type="string" office:string-value="&lt;div class=''entry water missingshiny lucky'' title=''floatzel''&gt;&lt;div class=''pokemon'' style=''background-image:url(./pokemon/419.png)''&gt;&lt;span&gt;419&lt;/span&gt;&lt;/div&gt;&lt;/div&gt;" calcext:value-type="string">
            <text:p>&lt;div class=''entry water missingshiny lucky'' title=''floatzel''&gt;&lt;div class=''pokemon'' style=''background-image:url(./pokemon/419.png)''&gt;&lt;span&gt;41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20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24]&amp;&quot; &quot;&amp;IF(ISTEXT([.F424]); [.F424]; IF(ISTEXT([.G424]); [.G424]; &quot;shiny&quot;) &amp; IF(ISTEXT([.H424]); &quot; &quot;&amp;[.H424]; &quot; lucky&quot;))&amp;&quot;'' title=''&quot;&amp;[.C424]&amp;&quot;''&gt;&lt;div class=''pokemon'' style=''background-image:url(./pokemon/&quot;&amp;[.B424]&amp;&quot;.png)''&gt;&lt;span&gt;&quot;&amp;[.A424]&amp;&quot;&lt;/span&gt;&lt;/div&gt;&lt;/div&gt;&quot;" office:value-type="string" office:string-value="&lt;div class=''entry grass missingshiny lucky'' title=''cherubi''&gt;&lt;div class=''pokemon'' style=''background-image:url(./pokemon/420.png)''&gt;&lt;span&gt;420&lt;/span&gt;&lt;/div&gt;&lt;/div&gt;" calcext:value-type="string">
            <text:p>&lt;div class=''entry grass missingshiny lucky'' title=''cherubi''&gt;&lt;div class=''pokemon'' style=''background-image:url(./pokemon/420.png)''&gt;&lt;span&gt;42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21</text:p>
          </table:table-cell>
          <table:table-cell office:value-type="string" calcext:value-type="string">
            <text:p>cherrim</text:p>
          </table:table-cell>
          <table:table-cell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25]&amp;&quot; &quot;&amp;IF(ISTEXT([.F425]); [.F425]; IF(ISTEXT([.G425]); [.G425]; &quot;shiny&quot;) &amp; IF(ISTEXT([.H425]); &quot; &quot;&amp;[.H425]; &quot; lucky&quot;))&amp;&quot;'' title=''&quot;&amp;[.C425]&amp;&quot;''&gt;&lt;div class=''pokemon'' style=''background-image:url(./pokemon/&quot;&amp;[.B425]&amp;&quot;.png)''&gt;&lt;span&gt;&quot;&amp;[.A425]&amp;&quot;&lt;/span&gt;&lt;/div&gt;&lt;/div&gt;&quot;" office:value-type="string" office:string-value="&lt;div class=''entry grass missingshiny lucky'' title=''cherrim''&gt;&lt;div class=''pokemon'' style=''background-image:url(./pokemon/421.png)''&gt;&lt;span&gt;421&lt;/span&gt;&lt;/div&gt;&lt;/div&gt;" calcext:value-type="string">
            <text:p>&lt;div class=''entry grass missingshiny lucky'' title=''cherrim''&gt;&lt;div class=''pokemon'' style=''background-image:url(./pokemon/421.png)''&gt;&lt;span&gt;42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22</text:p>
          </table:table-cell>
          <table:table-cell office:value-type="string" calcext:value-type="string">
            <text:p>shellos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426]&amp;&quot; &quot;&amp;IF(ISTEXT([.F426]); [.F426]; IF(ISTEXT([.G426]); [.G426]; &quot;shiny&quot;) &amp; IF(ISTEXT([.H426]); &quot; &quot;&amp;[.H426]; &quot; lucky&quot;))&amp;&quot;'' title=''&quot;&amp;[.C426]&amp;&quot;''&gt;&lt;div class=''pokemon'' style=''background-image:url(./pokemon/&quot;&amp;[.B426]&amp;&quot;.png)''&gt;&lt;span&gt;&quot;&amp;[.A426]&amp;&quot;&lt;/span&gt;&lt;/div&gt;&lt;/div&gt;&quot;" office:value-type="string" office:string-value="&lt;div class=''entry water noshiny lucky'' title=''shellos''&gt;&lt;div class=''pokemon'' style=''background-image:url(./pokemon/422.png)''&gt;&lt;span&gt;422&lt;/span&gt;&lt;/div&gt;&lt;/div&gt;" calcext:value-type="string">
            <text:p>&lt;div class=''entry water noshiny lucky'' title=''shellos''&gt;&lt;div class=''pokemon'' style=''background-image:url(./pokemon/422.png)''&gt;&lt;span&gt;42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23</text:p>
          </table:table-cell>
          <table:table-cell office:value-type="string" calcext:value-type="string">
            <text:p>gastrod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427]&amp;&quot; &quot;&amp;IF(ISTEXT([.F427]); [.F427]; IF(ISTEXT([.G427]); [.G427]; &quot;shiny&quot;) &amp; IF(ISTEXT([.H427]); &quot; &quot;&amp;[.H427]; &quot; lucky&quot;))&amp;&quot;'' title=''&quot;&amp;[.C427]&amp;&quot;''&gt;&lt;div class=''pokemon'' style=''background-image:url(./pokemon/&quot;&amp;[.B427]&amp;&quot;.png)''&gt;&lt;span&gt;&quot;&amp;[.A427]&amp;&quot;&lt;/span&gt;&lt;/div&gt;&lt;/div&gt;&quot;" office:value-type="string" office:string-value="&lt;div class=''entry water noshiny lucky'' title=''gastrodon''&gt;&lt;div class=''pokemon'' style=''background-image:url(./pokemon/423.png)''&gt;&lt;span&gt;423&lt;/span&gt;&lt;/div&gt;&lt;/div&gt;" calcext:value-type="string">
            <text:p>&lt;div class=''entry water noshiny lucky'' title=''gastrodon''&gt;&lt;div class=''pokemon'' style=''background-image:url(./pokemon/423.png)''&gt;&lt;span&gt;42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24</text:p>
          </table:table-cell>
          <table:table-cell office:value-type="string" calcext:value-type="string">
            <text:p>ambipom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428]&amp;&quot; &quot;&amp;IF(ISTEXT([.F428]); [.F428]; IF(ISTEXT([.G428]); [.G428]; &quot;shiny&quot;) &amp; IF(ISTEXT([.H428]); &quot; &quot;&amp;[.H428]; &quot; lucky&quot;))&amp;&quot;'' title=''&quot;&amp;[.C428]&amp;&quot;''&gt;&lt;div class=''pokemon'' style=''background-image:url(./pokemon/&quot;&amp;[.B428]&amp;&quot;.png)''&gt;&lt;span&gt;&quot;&amp;[.A428]&amp;&quot;&lt;/span&gt;&lt;/div&gt;&lt;/div&gt;&quot;" office:value-type="string" office:string-value="&lt;div class=''entry normal shiny lucky'' title=''ambipom''&gt;&lt;div class=''pokemon'' style=''background-image:url(./pokemon/424.png)''&gt;&lt;span&gt;424&lt;/span&gt;&lt;/div&gt;&lt;/div&gt;" calcext:value-type="string">
            <text:p>&lt;div class=''entry normal shiny lucky'' title=''ambipom''&gt;&lt;div class=''pokemon'' style=''background-image:url(./pokemon/424.png)''&gt;&lt;span&gt;42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25</text:p>
          </table:table-cell>
          <table:table-cell office:value-type="string" calcext:value-type="string">
            <text:p>drifloo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429]&amp;&quot; &quot;&amp;IF(ISTEXT([.F429]); [.F429]; IF(ISTEXT([.G429]); [.G429]; &quot;shiny&quot;) &amp; IF(ISTEXT([.H429]); &quot; &quot;&amp;[.H429]; &quot; lucky&quot;))&amp;&quot;'' title=''&quot;&amp;[.C429]&amp;&quot;''&gt;&lt;div class=''pokemon'' style=''background-image:url(./pokemon/&quot;&amp;[.B429]&amp;&quot;.png)''&gt;&lt;span&gt;&quot;&amp;[.A429]&amp;&quot;&lt;/span&gt;&lt;/div&gt;&lt;/div&gt;&quot;" office:value-type="string" office:string-value="&lt;div class=''entry ghost shiny lucky'' title=''drifloon''&gt;&lt;div class=''pokemon'' style=''background-image:url(./pokemon/425.png)''&gt;&lt;span&gt;425&lt;/span&gt;&lt;/div&gt;&lt;/div&gt;" calcext:value-type="string">
            <text:p>&lt;div class=''entry ghost shiny lucky'' title=''drifloon''&gt;&lt;div class=''pokemon'' style=''background-image:url(./pokemon/425.png)''&gt;&lt;span&gt;42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26</text:p>
          </table:table-cell>
          <table:table-cell office:value-type="string" calcext:value-type="string">
            <text:p>drifblim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430]&amp;&quot; &quot;&amp;IF(ISTEXT([.F430]); [.F430]; IF(ISTEXT([.G430]); [.G430]; &quot;shiny&quot;) &amp; IF(ISTEXT([.H430]); &quot; &quot;&amp;[.H430]; &quot; lucky&quot;))&amp;&quot;'' title=''&quot;&amp;[.C430]&amp;&quot;''&gt;&lt;div class=''pokemon'' style=''background-image:url(./pokemon/&quot;&amp;[.B430]&amp;&quot;.png)''&gt;&lt;span&gt;&quot;&amp;[.A430]&amp;&quot;&lt;/span&gt;&lt;/div&gt;&lt;/div&gt;&quot;" office:value-type="string" office:string-value="&lt;div class=''entry ghost shiny lucky'' title=''drifblim''&gt;&lt;div class=''pokemon'' style=''background-image:url(./pokemon/426.png)''&gt;&lt;span&gt;426&lt;/span&gt;&lt;/div&gt;&lt;/div&gt;" calcext:value-type="string">
            <text:p>&lt;div class=''entry ghost shiny lucky'' title=''drifblim''&gt;&lt;div class=''pokemon'' style=''background-image:url(./pokemon/426.png)''&gt;&lt;span&gt;42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27</text:p>
          </table:table-cell>
          <table:table-cell office:value-type="string" calcext:value-type="string">
            <text:p>buneary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431]&amp;&quot; &quot;&amp;IF(ISTEXT([.F431]); [.F431]; IF(ISTEXT([.G431]); [.G431]; &quot;shiny&quot;) &amp; IF(ISTEXT([.H431]); &quot; &quot;&amp;[.H431]; &quot; lucky&quot;))&amp;&quot;'' title=''&quot;&amp;[.C431]&amp;&quot;''&gt;&lt;div class=''pokemon'' style=''background-image:url(./pokemon/&quot;&amp;[.B431]&amp;&quot;.png)''&gt;&lt;span&gt;&quot;&amp;[.A431]&amp;&quot;&lt;/span&gt;&lt;/div&gt;&lt;/div&gt;&quot;" office:value-type="string" office:string-value="&lt;div class=''entry normal shiny lucky'' title=''buneary''&gt;&lt;div class=''pokemon'' style=''background-image:url(./pokemon/427.png)''&gt;&lt;span&gt;427&lt;/span&gt;&lt;/div&gt;&lt;/div&gt;" calcext:value-type="string">
            <text:p>&lt;div class=''entry normal shiny lucky'' title=''buneary''&gt;&lt;div class=''pokemon'' style=''background-image:url(./pokemon/427.png)''&gt;&lt;span&gt;42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28</text:p>
          </table:table-cell>
          <table:table-cell office:value-type="string" calcext:value-type="string">
            <text:p>lopunny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432]&amp;&quot; &quot;&amp;IF(ISTEXT([.F432]); [.F432]; IF(ISTEXT([.G432]); [.G432]; &quot;shiny&quot;) &amp; IF(ISTEXT([.H432]); &quot; &quot;&amp;[.H432]; &quot; lucky&quot;))&amp;&quot;'' title=''&quot;&amp;[.C432]&amp;&quot;''&gt;&lt;div class=''pokemon'' style=''background-image:url(./pokemon/&quot;&amp;[.B432]&amp;&quot;.png)''&gt;&lt;span&gt;&quot;&amp;[.A432]&amp;&quot;&lt;/span&gt;&lt;/div&gt;&lt;/div&gt;&quot;" office:value-type="string" office:string-value="&lt;div class=''entry normal shiny lucky'' title=''lopunny''&gt;&lt;div class=''pokemon'' style=''background-image:url(./pokemon/428.png)''&gt;&lt;span&gt;428&lt;/span&gt;&lt;/div&gt;&lt;/div&gt;" calcext:value-type="string">
            <text:p>&lt;div class=''entry normal shiny lucky'' title=''lopunny''&gt;&lt;div class=''pokemon'' style=''background-image:url(./pokemon/428.png)''&gt;&lt;span&gt;42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29</text:p>
          </table:table-cell>
          <table:table-cell office:value-type="string" calcext:value-type="string">
            <text:p>mismagius</text:p>
          </table:table-cell>
          <table:table-cell office:value-type="string" calcext:value-type="string">
            <text:p>ghost</text:p>
          </table:table-cell>
          <table:table-cell table:number-columns-repeated="5"/>
          <table:table-cell table:formula="of:=&quot;&lt;div class=''entry &quot;&amp;[.D433]&amp;&quot; &quot;&amp;IF(ISTEXT([.F433]); [.F433]; IF(ISTEXT([.G433]); [.G433]; &quot;shiny&quot;) &amp; IF(ISTEXT([.H433]); &quot; &quot;&amp;[.H433]; &quot; lucky&quot;))&amp;&quot;'' title=''&quot;&amp;[.C433]&amp;&quot;''&gt;&lt;div class=''pokemon'' style=''background-image:url(./pokemon/&quot;&amp;[.B433]&amp;&quot;.png)''&gt;&lt;span&gt;&quot;&amp;[.A433]&amp;&quot;&lt;/span&gt;&lt;/div&gt;&lt;/div&gt;&quot;" office:value-type="string" office:string-value="&lt;div class=''entry ghost shiny lucky'' title=''mismagius''&gt;&lt;div class=''pokemon'' style=''background-image:url(./pokemon/429.png)''&gt;&lt;span&gt;429&lt;/span&gt;&lt;/div&gt;&lt;/div&gt;" calcext:value-type="string">
            <text:p>&lt;div class=''entry ghost shiny lucky'' title=''mismagius''&gt;&lt;div class=''pokemon'' style=''background-image:url(./pokemon/429.png)''&gt;&lt;span&gt;42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30</text:p>
          </table:table-cell>
          <table:table-cell office:value-type="string" calcext:value-type="string">
            <text:p>honchkrow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434]&amp;&quot; &quot;&amp;IF(ISTEXT([.F434]); [.F434]; IF(ISTEXT([.G434]); [.G434]; &quot;shiny&quot;) &amp; IF(ISTEXT([.H434]); &quot; &quot;&amp;[.H434]; &quot; lucky&quot;))&amp;&quot;'' title=''&quot;&amp;[.C434]&amp;&quot;''&gt;&lt;div class=''pokemon'' style=''background-image:url(./pokemon/&quot;&amp;[.B434]&amp;&quot;.png)''&gt;&lt;span&gt;&quot;&amp;[.A434]&amp;&quot;&lt;/span&gt;&lt;/div&gt;&lt;/div&gt;&quot;" office:value-type="string" office:string-value="&lt;div class=''entry dark shiny lucky'' title=''honchkrow''&gt;&lt;div class=''pokemon'' style=''background-image:url(./pokemon/430.png)''&gt;&lt;span&gt;430&lt;/span&gt;&lt;/div&gt;&lt;/div&gt;" calcext:value-type="string">
            <text:p>&lt;div class=''entry dark shiny lucky'' title=''honchkrow''&gt;&lt;div class=''pokemon'' style=''background-image:url(./pokemon/430.png)''&gt;&lt;span&gt;43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31</text:p>
          </table:table-cell>
          <table:table-cell office:value-type="string" calcext:value-type="string">
            <text:p>glameow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435]&amp;&quot; &quot;&amp;IF(ISTEXT([.F435]); [.F435]; IF(ISTEXT([.G435]); [.G435]; &quot;shiny&quot;) &amp; IF(ISTEXT([.H435]); &quot; &quot;&amp;[.H435]; &quot; lucky&quot;))&amp;&quot;'' title=''&quot;&amp;[.C435]&amp;&quot;''&gt;&lt;div class=''pokemon'' style=''background-image:url(./pokemon/&quot;&amp;[.B435]&amp;&quot;.png)''&gt;&lt;span&gt;&quot;&amp;[.A435]&amp;&quot;&lt;/span&gt;&lt;/div&gt;&lt;/div&gt;&quot;" office:value-type="string" office:string-value="&lt;div class=''entry normal shiny lucky'' title=''glameow''&gt;&lt;div class=''pokemon'' style=''background-image:url(./pokemon/431.png)''&gt;&lt;span&gt;431&lt;/span&gt;&lt;/div&gt;&lt;/div&gt;" calcext:value-type="string">
            <text:p>&lt;div class=''entry normal shiny lucky'' title=''glameow''&gt;&lt;div class=''pokemon'' style=''background-image:url(./pokemon/431.png)''&gt;&lt;span&gt;43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32</text:p>
          </table:table-cell>
          <table:table-cell office:value-type="string" calcext:value-type="string">
            <text:p>purugly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436]&amp;&quot; &quot;&amp;IF(ISTEXT([.F436]); [.F436]; IF(ISTEXT([.G436]); [.G436]; &quot;shiny&quot;) &amp; IF(ISTEXT([.H436]); &quot; &quot;&amp;[.H436]; &quot; lucky&quot;))&amp;&quot;'' title=''&quot;&amp;[.C436]&amp;&quot;''&gt;&lt;div class=''pokemon'' style=''background-image:url(./pokemon/&quot;&amp;[.B436]&amp;&quot;.png)''&gt;&lt;span&gt;&quot;&amp;[.A436]&amp;&quot;&lt;/span&gt;&lt;/div&gt;&lt;/div&gt;&quot;" office:value-type="string" office:string-value="&lt;div class=''entry normal shiny lucky'' title=''purugly''&gt;&lt;div class=''pokemon'' style=''background-image:url(./pokemon/432.png)''&gt;&lt;span&gt;432&lt;/span&gt;&lt;/div&gt;&lt;/div&gt;" calcext:value-type="string">
            <text:p>&lt;div class=''entry normal shiny lucky'' title=''purugly''&gt;&lt;div class=''pokemon'' style=''background-image:url(./pokemon/432.png)''&gt;&lt;span&gt;43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33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437]&amp;&quot; &quot;&amp;IF(ISTEXT([.F437]); [.F437]; IF(ISTEXT([.G437]); [.G437]; &quot;shiny&quot;) &amp; IF(ISTEXT([.H437]); &quot; &quot;&amp;[.H437]; &quot; lucky&quot;))&amp;&quot;'' title=''&quot;&amp;[.C437]&amp;&quot;''&gt;&lt;div class=''pokemon'' style=''background-image:url(./pokemon/&quot;&amp;[.B437]&amp;&quot;.png)''&gt;&lt;span&gt;&quot;&amp;[.A437]&amp;&quot;&lt;/span&gt;&lt;/div&gt;&lt;/div&gt;&quot;" office:value-type="string" office:string-value="&lt;div class=''entry psychic noshiny lucky'' title=''chingling''&gt;&lt;div class=''pokemon'' style=''background-image:url(./pokemon/433.png)''&gt;&lt;span&gt;433&lt;/span&gt;&lt;/div&gt;&lt;/div&gt;" calcext:value-type="string">
            <text:p>&lt;div class=''entry psychic noshiny lucky'' title=''chingling''&gt;&lt;div class=''pokemon'' style=''background-image:url(./pokemon/433.png)''&gt;&lt;span&gt;43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34</text:p>
          </table:table-cell>
          <table:table-cell office:value-type="string" calcext:value-type="string">
            <text:p>stunky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438]&amp;&quot; &quot;&amp;IF(ISTEXT([.F438]); [.F438]; IF(ISTEXT([.G438]); [.G438]; &quot;shiny&quot;) &amp; IF(ISTEXT([.H438]); &quot; &quot;&amp;[.H438]; &quot; lucky&quot;))&amp;&quot;'' title=''&quot;&amp;[.C438]&amp;&quot;''&gt;&lt;div class=''pokemon'' style=''background-image:url(./pokemon/&quot;&amp;[.B438]&amp;&quot;.png)''&gt;&lt;span&gt;&quot;&amp;[.A438]&amp;&quot;&lt;/span&gt;&lt;/div&gt;&lt;/div&gt;&quot;" office:value-type="string" office:string-value="&lt;div class=''entry poison noshiny lucky'' title=''stunky''&gt;&lt;div class=''pokemon'' style=''background-image:url(./pokemon/434.png)''&gt;&lt;span&gt;434&lt;/span&gt;&lt;/div&gt;&lt;/div&gt;" calcext:value-type="string">
            <text:p>&lt;div class=''entry poison noshiny lucky'' title=''stunky''&gt;&lt;div class=''pokemon'' style=''background-image:url(./pokemon/434.png)''&gt;&lt;span&gt;43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35</text:p>
          </table:table-cell>
          <table:table-cell office:value-type="string" calcext:value-type="string">
            <text:p>skuntank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439]&amp;&quot; &quot;&amp;IF(ISTEXT([.F439]); [.F439]; IF(ISTEXT([.G439]); [.G439]; &quot;shiny&quot;) &amp; IF(ISTEXT([.H439]); &quot; &quot;&amp;[.H439]; &quot; lucky&quot;))&amp;&quot;'' title=''&quot;&amp;[.C439]&amp;&quot;''&gt;&lt;div class=''pokemon'' style=''background-image:url(./pokemon/&quot;&amp;[.B439]&amp;&quot;.png)''&gt;&lt;span&gt;&quot;&amp;[.A439]&amp;&quot;&lt;/span&gt;&lt;/div&gt;&lt;/div&gt;&quot;" office:value-type="string" office:string-value="&lt;div class=''entry poison noshiny lucky'' title=''skuntank''&gt;&lt;div class=''pokemon'' style=''background-image:url(./pokemon/435.png)''&gt;&lt;span&gt;435&lt;/span&gt;&lt;/div&gt;&lt;/div&gt;" calcext:value-type="string">
            <text:p>&lt;div class=''entry poison noshiny lucky'' title=''skuntank''&gt;&lt;div class=''pokemon'' style=''background-image:url(./pokemon/435.png)''&gt;&lt;span&gt;43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36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440]&amp;&quot; &quot;&amp;IF(ISTEXT([.F440]); [.F440]; IF(ISTEXT([.G440]); [.G440]; &quot;shiny&quot;) &amp; IF(ISTEXT([.H440]); &quot; &quot;&amp;[.H440]; &quot; lucky&quot;))&amp;&quot;'' title=''&quot;&amp;[.C440]&amp;&quot;''&gt;&lt;div class=''pokemon'' style=''background-image:url(./pokemon/&quot;&amp;[.B440]&amp;&quot;.png)''&gt;&lt;span&gt;&quot;&amp;[.A440]&amp;&quot;&lt;/span&gt;&lt;/div&gt;&lt;/div&gt;&quot;" office:value-type="string" office:string-value="&lt;div class=''entry steel shiny lucky'' title=''bronzor''&gt;&lt;div class=''pokemon'' style=''background-image:url(./pokemon/436.png)''&gt;&lt;span&gt;436&lt;/span&gt;&lt;/div&gt;&lt;/div&gt;" calcext:value-type="string">
            <text:p>&lt;div class=''entry steel shiny lucky'' title=''bronzor''&gt;&lt;div class=''pokemon'' style=''background-image:url(./pokemon/436.png)''&gt;&lt;span&gt;43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37</text:p>
          </table:table-cell>
          <table:table-cell office:value-type="string" calcext:value-type="string">
            <text:p>bronzong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  <table:table-cell table:formula="of:=&quot;&lt;div class=''entry &quot;&amp;[.D441]&amp;&quot; &quot;&amp;IF(ISTEXT([.F441]); [.F441]; IF(ISTEXT([.G441]); [.G441]; &quot;shiny&quot;) &amp; IF(ISTEXT([.H441]); &quot; &quot;&amp;[.H441]; &quot; lucky&quot;))&amp;&quot;'' title=''&quot;&amp;[.C441]&amp;&quot;''&gt;&lt;div class=''pokemon'' style=''background-image:url(./pokemon/&quot;&amp;[.B441]&amp;&quot;.png)''&gt;&lt;span&gt;&quot;&amp;[.A441]&amp;&quot;&lt;/span&gt;&lt;/div&gt;&lt;/div&gt;&quot;" office:value-type="string" office:string-value="&lt;div class=''entry steel shiny lucky'' title=''bronzong''&gt;&lt;div class=''pokemon'' style=''background-image:url(./pokemon/437.png)''&gt;&lt;span&gt;437&lt;/span&gt;&lt;/div&gt;&lt;/div&gt;" calcext:value-type="string">
            <text:p>&lt;div class=''entry steel shiny lucky'' title=''bronzong''&gt;&lt;div class=''pokemon'' style=''background-image:url(./pokemon/437.png)''&gt;&lt;span&gt;43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38</text:p>
          </table:table-cell>
          <table:table-cell office:value-type="string" calcext:value-type="string">
            <text:p>bonsly</text:p>
          </table:table-cell>
          <table:table-cell office:value-type="string" calcext:value-type="string">
            <text:p>rock</text:p>
          </table:table-cell>
          <table:table-cell table:number-columns-repeated="5"/>
          <table:table-cell table:formula="of:=&quot;&lt;div class=''entry &quot;&amp;[.D442]&amp;&quot; &quot;&amp;IF(ISTEXT([.F442]); [.F442]; IF(ISTEXT([.G442]); [.G442]; &quot;shiny&quot;) &amp; IF(ISTEXT([.H442]); &quot; &quot;&amp;[.H442]; &quot; lucky&quot;))&amp;&quot;'' title=''&quot;&amp;[.C442]&amp;&quot;''&gt;&lt;div class=''pokemon'' style=''background-image:url(./pokemon/&quot;&amp;[.B442]&amp;&quot;.png)''&gt;&lt;span&gt;&quot;&amp;[.A442]&amp;&quot;&lt;/span&gt;&lt;/div&gt;&lt;/div&gt;&quot;" office:value-type="string" office:string-value="&lt;div class=''entry rock shiny lucky'' title=''bonsly''&gt;&lt;div class=''pokemon'' style=''background-image:url(./pokemon/438.png)''&gt;&lt;span&gt;438&lt;/span&gt;&lt;/div&gt;&lt;/div&gt;" calcext:value-type="string">
            <text:p>&lt;div class=''entry rock shiny lucky'' title=''bonsly''&gt;&lt;div class=''pokemon'' style=''background-image:url(./pokemon/438.png)''&gt;&lt;span&gt;43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39</text:p>
          </table:table-cell>
          <table:table-cell office:value-type="string" calcext:value-type="string">
            <text:p>mime jr.</text:p>
          </table:table-cell>
          <table:table-cell office:value-type="string" calcext:value-type="string">
            <text:p>psychic</text:p>
          </table:table-cell>
          <table:table-cell table:style-name="Default" office:value-type="string" calcext:value-type="string">
            <text:p>fairy</text:p>
          </table:table-cell>
          <table:table-cell table:number-columns-repeated="2"/>
          <table:table-cell office:value-type="string" calcext:value-type="string">
            <text:p>missinglucky</text:p>
          </table:table-cell>
          <table:table-cell/>
          <table:table-cell table:formula="of:=&quot;&lt;div class=''entry &quot;&amp;[.D443]&amp;&quot; &quot;&amp;IF(ISTEXT([.F443]); [.F443]; IF(ISTEXT([.G443]); [.G443]; &quot;shiny&quot;) &amp; IF(ISTEXT([.H443]); &quot; &quot;&amp;[.H443]; &quot; lucky&quot;))&amp;&quot;'' title=''&quot;&amp;[.C443]&amp;&quot;''&gt;&lt;div class=''pokemon'' style=''background-image:url(./pokemon/&quot;&amp;[.B443]&amp;&quot;.png)''&gt;&lt;span&gt;&quot;&amp;[.A443]&amp;&quot;&lt;/span&gt;&lt;/div&gt;&lt;/div&gt;&quot;" office:value-type="string" office:string-value="&lt;div class=''entry psychic shiny missinglucky'' title=''mime jr.''&gt;&lt;div class=''pokemon'' style=''background-image:url(./pokemon/439.png)''&gt;&lt;span&gt;439&lt;/span&gt;&lt;/div&gt;&lt;/div&gt;" calcext:value-type="string">
            <text:p>&lt;div class=''entry psychic shiny missinglucky'' title=''mime jr.''&gt;&lt;div class=''pokemon'' style=''background-image:url(./pokemon/439.png)''&gt;&lt;span&gt;43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40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444]&amp;&quot; &quot;&amp;IF(ISTEXT([.F444]); [.F444]; IF(ISTEXT([.G444]); [.G444]; &quot;shiny&quot;) &amp; IF(ISTEXT([.H444]); &quot; &quot;&amp;[.H444]; &quot; lucky&quot;))&amp;&quot;'' title=''&quot;&amp;[.C444]&amp;&quot;''&gt;&lt;div class=''pokemon'' style=''background-image:url(./pokemon/&quot;&amp;[.B444]&amp;&quot;.png)''&gt;&lt;span&gt;&quot;&amp;[.A444]&amp;&quot;&lt;/span&gt;&lt;/div&gt;&lt;/div&gt;&quot;" office:value-type="string" office:string-value="&lt;div class=''entry normal shiny lucky'' title=''happiny''&gt;&lt;div class=''pokemon'' style=''background-image:url(./pokemon/440.png)''&gt;&lt;span&gt;440&lt;/span&gt;&lt;/div&gt;&lt;/div&gt;" calcext:value-type="string">
            <text:p>&lt;div class=''entry normal shiny lucky'' title=''happiny''&gt;&lt;div class=''pokemon'' style=''background-image:url(./pokemon/440.png)''&gt;&lt;span&gt;44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41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445]&amp;&quot; &quot;&amp;IF(ISTEXT([.F445]); [.F445]; IF(ISTEXT([.G445]); [.G445]; &quot;shiny&quot;) &amp; IF(ISTEXT([.H445]); &quot; &quot;&amp;[.H445]; &quot; lucky&quot;))&amp;&quot;'' title=''&quot;&amp;[.C445]&amp;&quot;''&gt;&lt;div class=''pokemon'' style=''background-image:url(./pokemon/&quot;&amp;[.B445]&amp;&quot;.png)''&gt;&lt;span&gt;&quot;&amp;[.A445]&amp;&quot;&lt;/span&gt;&lt;/div&gt;&lt;/div&gt;&quot;" office:value-type="string" office:string-value="&lt;div class=''entry normal noshiny lucky'' title=''chatot''&gt;&lt;div class=''pokemon'' style=''background-image:url(./pokemon/441.png)''&gt;&lt;span&gt;441&lt;/span&gt;&lt;/div&gt;&lt;/div&gt;" calcext:value-type="string">
            <text:p>&lt;div class=''entry normal noshiny lucky'' title=''chatot''&gt;&lt;div class=''pokemon'' style=''background-image:url(./pokemon/441.png)''&gt;&lt;span&gt;44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42</text:p>
          </table:table-cell>
          <table:table-cell office:value-type="string" calcext:value-type="string">
            <text:p>spiritomb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46]&amp;&quot; &quot;&amp;IF(ISTEXT([.F446]); [.F446]; IF(ISTEXT([.G446]); [.G446]; &quot;shiny&quot;) &amp; IF(ISTEXT([.H446]); &quot; &quot;&amp;[.H446]; &quot; lucky&quot;))&amp;&quot;'' title=''&quot;&amp;[.C446]&amp;&quot;''&gt;&lt;div class=''pokemon'' style=''background-image:url(./pokemon/&quot;&amp;[.B446]&amp;&quot;.png)''&gt;&lt;span&gt;&quot;&amp;[.A446]&amp;&quot;&lt;/span&gt;&lt;/div&gt;&lt;/div&gt;&quot;" office:value-type="string" office:string-value="&lt;div class=''entry ghost missingshiny lucky'' title=''spiritomb''&gt;&lt;div class=''pokemon'' style=''background-image:url(./pokemon/442.png)''&gt;&lt;span&gt;442&lt;/span&gt;&lt;/div&gt;&lt;/div&gt;" calcext:value-type="string">
            <text:p>&lt;div class=''entry ghost missingshiny lucky'' title=''spiritomb''&gt;&lt;div class=''pokemon'' style=''background-image:url(./pokemon/442.png)''&gt;&lt;span&gt;44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43</text:p>
          </table:table-cell>
          <table:table-cell office:value-type="string" calcext:value-type="string">
            <text:p>gibl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447]&amp;&quot; &quot;&amp;IF(ISTEXT([.F447]); [.F447]; IF(ISTEXT([.G447]); [.G447]; &quot;shiny&quot;) &amp; IF(ISTEXT([.H447]); &quot; &quot;&amp;[.H447]; &quot; lucky&quot;))&amp;&quot;'' title=''&quot;&amp;[.C447]&amp;&quot;''&gt;&lt;div class=''pokemon'' style=''background-image:url(./pokemon/&quot;&amp;[.B447]&amp;&quot;.png)''&gt;&lt;span&gt;&quot;&amp;[.A447]&amp;&quot;&lt;/span&gt;&lt;/div&gt;&lt;/div&gt;&quot;" office:value-type="string" office:string-value="&lt;div class=''entry dragon shiny lucky'' title=''gible''&gt;&lt;div class=''pokemon'' style=''background-image:url(./pokemon/443.png)''&gt;&lt;span&gt;443&lt;/span&gt;&lt;/div&gt;&lt;/div&gt;" calcext:value-type="string">
            <text:p>&lt;div class=''entry dragon shiny lucky'' title=''gible''&gt;&lt;div class=''pokemon'' style=''background-image:url(./pokemon/443.png)''&gt;&lt;span&gt;44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44</text:p>
          </table:table-cell>
          <table:table-cell office:value-type="string" calcext:value-type="string">
            <text:p>gabit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448]&amp;&quot; &quot;&amp;IF(ISTEXT([.F448]); [.F448]; IF(ISTEXT([.G448]); [.G448]; &quot;shiny&quot;) &amp; IF(ISTEXT([.H448]); &quot; &quot;&amp;[.H448]; &quot; lucky&quot;))&amp;&quot;'' title=''&quot;&amp;[.C448]&amp;&quot;''&gt;&lt;div class=''pokemon'' style=''background-image:url(./pokemon/&quot;&amp;[.B448]&amp;&quot;.png)''&gt;&lt;span&gt;&quot;&amp;[.A448]&amp;&quot;&lt;/span&gt;&lt;/div&gt;&lt;/div&gt;&quot;" office:value-type="string" office:string-value="&lt;div class=''entry dragon shiny lucky'' title=''gabite''&gt;&lt;div class=''pokemon'' style=''background-image:url(./pokemon/444.png)''&gt;&lt;span&gt;444&lt;/span&gt;&lt;/div&gt;&lt;/div&gt;" calcext:value-type="string">
            <text:p>&lt;div class=''entry dragon shiny lucky'' title=''gabite''&gt;&lt;div class=''pokemon'' style=''background-image:url(./pokemon/444.png)''&gt;&lt;span&gt;44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45</text:p>
          </table:table-cell>
          <table:table-cell office:value-type="string" calcext:value-type="string">
            <text:p>garchomp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449]&amp;&quot; &quot;&amp;IF(ISTEXT([.F449]); [.F449]; IF(ISTEXT([.G449]); [.G449]; &quot;shiny&quot;) &amp; IF(ISTEXT([.H449]); &quot; &quot;&amp;[.H449]; &quot; lucky&quot;))&amp;&quot;'' title=''&quot;&amp;[.C449]&amp;&quot;''&gt;&lt;div class=''pokemon'' style=''background-image:url(./pokemon/&quot;&amp;[.B449]&amp;&quot;.png)''&gt;&lt;span&gt;&quot;&amp;[.A449]&amp;&quot;&lt;/span&gt;&lt;/div&gt;&lt;/div&gt;&quot;" office:value-type="string" office:string-value="&lt;div class=''entry dragon shiny lucky'' title=''garchomp''&gt;&lt;div class=''pokemon'' style=''background-image:url(./pokemon/445.png)''&gt;&lt;span&gt;445&lt;/span&gt;&lt;/div&gt;&lt;/div&gt;" calcext:value-type="string">
            <text:p>&lt;div class=''entry dragon shiny lucky'' title=''garchomp''&gt;&lt;div class=''pokemon'' style=''background-image:url(./pokemon/445.png)''&gt;&lt;span&gt;44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46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450]&amp;&quot; &quot;&amp;IF(ISTEXT([.F450]); [.F450]; IF(ISTEXT([.G450]); [.G450]; &quot;shiny&quot;) &amp; IF(ISTEXT([.H450]); &quot; &quot;&amp;[.H450]; &quot; lucky&quot;))&amp;&quot;'' title=''&quot;&amp;[.C450]&amp;&quot;''&gt;&lt;div class=''pokemon'' style=''background-image:url(./pokemon/&quot;&amp;[.B450]&amp;&quot;.png)''&gt;&lt;span&gt;&quot;&amp;[.A450]&amp;&quot;&lt;/span&gt;&lt;/div&gt;&lt;/div&gt;&quot;" office:value-type="string" office:string-value="&lt;div class=''entry normal shiny lucky'' title=''munchlax''&gt;&lt;div class=''pokemon'' style=''background-image:url(./pokemon/446.png)''&gt;&lt;span&gt;446&lt;/span&gt;&lt;/div&gt;&lt;/div&gt;" calcext:value-type="string">
            <text:p>&lt;div class=''entry normal shiny lucky'' title=''munchlax''&gt;&lt;div class=''pokemon'' style=''background-image:url(./pokemon/446.png)''&gt;&lt;span&gt;44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47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fighting</text:p>
          </table:table-cell>
          <table:table-cell table:number-columns-repeated="5"/>
          <table:table-cell table:formula="of:=&quot;&lt;div class=''entry &quot;&amp;[.D451]&amp;&quot; &quot;&amp;IF(ISTEXT([.F451]); [.F451]; IF(ISTEXT([.G451]); [.G451]; &quot;shiny&quot;) &amp; IF(ISTEXT([.H451]); &quot; &quot;&amp;[.H451]; &quot; lucky&quot;))&amp;&quot;'' title=''&quot;&amp;[.C451]&amp;&quot;''&gt;&lt;div class=''pokemon'' style=''background-image:url(./pokemon/&quot;&amp;[.B451]&amp;&quot;.png)''&gt;&lt;span&gt;&quot;&amp;[.A451]&amp;&quot;&lt;/span&gt;&lt;/div&gt;&lt;/div&gt;&quot;" office:value-type="string" office:string-value="&lt;div class=''entry fighting shiny lucky'' title=''riolu''&gt;&lt;div class=''pokemon'' style=''background-image:url(./pokemon/447.png)''&gt;&lt;span&gt;447&lt;/span&gt;&lt;/div&gt;&lt;/div&gt;" calcext:value-type="string">
            <text:p>&lt;div class=''entry fighting shiny lucky'' title=''riolu''&gt;&lt;div class=''pokemon'' style=''background-image:url(./pokemon/447.png)''&gt;&lt;span&gt;44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48</text:p>
          </table:table-cell>
          <table:table-cell office:value-type="string" calcext:value-type="string">
            <text:p>lucari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eel</text:p>
          </table:table-cell>
          <table:table-cell table:number-columns-repeated="4"/>
          <table:table-cell table:formula="of:=&quot;&lt;div class=''entry &quot;&amp;[.D452]&amp;&quot; &quot;&amp;IF(ISTEXT([.F452]); [.F452]; IF(ISTEXT([.G452]); [.G452]; &quot;shiny&quot;) &amp; IF(ISTEXT([.H452]); &quot; &quot;&amp;[.H452]; &quot; lucky&quot;))&amp;&quot;'' title=''&quot;&amp;[.C452]&amp;&quot;''&gt;&lt;div class=''pokemon'' style=''background-image:url(./pokemon/&quot;&amp;[.B452]&amp;&quot;.png)''&gt;&lt;span&gt;&quot;&amp;[.A452]&amp;&quot;&lt;/span&gt;&lt;/div&gt;&lt;/div&gt;&quot;" office:value-type="string" office:string-value="&lt;div class=''entry fighting shiny lucky'' title=''lucario''&gt;&lt;div class=''pokemon'' style=''background-image:url(./pokemon/448.png)''&gt;&lt;span&gt;448&lt;/span&gt;&lt;/div&gt;&lt;/div&gt;" calcext:value-type="string">
            <text:p>&lt;div class=''entry fighting shiny lucky'' title=''lucario''&gt;&lt;div class=''pokemon'' style=''background-image:url(./pokemon/448.png)''&gt;&lt;span&gt;44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49</text:p>
          </table:table-cell>
          <table:table-cell office:value-type="string" calcext:value-type="string">
            <text:p>hippopotas</text:p>
          </table:table-cell>
          <table:table-cell office:value-type="string" calcext:value-type="string">
            <text:p>ground</text:p>
          </table:table-cell>
          <table:table-cell table:number-columns-repeated="5"/>
          <table:table-cell table:formula="of:=&quot;&lt;div class=''entry &quot;&amp;[.D453]&amp;&quot; &quot;&amp;IF(ISTEXT([.F453]); [.F453]; IF(ISTEXT([.G453]); [.G453]; &quot;shiny&quot;) &amp; IF(ISTEXT([.H453]); &quot; &quot;&amp;[.H453]; &quot; lucky&quot;))&amp;&quot;'' title=''&quot;&amp;[.C453]&amp;&quot;''&gt;&lt;div class=''pokemon'' style=''background-image:url(./pokemon/&quot;&amp;[.B453]&amp;&quot;.png)''&gt;&lt;span&gt;&quot;&amp;[.A453]&amp;&quot;&lt;/span&gt;&lt;/div&gt;&lt;/div&gt;&quot;" office:value-type="string" office:string-value="&lt;div class=''entry ground shiny lucky'' title=''hippopotas''&gt;&lt;div class=''pokemon'' style=''background-image:url(./pokemon/449.png)''&gt;&lt;span&gt;449&lt;/span&gt;&lt;/div&gt;&lt;/div&gt;" calcext:value-type="string">
            <text:p>&lt;div class=''entry ground shiny lucky'' title=''hippopotas''&gt;&lt;div class=''pokemon'' style=''background-image:url(./pokemon/449.png)''&gt;&lt;span&gt;44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50</text:p>
          </table:table-cell>
          <table:table-cell office:value-type="string" calcext:value-type="string">
            <text:p>hippowdon</text:p>
          </table:table-cell>
          <table:table-cell office:value-type="string" calcext:value-type="string">
            <text:p>ground</text:p>
          </table:table-cell>
          <table:table-cell table:number-columns-repeated="5"/>
          <table:table-cell table:formula="of:=&quot;&lt;div class=''entry &quot;&amp;[.D454]&amp;&quot; &quot;&amp;IF(ISTEXT([.F454]); [.F454]; IF(ISTEXT([.G454]); [.G454]; &quot;shiny&quot;) &amp; IF(ISTEXT([.H454]); &quot; &quot;&amp;[.H454]; &quot; lucky&quot;))&amp;&quot;'' title=''&quot;&amp;[.C454]&amp;&quot;''&gt;&lt;div class=''pokemon'' style=''background-image:url(./pokemon/&quot;&amp;[.B454]&amp;&quot;.png)''&gt;&lt;span&gt;&quot;&amp;[.A454]&amp;&quot;&lt;/span&gt;&lt;/div&gt;&lt;/div&gt;&quot;" office:value-type="string" office:string-value="&lt;div class=''entry ground shiny lucky'' title=''hippowdon''&gt;&lt;div class=''pokemon'' style=''background-image:url(./pokemon/450.png)''&gt;&lt;span&gt;450&lt;/span&gt;&lt;/div&gt;&lt;/div&gt;" calcext:value-type="string">
            <text:p>&lt;div class=''entry ground shiny lucky'' title=''hippowdon''&gt;&lt;div class=''pokemon'' style=''background-image:url(./pokemon/450.png)''&gt;&lt;span&gt;45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51</text:p>
          </table:table-cell>
          <table:table-cell office:value-type="string" calcext:value-type="string">
            <text:p>skorupi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bug</text:p>
          </table:table-cell>
          <table:table-cell table:number-columns-repeated="4"/>
          <table:table-cell table:formula="of:=&quot;&lt;div class=''entry &quot;&amp;[.D455]&amp;&quot; &quot;&amp;IF(ISTEXT([.F455]); [.F455]; IF(ISTEXT([.G455]); [.G455]; &quot;shiny&quot;) &amp; IF(ISTEXT([.H455]); &quot; &quot;&amp;[.H455]; &quot; lucky&quot;))&amp;&quot;'' title=''&quot;&amp;[.C455]&amp;&quot;''&gt;&lt;div class=''pokemon'' style=''background-image:url(./pokemon/&quot;&amp;[.B455]&amp;&quot;.png)''&gt;&lt;span&gt;&quot;&amp;[.A455]&amp;&quot;&lt;/span&gt;&lt;/div&gt;&lt;/div&gt;&quot;" office:value-type="string" office:string-value="&lt;div class=''entry poison shiny lucky'' title=''skorupi''&gt;&lt;div class=''pokemon'' style=''background-image:url(./pokemon/451.png)''&gt;&lt;span&gt;451&lt;/span&gt;&lt;/div&gt;&lt;/div&gt;" calcext:value-type="string">
            <text:p>&lt;div class=''entry poison shiny lucky'' title=''skorupi''&gt;&lt;div class=''pokemon'' style=''background-image:url(./pokemon/451.png)''&gt;&lt;span&gt;45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52</text:p>
          </table:table-cell>
          <table:table-cell office:value-type="string" calcext:value-type="string">
            <text:p>drapion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ark</text:p>
          </table:table-cell>
          <table:table-cell table:number-columns-repeated="4"/>
          <table:table-cell table:formula="of:=&quot;&lt;div class=''entry &quot;&amp;[.D456]&amp;&quot; &quot;&amp;IF(ISTEXT([.F456]); [.F456]; IF(ISTEXT([.G456]); [.G456]; &quot;shiny&quot;) &amp; IF(ISTEXT([.H456]); &quot; &quot;&amp;[.H456]; &quot; lucky&quot;))&amp;&quot;'' title=''&quot;&amp;[.C456]&amp;&quot;''&gt;&lt;div class=''pokemon'' style=''background-image:url(./pokemon/&quot;&amp;[.B456]&amp;&quot;.png)''&gt;&lt;span&gt;&quot;&amp;[.A456]&amp;&quot;&lt;/span&gt;&lt;/div&gt;&lt;/div&gt;&quot;" office:value-type="string" office:string-value="&lt;div class=''entry poison shiny lucky'' title=''drapion''&gt;&lt;div class=''pokemon'' style=''background-image:url(./pokemon/452.png)''&gt;&lt;span&gt;452&lt;/span&gt;&lt;/div&gt;&lt;/div&gt;" calcext:value-type="string">
            <text:p>&lt;div class=''entry poison shiny lucky'' title=''drapion''&gt;&lt;div class=''pokemon'' style=''background-image:url(./pokemon/452.png)''&gt;&lt;span&gt;45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53</text:p>
          </table:table-cell>
          <table:table-cell office:value-type="string" calcext:value-type="string">
            <text:p>croagunk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ighting</text:p>
          </table:table-cell>
          <table:table-cell table:number-columns-repeated="4"/>
          <table:table-cell table:formula="of:=&quot;&lt;div class=''entry &quot;&amp;[.D457]&amp;&quot; &quot;&amp;IF(ISTEXT([.F457]); [.F457]; IF(ISTEXT([.G457]); [.G457]; &quot;shiny&quot;) &amp; IF(ISTEXT([.H457]); &quot; &quot;&amp;[.H457]; &quot; lucky&quot;))&amp;&quot;'' title=''&quot;&amp;[.C457]&amp;&quot;''&gt;&lt;div class=''pokemon'' style=''background-image:url(./pokemon/&quot;&amp;[.B457]&amp;&quot;.png)''&gt;&lt;span&gt;&quot;&amp;[.A457]&amp;&quot;&lt;/span&gt;&lt;/div&gt;&lt;/div&gt;&quot;" office:value-type="string" office:string-value="&lt;div class=''entry poison shiny lucky'' title=''croagunk''&gt;&lt;div class=''pokemon'' style=''background-image:url(./pokemon/453.png)''&gt;&lt;span&gt;453&lt;/span&gt;&lt;/div&gt;&lt;/div&gt;" calcext:value-type="string">
            <text:p>&lt;div class=''entry poison shiny lucky'' title=''croagunk''&gt;&lt;div class=''pokemon'' style=''background-image:url(./pokemon/453.png)''&gt;&lt;span&gt;45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54</text:p>
          </table:table-cell>
          <table:table-cell office:value-type="string" calcext:value-type="string">
            <text:p>toxicroak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ighting</text:p>
          </table:table-cell>
          <table:table-cell table:number-columns-repeated="4"/>
          <table:table-cell table:formula="of:=&quot;&lt;div class=''entry &quot;&amp;[.D458]&amp;&quot; &quot;&amp;IF(ISTEXT([.F458]); [.F458]; IF(ISTEXT([.G458]); [.G458]; &quot;shiny&quot;) &amp; IF(ISTEXT([.H458]); &quot; &quot;&amp;[.H458]; &quot; lucky&quot;))&amp;&quot;'' title=''&quot;&amp;[.C458]&amp;&quot;''&gt;&lt;div class=''pokemon'' style=''background-image:url(./pokemon/&quot;&amp;[.B458]&amp;&quot;.png)''&gt;&lt;span&gt;&quot;&amp;[.A458]&amp;&quot;&lt;/span&gt;&lt;/div&gt;&lt;/div&gt;&quot;" office:value-type="string" office:string-value="&lt;div class=''entry poison shiny lucky'' title=''toxicroak''&gt;&lt;div class=''pokemon'' style=''background-image:url(./pokemon/454.png)''&gt;&lt;span&gt;454&lt;/span&gt;&lt;/div&gt;&lt;/div&gt;" calcext:value-type="string">
            <text:p>&lt;div class=''entry poison shiny lucky'' title=''toxicroak''&gt;&lt;div class=''pokemon'' style=''background-image:url(./pokemon/454.png)''&gt;&lt;span&gt;45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55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459]&amp;&quot; &quot;&amp;IF(ISTEXT([.F459]); [.F459]; IF(ISTEXT([.G459]); [.G459]; &quot;shiny&quot;) &amp; IF(ISTEXT([.H459]); &quot; &quot;&amp;[.H459]; &quot; lucky&quot;))&amp;&quot;'' title=''&quot;&amp;[.C459]&amp;&quot;''&gt;&lt;div class=''pokemon'' style=''background-image:url(./pokemon/&quot;&amp;[.B459]&amp;&quot;.png)''&gt;&lt;span&gt;&quot;&amp;[.A459]&amp;&quot;&lt;/span&gt;&lt;/div&gt;&lt;/div&gt;&quot;" office:value-type="string" office:string-value="&lt;div class=''entry grass noshiny lucky'' title=''carnivine''&gt;&lt;div class=''pokemon'' style=''background-image:url(./pokemon/455.png)''&gt;&lt;span&gt;455&lt;/span&gt;&lt;/div&gt;&lt;/div&gt;" calcext:value-type="string">
            <text:p>&lt;div class=''entry grass noshiny lucky'' title=''carnivine''&gt;&lt;div class=''pokemon'' style=''background-image:url(./pokemon/455.png)''&gt;&lt;span&gt;45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56</text:p>
          </table:table-cell>
          <table:table-cell office:value-type="string" calcext:value-type="string">
            <text:p>finneon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60]&amp;&quot; &quot;&amp;IF(ISTEXT([.F460]); [.F460]; IF(ISTEXT([.G460]); [.G460]; &quot;shiny&quot;) &amp; IF(ISTEXT([.H460]); &quot; &quot;&amp;[.H460]; &quot; lucky&quot;))&amp;&quot;'' title=''&quot;&amp;[.C460]&amp;&quot;''&gt;&lt;div class=''pokemon'' style=''background-image:url(./pokemon/&quot;&amp;[.B460]&amp;&quot;.png)''&gt;&lt;span&gt;&quot;&amp;[.A460]&amp;&quot;&lt;/span&gt;&lt;/div&gt;&lt;/div&gt;&quot;" office:value-type="string" office:string-value="&lt;div class=''entry water missingshiny lucky'' title=''finneon''&gt;&lt;div class=''pokemon'' style=''background-image:url(./pokemon/456.png)''&gt;&lt;span&gt;456&lt;/span&gt;&lt;/div&gt;&lt;/div&gt;" calcext:value-type="string">
            <text:p>&lt;div class=''entry water missingshiny lucky'' title=''finneon''&gt;&lt;div class=''pokemon'' style=''background-image:url(./pokemon/456.png)''&gt;&lt;span&gt;45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57</text:p>
          </table:table-cell>
          <table:table-cell office:value-type="string" calcext:value-type="string">
            <text:p>lumineon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61]&amp;&quot; &quot;&amp;IF(ISTEXT([.F461]); [.F461]; IF(ISTEXT([.G461]); [.G461]; &quot;shiny&quot;) &amp; IF(ISTEXT([.H461]); &quot; &quot;&amp;[.H461]; &quot; lucky&quot;))&amp;&quot;'' title=''&quot;&amp;[.C461]&amp;&quot;''&gt;&lt;div class=''pokemon'' style=''background-image:url(./pokemon/&quot;&amp;[.B461]&amp;&quot;.png)''&gt;&lt;span&gt;&quot;&amp;[.A461]&amp;&quot;&lt;/span&gt;&lt;/div&gt;&lt;/div&gt;&quot;" office:value-type="string" office:string-value="&lt;div class=''entry water missingshiny lucky'' title=''lumineon''&gt;&lt;div class=''pokemon'' style=''background-image:url(./pokemon/457.png)''&gt;&lt;span&gt;457&lt;/span&gt;&lt;/div&gt;&lt;/div&gt;" calcext:value-type="string">
            <text:p>&lt;div class=''entry water missingshiny lucky'' title=''lumineon''&gt;&lt;div class=''pokemon'' style=''background-image:url(./pokemon/457.png)''&gt;&lt;span&gt;45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58</text:p>
          </table:table-cell>
          <table:table-cell office:value-type="string" calcext:value-type="string">
            <text:p>mantyk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62]&amp;&quot; &quot;&amp;IF(ISTEXT([.F462]); [.F462]; IF(ISTEXT([.G462]); [.G462]; &quot;shiny&quot;) &amp; IF(ISTEXT([.H462]); &quot; &quot;&amp;[.H462]; &quot; lucky&quot;))&amp;&quot;'' title=''&quot;&amp;[.C462]&amp;&quot;''&gt;&lt;div class=''pokemon'' style=''background-image:url(./pokemon/&quot;&amp;[.B462]&amp;&quot;.png)''&gt;&lt;span&gt;&quot;&amp;[.A462]&amp;&quot;&lt;/span&gt;&lt;/div&gt;&lt;/div&gt;&quot;" office:value-type="string" office:string-value="&lt;div class=''entry water missingshiny lucky'' title=''mantyke''&gt;&lt;div class=''pokemon'' style=''background-image:url(./pokemon/458.png)''&gt;&lt;span&gt;458&lt;/span&gt;&lt;/div&gt;&lt;/div&gt;" calcext:value-type="string">
            <text:p>&lt;div class=''entry water missingshiny lucky'' title=''mantyke''&gt;&lt;div class=''pokemon'' style=''background-image:url(./pokemon/458.png)''&gt;&lt;span&gt;45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59</text:p>
          </table:table-cell>
          <table:table-cell office:value-type="string" calcext:value-type="string">
            <text:p>snove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ice</text:p>
          </table:table-cell>
          <table:table-cell table:number-columns-repeated="4"/>
          <table:table-cell table:formula="of:=&quot;&lt;div class=''entry &quot;&amp;[.D463]&amp;&quot; &quot;&amp;IF(ISTEXT([.F463]); [.F463]; IF(ISTEXT([.G463]); [.G463]; &quot;shiny&quot;) &amp; IF(ISTEXT([.H463]); &quot; &quot;&amp;[.H463]; &quot; lucky&quot;))&amp;&quot;'' title=''&quot;&amp;[.C463]&amp;&quot;''&gt;&lt;div class=''pokemon'' style=''background-image:url(./pokemon/&quot;&amp;[.B463]&amp;&quot;.png)''&gt;&lt;span&gt;&quot;&amp;[.A463]&amp;&quot;&lt;/span&gt;&lt;/div&gt;&lt;/div&gt;&quot;" office:value-type="string" office:string-value="&lt;div class=''entry grass shiny lucky'' title=''snover''&gt;&lt;div class=''pokemon'' style=''background-image:url(./pokemon/459.png)''&gt;&lt;span&gt;459&lt;/span&gt;&lt;/div&gt;&lt;/div&gt;" calcext:value-type="string">
            <text:p>&lt;div class=''entry grass shiny lucky'' title=''snover''&gt;&lt;div class=''pokemon'' style=''background-image:url(./pokemon/459.png)''&gt;&lt;span&gt;45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60</text:p>
          </table:table-cell>
          <table:table-cell office:value-type="string" calcext:value-type="string">
            <text:p>abomasnow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ice</text:p>
          </table:table-cell>
          <table:table-cell table:number-columns-repeated="4"/>
          <table:table-cell table:formula="of:=&quot;&lt;div class=''entry &quot;&amp;[.D464]&amp;&quot; &quot;&amp;IF(ISTEXT([.F464]); [.F464]; IF(ISTEXT([.G464]); [.G464]; &quot;shiny&quot;) &amp; IF(ISTEXT([.H464]); &quot; &quot;&amp;[.H464]; &quot; lucky&quot;))&amp;&quot;'' title=''&quot;&amp;[.C464]&amp;&quot;''&gt;&lt;div class=''pokemon'' style=''background-image:url(./pokemon/&quot;&amp;[.B464]&amp;&quot;.png)''&gt;&lt;span&gt;&quot;&amp;[.A464]&amp;&quot;&lt;/span&gt;&lt;/div&gt;&lt;/div&gt;&quot;" office:value-type="string" office:string-value="&lt;div class=''entry grass shiny lucky'' title=''abomasnow''&gt;&lt;div class=''pokemon'' style=''background-image:url(./pokemon/460.png)''&gt;&lt;span&gt;460&lt;/span&gt;&lt;/div&gt;&lt;/div&gt;" calcext:value-type="string">
            <text:p>&lt;div class=''entry grass shiny lucky'' title=''abomasnow''&gt;&lt;div class=''pokemon'' style=''background-image:url(./pokemon/460.png)''&gt;&lt;span&gt;46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61</text:p>
          </table:table-cell>
          <table:table-cell office:value-type="string" calcext:value-type="string">
            <text:p>weavil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ice</text:p>
          </table:table-cell>
          <table:table-cell table:number-columns-repeated="4"/>
          <table:table-cell table:formula="of:=&quot;&lt;div class=''entry &quot;&amp;[.D465]&amp;&quot; &quot;&amp;IF(ISTEXT([.F465]); [.F465]; IF(ISTEXT([.G465]); [.G465]; &quot;shiny&quot;) &amp; IF(ISTEXT([.H465]); &quot; &quot;&amp;[.H465]; &quot; lucky&quot;))&amp;&quot;'' title=''&quot;&amp;[.C465]&amp;&quot;''&gt;&lt;div class=''pokemon'' style=''background-image:url(./pokemon/&quot;&amp;[.B465]&amp;&quot;.png)''&gt;&lt;span&gt;&quot;&amp;[.A465]&amp;&quot;&lt;/span&gt;&lt;/div&gt;&lt;/div&gt;&quot;" office:value-type="string" office:string-value="&lt;div class=''entry dark shiny lucky'' title=''weavile''&gt;&lt;div class=''pokemon'' style=''background-image:url(./pokemon/461.png)''&gt;&lt;span&gt;461&lt;/span&gt;&lt;/div&gt;&lt;/div&gt;" calcext:value-type="string">
            <text:p>&lt;div class=''entry dark shiny lucky'' title=''weavile''&gt;&lt;div class=''pokemon'' style=''background-image:url(./pokemon/461.png)''&gt;&lt;span&gt;46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62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table:number-columns-repeated="4"/>
          <table:table-cell table:formula="of:=&quot;&lt;div class=''entry &quot;&amp;[.D466]&amp;&quot; &quot;&amp;IF(ISTEXT([.F466]); [.F466]; IF(ISTEXT([.G466]); [.G466]; &quot;shiny&quot;) &amp; IF(ISTEXT([.H466]); &quot; &quot;&amp;[.H466]; &quot; lucky&quot;))&amp;&quot;'' title=''&quot;&amp;[.C466]&amp;&quot;''&gt;&lt;div class=''pokemon'' style=''background-image:url(./pokemon/&quot;&amp;[.B466]&amp;&quot;.png)''&gt;&lt;span&gt;&quot;&amp;[.A466]&amp;&quot;&lt;/span&gt;&lt;/div&gt;&lt;/div&gt;&quot;" office:value-type="string" office:string-value="&lt;div class=''entry electric shiny lucky'' title=''magnezone''&gt;&lt;div class=''pokemon'' style=''background-image:url(./pokemon/462.png)''&gt;&lt;span&gt;462&lt;/span&gt;&lt;/div&gt;&lt;/div&gt;" calcext:value-type="string">
            <text:p>&lt;div class=''entry electric shiny lucky'' title=''magnezone''&gt;&lt;div class=''pokemon'' style=''background-image:url(./pokemon/462.png)''&gt;&lt;span&gt;46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63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467]&amp;&quot; &quot;&amp;IF(ISTEXT([.F467]); [.F467]; IF(ISTEXT([.G467]); [.G467]; &quot;shiny&quot;) &amp; IF(ISTEXT([.H467]); &quot; &quot;&amp;[.H467]; &quot; lucky&quot;))&amp;&quot;'' title=''&quot;&amp;[.C467]&amp;&quot;''&gt;&lt;div class=''pokemon'' style=''background-image:url(./pokemon/&quot;&amp;[.B467]&amp;&quot;.png)''&gt;&lt;span&gt;&quot;&amp;[.A467]&amp;&quot;&lt;/span&gt;&lt;/div&gt;&lt;/div&gt;&quot;" office:value-type="string" office:string-value="&lt;div class=''entry normal shiny lucky'' title=''lickilicky''&gt;&lt;div class=''pokemon'' style=''background-image:url(./pokemon/463.png)''&gt;&lt;span&gt;463&lt;/span&gt;&lt;/div&gt;&lt;/div&gt;" calcext:value-type="string">
            <text:p>&lt;div class=''entry normal shiny lucky'' title=''lickilicky''&gt;&lt;div class=''pokemon'' style=''background-image:url(./pokemon/463.png)''&gt;&lt;span&gt;46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64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table:number-columns-repeated="4"/>
          <table:table-cell table:formula="of:=&quot;&lt;div class=''entry &quot;&amp;[.D468]&amp;&quot; &quot;&amp;IF(ISTEXT([.F468]); [.F468]; IF(ISTEXT([.G468]); [.G468]; &quot;shiny&quot;) &amp; IF(ISTEXT([.H468]); &quot; &quot;&amp;[.H468]; &quot; lucky&quot;))&amp;&quot;'' title=''&quot;&amp;[.C468]&amp;&quot;''&gt;&lt;div class=''pokemon'' style=''background-image:url(./pokemon/&quot;&amp;[.B468]&amp;&quot;.png)''&gt;&lt;span&gt;&quot;&amp;[.A468]&amp;&quot;&lt;/span&gt;&lt;/div&gt;&lt;/div&gt;&quot;" office:value-type="string" office:string-value="&lt;div class=''entry ground shiny lucky'' title=''rhyperior''&gt;&lt;div class=''pokemon'' style=''background-image:url(./pokemon/464.png)''&gt;&lt;span&gt;464&lt;/span&gt;&lt;/div&gt;&lt;/div&gt;" calcext:value-type="string">
            <text:p>&lt;div class=''entry ground shiny lucky'' title=''rhyperior''&gt;&lt;div class=''pokemon'' style=''background-image:url(./pokemon/464.png)''&gt;&lt;span&gt;46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65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469]&amp;&quot; &quot;&amp;IF(ISTEXT([.F469]); [.F469]; IF(ISTEXT([.G469]); [.G469]; &quot;shiny&quot;) &amp; IF(ISTEXT([.H469]); &quot; &quot;&amp;[.H469]; &quot; lucky&quot;))&amp;&quot;'' title=''&quot;&amp;[.C469]&amp;&quot;''&gt;&lt;div class=''pokemon'' style=''background-image:url(./pokemon/&quot;&amp;[.B469]&amp;&quot;.png)''&gt;&lt;span&gt;&quot;&amp;[.A469]&amp;&quot;&lt;/span&gt;&lt;/div&gt;&lt;/div&gt;&quot;" office:value-type="string" office:string-value="&lt;div class=''entry grass shiny lucky'' title=''tangrowth''&gt;&lt;div class=''pokemon'' style=''background-image:url(./pokemon/465.png)''&gt;&lt;span&gt;465&lt;/span&gt;&lt;/div&gt;&lt;/div&gt;" calcext:value-type="string">
            <text:p>&lt;div class=''entry grass shiny lucky'' title=''tangrowth''&gt;&lt;div class=''pokemon'' style=''background-image:url(./pokemon/465.png)''&gt;&lt;span&gt;46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66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ric</text:p>
          </table:table-cell>
          <table:table-cell table:number-columns-repeated="5"/>
          <table:table-cell table:formula="of:=&quot;&lt;div class=''entry &quot;&amp;[.D470]&amp;&quot; &quot;&amp;IF(ISTEXT([.F470]); [.F470]; IF(ISTEXT([.G470]); [.G470]; &quot;shiny&quot;) &amp; IF(ISTEXT([.H470]); &quot; &quot;&amp;[.H470]; &quot; lucky&quot;))&amp;&quot;'' title=''&quot;&amp;[.C470]&amp;&quot;''&gt;&lt;div class=''pokemon'' style=''background-image:url(./pokemon/&quot;&amp;[.B470]&amp;&quot;.png)''&gt;&lt;span&gt;&quot;&amp;[.A470]&amp;&quot;&lt;/span&gt;&lt;/div&gt;&lt;/div&gt;&quot;" office:value-type="string" office:string-value="&lt;div class=''entry electric shiny lucky'' title=''electivire''&gt;&lt;div class=''pokemon'' style=''background-image:url(./pokemon/466.png)''&gt;&lt;span&gt;466&lt;/span&gt;&lt;/div&gt;&lt;/div&gt;" calcext:value-type="string">
            <text:p>&lt;div class=''entry electric shiny lucky'' title=''electivire''&gt;&lt;div class=''pokemon'' style=''background-image:url(./pokemon/466.png)''&gt;&lt;span&gt;46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67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fire</text:p>
          </table:table-cell>
          <table:table-cell table:number-columns-repeated="5"/>
          <table:table-cell table:formula="of:=&quot;&lt;div class=''entry &quot;&amp;[.D471]&amp;&quot; &quot;&amp;IF(ISTEXT([.F471]); [.F471]; IF(ISTEXT([.G471]); [.G471]; &quot;shiny&quot;) &amp; IF(ISTEXT([.H471]); &quot; &quot;&amp;[.H471]; &quot; lucky&quot;))&amp;&quot;'' title=''&quot;&amp;[.C471]&amp;&quot;''&gt;&lt;div class=''pokemon'' style=''background-image:url(./pokemon/&quot;&amp;[.B471]&amp;&quot;.png)''&gt;&lt;span&gt;&quot;&amp;[.A471]&amp;&quot;&lt;/span&gt;&lt;/div&gt;&lt;/div&gt;&quot;" office:value-type="string" office:string-value="&lt;div class=''entry fire shiny lucky'' title=''magmortar''&gt;&lt;div class=''pokemon'' style=''background-image:url(./pokemon/467.png)''&gt;&lt;span&gt;467&lt;/span&gt;&lt;/div&gt;&lt;/div&gt;" calcext:value-type="string">
            <text:p>&lt;div class=''entry fire shiny lucky'' title=''magmortar''&gt;&lt;div class=''pokemon'' style=''background-image:url(./pokemon/467.png)''&gt;&lt;span&gt;46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68</text:p>
          </table:table-cell>
          <table:table-cell office:value-type="string" calcext:value-type="string">
            <text:p>togekiss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472]&amp;&quot; &quot;&amp;IF(ISTEXT([.F472]); [.F472]; IF(ISTEXT([.G472]); [.G472]; &quot;shiny&quot;) &amp; IF(ISTEXT([.H472]); &quot; &quot;&amp;[.H472]; &quot; lucky&quot;))&amp;&quot;'' title=''&quot;&amp;[.C472]&amp;&quot;''&gt;&lt;div class=''pokemon'' style=''background-image:url(./pokemon/&quot;&amp;[.B472]&amp;&quot;.png)''&gt;&lt;span&gt;&quot;&amp;[.A472]&amp;&quot;&lt;/span&gt;&lt;/div&gt;&lt;/div&gt;&quot;" office:value-type="string" office:string-value="&lt;div class=''entry fairy shiny lucky'' title=''togekiss''&gt;&lt;div class=''pokemon'' style=''background-image:url(./pokemon/468.png)''&gt;&lt;span&gt;468&lt;/span&gt;&lt;/div&gt;&lt;/div&gt;" calcext:value-type="string">
            <text:p>&lt;div class=''entry fairy shiny lucky'' title=''togekiss''&gt;&lt;div class=''pokemon'' style=''background-image:url(./pokemon/468.png)''&gt;&lt;span&gt;46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69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473]&amp;&quot; &quot;&amp;IF(ISTEXT([.F473]); [.F473]; IF(ISTEXT([.G473]); [.G473]; &quot;shiny&quot;) &amp; IF(ISTEXT([.H473]); &quot; &quot;&amp;[.H473]; &quot; lucky&quot;))&amp;&quot;'' title=''&quot;&amp;[.C473]&amp;&quot;''&gt;&lt;div class=''pokemon'' style=''background-image:url(./pokemon/&quot;&amp;[.B473]&amp;&quot;.png)''&gt;&lt;span&gt;&quot;&amp;[.A473]&amp;&quot;&lt;/span&gt;&lt;/div&gt;&lt;/div&gt;&quot;" office:value-type="string" office:string-value="&lt;div class=''entry bug shiny lucky'' title=''yanmega''&gt;&lt;div class=''pokemon'' style=''background-image:url(./pokemon/469.png)''&gt;&lt;span&gt;469&lt;/span&gt;&lt;/div&gt;&lt;/div&gt;" calcext:value-type="string">
            <text:p>&lt;div class=''entry bug shiny lucky'' title=''yanmega''&gt;&lt;div class=''pokemon'' style=''background-image:url(./pokemon/469.png)''&gt;&lt;span&gt;46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70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grass</text:p>
          </table:table-cell>
          <table:table-cell table:number-columns-repeated="5"/>
          <table:table-cell table:formula="of:=&quot;&lt;div class=''entry &quot;&amp;[.D474]&amp;&quot; &quot;&amp;IF(ISTEXT([.F474]); [.F474]; IF(ISTEXT([.G474]); [.G474]; &quot;shiny&quot;) &amp; IF(ISTEXT([.H474]); &quot; &quot;&amp;[.H474]; &quot; lucky&quot;))&amp;&quot;'' title=''&quot;&amp;[.C474]&amp;&quot;''&gt;&lt;div class=''pokemon'' style=''background-image:url(./pokemon/&quot;&amp;[.B474]&amp;&quot;.png)''&gt;&lt;span&gt;&quot;&amp;[.A474]&amp;&quot;&lt;/span&gt;&lt;/div&gt;&lt;/div&gt;&quot;" office:value-type="string" office:string-value="&lt;div class=''entry grass shiny lucky'' title=''leafeon''&gt;&lt;div class=''pokemon'' style=''background-image:url(./pokemon/470.png)''&gt;&lt;span&gt;470&lt;/span&gt;&lt;/div&gt;&lt;/div&gt;" calcext:value-type="string">
            <text:p>&lt;div class=''entry grass shiny lucky'' title=''leafeon''&gt;&lt;div class=''pokemon'' style=''background-image:url(./pokemon/470.png)''&gt;&lt;span&gt;47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71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ice</text:p>
          </table:table-cell>
          <table:table-cell table:number-columns-repeated="5"/>
          <table:table-cell table:formula="of:=&quot;&lt;div class=''entry &quot;&amp;[.D475]&amp;&quot; &quot;&amp;IF(ISTEXT([.F475]); [.F475]; IF(ISTEXT([.G475]); [.G475]; &quot;shiny&quot;) &amp; IF(ISTEXT([.H475]); &quot; &quot;&amp;[.H475]; &quot; lucky&quot;))&amp;&quot;'' title=''&quot;&amp;[.C475]&amp;&quot;''&gt;&lt;div class=''pokemon'' style=''background-image:url(./pokemon/&quot;&amp;[.B475]&amp;&quot;.png)''&gt;&lt;span&gt;&quot;&amp;[.A475]&amp;&quot;&lt;/span&gt;&lt;/div&gt;&lt;/div&gt;&quot;" office:value-type="string" office:string-value="&lt;div class=''entry ice shiny lucky'' title=''glaceon''&gt;&lt;div class=''pokemon'' style=''background-image:url(./pokemon/471.png)''&gt;&lt;span&gt;471&lt;/span&gt;&lt;/div&gt;&lt;/div&gt;" calcext:value-type="string">
            <text:p>&lt;div class=''entry ice shiny lucky'' title=''glaceon''&gt;&lt;div class=''pokemon'' style=''background-image:url(./pokemon/471.png)''&gt;&lt;span&gt;47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72</text:p>
          </table:table-cell>
          <table:table-cell office:value-type="string" calcext:value-type="string">
            <text:p>gliscor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lying</text:p>
          </table:table-cell>
          <table:table-cell table:number-columns-repeated="4"/>
          <table:table-cell table:formula="of:=&quot;&lt;div class=''entry &quot;&amp;[.D476]&amp;&quot; &quot;&amp;IF(ISTEXT([.F476]); [.F476]; IF(ISTEXT([.G476]); [.G476]; &quot;shiny&quot;) &amp; IF(ISTEXT([.H476]); &quot; &quot;&amp;[.H476]; &quot; lucky&quot;))&amp;&quot;'' title=''&quot;&amp;[.C476]&amp;&quot;''&gt;&lt;div class=''pokemon'' style=''background-image:url(./pokemon/&quot;&amp;[.B476]&amp;&quot;.png)''&gt;&lt;span&gt;&quot;&amp;[.A476]&amp;&quot;&lt;/span&gt;&lt;/div&gt;&lt;/div&gt;&quot;" office:value-type="string" office:string-value="&lt;div class=''entry ground shiny lucky'' title=''gliscor''&gt;&lt;div class=''pokemon'' style=''background-image:url(./pokemon/472.png)''&gt;&lt;span&gt;472&lt;/span&gt;&lt;/div&gt;&lt;/div&gt;" calcext:value-type="string">
            <text:p>&lt;div class=''entry ground shiny lucky'' title=''gliscor''&gt;&lt;div class=''pokemon'' style=''background-image:url(./pokemon/472.png)''&gt;&lt;span&gt;47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73</text:p>
          </table:table-cell>
          <table:table-cell office:value-type="string" calcext:value-type="string">
            <text:p>mamoswin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round</text:p>
          </table:table-cell>
          <table:table-cell table:number-columns-repeated="4"/>
          <table:table-cell table:formula="of:=&quot;&lt;div class=''entry &quot;&amp;[.D477]&amp;&quot; &quot;&amp;IF(ISTEXT([.F477]); [.F477]; IF(ISTEXT([.G477]); [.G477]; &quot;shiny&quot;) &amp; IF(ISTEXT([.H477]); &quot; &quot;&amp;[.H477]; &quot; lucky&quot;))&amp;&quot;'' title=''&quot;&amp;[.C477]&amp;&quot;''&gt;&lt;div class=''pokemon'' style=''background-image:url(./pokemon/&quot;&amp;[.B477]&amp;&quot;.png)''&gt;&lt;span&gt;&quot;&amp;[.A477]&amp;&quot;&lt;/span&gt;&lt;/div&gt;&lt;/div&gt;&quot;" office:value-type="string" office:string-value="&lt;div class=''entry ice shiny lucky'' title=''mamoswine''&gt;&lt;div class=''pokemon'' style=''background-image:url(./pokemon/473.png)''&gt;&lt;span&gt;473&lt;/span&gt;&lt;/div&gt;&lt;/div&gt;" calcext:value-type="string">
            <text:p>&lt;div class=''entry ice shiny lucky'' title=''mamoswine''&gt;&lt;div class=''pokemon'' style=''background-image:url(./pokemon/473.png)''&gt;&lt;span&gt;47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74</text:p>
          </table:table-cell>
          <table:table-cell office:value-type="string" calcext:value-type="string">
            <text:p>porygon-z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478]&amp;&quot; &quot;&amp;IF(ISTEXT([.F478]); [.F478]; IF(ISTEXT([.G478]); [.G478]; &quot;shiny&quot;) &amp; IF(ISTEXT([.H478]); &quot; &quot;&amp;[.H478]; &quot; lucky&quot;))&amp;&quot;'' title=''&quot;&amp;[.C478]&amp;&quot;''&gt;&lt;div class=''pokemon'' style=''background-image:url(./pokemon/&quot;&amp;[.B478]&amp;&quot;.png)''&gt;&lt;span&gt;&quot;&amp;[.A478]&amp;&quot;&lt;/span&gt;&lt;/div&gt;&lt;/div&gt;&quot;" office:value-type="string" office:string-value="&lt;div class=''entry normal shiny lucky'' title=''porygon-z''&gt;&lt;div class=''pokemon'' style=''background-image:url(./pokemon/474.png)''&gt;&lt;span&gt;474&lt;/span&gt;&lt;/div&gt;&lt;/div&gt;" calcext:value-type="string">
            <text:p>&lt;div class=''entry normal shiny lucky'' title=''porygon-z''&gt;&lt;div class=''pokemon'' style=''background-image:url(./pokemon/474.png)''&gt;&lt;span&gt;47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75</text:p>
          </table:table-cell>
          <table:table-cell office:value-type="string" calcext:value-type="string">
            <text:p>gallad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ighting</text:p>
          </table:table-cell>
          <table:table-cell table:number-columns-repeated="4"/>
          <table:table-cell table:formula="of:=&quot;&lt;div class=''entry &quot;&amp;[.D479]&amp;&quot; &quot;&amp;IF(ISTEXT([.F479]); [.F479]; IF(ISTEXT([.G479]); [.G479]; &quot;shiny&quot;) &amp; IF(ISTEXT([.H479]); &quot; &quot;&amp;[.H479]; &quot; lucky&quot;))&amp;&quot;'' title=''&quot;&amp;[.C479]&amp;&quot;''&gt;&lt;div class=''pokemon'' style=''background-image:url(./pokemon/&quot;&amp;[.B479]&amp;&quot;.png)''&gt;&lt;span&gt;&quot;&amp;[.A479]&amp;&quot;&lt;/span&gt;&lt;/div&gt;&lt;/div&gt;&quot;" office:value-type="string" office:string-value="&lt;div class=''entry psychic shiny lucky'' title=''gallade''&gt;&lt;div class=''pokemon'' style=''background-image:url(./pokemon/475.png)''&gt;&lt;span&gt;475&lt;/span&gt;&lt;/div&gt;&lt;/div&gt;" calcext:value-type="string">
            <text:p>&lt;div class=''entry psychic shiny lucky'' title=''gallade''&gt;&lt;div class=''pokemon'' style=''background-image:url(./pokemon/475.png)''&gt;&lt;span&gt;47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76</text:p>
          </table:table-cell>
          <table:table-cell office:value-type="string" calcext:value-type="string">
            <text:p>probopas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80]&amp;&quot; &quot;&amp;IF(ISTEXT([.F480]); [.F480]; IF(ISTEXT([.G480]); [.G480]; &quot;shiny&quot;) &amp; IF(ISTEXT([.H480]); &quot; &quot;&amp;[.H480]; &quot; lucky&quot;))&amp;&quot;'' title=''&quot;&amp;[.C480]&amp;&quot;''&gt;&lt;div class=''pokemon'' style=''background-image:url(./pokemon/&quot;&amp;[.B480]&amp;&quot;.png)''&gt;&lt;span&gt;&quot;&amp;[.A480]&amp;&quot;&lt;/span&gt;&lt;/div&gt;&lt;/div&gt;&quot;" office:value-type="string" office:string-value="&lt;div class=''entry rock missingshiny lucky'' title=''probopass''&gt;&lt;div class=''pokemon'' style=''background-image:url(./pokemon/476.png)''&gt;&lt;span&gt;476&lt;/span&gt;&lt;/div&gt;&lt;/div&gt;" calcext:value-type="string">
            <text:p>&lt;div class=''entry rock missingshiny lucky'' title=''probopass''&gt;&lt;div class=''pokemon'' style=''background-image:url(./pokemon/476.png)''&gt;&lt;span&gt;47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77</text:p>
          </table:table-cell>
          <table:table-cell office:value-type="string" calcext:value-type="string">
            <text:p>dusknoir</text:p>
          </table:table-cell>
          <table:table-cell office:value-type="string" calcext:value-type="string">
            <text:p>ghost</text:p>
          </table:table-cell>
          <table:table-cell table:number-columns-repeated="5"/>
          <table:table-cell table:formula="of:=&quot;&lt;div class=''entry &quot;&amp;[.D481]&amp;&quot; &quot;&amp;IF(ISTEXT([.F481]); [.F481]; IF(ISTEXT([.G481]); [.G481]; &quot;shiny&quot;) &amp; IF(ISTEXT([.H481]); &quot; &quot;&amp;[.H481]; &quot; lucky&quot;))&amp;&quot;'' title=''&quot;&amp;[.C481]&amp;&quot;''&gt;&lt;div class=''pokemon'' style=''background-image:url(./pokemon/&quot;&amp;[.B481]&amp;&quot;.png)''&gt;&lt;span&gt;&quot;&amp;[.A481]&amp;&quot;&lt;/span&gt;&lt;/div&gt;&lt;/div&gt;&quot;" office:value-type="string" office:string-value="&lt;div class=''entry ghost shiny lucky'' title=''dusknoir''&gt;&lt;div class=''pokemon'' style=''background-image:url(./pokemon/477.png)''&gt;&lt;span&gt;477&lt;/span&gt;&lt;/div&gt;&lt;/div&gt;" calcext:value-type="string">
            <text:p>&lt;div class=''entry ghost shiny lucky'' title=''dusknoir''&gt;&lt;div class=''pokemon'' style=''background-image:url(./pokemon/477.png)''&gt;&lt;span&gt;47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78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host</text:p>
          </table:table-cell>
          <table:table-cell table:number-columns-repeated="4"/>
          <table:table-cell table:formula="of:=&quot;&lt;div class=''entry &quot;&amp;[.D482]&amp;&quot; &quot;&amp;IF(ISTEXT([.F482]); [.F482]; IF(ISTEXT([.G482]); [.G482]; &quot;shiny&quot;) &amp; IF(ISTEXT([.H482]); &quot; &quot;&amp;[.H482]; &quot; lucky&quot;))&amp;&quot;'' title=''&quot;&amp;[.C482]&amp;&quot;''&gt;&lt;div class=''pokemon'' style=''background-image:url(./pokemon/&quot;&amp;[.B482]&amp;&quot;.png)''&gt;&lt;span&gt;&quot;&amp;[.A482]&amp;&quot;&lt;/span&gt;&lt;/div&gt;&lt;/div&gt;&quot;" office:value-type="string" office:string-value="&lt;div class=''entry ice shiny lucky'' title=''froslass''&gt;&lt;div class=''pokemon'' style=''background-image:url(./pokemon/478.png)''&gt;&lt;span&gt;478&lt;/span&gt;&lt;/div&gt;&lt;/div&gt;" calcext:value-type="string">
            <text:p>&lt;div class=''entry ice shiny lucky'' title=''froslass''&gt;&lt;div class=''pokemon'' style=''background-image:url(./pokemon/478.png)''&gt;&lt;span&gt;47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79</text:p>
          </table:table-cell>
          <table:table-cell office:value-type="string" calcext:value-type="string">
            <text:p>rotom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483]&amp;&quot; &quot;&amp;IF(ISTEXT([.F483]); [.F483]; IF(ISTEXT([.G483]); [.G483]; &quot;shiny&quot;) &amp; IF(ISTEXT([.H483]); &quot; &quot;&amp;[.H483]; &quot; lucky&quot;))&amp;&quot;'' title=''&quot;&amp;[.C483]&amp;&quot;''&gt;&lt;div class=''pokemon'' style=''background-image:url(./pokemon/&quot;&amp;[.B483]&amp;&quot;.png)''&gt;&lt;span&gt;&quot;&amp;[.A483]&amp;&quot;&lt;/span&gt;&lt;/div&gt;&lt;/div&gt;&quot;" office:value-type="string" office:string-value="&lt;div class=''entry electric noshiny missinglucky'' title=''rotom''&gt;&lt;div class=''pokemon'' style=''background-image:url(./pokemon/479.png)''&gt;&lt;span&gt;479&lt;/span&gt;&lt;/div&gt;&lt;/div&gt;" calcext:value-type="string">
            <text:p>&lt;div class=''entry electric noshiny missinglucky'' title=''rotom''&gt;&lt;div class=''pokemon'' style=''background-image:url(./pokemon/479.png)''&gt;&lt;span&gt;47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80</text:p>
          </table:table-cell>
          <table:table-cell office:value-type="string" calcext:value-type="string">
            <text:p>uxie</text:p>
          </table:table-cell>
          <table:table-cell office:value-type="string" calcext:value-type="string">
            <text:p>psychic</text:p>
          </table:table-cell>
          <table:table-cell table:number-columns-repeated="5"/>
          <table:table-cell table:formula="of:=&quot;&lt;div class=''entry &quot;&amp;[.D484]&amp;&quot; &quot;&amp;IF(ISTEXT([.F484]); [.F484]; IF(ISTEXT([.G484]); [.G484]; &quot;shiny&quot;) &amp; IF(ISTEXT([.H484]); &quot; &quot;&amp;[.H484]; &quot; lucky&quot;))&amp;&quot;'' title=''&quot;&amp;[.C484]&amp;&quot;''&gt;&lt;div class=''pokemon'' style=''background-image:url(./pokemon/&quot;&amp;[.B484]&amp;&quot;.png)''&gt;&lt;span&gt;&quot;&amp;[.A484]&amp;&quot;&lt;/span&gt;&lt;/div&gt;&lt;/div&gt;&quot;" office:value-type="string" office:string-value="&lt;div class=''entry psychic shiny lucky'' title=''uxie''&gt;&lt;div class=''pokemon'' style=''background-image:url(./pokemon/480.png)''&gt;&lt;span&gt;480&lt;/span&gt;&lt;/div&gt;&lt;/div&gt;" calcext:value-type="string">
            <text:p>&lt;div class=''entry psychic shiny lucky'' title=''uxie''&gt;&lt;div class=''pokemon'' style=''background-image:url(./pokemon/480.png)''&gt;&lt;span&gt;48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81</text:p>
          </table:table-cell>
          <table:table-cell office:value-type="string" calcext:value-type="string">
            <text:p>mesprit</text:p>
          </table:table-cell>
          <table:table-cell office:value-type="string" calcext:value-type="string">
            <text:p>psychic</text:p>
          </table:table-cell>
          <table:table-cell table:number-columns-repeated="5"/>
          <table:table-cell table:formula="of:=&quot;&lt;div class=''entry &quot;&amp;[.D485]&amp;&quot; &quot;&amp;IF(ISTEXT([.F485]); [.F485]; IF(ISTEXT([.G485]); [.G485]; &quot;shiny&quot;) &amp; IF(ISTEXT([.H485]); &quot; &quot;&amp;[.H485]; &quot; lucky&quot;))&amp;&quot;'' title=''&quot;&amp;[.C485]&amp;&quot;''&gt;&lt;div class=''pokemon'' style=''background-image:url(./pokemon/&quot;&amp;[.B485]&amp;&quot;.png)''&gt;&lt;span&gt;&quot;&amp;[.A485]&amp;&quot;&lt;/span&gt;&lt;/div&gt;&lt;/div&gt;&quot;" office:value-type="string" office:string-value="&lt;div class=''entry psychic shiny lucky'' title=''mesprit''&gt;&lt;div class=''pokemon'' style=''background-image:url(./pokemon/481.png)''&gt;&lt;span&gt;481&lt;/span&gt;&lt;/div&gt;&lt;/div&gt;" calcext:value-type="string">
            <text:p>&lt;div class=''entry psychic shiny lucky'' title=''mesprit''&gt;&lt;div class=''pokemon'' style=''background-image:url(./pokemon/481.png)''&gt;&lt;span&gt;48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82</text:p>
          </table:table-cell>
          <table:table-cell office:value-type="string" calcext:value-type="string">
            <text:p>azelf</text:p>
          </table:table-cell>
          <table:table-cell office:value-type="string" calcext:value-type="string">
            <text:p>psychic</text:p>
          </table:table-cell>
          <table:table-cell table:number-columns-repeated="2"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486]&amp;&quot; &quot;&amp;IF(ISTEXT([.F486]); [.F486]; IF(ISTEXT([.G486]); [.G486]; &quot;shiny&quot;) &amp; IF(ISTEXT([.H486]); &quot; &quot;&amp;[.H486]; &quot; lucky&quot;))&amp;&quot;'' title=''&quot;&amp;[.C486]&amp;&quot;''&gt;&lt;div class=''pokemon'' style=''background-image:url(./pokemon/&quot;&amp;[.B486]&amp;&quot;.png)''&gt;&lt;span&gt;&quot;&amp;[.A486]&amp;&quot;&lt;/span&gt;&lt;/div&gt;&lt;/div&gt;&quot;" office:value-type="string" office:string-value="&lt;div class=''entry psychic missingshiny lucky'' title=''azelf''&gt;&lt;div class=''pokemon'' style=''background-image:url(./pokemon/482.png)''&gt;&lt;span&gt;482&lt;/span&gt;&lt;/div&gt;&lt;/div&gt;" calcext:value-type="string">
            <text:p>&lt;div class=''entry psychic missingshiny lucky'' title=''azelf''&gt;&lt;div class=''pokemon'' style=''background-image:url(./pokemon/482.png)''&gt;&lt;span&gt;48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83</text:p>
          </table:table-cell>
          <table:table-cell office:value-type="string" calcext:value-type="string">
            <text:p>dialga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dragon</text:p>
          </table:table-cell>
          <table:table-cell table:number-columns-repeated="4"/>
          <table:table-cell table:formula="of:=&quot;&lt;div class=''entry &quot;&amp;[.D487]&amp;&quot; &quot;&amp;IF(ISTEXT([.F487]); [.F487]; IF(ISTEXT([.G487]); [.G487]; &quot;shiny&quot;) &amp; IF(ISTEXT([.H487]); &quot; &quot;&amp;[.H487]; &quot; lucky&quot;))&amp;&quot;'' title=''&quot;&amp;[.C487]&amp;&quot;''&gt;&lt;div class=''pokemon'' style=''background-image:url(./pokemon/&quot;&amp;[.B487]&amp;&quot;.png)''&gt;&lt;span&gt;&quot;&amp;[.A487]&amp;&quot;&lt;/span&gt;&lt;/div&gt;&lt;/div&gt;&quot;" office:value-type="string" office:string-value="&lt;div class=''entry steel shiny lucky'' title=''dialga''&gt;&lt;div class=''pokemon'' style=''background-image:url(./pokemon/483.png)''&gt;&lt;span&gt;483&lt;/span&gt;&lt;/div&gt;&lt;/div&gt;" calcext:value-type="string">
            <text:p>&lt;div class=''entry steel shiny lucky'' title=''dialga''&gt;&lt;div class=''pokemon'' style=''background-image:url(./pokemon/483.png)''&gt;&lt;span&gt;48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84</text:p>
          </table:table-cell>
          <table:table-cell office:value-type="string" calcext:value-type="string">
            <text:p>palki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table:number-columns-repeated="4"/>
          <table:table-cell table:formula="of:=&quot;&lt;div class=''entry &quot;&amp;[.D488]&amp;&quot; &quot;&amp;IF(ISTEXT([.F488]); [.F488]; IF(ISTEXT([.G488]); [.G488]; &quot;shiny&quot;) &amp; IF(ISTEXT([.H488]); &quot; &quot;&amp;[.H488]; &quot; lucky&quot;))&amp;&quot;'' title=''&quot;&amp;[.C488]&amp;&quot;''&gt;&lt;div class=''pokemon'' style=''background-image:url(./pokemon/&quot;&amp;[.B488]&amp;&quot;.png)''&gt;&lt;span&gt;&quot;&amp;[.A488]&amp;&quot;&lt;/span&gt;&lt;/div&gt;&lt;/div&gt;&quot;" office:value-type="string" office:string-value="&lt;div class=''entry water shiny lucky'' title=''palkia''&gt;&lt;div class=''pokemon'' style=''background-image:url(./pokemon/484.png)''&gt;&lt;span&gt;484&lt;/span&gt;&lt;/div&gt;&lt;/div&gt;" calcext:value-type="string">
            <text:p>&lt;div class=''entry water shiny lucky'' title=''palkia''&gt;&lt;div class=''pokemon'' style=''background-image:url(./pokemon/484.png)''&gt;&lt;span&gt;48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85</text:p>
          </table:table-cell>
          <table:table-cell office:value-type="string" calcext:value-type="string">
            <text:p>heatra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eel</text:p>
          </table:table-cell>
          <table:table-cell table:number-columns-repeated="4"/>
          <table:table-cell table:formula="of:=&quot;&lt;div class=''entry &quot;&amp;[.D489]&amp;&quot; &quot;&amp;IF(ISTEXT([.F489]); [.F489]; IF(ISTEXT([.G489]); [.G489]; &quot;shiny&quot;) &amp; IF(ISTEXT([.H489]); &quot; &quot;&amp;[.H489]; &quot; lucky&quot;))&amp;&quot;'' title=''&quot;&amp;[.C489]&amp;&quot;''&gt;&lt;div class=''pokemon'' style=''background-image:url(./pokemon/&quot;&amp;[.B489]&amp;&quot;.png)''&gt;&lt;span&gt;&quot;&amp;[.A489]&amp;&quot;&lt;/span&gt;&lt;/div&gt;&lt;/div&gt;&quot;" office:value-type="string" office:string-value="&lt;div class=''entry fire shiny lucky'' title=''heatran''&gt;&lt;div class=''pokemon'' style=''background-image:url(./pokemon/485.png)''&gt;&lt;span&gt;485&lt;/span&gt;&lt;/div&gt;&lt;/div&gt;" calcext:value-type="string">
            <text:p>&lt;div class=''entry fire shiny lucky'' title=''heatran''&gt;&lt;div class=''pokemon'' style=''background-image:url(./pokemon/485.png)''&gt;&lt;span&gt;48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86</text:p>
          </table:table-cell>
          <table:table-cell office:value-type="string" calcext:value-type="string">
            <text:p>regigiga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table:formula="of:=&quot;&lt;div class=''entry &quot;&amp;[.D490]&amp;&quot; &quot;&amp;IF(ISTEXT([.F490]); [.F490]; IF(ISTEXT([.G490]); [.G490]; &quot;shiny&quot;) &amp; IF(ISTEXT([.H490]); &quot; &quot;&amp;[.H490]; &quot; lucky&quot;))&amp;&quot;'' title=''&quot;&amp;[.C490]&amp;&quot;''&gt;&lt;div class=''pokemon'' style=''background-image:url(./pokemon/&quot;&amp;[.B490]&amp;&quot;.png)''&gt;&lt;span&gt;&quot;&amp;[.A490]&amp;&quot;&lt;/span&gt;&lt;/div&gt;&lt;/div&gt;&quot;" office:value-type="string" office:string-value="&lt;div class=''entry normal shiny lucky'' title=''regigigas''&gt;&lt;div class=''pokemon'' style=''background-image:url(./pokemon/486.png)''&gt;&lt;span&gt;486&lt;/span&gt;&lt;/div&gt;&lt;/div&gt;" calcext:value-type="string">
            <text:p>&lt;div class=''entry normal shiny lucky'' title=''regigigas''&gt;&lt;div class=''pokemon'' style=''background-image:url(./pokemon/486.png)''&gt;&lt;span&gt;48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87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dragon</text:p>
          </table:table-cell>
          <table:table-cell table:number-columns-repeated="4"/>
          <table:table-cell table:formula="of:=&quot;&lt;div class=''entry &quot;&amp;[.D491]&amp;&quot; &quot;&amp;IF(ISTEXT([.F491]); [.F491]; IF(ISTEXT([.G491]); [.G491]; &quot;shiny&quot;) &amp; IF(ISTEXT([.H491]); &quot; &quot;&amp;[.H491]; &quot; lucky&quot;))&amp;&quot;'' title=''&quot;&amp;[.C491]&amp;&quot;''&gt;&lt;div class=''pokemon'' style=''background-image:url(./pokemon/&quot;&amp;[.B491]&amp;&quot;.png)''&gt;&lt;span&gt;&quot;&amp;[.A491]&amp;&quot;&lt;/span&gt;&lt;/div&gt;&lt;/div&gt;&quot;" office:value-type="string" office:string-value="&lt;div class=''entry ghost shiny lucky'' title=''giratina''&gt;&lt;div class=''pokemon'' style=''background-image:url(./pokemon/487.png)''&gt;&lt;span&gt;487&lt;/span&gt;&lt;/div&gt;&lt;/div&gt;" calcext:value-type="string">
            <text:p>&lt;div class=''entry ghost shiny lucky'' title=''giratina''&gt;&lt;div class=''pokemon'' style=''background-image:url(./pokemon/487.png)''&gt;&lt;span&gt;48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88</text:p>
          </table:table-cell>
          <table:table-cell office:value-type="string" calcext:value-type="string">
            <text:p>cresselia</text:p>
          </table:table-cell>
          <table:table-cell office:value-type="string" calcext:value-type="string">
            <text:p>psychic</text:p>
          </table:table-cell>
          <table:table-cell table:number-columns-repeated="5"/>
          <table:table-cell table:formula="of:=&quot;&lt;div class=''entry &quot;&amp;[.D492]&amp;&quot; &quot;&amp;IF(ISTEXT([.F492]); [.F492]; IF(ISTEXT([.G492]); [.G492]; &quot;shiny&quot;) &amp; IF(ISTEXT([.H492]); &quot; &quot;&amp;[.H492]; &quot; lucky&quot;))&amp;&quot;'' title=''&quot;&amp;[.C492]&amp;&quot;''&gt;&lt;div class=''pokemon'' style=''background-image:url(./pokemon/&quot;&amp;[.B492]&amp;&quot;.png)''&gt;&lt;span&gt;&quot;&amp;[.A492]&amp;&quot;&lt;/span&gt;&lt;/div&gt;&lt;/div&gt;&quot;" office:value-type="string" office:string-value="&lt;div class=''entry psychic shiny lucky'' title=''cresselia''&gt;&lt;div class=''pokemon'' style=''background-image:url(./pokemon/488.png)''&gt;&lt;span&gt;488&lt;/span&gt;&lt;/div&gt;&lt;/div&gt;" calcext:value-type="string">
            <text:p>&lt;div class=''entry psychic shiny lucky'' title=''cresselia''&gt;&lt;div class=''pokemon'' style=''background-image:url(./pokemon/488.png)''&gt;&lt;span&gt;48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89</text:p>
          </table:table-cell>
          <table:table-cell office:value-type="string" calcext:value-type="string">
            <text:p>phione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493]&amp;&quot; &quot;&amp;IF(ISTEXT([.F493]); [.F493]; IF(ISTEXT([.G493]); [.G493]; &quot;shiny&quot;) &amp; IF(ISTEXT([.H493]); &quot; &quot;&amp;[.H493]; &quot; lucky&quot;))&amp;&quot;'' title=''&quot;&amp;[.C493]&amp;&quot;''&gt;&lt;div class=''pokemon'' style=''background-image:url(./pokemon/&quot;&amp;[.B493]&amp;&quot;.png)''&gt;&lt;span&gt;&quot;&amp;[.A493]&amp;&quot;&lt;/span&gt;&lt;/div&gt;&lt;/div&gt;&quot;" office:value-type="string" office:string-value="&lt;div class=''entry water unreleased'' title=''phione''&gt;&lt;div class=''pokemon'' style=''background-image:url(./pokemon/489.png)''&gt;&lt;span&gt;489&lt;/span&gt;&lt;/div&gt;&lt;/div&gt;" calcext:value-type="string">
            <text:p>&lt;div class=''entry water unreleased'' title=''phione''&gt;&lt;div class=''pokemon'' style=''background-image:url(./pokemon/489.png)''&gt;&lt;span&gt;48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90</text:p>
          </table:table-cell>
          <table:table-cell office:value-type="string" calcext:value-type="string">
            <text:p>manaphy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494]&amp;&quot; &quot;&amp;IF(ISTEXT([.F494]); [.F494]; IF(ISTEXT([.G494]); [.G494]; &quot;shiny&quot;) &amp; IF(ISTEXT([.H494]); &quot; &quot;&amp;[.H494]; &quot; lucky&quot;))&amp;&quot;'' title=''&quot;&amp;[.C494]&amp;&quot;''&gt;&lt;div class=''pokemon'' style=''background-image:url(./pokemon/&quot;&amp;[.B494]&amp;&quot;.png)''&gt;&lt;span&gt;&quot;&amp;[.A494]&amp;&quot;&lt;/span&gt;&lt;/div&gt;&lt;/div&gt;&quot;" office:value-type="string" office:string-value="&lt;div class=''entry water unreleased'' title=''manaphy''&gt;&lt;div class=''pokemon'' style=''background-image:url(./pokemon/490.png)''&gt;&lt;span&gt;490&lt;/span&gt;&lt;/div&gt;&lt;/div&gt;" calcext:value-type="string">
            <text:p>&lt;div class=''entry water unreleased'' title=''manaphy''&gt;&lt;div class=''pokemon'' style=''background-image:url(./pokemon/490.png)''&gt;&lt;span&gt;49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91</text:p>
          </table:table-cell>
          <table:table-cell office:value-type="string" calcext:value-type="string">
            <text:p>darkrai</text:p>
          </table:table-cell>
          <table:table-cell office:value-type="string" calcext:value-type="string">
            <text:p>dark</text:p>
          </table:table-cell>
          <table:table-cell table:number-columns-repeated="3"/>
          <table:table-cell office:value-type="string" calcext:value-type="string">
            <text:p>nolucky</text:p>
          </table:table-cell>
          <table:table-cell/>
          <table:table-cell table:formula="of:=&quot;&lt;div class=''entry &quot;&amp;[.D495]&amp;&quot; &quot;&amp;IF(ISTEXT([.F495]); [.F495]; IF(ISTEXT([.G495]); [.G495]; &quot;shiny&quot;) &amp; IF(ISTEXT([.H495]); &quot; &quot;&amp;[.H495]; &quot; lucky&quot;))&amp;&quot;'' title=''&quot;&amp;[.C495]&amp;&quot;''&gt;&lt;div class=''pokemon'' style=''background-image:url(./pokemon/&quot;&amp;[.B495]&amp;&quot;.png)''&gt;&lt;span&gt;&quot;&amp;[.A495]&amp;&quot;&lt;/span&gt;&lt;/div&gt;&lt;/div&gt;&quot;" office:value-type="string" office:string-value="&lt;div class=''entry dark shiny nolucky'' title=''darkrai''&gt;&lt;div class=''pokemon'' style=''background-image:url(./pokemon/491.png)''&gt;&lt;span&gt;491&lt;/span&gt;&lt;/div&gt;&lt;/div&gt;" calcext:value-type="string">
            <text:p>&lt;div class=''entry dark shiny nolucky'' title=''darkrai''&gt;&lt;div class=''pokemon'' style=''background-image:url(./pokemon/491.png)''&gt;&lt;span&gt;49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92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grass</text:p>
          </table:table-cell>
          <table:table-cell table:number-columns-repeated="3"/>
          <table:table-cell office:value-type="string" calcext:value-type="string">
            <text:p>nolucky</text:p>
          </table:table-cell>
          <table:table-cell/>
          <table:table-cell table:formula="of:=&quot;&lt;div class=''entry &quot;&amp;[.D496]&amp;&quot; &quot;&amp;IF(ISTEXT([.F496]); [.F496]; IF(ISTEXT([.G496]); [.G496]; &quot;shiny&quot;) &amp; IF(ISTEXT([.H496]); &quot; &quot;&amp;[.H496]; &quot; lucky&quot;))&amp;&quot;'' title=''&quot;&amp;[.C496]&amp;&quot;''&gt;&lt;div class=''pokemon'' style=''background-image:url(./pokemon/&quot;&amp;[.B496]&amp;&quot;.png)''&gt;&lt;span&gt;&quot;&amp;[.A496]&amp;&quot;&lt;/span&gt;&lt;/div&gt;&lt;/div&gt;&quot;" office:value-type="string" office:string-value="&lt;div class=''entry grass shiny nolucky'' title=''shaymin''&gt;&lt;div class=''pokemon'' style=''background-image:url(./pokemon/492.png)''&gt;&lt;span&gt;492&lt;/span&gt;&lt;/div&gt;&lt;/div&gt;" calcext:value-type="string">
            <text:p>&lt;div class=''entry grass shiny nolucky'' title=''shaymin''&gt;&lt;div class=''pokemon'' style=''background-image:url(./pokemon/492.png)''&gt;&lt;span&gt;49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93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497]&amp;&quot; &quot;&amp;IF(ISTEXT([.F497]); [.F497]; IF(ISTEXT([.G497]); [.G497]; &quot;shiny&quot;) &amp; IF(ISTEXT([.H497]); &quot; &quot;&amp;[.H497]; &quot; lucky&quot;))&amp;&quot;'' title=''&quot;&amp;[.C497]&amp;&quot;''&gt;&lt;div class=''pokemon'' style=''background-image:url(./pokemon/&quot;&amp;[.B497]&amp;&quot;.png)''&gt;&lt;span&gt;&quot;&amp;[.A497]&amp;&quot;&lt;/span&gt;&lt;/div&gt;&lt;/div&gt;&quot;" office:value-type="string" office:string-value="&lt;div class=''entry normal unreleased'' title=''arceus''&gt;&lt;div class=''pokemon'' style=''background-image:url(./pokemon/493.png)''&gt;&lt;span&gt;493&lt;/span&gt;&lt;/div&gt;&lt;/div&gt;" calcext:value-type="string">
            <text:p>&lt;div class=''entry normal unreleased'' title=''arceus''&gt;&lt;div class=''pokemon'' style=''background-image:url(./pokemon/493.png)''&gt;&lt;span&gt;493&lt;/span&gt;&lt;/div&gt;&lt;/div&gt;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 table:number-columns-spanned="9" table:number-rows-spanned="1">
            <text:p>GEN V (Unova)</text:p>
          </table:table-cell>
          <table:covered-table-cell table:style-name="ce6" office:value-type="string" calcext:value-type="string">
            <text:p>GEN V</text:p>
          </table:covered-table-cell>
          <table:covered-table-cell table:number-columns-repeated="3" table:style-name="ce8"/>
          <table:covered-table-cell table:number-columns-repeated="4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94</text:p>
          </table:table-cell>
          <table:table-cell table:style-name="Default" office:value-type="string" calcext:value-type="string">
            <text:p>victini</text:p>
          </table:table-cell>
          <table:table-cell table:style-name="Default" office:value-type="string" calcext:value-type="string">
            <text:p>psychic</text:p>
          </table:table-cell>
          <table:table-cell table:style-name="Default" office:value-type="string" calcext:value-type="string">
            <text:p>fire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499]&amp;&quot; &quot;&amp;IF(ISTEXT([.F499]); [.F499]; IF(ISTEXT([.G499]); [.G499]; &quot;shiny&quot;) &amp; IF(ISTEXT([.H499]); &quot; &quot;&amp;[.H499]; &quot; lucky&quot;))&amp;&quot;'' title=''&quot;&amp;[.C499]&amp;&quot;''&gt;&lt;div class=''pokemon'' style=''background-image:url(./pokemon/&quot;&amp;[.B499]&amp;&quot;.png)''&gt;&lt;span&gt;&quot;&amp;[.A499]&amp;&quot;&lt;/span&gt;&lt;/div&gt;&lt;/div&gt;&quot;" office:value-type="string" office:string-value="&lt;div class=''entry psychic noshiny nolucky'' title=''victini''&gt;&lt;div class=''pokemon'' style=''background-image:url(./pokemon/494.png)''&gt;&lt;span&gt;494&lt;/span&gt;&lt;/div&gt;&lt;/div&gt;" calcext:value-type="string">
            <text:p>&lt;div class=''entry psychic noshiny nolucky'' title=''victini''&gt;&lt;div class=''pokemon'' style=''background-image:url(./pokemon/494.png)''&gt;&lt;span&gt;49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95</text:p>
          </table:table-cell>
          <table:table-cell table:style-name="Default" office:value-type="string" calcext:value-type="string">
            <text:p>snivy</text:p>
          </table:table-cell>
          <table:table-cell table:style-name="Default" office:value-type="string" calcext:value-type="string">
            <text:p>grass</text:p>
          </table:table-cell>
          <table:table-cell table:style-name="Default"/>
          <table:table-cell table:number-columns-repeated="4"/>
          <table:table-cell table:formula="of:=&quot;&lt;div class=''entry &quot;&amp;[.D500]&amp;&quot; &quot;&amp;IF(ISTEXT([.F500]); [.F500]; IF(ISTEXT([.G500]); [.G500]; &quot;shiny&quot;) &amp; IF(ISTEXT([.H500]); &quot; &quot;&amp;[.H500]; &quot; lucky&quot;))&amp;&quot;'' title=''&quot;&amp;[.C500]&amp;&quot;''&gt;&lt;div class=''pokemon'' style=''background-image:url(./pokemon/&quot;&amp;[.B500]&amp;&quot;.png)''&gt;&lt;span&gt;&quot;&amp;[.A500]&amp;&quot;&lt;/span&gt;&lt;/div&gt;&lt;/div&gt;&quot;" office:value-type="string" office:string-value="&lt;div class=''entry grass shiny lucky'' title=''snivy''&gt;&lt;div class=''pokemon'' style=''background-image:url(./pokemon/495.png)''&gt;&lt;span&gt;495&lt;/span&gt;&lt;/div&gt;&lt;/div&gt;" calcext:value-type="string">
            <text:p>&lt;div class=''entry grass shiny lucky'' title=''snivy''&gt;&lt;div class=''pokemon'' style=''background-image:url(./pokemon/495.png)''&gt;&lt;span&gt;49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96</text:p>
          </table:table-cell>
          <table:table-cell table:style-name="Default" office:value-type="string" calcext:value-type="string">
            <text:p>servine</text:p>
          </table:table-cell>
          <table:table-cell table:style-name="Default" office:value-type="string" calcext:value-type="string">
            <text:p>grass</text:p>
          </table:table-cell>
          <table:table-cell table:style-name="Default"/>
          <table:table-cell table:number-columns-repeated="4"/>
          <table:table-cell table:formula="of:=&quot;&lt;div class=''entry &quot;&amp;[.D501]&amp;&quot; &quot;&amp;IF(ISTEXT([.F501]); [.F501]; IF(ISTEXT([.G501]); [.G501]; &quot;shiny&quot;) &amp; IF(ISTEXT([.H501]); &quot; &quot;&amp;[.H501]; &quot; lucky&quot;))&amp;&quot;'' title=''&quot;&amp;[.C501]&amp;&quot;''&gt;&lt;div class=''pokemon'' style=''background-image:url(./pokemon/&quot;&amp;[.B501]&amp;&quot;.png)''&gt;&lt;span&gt;&quot;&amp;[.A501]&amp;&quot;&lt;/span&gt;&lt;/div&gt;&lt;/div&gt;&quot;" office:value-type="string" office:string-value="&lt;div class=''entry grass shiny lucky'' title=''servine''&gt;&lt;div class=''pokemon'' style=''background-image:url(./pokemon/496.png)''&gt;&lt;span&gt;496&lt;/span&gt;&lt;/div&gt;&lt;/div&gt;" calcext:value-type="string">
            <text:p>&lt;div class=''entry grass shiny lucky'' title=''servine''&gt;&lt;div class=''pokemon'' style=''background-image:url(./pokemon/496.png)''&gt;&lt;span&gt;49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97</text:p>
          </table:table-cell>
          <table:table-cell table:style-name="Default" office:value-type="string" calcext:value-type="string">
            <text:p>serperior</text:p>
          </table:table-cell>
          <table:table-cell table:style-name="Default" office:value-type="string" calcext:value-type="string">
            <text:p>grass</text:p>
          </table:table-cell>
          <table:table-cell table:style-name="Default"/>
          <table:table-cell table:number-columns-repeated="4"/>
          <table:table-cell table:formula="of:=&quot;&lt;div class=''entry &quot;&amp;[.D502]&amp;&quot; &quot;&amp;IF(ISTEXT([.F502]); [.F502]; IF(ISTEXT([.G502]); [.G502]; &quot;shiny&quot;) &amp; IF(ISTEXT([.H502]); &quot; &quot;&amp;[.H502]; &quot; lucky&quot;))&amp;&quot;'' title=''&quot;&amp;[.C502]&amp;&quot;''&gt;&lt;div class=''pokemon'' style=''background-image:url(./pokemon/&quot;&amp;[.B502]&amp;&quot;.png)''&gt;&lt;span&gt;&quot;&amp;[.A502]&amp;&quot;&lt;/span&gt;&lt;/div&gt;&lt;/div&gt;&quot;" office:value-type="string" office:string-value="&lt;div class=''entry grass shiny lucky'' title=''serperior''&gt;&lt;div class=''pokemon'' style=''background-image:url(./pokemon/497.png)''&gt;&lt;span&gt;497&lt;/span&gt;&lt;/div&gt;&lt;/div&gt;" calcext:value-type="string">
            <text:p>&lt;div class=''entry grass shiny lucky'' title=''serperior''&gt;&lt;div class=''pokemon'' style=''background-image:url(./pokemon/497.png)''&gt;&lt;span&gt;49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98</text:p>
          </table:table-cell>
          <table:table-cell office:value-type="string" calcext:value-type="string">
            <text:p>tepig</text:p>
          </table:table-cell>
          <table:table-cell office:value-type="string" calcext:value-type="string">
            <text:p>fire</text:p>
          </table:table-cell>
          <table:table-cell table:style-name="Default"/>
          <table:table-cell table:number-columns-repeated="4"/>
          <table:table-cell table:formula="of:=&quot;&lt;div class=''entry &quot;&amp;[.D503]&amp;&quot; &quot;&amp;IF(ISTEXT([.F503]); [.F503]; IF(ISTEXT([.G503]); [.G503]; &quot;shiny&quot;) &amp; IF(ISTEXT([.H503]); &quot; &quot;&amp;[.H503]; &quot; lucky&quot;))&amp;&quot;'' title=''&quot;&amp;[.C503]&amp;&quot;''&gt;&lt;div class=''pokemon'' style=''background-image:url(./pokemon/&quot;&amp;[.B503]&amp;&quot;.png)''&gt;&lt;span&gt;&quot;&amp;[.A503]&amp;&quot;&lt;/span&gt;&lt;/div&gt;&lt;/div&gt;&quot;" office:value-type="string" office:string-value="&lt;div class=''entry fire shiny lucky'' title=''tepig''&gt;&lt;div class=''pokemon'' style=''background-image:url(./pokemon/498.png)''&gt;&lt;span&gt;498&lt;/span&gt;&lt;/div&gt;&lt;/div&gt;" calcext:value-type="string">
            <text:p>&lt;div class=''entry fire shiny lucky'' title=''tepig''&gt;&lt;div class=''pokemon'' style=''background-image:url(./pokemon/498.png)''&gt;&lt;span&gt;49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499</text:p>
          </table:table-cell>
          <table:table-cell office:value-type="string" calcext:value-type="string">
            <text:p>pignite</text:p>
          </table:table-cell>
          <table:table-cell office:value-type="string" calcext:value-type="string">
            <text:p>fire</text:p>
          </table:table-cell>
          <table:table-cell table:style-name="Default" office:value-type="string" calcext:value-type="string">
            <text:p>fighting</text:p>
          </table:table-cell>
          <table:table-cell table:number-columns-repeated="4"/>
          <table:table-cell table:formula="of:=&quot;&lt;div class=''entry &quot;&amp;[.D504]&amp;&quot; &quot;&amp;IF(ISTEXT([.F504]); [.F504]; IF(ISTEXT([.G504]); [.G504]; &quot;shiny&quot;) &amp; IF(ISTEXT([.H504]); &quot; &quot;&amp;[.H504]; &quot; lucky&quot;))&amp;&quot;'' title=''&quot;&amp;[.C504]&amp;&quot;''&gt;&lt;div class=''pokemon'' style=''background-image:url(./pokemon/&quot;&amp;[.B504]&amp;&quot;.png)''&gt;&lt;span&gt;&quot;&amp;[.A504]&amp;&quot;&lt;/span&gt;&lt;/div&gt;&lt;/div&gt;&quot;" office:value-type="string" office:string-value="&lt;div class=''entry fire shiny lucky'' title=''pignite''&gt;&lt;div class=''pokemon'' style=''background-image:url(./pokemon/499.png)''&gt;&lt;span&gt;499&lt;/span&gt;&lt;/div&gt;&lt;/div&gt;" calcext:value-type="string">
            <text:p>&lt;div class=''entry fire shiny lucky'' title=''pignite''&gt;&lt;div class=''pokemon'' style=''background-image:url(./pokemon/499.png)''&gt;&lt;span&gt;49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0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fire</text:p>
          </table:table-cell>
          <table:table-cell table:style-name="Default" office:value-type="string" calcext:value-type="string">
            <text:p>fighting</text:p>
          </table:table-cell>
          <table:table-cell table:number-columns-repeated="4"/>
          <table:table-cell table:formula="of:=&quot;&lt;div class=''entry &quot;&amp;[.D505]&amp;&quot; &quot;&amp;IF(ISTEXT([.F505]); [.F505]; IF(ISTEXT([.G505]); [.G505]; &quot;shiny&quot;) &amp; IF(ISTEXT([.H505]); &quot; &quot;&amp;[.H505]; &quot; lucky&quot;))&amp;&quot;'' title=''&quot;&amp;[.C505]&amp;&quot;''&gt;&lt;div class=''pokemon'' style=''background-image:url(./pokemon/&quot;&amp;[.B505]&amp;&quot;.png)''&gt;&lt;span&gt;&quot;&amp;[.A505]&amp;&quot;&lt;/span&gt;&lt;/div&gt;&lt;/div&gt;&quot;" office:value-type="string" office:string-value="&lt;div class=''entry fire shiny lucky'' title=''emboar''&gt;&lt;div class=''pokemon'' style=''background-image:url(./pokemon/500.png)''&gt;&lt;span&gt;500&lt;/span&gt;&lt;/div&gt;&lt;/div&gt;" calcext:value-type="string">
            <text:p>&lt;div class=''entry fire shiny lucky'' title=''emboar''&gt;&lt;div class=''pokemon'' style=''background-image:url(./pokemon/500.png)''&gt;&lt;span&gt;50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01</text:p>
          </table:table-cell>
          <table:table-cell office:value-type="string" calcext:value-type="string">
            <text:p>oshawott</text:p>
          </table:table-cell>
          <table:table-cell office:value-type="string" calcext:value-type="string">
            <text:p>water</text:p>
          </table:table-cell>
          <table:table-cell table:style-name="Default"/>
          <table:table-cell table:number-columns-repeated="4"/>
          <table:table-cell table:formula="of:=&quot;&lt;div class=''entry &quot;&amp;[.D506]&amp;&quot; &quot;&amp;IF(ISTEXT([.F506]); [.F506]; IF(ISTEXT([.G506]); [.G506]; &quot;shiny&quot;) &amp; IF(ISTEXT([.H506]); &quot; &quot;&amp;[.H506]; &quot; lucky&quot;))&amp;&quot;'' title=''&quot;&amp;[.C506]&amp;&quot;''&gt;&lt;div class=''pokemon'' style=''background-image:url(./pokemon/&quot;&amp;[.B506]&amp;&quot;.png)''&gt;&lt;span&gt;&quot;&amp;[.A506]&amp;&quot;&lt;/span&gt;&lt;/div&gt;&lt;/div&gt;&quot;" office:value-type="string" office:string-value="&lt;div class=''entry water shiny lucky'' title=''oshawott''&gt;&lt;div class=''pokemon'' style=''background-image:url(./pokemon/501.png)''&gt;&lt;span&gt;501&lt;/span&gt;&lt;/div&gt;&lt;/div&gt;" calcext:value-type="string">
            <text:p>&lt;div class=''entry water shiny lucky'' title=''oshawott''&gt;&lt;div class=''pokemon'' style=''background-image:url(./pokemon/501.png)''&gt;&lt;span&gt;50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02</text:p>
          </table:table-cell>
          <table:table-cell office:value-type="string" calcext:value-type="string">
            <text:p>dewott</text:p>
          </table:table-cell>
          <table:table-cell office:value-type="string" calcext:value-type="string">
            <text:p>water</text:p>
          </table:table-cell>
          <table:table-cell table:style-name="Default"/>
          <table:table-cell table:number-columns-repeated="4"/>
          <table:table-cell table:formula="of:=&quot;&lt;div class=''entry &quot;&amp;[.D507]&amp;&quot; &quot;&amp;IF(ISTEXT([.F507]); [.F507]; IF(ISTEXT([.G507]); [.G507]; &quot;shiny&quot;) &amp; IF(ISTEXT([.H507]); &quot; &quot;&amp;[.H507]; &quot; lucky&quot;))&amp;&quot;'' title=''&quot;&amp;[.C507]&amp;&quot;''&gt;&lt;div class=''pokemon'' style=''background-image:url(./pokemon/&quot;&amp;[.B507]&amp;&quot;.png)''&gt;&lt;span&gt;&quot;&amp;[.A507]&amp;&quot;&lt;/span&gt;&lt;/div&gt;&lt;/div&gt;&quot;" office:value-type="string" office:string-value="&lt;div class=''entry water shiny lucky'' title=''dewott''&gt;&lt;div class=''pokemon'' style=''background-image:url(./pokemon/502.png)''&gt;&lt;span&gt;502&lt;/span&gt;&lt;/div&gt;&lt;/div&gt;" calcext:value-type="string">
            <text:p>&lt;div class=''entry water shiny lucky'' title=''dewott''&gt;&lt;div class=''pokemon'' style=''background-image:url(./pokemon/502.png)''&gt;&lt;span&gt;50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03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water</text:p>
          </table:table-cell>
          <table:table-cell table:style-name="Default"/>
          <table:table-cell table:number-columns-repeated="4"/>
          <table:table-cell table:formula="of:=&quot;&lt;div class=''entry &quot;&amp;[.D508]&amp;&quot; &quot;&amp;IF(ISTEXT([.F508]); [.F508]; IF(ISTEXT([.G508]); [.G508]; &quot;shiny&quot;) &amp; IF(ISTEXT([.H508]); &quot; &quot;&amp;[.H508]; &quot; lucky&quot;))&amp;&quot;'' title=''&quot;&amp;[.C508]&amp;&quot;''&gt;&lt;div class=''pokemon'' style=''background-image:url(./pokemon/&quot;&amp;[.B508]&amp;&quot;.png)''&gt;&lt;span&gt;&quot;&amp;[.A508]&amp;&quot;&lt;/span&gt;&lt;/div&gt;&lt;/div&gt;&quot;" office:value-type="string" office:string-value="&lt;div class=''entry water shiny lucky'' title=''samurott''&gt;&lt;div class=''pokemon'' style=''background-image:url(./pokemon/503.png)''&gt;&lt;span&gt;503&lt;/span&gt;&lt;/div&gt;&lt;/div&gt;" calcext:value-type="string">
            <text:p>&lt;div class=''entry water shiny lucky'' title=''samurott''&gt;&lt;div class=''pokemon'' style=''background-image:url(./pokemon/503.png)''&gt;&lt;span&gt;50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04</text:p>
          </table:table-cell>
          <table:table-cell office:value-type="string" calcext:value-type="string">
            <text:p>patrat</text:p>
          </table:table-cell>
          <table:table-cell office:value-type="string" calcext:value-type="string">
            <text:p>normal</text:p>
          </table:table-cell>
          <table:table-cell table:style-name="Default"/>
          <table:table-cell table:number-columns-repeated="4"/>
          <table:table-cell table:formula="of:=&quot;&lt;div class=''entry &quot;&amp;[.D509]&amp;&quot; &quot;&amp;IF(ISTEXT([.F509]); [.F509]; IF(ISTEXT([.G509]); [.G509]; &quot;shiny&quot;) &amp; IF(ISTEXT([.H509]); &quot; &quot;&amp;[.H509]; &quot; lucky&quot;))&amp;&quot;'' title=''&quot;&amp;[.C509]&amp;&quot;''&gt;&lt;div class=''pokemon'' style=''background-image:url(./pokemon/&quot;&amp;[.B509]&amp;&quot;.png)''&gt;&lt;span&gt;&quot;&amp;[.A509]&amp;&quot;&lt;/span&gt;&lt;/div&gt;&lt;/div&gt;&quot;" office:value-type="string" office:string-value="&lt;div class=''entry normal shiny lucky'' title=''patrat''&gt;&lt;div class=''pokemon'' style=''background-image:url(./pokemon/504.png)''&gt;&lt;span&gt;504&lt;/span&gt;&lt;/div&gt;&lt;/div&gt;" calcext:value-type="string">
            <text:p>&lt;div class=''entry normal shiny lucky'' title=''patrat''&gt;&lt;div class=''pokemon'' style=''background-image:url(./pokemon/504.png)''&gt;&lt;span&gt;50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05</text:p>
          </table:table-cell>
          <table:table-cell office:value-type="string" calcext:value-type="string">
            <text:p>watchog</text:p>
          </table:table-cell>
          <table:table-cell office:value-type="string" calcext:value-type="string">
            <text:p>normal</text:p>
          </table:table-cell>
          <table:table-cell table:style-name="Default"/>
          <table:table-cell table:number-columns-repeated="4"/>
          <table:table-cell table:formula="of:=&quot;&lt;div class=''entry &quot;&amp;[.D510]&amp;&quot; &quot;&amp;IF(ISTEXT([.F510]); [.F510]; IF(ISTEXT([.G510]); [.G510]; &quot;shiny&quot;) &amp; IF(ISTEXT([.H510]); &quot; &quot;&amp;[.H510]; &quot; lucky&quot;))&amp;&quot;'' title=''&quot;&amp;[.C510]&amp;&quot;''&gt;&lt;div class=''pokemon'' style=''background-image:url(./pokemon/&quot;&amp;[.B510]&amp;&quot;.png)''&gt;&lt;span&gt;&quot;&amp;[.A510]&amp;&quot;&lt;/span&gt;&lt;/div&gt;&lt;/div&gt;&quot;" office:value-type="string" office:string-value="&lt;div class=''entry normal shiny lucky'' title=''watchog''&gt;&lt;div class=''pokemon'' style=''background-image:url(./pokemon/505.png)''&gt;&lt;span&gt;505&lt;/span&gt;&lt;/div&gt;&lt;/div&gt;" calcext:value-type="string">
            <text:p>&lt;div class=''entry normal shiny lucky'' title=''watchog''&gt;&lt;div class=''pokemon'' style=''background-image:url(./pokemon/505.png)''&gt;&lt;span&gt;50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06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normal</text:p>
          </table:table-cell>
          <table:table-cell table:style-name="Default"/>
          <table:table-cell table:number-columns-repeated="4"/>
          <table:table-cell table:formula="of:=&quot;&lt;div class=''entry &quot;&amp;[.D511]&amp;&quot; &quot;&amp;IF(ISTEXT([.F511]); [.F511]; IF(ISTEXT([.G511]); [.G511]; &quot;shiny&quot;) &amp; IF(ISTEXT([.H511]); &quot; &quot;&amp;[.H511]; &quot; lucky&quot;))&amp;&quot;'' title=''&quot;&amp;[.C511]&amp;&quot;''&gt;&lt;div class=''pokemon'' style=''background-image:url(./pokemon/&quot;&amp;[.B511]&amp;&quot;.png)''&gt;&lt;span&gt;&quot;&amp;[.A511]&amp;&quot;&lt;/span&gt;&lt;/div&gt;&lt;/div&gt;&quot;" office:value-type="string" office:string-value="&lt;div class=''entry normal shiny lucky'' title=''lillipup''&gt;&lt;div class=''pokemon'' style=''background-image:url(./pokemon/506.png)''&gt;&lt;span&gt;506&lt;/span&gt;&lt;/div&gt;&lt;/div&gt;" calcext:value-type="string">
            <text:p>&lt;div class=''entry normal shiny lucky'' title=''lillipup''&gt;&lt;div class=''pokemon'' style=''background-image:url(./pokemon/506.png)''&gt;&lt;span&gt;50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07</text:p>
          </table:table-cell>
          <table:table-cell office:value-type="string" calcext:value-type="string">
            <text:p>herdier</text:p>
          </table:table-cell>
          <table:table-cell office:value-type="string" calcext:value-type="string">
            <text:p>normal</text:p>
          </table:table-cell>
          <table:table-cell table:style-name="Default"/>
          <table:table-cell table:number-columns-repeated="4"/>
          <table:table-cell table:formula="of:=&quot;&lt;div class=''entry &quot;&amp;[.D512]&amp;&quot; &quot;&amp;IF(ISTEXT([.F512]); [.F512]; IF(ISTEXT([.G512]); [.G512]; &quot;shiny&quot;) &amp; IF(ISTEXT([.H512]); &quot; &quot;&amp;[.H512]; &quot; lucky&quot;))&amp;&quot;'' title=''&quot;&amp;[.C512]&amp;&quot;''&gt;&lt;div class=''pokemon'' style=''background-image:url(./pokemon/&quot;&amp;[.B512]&amp;&quot;.png)''&gt;&lt;span&gt;&quot;&amp;[.A512]&amp;&quot;&lt;/span&gt;&lt;/div&gt;&lt;/div&gt;&quot;" office:value-type="string" office:string-value="&lt;div class=''entry normal shiny lucky'' title=''herdier''&gt;&lt;div class=''pokemon'' style=''background-image:url(./pokemon/507.png)''&gt;&lt;span&gt;507&lt;/span&gt;&lt;/div&gt;&lt;/div&gt;" calcext:value-type="string">
            <text:p>&lt;div class=''entry normal shiny lucky'' title=''herdier''&gt;&lt;div class=''pokemon'' style=''background-image:url(./pokemon/507.png)''&gt;&lt;span&gt;50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08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normal</text:p>
          </table:table-cell>
          <table:table-cell table:style-name="Default"/>
          <table:table-cell table:number-columns-repeated="4"/>
          <table:table-cell table:formula="of:=&quot;&lt;div class=''entry &quot;&amp;[.D513]&amp;&quot; &quot;&amp;IF(ISTEXT([.F513]); [.F513]; IF(ISTEXT([.G513]); [.G513]; &quot;shiny&quot;) &amp; IF(ISTEXT([.H513]); &quot; &quot;&amp;[.H513]; &quot; lucky&quot;))&amp;&quot;'' title=''&quot;&amp;[.C513]&amp;&quot;''&gt;&lt;div class=''pokemon'' style=''background-image:url(./pokemon/&quot;&amp;[.B513]&amp;&quot;.png)''&gt;&lt;span&gt;&quot;&amp;[.A513]&amp;&quot;&lt;/span&gt;&lt;/div&gt;&lt;/div&gt;&quot;" office:value-type="string" office:string-value="&lt;div class=''entry normal shiny lucky'' title=''stoutland''&gt;&lt;div class=''pokemon'' style=''background-image:url(./pokemon/508.png)''&gt;&lt;span&gt;508&lt;/span&gt;&lt;/div&gt;&lt;/div&gt;" calcext:value-type="string">
            <text:p>&lt;div class=''entry normal shiny lucky'' title=''stoutland''&gt;&lt;div class=''pokemon'' style=''background-image:url(./pokemon/508.png)''&gt;&lt;span&gt;50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09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dark</text:p>
          </table:table-cell>
          <table:table-cell table:style-name="Default"/>
          <table:table-cell table:number-columns-repeated="4"/>
          <table:table-cell table:formula="of:=&quot;&lt;div class=''entry &quot;&amp;[.D514]&amp;&quot; &quot;&amp;IF(ISTEXT([.F514]); [.F514]; IF(ISTEXT([.G514]); [.G514]; &quot;shiny&quot;) &amp; IF(ISTEXT([.H514]); &quot; &quot;&amp;[.H514]; &quot; lucky&quot;))&amp;&quot;'' title=''&quot;&amp;[.C514]&amp;&quot;''&gt;&lt;div class=''pokemon'' style=''background-image:url(./pokemon/&quot;&amp;[.B514]&amp;&quot;.png)''&gt;&lt;span&gt;&quot;&amp;[.A514]&amp;&quot;&lt;/span&gt;&lt;/div&gt;&lt;/div&gt;&quot;" office:value-type="string" office:string-value="&lt;div class=''entry dark shiny lucky'' title=''purrloin''&gt;&lt;div class=''pokemon'' style=''background-image:url(./pokemon/509.png)''&gt;&lt;span&gt;509&lt;/span&gt;&lt;/div&gt;&lt;/div&gt;" calcext:value-type="string">
            <text:p>&lt;div class=''entry dark shiny lucky'' title=''purrloin''&gt;&lt;div class=''pokemon'' style=''background-image:url(./pokemon/509.png)''&gt;&lt;span&gt;50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10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dark</text:p>
          </table:table-cell>
          <table:table-cell table:style-name="Default"/>
          <table:table-cell table:number-columns-repeated="4"/>
          <table:table-cell table:formula="of:=&quot;&lt;div class=''entry &quot;&amp;[.D515]&amp;&quot; &quot;&amp;IF(ISTEXT([.F515]); [.F515]; IF(ISTEXT([.G515]); [.G515]; &quot;shiny&quot;) &amp; IF(ISTEXT([.H515]); &quot; &quot;&amp;[.H515]; &quot; lucky&quot;))&amp;&quot;'' title=''&quot;&amp;[.C515]&amp;&quot;''&gt;&lt;div class=''pokemon'' style=''background-image:url(./pokemon/&quot;&amp;[.B515]&amp;&quot;.png)''&gt;&lt;span&gt;&quot;&amp;[.A515]&amp;&quot;&lt;/span&gt;&lt;/div&gt;&lt;/div&gt;&quot;" office:value-type="string" office:string-value="&lt;div class=''entry dark shiny lucky'' title=''liepard''&gt;&lt;div class=''pokemon'' style=''background-image:url(./pokemon/510.png)''&gt;&lt;span&gt;510&lt;/span&gt;&lt;/div&gt;&lt;/div&gt;" calcext:value-type="string">
            <text:p>&lt;div class=''entry dark shiny lucky'' title=''liepard''&gt;&lt;div class=''pokemon'' style=''background-image:url(./pokemon/510.png)''&gt;&lt;span&gt;51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11</text:p>
          </table:table-cell>
          <table:table-cell office:value-type="string" calcext:value-type="string">
            <text:p>pansage</text:p>
          </table:table-cell>
          <table:table-cell office:value-type="string" calcext:value-type="string">
            <text:p>grass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16]&amp;&quot; &quot;&amp;IF(ISTEXT([.F516]); [.F516]; IF(ISTEXT([.G516]); [.G516]; &quot;shiny&quot;) &amp; IF(ISTEXT([.H516]); &quot; &quot;&amp;[.H516]; &quot; lucky&quot;))&amp;&quot;'' title=''&quot;&amp;[.C516]&amp;&quot;''&gt;&lt;div class=''pokemon'' style=''background-image:url(./pokemon/&quot;&amp;[.B516]&amp;&quot;.png)''&gt;&lt;span&gt;&quot;&amp;[.A516]&amp;&quot;&lt;/span&gt;&lt;/div&gt;&lt;/div&gt;&quot;" office:value-type="string" office:string-value="&lt;div class=''entry grass missingshiny lucky'' title=''pansage''&gt;&lt;div class=''pokemon'' style=''background-image:url(./pokemon/511.png)''&gt;&lt;span&gt;511&lt;/span&gt;&lt;/div&gt;&lt;/div&gt;" calcext:value-type="string">
            <text:p>&lt;div class=''entry grass missingshiny lucky'' title=''pansage''&gt;&lt;div class=''pokemon'' style=''background-image:url(./pokemon/511.png)''&gt;&lt;span&gt;51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12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grass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17]&amp;&quot; &quot;&amp;IF(ISTEXT([.F517]); [.F517]; IF(ISTEXT([.G517]); [.G517]; &quot;shiny&quot;) &amp; IF(ISTEXT([.H517]); &quot; &quot;&amp;[.H517]; &quot; lucky&quot;))&amp;&quot;'' title=''&quot;&amp;[.C517]&amp;&quot;''&gt;&lt;div class=''pokemon'' style=''background-image:url(./pokemon/&quot;&amp;[.B517]&amp;&quot;.png)''&gt;&lt;span&gt;&quot;&amp;[.A517]&amp;&quot;&lt;/span&gt;&lt;/div&gt;&lt;/div&gt;&quot;" office:value-type="string" office:string-value="&lt;div class=''entry grass missingshiny lucky'' title=''simisage''&gt;&lt;div class=''pokemon'' style=''background-image:url(./pokemon/512.png)''&gt;&lt;span&gt;512&lt;/span&gt;&lt;/div&gt;&lt;/div&gt;" calcext:value-type="string">
            <text:p>&lt;div class=''entry grass missingshiny lucky'' title=''simisage''&gt;&lt;div class=''pokemon'' style=''background-image:url(./pokemon/512.png)''&gt;&lt;span&gt;51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13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fire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18]&amp;&quot; &quot;&amp;IF(ISTEXT([.F518]); [.F518]; IF(ISTEXT([.G518]); [.G518]; &quot;shiny&quot;) &amp; IF(ISTEXT([.H518]); &quot; &quot;&amp;[.H518]; &quot; lucky&quot;))&amp;&quot;'' title=''&quot;&amp;[.C518]&amp;&quot;''&gt;&lt;div class=''pokemon'' style=''background-image:url(./pokemon/&quot;&amp;[.B518]&amp;&quot;.png)''&gt;&lt;span&gt;&quot;&amp;[.A518]&amp;&quot;&lt;/span&gt;&lt;/div&gt;&lt;/div&gt;&quot;" office:value-type="string" office:string-value="&lt;div class=''entry fire missingshiny lucky'' title=''pansear''&gt;&lt;div class=''pokemon'' style=''background-image:url(./pokemon/513.png)''&gt;&lt;span&gt;513&lt;/span&gt;&lt;/div&gt;&lt;/div&gt;" calcext:value-type="string">
            <text:p>&lt;div class=''entry fire missingshiny lucky'' title=''pansear''&gt;&lt;div class=''pokemon'' style=''background-image:url(./pokemon/513.png)''&gt;&lt;span&gt;51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14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fire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19]&amp;&quot; &quot;&amp;IF(ISTEXT([.F519]); [.F519]; IF(ISTEXT([.G519]); [.G519]; &quot;shiny&quot;) &amp; IF(ISTEXT([.H519]); &quot; &quot;&amp;[.H519]; &quot; lucky&quot;))&amp;&quot;'' title=''&quot;&amp;[.C519]&amp;&quot;''&gt;&lt;div class=''pokemon'' style=''background-image:url(./pokemon/&quot;&amp;[.B519]&amp;&quot;.png)''&gt;&lt;span&gt;&quot;&amp;[.A519]&amp;&quot;&lt;/span&gt;&lt;/div&gt;&lt;/div&gt;&quot;" office:value-type="string" office:string-value="&lt;div class=''entry fire missingshiny lucky'' title=''simisear''&gt;&lt;div class=''pokemon'' style=''background-image:url(./pokemon/514.png)''&gt;&lt;span&gt;514&lt;/span&gt;&lt;/div&gt;&lt;/div&gt;" calcext:value-type="string">
            <text:p>&lt;div class=''entry fire missingshiny lucky'' title=''simisear''&gt;&lt;div class=''pokemon'' style=''background-image:url(./pokemon/514.png)''&gt;&lt;span&gt;51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15</text:p>
          </table:table-cell>
          <table:table-cell office:value-type="string" calcext:value-type="string">
            <text:p>panpour</text:p>
          </table:table-cell>
          <table:table-cell office:value-type="string" calcext:value-type="string">
            <text:p>water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20]&amp;&quot; &quot;&amp;IF(ISTEXT([.F520]); [.F520]; IF(ISTEXT([.G520]); [.G520]; &quot;shiny&quot;) &amp; IF(ISTEXT([.H520]); &quot; &quot;&amp;[.H520]; &quot; lucky&quot;))&amp;&quot;'' title=''&quot;&amp;[.C520]&amp;&quot;''&gt;&lt;div class=''pokemon'' style=''background-image:url(./pokemon/&quot;&amp;[.B520]&amp;&quot;.png)''&gt;&lt;span&gt;&quot;&amp;[.A520]&amp;&quot;&lt;/span&gt;&lt;/div&gt;&lt;/div&gt;&quot;" office:value-type="string" office:string-value="&lt;div class=''entry water missingshiny lucky'' title=''panpour''&gt;&lt;div class=''pokemon'' style=''background-image:url(./pokemon/515.png)''&gt;&lt;span&gt;515&lt;/span&gt;&lt;/div&gt;&lt;/div&gt;" calcext:value-type="string">
            <text:p>&lt;div class=''entry water missingshiny lucky'' title=''panpour''&gt;&lt;div class=''pokemon'' style=''background-image:url(./pokemon/515.png)''&gt;&lt;span&gt;51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16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water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21]&amp;&quot; &quot;&amp;IF(ISTEXT([.F521]); [.F521]; IF(ISTEXT([.G521]); [.G521]; &quot;shiny&quot;) &amp; IF(ISTEXT([.H521]); &quot; &quot;&amp;[.H521]; &quot; lucky&quot;))&amp;&quot;'' title=''&quot;&amp;[.C521]&amp;&quot;''&gt;&lt;div class=''pokemon'' style=''background-image:url(./pokemon/&quot;&amp;[.B521]&amp;&quot;.png)''&gt;&lt;span&gt;&quot;&amp;[.A521]&amp;&quot;&lt;/span&gt;&lt;/div&gt;&lt;/div&gt;&quot;" office:value-type="string" office:string-value="&lt;div class=''entry water missingshiny lucky'' title=''simipour''&gt;&lt;div class=''pokemon'' style=''background-image:url(./pokemon/516.png)''&gt;&lt;span&gt;516&lt;/span&gt;&lt;/div&gt;&lt;/div&gt;" calcext:value-type="string">
            <text:p>&lt;div class=''entry water missingshiny lucky'' title=''simipour''&gt;&lt;div class=''pokemon'' style=''background-image:url(./pokemon/516.png)''&gt;&lt;span&gt;51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17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psychic</text:p>
          </table:table-cell>
          <table:table-cell table:style-name="Default"/>
          <table:table-cell table:number-columns-repeated="4"/>
          <table:table-cell table:formula="of:=&quot;&lt;div class=''entry &quot;&amp;[.D522]&amp;&quot; &quot;&amp;IF(ISTEXT([.F522]); [.F522]; IF(ISTEXT([.G522]); [.G522]; &quot;shiny&quot;) &amp; IF(ISTEXT([.H522]); &quot; &quot;&amp;[.H522]; &quot; lucky&quot;))&amp;&quot;'' title=''&quot;&amp;[.C522]&amp;&quot;''&gt;&lt;div class=''pokemon'' style=''background-image:url(./pokemon/&quot;&amp;[.B522]&amp;&quot;.png)''&gt;&lt;span&gt;&quot;&amp;[.A522]&amp;&quot;&lt;/span&gt;&lt;/div&gt;&lt;/div&gt;&quot;" office:value-type="string" office:string-value="&lt;div class=''entry psychic shiny lucky'' title=''munna''&gt;&lt;div class=''pokemon'' style=''background-image:url(./pokemon/517.png)''&gt;&lt;span&gt;517&lt;/span&gt;&lt;/div&gt;&lt;/div&gt;" calcext:value-type="string">
            <text:p>&lt;div class=''entry psychic shiny lucky'' title=''munna''&gt;&lt;div class=''pokemon'' style=''background-image:url(./pokemon/517.png)''&gt;&lt;span&gt;51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18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psychic</text:p>
          </table:table-cell>
          <table:table-cell table:style-name="Default"/>
          <table:table-cell table:number-columns-repeated="4"/>
          <table:table-cell table:formula="of:=&quot;&lt;div class=''entry &quot;&amp;[.D523]&amp;&quot; &quot;&amp;IF(ISTEXT([.F523]); [.F523]; IF(ISTEXT([.G523]); [.G523]; &quot;shiny&quot;) &amp; IF(ISTEXT([.H523]); &quot; &quot;&amp;[.H523]; &quot; lucky&quot;))&amp;&quot;'' title=''&quot;&amp;[.C523]&amp;&quot;''&gt;&lt;div class=''pokemon'' style=''background-image:url(./pokemon/&quot;&amp;[.B523]&amp;&quot;.png)''&gt;&lt;span&gt;&quot;&amp;[.A523]&amp;&quot;&lt;/span&gt;&lt;/div&gt;&lt;/div&gt;&quot;" office:value-type="string" office:string-value="&lt;div class=''entry psychic shiny lucky'' title=''musharna''&gt;&lt;div class=''pokemon'' style=''background-image:url(./pokemon/518.png)''&gt;&lt;span&gt;518&lt;/span&gt;&lt;/div&gt;&lt;/div&gt;" calcext:value-type="string">
            <text:p>&lt;div class=''entry psychic shiny lucky'' title=''musharna''&gt;&lt;div class=''pokemon'' style=''background-image:url(./pokemon/518.png)''&gt;&lt;span&gt;51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19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normal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524]&amp;&quot; &quot;&amp;IF(ISTEXT([.F524]); [.F524]; IF(ISTEXT([.G524]); [.G524]; &quot;shiny&quot;) &amp; IF(ISTEXT([.H524]); &quot; &quot;&amp;[.H524]; &quot; lucky&quot;))&amp;&quot;'' title=''&quot;&amp;[.C524]&amp;&quot;''&gt;&lt;div class=''pokemon'' style=''background-image:url(./pokemon/&quot;&amp;[.B524]&amp;&quot;.png)''&gt;&lt;span&gt;&quot;&amp;[.A524]&amp;&quot;&lt;/span&gt;&lt;/div&gt;&lt;/div&gt;&quot;" office:value-type="string" office:string-value="&lt;div class=''entry normal shiny lucky'' title=''pidove''&gt;&lt;div class=''pokemon'' style=''background-image:url(./pokemon/519.png)''&gt;&lt;span&gt;519&lt;/span&gt;&lt;/div&gt;&lt;/div&gt;" calcext:value-type="string">
            <text:p>&lt;div class=''entry normal shiny lucky'' title=''pidove''&gt;&lt;div class=''pokemon'' style=''background-image:url(./pokemon/519.png)''&gt;&lt;span&gt;51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20</text:p>
          </table:table-cell>
          <table:table-cell office:value-type="string" calcext:value-type="string">
            <text:p>tranquill</text:p>
          </table:table-cell>
          <table:table-cell office:value-type="string" calcext:value-type="string">
            <text:p>normal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525]&amp;&quot; &quot;&amp;IF(ISTEXT([.F525]); [.F525]; IF(ISTEXT([.G525]); [.G525]; &quot;shiny&quot;) &amp; IF(ISTEXT([.H525]); &quot; &quot;&amp;[.H525]; &quot; lucky&quot;))&amp;&quot;'' title=''&quot;&amp;[.C525]&amp;&quot;''&gt;&lt;div class=''pokemon'' style=''background-image:url(./pokemon/&quot;&amp;[.B525]&amp;&quot;.png)''&gt;&lt;span&gt;&quot;&amp;[.A525]&amp;&quot;&lt;/span&gt;&lt;/div&gt;&lt;/div&gt;&quot;" office:value-type="string" office:string-value="&lt;div class=''entry normal shiny lucky'' title=''tranquill''&gt;&lt;div class=''pokemon'' style=''background-image:url(./pokemon/520.png)''&gt;&lt;span&gt;520&lt;/span&gt;&lt;/div&gt;&lt;/div&gt;" calcext:value-type="string">
            <text:p>&lt;div class=''entry normal shiny lucky'' title=''tranquill''&gt;&lt;div class=''pokemon'' style=''background-image:url(./pokemon/520.png)''&gt;&lt;span&gt;52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21</text:p>
          </table:table-cell>
          <table:table-cell office:value-type="string" calcext:value-type="string">
            <text:p>unfezant</text:p>
          </table:table-cell>
          <table:table-cell office:value-type="string" calcext:value-type="string">
            <text:p>normal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526]&amp;&quot; &quot;&amp;IF(ISTEXT([.F526]); [.F526]; IF(ISTEXT([.G526]); [.G526]; &quot;shiny&quot;) &amp; IF(ISTEXT([.H526]); &quot; &quot;&amp;[.H526]; &quot; lucky&quot;))&amp;&quot;'' title=''&quot;&amp;[.C526]&amp;&quot;''&gt;&lt;div class=''pokemon'' style=''background-image:url(./pokemon/&quot;&amp;[.B526]&amp;&quot;.png)''&gt;&lt;span&gt;&quot;&amp;[.A526]&amp;&quot;&lt;/span&gt;&lt;/div&gt;&lt;/div&gt;&quot;" office:value-type="string" office:string-value="&lt;div class=''entry normal shiny lucky'' title=''unfezant''&gt;&lt;div class=''pokemon'' style=''background-image:url(./pokemon/521.png)''&gt;&lt;span&gt;521&lt;/span&gt;&lt;/div&gt;&lt;/div&gt;" calcext:value-type="string">
            <text:p>&lt;div class=''entry normal shiny lucky'' title=''unfezant''&gt;&lt;div class=''pokemon'' style=''background-image:url(./pokemon/521.png)''&gt;&lt;span&gt;52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22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electric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27]&amp;&quot; &quot;&amp;IF(ISTEXT([.F527]); [.F527]; IF(ISTEXT([.G527]); [.G527]; &quot;shiny&quot;) &amp; IF(ISTEXT([.H527]); &quot; &quot;&amp;[.H527]; &quot; lucky&quot;))&amp;&quot;'' title=''&quot;&amp;[.C527]&amp;&quot;''&gt;&lt;div class=''pokemon'' style=''background-image:url(./pokemon/&quot;&amp;[.B527]&amp;&quot;.png)''&gt;&lt;span&gt;&quot;&amp;[.A527]&amp;&quot;&lt;/span&gt;&lt;/div&gt;&lt;/div&gt;&quot;" office:value-type="string" office:string-value="&lt;div class=''entry electric missingshiny lucky'' title=''blitzle''&gt;&lt;div class=''pokemon'' style=''background-image:url(./pokemon/522.png)''&gt;&lt;span&gt;522&lt;/span&gt;&lt;/div&gt;&lt;/div&gt;" calcext:value-type="string">
            <text:p>&lt;div class=''entry electric missingshiny lucky'' title=''blitzle''&gt;&lt;div class=''pokemon'' style=''background-image:url(./pokemon/522.png)''&gt;&lt;span&gt;52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23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electric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28]&amp;&quot; &quot;&amp;IF(ISTEXT([.F528]); [.F528]; IF(ISTEXT([.G528]); [.G528]; &quot;shiny&quot;) &amp; IF(ISTEXT([.H528]); &quot; &quot;&amp;[.H528]; &quot; lucky&quot;))&amp;&quot;'' title=''&quot;&amp;[.C528]&amp;&quot;''&gt;&lt;div class=''pokemon'' style=''background-image:url(./pokemon/&quot;&amp;[.B528]&amp;&quot;.png)''&gt;&lt;span&gt;&quot;&amp;[.A528]&amp;&quot;&lt;/span&gt;&lt;/div&gt;&lt;/div&gt;&quot;" office:value-type="string" office:string-value="&lt;div class=''entry electric missingshiny lucky'' title=''zebstrika''&gt;&lt;div class=''pokemon'' style=''background-image:url(./pokemon/523.png)''&gt;&lt;span&gt;523&lt;/span&gt;&lt;/div&gt;&lt;/div&gt;" calcext:value-type="string">
            <text:p>&lt;div class=''entry electric missingshiny lucky'' title=''zebstrika''&gt;&lt;div class=''pokemon'' style=''background-image:url(./pokemon/523.png)''&gt;&lt;span&gt;52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24</text:p>
          </table:table-cell>
          <table:table-cell office:value-type="string" calcext:value-type="string">
            <text:p>roggenrola</text:p>
          </table:table-cell>
          <table:table-cell office:value-type="string" calcext:value-type="string">
            <text:p>rock</text:p>
          </table:table-cell>
          <table:table-cell table:style-name="Default"/>
          <table:table-cell table:number-columns-repeated="4"/>
          <table:table-cell table:formula="of:=&quot;&lt;div class=''entry &quot;&amp;[.D529]&amp;&quot; &quot;&amp;IF(ISTEXT([.F529]); [.F529]; IF(ISTEXT([.G529]); [.G529]; &quot;shiny&quot;) &amp; IF(ISTEXT([.H529]); &quot; &quot;&amp;[.H529]; &quot; lucky&quot;))&amp;&quot;'' title=''&quot;&amp;[.C529]&amp;&quot;''&gt;&lt;div class=''pokemon'' style=''background-image:url(./pokemon/&quot;&amp;[.B529]&amp;&quot;.png)''&gt;&lt;span&gt;&quot;&amp;[.A529]&amp;&quot;&lt;/span&gt;&lt;/div&gt;&lt;/div&gt;&quot;" office:value-type="string" office:string-value="&lt;div class=''entry rock shiny lucky'' title=''roggenrola''&gt;&lt;div class=''pokemon'' style=''background-image:url(./pokemon/524.png)''&gt;&lt;span&gt;524&lt;/span&gt;&lt;/div&gt;&lt;/div&gt;" calcext:value-type="string">
            <text:p>&lt;div class=''entry rock shiny lucky'' title=''roggenrola''&gt;&lt;div class=''pokemon'' style=''background-image:url(./pokemon/524.png)''&gt;&lt;span&gt;52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25</text:p>
          </table:table-cell>
          <table:table-cell office:value-type="string" calcext:value-type="string">
            <text:p>boldore</text:p>
          </table:table-cell>
          <table:table-cell office:value-type="string" calcext:value-type="string">
            <text:p>rock</text:p>
          </table:table-cell>
          <table:table-cell table:style-name="Default"/>
          <table:table-cell table:number-columns-repeated="4"/>
          <table:table-cell table:formula="of:=&quot;&lt;div class=''entry &quot;&amp;[.D530]&amp;&quot; &quot;&amp;IF(ISTEXT([.F530]); [.F530]; IF(ISTEXT([.G530]); [.G530]; &quot;shiny&quot;) &amp; IF(ISTEXT([.H530]); &quot; &quot;&amp;[.H530]; &quot; lucky&quot;))&amp;&quot;'' title=''&quot;&amp;[.C530]&amp;&quot;''&gt;&lt;div class=''pokemon'' style=''background-image:url(./pokemon/&quot;&amp;[.B530]&amp;&quot;.png)''&gt;&lt;span&gt;&quot;&amp;[.A530]&amp;&quot;&lt;/span&gt;&lt;/div&gt;&lt;/div&gt;&quot;" office:value-type="string" office:string-value="&lt;div class=''entry rock shiny lucky'' title=''boldore''&gt;&lt;div class=''pokemon'' style=''background-image:url(./pokemon/525.png)''&gt;&lt;span&gt;525&lt;/span&gt;&lt;/div&gt;&lt;/div&gt;" calcext:value-type="string">
            <text:p>&lt;div class=''entry rock shiny lucky'' title=''boldore''&gt;&lt;div class=''pokemon'' style=''background-image:url(./pokemon/525.png)''&gt;&lt;span&gt;52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26</text:p>
          </table:table-cell>
          <table:table-cell office:value-type="string" calcext:value-type="string">
            <text:p>gigalith</text:p>
          </table:table-cell>
          <table:table-cell office:value-type="string" calcext:value-type="string">
            <text:p>rock</text:p>
          </table:table-cell>
          <table:table-cell table:style-name="Default"/>
          <table:table-cell table:number-columns-repeated="4"/>
          <table:table-cell table:formula="of:=&quot;&lt;div class=''entry &quot;&amp;[.D531]&amp;&quot; &quot;&amp;IF(ISTEXT([.F531]); [.F531]; IF(ISTEXT([.G531]); [.G531]; &quot;shiny&quot;) &amp; IF(ISTEXT([.H531]); &quot; &quot;&amp;[.H531]; &quot; lucky&quot;))&amp;&quot;'' title=''&quot;&amp;[.C531]&amp;&quot;''&gt;&lt;div class=''pokemon'' style=''background-image:url(./pokemon/&quot;&amp;[.B531]&amp;&quot;.png)''&gt;&lt;span&gt;&quot;&amp;[.A531]&amp;&quot;&lt;/span&gt;&lt;/div&gt;&lt;/div&gt;&quot;" office:value-type="string" office:string-value="&lt;div class=''entry rock shiny lucky'' title=''gigalith''&gt;&lt;div class=''pokemon'' style=''background-image:url(./pokemon/526.png)''&gt;&lt;span&gt;526&lt;/span&gt;&lt;/div&gt;&lt;/div&gt;" calcext:value-type="string">
            <text:p>&lt;div class=''entry rock shiny lucky'' title=''gigalith''&gt;&lt;div class=''pokemon'' style=''background-image:url(./pokemon/526.png)''&gt;&lt;span&gt;52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27</text:p>
          </table:table-cell>
          <table:table-cell office:value-type="string" calcext:value-type="string">
            <text:p>woobat</text:p>
          </table:table-cell>
          <table:table-cell office:value-type="string" calcext:value-type="string">
            <text:p>psychic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532]&amp;&quot; &quot;&amp;IF(ISTEXT([.F532]); [.F532]; IF(ISTEXT([.G532]); [.G532]; &quot;shiny&quot;) &amp; IF(ISTEXT([.H532]); &quot; &quot;&amp;[.H532]; &quot; lucky&quot;))&amp;&quot;'' title=''&quot;&amp;[.C532]&amp;&quot;''&gt;&lt;div class=''pokemon'' style=''background-image:url(./pokemon/&quot;&amp;[.B532]&amp;&quot;.png)''&gt;&lt;span&gt;&quot;&amp;[.A532]&amp;&quot;&lt;/span&gt;&lt;/div&gt;&lt;/div&gt;&quot;" office:value-type="string" office:string-value="&lt;div class=''entry psychic shiny lucky'' title=''woobat''&gt;&lt;div class=''pokemon'' style=''background-image:url(./pokemon/527.png)''&gt;&lt;span&gt;527&lt;/span&gt;&lt;/div&gt;&lt;/div&gt;" calcext:value-type="string">
            <text:p>&lt;div class=''entry psychic shiny lucky'' title=''woobat''&gt;&lt;div class=''pokemon'' style=''background-image:url(./pokemon/527.png)''&gt;&lt;span&gt;52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28</text:p>
          </table:table-cell>
          <table:table-cell office:value-type="string" calcext:value-type="string">
            <text:p>swoobat</text:p>
          </table:table-cell>
          <table:table-cell office:value-type="string" calcext:value-type="string">
            <text:p>psychic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533]&amp;&quot; &quot;&amp;IF(ISTEXT([.F533]); [.F533]; IF(ISTEXT([.G533]); [.G533]; &quot;shiny&quot;) &amp; IF(ISTEXT([.H533]); &quot; &quot;&amp;[.H533]; &quot; lucky&quot;))&amp;&quot;'' title=''&quot;&amp;[.C533]&amp;&quot;''&gt;&lt;div class=''pokemon'' style=''background-image:url(./pokemon/&quot;&amp;[.B533]&amp;&quot;.png)''&gt;&lt;span&gt;&quot;&amp;[.A533]&amp;&quot;&lt;/span&gt;&lt;/div&gt;&lt;/div&gt;&quot;" office:value-type="string" office:string-value="&lt;div class=''entry psychic shiny lucky'' title=''swoobat''&gt;&lt;div class=''pokemon'' style=''background-image:url(./pokemon/528.png)''&gt;&lt;span&gt;528&lt;/span&gt;&lt;/div&gt;&lt;/div&gt;" calcext:value-type="string">
            <text:p>&lt;div class=''entry psychic shiny lucky'' title=''swoobat''&gt;&lt;div class=''pokemon'' style=''background-image:url(./pokemon/528.png)''&gt;&lt;span&gt;52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29</text:p>
          </table:table-cell>
          <table:table-cell office:value-type="string" calcext:value-type="string">
            <text:p>drilbur</text:p>
          </table:table-cell>
          <table:table-cell office:value-type="string" calcext:value-type="string">
            <text:p>ground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34]&amp;&quot; &quot;&amp;IF(ISTEXT([.F534]); [.F534]; IF(ISTEXT([.G534]); [.G534]; &quot;shiny&quot;) &amp; IF(ISTEXT([.H534]); &quot; &quot;&amp;[.H534]; &quot; lucky&quot;))&amp;&quot;'' title=''&quot;&amp;[.C534]&amp;&quot;''&gt;&lt;div class=''pokemon'' style=''background-image:url(./pokemon/&quot;&amp;[.B534]&amp;&quot;.png)''&gt;&lt;span&gt;&quot;&amp;[.A534]&amp;&quot;&lt;/span&gt;&lt;/div&gt;&lt;/div&gt;&quot;" office:value-type="string" office:string-value="&lt;div class=''entry ground noshiny lucky'' title=''drilbur''&gt;&lt;div class=''pokemon'' style=''background-image:url(./pokemon/529.png)''&gt;&lt;span&gt;529&lt;/span&gt;&lt;/div&gt;&lt;/div&gt;" calcext:value-type="string">
            <text:p>&lt;div class=''entry ground noshiny lucky'' title=''drilbur''&gt;&lt;div class=''pokemon'' style=''background-image:url(./pokemon/529.png)''&gt;&lt;span&gt;52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30</text:p>
          </table:table-cell>
          <table:table-cell office:value-type="string" calcext:value-type="string">
            <text:p>excadrill</text:p>
          </table:table-cell>
          <table:table-cell office:value-type="string" calcext:value-type="string">
            <text:p>ground</text:p>
          </table:table-cell>
          <table:table-cell table:style-name="Default" office:value-type="string" calcext:value-type="string">
            <text:p>steel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35]&amp;&quot; &quot;&amp;IF(ISTEXT([.F535]); [.F535]; IF(ISTEXT([.G535]); [.G535]; &quot;shiny&quot;) &amp; IF(ISTEXT([.H535]); &quot; &quot;&amp;[.H535]; &quot; lucky&quot;))&amp;&quot;'' title=''&quot;&amp;[.C535]&amp;&quot;''&gt;&lt;div class=''pokemon'' style=''background-image:url(./pokemon/&quot;&amp;[.B535]&amp;&quot;.png)''&gt;&lt;span&gt;&quot;&amp;[.A535]&amp;&quot;&lt;/span&gt;&lt;/div&gt;&lt;/div&gt;&quot;" office:value-type="string" office:string-value="&lt;div class=''entry ground noshiny lucky'' title=''excadrill''&gt;&lt;div class=''pokemon'' style=''background-image:url(./pokemon/530.png)''&gt;&lt;span&gt;530&lt;/span&gt;&lt;/div&gt;&lt;/div&gt;" calcext:value-type="string">
            <text:p>&lt;div class=''entry ground noshiny lucky'' title=''excadrill''&gt;&lt;div class=''pokemon'' style=''background-image:url(./pokemon/530.png)''&gt;&lt;span&gt;53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3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normal</text:p>
          </table:table-cell>
          <table:table-cell table:style-name="Default"/>
          <table:table-cell table:number-columns-repeated="4"/>
          <table:table-cell table:formula="of:=&quot;&lt;div class=''entry &quot;&amp;[.D536]&amp;&quot; &quot;&amp;IF(ISTEXT([.F536]); [.F536]; IF(ISTEXT([.G536]); [.G536]; &quot;shiny&quot;) &amp; IF(ISTEXT([.H536]); &quot; &quot;&amp;[.H536]; &quot; lucky&quot;))&amp;&quot;'' title=''&quot;&amp;[.C536]&amp;&quot;''&gt;&lt;div class=''pokemon'' style=''background-image:url(./pokemon/&quot;&amp;[.B536]&amp;&quot;.png)''&gt;&lt;span&gt;&quot;&amp;[.A536]&amp;&quot;&lt;/span&gt;&lt;/div&gt;&lt;/div&gt;&quot;" office:value-type="string" office:string-value="&lt;div class=''entry normal shiny lucky'' title=''audino''&gt;&lt;div class=''pokemon'' style=''background-image:url(./pokemon/531.png)''&gt;&lt;span&gt;531&lt;/span&gt;&lt;/div&gt;&lt;/div&gt;" calcext:value-type="string">
            <text:p>&lt;div class=''entry normal shiny lucky'' title=''audino''&gt;&lt;div class=''pokemon'' style=''background-image:url(./pokemon/531.png)''&gt;&lt;span&gt;53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32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fighting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37]&amp;&quot; &quot;&amp;IF(ISTEXT([.F537]); [.F537]; IF(ISTEXT([.G537]); [.G537]; &quot;shiny&quot;) &amp; IF(ISTEXT([.H537]); &quot; &quot;&amp;[.H537]; &quot; lucky&quot;))&amp;&quot;'' title=''&quot;&amp;[.C537]&amp;&quot;''&gt;&lt;div class=''pokemon'' style=''background-image:url(./pokemon/&quot;&amp;[.B537]&amp;&quot;.png)''&gt;&lt;span&gt;&quot;&amp;[.A537]&amp;&quot;&lt;/span&gt;&lt;/div&gt;&lt;/div&gt;&quot;" office:value-type="string" office:string-value="&lt;div class=''entry fighting missingshiny lucky'' title=''timburr''&gt;&lt;div class=''pokemon'' style=''background-image:url(./pokemon/532.png)''&gt;&lt;span&gt;532&lt;/span&gt;&lt;/div&gt;&lt;/div&gt;" calcext:value-type="string">
            <text:p>&lt;div class=''entry fighting missingshiny lucky'' title=''timburr''&gt;&lt;div class=''pokemon'' style=''background-image:url(./pokemon/532.png)''&gt;&lt;span&gt;53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33</text:p>
          </table:table-cell>
          <table:table-cell office:value-type="string" calcext:value-type="string">
            <text:p>gurdurr</text:p>
          </table:table-cell>
          <table:table-cell office:value-type="string" calcext:value-type="string">
            <text:p>fighting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38]&amp;&quot; &quot;&amp;IF(ISTEXT([.F538]); [.F538]; IF(ISTEXT([.G538]); [.G538]; &quot;shiny&quot;) &amp; IF(ISTEXT([.H538]); &quot; &quot;&amp;[.H538]; &quot; lucky&quot;))&amp;&quot;'' title=''&quot;&amp;[.C538]&amp;&quot;''&gt;&lt;div class=''pokemon'' style=''background-image:url(./pokemon/&quot;&amp;[.B538]&amp;&quot;.png)''&gt;&lt;span&gt;&quot;&amp;[.A538]&amp;&quot;&lt;/span&gt;&lt;/div&gt;&lt;/div&gt;&quot;" office:value-type="string" office:string-value="&lt;div class=''entry fighting missingshiny lucky'' title=''gurdurr''&gt;&lt;div class=''pokemon'' style=''background-image:url(./pokemon/533.png)''&gt;&lt;span&gt;533&lt;/span&gt;&lt;/div&gt;&lt;/div&gt;" calcext:value-type="string">
            <text:p>&lt;div class=''entry fighting missingshiny lucky'' title=''gurdurr''&gt;&lt;div class=''pokemon'' style=''background-image:url(./pokemon/533.png)''&gt;&lt;span&gt;53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34</text:p>
          </table:table-cell>
          <table:table-cell office:value-type="string" calcext:value-type="string">
            <text:p>conkeldurr</text:p>
          </table:table-cell>
          <table:table-cell office:value-type="string" calcext:value-type="string">
            <text:p>fighting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39]&amp;&quot; &quot;&amp;IF(ISTEXT([.F539]); [.F539]; IF(ISTEXT([.G539]); [.G539]; &quot;shiny&quot;) &amp; IF(ISTEXT([.H539]); &quot; &quot;&amp;[.H539]; &quot; lucky&quot;))&amp;&quot;'' title=''&quot;&amp;[.C539]&amp;&quot;''&gt;&lt;div class=''pokemon'' style=''background-image:url(./pokemon/&quot;&amp;[.B539]&amp;&quot;.png)''&gt;&lt;span&gt;&quot;&amp;[.A539]&amp;&quot;&lt;/span&gt;&lt;/div&gt;&lt;/div&gt;&quot;" office:value-type="string" office:string-value="&lt;div class=''entry fighting missingshiny lucky'' title=''conkeldurr''&gt;&lt;div class=''pokemon'' style=''background-image:url(./pokemon/534.png)''&gt;&lt;span&gt;534&lt;/span&gt;&lt;/div&gt;&lt;/div&gt;" calcext:value-type="string">
            <text:p>&lt;div class=''entry fighting missingshiny lucky'' title=''conkeldurr''&gt;&lt;div class=''pokemon'' style=''background-image:url(./pokemon/534.png)''&gt;&lt;span&gt;53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35</text:p>
          </table:table-cell>
          <table:table-cell office:value-type="string" calcext:value-type="string">
            <text:p>tympole</text:p>
          </table:table-cell>
          <table:table-cell office:value-type="string" calcext:value-type="string">
            <text:p>water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40]&amp;&quot; &quot;&amp;IF(ISTEXT([.F540]); [.F540]; IF(ISTEXT([.G540]); [.G540]; &quot;shiny&quot;) &amp; IF(ISTEXT([.H540]); &quot; &quot;&amp;[.H540]; &quot; lucky&quot;))&amp;&quot;'' title=''&quot;&amp;[.C540]&amp;&quot;''&gt;&lt;div class=''pokemon'' style=''background-image:url(./pokemon/&quot;&amp;[.B540]&amp;&quot;.png)''&gt;&lt;span&gt;&quot;&amp;[.A540]&amp;&quot;&lt;/span&gt;&lt;/div&gt;&lt;/div&gt;&quot;" office:value-type="string" office:string-value="&lt;div class=''entry water missingshiny lucky'' title=''tympole''&gt;&lt;div class=''pokemon'' style=''background-image:url(./pokemon/535.png)''&gt;&lt;span&gt;535&lt;/span&gt;&lt;/div&gt;&lt;/div&gt;" calcext:value-type="string">
            <text:p>&lt;div class=''entry water missingshiny lucky'' title=''tympole''&gt;&lt;div class=''pokemon'' style=''background-image:url(./pokemon/535.png)''&gt;&lt;span&gt;53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36</text:p>
          </table:table-cell>
          <table:table-cell office:value-type="string" calcext:value-type="string">
            <text:p>palpitoad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ground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41]&amp;&quot; &quot;&amp;IF(ISTEXT([.F541]); [.F541]; IF(ISTEXT([.G541]); [.G541]; &quot;shiny&quot;) &amp; IF(ISTEXT([.H541]); &quot; &quot;&amp;[.H541]; &quot; lucky&quot;))&amp;&quot;'' title=''&quot;&amp;[.C541]&amp;&quot;''&gt;&lt;div class=''pokemon'' style=''background-image:url(./pokemon/&quot;&amp;[.B541]&amp;&quot;.png)''&gt;&lt;span&gt;&quot;&amp;[.A541]&amp;&quot;&lt;/span&gt;&lt;/div&gt;&lt;/div&gt;&quot;" office:value-type="string" office:string-value="&lt;div class=''entry water missingshiny lucky'' title=''palpitoad''&gt;&lt;div class=''pokemon'' style=''background-image:url(./pokemon/536.png)''&gt;&lt;span&gt;536&lt;/span&gt;&lt;/div&gt;&lt;/div&gt;" calcext:value-type="string">
            <text:p>&lt;div class=''entry water missingshiny lucky'' title=''palpitoad''&gt;&lt;div class=''pokemon'' style=''background-image:url(./pokemon/536.png)''&gt;&lt;span&gt;53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37</text:p>
          </table:table-cell>
          <table:table-cell office:value-type="string" calcext:value-type="string">
            <text:p>seismitoad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ground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42]&amp;&quot; &quot;&amp;IF(ISTEXT([.F542]); [.F542]; IF(ISTEXT([.G542]); [.G542]; &quot;shiny&quot;) &amp; IF(ISTEXT([.H542]); &quot; &quot;&amp;[.H542]; &quot; lucky&quot;))&amp;&quot;'' title=''&quot;&amp;[.C542]&amp;&quot;''&gt;&lt;div class=''pokemon'' style=''background-image:url(./pokemon/&quot;&amp;[.B542]&amp;&quot;.png)''&gt;&lt;span&gt;&quot;&amp;[.A542]&amp;&quot;&lt;/span&gt;&lt;/div&gt;&lt;/div&gt;&quot;" office:value-type="string" office:string-value="&lt;div class=''entry water missingshiny lucky'' title=''seismitoad''&gt;&lt;div class=''pokemon'' style=''background-image:url(./pokemon/537.png)''&gt;&lt;span&gt;537&lt;/span&gt;&lt;/div&gt;&lt;/div&gt;" calcext:value-type="string">
            <text:p>&lt;div class=''entry water missingshiny lucky'' title=''seismitoad''&gt;&lt;div class=''pokemon'' style=''background-image:url(./pokemon/537.png)''&gt;&lt;span&gt;53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38</text:p>
          </table:table-cell>
          <table:table-cell office:value-type="string" calcext:value-type="string">
            <text:p>throh</text:p>
          </table:table-cell>
          <table:table-cell office:value-type="string" calcext:value-type="string">
            <text:p>fighting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543]&amp;&quot; &quot;&amp;IF(ISTEXT([.F543]); [.F543]; IF(ISTEXT([.G543]); [.G543]; &quot;shiny&quot;) &amp; IF(ISTEXT([.H543]); &quot; &quot;&amp;[.H543]; &quot; lucky&quot;))&amp;&quot;'' title=''&quot;&amp;[.C543]&amp;&quot;''&gt;&lt;div class=''pokemon'' style=''background-image:url(./pokemon/&quot;&amp;[.B543]&amp;&quot;.png)''&gt;&lt;span&gt;&quot;&amp;[.A543]&amp;&quot;&lt;/span&gt;&lt;/div&gt;&lt;/div&gt;&quot;" office:value-type="string" office:string-value="&lt;div class=''entry fighting missingshiny missinglucky'' title=''throh''&gt;&lt;div class=''pokemon'' style=''background-image:url(./pokemon/538.png)''&gt;&lt;span&gt;538&lt;/span&gt;&lt;/div&gt;&lt;/div&gt;" calcext:value-type="string">
            <text:p>&lt;div class=''entry fighting missingshiny missinglucky'' title=''throh''&gt;&lt;div class=''pokemon'' style=''background-image:url(./pokemon/538.png)''&gt;&lt;span&gt;53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39</text:p>
          </table:table-cell>
          <table:table-cell office:value-type="string" calcext:value-type="string">
            <text:p>sawk</text:p>
          </table:table-cell>
          <table:table-cell office:value-type="string" calcext:value-type="string">
            <text:p>fighting</text:p>
          </table:table-cell>
          <table:table-cell table:style-name="Default"/>
          <table:table-cell table:number-columns-repeated="4"/>
          <table:table-cell table:formula="of:=&quot;&lt;div class=''entry &quot;&amp;[.D544]&amp;&quot; &quot;&amp;IF(ISTEXT([.F544]); [.F544]; IF(ISTEXT([.G544]); [.G544]; &quot;shiny&quot;) &amp; IF(ISTEXT([.H544]); &quot; &quot;&amp;[.H544]; &quot; lucky&quot;))&amp;&quot;'' title=''&quot;&amp;[.C544]&amp;&quot;''&gt;&lt;div class=''pokemon'' style=''background-image:url(./pokemon/&quot;&amp;[.B544]&amp;&quot;.png)''&gt;&lt;span&gt;&quot;&amp;[.A544]&amp;&quot;&lt;/span&gt;&lt;/div&gt;&lt;/div&gt;&quot;" office:value-type="string" office:string-value="&lt;div class=''entry fighting shiny lucky'' title=''sawk''&gt;&lt;div class=''pokemon'' style=''background-image:url(./pokemon/539.png)''&gt;&lt;span&gt;539&lt;/span&gt;&lt;/div&gt;&lt;/div&gt;" calcext:value-type="string">
            <text:p>&lt;div class=''entry fighting shiny lucky'' title=''sawk''&gt;&lt;div class=''pokemon'' style=''background-image:url(./pokemon/539.png)''&gt;&lt;span&gt;53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40</text:p>
          </table:table-cell>
          <table:table-cell office:value-type="string" calcext:value-type="string">
            <text:p>sewaddle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grass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45]&amp;&quot; &quot;&amp;IF(ISTEXT([.F545]); [.F545]; IF(ISTEXT([.G545]); [.G545]; &quot;shiny&quot;) &amp; IF(ISTEXT([.H545]); &quot; &quot;&amp;[.H545]; &quot; lucky&quot;))&amp;&quot;'' title=''&quot;&amp;[.C545]&amp;&quot;''&gt;&lt;div class=''pokemon'' style=''background-image:url(./pokemon/&quot;&amp;[.B545]&amp;&quot;.png)''&gt;&lt;span&gt;&quot;&amp;[.A545]&amp;&quot;&lt;/span&gt;&lt;/div&gt;&lt;/div&gt;&quot;" office:value-type="string" office:string-value="&lt;div class=''entry bug noshiny lucky'' title=''sewaddle''&gt;&lt;div class=''pokemon'' style=''background-image:url(./pokemon/540.png)''&gt;&lt;span&gt;540&lt;/span&gt;&lt;/div&gt;&lt;/div&gt;" calcext:value-type="string">
            <text:p>&lt;div class=''entry bug noshiny lucky'' title=''sewaddle''&gt;&lt;div class=''pokemon'' style=''background-image:url(./pokemon/540.png)''&gt;&lt;span&gt;54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41</text:p>
          </table:table-cell>
          <table:table-cell office:value-type="string" calcext:value-type="string">
            <text:p>swadloon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grass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46]&amp;&quot; &quot;&amp;IF(ISTEXT([.F546]); [.F546]; IF(ISTEXT([.G546]); [.G546]; &quot;shiny&quot;) &amp; IF(ISTEXT([.H546]); &quot; &quot;&amp;[.H546]; &quot; lucky&quot;))&amp;&quot;'' title=''&quot;&amp;[.C546]&amp;&quot;''&gt;&lt;div class=''pokemon'' style=''background-image:url(./pokemon/&quot;&amp;[.B546]&amp;&quot;.png)''&gt;&lt;span&gt;&quot;&amp;[.A546]&amp;&quot;&lt;/span&gt;&lt;/div&gt;&lt;/div&gt;&quot;" office:value-type="string" office:string-value="&lt;div class=''entry bug noshiny lucky'' title=''swadloon''&gt;&lt;div class=''pokemon'' style=''background-image:url(./pokemon/541.png)''&gt;&lt;span&gt;541&lt;/span&gt;&lt;/div&gt;&lt;/div&gt;" calcext:value-type="string">
            <text:p>&lt;div class=''entry bug noshiny lucky'' title=''swadloon''&gt;&lt;div class=''pokemon'' style=''background-image:url(./pokemon/541.png)''&gt;&lt;span&gt;54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42</text:p>
          </table:table-cell>
          <table:table-cell office:value-type="string" calcext:value-type="string">
            <text:p>leavanny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grass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47]&amp;&quot; &quot;&amp;IF(ISTEXT([.F547]); [.F547]; IF(ISTEXT([.G547]); [.G547]; &quot;shiny&quot;) &amp; IF(ISTEXT([.H547]); &quot; &quot;&amp;[.H547]; &quot; lucky&quot;))&amp;&quot;'' title=''&quot;&amp;[.C547]&amp;&quot;''&gt;&lt;div class=''pokemon'' style=''background-image:url(./pokemon/&quot;&amp;[.B547]&amp;&quot;.png)''&gt;&lt;span&gt;&quot;&amp;[.A547]&amp;&quot;&lt;/span&gt;&lt;/div&gt;&lt;/div&gt;&quot;" office:value-type="string" office:string-value="&lt;div class=''entry bug noshiny lucky'' title=''leavanny''&gt;&lt;div class=''pokemon'' style=''background-image:url(./pokemon/542.png)''&gt;&lt;span&gt;542&lt;/span&gt;&lt;/div&gt;&lt;/div&gt;" calcext:value-type="string">
            <text:p>&lt;div class=''entry bug noshiny lucky'' title=''leavanny''&gt;&lt;div class=''pokemon'' style=''background-image:url(./pokemon/542.png)''&gt;&lt;span&gt;54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43</text:p>
          </table:table-cell>
          <table:table-cell office:value-type="string" calcext:value-type="string">
            <text:p>venipede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poison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48]&amp;&quot; &quot;&amp;IF(ISTEXT([.F548]); [.F548]; IF(ISTEXT([.G548]); [.G548]; &quot;shiny&quot;) &amp; IF(ISTEXT([.H548]); &quot; &quot;&amp;[.H548]; &quot; lucky&quot;))&amp;&quot;'' title=''&quot;&amp;[.C548]&amp;&quot;''&gt;&lt;div class=''pokemon'' style=''background-image:url(./pokemon/&quot;&amp;[.B548]&amp;&quot;.png)''&gt;&lt;span&gt;&quot;&amp;[.A548]&amp;&quot;&lt;/span&gt;&lt;/div&gt;&lt;/div&gt;&quot;" office:value-type="string" office:string-value="&lt;div class=''entry bug missingshiny lucky'' title=''venipede''&gt;&lt;div class=''pokemon'' style=''background-image:url(./pokemon/543.png)''&gt;&lt;span&gt;543&lt;/span&gt;&lt;/div&gt;&lt;/div&gt;" calcext:value-type="string">
            <text:p>&lt;div class=''entry bug missingshiny lucky'' title=''venipede''&gt;&lt;div class=''pokemon'' style=''background-image:url(./pokemon/543.png)''&gt;&lt;span&gt;54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44</text:p>
          </table:table-cell>
          <table:table-cell office:value-type="string" calcext:value-type="string">
            <text:p>whirlipede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poison</text:p>
          </table:table-cell>
          <table:table-cell/>
          <table:table-cell office:value-type="string" calcext:value-type="string">
            <text:p>missing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549]&amp;&quot; &quot;&amp;IF(ISTEXT([.F549]); [.F549]; IF(ISTEXT([.G549]); [.G549]; &quot;shiny&quot;) &amp; IF(ISTEXT([.H549]); &quot; &quot;&amp;[.H549]; &quot; lucky&quot;))&amp;&quot;'' title=''&quot;&amp;[.C549]&amp;&quot;''&gt;&lt;div class=''pokemon'' style=''background-image:url(./pokemon/&quot;&amp;[.B549]&amp;&quot;.png)''&gt;&lt;span&gt;&quot;&amp;[.A549]&amp;&quot;&lt;/span&gt;&lt;/div&gt;&lt;/div&gt;&quot;" office:value-type="string" office:string-value="&lt;div class=''entry bug missingshiny missinglucky'' title=''whirlipede''&gt;&lt;div class=''pokemon'' style=''background-image:url(./pokemon/544.png)''&gt;&lt;span&gt;544&lt;/span&gt;&lt;/div&gt;&lt;/div&gt;" calcext:value-type="string">
            <text:p>&lt;div class=''entry bug missingshiny missinglucky'' title=''whirlipede''&gt;&lt;div class=''pokemon'' style=''background-image:url(./pokemon/544.png)''&gt;&lt;span&gt;54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45</text:p>
          </table:table-cell>
          <table:table-cell office:value-type="string" calcext:value-type="string">
            <text:p>scolipede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poison</text:p>
          </table:table-cell>
          <table:table-cell/>
          <table:table-cell office:value-type="string" calcext:value-type="string">
            <text:p>missing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550]&amp;&quot; &quot;&amp;IF(ISTEXT([.F550]); [.F550]; IF(ISTEXT([.G550]); [.G550]; &quot;shiny&quot;) &amp; IF(ISTEXT([.H550]); &quot; &quot;&amp;[.H550]; &quot; lucky&quot;))&amp;&quot;'' title=''&quot;&amp;[.C550]&amp;&quot;''&gt;&lt;div class=''pokemon'' style=''background-image:url(./pokemon/&quot;&amp;[.B550]&amp;&quot;.png)''&gt;&lt;span&gt;&quot;&amp;[.A550]&amp;&quot;&lt;/span&gt;&lt;/div&gt;&lt;/div&gt;&quot;" office:value-type="string" office:string-value="&lt;div class=''entry bug missingshiny missinglucky'' title=''scolipede''&gt;&lt;div class=''pokemon'' style=''background-image:url(./pokemon/545.png)''&gt;&lt;span&gt;545&lt;/span&gt;&lt;/div&gt;&lt;/div&gt;" calcext:value-type="string">
            <text:p>&lt;div class=''entry bug missingshiny missinglucky'' title=''scolipede''&gt;&lt;div class=''pokemon'' style=''background-image:url(./pokemon/545.png)''&gt;&lt;span&gt;54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46</text:p>
          </table:table-cell>
          <table:table-cell office:value-type="string" calcext:value-type="string">
            <text:p>cottonee</text:p>
          </table:table-cell>
          <table:table-cell office:value-type="string" calcext:value-type="string">
            <text:p>grass</text:p>
          </table:table-cell>
          <table:table-cell table:style-name="Default" office:value-type="string" calcext:value-type="string">
            <text:p>fairy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51]&amp;&quot; &quot;&amp;IF(ISTEXT([.F551]); [.F551]; IF(ISTEXT([.G551]); [.G551]; &quot;shiny&quot;) &amp; IF(ISTEXT([.H551]); &quot; &quot;&amp;[.H551]; &quot; lucky&quot;))&amp;&quot;'' title=''&quot;&amp;[.C551]&amp;&quot;''&gt;&lt;div class=''pokemon'' style=''background-image:url(./pokemon/&quot;&amp;[.B551]&amp;&quot;.png)''&gt;&lt;span&gt;&quot;&amp;[.A551]&amp;&quot;&lt;/span&gt;&lt;/div&gt;&lt;/div&gt;&quot;" office:value-type="string" office:string-value="&lt;div class=''entry grass missingshiny lucky'' title=''cottonee''&gt;&lt;div class=''pokemon'' style=''background-image:url(./pokemon/546.png)''&gt;&lt;span&gt;546&lt;/span&gt;&lt;/div&gt;&lt;/div&gt;" calcext:value-type="string">
            <text:p>&lt;div class=''entry grass missingshiny lucky'' title=''cottonee''&gt;&lt;div class=''pokemon'' style=''background-image:url(./pokemon/546.png)''&gt;&lt;span&gt;54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47</text:p>
          </table:table-cell>
          <table:table-cell office:value-type="string" calcext:value-type="string">
            <text:p>whimsicott</text:p>
          </table:table-cell>
          <table:table-cell office:value-type="string" calcext:value-type="string">
            <text:p>grass</text:p>
          </table:table-cell>
          <table:table-cell table:style-name="Default" office:value-type="string" calcext:value-type="string">
            <text:p>fairy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52]&amp;&quot; &quot;&amp;IF(ISTEXT([.F552]); [.F552]; IF(ISTEXT([.G552]); [.G552]; &quot;shiny&quot;) &amp; IF(ISTEXT([.H552]); &quot; &quot;&amp;[.H552]; &quot; lucky&quot;))&amp;&quot;'' title=''&quot;&amp;[.C552]&amp;&quot;''&gt;&lt;div class=''pokemon'' style=''background-image:url(./pokemon/&quot;&amp;[.B552]&amp;&quot;.png)''&gt;&lt;span&gt;&quot;&amp;[.A552]&amp;&quot;&lt;/span&gt;&lt;/div&gt;&lt;/div&gt;&quot;" office:value-type="string" office:string-value="&lt;div class=''entry grass missingshiny lucky'' title=''whimsicott''&gt;&lt;div class=''pokemon'' style=''background-image:url(./pokemon/547.png)''&gt;&lt;span&gt;547&lt;/span&gt;&lt;/div&gt;&lt;/div&gt;" calcext:value-type="string">
            <text:p>&lt;div class=''entry grass missingshiny lucky'' title=''whimsicott''&gt;&lt;div class=''pokemon'' style=''background-image:url(./pokemon/547.png)''&gt;&lt;span&gt;54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48</text:p>
          </table:table-cell>
          <table:table-cell office:value-type="string" calcext:value-type="string">
            <text:p>petilil</text:p>
          </table:table-cell>
          <table:table-cell office:value-type="string" calcext:value-type="string">
            <text:p>grass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53]&amp;&quot; &quot;&amp;IF(ISTEXT([.F553]); [.F553]; IF(ISTEXT([.G553]); [.G553]; &quot;shiny&quot;) &amp; IF(ISTEXT([.H553]); &quot; &quot;&amp;[.H553]; &quot; lucky&quot;))&amp;&quot;'' title=''&quot;&amp;[.C553]&amp;&quot;''&gt;&lt;div class=''pokemon'' style=''background-image:url(./pokemon/&quot;&amp;[.B553]&amp;&quot;.png)''&gt;&lt;span&gt;&quot;&amp;[.A553]&amp;&quot;&lt;/span&gt;&lt;/div&gt;&lt;/div&gt;&quot;" office:value-type="string" office:string-value="&lt;div class=''entry grass noshiny lucky'' title=''petilil''&gt;&lt;div class=''pokemon'' style=''background-image:url(./pokemon/548.png)''&gt;&lt;span&gt;548&lt;/span&gt;&lt;/div&gt;&lt;/div&gt;" calcext:value-type="string">
            <text:p>&lt;div class=''entry grass noshiny lucky'' title=''petilil''&gt;&lt;div class=''pokemon'' style=''background-image:url(./pokemon/548.png)''&gt;&lt;span&gt;54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49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grass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54]&amp;&quot; &quot;&amp;IF(ISTEXT([.F554]); [.F554]; IF(ISTEXT([.G554]); [.G554]; &quot;shiny&quot;) &amp; IF(ISTEXT([.H554]); &quot; &quot;&amp;[.H554]; &quot; lucky&quot;))&amp;&quot;'' title=''&quot;&amp;[.C554]&amp;&quot;''&gt;&lt;div class=''pokemon'' style=''background-image:url(./pokemon/&quot;&amp;[.B554]&amp;&quot;.png)''&gt;&lt;span&gt;&quot;&amp;[.A554]&amp;&quot;&lt;/span&gt;&lt;/div&gt;&lt;/div&gt;&quot;" office:value-type="string" office:string-value="&lt;div class=''entry grass noshiny lucky'' title=''lilligant''&gt;&lt;div class=''pokemon'' style=''background-image:url(./pokemon/549.png)''&gt;&lt;span&gt;549&lt;/span&gt;&lt;/div&gt;&lt;/div&gt;" calcext:value-type="string">
            <text:p>&lt;div class=''entry grass noshiny lucky'' title=''lilligant''&gt;&lt;div class=''pokemon'' style=''background-image:url(./pokemon/549.png)''&gt;&lt;span&gt;54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50</text:p>
          </table:table-cell>
          <table:table-cell office:value-type="string" calcext:value-type="string">
            <text:p>basculin</text:p>
          </table:table-cell>
          <table:table-cell office:value-type="string" calcext:value-type="string">
            <text:p>water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55]&amp;&quot; &quot;&amp;IF(ISTEXT([.F555]); [.F555]; IF(ISTEXT([.G555]); [.G555]; &quot;shiny&quot;) &amp; IF(ISTEXT([.H555]); &quot; &quot;&amp;[.H555]; &quot; lucky&quot;))&amp;&quot;'' title=''&quot;&amp;[.C555]&amp;&quot;''&gt;&lt;div class=''pokemon'' style=''background-image:url(./pokemon/&quot;&amp;[.B555]&amp;&quot;.png)''&gt;&lt;span&gt;&quot;&amp;[.A555]&amp;&quot;&lt;/span&gt;&lt;/div&gt;&lt;/div&gt;&quot;" office:value-type="string" office:string-value="&lt;div class=''entry water noshiny lucky'' title=''basculin''&gt;&lt;div class=''pokemon'' style=''background-image:url(./pokemon/550.png)''&gt;&lt;span&gt;550&lt;/span&gt;&lt;/div&gt;&lt;/div&gt;" calcext:value-type="string">
            <text:p>&lt;div class=''entry water noshiny lucky'' title=''basculin''&gt;&lt;div class=''pokemon'' style=''background-image:url(./pokemon/550.png)''&gt;&lt;span&gt;55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51</text:p>
          </table:table-cell>
          <table:table-cell office:value-type="string" calcext:value-type="string">
            <text:p>sandile</text:p>
          </table:table-cell>
          <table:table-cell office:value-type="string" calcext:value-type="string">
            <text:p>ground</text:p>
          </table:table-cell>
          <table:table-cell table:style-name="Default" office:value-type="string" calcext:value-type="string">
            <text:p>dark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56]&amp;&quot; &quot;&amp;IF(ISTEXT([.F556]); [.F556]; IF(ISTEXT([.G556]); [.G556]; &quot;shiny&quot;) &amp; IF(ISTEXT([.H556]); &quot; &quot;&amp;[.H556]; &quot; lucky&quot;))&amp;&quot;'' title=''&quot;&amp;[.C556]&amp;&quot;''&gt;&lt;div class=''pokemon'' style=''background-image:url(./pokemon/&quot;&amp;[.B556]&amp;&quot;.png)''&gt;&lt;span&gt;&quot;&amp;[.A556]&amp;&quot;&lt;/span&gt;&lt;/div&gt;&lt;/div&gt;&quot;" office:value-type="string" office:string-value="&lt;div class=''entry ground noshiny lucky'' title=''sandile''&gt;&lt;div class=''pokemon'' style=''background-image:url(./pokemon/551.png)''&gt;&lt;span&gt;551&lt;/span&gt;&lt;/div&gt;&lt;/div&gt;" calcext:value-type="string">
            <text:p>&lt;div class=''entry ground noshiny lucky'' title=''sandile''&gt;&lt;div class=''pokemon'' style=''background-image:url(./pokemon/551.png)''&gt;&lt;span&gt;55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52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ground</text:p>
          </table:table-cell>
          <table:table-cell table:style-name="Default" office:value-type="string" calcext:value-type="string">
            <text:p>dark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57]&amp;&quot; &quot;&amp;IF(ISTEXT([.F557]); [.F557]; IF(ISTEXT([.G557]); [.G557]; &quot;shiny&quot;) &amp; IF(ISTEXT([.H557]); &quot; &quot;&amp;[.H557]; &quot; lucky&quot;))&amp;&quot;'' title=''&quot;&amp;[.C557]&amp;&quot;''&gt;&lt;div class=''pokemon'' style=''background-image:url(./pokemon/&quot;&amp;[.B557]&amp;&quot;.png)''&gt;&lt;span&gt;&quot;&amp;[.A557]&amp;&quot;&lt;/span&gt;&lt;/div&gt;&lt;/div&gt;&quot;" office:value-type="string" office:string-value="&lt;div class=''entry ground noshiny lucky'' title=''krokorok''&gt;&lt;div class=''pokemon'' style=''background-image:url(./pokemon/552.png)''&gt;&lt;span&gt;552&lt;/span&gt;&lt;/div&gt;&lt;/div&gt;" calcext:value-type="string">
            <text:p>&lt;div class=''entry ground noshiny lucky'' title=''krokorok''&gt;&lt;div class=''pokemon'' style=''background-image:url(./pokemon/552.png)''&gt;&lt;span&gt;55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53</text:p>
          </table:table-cell>
          <table:table-cell office:value-type="string" calcext:value-type="string">
            <text:p>krookodile</text:p>
          </table:table-cell>
          <table:table-cell office:value-type="string" calcext:value-type="string">
            <text:p>ground</text:p>
          </table:table-cell>
          <table:table-cell table:style-name="Default" office:value-type="string" calcext:value-type="string">
            <text:p>dark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58]&amp;&quot; &quot;&amp;IF(ISTEXT([.F558]); [.F558]; IF(ISTEXT([.G558]); [.G558]; &quot;shiny&quot;) &amp; IF(ISTEXT([.H558]); &quot; &quot;&amp;[.H558]; &quot; lucky&quot;))&amp;&quot;'' title=''&quot;&amp;[.C558]&amp;&quot;''&gt;&lt;div class=''pokemon'' style=''background-image:url(./pokemon/&quot;&amp;[.B558]&amp;&quot;.png)''&gt;&lt;span&gt;&quot;&amp;[.A558]&amp;&quot;&lt;/span&gt;&lt;/div&gt;&lt;/div&gt;&quot;" office:value-type="string" office:string-value="&lt;div class=''entry ground noshiny lucky'' title=''krookodile''&gt;&lt;div class=''pokemon'' style=''background-image:url(./pokemon/553.png)''&gt;&lt;span&gt;553&lt;/span&gt;&lt;/div&gt;&lt;/div&gt;" calcext:value-type="string">
            <text:p>&lt;div class=''entry ground noshiny lucky'' title=''krookodile''&gt;&lt;div class=''pokemon'' style=''background-image:url(./pokemon/553.png)''&gt;&lt;span&gt;55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54</text:p>
          </table:table-cell>
          <table:table-cell office:value-type="string" calcext:value-type="string">
            <text:p>darumaka</text:p>
          </table:table-cell>
          <table:table-cell office:value-type="string" calcext:value-type="string">
            <text:p>fire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59]&amp;&quot; &quot;&amp;IF(ISTEXT([.F559]); [.F559]; IF(ISTEXT([.G559]); [.G559]; &quot;shiny&quot;) &amp; IF(ISTEXT([.H559]); &quot; &quot;&amp;[.H559]; &quot; lucky&quot;))&amp;&quot;'' title=''&quot;&amp;[.C559]&amp;&quot;''&gt;&lt;div class=''pokemon'' style=''background-image:url(./pokemon/&quot;&amp;[.B559]&amp;&quot;.png)''&gt;&lt;span&gt;&quot;&amp;[.A559]&amp;&quot;&lt;/span&gt;&lt;/div&gt;&lt;/div&gt;&quot;" office:value-type="string" office:string-value="&lt;div class=''entry fire missingshiny lucky'' title=''darumaka''&gt;&lt;div class=''pokemon'' style=''background-image:url(./pokemon/554.png)''&gt;&lt;span&gt;554&lt;/span&gt;&lt;/div&gt;&lt;/div&gt;" calcext:value-type="string">
            <text:p>&lt;div class=''entry fire missingshiny lucky'' title=''darumaka''&gt;&lt;div class=''pokemon'' style=''background-image:url(./pokemon/554.png)''&gt;&lt;span&gt;55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55</text:p>
          </table:table-cell>
          <table:table-cell office:value-type="string" calcext:value-type="string">
            <text:p>darmanitan</text:p>
          </table:table-cell>
          <table:table-cell office:value-type="string" calcext:value-type="string">
            <text:p>fire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60]&amp;&quot; &quot;&amp;IF(ISTEXT([.F560]); [.F560]; IF(ISTEXT([.G560]); [.G560]; &quot;shiny&quot;) &amp; IF(ISTEXT([.H560]); &quot; &quot;&amp;[.H560]; &quot; lucky&quot;))&amp;&quot;'' title=''&quot;&amp;[.C560]&amp;&quot;''&gt;&lt;div class=''pokemon'' style=''background-image:url(./pokemon/&quot;&amp;[.B560]&amp;&quot;.png)''&gt;&lt;span&gt;&quot;&amp;[.A560]&amp;&quot;&lt;/span&gt;&lt;/div&gt;&lt;/div&gt;&quot;" office:value-type="string" office:string-value="&lt;div class=''entry fire missingshiny lucky'' title=''darmanitan''&gt;&lt;div class=''pokemon'' style=''background-image:url(./pokemon/555.png)''&gt;&lt;span&gt;555&lt;/span&gt;&lt;/div&gt;&lt;/div&gt;" calcext:value-type="string">
            <text:p>&lt;div class=''entry fire missingshiny lucky'' title=''darmanitan''&gt;&lt;div class=''pokemon'' style=''background-image:url(./pokemon/555.png)''&gt;&lt;span&gt;55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56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grass</text:p>
          </table:table-cell>
          <table:table-cell table:style-name="Default"/>
          <table:table-cell office:value-type="string" calcext:value-type="string">
            <text:p>missing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561]&amp;&quot; &quot;&amp;IF(ISTEXT([.F561]); [.F561]; IF(ISTEXT([.G561]); [.G561]; &quot;shiny&quot;) &amp; IF(ISTEXT([.H561]); &quot; &quot;&amp;[.H561]; &quot; lucky&quot;))&amp;&quot;'' title=''&quot;&amp;[.C561]&amp;&quot;''&gt;&lt;div class=''pokemon'' style=''background-image:url(./pokemon/&quot;&amp;[.B561]&amp;&quot;.png)''&gt;&lt;span&gt;&quot;&amp;[.A561]&amp;&quot;&lt;/span&gt;&lt;/div&gt;&lt;/div&gt;&quot;" office:value-type="string" office:string-value="&lt;div class=''entry grass missing'' title=''maractus''&gt;&lt;div class=''pokemon'' style=''background-image:url(./pokemon/556.png)''&gt;&lt;span&gt;556&lt;/span&gt;&lt;/div&gt;&lt;/div&gt;" calcext:value-type="string">
            <text:p>&lt;div class=''entry grass missing'' title=''maractus''&gt;&lt;div class=''pokemon'' style=''background-image:url(./pokemon/556.png)''&gt;&lt;span&gt;55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57</text:p>
          </table:table-cell>
          <table:table-cell office:value-type="string" calcext:value-type="string">
            <text:p>dwebble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rock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62]&amp;&quot; &quot;&amp;IF(ISTEXT([.F562]); [.F562]; IF(ISTEXT([.G562]); [.G562]; &quot;shiny&quot;) &amp; IF(ISTEXT([.H562]); &quot; &quot;&amp;[.H562]; &quot; lucky&quot;))&amp;&quot;'' title=''&quot;&amp;[.C562]&amp;&quot;''&gt;&lt;div class=''pokemon'' style=''background-image:url(./pokemon/&quot;&amp;[.B562]&amp;&quot;.png)''&gt;&lt;span&gt;&quot;&amp;[.A562]&amp;&quot;&lt;/span&gt;&lt;/div&gt;&lt;/div&gt;&quot;" office:value-type="string" office:string-value="&lt;div class=''entry bug missingshiny lucky'' title=''dwebble''&gt;&lt;div class=''pokemon'' style=''background-image:url(./pokemon/557.png)''&gt;&lt;span&gt;557&lt;/span&gt;&lt;/div&gt;&lt;/div&gt;" calcext:value-type="string">
            <text:p>&lt;div class=''entry bug missingshiny lucky'' title=''dwebble''&gt;&lt;div class=''pokemon'' style=''background-image:url(./pokemon/557.png)''&gt;&lt;span&gt;55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58</text:p>
          </table:table-cell>
          <table:table-cell office:value-type="string" calcext:value-type="string">
            <text:p>crustle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rock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63]&amp;&quot; &quot;&amp;IF(ISTEXT([.F563]); [.F563]; IF(ISTEXT([.G563]); [.G563]; &quot;shiny&quot;) &amp; IF(ISTEXT([.H563]); &quot; &quot;&amp;[.H563]; &quot; lucky&quot;))&amp;&quot;'' title=''&quot;&amp;[.C563]&amp;&quot;''&gt;&lt;div class=''pokemon'' style=''background-image:url(./pokemon/&quot;&amp;[.B563]&amp;&quot;.png)''&gt;&lt;span&gt;&quot;&amp;[.A563]&amp;&quot;&lt;/span&gt;&lt;/div&gt;&lt;/div&gt;&quot;" office:value-type="string" office:string-value="&lt;div class=''entry bug missingshiny lucky'' title=''crustle''&gt;&lt;div class=''pokemon'' style=''background-image:url(./pokemon/558.png)''&gt;&lt;span&gt;558&lt;/span&gt;&lt;/div&gt;&lt;/div&gt;" calcext:value-type="string">
            <text:p>&lt;div class=''entry bug missingshiny lucky'' title=''crustle''&gt;&lt;div class=''pokemon'' style=''background-image:url(./pokemon/558.png)''&gt;&lt;span&gt;55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59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fight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64]&amp;&quot; &quot;&amp;IF(ISTEXT([.F564]); [.F564]; IF(ISTEXT([.G564]); [.G564]; &quot;shiny&quot;) &amp; IF(ISTEXT([.H564]); &quot; &quot;&amp;[.H564]; &quot; lucky&quot;))&amp;&quot;'' title=''&quot;&amp;[.C564]&amp;&quot;''&gt;&lt;div class=''pokemon'' style=''background-image:url(./pokemon/&quot;&amp;[.B564]&amp;&quot;.png)''&gt;&lt;span&gt;&quot;&amp;[.A564]&amp;&quot;&lt;/span&gt;&lt;/div&gt;&lt;/div&gt;&quot;" office:value-type="string" office:string-value="&lt;div class=''entry dark noshiny lucky'' title=''scraggy''&gt;&lt;div class=''pokemon'' style=''background-image:url(./pokemon/559.png)''&gt;&lt;span&gt;559&lt;/span&gt;&lt;/div&gt;&lt;/div&gt;" calcext:value-type="string">
            <text:p>&lt;div class=''entry dark noshiny lucky'' title=''scraggy''&gt;&lt;div class=''pokemon'' style=''background-image:url(./pokemon/559.png)''&gt;&lt;span&gt;55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60</text:p>
          </table:table-cell>
          <table:table-cell office:value-type="string" calcext:value-type="string">
            <text:p>scrafty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fight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65]&amp;&quot; &quot;&amp;IF(ISTEXT([.F565]); [.F565]; IF(ISTEXT([.G565]); [.G565]; &quot;shiny&quot;) &amp; IF(ISTEXT([.H565]); &quot; &quot;&amp;[.H565]; &quot; lucky&quot;))&amp;&quot;'' title=''&quot;&amp;[.C565]&amp;&quot;''&gt;&lt;div class=''pokemon'' style=''background-image:url(./pokemon/&quot;&amp;[.B565]&amp;&quot;.png)''&gt;&lt;span&gt;&quot;&amp;[.A565]&amp;&quot;&lt;/span&gt;&lt;/div&gt;&lt;/div&gt;&quot;" office:value-type="string" office:string-value="&lt;div class=''entry dark noshiny lucky'' title=''scrafty''&gt;&lt;div class=''pokemon'' style=''background-image:url(./pokemon/560.png)''&gt;&lt;span&gt;560&lt;/span&gt;&lt;/div&gt;&lt;/div&gt;" calcext:value-type="string">
            <text:p>&lt;div class=''entry dark noshiny lucky'' title=''scrafty''&gt;&lt;div class=''pokemon'' style=''background-image:url(./pokemon/560.png)''&gt;&lt;span&gt;56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61</text:p>
          </table:table-cell>
          <table:table-cell office:value-type="string" calcext:value-type="string">
            <text:p>sigilyph</text:p>
          </table:table-cell>
          <table:table-cell office:value-type="string" calcext:value-type="string">
            <text:p>psychic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66]&amp;&quot; &quot;&amp;IF(ISTEXT([.F566]); [.F566]; IF(ISTEXT([.G566]); [.G566]; &quot;shiny&quot;) &amp; IF(ISTEXT([.H566]); &quot; &quot;&amp;[.H566]; &quot; lucky&quot;))&amp;&quot;'' title=''&quot;&amp;[.C566]&amp;&quot;''&gt;&lt;div class=''pokemon'' style=''background-image:url(./pokemon/&quot;&amp;[.B566]&amp;&quot;.png)''&gt;&lt;span&gt;&quot;&amp;[.A566]&amp;&quot;&lt;/span&gt;&lt;/div&gt;&lt;/div&gt;&quot;" office:value-type="string" office:string-value="&lt;div class=''entry psychic noshiny lucky'' title=''sigilyph''&gt;&lt;div class=''pokemon'' style=''background-image:url(./pokemon/561.png)''&gt;&lt;span&gt;561&lt;/span&gt;&lt;/div&gt;&lt;/div&gt;" calcext:value-type="string">
            <text:p>&lt;div class=''entry psychic noshiny lucky'' title=''sigilyph''&gt;&lt;div class=''pokemon'' style=''background-image:url(./pokemon/561.png)''&gt;&lt;span&gt;56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62</text:p>
          </table:table-cell>
          <table:table-cell office:value-type="string" calcext:value-type="string">
            <text:p>yamask</text:p>
          </table:table-cell>
          <table:table-cell office:value-type="string" calcext:value-type="string">
            <text:p>ghost</text:p>
          </table:table-cell>
          <table:table-cell table:style-name="Default"/>
          <table:table-cell table:number-columns-repeated="4"/>
          <table:table-cell table:formula="of:=&quot;&lt;div class=''entry &quot;&amp;[.D567]&amp;&quot; &quot;&amp;IF(ISTEXT([.F567]); [.F567]; IF(ISTEXT([.G567]); [.G567]; &quot;shiny&quot;) &amp; IF(ISTEXT([.H567]); &quot; &quot;&amp;[.H567]; &quot; lucky&quot;))&amp;&quot;'' title=''&quot;&amp;[.C567]&amp;&quot;''&gt;&lt;div class=''pokemon'' style=''background-image:url(./pokemon/&quot;&amp;[.B567]&amp;&quot;.png)''&gt;&lt;span&gt;&quot;&amp;[.A567]&amp;&quot;&lt;/span&gt;&lt;/div&gt;&lt;/div&gt;&quot;" office:value-type="string" office:string-value="&lt;div class=''entry ghost shiny lucky'' title=''yamask''&gt;&lt;div class=''pokemon'' style=''background-image:url(./pokemon/562.png)''&gt;&lt;span&gt;562&lt;/span&gt;&lt;/div&gt;&lt;/div&gt;" calcext:value-type="string">
            <text:p>&lt;div class=''entry ghost shiny lucky'' title=''yamask''&gt;&lt;div class=''pokemon'' style=''background-image:url(./pokemon/562.png)''&gt;&lt;span&gt;56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63</text:p>
          </table:table-cell>
          <table:table-cell office:value-type="string" calcext:value-type="string">
            <text:p>cofagrigus</text:p>
          </table:table-cell>
          <table:table-cell office:value-type="string" calcext:value-type="string">
            <text:p>ghost</text:p>
          </table:table-cell>
          <table:table-cell table:style-name="Default"/>
          <table:table-cell table:number-columns-repeated="4"/>
          <table:table-cell table:formula="of:=&quot;&lt;div class=''entry &quot;&amp;[.D568]&amp;&quot; &quot;&amp;IF(ISTEXT([.F568]); [.F568]; IF(ISTEXT([.G568]); [.G568]; &quot;shiny&quot;) &amp; IF(ISTEXT([.H568]); &quot; &quot;&amp;[.H568]; &quot; lucky&quot;))&amp;&quot;'' title=''&quot;&amp;[.C568]&amp;&quot;''&gt;&lt;div class=''pokemon'' style=''background-image:url(./pokemon/&quot;&amp;[.B568]&amp;&quot;.png)''&gt;&lt;span&gt;&quot;&amp;[.A568]&amp;&quot;&lt;/span&gt;&lt;/div&gt;&lt;/div&gt;&quot;" office:value-type="string" office:string-value="&lt;div class=''entry ghost shiny lucky'' title=''cofagrigus''&gt;&lt;div class=''pokemon'' style=''background-image:url(./pokemon/563.png)''&gt;&lt;span&gt;563&lt;/span&gt;&lt;/div&gt;&lt;/div&gt;" calcext:value-type="string">
            <text:p>&lt;div class=''entry ghost shiny lucky'' title=''cofagrigus''&gt;&lt;div class=''pokemon'' style=''background-image:url(./pokemon/563.png)''&gt;&lt;span&gt;56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64</text:p>
          </table:table-cell>
          <table:table-cell office:value-type="string" calcext:value-type="string">
            <text:p>tirtouga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rock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69]&amp;&quot; &quot;&amp;IF(ISTEXT([.F569]); [.F569]; IF(ISTEXT([.G569]); [.G569]; &quot;shiny&quot;) &amp; IF(ISTEXT([.H569]); &quot; &quot;&amp;[.H569]; &quot; lucky&quot;))&amp;&quot;'' title=''&quot;&amp;[.C569]&amp;&quot;''&gt;&lt;div class=''pokemon'' style=''background-image:url(./pokemon/&quot;&amp;[.B569]&amp;&quot;.png)''&gt;&lt;span&gt;&quot;&amp;[.A569]&amp;&quot;&lt;/span&gt;&lt;/div&gt;&lt;/div&gt;&quot;" office:value-type="string" office:string-value="&lt;div class=''entry water missingshiny lucky'' title=''tirtouga''&gt;&lt;div class=''pokemon'' style=''background-image:url(./pokemon/564.png)''&gt;&lt;span&gt;564&lt;/span&gt;&lt;/div&gt;&lt;/div&gt;" calcext:value-type="string">
            <text:p>&lt;div class=''entry water missingshiny lucky'' title=''tirtouga''&gt;&lt;div class=''pokemon'' style=''background-image:url(./pokemon/564.png)''&gt;&lt;span&gt;56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65</text:p>
          </table:table-cell>
          <table:table-cell office:value-type="string" calcext:value-type="string">
            <text:p>carracosta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rock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70]&amp;&quot; &quot;&amp;IF(ISTEXT([.F570]); [.F570]; IF(ISTEXT([.G570]); [.G570]; &quot;shiny&quot;) &amp; IF(ISTEXT([.H570]); &quot; &quot;&amp;[.H570]; &quot; lucky&quot;))&amp;&quot;'' title=''&quot;&amp;[.C570]&amp;&quot;''&gt;&lt;div class=''pokemon'' style=''background-image:url(./pokemon/&quot;&amp;[.B570]&amp;&quot;.png)''&gt;&lt;span&gt;&quot;&amp;[.A570]&amp;&quot;&lt;/span&gt;&lt;/div&gt;&lt;/div&gt;&quot;" office:value-type="string" office:string-value="&lt;div class=''entry water missingshiny lucky'' title=''carracosta''&gt;&lt;div class=''pokemon'' style=''background-image:url(./pokemon/565.png)''&gt;&lt;span&gt;565&lt;/span&gt;&lt;/div&gt;&lt;/div&gt;" calcext:value-type="string">
            <text:p>&lt;div class=''entry water missingshiny lucky'' title=''carracosta''&gt;&lt;div class=''pokemon'' style=''background-image:url(./pokemon/565.png)''&gt;&lt;span&gt;56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66</text:p>
          </table:table-cell>
          <table:table-cell office:value-type="string" calcext:value-type="string">
            <text:p>archen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71]&amp;&quot; &quot;&amp;IF(ISTEXT([.F571]); [.F571]; IF(ISTEXT([.G571]); [.G571]; &quot;shiny&quot;) &amp; IF(ISTEXT([.H571]); &quot; &quot;&amp;[.H571]; &quot; lucky&quot;))&amp;&quot;'' title=''&quot;&amp;[.C571]&amp;&quot;''&gt;&lt;div class=''pokemon'' style=''background-image:url(./pokemon/&quot;&amp;[.B571]&amp;&quot;.png)''&gt;&lt;span&gt;&quot;&amp;[.A571]&amp;&quot;&lt;/span&gt;&lt;/div&gt;&lt;/div&gt;&quot;" office:value-type="string" office:string-value="&lt;div class=''entry rock missingshiny lucky'' title=''archen''&gt;&lt;div class=''pokemon'' style=''background-image:url(./pokemon/566.png)''&gt;&lt;span&gt;566&lt;/span&gt;&lt;/div&gt;&lt;/div&gt;" calcext:value-type="string">
            <text:p>&lt;div class=''entry rock missingshiny lucky'' title=''archen''&gt;&lt;div class=''pokemon'' style=''background-image:url(./pokemon/566.png)''&gt;&lt;span&gt;56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67</text:p>
          </table:table-cell>
          <table:table-cell office:value-type="string" calcext:value-type="string">
            <text:p>archeops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72]&amp;&quot; &quot;&amp;IF(ISTEXT([.F572]); [.F572]; IF(ISTEXT([.G572]); [.G572]; &quot;shiny&quot;) &amp; IF(ISTEXT([.H572]); &quot; &quot;&amp;[.H572]; &quot; lucky&quot;))&amp;&quot;'' title=''&quot;&amp;[.C572]&amp;&quot;''&gt;&lt;div class=''pokemon'' style=''background-image:url(./pokemon/&quot;&amp;[.B572]&amp;&quot;.png)''&gt;&lt;span&gt;&quot;&amp;[.A572]&amp;&quot;&lt;/span&gt;&lt;/div&gt;&lt;/div&gt;&quot;" office:value-type="string" office:string-value="&lt;div class=''entry rock missingshiny lucky'' title=''archeops''&gt;&lt;div class=''pokemon'' style=''background-image:url(./pokemon/567.png)''&gt;&lt;span&gt;567&lt;/span&gt;&lt;/div&gt;&lt;/div&gt;" calcext:value-type="string">
            <text:p>&lt;div class=''entry rock missingshiny lucky'' title=''archeops''&gt;&lt;div class=''pokemon'' style=''background-image:url(./pokemon/567.png)''&gt;&lt;span&gt;56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68</text:p>
          </table:table-cell>
          <table:table-cell office:value-type="string" calcext:value-type="string">
            <text:p>trubbish</text:p>
          </table:table-cell>
          <table:table-cell office:value-type="string" calcext:value-type="string">
            <text:p>poison</text:p>
          </table:table-cell>
          <table:table-cell table:style-name="Default"/>
          <table:table-cell table:number-columns-repeated="4"/>
          <table:table-cell table:formula="of:=&quot;&lt;div class=''entry &quot;&amp;[.D573]&amp;&quot; &quot;&amp;IF(ISTEXT([.F573]); [.F573]; IF(ISTEXT([.G573]); [.G573]; &quot;shiny&quot;) &amp; IF(ISTEXT([.H573]); &quot; &quot;&amp;[.H573]; &quot; lucky&quot;))&amp;&quot;'' title=''&quot;&amp;[.C573]&amp;&quot;''&gt;&lt;div class=''pokemon'' style=''background-image:url(./pokemon/&quot;&amp;[.B573]&amp;&quot;.png)''&gt;&lt;span&gt;&quot;&amp;[.A573]&amp;&quot;&lt;/span&gt;&lt;/div&gt;&lt;/div&gt;&quot;" office:value-type="string" office:string-value="&lt;div class=''entry poison shiny lucky'' title=''trubbish''&gt;&lt;div class=''pokemon'' style=''background-image:url(./pokemon/568.png)''&gt;&lt;span&gt;568&lt;/span&gt;&lt;/div&gt;&lt;/div&gt;" calcext:value-type="string">
            <text:p>&lt;div class=''entry poison shiny lucky'' title=''trubbish''&gt;&lt;div class=''pokemon'' style=''background-image:url(./pokemon/568.png)''&gt;&lt;span&gt;56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69</text:p>
          </table:table-cell>
          <table:table-cell office:value-type="string" calcext:value-type="string">
            <text:p>garbodor</text:p>
          </table:table-cell>
          <table:table-cell office:value-type="string" calcext:value-type="string">
            <text:p>poison</text:p>
          </table:table-cell>
          <table:table-cell table:style-name="Default"/>
          <table:table-cell table:number-columns-repeated="4"/>
          <table:table-cell table:formula="of:=&quot;&lt;div class=''entry &quot;&amp;[.D574]&amp;&quot; &quot;&amp;IF(ISTEXT([.F574]); [.F574]; IF(ISTEXT([.G574]); [.G574]; &quot;shiny&quot;) &amp; IF(ISTEXT([.H574]); &quot; &quot;&amp;[.H574]; &quot; lucky&quot;))&amp;&quot;'' title=''&quot;&amp;[.C574]&amp;&quot;''&gt;&lt;div class=''pokemon'' style=''background-image:url(./pokemon/&quot;&amp;[.B574]&amp;&quot;.png)''&gt;&lt;span&gt;&quot;&amp;[.A574]&amp;&quot;&lt;/span&gt;&lt;/div&gt;&lt;/div&gt;&quot;" office:value-type="string" office:string-value="&lt;div class=''entry poison shiny lucky'' title=''garbodor''&gt;&lt;div class=''pokemon'' style=''background-image:url(./pokemon/569.png)''&gt;&lt;span&gt;569&lt;/span&gt;&lt;/div&gt;&lt;/div&gt;" calcext:value-type="string">
            <text:p>&lt;div class=''entry poison shiny lucky'' title=''garbodor''&gt;&lt;div class=''pokemon'' style=''background-image:url(./pokemon/569.png)''&gt;&lt;span&gt;56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7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dark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75]&amp;&quot; &quot;&amp;IF(ISTEXT([.F575]); [.F575]; IF(ISTEXT([.G575]); [.G575]; &quot;shiny&quot;) &amp; IF(ISTEXT([.H575]); &quot; &quot;&amp;[.H575]; &quot; lucky&quot;))&amp;&quot;'' title=''&quot;&amp;[.C575]&amp;&quot;''&gt;&lt;div class=''pokemon'' style=''background-image:url(./pokemon/&quot;&amp;[.B575]&amp;&quot;.png)''&gt;&lt;span&gt;&quot;&amp;[.A575]&amp;&quot;&lt;/span&gt;&lt;/div&gt;&lt;/div&gt;&quot;" office:value-type="string" office:string-value="&lt;div class=''entry dark noshiny lucky'' title=''zorua''&gt;&lt;div class=''pokemon'' style=''background-image:url(./pokemon/570.png)''&gt;&lt;span&gt;570&lt;/span&gt;&lt;/div&gt;&lt;/div&gt;" calcext:value-type="string">
            <text:p>&lt;div class=''entry dark noshiny lucky'' title=''zorua''&gt;&lt;div class=''pokemon'' style=''background-image:url(./pokemon/570.png)''&gt;&lt;span&gt;57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71</text:p>
          </table:table-cell>
          <table:table-cell office:value-type="string" calcext:value-type="string">
            <text:p>zoroark</text:p>
          </table:table-cell>
          <table:table-cell office:value-type="string" calcext:value-type="string">
            <text:p>dark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76]&amp;&quot; &quot;&amp;IF(ISTEXT([.F576]); [.F576]; IF(ISTEXT([.G576]); [.G576]; &quot;shiny&quot;) &amp; IF(ISTEXT([.H576]); &quot; &quot;&amp;[.H576]; &quot; lucky&quot;))&amp;&quot;'' title=''&quot;&amp;[.C576]&amp;&quot;''&gt;&lt;div class=''pokemon'' style=''background-image:url(./pokemon/&quot;&amp;[.B576]&amp;&quot;.png)''&gt;&lt;span&gt;&quot;&amp;[.A576]&amp;&quot;&lt;/span&gt;&lt;/div&gt;&lt;/div&gt;&quot;" office:value-type="string" office:string-value="&lt;div class=''entry dark noshiny lucky'' title=''zoroark''&gt;&lt;div class=''pokemon'' style=''background-image:url(./pokemon/571.png)''&gt;&lt;span&gt;571&lt;/span&gt;&lt;/div&gt;&lt;/div&gt;" calcext:value-type="string">
            <text:p>&lt;div class=''entry dark noshiny lucky'' title=''zoroark''&gt;&lt;div class=''pokemon'' style=''background-image:url(./pokemon/571.png)''&gt;&lt;span&gt;57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72</text:p>
          </table:table-cell>
          <table:table-cell office:value-type="string" calcext:value-type="string">
            <text:p>minccino</text:p>
          </table:table-cell>
          <table:table-cell office:value-type="string" calcext:value-type="string">
            <text:p>normal</text:p>
          </table:table-cell>
          <table:table-cell table:style-name="Default"/>
          <table:table-cell table:number-columns-repeated="4"/>
          <table:table-cell table:formula="of:=&quot;&lt;div class=''entry &quot;&amp;[.D577]&amp;&quot; &quot;&amp;IF(ISTEXT([.F577]); [.F577]; IF(ISTEXT([.G577]); [.G577]; &quot;shiny&quot;) &amp; IF(ISTEXT([.H577]); &quot; &quot;&amp;[.H577]; &quot; lucky&quot;))&amp;&quot;'' title=''&quot;&amp;[.C577]&amp;&quot;''&gt;&lt;div class=''pokemon'' style=''background-image:url(./pokemon/&quot;&amp;[.B577]&amp;&quot;.png)''&gt;&lt;span&gt;&quot;&amp;[.A577]&amp;&quot;&lt;/span&gt;&lt;/div&gt;&lt;/div&gt;&quot;" office:value-type="string" office:string-value="&lt;div class=''entry normal shiny lucky'' title=''minccino''&gt;&lt;div class=''pokemon'' style=''background-image:url(./pokemon/572.png)''&gt;&lt;span&gt;572&lt;/span&gt;&lt;/div&gt;&lt;/div&gt;" calcext:value-type="string">
            <text:p>&lt;div class=''entry normal shiny lucky'' title=''minccino''&gt;&lt;div class=''pokemon'' style=''background-image:url(./pokemon/572.png)''&gt;&lt;span&gt;57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73</text:p>
          </table:table-cell>
          <table:table-cell office:value-type="string" calcext:value-type="string">
            <text:p>cinccino</text:p>
          </table:table-cell>
          <table:table-cell office:value-type="string" calcext:value-type="string">
            <text:p>normal</text:p>
          </table:table-cell>
          <table:table-cell table:style-name="Default"/>
          <table:table-cell table:number-columns-repeated="4"/>
          <table:table-cell table:formula="of:=&quot;&lt;div class=''entry &quot;&amp;[.D578]&amp;&quot; &quot;&amp;IF(ISTEXT([.F578]); [.F578]; IF(ISTEXT([.G578]); [.G578]; &quot;shiny&quot;) &amp; IF(ISTEXT([.H578]); &quot; &quot;&amp;[.H578]; &quot; lucky&quot;))&amp;&quot;'' title=''&quot;&amp;[.C578]&amp;&quot;''&gt;&lt;div class=''pokemon'' style=''background-image:url(./pokemon/&quot;&amp;[.B578]&amp;&quot;.png)''&gt;&lt;span&gt;&quot;&amp;[.A578]&amp;&quot;&lt;/span&gt;&lt;/div&gt;&lt;/div&gt;&quot;" office:value-type="string" office:string-value="&lt;div class=''entry normal shiny lucky'' title=''cinccino''&gt;&lt;div class=''pokemon'' style=''background-image:url(./pokemon/573.png)''&gt;&lt;span&gt;573&lt;/span&gt;&lt;/div&gt;&lt;/div&gt;" calcext:value-type="string">
            <text:p>&lt;div class=''entry normal shiny lucky'' title=''cinccino''&gt;&lt;div class=''pokemon'' style=''background-image:url(./pokemon/573.png)''&gt;&lt;span&gt;57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74</text:p>
          </table:table-cell>
          <table:table-cell office:value-type="string" calcext:value-type="string">
            <text:p>gothita</text:p>
          </table:table-cell>
          <table:table-cell office:value-type="string" calcext:value-type="string">
            <text:p>psychic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79]&amp;&quot; &quot;&amp;IF(ISTEXT([.F579]); [.F579]; IF(ISTEXT([.G579]); [.G579]; &quot;shiny&quot;) &amp; IF(ISTEXT([.H579]); &quot; &quot;&amp;[.H579]; &quot; lucky&quot;))&amp;&quot;'' title=''&quot;&amp;[.C579]&amp;&quot;''&gt;&lt;div class=''pokemon'' style=''background-image:url(./pokemon/&quot;&amp;[.B579]&amp;&quot;.png)''&gt;&lt;span&gt;&quot;&amp;[.A579]&amp;&quot;&lt;/span&gt;&lt;/div&gt;&lt;/div&gt;&quot;" office:value-type="string" office:string-value="&lt;div class=''entry psychic noshiny lucky'' title=''gothita''&gt;&lt;div class=''pokemon'' style=''background-image:url(./pokemon/574.png)''&gt;&lt;span&gt;574&lt;/span&gt;&lt;/div&gt;&lt;/div&gt;" calcext:value-type="string">
            <text:p>&lt;div class=''entry psychic noshiny lucky'' title=''gothita''&gt;&lt;div class=''pokemon'' style=''background-image:url(./pokemon/574.png)''&gt;&lt;span&gt;57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75</text:p>
          </table:table-cell>
          <table:table-cell office:value-type="string" calcext:value-type="string">
            <text:p>gothorita</text:p>
          </table:table-cell>
          <table:table-cell office:value-type="string" calcext:value-type="string">
            <text:p>psychic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80]&amp;&quot; &quot;&amp;IF(ISTEXT([.F580]); [.F580]; IF(ISTEXT([.G580]); [.G580]; &quot;shiny&quot;) &amp; IF(ISTEXT([.H580]); &quot; &quot;&amp;[.H580]; &quot; lucky&quot;))&amp;&quot;'' title=''&quot;&amp;[.C580]&amp;&quot;''&gt;&lt;div class=''pokemon'' style=''background-image:url(./pokemon/&quot;&amp;[.B580]&amp;&quot;.png)''&gt;&lt;span&gt;&quot;&amp;[.A580]&amp;&quot;&lt;/span&gt;&lt;/div&gt;&lt;/div&gt;&quot;" office:value-type="string" office:string-value="&lt;div class=''entry psychic noshiny lucky'' title=''gothorita''&gt;&lt;div class=''pokemon'' style=''background-image:url(./pokemon/575.png)''&gt;&lt;span&gt;575&lt;/span&gt;&lt;/div&gt;&lt;/div&gt;" calcext:value-type="string">
            <text:p>&lt;div class=''entry psychic noshiny lucky'' title=''gothorita''&gt;&lt;div class=''pokemon'' style=''background-image:url(./pokemon/575.png)''&gt;&lt;span&gt;57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76</text:p>
          </table:table-cell>
          <table:table-cell office:value-type="string" calcext:value-type="string">
            <text:p>gothitelle</text:p>
          </table:table-cell>
          <table:table-cell office:value-type="string" calcext:value-type="string">
            <text:p>psychic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81]&amp;&quot; &quot;&amp;IF(ISTEXT([.F581]); [.F581]; IF(ISTEXT([.G581]); [.G581]; &quot;shiny&quot;) &amp; IF(ISTEXT([.H581]); &quot; &quot;&amp;[.H581]; &quot; lucky&quot;))&amp;&quot;'' title=''&quot;&amp;[.C581]&amp;&quot;''&gt;&lt;div class=''pokemon'' style=''background-image:url(./pokemon/&quot;&amp;[.B581]&amp;&quot;.png)''&gt;&lt;span&gt;&quot;&amp;[.A581]&amp;&quot;&lt;/span&gt;&lt;/div&gt;&lt;/div&gt;&quot;" office:value-type="string" office:string-value="&lt;div class=''entry psychic noshiny lucky'' title=''gothitelle''&gt;&lt;div class=''pokemon'' style=''background-image:url(./pokemon/576.png)''&gt;&lt;span&gt;576&lt;/span&gt;&lt;/div&gt;&lt;/div&gt;" calcext:value-type="string">
            <text:p>&lt;div class=''entry psychic noshiny lucky'' title=''gothitelle''&gt;&lt;div class=''pokemon'' style=''background-image:url(./pokemon/576.png)''&gt;&lt;span&gt;57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77</text:p>
          </table:table-cell>
          <table:table-cell office:value-type="string" calcext:value-type="string">
            <text:p>solosis</text:p>
          </table:table-cell>
          <table:table-cell office:value-type="string" calcext:value-type="string">
            <text:p>psychic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82]&amp;&quot; &quot;&amp;IF(ISTEXT([.F582]); [.F582]; IF(ISTEXT([.G582]); [.G582]; &quot;shiny&quot;) &amp; IF(ISTEXT([.H582]); &quot; &quot;&amp;[.H582]; &quot; lucky&quot;))&amp;&quot;'' title=''&quot;&amp;[.C582]&amp;&quot;''&gt;&lt;div class=''pokemon'' style=''background-image:url(./pokemon/&quot;&amp;[.B582]&amp;&quot;.png)''&gt;&lt;span&gt;&quot;&amp;[.A582]&amp;&quot;&lt;/span&gt;&lt;/div&gt;&lt;/div&gt;&quot;" office:value-type="string" office:string-value="&lt;div class=''entry psychic noshiny lucky'' title=''solosis''&gt;&lt;div class=''pokemon'' style=''background-image:url(./pokemon/577.png)''&gt;&lt;span&gt;577&lt;/span&gt;&lt;/div&gt;&lt;/div&gt;" calcext:value-type="string">
            <text:p>&lt;div class=''entry psychic noshiny lucky'' title=''solosis''&gt;&lt;div class=''pokemon'' style=''background-image:url(./pokemon/577.png)''&gt;&lt;span&gt;57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78</text:p>
          </table:table-cell>
          <table:table-cell office:value-type="string" calcext:value-type="string">
            <text:p>duosion</text:p>
          </table:table-cell>
          <table:table-cell office:value-type="string" calcext:value-type="string">
            <text:p>psychic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83]&amp;&quot; &quot;&amp;IF(ISTEXT([.F583]); [.F583]; IF(ISTEXT([.G583]); [.G583]; &quot;shiny&quot;) &amp; IF(ISTEXT([.H583]); &quot; &quot;&amp;[.H583]; &quot; lucky&quot;))&amp;&quot;'' title=''&quot;&amp;[.C583]&amp;&quot;''&gt;&lt;div class=''pokemon'' style=''background-image:url(./pokemon/&quot;&amp;[.B583]&amp;&quot;.png)''&gt;&lt;span&gt;&quot;&amp;[.A583]&amp;&quot;&lt;/span&gt;&lt;/div&gt;&lt;/div&gt;&quot;" office:value-type="string" office:string-value="&lt;div class=''entry psychic noshiny lucky'' title=''duosion''&gt;&lt;div class=''pokemon'' style=''background-image:url(./pokemon/578.png)''&gt;&lt;span&gt;578&lt;/span&gt;&lt;/div&gt;&lt;/div&gt;" calcext:value-type="string">
            <text:p>&lt;div class=''entry psychic noshiny lucky'' title=''duosion''&gt;&lt;div class=''pokemon'' style=''background-image:url(./pokemon/578.png)''&gt;&lt;span&gt;57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79</text:p>
          </table:table-cell>
          <table:table-cell office:value-type="string" calcext:value-type="string">
            <text:p>reuniclus</text:p>
          </table:table-cell>
          <table:table-cell office:value-type="string" calcext:value-type="string">
            <text:p>psychic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84]&amp;&quot; &quot;&amp;IF(ISTEXT([.F584]); [.F584]; IF(ISTEXT([.G584]); [.G584]; &quot;shiny&quot;) &amp; IF(ISTEXT([.H584]); &quot; &quot;&amp;[.H584]; &quot; lucky&quot;))&amp;&quot;'' title=''&quot;&amp;[.C584]&amp;&quot;''&gt;&lt;div class=''pokemon'' style=''background-image:url(./pokemon/&quot;&amp;[.B584]&amp;&quot;.png)''&gt;&lt;span&gt;&quot;&amp;[.A584]&amp;&quot;&lt;/span&gt;&lt;/div&gt;&lt;/div&gt;&quot;" office:value-type="string" office:string-value="&lt;div class=''entry psychic noshiny lucky'' title=''reuniclus''&gt;&lt;div class=''pokemon'' style=''background-image:url(./pokemon/579.png)''&gt;&lt;span&gt;579&lt;/span&gt;&lt;/div&gt;&lt;/div&gt;" calcext:value-type="string">
            <text:p>&lt;div class=''entry psychic noshiny lucky'' title=''reuniclus''&gt;&lt;div class=''pokemon'' style=''background-image:url(./pokemon/579.png)''&gt;&lt;span&gt;57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80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85]&amp;&quot; &quot;&amp;IF(ISTEXT([.F585]); [.F585]; IF(ISTEXT([.G585]); [.G585]; &quot;shiny&quot;) &amp; IF(ISTEXT([.H585]); &quot; &quot;&amp;[.H585]; &quot; lucky&quot;))&amp;&quot;'' title=''&quot;&amp;[.C585]&amp;&quot;''&gt;&lt;div class=''pokemon'' style=''background-image:url(./pokemon/&quot;&amp;[.B585]&amp;&quot;.png)''&gt;&lt;span&gt;&quot;&amp;[.A585]&amp;&quot;&lt;/span&gt;&lt;/div&gt;&lt;/div&gt;&quot;" office:value-type="string" office:string-value="&lt;div class=''entry water noshiny lucky'' title=''ducklett''&gt;&lt;div class=''pokemon'' style=''background-image:url(./pokemon/580.png)''&gt;&lt;span&gt;580&lt;/span&gt;&lt;/div&gt;&lt;/div&gt;" calcext:value-type="string">
            <text:p>&lt;div class=''entry water noshiny lucky'' title=''ducklett''&gt;&lt;div class=''pokemon'' style=''background-image:url(./pokemon/580.png)''&gt;&lt;span&gt;58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81</text:p>
          </table:table-cell>
          <table:table-cell office:value-type="string" calcext:value-type="string">
            <text:p>swanna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86]&amp;&quot; &quot;&amp;IF(ISTEXT([.F586]); [.F586]; IF(ISTEXT([.G586]); [.G586]; &quot;shiny&quot;) &amp; IF(ISTEXT([.H586]); &quot; &quot;&amp;[.H586]; &quot; lucky&quot;))&amp;&quot;'' title=''&quot;&amp;[.C586]&amp;&quot;''&gt;&lt;div class=''pokemon'' style=''background-image:url(./pokemon/&quot;&amp;[.B586]&amp;&quot;.png)''&gt;&lt;span&gt;&quot;&amp;[.A586]&amp;&quot;&lt;/span&gt;&lt;/div&gt;&lt;/div&gt;&quot;" office:value-type="string" office:string-value="&lt;div class=''entry water noshiny lucky'' title=''swanna''&gt;&lt;div class=''pokemon'' style=''background-image:url(./pokemon/581.png)''&gt;&lt;span&gt;581&lt;/span&gt;&lt;/div&gt;&lt;/div&gt;" calcext:value-type="string">
            <text:p>&lt;div class=''entry water noshiny lucky'' title=''swanna''&gt;&lt;div class=''pokemon'' style=''background-image:url(./pokemon/581.png)''&gt;&lt;span&gt;58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82</text:p>
          </table:table-cell>
          <table:table-cell office:value-type="string" calcext:value-type="string">
            <text:p>vanillite</text:p>
          </table:table-cell>
          <table:table-cell office:value-type="string" calcext:value-type="string">
            <text:p>ice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87]&amp;&quot; &quot;&amp;IF(ISTEXT([.F587]); [.F587]; IF(ISTEXT([.G587]); [.G587]; &quot;shiny&quot;) &amp; IF(ISTEXT([.H587]); &quot; &quot;&amp;[.H587]; &quot; lucky&quot;))&amp;&quot;'' title=''&quot;&amp;[.C587]&amp;&quot;''&gt;&lt;div class=''pokemon'' style=''background-image:url(./pokemon/&quot;&amp;[.B587]&amp;&quot;.png)''&gt;&lt;span&gt;&quot;&amp;[.A587]&amp;&quot;&lt;/span&gt;&lt;/div&gt;&lt;/div&gt;&quot;" office:value-type="string" office:string-value="&lt;div class=''entry ice noshiny lucky'' title=''vanillite''&gt;&lt;div class=''pokemon'' style=''background-image:url(./pokemon/582.png)''&gt;&lt;span&gt;582&lt;/span&gt;&lt;/div&gt;&lt;/div&gt;" calcext:value-type="string">
            <text:p>&lt;div class=''entry ice noshiny lucky'' title=''vanillite''&gt;&lt;div class=''pokemon'' style=''background-image:url(./pokemon/582.png)''&gt;&lt;span&gt;58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83</text:p>
          </table:table-cell>
          <table:table-cell office:value-type="string" calcext:value-type="string">
            <text:p>vanillish</text:p>
          </table:table-cell>
          <table:table-cell office:value-type="string" calcext:value-type="string">
            <text:p>ice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88]&amp;&quot; &quot;&amp;IF(ISTEXT([.F588]); [.F588]; IF(ISTEXT([.G588]); [.G588]; &quot;shiny&quot;) &amp; IF(ISTEXT([.H588]); &quot; &quot;&amp;[.H588]; &quot; lucky&quot;))&amp;&quot;'' title=''&quot;&amp;[.C588]&amp;&quot;''&gt;&lt;div class=''pokemon'' style=''background-image:url(./pokemon/&quot;&amp;[.B588]&amp;&quot;.png)''&gt;&lt;span&gt;&quot;&amp;[.A588]&amp;&quot;&lt;/span&gt;&lt;/div&gt;&lt;/div&gt;&quot;" office:value-type="string" office:string-value="&lt;div class=''entry ice noshiny lucky'' title=''vanillish''&gt;&lt;div class=''pokemon'' style=''background-image:url(./pokemon/583.png)''&gt;&lt;span&gt;583&lt;/span&gt;&lt;/div&gt;&lt;/div&gt;" calcext:value-type="string">
            <text:p>&lt;div class=''entry ice noshiny lucky'' title=''vanillish''&gt;&lt;div class=''pokemon'' style=''background-image:url(./pokemon/583.png)''&gt;&lt;span&gt;58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84</text:p>
          </table:table-cell>
          <table:table-cell office:value-type="string" calcext:value-type="string">
            <text:p>vanilluxe</text:p>
          </table:table-cell>
          <table:table-cell office:value-type="string" calcext:value-type="string">
            <text:p>ice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89]&amp;&quot; &quot;&amp;IF(ISTEXT([.F589]); [.F589]; IF(ISTEXT([.G589]); [.G589]; &quot;shiny&quot;) &amp; IF(ISTEXT([.H589]); &quot; &quot;&amp;[.H589]; &quot; lucky&quot;))&amp;&quot;'' title=''&quot;&amp;[.C589]&amp;&quot;''&gt;&lt;div class=''pokemon'' style=''background-image:url(./pokemon/&quot;&amp;[.B589]&amp;&quot;.png)''&gt;&lt;span&gt;&quot;&amp;[.A589]&amp;&quot;&lt;/span&gt;&lt;/div&gt;&lt;/div&gt;&quot;" office:value-type="string" office:string-value="&lt;div class=''entry ice noshiny lucky'' title=''vanilluxe''&gt;&lt;div class=''pokemon'' style=''background-image:url(./pokemon/584.png)''&gt;&lt;span&gt;584&lt;/span&gt;&lt;/div&gt;&lt;/div&gt;" calcext:value-type="string">
            <text:p>&lt;div class=''entry ice noshiny lucky'' title=''vanilluxe''&gt;&lt;div class=''pokemon'' style=''background-image:url(./pokemon/584.png)''&gt;&lt;span&gt;58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85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normal</text:p>
          </table:table-cell>
          <table:table-cell table:style-name="Default" office:value-type="string" calcext:value-type="string">
            <text:p>grass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90]&amp;&quot; &quot;&amp;IF(ISTEXT([.F590]); [.F590]; IF(ISTEXT([.G590]); [.G590]; &quot;shiny&quot;) &amp; IF(ISTEXT([.H590]); &quot; &quot;&amp;[.H590]; &quot; lucky&quot;))&amp;&quot;'' title=''&quot;&amp;[.C590]&amp;&quot;''&gt;&lt;div class=''pokemon'' style=''background-image:url(./pokemon/&quot;&amp;[.B590]&amp;&quot;.png)''&gt;&lt;span&gt;&quot;&amp;[.A590]&amp;&quot;&lt;/span&gt;&lt;/div&gt;&lt;/div&gt;&quot;" office:value-type="string" office:string-value="&lt;div class=''entry normal noshiny lucky'' title=''deerling''&gt;&lt;div class=''pokemon'' style=''background-image:url(./pokemon/585.png)''&gt;&lt;span&gt;585&lt;/span&gt;&lt;/div&gt;&lt;/div&gt;" calcext:value-type="string">
            <text:p>&lt;div class=''entry normal noshiny lucky'' title=''deerling''&gt;&lt;div class=''pokemon'' style=''background-image:url(./pokemon/585.png)''&gt;&lt;span&gt;58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86</text:p>
          </table:table-cell>
          <table:table-cell office:value-type="string" calcext:value-type="string">
            <text:p>sawsbuck</text:p>
          </table:table-cell>
          <table:table-cell office:value-type="string" calcext:value-type="string">
            <text:p>normal</text:p>
          </table:table-cell>
          <table:table-cell table:style-name="Default" office:value-type="string" calcext:value-type="string">
            <text:p>grass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91]&amp;&quot; &quot;&amp;IF(ISTEXT([.F591]); [.F591]; IF(ISTEXT([.G591]); [.G591]; &quot;shiny&quot;) &amp; IF(ISTEXT([.H591]); &quot; &quot;&amp;[.H591]; &quot; lucky&quot;))&amp;&quot;'' title=''&quot;&amp;[.C591]&amp;&quot;''&gt;&lt;div class=''pokemon'' style=''background-image:url(./pokemon/&quot;&amp;[.B591]&amp;&quot;.png)''&gt;&lt;span&gt;&quot;&amp;[.A591]&amp;&quot;&lt;/span&gt;&lt;/div&gt;&lt;/div&gt;&quot;" office:value-type="string" office:string-value="&lt;div class=''entry normal noshiny lucky'' title=''sawsbuck''&gt;&lt;div class=''pokemon'' style=''background-image:url(./pokemon/586.png)''&gt;&lt;span&gt;586&lt;/span&gt;&lt;/div&gt;&lt;/div&gt;" calcext:value-type="string">
            <text:p>&lt;div class=''entry normal noshiny lucky'' title=''sawsbuck''&gt;&lt;div class=''pokemon'' style=''background-image:url(./pokemon/586.png)''&gt;&lt;span&gt;58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87</text:p>
          </table:table-cell>
          <table:table-cell office:value-type="string" calcext:value-type="string">
            <text:p>emolga</text:p>
          </table:table-cell>
          <table:table-cell office:value-type="string" calcext:value-type="string">
            <text:p>electric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592]&amp;&quot; &quot;&amp;IF(ISTEXT([.F592]); [.F592]; IF(ISTEXT([.G592]); [.G592]; &quot;shiny&quot;) &amp; IF(ISTEXT([.H592]); &quot; &quot;&amp;[.H592]; &quot; lucky&quot;))&amp;&quot;'' title=''&quot;&amp;[.C592]&amp;&quot;''&gt;&lt;div class=''pokemon'' style=''background-image:url(./pokemon/&quot;&amp;[.B592]&amp;&quot;.png)''&gt;&lt;span&gt;&quot;&amp;[.A592]&amp;&quot;&lt;/span&gt;&lt;/div&gt;&lt;/div&gt;&quot;" office:value-type="string" office:string-value="&lt;div class=''entry electric noshiny lucky'' title=''emolga''&gt;&lt;div class=''pokemon'' style=''background-image:url(./pokemon/587.png)''&gt;&lt;span&gt;587&lt;/span&gt;&lt;/div&gt;&lt;/div&gt;" calcext:value-type="string">
            <text:p>&lt;div class=''entry electric noshiny lucky'' title=''emolga''&gt;&lt;div class=''pokemon'' style=''background-image:url(./pokemon/587.png)''&gt;&lt;span&gt;58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88</text:p>
          </table:table-cell>
          <table:table-cell office:value-type="string" calcext:value-type="string">
            <text:p>karrablast</text:p>
          </table:table-cell>
          <table:table-cell office:value-type="string" calcext:value-type="string">
            <text:p>bug</text:p>
          </table:table-cell>
          <table:table-cell table:style-name="Default"/>
          <table:table-cell table:number-columns-repeated="4"/>
          <table:table-cell table:formula="of:=&quot;&lt;div class=''entry &quot;&amp;[.D593]&amp;&quot; &quot;&amp;IF(ISTEXT([.F593]); [.F593]; IF(ISTEXT([.G593]); [.G593]; &quot;shiny&quot;) &amp; IF(ISTEXT([.H593]); &quot; &quot;&amp;[.H593]; &quot; lucky&quot;))&amp;&quot;'' title=''&quot;&amp;[.C593]&amp;&quot;''&gt;&lt;div class=''pokemon'' style=''background-image:url(./pokemon/&quot;&amp;[.B593]&amp;&quot;.png)''&gt;&lt;span&gt;&quot;&amp;[.A593]&amp;&quot;&lt;/span&gt;&lt;/div&gt;&lt;/div&gt;&quot;" office:value-type="string" office:string-value="&lt;div class=''entry bug shiny lucky'' title=''karrablast''&gt;&lt;div class=''pokemon'' style=''background-image:url(./pokemon/588.png)''&gt;&lt;span&gt;588&lt;/span&gt;&lt;/div&gt;&lt;/div&gt;" calcext:value-type="string">
            <text:p>&lt;div class=''entry bug shiny lucky'' title=''karrablast''&gt;&lt;div class=''pokemon'' style=''background-image:url(./pokemon/588.png)''&gt;&lt;span&gt;58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89</text:p>
          </table:table-cell>
          <table:table-cell office:value-type="string" calcext:value-type="string">
            <text:p>escavalier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steel</text:p>
          </table:table-cell>
          <table:table-cell table:number-columns-repeated="4"/>
          <table:table-cell table:formula="of:=&quot;&lt;div class=''entry &quot;&amp;[.D594]&amp;&quot; &quot;&amp;IF(ISTEXT([.F594]); [.F594]; IF(ISTEXT([.G594]); [.G594]; &quot;shiny&quot;) &amp; IF(ISTEXT([.H594]); &quot; &quot;&amp;[.H594]; &quot; lucky&quot;))&amp;&quot;'' title=''&quot;&amp;[.C594]&amp;&quot;''&gt;&lt;div class=''pokemon'' style=''background-image:url(./pokemon/&quot;&amp;[.B594]&amp;&quot;.png)''&gt;&lt;span&gt;&quot;&amp;[.A594]&amp;&quot;&lt;/span&gt;&lt;/div&gt;&lt;/div&gt;&quot;" office:value-type="string" office:string-value="&lt;div class=''entry bug shiny lucky'' title=''escavalier''&gt;&lt;div class=''pokemon'' style=''background-image:url(./pokemon/589.png)''&gt;&lt;span&gt;589&lt;/span&gt;&lt;/div&gt;&lt;/div&gt;" calcext:value-type="string">
            <text:p>&lt;div class=''entry bug shiny lucky'' title=''escavalier''&gt;&lt;div class=''pokemon'' style=''background-image:url(./pokemon/589.png)''&gt;&lt;span&gt;58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90</text:p>
          </table:table-cell>
          <table:table-cell office:value-type="string" calcext:value-type="string">
            <text:p>foongus</text:p>
          </table:table-cell>
          <table:table-cell office:value-type="string" calcext:value-type="string">
            <text:p>grass</text:p>
          </table:table-cell>
          <table:table-cell table:style-name="Default" office:value-type="string" calcext:value-type="string">
            <text:p>poison</text:p>
          </table:table-cell>
          <table:table-cell table:number-columns-repeated="4"/>
          <table:table-cell table:formula="of:=&quot;&lt;div class=''entry &quot;&amp;[.D595]&amp;&quot; &quot;&amp;IF(ISTEXT([.F595]); [.F595]; IF(ISTEXT([.G595]); [.G595]; &quot;shiny&quot;) &amp; IF(ISTEXT([.H595]); &quot; &quot;&amp;[.H595]; &quot; lucky&quot;))&amp;&quot;'' title=''&quot;&amp;[.C595]&amp;&quot;''&gt;&lt;div class=''pokemon'' style=''background-image:url(./pokemon/&quot;&amp;[.B595]&amp;&quot;.png)''&gt;&lt;span&gt;&quot;&amp;[.A595]&amp;&quot;&lt;/span&gt;&lt;/div&gt;&lt;/div&gt;&quot;" office:value-type="string" office:string-value="&lt;div class=''entry grass shiny lucky'' title=''foongus''&gt;&lt;div class=''pokemon'' style=''background-image:url(./pokemon/590.png)''&gt;&lt;span&gt;590&lt;/span&gt;&lt;/div&gt;&lt;/div&gt;" calcext:value-type="string">
            <text:p>&lt;div class=''entry grass shiny lucky'' title=''foongus''&gt;&lt;div class=''pokemon'' style=''background-image:url(./pokemon/590.png)''&gt;&lt;span&gt;59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91</text:p>
          </table:table-cell>
          <table:table-cell office:value-type="string" calcext:value-type="string">
            <text:p>amoonguss</text:p>
          </table:table-cell>
          <table:table-cell office:value-type="string" calcext:value-type="string">
            <text:p>grass</text:p>
          </table:table-cell>
          <table:table-cell table:style-name="Default" office:value-type="string" calcext:value-type="string">
            <text:p>poison</text:p>
          </table:table-cell>
          <table:table-cell table:number-columns-repeated="4"/>
          <table:table-cell table:formula="of:=&quot;&lt;div class=''entry &quot;&amp;[.D596]&amp;&quot; &quot;&amp;IF(ISTEXT([.F596]); [.F596]; IF(ISTEXT([.G596]); [.G596]; &quot;shiny&quot;) &amp; IF(ISTEXT([.H596]); &quot; &quot;&amp;[.H596]; &quot; lucky&quot;))&amp;&quot;'' title=''&quot;&amp;[.C596]&amp;&quot;''&gt;&lt;div class=''pokemon'' style=''background-image:url(./pokemon/&quot;&amp;[.B596]&amp;&quot;.png)''&gt;&lt;span&gt;&quot;&amp;[.A596]&amp;&quot;&lt;/span&gt;&lt;/div&gt;&lt;/div&gt;&quot;" office:value-type="string" office:string-value="&lt;div class=''entry grass shiny lucky'' title=''amoonguss''&gt;&lt;div class=''pokemon'' style=''background-image:url(./pokemon/591.png)''&gt;&lt;span&gt;591&lt;/span&gt;&lt;/div&gt;&lt;/div&gt;" calcext:value-type="string">
            <text:p>&lt;div class=''entry grass shiny lucky'' title=''amoonguss''&gt;&lt;div class=''pokemon'' style=''background-image:url(./pokemon/591.png)''&gt;&lt;span&gt;59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92</text:p>
          </table:table-cell>
          <table:table-cell office:value-type="string" calcext:value-type="string">
            <text:p>frillish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ghost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97]&amp;&quot; &quot;&amp;IF(ISTEXT([.F597]); [.F597]; IF(ISTEXT([.G597]); [.G597]; &quot;shiny&quot;) &amp; IF(ISTEXT([.H597]); &quot; &quot;&amp;[.H597]; &quot; lucky&quot;))&amp;&quot;'' title=''&quot;&amp;[.C597]&amp;&quot;''&gt;&lt;div class=''pokemon'' style=''background-image:url(./pokemon/&quot;&amp;[.B597]&amp;&quot;.png)''&gt;&lt;span&gt;&quot;&amp;[.A597]&amp;&quot;&lt;/span&gt;&lt;/div&gt;&lt;/div&gt;&quot;" office:value-type="string" office:string-value="&lt;div class=''entry water missingshiny lucky'' title=''frillish''&gt;&lt;div class=''pokemon'' style=''background-image:url(./pokemon/592.png)''&gt;&lt;span&gt;592&lt;/span&gt;&lt;/div&gt;&lt;/div&gt;" calcext:value-type="string">
            <text:p>&lt;div class=''entry water missingshiny lucky'' title=''frillish''&gt;&lt;div class=''pokemon'' style=''background-image:url(./pokemon/592.png)''&gt;&lt;span&gt;59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93</text:p>
          </table:table-cell>
          <table:table-cell office:value-type="string" calcext:value-type="string">
            <text:p>jellicent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ghost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598]&amp;&quot; &quot;&amp;IF(ISTEXT([.F598]); [.F598]; IF(ISTEXT([.G598]); [.G598]; &quot;shiny&quot;) &amp; IF(ISTEXT([.H598]); &quot; &quot;&amp;[.H598]; &quot; lucky&quot;))&amp;&quot;'' title=''&quot;&amp;[.C598]&amp;&quot;''&gt;&lt;div class=''pokemon'' style=''background-image:url(./pokemon/&quot;&amp;[.B598]&amp;&quot;.png)''&gt;&lt;span&gt;&quot;&amp;[.A598]&amp;&quot;&lt;/span&gt;&lt;/div&gt;&lt;/div&gt;&quot;" office:value-type="string" office:string-value="&lt;div class=''entry water missingshiny lucky'' title=''jellicent''&gt;&lt;div class=''pokemon'' style=''background-image:url(./pokemon/593.png)''&gt;&lt;span&gt;593&lt;/span&gt;&lt;/div&gt;&lt;/div&gt;" calcext:value-type="string">
            <text:p>&lt;div class=''entry water missingshiny lucky'' title=''jellicent''&gt;&lt;div class=''pokemon'' style=''background-image:url(./pokemon/593.png)''&gt;&lt;span&gt;59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94</text:p>
          </table:table-cell>
          <table:table-cell office:value-type="string" calcext:value-type="string">
            <text:p>alomomola</text:p>
          </table:table-cell>
          <table:table-cell office:value-type="string" calcext:value-type="string">
            <text:p>water</text:p>
          </table:table-cell>
          <table:table-cell table:style-name="Default"/>
          <table:table-cell table:number-columns-repeated="4"/>
          <table:table-cell table:formula="of:=&quot;&lt;div class=''entry &quot;&amp;[.D599]&amp;&quot; &quot;&amp;IF(ISTEXT([.F599]); [.F599]; IF(ISTEXT([.G599]); [.G599]; &quot;shiny&quot;) &amp; IF(ISTEXT([.H599]); &quot; &quot;&amp;[.H599]; &quot; lucky&quot;))&amp;&quot;'' title=''&quot;&amp;[.C599]&amp;&quot;''&gt;&lt;div class=''pokemon'' style=''background-image:url(./pokemon/&quot;&amp;[.B599]&amp;&quot;.png)''&gt;&lt;span&gt;&quot;&amp;[.A599]&amp;&quot;&lt;/span&gt;&lt;/div&gt;&lt;/div&gt;&quot;" office:value-type="string" office:string-value="&lt;div class=''entry water shiny lucky'' title=''alomomola''&gt;&lt;div class=''pokemon'' style=''background-image:url(./pokemon/594.png)''&gt;&lt;span&gt;594&lt;/span&gt;&lt;/div&gt;&lt;/div&gt;" calcext:value-type="string">
            <text:p>&lt;div class=''entry water shiny lucky'' title=''alomomola''&gt;&lt;div class=''pokemon'' style=''background-image:url(./pokemon/594.png)''&gt;&lt;span&gt;59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95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electric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00]&amp;&quot; &quot;&amp;IF(ISTEXT([.F600]); [.F600]; IF(ISTEXT([.G600]); [.G600]; &quot;shiny&quot;) &amp; IF(ISTEXT([.H600]); &quot; &quot;&amp;[.H600]; &quot; lucky&quot;))&amp;&quot;'' title=''&quot;&amp;[.C600]&amp;&quot;''&gt;&lt;div class=''pokemon'' style=''background-image:url(./pokemon/&quot;&amp;[.B600]&amp;&quot;.png)''&gt;&lt;span&gt;&quot;&amp;[.A600]&amp;&quot;&lt;/span&gt;&lt;/div&gt;&lt;/div&gt;&quot;" office:value-type="string" office:string-value="&lt;div class=''entry bug noshiny lucky'' title=''joltik''&gt;&lt;div class=''pokemon'' style=''background-image:url(./pokemon/595.png)''&gt;&lt;span&gt;595&lt;/span&gt;&lt;/div&gt;&lt;/div&gt;" calcext:value-type="string">
            <text:p>&lt;div class=''entry bug noshiny lucky'' title=''joltik''&gt;&lt;div class=''pokemon'' style=''background-image:url(./pokemon/595.png)''&gt;&lt;span&gt;59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96</text:p>
          </table:table-cell>
          <table:table-cell office:value-type="string" calcext:value-type="string">
            <text:p>galvantula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electric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01]&amp;&quot; &quot;&amp;IF(ISTEXT([.F601]); [.F601]; IF(ISTEXT([.G601]); [.G601]; &quot;shiny&quot;) &amp; IF(ISTEXT([.H601]); &quot; &quot;&amp;[.H601]; &quot; lucky&quot;))&amp;&quot;'' title=''&quot;&amp;[.C601]&amp;&quot;''&gt;&lt;div class=''pokemon'' style=''background-image:url(./pokemon/&quot;&amp;[.B601]&amp;&quot;.png)''&gt;&lt;span&gt;&quot;&amp;[.A601]&amp;&quot;&lt;/span&gt;&lt;/div&gt;&lt;/div&gt;&quot;" office:value-type="string" office:string-value="&lt;div class=''entry bug noshiny lucky'' title=''galvantula''&gt;&lt;div class=''pokemon'' style=''background-image:url(./pokemon/596.png)''&gt;&lt;span&gt;596&lt;/span&gt;&lt;/div&gt;&lt;/div&gt;" calcext:value-type="string">
            <text:p>&lt;div class=''entry bug noshiny lucky'' title=''galvantula''&gt;&lt;div class=''pokemon'' style=''background-image:url(./pokemon/596.png)''&gt;&lt;span&gt;59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97</text:p>
          </table:table-cell>
          <table:table-cell office:value-type="string" calcext:value-type="string">
            <text:p>ferroseed</text:p>
          </table:table-cell>
          <table:table-cell office:value-type="string" calcext:value-type="string">
            <text:p>grass</text:p>
          </table:table-cell>
          <table:table-cell table:style-name="Default" office:value-type="string" calcext:value-type="string">
            <text:p>steel</text:p>
          </table:table-cell>
          <table:table-cell table:number-columns-repeated="4"/>
          <table:table-cell table:formula="of:=&quot;&lt;div class=''entry &quot;&amp;[.D602]&amp;&quot; &quot;&amp;IF(ISTEXT([.F602]); [.F602]; IF(ISTEXT([.G602]); [.G602]; &quot;shiny&quot;) &amp; IF(ISTEXT([.H602]); &quot; &quot;&amp;[.H602]; &quot; lucky&quot;))&amp;&quot;'' title=''&quot;&amp;[.C602]&amp;&quot;''&gt;&lt;div class=''pokemon'' style=''background-image:url(./pokemon/&quot;&amp;[.B602]&amp;&quot;.png)''&gt;&lt;span&gt;&quot;&amp;[.A602]&amp;&quot;&lt;/span&gt;&lt;/div&gt;&lt;/div&gt;&quot;" office:value-type="string" office:string-value="&lt;div class=''entry grass shiny lucky'' title=''ferroseed''&gt;&lt;div class=''pokemon'' style=''background-image:url(./pokemon/597.png)''&gt;&lt;span&gt;597&lt;/span&gt;&lt;/div&gt;&lt;/div&gt;" calcext:value-type="string">
            <text:p>&lt;div class=''entry grass shiny lucky'' title=''ferroseed''&gt;&lt;div class=''pokemon'' style=''background-image:url(./pokemon/597.png)''&gt;&lt;span&gt;59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98</text:p>
          </table:table-cell>
          <table:table-cell office:value-type="string" calcext:value-type="string">
            <text:p>ferrothorn</text:p>
          </table:table-cell>
          <table:table-cell office:value-type="string" calcext:value-type="string">
            <text:p>grass</text:p>
          </table:table-cell>
          <table:table-cell table:style-name="Default" office:value-type="string" calcext:value-type="string">
            <text:p>steel</text:p>
          </table:table-cell>
          <table:table-cell table:number-columns-repeated="4"/>
          <table:table-cell table:formula="of:=&quot;&lt;div class=''entry &quot;&amp;[.D603]&amp;&quot; &quot;&amp;IF(ISTEXT([.F603]); [.F603]; IF(ISTEXT([.G603]); [.G603]; &quot;shiny&quot;) &amp; IF(ISTEXT([.H603]); &quot; &quot;&amp;[.H603]; &quot; lucky&quot;))&amp;&quot;'' title=''&quot;&amp;[.C603]&amp;&quot;''&gt;&lt;div class=''pokemon'' style=''background-image:url(./pokemon/&quot;&amp;[.B603]&amp;&quot;.png)''&gt;&lt;span&gt;&quot;&amp;[.A603]&amp;&quot;&lt;/span&gt;&lt;/div&gt;&lt;/div&gt;&quot;" office:value-type="string" office:string-value="&lt;div class=''entry grass shiny lucky'' title=''ferrothorn''&gt;&lt;div class=''pokemon'' style=''background-image:url(./pokemon/598.png)''&gt;&lt;span&gt;598&lt;/span&gt;&lt;/div&gt;&lt;/div&gt;" calcext:value-type="string">
            <text:p>&lt;div class=''entry grass shiny lucky'' title=''ferrothorn''&gt;&lt;div class=''pokemon'' style=''background-image:url(./pokemon/598.png)''&gt;&lt;span&gt;59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599</text:p>
          </table:table-cell>
          <table:table-cell office:value-type="string" calcext:value-type="string">
            <text:p>klink</text:p>
          </table:table-cell>
          <table:table-cell office:value-type="string" calcext:value-type="string">
            <text:p>steel</text:p>
          </table:table-cell>
          <table:table-cell table:style-name="Default"/>
          <table:table-cell table:number-columns-repeated="4"/>
          <table:table-cell table:formula="of:=&quot;&lt;div class=''entry &quot;&amp;[.D604]&amp;&quot; &quot;&amp;IF(ISTEXT([.F604]); [.F604]; IF(ISTEXT([.G604]); [.G604]; &quot;shiny&quot;) &amp; IF(ISTEXT([.H604]); &quot; &quot;&amp;[.H604]; &quot; lucky&quot;))&amp;&quot;'' title=''&quot;&amp;[.C604]&amp;&quot;''&gt;&lt;div class=''pokemon'' style=''background-image:url(./pokemon/&quot;&amp;[.B604]&amp;&quot;.png)''&gt;&lt;span&gt;&quot;&amp;[.A604]&amp;&quot;&lt;/span&gt;&lt;/div&gt;&lt;/div&gt;&quot;" office:value-type="string" office:string-value="&lt;div class=''entry steel shiny lucky'' title=''klink''&gt;&lt;div class=''pokemon'' style=''background-image:url(./pokemon/599.png)''&gt;&lt;span&gt;599&lt;/span&gt;&lt;/div&gt;&lt;/div&gt;" calcext:value-type="string">
            <text:p>&lt;div class=''entry steel shiny lucky'' title=''klink''&gt;&lt;div class=''pokemon'' style=''background-image:url(./pokemon/599.png)''&gt;&lt;span&gt;59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00</text:p>
          </table:table-cell>
          <table:table-cell office:value-type="string" calcext:value-type="string">
            <text:p>klang</text:p>
          </table:table-cell>
          <table:table-cell office:value-type="string" calcext:value-type="string">
            <text:p>steel</text:p>
          </table:table-cell>
          <table:table-cell table:style-name="Default"/>
          <table:table-cell table:number-columns-repeated="4"/>
          <table:table-cell table:formula="of:=&quot;&lt;div class=''entry &quot;&amp;[.D605]&amp;&quot; &quot;&amp;IF(ISTEXT([.F605]); [.F605]; IF(ISTEXT([.G605]); [.G605]; &quot;shiny&quot;) &amp; IF(ISTEXT([.H605]); &quot; &quot;&amp;[.H605]; &quot; lucky&quot;))&amp;&quot;'' title=''&quot;&amp;[.C605]&amp;&quot;''&gt;&lt;div class=''pokemon'' style=''background-image:url(./pokemon/&quot;&amp;[.B605]&amp;&quot;.png)''&gt;&lt;span&gt;&quot;&amp;[.A605]&amp;&quot;&lt;/span&gt;&lt;/div&gt;&lt;/div&gt;&quot;" office:value-type="string" office:string-value="&lt;div class=''entry steel shiny lucky'' title=''klang''&gt;&lt;div class=''pokemon'' style=''background-image:url(./pokemon/600.png)''&gt;&lt;span&gt;600&lt;/span&gt;&lt;/div&gt;&lt;/div&gt;" calcext:value-type="string">
            <text:p>&lt;div class=''entry steel shiny lucky'' title=''klang''&gt;&lt;div class=''pokemon'' style=''background-image:url(./pokemon/600.png)''&gt;&lt;span&gt;60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01</text:p>
          </table:table-cell>
          <table:table-cell office:value-type="string" calcext:value-type="string">
            <text:p>klinklang</text:p>
          </table:table-cell>
          <table:table-cell office:value-type="string" calcext:value-type="string">
            <text:p>steel</text:p>
          </table:table-cell>
          <table:table-cell table:style-name="Default"/>
          <table:table-cell table:number-columns-repeated="4"/>
          <table:table-cell table:formula="of:=&quot;&lt;div class=''entry &quot;&amp;[.D606]&amp;&quot; &quot;&amp;IF(ISTEXT([.F606]); [.F606]; IF(ISTEXT([.G606]); [.G606]; &quot;shiny&quot;) &amp; IF(ISTEXT([.H606]); &quot; &quot;&amp;[.H606]; &quot; lucky&quot;))&amp;&quot;'' title=''&quot;&amp;[.C606]&amp;&quot;''&gt;&lt;div class=''pokemon'' style=''background-image:url(./pokemon/&quot;&amp;[.B606]&amp;&quot;.png)''&gt;&lt;span&gt;&quot;&amp;[.A606]&amp;&quot;&lt;/span&gt;&lt;/div&gt;&lt;/div&gt;&quot;" office:value-type="string" office:string-value="&lt;div class=''entry steel shiny lucky'' title=''klinklang''&gt;&lt;div class=''pokemon'' style=''background-image:url(./pokemon/601.png)''&gt;&lt;span&gt;601&lt;/span&gt;&lt;/div&gt;&lt;/div&gt;" calcext:value-type="string">
            <text:p>&lt;div class=''entry steel shiny lucky'' title=''klinklang''&gt;&lt;div class=''pokemon'' style=''background-image:url(./pokemon/601.png)''&gt;&lt;span&gt;60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02</text:p>
          </table:table-cell>
          <table:table-cell office:value-type="string" calcext:value-type="string">
            <text:p>tynamo</text:p>
          </table:table-cell>
          <table:table-cell office:value-type="string" calcext:value-type="string">
            <text:p>electric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07]&amp;&quot; &quot;&amp;IF(ISTEXT([.F607]); [.F607]; IF(ISTEXT([.G607]); [.G607]; &quot;shiny&quot;) &amp; IF(ISTEXT([.H607]); &quot; &quot;&amp;[.H607]; &quot; lucky&quot;))&amp;&quot;'' title=''&quot;&amp;[.C607]&amp;&quot;''&gt;&lt;div class=''pokemon'' style=''background-image:url(./pokemon/&quot;&amp;[.B607]&amp;&quot;.png)''&gt;&lt;span&gt;&quot;&amp;[.A607]&amp;&quot;&lt;/span&gt;&lt;/div&gt;&lt;/div&gt;&quot;" office:value-type="string" office:string-value="&lt;div class=''entry electric noshiny lucky'' title=''tynamo''&gt;&lt;div class=''pokemon'' style=''background-image:url(./pokemon/602.png)''&gt;&lt;span&gt;602&lt;/span&gt;&lt;/div&gt;&lt;/div&gt;" calcext:value-type="string">
            <text:p>&lt;div class=''entry electric noshiny lucky'' title=''tynamo''&gt;&lt;div class=''pokemon'' style=''background-image:url(./pokemon/602.png)''&gt;&lt;span&gt;60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03</text:p>
          </table:table-cell>
          <table:table-cell office:value-type="string" calcext:value-type="string">
            <text:p>eelektrik</text:p>
          </table:table-cell>
          <table:table-cell office:value-type="string" calcext:value-type="string">
            <text:p>electric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08]&amp;&quot; &quot;&amp;IF(ISTEXT([.F608]); [.F608]; IF(ISTEXT([.G608]); [.G608]; &quot;shiny&quot;) &amp; IF(ISTEXT([.H608]); &quot; &quot;&amp;[.H608]; &quot; lucky&quot;))&amp;&quot;'' title=''&quot;&amp;[.C608]&amp;&quot;''&gt;&lt;div class=''pokemon'' style=''background-image:url(./pokemon/&quot;&amp;[.B608]&amp;&quot;.png)''&gt;&lt;span&gt;&quot;&amp;[.A608]&amp;&quot;&lt;/span&gt;&lt;/div&gt;&lt;/div&gt;&quot;" office:value-type="string" office:string-value="&lt;div class=''entry electric noshiny lucky'' title=''eelektrik''&gt;&lt;div class=''pokemon'' style=''background-image:url(./pokemon/603.png)''&gt;&lt;span&gt;603&lt;/span&gt;&lt;/div&gt;&lt;/div&gt;" calcext:value-type="string">
            <text:p>&lt;div class=''entry electric noshiny lucky'' title=''eelektrik''&gt;&lt;div class=''pokemon'' style=''background-image:url(./pokemon/603.png)''&gt;&lt;span&gt;60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04</text:p>
          </table:table-cell>
          <table:table-cell office:value-type="string" calcext:value-type="string">
            <text:p>eelektross</text:p>
          </table:table-cell>
          <table:table-cell office:value-type="string" calcext:value-type="string">
            <text:p>electric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09]&amp;&quot; &quot;&amp;IF(ISTEXT([.F609]); [.F609]; IF(ISTEXT([.G609]); [.G609]; &quot;shiny&quot;) &amp; IF(ISTEXT([.H609]); &quot; &quot;&amp;[.H609]; &quot; lucky&quot;))&amp;&quot;'' title=''&quot;&amp;[.C609]&amp;&quot;''&gt;&lt;div class=''pokemon'' style=''background-image:url(./pokemon/&quot;&amp;[.B609]&amp;&quot;.png)''&gt;&lt;span&gt;&quot;&amp;[.A609]&amp;&quot;&lt;/span&gt;&lt;/div&gt;&lt;/div&gt;&quot;" office:value-type="string" office:string-value="&lt;div class=''entry electric noshiny lucky'' title=''eelektross''&gt;&lt;div class=''pokemon'' style=''background-image:url(./pokemon/604.png)''&gt;&lt;span&gt;604&lt;/span&gt;&lt;/div&gt;&lt;/div&gt;" calcext:value-type="string">
            <text:p>&lt;div class=''entry electric noshiny lucky'' title=''eelektross''&gt;&lt;div class=''pokemon'' style=''background-image:url(./pokemon/604.png)''&gt;&lt;span&gt;60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05</text:p>
          </table:table-cell>
          <table:table-cell office:value-type="string" calcext:value-type="string">
            <text:p>elgyem</text:p>
          </table:table-cell>
          <table:table-cell office:value-type="string" calcext:value-type="string">
            <text:p>psychic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10]&amp;&quot; &quot;&amp;IF(ISTEXT([.F610]); [.F610]; IF(ISTEXT([.G610]); [.G610]; &quot;shiny&quot;) &amp; IF(ISTEXT([.H610]); &quot; &quot;&amp;[.H610]; &quot; lucky&quot;))&amp;&quot;'' title=''&quot;&amp;[.C610]&amp;&quot;''&gt;&lt;div class=''pokemon'' style=''background-image:url(./pokemon/&quot;&amp;[.B610]&amp;&quot;.png)''&gt;&lt;span&gt;&quot;&amp;[.A610]&amp;&quot;&lt;/span&gt;&lt;/div&gt;&lt;/div&gt;&quot;" office:value-type="string" office:string-value="&lt;div class=''entry psychic missingshiny lucky'' title=''elgyem''&gt;&lt;div class=''pokemon'' style=''background-image:url(./pokemon/605.png)''&gt;&lt;span&gt;605&lt;/span&gt;&lt;/div&gt;&lt;/div&gt;" calcext:value-type="string">
            <text:p>&lt;div class=''entry psychic missingshiny lucky'' title=''elgyem''&gt;&lt;div class=''pokemon'' style=''background-image:url(./pokemon/605.png)''&gt;&lt;span&gt;60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06</text:p>
          </table:table-cell>
          <table:table-cell office:value-type="string" calcext:value-type="string">
            <text:p>beheeyem</text:p>
          </table:table-cell>
          <table:table-cell office:value-type="string" calcext:value-type="string">
            <text:p>psychic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11]&amp;&quot; &quot;&amp;IF(ISTEXT([.F611]); [.F611]; IF(ISTEXT([.G611]); [.G611]; &quot;shiny&quot;) &amp; IF(ISTEXT([.H611]); &quot; &quot;&amp;[.H611]; &quot; lucky&quot;))&amp;&quot;'' title=''&quot;&amp;[.C611]&amp;&quot;''&gt;&lt;div class=''pokemon'' style=''background-image:url(./pokemon/&quot;&amp;[.B611]&amp;&quot;.png)''&gt;&lt;span&gt;&quot;&amp;[.A611]&amp;&quot;&lt;/span&gt;&lt;/div&gt;&lt;/div&gt;&quot;" office:value-type="string" office:string-value="&lt;div class=''entry psychic missingshiny lucky'' title=''beheeyem''&gt;&lt;div class=''pokemon'' style=''background-image:url(./pokemon/606.png)''&gt;&lt;span&gt;606&lt;/span&gt;&lt;/div&gt;&lt;/div&gt;" calcext:value-type="string">
            <text:p>&lt;div class=''entry psychic missingshiny lucky'' title=''beheeyem''&gt;&lt;div class=''pokemon'' style=''background-image:url(./pokemon/606.png)''&gt;&lt;span&gt;60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07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ghost</text:p>
          </table:table-cell>
          <table:table-cell table:style-name="Default" office:value-type="string" calcext:value-type="string">
            <text:p>fire</text:p>
          </table:table-cell>
          <table:table-cell table:number-columns-repeated="4"/>
          <table:table-cell table:formula="of:=&quot;&lt;div class=''entry &quot;&amp;[.D612]&amp;&quot; &quot;&amp;IF(ISTEXT([.F612]); [.F612]; IF(ISTEXT([.G612]); [.G612]; &quot;shiny&quot;) &amp; IF(ISTEXT([.H612]); &quot; &quot;&amp;[.H612]; &quot; lucky&quot;))&amp;&quot;'' title=''&quot;&amp;[.C612]&amp;&quot;''&gt;&lt;div class=''pokemon'' style=''background-image:url(./pokemon/&quot;&amp;[.B612]&amp;&quot;.png)''&gt;&lt;span&gt;&quot;&amp;[.A612]&amp;&quot;&lt;/span&gt;&lt;/div&gt;&lt;/div&gt;&quot;" office:value-type="string" office:string-value="&lt;div class=''entry ghost shiny lucky'' title=''litwick''&gt;&lt;div class=''pokemon'' style=''background-image:url(./pokemon/607.png)''&gt;&lt;span&gt;607&lt;/span&gt;&lt;/div&gt;&lt;/div&gt;" calcext:value-type="string">
            <text:p>&lt;div class=''entry ghost shiny lucky'' title=''litwick''&gt;&lt;div class=''pokemon'' style=''background-image:url(./pokemon/607.png)''&gt;&lt;span&gt;60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08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ghost</text:p>
          </table:table-cell>
          <table:table-cell table:style-name="Default" office:value-type="string" calcext:value-type="string">
            <text:p>fire</text:p>
          </table:table-cell>
          <table:table-cell table:number-columns-repeated="4"/>
          <table:table-cell table:formula="of:=&quot;&lt;div class=''entry &quot;&amp;[.D613]&amp;&quot; &quot;&amp;IF(ISTEXT([.F613]); [.F613]; IF(ISTEXT([.G613]); [.G613]; &quot;shiny&quot;) &amp; IF(ISTEXT([.H613]); &quot; &quot;&amp;[.H613]; &quot; lucky&quot;))&amp;&quot;'' title=''&quot;&amp;[.C613]&amp;&quot;''&gt;&lt;div class=''pokemon'' style=''background-image:url(./pokemon/&quot;&amp;[.B613]&amp;&quot;.png)''&gt;&lt;span&gt;&quot;&amp;[.A613]&amp;&quot;&lt;/span&gt;&lt;/div&gt;&lt;/div&gt;&quot;" office:value-type="string" office:string-value="&lt;div class=''entry ghost shiny lucky'' title=''lampent''&gt;&lt;div class=''pokemon'' style=''background-image:url(./pokemon/608.png)''&gt;&lt;span&gt;608&lt;/span&gt;&lt;/div&gt;&lt;/div&gt;" calcext:value-type="string">
            <text:p>&lt;div class=''entry ghost shiny lucky'' title=''lampent''&gt;&lt;div class=''pokemon'' style=''background-image:url(./pokemon/608.png)''&gt;&lt;span&gt;60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09</text:p>
          </table:table-cell>
          <table:table-cell office:value-type="string" calcext:value-type="string">
            <text:p>chandelure</text:p>
          </table:table-cell>
          <table:table-cell office:value-type="string" calcext:value-type="string">
            <text:p>ghost</text:p>
          </table:table-cell>
          <table:table-cell table:style-name="Default" office:value-type="string" calcext:value-type="string">
            <text:p>fire</text:p>
          </table:table-cell>
          <table:table-cell table:number-columns-repeated="4"/>
          <table:table-cell table:formula="of:=&quot;&lt;div class=''entry &quot;&amp;[.D614]&amp;&quot; &quot;&amp;IF(ISTEXT([.F614]); [.F614]; IF(ISTEXT([.G614]); [.G614]; &quot;shiny&quot;) &amp; IF(ISTEXT([.H614]); &quot; &quot;&amp;[.H614]; &quot; lucky&quot;))&amp;&quot;'' title=''&quot;&amp;[.C614]&amp;&quot;''&gt;&lt;div class=''pokemon'' style=''background-image:url(./pokemon/&quot;&amp;[.B614]&amp;&quot;.png)''&gt;&lt;span&gt;&quot;&amp;[.A614]&amp;&quot;&lt;/span&gt;&lt;/div&gt;&lt;/div&gt;&quot;" office:value-type="string" office:string-value="&lt;div class=''entry ghost shiny lucky'' title=''chandelure''&gt;&lt;div class=''pokemon'' style=''background-image:url(./pokemon/609.png)''&gt;&lt;span&gt;609&lt;/span&gt;&lt;/div&gt;&lt;/div&gt;" calcext:value-type="string">
            <text:p>&lt;div class=''entry ghost shiny lucky'' title=''chandelure''&gt;&lt;div class=''pokemon'' style=''background-image:url(./pokemon/609.png)''&gt;&lt;span&gt;60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10</text:p>
          </table:table-cell>
          <table:table-cell office:value-type="string" calcext:value-type="string">
            <text:p>axew</text:p>
          </table:table-cell>
          <table:table-cell office:value-type="string" calcext:value-type="string">
            <text:p>dragon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15]&amp;&quot; &quot;&amp;IF(ISTEXT([.F615]); [.F615]; IF(ISTEXT([.G615]); [.G615]; &quot;shiny&quot;) &amp; IF(ISTEXT([.H615]); &quot; &quot;&amp;[.H615]; &quot; lucky&quot;))&amp;&quot;'' title=''&quot;&amp;[.C615]&amp;&quot;''&gt;&lt;div class=''pokemon'' style=''background-image:url(./pokemon/&quot;&amp;[.B615]&amp;&quot;.png)''&gt;&lt;span&gt;&quot;&amp;[.A615]&amp;&quot;&lt;/span&gt;&lt;/div&gt;&lt;/div&gt;&quot;" office:value-type="string" office:string-value="&lt;div class=''entry dragon missingshiny lucky'' title=''axew''&gt;&lt;div class=''pokemon'' style=''background-image:url(./pokemon/610.png)''&gt;&lt;span&gt;610&lt;/span&gt;&lt;/div&gt;&lt;/div&gt;" calcext:value-type="string">
            <text:p>&lt;div class=''entry dragon missingshiny lucky'' title=''axew''&gt;&lt;div class=''pokemon'' style=''background-image:url(./pokemon/610.png)''&gt;&lt;span&gt;61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11</text:p>
          </table:table-cell>
          <table:table-cell office:value-type="string" calcext:value-type="string">
            <text:p>fraxure</text:p>
          </table:table-cell>
          <table:table-cell office:value-type="string" calcext:value-type="string">
            <text:p>dragon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16]&amp;&quot; &quot;&amp;IF(ISTEXT([.F616]); [.F616]; IF(ISTEXT([.G616]); [.G616]; &quot;shiny&quot;) &amp; IF(ISTEXT([.H616]); &quot; &quot;&amp;[.H616]; &quot; lucky&quot;))&amp;&quot;'' title=''&quot;&amp;[.C616]&amp;&quot;''&gt;&lt;div class=''pokemon'' style=''background-image:url(./pokemon/&quot;&amp;[.B616]&amp;&quot;.png)''&gt;&lt;span&gt;&quot;&amp;[.A616]&amp;&quot;&lt;/span&gt;&lt;/div&gt;&lt;/div&gt;&quot;" office:value-type="string" office:string-value="&lt;div class=''entry dragon missingshiny lucky'' title=''fraxure''&gt;&lt;div class=''pokemon'' style=''background-image:url(./pokemon/611.png)''&gt;&lt;span&gt;611&lt;/span&gt;&lt;/div&gt;&lt;/div&gt;" calcext:value-type="string">
            <text:p>&lt;div class=''entry dragon missingshiny lucky'' title=''fraxure''&gt;&lt;div class=''pokemon'' style=''background-image:url(./pokemon/611.png)''&gt;&lt;span&gt;61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12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agon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17]&amp;&quot; &quot;&amp;IF(ISTEXT([.F617]); [.F617]; IF(ISTEXT([.G617]); [.G617]; &quot;shiny&quot;) &amp; IF(ISTEXT([.H617]); &quot; &quot;&amp;[.H617]; &quot; lucky&quot;))&amp;&quot;'' title=''&quot;&amp;[.C617]&amp;&quot;''&gt;&lt;div class=''pokemon'' style=''background-image:url(./pokemon/&quot;&amp;[.B617]&amp;&quot;.png)''&gt;&lt;span&gt;&quot;&amp;[.A617]&amp;&quot;&lt;/span&gt;&lt;/div&gt;&lt;/div&gt;&quot;" office:value-type="string" office:string-value="&lt;div class=''entry dragon missingshiny lucky'' title=''haxorus''&gt;&lt;div class=''pokemon'' style=''background-image:url(./pokemon/612.png)''&gt;&lt;span&gt;612&lt;/span&gt;&lt;/div&gt;&lt;/div&gt;" calcext:value-type="string">
            <text:p>&lt;div class=''entry dragon missingshiny lucky'' title=''haxorus''&gt;&lt;div class=''pokemon'' style=''background-image:url(./pokemon/612.png)''&gt;&lt;span&gt;61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13</text:p>
          </table:table-cell>
          <table:table-cell office:value-type="string" calcext:value-type="string">
            <text:p>cubchoo</text:p>
          </table:table-cell>
          <table:table-cell office:value-type="string" calcext:value-type="string">
            <text:p>ice</text:p>
          </table:table-cell>
          <table:table-cell table:style-name="Default"/>
          <table:table-cell table:number-columns-repeated="4"/>
          <table:table-cell table:formula="of:=&quot;&lt;div class=''entry &quot;&amp;[.D618]&amp;&quot; &quot;&amp;IF(ISTEXT([.F618]); [.F618]; IF(ISTEXT([.G618]); [.G618]; &quot;shiny&quot;) &amp; IF(ISTEXT([.H618]); &quot; &quot;&amp;[.H618]; &quot; lucky&quot;))&amp;&quot;'' title=''&quot;&amp;[.C618]&amp;&quot;''&gt;&lt;div class=''pokemon'' style=''background-image:url(./pokemon/&quot;&amp;[.B618]&amp;&quot;.png)''&gt;&lt;span&gt;&quot;&amp;[.A618]&amp;&quot;&lt;/span&gt;&lt;/div&gt;&lt;/div&gt;&quot;" office:value-type="string" office:string-value="&lt;div class=''entry ice shiny lucky'' title=''cubchoo''&gt;&lt;div class=''pokemon'' style=''background-image:url(./pokemon/613.png)''&gt;&lt;span&gt;613&lt;/span&gt;&lt;/div&gt;&lt;/div&gt;" calcext:value-type="string">
            <text:p>&lt;div class=''entry ice shiny lucky'' title=''cubchoo''&gt;&lt;div class=''pokemon'' style=''background-image:url(./pokemon/613.png)''&gt;&lt;span&gt;61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14</text:p>
          </table:table-cell>
          <table:table-cell office:value-type="string" calcext:value-type="string">
            <text:p>beartic</text:p>
          </table:table-cell>
          <table:table-cell office:value-type="string" calcext:value-type="string">
            <text:p>ice</text:p>
          </table:table-cell>
          <table:table-cell table:style-name="Default"/>
          <table:table-cell table:number-columns-repeated="4"/>
          <table:table-cell table:formula="of:=&quot;&lt;div class=''entry &quot;&amp;[.D619]&amp;&quot; &quot;&amp;IF(ISTEXT([.F619]); [.F619]; IF(ISTEXT([.G619]); [.G619]; &quot;shiny&quot;) &amp; IF(ISTEXT([.H619]); &quot; &quot;&amp;[.H619]; &quot; lucky&quot;))&amp;&quot;'' title=''&quot;&amp;[.C619]&amp;&quot;''&gt;&lt;div class=''pokemon'' style=''background-image:url(./pokemon/&quot;&amp;[.B619]&amp;&quot;.png)''&gt;&lt;span&gt;&quot;&amp;[.A619]&amp;&quot;&lt;/span&gt;&lt;/div&gt;&lt;/div&gt;&quot;" office:value-type="string" office:string-value="&lt;div class=''entry ice shiny lucky'' title=''beartic''&gt;&lt;div class=''pokemon'' style=''background-image:url(./pokemon/614.png)''&gt;&lt;span&gt;614&lt;/span&gt;&lt;/div&gt;&lt;/div&gt;" calcext:value-type="string">
            <text:p>&lt;div class=''entry ice shiny lucky'' title=''beartic''&gt;&lt;div class=''pokemon'' style=''background-image:url(./pokemon/614.png)''&gt;&lt;span&gt;61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15</text:p>
          </table:table-cell>
          <table:table-cell office:value-type="string" calcext:value-type="string">
            <text:p>cryogonal</text:p>
          </table:table-cell>
          <table:table-cell office:value-type="string" calcext:value-type="string">
            <text:p>ice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620]&amp;&quot; &quot;&amp;IF(ISTEXT([.F620]); [.F620]; IF(ISTEXT([.G620]); [.G620]; &quot;shiny&quot;) &amp; IF(ISTEXT([.H620]); &quot; &quot;&amp;[.H620]; &quot; lucky&quot;))&amp;&quot;'' title=''&quot;&amp;[.C620]&amp;&quot;''&gt;&lt;div class=''pokemon'' style=''background-image:url(./pokemon/&quot;&amp;[.B620]&amp;&quot;.png)''&gt;&lt;span&gt;&quot;&amp;[.A620]&amp;&quot;&lt;/span&gt;&lt;/div&gt;&lt;/div&gt;&quot;" office:value-type="string" office:string-value="&lt;div class=''entry ice noshiny missinglucky'' title=''cryogonal''&gt;&lt;div class=''pokemon'' style=''background-image:url(./pokemon/615.png)''&gt;&lt;span&gt;615&lt;/span&gt;&lt;/div&gt;&lt;/div&gt;" calcext:value-type="string">
            <text:p>&lt;div class=''entry ice noshiny missinglucky'' title=''cryogonal''&gt;&lt;div class=''pokemon'' style=''background-image:url(./pokemon/615.png)''&gt;&lt;span&gt;61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16</text:p>
          </table:table-cell>
          <table:table-cell office:value-type="string" calcext:value-type="string">
            <text:p>shelmet</text:p>
          </table:table-cell>
          <table:table-cell office:value-type="string" calcext:value-type="string">
            <text:p>bug</text:p>
          </table:table-cell>
          <table:table-cell table:style-name="Default"/>
          <table:table-cell table:number-columns-repeated="4"/>
          <table:table-cell table:formula="of:=&quot;&lt;div class=''entry &quot;&amp;[.D621]&amp;&quot; &quot;&amp;IF(ISTEXT([.F621]); [.F621]; IF(ISTEXT([.G621]); [.G621]; &quot;shiny&quot;) &amp; IF(ISTEXT([.H621]); &quot; &quot;&amp;[.H621]; &quot; lucky&quot;))&amp;&quot;'' title=''&quot;&amp;[.C621]&amp;&quot;''&gt;&lt;div class=''pokemon'' style=''background-image:url(./pokemon/&quot;&amp;[.B621]&amp;&quot;.png)''&gt;&lt;span&gt;&quot;&amp;[.A621]&amp;&quot;&lt;/span&gt;&lt;/div&gt;&lt;/div&gt;&quot;" office:value-type="string" office:string-value="&lt;div class=''entry bug shiny lucky'' title=''shelmet''&gt;&lt;div class=''pokemon'' style=''background-image:url(./pokemon/616.png)''&gt;&lt;span&gt;616&lt;/span&gt;&lt;/div&gt;&lt;/div&gt;" calcext:value-type="string">
            <text:p>&lt;div class=''entry bug shiny lucky'' title=''shelmet''&gt;&lt;div class=''pokemon'' style=''background-image:url(./pokemon/616.png)''&gt;&lt;span&gt;61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17</text:p>
          </table:table-cell>
          <table:table-cell office:value-type="string" calcext:value-type="string">
            <text:p>accelgor</text:p>
          </table:table-cell>
          <table:table-cell office:value-type="string" calcext:value-type="string">
            <text:p>bug</text:p>
          </table:table-cell>
          <table:table-cell table:style-name="Default"/>
          <table:table-cell table:number-columns-repeated="4"/>
          <table:table-cell table:formula="of:=&quot;&lt;div class=''entry &quot;&amp;[.D622]&amp;&quot; &quot;&amp;IF(ISTEXT([.F622]); [.F622]; IF(ISTEXT([.G622]); [.G622]; &quot;shiny&quot;) &amp; IF(ISTEXT([.H622]); &quot; &quot;&amp;[.H622]; &quot; lucky&quot;))&amp;&quot;'' title=''&quot;&amp;[.C622]&amp;&quot;''&gt;&lt;div class=''pokemon'' style=''background-image:url(./pokemon/&quot;&amp;[.B622]&amp;&quot;.png)''&gt;&lt;span&gt;&quot;&amp;[.A622]&amp;&quot;&lt;/span&gt;&lt;/div&gt;&lt;/div&gt;&quot;" office:value-type="string" office:string-value="&lt;div class=''entry bug shiny lucky'' title=''accelgor''&gt;&lt;div class=''pokemon'' style=''background-image:url(./pokemon/617.png)''&gt;&lt;span&gt;617&lt;/span&gt;&lt;/div&gt;&lt;/div&gt;" calcext:value-type="string">
            <text:p>&lt;div class=''entry bug shiny lucky'' title=''accelgor''&gt;&lt;div class=''pokemon'' style=''background-image:url(./pokemon/617.png)''&gt;&lt;span&gt;61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18</text:p>
          </table:table-cell>
          <table:table-cell office:value-type="string" calcext:value-type="string">
            <text:p>stunfisk</text:p>
          </table:table-cell>
          <table:table-cell office:value-type="string" calcext:value-type="string">
            <text:p>ground</text:p>
          </table:table-cell>
          <table:table-cell table:style-name="Default" office:value-type="string" calcext:value-type="string">
            <text:p>electric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23]&amp;&quot; &quot;&amp;IF(ISTEXT([.F623]); [.F623]; IF(ISTEXT([.G623]); [.G623]; &quot;shiny&quot;) &amp; IF(ISTEXT([.H623]); &quot; &quot;&amp;[.H623]; &quot; lucky&quot;))&amp;&quot;'' title=''&quot;&amp;[.C623]&amp;&quot;''&gt;&lt;div class=''pokemon'' style=''background-image:url(./pokemon/&quot;&amp;[.B623]&amp;&quot;.png)''&gt;&lt;span&gt;&quot;&amp;[.A623]&amp;&quot;&lt;/span&gt;&lt;/div&gt;&lt;/div&gt;&quot;" office:value-type="string" office:string-value="&lt;div class=''entry ground missingshiny lucky'' title=''stunfisk''&gt;&lt;div class=''pokemon'' style=''background-image:url(./pokemon/618.png)''&gt;&lt;span&gt;618&lt;/span&gt;&lt;/div&gt;&lt;/div&gt;" calcext:value-type="string">
            <text:p>&lt;div class=''entry ground missingshiny lucky'' title=''stunfisk''&gt;&lt;div class=''pokemon'' style=''background-image:url(./pokemon/618.png)''&gt;&lt;span&gt;61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19</text:p>
          </table:table-cell>
          <table:table-cell office:value-type="string" calcext:value-type="string">
            <text:p>mienfoo</text:p>
          </table:table-cell>
          <table:table-cell office:value-type="string" calcext:value-type="string">
            <text:p>fighting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24]&amp;&quot; &quot;&amp;IF(ISTEXT([.F624]); [.F624]; IF(ISTEXT([.G624]); [.G624]; &quot;shiny&quot;) &amp; IF(ISTEXT([.H624]); &quot; &quot;&amp;[.H624]; &quot; lucky&quot;))&amp;&quot;'' title=''&quot;&amp;[.C624]&amp;&quot;''&gt;&lt;div class=''pokemon'' style=''background-image:url(./pokemon/&quot;&amp;[.B624]&amp;&quot;.png)''&gt;&lt;span&gt;&quot;&amp;[.A624]&amp;&quot;&lt;/span&gt;&lt;/div&gt;&lt;/div&gt;&quot;" office:value-type="string" office:string-value="&lt;div class=''entry fighting noshiny lucky'' title=''mienfoo''&gt;&lt;div class=''pokemon'' style=''background-image:url(./pokemon/619.png)''&gt;&lt;span&gt;619&lt;/span&gt;&lt;/div&gt;&lt;/div&gt;" calcext:value-type="string">
            <text:p>&lt;div class=''entry fighting noshiny lucky'' title=''mienfoo''&gt;&lt;div class=''pokemon'' style=''background-image:url(./pokemon/619.png)''&gt;&lt;span&gt;61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20</text:p>
          </table:table-cell>
          <table:table-cell office:value-type="string" calcext:value-type="string">
            <text:p>mienshao</text:p>
          </table:table-cell>
          <table:table-cell office:value-type="string" calcext:value-type="string">
            <text:p>fighting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25]&amp;&quot; &quot;&amp;IF(ISTEXT([.F625]); [.F625]; IF(ISTEXT([.G625]); [.G625]; &quot;shiny&quot;) &amp; IF(ISTEXT([.H625]); &quot; &quot;&amp;[.H625]; &quot; lucky&quot;))&amp;&quot;'' title=''&quot;&amp;[.C625]&amp;&quot;''&gt;&lt;div class=''pokemon'' style=''background-image:url(./pokemon/&quot;&amp;[.B625]&amp;&quot;.png)''&gt;&lt;span&gt;&quot;&amp;[.A625]&amp;&quot;&lt;/span&gt;&lt;/div&gt;&lt;/div&gt;&quot;" office:value-type="string" office:string-value="&lt;div class=''entry fighting noshiny lucky'' title=''mienshao''&gt;&lt;div class=''pokemon'' style=''background-image:url(./pokemon/620.png)''&gt;&lt;span&gt;620&lt;/span&gt;&lt;/div&gt;&lt;/div&gt;" calcext:value-type="string">
            <text:p>&lt;div class=''entry fighting noshiny lucky'' title=''mienshao''&gt;&lt;div class=''pokemon'' style=''background-image:url(./pokemon/620.png)''&gt;&lt;span&gt;62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2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26]&amp;&quot; &quot;&amp;IF(ISTEXT([.F626]); [.F626]; IF(ISTEXT([.G626]); [.G626]; &quot;shiny&quot;) &amp; IF(ISTEXT([.H626]); &quot; &quot;&amp;[.H626]; &quot; lucky&quot;))&amp;&quot;'' title=''&quot;&amp;[.C626]&amp;&quot;''&gt;&lt;div class=''pokemon'' style=''background-image:url(./pokemon/&quot;&amp;[.B626]&amp;&quot;.png)''&gt;&lt;span&gt;&quot;&amp;[.A626]&amp;&quot;&lt;/span&gt;&lt;/div&gt;&lt;/div&gt;&quot;" office:value-type="string" office:string-value="&lt;div class=''entry dragon missingshiny lucky'' title=''druddigon''&gt;&lt;div class=''pokemon'' style=''background-image:url(./pokemon/621.png)''&gt;&lt;span&gt;621&lt;/span&gt;&lt;/div&gt;&lt;/div&gt;" calcext:value-type="string">
            <text:p>&lt;div class=''entry dragon missingshiny lucky'' title=''druddigon''&gt;&lt;div class=''pokemon'' style=''background-image:url(./pokemon/621.png)''&gt;&lt;span&gt;62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22</text:p>
          </table:table-cell>
          <table:table-cell office:value-type="string" calcext:value-type="string">
            <text:p>golett</text:p>
          </table:table-cell>
          <table:table-cell office:value-type="string" calcext:value-type="string">
            <text:p>ground</text:p>
          </table:table-cell>
          <table:table-cell table:style-name="Default" office:value-type="string" calcext:value-type="string">
            <text:p>ghost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27]&amp;&quot; &quot;&amp;IF(ISTEXT([.F627]); [.F627]; IF(ISTEXT([.G627]); [.G627]; &quot;shiny&quot;) &amp; IF(ISTEXT([.H627]); &quot; &quot;&amp;[.H627]; &quot; lucky&quot;))&amp;&quot;'' title=''&quot;&amp;[.C627]&amp;&quot;''&gt;&lt;div class=''pokemon'' style=''background-image:url(./pokemon/&quot;&amp;[.B627]&amp;&quot;.png)''&gt;&lt;span&gt;&quot;&amp;[.A627]&amp;&quot;&lt;/span&gt;&lt;/div&gt;&lt;/div&gt;&quot;" office:value-type="string" office:string-value="&lt;div class=''entry ground noshiny lucky'' title=''golett''&gt;&lt;div class=''pokemon'' style=''background-image:url(./pokemon/622.png)''&gt;&lt;span&gt;622&lt;/span&gt;&lt;/div&gt;&lt;/div&gt;" calcext:value-type="string">
            <text:p>&lt;div class=''entry ground noshiny lucky'' title=''golett''&gt;&lt;div class=''pokemon'' style=''background-image:url(./pokemon/622.png)''&gt;&lt;span&gt;62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23</text:p>
          </table:table-cell>
          <table:table-cell office:value-type="string" calcext:value-type="string">
            <text:p>golurk</text:p>
          </table:table-cell>
          <table:table-cell office:value-type="string" calcext:value-type="string">
            <text:p>ground</text:p>
          </table:table-cell>
          <table:table-cell table:style-name="Default" office:value-type="string" calcext:value-type="string">
            <text:p>ghost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28]&amp;&quot; &quot;&amp;IF(ISTEXT([.F628]); [.F628]; IF(ISTEXT([.G628]); [.G628]; &quot;shiny&quot;) &amp; IF(ISTEXT([.H628]); &quot; &quot;&amp;[.H628]; &quot; lucky&quot;))&amp;&quot;'' title=''&quot;&amp;[.C628]&amp;&quot;''&gt;&lt;div class=''pokemon'' style=''background-image:url(./pokemon/&quot;&amp;[.B628]&amp;&quot;.png)''&gt;&lt;span&gt;&quot;&amp;[.A628]&amp;&quot;&lt;/span&gt;&lt;/div&gt;&lt;/div&gt;&quot;" office:value-type="string" office:string-value="&lt;div class=''entry ground noshiny lucky'' title=''golurk''&gt;&lt;div class=''pokemon'' style=''background-image:url(./pokemon/623.png)''&gt;&lt;span&gt;623&lt;/span&gt;&lt;/div&gt;&lt;/div&gt;" calcext:value-type="string">
            <text:p>&lt;div class=''entry ground noshiny lucky'' title=''golurk''&gt;&lt;div class=''pokemon'' style=''background-image:url(./pokemon/623.png)''&gt;&lt;span&gt;62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24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steel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29]&amp;&quot; &quot;&amp;IF(ISTEXT([.F629]); [.F629]; IF(ISTEXT([.G629]); [.G629]; &quot;shiny&quot;) &amp; IF(ISTEXT([.H629]); &quot; &quot;&amp;[.H629]; &quot; lucky&quot;))&amp;&quot;'' title=''&quot;&amp;[.C629]&amp;&quot;''&gt;&lt;div class=''pokemon'' style=''background-image:url(./pokemon/&quot;&amp;[.B629]&amp;&quot;.png)''&gt;&lt;span&gt;&quot;&amp;[.A629]&amp;&quot;&lt;/span&gt;&lt;/div&gt;&lt;/div&gt;&quot;" office:value-type="string" office:string-value="&lt;div class=''entry dark missingshiny lucky'' title=''pawniard''&gt;&lt;div class=''pokemon'' style=''background-image:url(./pokemon/624.png)''&gt;&lt;span&gt;624&lt;/span&gt;&lt;/div&gt;&lt;/div&gt;" calcext:value-type="string">
            <text:p>&lt;div class=''entry dark missingshiny lucky'' title=''pawniard''&gt;&lt;div class=''pokemon'' style=''background-image:url(./pokemon/624.png)''&gt;&lt;span&gt;62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25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steel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30]&amp;&quot; &quot;&amp;IF(ISTEXT([.F630]); [.F630]; IF(ISTEXT([.G630]); [.G630]; &quot;shiny&quot;) &amp; IF(ISTEXT([.H630]); &quot; &quot;&amp;[.H630]; &quot; lucky&quot;))&amp;&quot;'' title=''&quot;&amp;[.C630]&amp;&quot;''&gt;&lt;div class=''pokemon'' style=''background-image:url(./pokemon/&quot;&amp;[.B630]&amp;&quot;.png)''&gt;&lt;span&gt;&quot;&amp;[.A630]&amp;&quot;&lt;/span&gt;&lt;/div&gt;&lt;/div&gt;&quot;" office:value-type="string" office:string-value="&lt;div class=''entry dark missingshiny lucky'' title=''bisharp''&gt;&lt;div class=''pokemon'' style=''background-image:url(./pokemon/625.png)''&gt;&lt;span&gt;625&lt;/span&gt;&lt;/div&gt;&lt;/div&gt;" calcext:value-type="string">
            <text:p>&lt;div class=''entry dark missingshiny lucky'' title=''bisharp''&gt;&lt;div class=''pokemon'' style=''background-image:url(./pokemon/625.png)''&gt;&lt;span&gt;62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26</text:p>
          </table:table-cell>
          <table:table-cell office:value-type="string" calcext:value-type="string">
            <text:p>bouffalant</text:p>
          </table:table-cell>
          <table:table-cell office:value-type="string" calcext:value-type="string">
            <text:p>normal</text:p>
          </table:table-cell>
          <table:table-cell table:style-name="Default"/>
          <table:table-cell office:value-type="string" calcext:value-type="string">
            <text:p>missing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631]&amp;&quot; &quot;&amp;IF(ISTEXT([.F631]); [.F631]; IF(ISTEXT([.G631]); [.G631]; &quot;shiny&quot;) &amp; IF(ISTEXT([.H631]); &quot; &quot;&amp;[.H631]; &quot; lucky&quot;))&amp;&quot;'' title=''&quot;&amp;[.C631]&amp;&quot;''&gt;&lt;div class=''pokemon'' style=''background-image:url(./pokemon/&quot;&amp;[.B631]&amp;&quot;.png)''&gt;&lt;span&gt;&quot;&amp;[.A631]&amp;&quot;&lt;/span&gt;&lt;/div&gt;&lt;/div&gt;&quot;" office:value-type="string" office:string-value="&lt;div class=''entry normal missing'' title=''bouffalant''&gt;&lt;div class=''pokemon'' style=''background-image:url(./pokemon/626.png)''&gt;&lt;span&gt;626&lt;/span&gt;&lt;/div&gt;&lt;/div&gt;" calcext:value-type="string">
            <text:p>&lt;div class=''entry normal missing'' title=''bouffalant''&gt;&lt;div class=''pokemon'' style=''background-image:url(./pokemon/626.png)''&gt;&lt;span&gt;62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27</text:p>
          </table:table-cell>
          <table:table-cell office:value-type="string" calcext:value-type="string">
            <text:p>rufflet</text:p>
          </table:table-cell>
          <table:table-cell office:value-type="string" calcext:value-type="string">
            <text:p>normal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632]&amp;&quot; &quot;&amp;IF(ISTEXT([.F632]); [.F632]; IF(ISTEXT([.G632]); [.G632]; &quot;shiny&quot;) &amp; IF(ISTEXT([.H632]); &quot; &quot;&amp;[.H632]; &quot; lucky&quot;))&amp;&quot;'' title=''&quot;&amp;[.C632]&amp;&quot;''&gt;&lt;div class=''pokemon'' style=''background-image:url(./pokemon/&quot;&amp;[.B632]&amp;&quot;.png)''&gt;&lt;span&gt;&quot;&amp;[.A632]&amp;&quot;&lt;/span&gt;&lt;/div&gt;&lt;/div&gt;&quot;" office:value-type="string" office:string-value="&lt;div class=''entry normal shiny lucky'' title=''rufflet''&gt;&lt;div class=''pokemon'' style=''background-image:url(./pokemon/627.png)''&gt;&lt;span&gt;627&lt;/span&gt;&lt;/div&gt;&lt;/div&gt;" calcext:value-type="string">
            <text:p>&lt;div class=''entry normal shiny lucky'' title=''rufflet''&gt;&lt;div class=''pokemon'' style=''background-image:url(./pokemon/627.png)''&gt;&lt;span&gt;62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28</text:p>
          </table:table-cell>
          <table:table-cell office:value-type="string" calcext:value-type="string">
            <text:p>braviary</text:p>
          </table:table-cell>
          <table:table-cell office:value-type="string" calcext:value-type="string">
            <text:p>normal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633]&amp;&quot; &quot;&amp;IF(ISTEXT([.F633]); [.F633]; IF(ISTEXT([.G633]); [.G633]; &quot;shiny&quot;) &amp; IF(ISTEXT([.H633]); &quot; &quot;&amp;[.H633]; &quot; lucky&quot;))&amp;&quot;'' title=''&quot;&amp;[.C633]&amp;&quot;''&gt;&lt;div class=''pokemon'' style=''background-image:url(./pokemon/&quot;&amp;[.B633]&amp;&quot;.png)''&gt;&lt;span&gt;&quot;&amp;[.A633]&amp;&quot;&lt;/span&gt;&lt;/div&gt;&lt;/div&gt;&quot;" office:value-type="string" office:string-value="&lt;div class=''entry normal shiny lucky'' title=''braviary''&gt;&lt;div class=''pokemon'' style=''background-image:url(./pokemon/628.png)''&gt;&lt;span&gt;628&lt;/span&gt;&lt;/div&gt;&lt;/div&gt;" calcext:value-type="string">
            <text:p>&lt;div class=''entry normal shiny lucky'' title=''braviary''&gt;&lt;div class=''pokemon'' style=''background-image:url(./pokemon/628.png)''&gt;&lt;span&gt;62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29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634]&amp;&quot; &quot;&amp;IF(ISTEXT([.F634]); [.F634]; IF(ISTEXT([.G634]); [.G634]; &quot;shiny&quot;) &amp; IF(ISTEXT([.H634]); &quot; &quot;&amp;[.H634]; &quot; lucky&quot;))&amp;&quot;'' title=''&quot;&amp;[.C634]&amp;&quot;''&gt;&lt;div class=''pokemon'' style=''background-image:url(./pokemon/&quot;&amp;[.B634]&amp;&quot;.png)''&gt;&lt;span&gt;&quot;&amp;[.A634]&amp;&quot;&lt;/span&gt;&lt;/div&gt;&lt;/div&gt;&quot;" office:value-type="string" office:string-value="&lt;div class=''entry dark shiny lucky'' title=''vullaby''&gt;&lt;div class=''pokemon'' style=''background-image:url(./pokemon/629.png)''&gt;&lt;span&gt;629&lt;/span&gt;&lt;/div&gt;&lt;/div&gt;" calcext:value-type="string">
            <text:p>&lt;div class=''entry dark shiny lucky'' title=''vullaby''&gt;&lt;div class=''pokemon'' style=''background-image:url(./pokemon/629.png)''&gt;&lt;span&gt;62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30</text:p>
          </table:table-cell>
          <table:table-cell office:value-type="string" calcext:value-type="string">
            <text:p>mandibuzz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635]&amp;&quot; &quot;&amp;IF(ISTEXT([.F635]); [.F635]; IF(ISTEXT([.G635]); [.G635]; &quot;shiny&quot;) &amp; IF(ISTEXT([.H635]); &quot; &quot;&amp;[.H635]; &quot; lucky&quot;))&amp;&quot;'' title=''&quot;&amp;[.C635]&amp;&quot;''&gt;&lt;div class=''pokemon'' style=''background-image:url(./pokemon/&quot;&amp;[.B635]&amp;&quot;.png)''&gt;&lt;span&gt;&quot;&amp;[.A635]&amp;&quot;&lt;/span&gt;&lt;/div&gt;&lt;/div&gt;&quot;" office:value-type="string" office:string-value="&lt;div class=''entry dark shiny lucky'' title=''mandibuzz''&gt;&lt;div class=''pokemon'' style=''background-image:url(./pokemon/630.png)''&gt;&lt;span&gt;630&lt;/span&gt;&lt;/div&gt;&lt;/div&gt;" calcext:value-type="string">
            <text:p>&lt;div class=''entry dark shiny lucky'' title=''mandibuzz''&gt;&lt;div class=''pokemon'' style=''background-image:url(./pokemon/630.png)''&gt;&lt;span&gt;63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31</text:p>
          </table:table-cell>
          <table:table-cell office:value-type="string" calcext:value-type="string">
            <text:p>heatmor</text:p>
          </table:table-cell>
          <table:table-cell office:value-type="string" calcext:value-type="string">
            <text:p>fire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36]&amp;&quot; &quot;&amp;IF(ISTEXT([.F636]); [.F636]; IF(ISTEXT([.G636]); [.G636]; &quot;shiny&quot;) &amp; IF(ISTEXT([.H636]); &quot; &quot;&amp;[.H636]; &quot; lucky&quot;))&amp;&quot;'' title=''&quot;&amp;[.C636]&amp;&quot;''&gt;&lt;div class=''pokemon'' style=''background-image:url(./pokemon/&quot;&amp;[.B636]&amp;&quot;.png)''&gt;&lt;span&gt;&quot;&amp;[.A636]&amp;&quot;&lt;/span&gt;&lt;/div&gt;&lt;/div&gt;&quot;" office:value-type="string" office:string-value="&lt;div class=''entry fire noshiny lucky'' title=''heatmor''&gt;&lt;div class=''pokemon'' style=''background-image:url(./pokemon/631.png)''&gt;&lt;span&gt;631&lt;/span&gt;&lt;/div&gt;&lt;/div&gt;" calcext:value-type="string">
            <text:p>&lt;div class=''entry fire noshiny lucky'' title=''heatmor''&gt;&lt;div class=''pokemon'' style=''background-image:url(./pokemon/631.png)''&gt;&lt;span&gt;63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32</text:p>
          </table:table-cell>
          <table:table-cell office:value-type="string" calcext:value-type="string">
            <text:p>durant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steel</text:p>
          </table:table-cell>
          <table:table-cell table:number-columns-repeated="4"/>
          <table:table-cell table:formula="of:=&quot;&lt;div class=''entry &quot;&amp;[.D637]&amp;&quot; &quot;&amp;IF(ISTEXT([.F637]); [.F637]; IF(ISTEXT([.G637]); [.G637]; &quot;shiny&quot;) &amp; IF(ISTEXT([.H637]); &quot; &quot;&amp;[.H637]; &quot; lucky&quot;))&amp;&quot;'' title=''&quot;&amp;[.C637]&amp;&quot;''&gt;&lt;div class=''pokemon'' style=''background-image:url(./pokemon/&quot;&amp;[.B637]&amp;&quot;.png)''&gt;&lt;span&gt;&quot;&amp;[.A637]&amp;&quot;&lt;/span&gt;&lt;/div&gt;&lt;/div&gt;&quot;" office:value-type="string" office:string-value="&lt;div class=''entry bug shiny lucky'' title=''durant''&gt;&lt;div class=''pokemon'' style=''background-image:url(./pokemon/632.png)''&gt;&lt;span&gt;632&lt;/span&gt;&lt;/div&gt;&lt;/div&gt;" calcext:value-type="string">
            <text:p>&lt;div class=''entry bug shiny lucky'' title=''durant''&gt;&lt;div class=''pokemon'' style=''background-image:url(./pokemon/632.png)''&gt;&lt;span&gt;63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33</text:p>
          </table:table-cell>
          <table:table-cell office:value-type="string" calcext:value-type="string">
            <text:p>deino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dragon</text:p>
          </table:table-cell>
          <table:table-cell table:number-columns-repeated="4"/>
          <table:table-cell table:formula="of:=&quot;&lt;div class=''entry &quot;&amp;[.D638]&amp;&quot; &quot;&amp;IF(ISTEXT([.F638]); [.F638]; IF(ISTEXT([.G638]); [.G638]; &quot;shiny&quot;) &amp; IF(ISTEXT([.H638]); &quot; &quot;&amp;[.H638]; &quot; lucky&quot;))&amp;&quot;'' title=''&quot;&amp;[.C638]&amp;&quot;''&gt;&lt;div class=''pokemon'' style=''background-image:url(./pokemon/&quot;&amp;[.B638]&amp;&quot;.png)''&gt;&lt;span&gt;&quot;&amp;[.A638]&amp;&quot;&lt;/span&gt;&lt;/div&gt;&lt;/div&gt;&quot;" office:value-type="string" office:string-value="&lt;div class=''entry dark shiny lucky'' title=''deino''&gt;&lt;div class=''pokemon'' style=''background-image:url(./pokemon/633.png)''&gt;&lt;span&gt;633&lt;/span&gt;&lt;/div&gt;&lt;/div&gt;" calcext:value-type="string">
            <text:p>&lt;div class=''entry dark shiny lucky'' title=''deino''&gt;&lt;div class=''pokemon'' style=''background-image:url(./pokemon/633.png)''&gt;&lt;span&gt;63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34</text:p>
          </table:table-cell>
          <table:table-cell office:value-type="string" calcext:value-type="string">
            <text:p>zweilous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dragon</text:p>
          </table:table-cell>
          <table:table-cell table:number-columns-repeated="4"/>
          <table:table-cell table:formula="of:=&quot;&lt;div class=''entry &quot;&amp;[.D639]&amp;&quot; &quot;&amp;IF(ISTEXT([.F639]); [.F639]; IF(ISTEXT([.G639]); [.G639]; &quot;shiny&quot;) &amp; IF(ISTEXT([.H639]); &quot; &quot;&amp;[.H639]; &quot; lucky&quot;))&amp;&quot;'' title=''&quot;&amp;[.C639]&amp;&quot;''&gt;&lt;div class=''pokemon'' style=''background-image:url(./pokemon/&quot;&amp;[.B639]&amp;&quot;.png)''&gt;&lt;span&gt;&quot;&amp;[.A639]&amp;&quot;&lt;/span&gt;&lt;/div&gt;&lt;/div&gt;&quot;" office:value-type="string" office:string-value="&lt;div class=''entry dark shiny lucky'' title=''zweilous''&gt;&lt;div class=''pokemon'' style=''background-image:url(./pokemon/634.png)''&gt;&lt;span&gt;634&lt;/span&gt;&lt;/div&gt;&lt;/div&gt;" calcext:value-type="string">
            <text:p>&lt;div class=''entry dark shiny lucky'' title=''zweilous''&gt;&lt;div class=''pokemon'' style=''background-image:url(./pokemon/634.png)''&gt;&lt;span&gt;63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35</text:p>
          </table:table-cell>
          <table:table-cell office:value-type="string" calcext:value-type="string">
            <text:p>hydreigon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dragon</text:p>
          </table:table-cell>
          <table:table-cell table:number-columns-repeated="4"/>
          <table:table-cell table:formula="of:=&quot;&lt;div class=''entry &quot;&amp;[.D640]&amp;&quot; &quot;&amp;IF(ISTEXT([.F640]); [.F640]; IF(ISTEXT([.G640]); [.G640]; &quot;shiny&quot;) &amp; IF(ISTEXT([.H640]); &quot; &quot;&amp;[.H640]; &quot; lucky&quot;))&amp;&quot;'' title=''&quot;&amp;[.C640]&amp;&quot;''&gt;&lt;div class=''pokemon'' style=''background-image:url(./pokemon/&quot;&amp;[.B640]&amp;&quot;.png)''&gt;&lt;span&gt;&quot;&amp;[.A640]&amp;&quot;&lt;/span&gt;&lt;/div&gt;&lt;/div&gt;&quot;" office:value-type="string" office:string-value="&lt;div class=''entry dark shiny lucky'' title=''hydreigon''&gt;&lt;div class=''pokemon'' style=''background-image:url(./pokemon/635.png)''&gt;&lt;span&gt;635&lt;/span&gt;&lt;/div&gt;&lt;/div&gt;" calcext:value-type="string">
            <text:p>&lt;div class=''entry dark shiny lucky'' title=''hydreigon''&gt;&lt;div class=''pokemon'' style=''background-image:url(./pokemon/635.png)''&gt;&lt;span&gt;63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36</text:p>
          </table:table-cell>
          <table:table-cell office:value-type="string" calcext:value-type="string">
            <text:p>larvesta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fire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641]&amp;&quot; &quot;&amp;IF(ISTEXT([.F641]); [.F641]; IF(ISTEXT([.G641]); [.G641]; &quot;shiny&quot;) &amp; IF(ISTEXT([.H641]); &quot; &quot;&amp;[.H641]; &quot; lucky&quot;))&amp;&quot;'' title=''&quot;&amp;[.C641]&amp;&quot;''&gt;&lt;div class=''pokemon'' style=''background-image:url(./pokemon/&quot;&amp;[.B641]&amp;&quot;.png)''&gt;&lt;span&gt;&quot;&amp;[.A641]&amp;&quot;&lt;/span&gt;&lt;/div&gt;&lt;/div&gt;&quot;" office:value-type="string" office:string-value="&lt;div class=''entry bug missing'' title=''larvesta''&gt;&lt;div class=''pokemon'' style=''background-image:url(./pokemon/636.png)''&gt;&lt;span&gt;636&lt;/span&gt;&lt;/div&gt;&lt;/div&gt;" calcext:value-type="string">
            <text:p>&lt;div class=''entry bug missing'' title=''larvesta''&gt;&lt;div class=''pokemon'' style=''background-image:url(./pokemon/636.png)''&gt;&lt;span&gt;63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37</text:p>
          </table:table-cell>
          <table:table-cell office:value-type="string" calcext:value-type="string">
            <text:p>volcarona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fire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642]&amp;&quot; &quot;&amp;IF(ISTEXT([.F642]); [.F642]; IF(ISTEXT([.G642]); [.G642]; &quot;shiny&quot;) &amp; IF(ISTEXT([.H642]); &quot; &quot;&amp;[.H642]; &quot; lucky&quot;))&amp;&quot;'' title=''&quot;&amp;[.C642]&amp;&quot;''&gt;&lt;div class=''pokemon'' style=''background-image:url(./pokemon/&quot;&amp;[.B642]&amp;&quot;.png)''&gt;&lt;span&gt;&quot;&amp;[.A642]&amp;&quot;&lt;/span&gt;&lt;/div&gt;&lt;/div&gt;&quot;" office:value-type="string" office:string-value="&lt;div class=''entry bug missing'' title=''volcarona''&gt;&lt;div class=''pokemon'' style=''background-image:url(./pokemon/637.png)''&gt;&lt;span&gt;637&lt;/span&gt;&lt;/div&gt;&lt;/div&gt;" calcext:value-type="string">
            <text:p>&lt;div class=''entry bug missing'' title=''volcarona''&gt;&lt;div class=''pokemon'' style=''background-image:url(./pokemon/637.png)''&gt;&lt;span&gt;63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38</text:p>
          </table:table-cell>
          <table:table-cell office:value-type="string" calcext:value-type="string">
            <text:p>cobalion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fighting</text:p>
          </table:table-cell>
          <table:table-cell table:number-columns-repeated="4"/>
          <table:table-cell table:formula="of:=&quot;&lt;div class=''entry &quot;&amp;[.D643]&amp;&quot; &quot;&amp;IF(ISTEXT([.F643]); [.F643]; IF(ISTEXT([.G643]); [.G643]; &quot;shiny&quot;) &amp; IF(ISTEXT([.H643]); &quot; &quot;&amp;[.H643]; &quot; lucky&quot;))&amp;&quot;'' title=''&quot;&amp;[.C643]&amp;&quot;''&gt;&lt;div class=''pokemon'' style=''background-image:url(./pokemon/&quot;&amp;[.B643]&amp;&quot;.png)''&gt;&lt;span&gt;&quot;&amp;[.A643]&amp;&quot;&lt;/span&gt;&lt;/div&gt;&lt;/div&gt;&quot;" office:value-type="string" office:string-value="&lt;div class=''entry steel shiny lucky'' title=''cobalion''&gt;&lt;div class=''pokemon'' style=''background-image:url(./pokemon/638.png)''&gt;&lt;span&gt;638&lt;/span&gt;&lt;/div&gt;&lt;/div&gt;" calcext:value-type="string">
            <text:p>&lt;div class=''entry steel shiny lucky'' title=''cobalion''&gt;&lt;div class=''pokemon'' style=''background-image:url(./pokemon/638.png)''&gt;&lt;span&gt;63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39</text:p>
          </table:table-cell>
          <table:table-cell office:value-type="string" calcext:value-type="string">
            <text:p>terrakion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fighting</text:p>
          </table:table-cell>
          <table:table-cell table:number-columns-repeated="4"/>
          <table:table-cell table:formula="of:=&quot;&lt;div class=''entry &quot;&amp;[.D644]&amp;&quot; &quot;&amp;IF(ISTEXT([.F644]); [.F644]; IF(ISTEXT([.G644]); [.G644]; &quot;shiny&quot;) &amp; IF(ISTEXT([.H644]); &quot; &quot;&amp;[.H644]; &quot; lucky&quot;))&amp;&quot;'' title=''&quot;&amp;[.C644]&amp;&quot;''&gt;&lt;div class=''pokemon'' style=''background-image:url(./pokemon/&quot;&amp;[.B644]&amp;&quot;.png)''&gt;&lt;span&gt;&quot;&amp;[.A644]&amp;&quot;&lt;/span&gt;&lt;/div&gt;&lt;/div&gt;&quot;" office:value-type="string" office:string-value="&lt;div class=''entry rock shiny lucky'' title=''terrakion''&gt;&lt;div class=''pokemon'' style=''background-image:url(./pokemon/639.png)''&gt;&lt;span&gt;639&lt;/span&gt;&lt;/div&gt;&lt;/div&gt;" calcext:value-type="string">
            <text:p>&lt;div class=''entry rock shiny lucky'' title=''terrakion''&gt;&lt;div class=''pokemon'' style=''background-image:url(./pokemon/639.png)''&gt;&lt;span&gt;63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40</text:p>
          </table:table-cell>
          <table:table-cell office:value-type="string" calcext:value-type="string">
            <text:p>virizion</text:p>
          </table:table-cell>
          <table:table-cell office:value-type="string" calcext:value-type="string">
            <text:p>grass</text:p>
          </table:table-cell>
          <table:table-cell table:style-name="Default" office:value-type="string" calcext:value-type="string">
            <text:p>fighting</text:p>
          </table:table-cell>
          <table:table-cell table:number-columns-repeated="4"/>
          <table:table-cell table:formula="of:=&quot;&lt;div class=''entry &quot;&amp;[.D645]&amp;&quot; &quot;&amp;IF(ISTEXT([.F645]); [.F645]; IF(ISTEXT([.G645]); [.G645]; &quot;shiny&quot;) &amp; IF(ISTEXT([.H645]); &quot; &quot;&amp;[.H645]; &quot; lucky&quot;))&amp;&quot;'' title=''&quot;&amp;[.C645]&amp;&quot;''&gt;&lt;div class=''pokemon'' style=''background-image:url(./pokemon/&quot;&amp;[.B645]&amp;&quot;.png)''&gt;&lt;span&gt;&quot;&amp;[.A645]&amp;&quot;&lt;/span&gt;&lt;/div&gt;&lt;/div&gt;&quot;" office:value-type="string" office:string-value="&lt;div class=''entry grass shiny lucky'' title=''virizion''&gt;&lt;div class=''pokemon'' style=''background-image:url(./pokemon/640.png)''&gt;&lt;span&gt;640&lt;/span&gt;&lt;/div&gt;&lt;/div&gt;" calcext:value-type="string">
            <text:p>&lt;div class=''entry grass shiny lucky'' title=''virizion''&gt;&lt;div class=''pokemon'' style=''background-image:url(./pokemon/640.png)''&gt;&lt;span&gt;64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41</text:p>
          </table:table-cell>
          <table:table-cell office:value-type="string" calcext:value-type="string">
            <text:p>tornadus</text:p>
          </table:table-cell>
          <table:table-cell office:value-type="string" calcext:value-type="string">
            <text:p>flying</text:p>
          </table:table-cell>
          <table:table-cell table:style-name="Default"/>
          <table:table-cell table:number-columns-repeated="4"/>
          <table:table-cell table:formula="of:=&quot;&lt;div class=''entry &quot;&amp;[.D646]&amp;&quot; &quot;&amp;IF(ISTEXT([.F646]); [.F646]; IF(ISTEXT([.G646]); [.G646]; &quot;shiny&quot;) &amp; IF(ISTEXT([.H646]); &quot; &quot;&amp;[.H646]; &quot; lucky&quot;))&amp;&quot;'' title=''&quot;&amp;[.C646]&amp;&quot;''&gt;&lt;div class=''pokemon'' style=''background-image:url(./pokemon/&quot;&amp;[.B646]&amp;&quot;.png)''&gt;&lt;span&gt;&quot;&amp;[.A646]&amp;&quot;&lt;/span&gt;&lt;/div&gt;&lt;/div&gt;&quot;" office:value-type="string" office:string-value="&lt;div class=''entry flying shiny lucky'' title=''tornadus''&gt;&lt;div class=''pokemon'' style=''background-image:url(./pokemon/641.png)''&gt;&lt;span&gt;641&lt;/span&gt;&lt;/div&gt;&lt;/div&gt;" calcext:value-type="string">
            <text:p>&lt;div class=''entry flying shiny lucky'' title=''tornadus''&gt;&lt;div class=''pokemon'' style=''background-image:url(./pokemon/641.png)''&gt;&lt;span&gt;64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42</text:p>
          </table:table-cell>
          <table:table-cell office:value-type="string" calcext:value-type="string">
            <text:p>thundurus</text:p>
          </table:table-cell>
          <table:table-cell office:value-type="string" calcext:value-type="string">
            <text:p>electric</text:p>
          </table:table-cell>
          <table:table-cell table:style-name="Default" office:value-type="string" calcext:value-type="string">
            <text:p>flying</text:p>
          </table:table-cell>
          <table:table-cell table:number-columns-repeated="2"/>
          <table:table-cell office:value-type="string" calcext:value-type="string">
            <text:p>missinglucky</text:p>
          </table:table-cell>
          <table:table-cell/>
          <table:table-cell table:formula="of:=&quot;&lt;div class=''entry &quot;&amp;[.D647]&amp;&quot; &quot;&amp;IF(ISTEXT([.F647]); [.F647]; IF(ISTEXT([.G647]); [.G647]; &quot;shiny&quot;) &amp; IF(ISTEXT([.H647]); &quot; &quot;&amp;[.H647]; &quot; lucky&quot;))&amp;&quot;'' title=''&quot;&amp;[.C647]&amp;&quot;''&gt;&lt;div class=''pokemon'' style=''background-image:url(./pokemon/&quot;&amp;[.B647]&amp;&quot;.png)''&gt;&lt;span&gt;&quot;&amp;[.A647]&amp;&quot;&lt;/span&gt;&lt;/div&gt;&lt;/div&gt;&quot;" office:value-type="string" office:string-value="&lt;div class=''entry electric shiny missinglucky'' title=''thundurus''&gt;&lt;div class=''pokemon'' style=''background-image:url(./pokemon/642.png)''&gt;&lt;span&gt;642&lt;/span&gt;&lt;/div&gt;&lt;/div&gt;" calcext:value-type="string">
            <text:p>&lt;div class=''entry electric shiny missinglucky'' title=''thundurus''&gt;&lt;div class=''pokemon'' style=''background-image:url(./pokemon/642.png)''&gt;&lt;span&gt;64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43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fire</text:p>
          </table:table-cell>
          <table:table-cell table:number-columns-repeated="4"/>
          <table:table-cell table:formula="of:=&quot;&lt;div class=''entry &quot;&amp;[.D648]&amp;&quot; &quot;&amp;IF(ISTEXT([.F648]); [.F648]; IF(ISTEXT([.G648]); [.G648]; &quot;shiny&quot;) &amp; IF(ISTEXT([.H648]); &quot; &quot;&amp;[.H648]; &quot; lucky&quot;))&amp;&quot;'' title=''&quot;&amp;[.C648]&amp;&quot;''&gt;&lt;div class=''pokemon'' style=''background-image:url(./pokemon/&quot;&amp;[.B648]&amp;&quot;.png)''&gt;&lt;span&gt;&quot;&amp;[.A648]&amp;&quot;&lt;/span&gt;&lt;/div&gt;&lt;/div&gt;&quot;" office:value-type="string" office:string-value="&lt;div class=''entry dragon shiny lucky'' title=''reshiram''&gt;&lt;div class=''pokemon'' style=''background-image:url(./pokemon/643.png)''&gt;&lt;span&gt;643&lt;/span&gt;&lt;/div&gt;&lt;/div&gt;" calcext:value-type="string">
            <text:p>&lt;div class=''entry dragon shiny lucky'' title=''reshiram''&gt;&lt;div class=''pokemon'' style=''background-image:url(./pokemon/643.png)''&gt;&lt;span&gt;64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44</text:p>
          </table:table-cell>
          <table:table-cell office:value-type="string" calcext:value-type="string">
            <text:p>zekrom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electric</text:p>
          </table:table-cell>
          <table:table-cell table:number-columns-repeated="4"/>
          <table:table-cell table:formula="of:=&quot;&lt;div class=''entry &quot;&amp;[.D649]&amp;&quot; &quot;&amp;IF(ISTEXT([.F649]); [.F649]; IF(ISTEXT([.G649]); [.G649]; &quot;shiny&quot;) &amp; IF(ISTEXT([.H649]); &quot; &quot;&amp;[.H649]; &quot; lucky&quot;))&amp;&quot;'' title=''&quot;&amp;[.C649]&amp;&quot;''&gt;&lt;div class=''pokemon'' style=''background-image:url(./pokemon/&quot;&amp;[.B649]&amp;&quot;.png)''&gt;&lt;span&gt;&quot;&amp;[.A649]&amp;&quot;&lt;/span&gt;&lt;/div&gt;&lt;/div&gt;&quot;" office:value-type="string" office:string-value="&lt;div class=''entry dragon shiny lucky'' title=''zekrom''&gt;&lt;div class=''pokemon'' style=''background-image:url(./pokemon/644.png)''&gt;&lt;span&gt;644&lt;/span&gt;&lt;/div&gt;&lt;/div&gt;" calcext:value-type="string">
            <text:p>&lt;div class=''entry dragon shiny lucky'' title=''zekrom''&gt;&lt;div class=''pokemon'' style=''background-image:url(./pokemon/644.png)''&gt;&lt;span&gt;64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45</text:p>
          </table:table-cell>
          <table:table-cell office:value-type="string" calcext:value-type="string">
            <text:p>landorus</text:p>
          </table:table-cell>
          <table:table-cell office:value-type="string" calcext:value-type="string">
            <text:p>ground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650]&amp;&quot; &quot;&amp;IF(ISTEXT([.F650]); [.F650]; IF(ISTEXT([.G650]); [.G650]; &quot;shiny&quot;) &amp; IF(ISTEXT([.H650]); &quot; &quot;&amp;[.H650]; &quot; lucky&quot;))&amp;&quot;'' title=''&quot;&amp;[.C650]&amp;&quot;''&gt;&lt;div class=''pokemon'' style=''background-image:url(./pokemon/&quot;&amp;[.B650]&amp;&quot;.png)''&gt;&lt;span&gt;&quot;&amp;[.A650]&amp;&quot;&lt;/span&gt;&lt;/div&gt;&lt;/div&gt;&quot;" office:value-type="string" office:string-value="&lt;div class=''entry ground shiny lucky'' title=''landorus''&gt;&lt;div class=''pokemon'' style=''background-image:url(./pokemon/645.png)''&gt;&lt;span&gt;645&lt;/span&gt;&lt;/div&gt;&lt;/div&gt;" calcext:value-type="string">
            <text:p>&lt;div class=''entry ground shiny lucky'' title=''landorus''&gt;&lt;div class=''pokemon'' style=''background-image:url(./pokemon/645.png)''&gt;&lt;span&gt;64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46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ice</text:p>
          </table:table-cell>
          <table:table-cell table:number-columns-repeated="4"/>
          <table:table-cell table:formula="of:=&quot;&lt;div class=''entry &quot;&amp;[.D651]&amp;&quot; &quot;&amp;IF(ISTEXT([.F651]); [.F651]; IF(ISTEXT([.G651]); [.G651]; &quot;shiny&quot;) &amp; IF(ISTEXT([.H651]); &quot; &quot;&amp;[.H651]; &quot; lucky&quot;))&amp;&quot;'' title=''&quot;&amp;[.C651]&amp;&quot;''&gt;&lt;div class=''pokemon'' style=''background-image:url(./pokemon/&quot;&amp;[.B651]&amp;&quot;.png)''&gt;&lt;span&gt;&quot;&amp;[.A651]&amp;&quot;&lt;/span&gt;&lt;/div&gt;&lt;/div&gt;&quot;" office:value-type="string" office:string-value="&lt;div class=''entry dragon shiny lucky'' title=''kyurem''&gt;&lt;div class=''pokemon'' style=''background-image:url(./pokemon/646.png)''&gt;&lt;span&gt;646&lt;/span&gt;&lt;/div&gt;&lt;/div&gt;" calcext:value-type="string">
            <text:p>&lt;div class=''entry dragon shiny lucky'' title=''kyurem''&gt;&lt;div class=''pokemon'' style=''background-image:url(./pokemon/646.png)''&gt;&lt;span&gt;64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47</text:p>
          </table:table-cell>
          <table:table-cell office:value-type="string" calcext:value-type="string">
            <text:p>keldeo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fighting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652]&amp;&quot; &quot;&amp;IF(ISTEXT([.F652]); [.F652]; IF(ISTEXT([.G652]); [.G652]; &quot;shiny&quot;) &amp; IF(ISTEXT([.H652]); &quot; &quot;&amp;[.H652]; &quot; lucky&quot;))&amp;&quot;'' title=''&quot;&amp;[.C652]&amp;&quot;''&gt;&lt;div class=''pokemon'' style=''background-image:url(./pokemon/&quot;&amp;[.B652]&amp;&quot;.png)''&gt;&lt;span&gt;&quot;&amp;[.A652]&amp;&quot;&lt;/span&gt;&lt;/div&gt;&lt;/div&gt;&quot;" office:value-type="string" office:string-value="&lt;div class=''entry water unreleased'' title=''keldeo''&gt;&lt;div class=''pokemon'' style=''background-image:url(./pokemon/647.png)''&gt;&lt;span&gt;647&lt;/span&gt;&lt;/div&gt;&lt;/div&gt;" calcext:value-type="string">
            <text:p>&lt;div class=''entry water unreleased'' title=''keldeo''&gt;&lt;div class=''pokemon'' style=''background-image:url(./pokemon/647.png)''&gt;&lt;span&gt;64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48</text:p>
          </table:table-cell>
          <table:table-cell office:value-type="string" calcext:value-type="string">
            <text:p>meloetta</text:p>
          </table:table-cell>
          <table:table-cell office:value-type="string" calcext:value-type="string">
            <text:p>normal</text:p>
          </table:table-cell>
          <table:table-cell table:style-name="Default" office:value-type="string" calcext:value-type="string">
            <text:p>psychic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653]&amp;&quot; &quot;&amp;IF(ISTEXT([.F653]); [.F653]; IF(ISTEXT([.G653]); [.G653]; &quot;shiny&quot;) &amp; IF(ISTEXT([.H653]); &quot; &quot;&amp;[.H653]; &quot; lucky&quot;))&amp;&quot;'' title=''&quot;&amp;[.C653]&amp;&quot;''&gt;&lt;div class=''pokemon'' style=''background-image:url(./pokemon/&quot;&amp;[.B653]&amp;&quot;.png)''&gt;&lt;span&gt;&quot;&amp;[.A653]&amp;&quot;&lt;/span&gt;&lt;/div&gt;&lt;/div&gt;&quot;" office:value-type="string" office:string-value="&lt;div class=''entry normal noshiny nolucky'' title=''meloetta''&gt;&lt;div class=''pokemon'' style=''background-image:url(./pokemon/648.png)''&gt;&lt;span&gt;648&lt;/span&gt;&lt;/div&gt;&lt;/div&gt;" calcext:value-type="string">
            <text:p>&lt;div class=''entry normal noshiny nolucky'' title=''meloetta''&gt;&lt;div class=''pokemon'' style=''background-image:url(./pokemon/648.png)''&gt;&lt;span&gt;64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49</text:p>
          </table:table-cell>
          <table:table-cell office:value-type="string" calcext:value-type="string">
            <text:p>genesect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steel</text:p>
          </table:table-cell>
          <table:table-cell/>
          <table:table-cell office:value-type="string" calcext:value-type="string">
            <text:p>missing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654]&amp;&quot; &quot;&amp;IF(ISTEXT([.F654]); [.F654]; IF(ISTEXT([.G654]); [.G654]; &quot;shiny&quot;) &amp; IF(ISTEXT([.H654]); &quot; &quot;&amp;[.H654]; &quot; lucky&quot;))&amp;&quot;'' title=''&quot;&amp;[.C654]&amp;&quot;''&gt;&lt;div class=''pokemon'' style=''background-image:url(./pokemon/&quot;&amp;[.B654]&amp;&quot;.png)''&gt;&lt;span&gt;&quot;&amp;[.A654]&amp;&quot;&lt;/span&gt;&lt;/div&gt;&lt;/div&gt;&quot;" office:value-type="string" office:string-value="&lt;div class=''entry bug missingshiny nolucky'' title=''genesect''&gt;&lt;div class=''pokemon'' style=''background-image:url(./pokemon/649.png)''&gt;&lt;span&gt;649&lt;/span&gt;&lt;/div&gt;&lt;/div&gt;" calcext:value-type="string">
            <text:p>&lt;div class=''entry bug missingshiny nolucky'' title=''genesect''&gt;&lt;div class=''pokemon'' style=''background-image:url(./pokemon/649.png)''&gt;&lt;span&gt;649&lt;/span&gt;&lt;/div&gt;&lt;/div&gt;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 table:number-columns-spanned="9" table:number-rows-spanned="1">
            <text:p>GEN 6 (Kalos)</text:p>
          </table:table-cell>
          <table:covered-table-cell table:style-name="ce6" office:value-type="string" calcext:value-type="string">
            <text:p>GEN 6</text:p>
          </table:covered-table-cell>
          <table:covered-table-cell table:number-columns-repeated="2" table:style-name="ce5"/>
          <table:covered-table-cell table:style-name="ce8"/>
          <table:covered-table-cell table:number-columns-repeated="4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50</text:p>
          </table:table-cell>
          <table:table-cell office:value-type="string" calcext:value-type="string">
            <text:p>chespin</text:p>
          </table:table-cell>
          <table:table-cell office:value-type="string" calcext:value-type="string">
            <text:p>grass</text:p>
          </table:table-cell>
          <table:table-cell table:style-name="Default"/>
          <table:table-cell table:number-columns-repeated="4"/>
          <table:table-cell table:formula="of:=&quot;&lt;div class=''entry &quot;&amp;[.D656]&amp;&quot; &quot;&amp;IF(ISTEXT([.F656]); [.F656]; IF(ISTEXT([.G656]); [.G656]; &quot;shiny&quot;) &amp; IF(ISTEXT([.H656]); &quot; &quot;&amp;[.H656]; &quot; lucky&quot;))&amp;&quot;'' title=''&quot;&amp;[.C656]&amp;&quot;''&gt;&lt;div class=''pokemon'' style=''background-image:url(./pokemon/&quot;&amp;[.B656]&amp;&quot;.png)''&gt;&lt;span&gt;&quot;&amp;[.A656]&amp;&quot;&lt;/span&gt;&lt;/div&gt;&lt;/div&gt;&quot;" office:value-type="string" office:string-value="&lt;div class=''entry grass shiny lucky'' title=''chespin''&gt;&lt;div class=''pokemon'' style=''background-image:url(./pokemon/650.png)''&gt;&lt;span&gt;650&lt;/span&gt;&lt;/div&gt;&lt;/div&gt;" calcext:value-type="string">
            <text:p>&lt;div class=''entry grass shiny lucky'' title=''chespin''&gt;&lt;div class=''pokemon'' style=''background-image:url(./pokemon/650.png)''&gt;&lt;span&gt;65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51</text:p>
          </table:table-cell>
          <table:table-cell office:value-type="string" calcext:value-type="string">
            <text:p>quilladin</text:p>
          </table:table-cell>
          <table:table-cell office:value-type="string" calcext:value-type="string">
            <text:p>grass</text:p>
          </table:table-cell>
          <table:table-cell table:style-name="Default"/>
          <table:table-cell table:number-columns-repeated="4"/>
          <table:table-cell table:formula="of:=&quot;&lt;div class=''entry &quot;&amp;[.D657]&amp;&quot; &quot;&amp;IF(ISTEXT([.F657]); [.F657]; IF(ISTEXT([.G657]); [.G657]; &quot;shiny&quot;) &amp; IF(ISTEXT([.H657]); &quot; &quot;&amp;[.H657]; &quot; lucky&quot;))&amp;&quot;'' title=''&quot;&amp;[.C657]&amp;&quot;''&gt;&lt;div class=''pokemon'' style=''background-image:url(./pokemon/&quot;&amp;[.B657]&amp;&quot;.png)''&gt;&lt;span&gt;&quot;&amp;[.A657]&amp;&quot;&lt;/span&gt;&lt;/div&gt;&lt;/div&gt;&quot;" office:value-type="string" office:string-value="&lt;div class=''entry grass shiny lucky'' title=''quilladin''&gt;&lt;div class=''pokemon'' style=''background-image:url(./pokemon/651.png)''&gt;&lt;span&gt;651&lt;/span&gt;&lt;/div&gt;&lt;/div&gt;" calcext:value-type="string">
            <text:p>&lt;div class=''entry grass shiny lucky'' title=''quilladin''&gt;&lt;div class=''pokemon'' style=''background-image:url(./pokemon/651.png)''&gt;&lt;span&gt;651&lt;/span&gt;&lt;/div&gt;&lt;/div&gt;</text:p>
          </table:table-cell>
          <table:table-cell/>
          <table:table-cell table:style-name="ce14" table:number-columns-repeated="2"/>
        </table:table-row>
        <table:table-row table:style-name="ro1">
          <table:table-cell table:number-columns-repeated="2" office:value-type="string" calcext:value-type="string">
            <text:p>652</text:p>
          </table:table-cell>
          <table:table-cell office:value-type="string" calcext:value-type="string">
            <text:p>chesnaught</text:p>
          </table:table-cell>
          <table:table-cell office:value-type="string" calcext:value-type="string">
            <text:p>grass</text:p>
          </table:table-cell>
          <table:table-cell table:style-name="Default" office:value-type="string" calcext:value-type="string">
            <text:p>fighting</text:p>
          </table:table-cell>
          <table:table-cell table:number-columns-repeated="4"/>
          <table:table-cell table:formula="of:=&quot;&lt;div class=''entry &quot;&amp;[.D658]&amp;&quot; &quot;&amp;IF(ISTEXT([.F658]); [.F658]; IF(ISTEXT([.G658]); [.G658]; &quot;shiny&quot;) &amp; IF(ISTEXT([.H658]); &quot; &quot;&amp;[.H658]; &quot; lucky&quot;))&amp;&quot;'' title=''&quot;&amp;[.C658]&amp;&quot;''&gt;&lt;div class=''pokemon'' style=''background-image:url(./pokemon/&quot;&amp;[.B658]&amp;&quot;.png)''&gt;&lt;span&gt;&quot;&amp;[.A658]&amp;&quot;&lt;/span&gt;&lt;/div&gt;&lt;/div&gt;&quot;" office:value-type="string" office:string-value="&lt;div class=''entry grass shiny lucky'' title=''chesnaught''&gt;&lt;div class=''pokemon'' style=''background-image:url(./pokemon/652.png)''&gt;&lt;span&gt;652&lt;/span&gt;&lt;/div&gt;&lt;/div&gt;" calcext:value-type="string">
            <text:p>&lt;div class=''entry grass shiny lucky'' title=''chesnaught''&gt;&lt;div class=''pokemon'' style=''background-image:url(./pokemon/652.png)''&gt;&lt;span&gt;65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53</text:p>
          </table:table-cell>
          <table:table-cell office:value-type="string" calcext:value-type="string">
            <text:p>fennekin</text:p>
          </table:table-cell>
          <table:table-cell office:value-type="string" calcext:value-type="string">
            <text:p>fire</text:p>
          </table:table-cell>
          <table:table-cell table:style-name="Default"/>
          <table:table-cell table:number-columns-repeated="4"/>
          <table:table-cell table:formula="of:=&quot;&lt;div class=''entry &quot;&amp;[.D659]&amp;&quot; &quot;&amp;IF(ISTEXT([.F659]); [.F659]; IF(ISTEXT([.G659]); [.G659]; &quot;shiny&quot;) &amp; IF(ISTEXT([.H659]); &quot; &quot;&amp;[.H659]; &quot; lucky&quot;))&amp;&quot;'' title=''&quot;&amp;[.C659]&amp;&quot;''&gt;&lt;div class=''pokemon'' style=''background-image:url(./pokemon/&quot;&amp;[.B659]&amp;&quot;.png)''&gt;&lt;span&gt;&quot;&amp;[.A659]&amp;&quot;&lt;/span&gt;&lt;/div&gt;&lt;/div&gt;&quot;" office:value-type="string" office:string-value="&lt;div class=''entry fire shiny lucky'' title=''fennekin''&gt;&lt;div class=''pokemon'' style=''background-image:url(./pokemon/653.png)''&gt;&lt;span&gt;653&lt;/span&gt;&lt;/div&gt;&lt;/div&gt;" calcext:value-type="string">
            <text:p>&lt;div class=''entry fire shiny lucky'' title=''fennekin''&gt;&lt;div class=''pokemon'' style=''background-image:url(./pokemon/653.png)''&gt;&lt;span&gt;65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54</text:p>
          </table:table-cell>
          <table:table-cell office:value-type="string" calcext:value-type="string">
            <text:p>braixen</text:p>
          </table:table-cell>
          <table:table-cell office:value-type="string" calcext:value-type="string">
            <text:p>fire</text:p>
          </table:table-cell>
          <table:table-cell table:style-name="Default"/>
          <table:table-cell table:number-columns-repeated="4"/>
          <table:table-cell table:formula="of:=&quot;&lt;div class=''entry &quot;&amp;[.D660]&amp;&quot; &quot;&amp;IF(ISTEXT([.F660]); [.F660]; IF(ISTEXT([.G660]); [.G660]; &quot;shiny&quot;) &amp; IF(ISTEXT([.H660]); &quot; &quot;&amp;[.H660]; &quot; lucky&quot;))&amp;&quot;'' title=''&quot;&amp;[.C660]&amp;&quot;''&gt;&lt;div class=''pokemon'' style=''background-image:url(./pokemon/&quot;&amp;[.B660]&amp;&quot;.png)''&gt;&lt;span&gt;&quot;&amp;[.A660]&amp;&quot;&lt;/span&gt;&lt;/div&gt;&lt;/div&gt;&quot;" office:value-type="string" office:string-value="&lt;div class=''entry fire shiny lucky'' title=''braixen''&gt;&lt;div class=''pokemon'' style=''background-image:url(./pokemon/654.png)''&gt;&lt;span&gt;654&lt;/span&gt;&lt;/div&gt;&lt;/div&gt;" calcext:value-type="string">
            <text:p>&lt;div class=''entry fire shiny lucky'' title=''braixen''&gt;&lt;div class=''pokemon'' style=''background-image:url(./pokemon/654.png)''&gt;&lt;span&gt;65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55</text:p>
          </table:table-cell>
          <table:table-cell office:value-type="string" calcext:value-type="string">
            <text:p>delphox</text:p>
          </table:table-cell>
          <table:table-cell office:value-type="string" calcext:value-type="string">
            <text:p>fire</text:p>
          </table:table-cell>
          <table:table-cell table:style-name="Default" office:value-type="string" calcext:value-type="string">
            <text:p>psychic</text:p>
          </table:table-cell>
          <table:table-cell table:number-columns-repeated="4"/>
          <table:table-cell table:formula="of:=&quot;&lt;div class=''entry &quot;&amp;[.D661]&amp;&quot; &quot;&amp;IF(ISTEXT([.F661]); [.F661]; IF(ISTEXT([.G661]); [.G661]; &quot;shiny&quot;) &amp; IF(ISTEXT([.H661]); &quot; &quot;&amp;[.H661]; &quot; lucky&quot;))&amp;&quot;'' title=''&quot;&amp;[.C661]&amp;&quot;''&gt;&lt;div class=''pokemon'' style=''background-image:url(./pokemon/&quot;&amp;[.B661]&amp;&quot;.png)''&gt;&lt;span&gt;&quot;&amp;[.A661]&amp;&quot;&lt;/span&gt;&lt;/div&gt;&lt;/div&gt;&quot;" office:value-type="string" office:string-value="&lt;div class=''entry fire shiny lucky'' title=''delphox''&gt;&lt;div class=''pokemon'' style=''background-image:url(./pokemon/655.png)''&gt;&lt;span&gt;655&lt;/span&gt;&lt;/div&gt;&lt;/div&gt;" calcext:value-type="string">
            <text:p>&lt;div class=''entry fire shiny lucky'' title=''delphox''&gt;&lt;div class=''pokemon'' style=''background-image:url(./pokemon/655.png)''&gt;&lt;span&gt;65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56</text:p>
          </table:table-cell>
          <table:table-cell office:value-type="string" calcext:value-type="string">
            <text:p>froakie</text:p>
          </table:table-cell>
          <table:table-cell office:value-type="string" calcext:value-type="string">
            <text:p>water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62]&amp;&quot; &quot;&amp;IF(ISTEXT([.F662]); [.F662]; IF(ISTEXT([.G662]); [.G662]; &quot;shiny&quot;) &amp; IF(ISTEXT([.H662]); &quot; &quot;&amp;[.H662]; &quot; lucky&quot;))&amp;&quot;'' title=''&quot;&amp;[.C662]&amp;&quot;''&gt;&lt;div class=''pokemon'' style=''background-image:url(./pokemon/&quot;&amp;[.B662]&amp;&quot;.png)''&gt;&lt;span&gt;&quot;&amp;[.A662]&amp;&quot;&lt;/span&gt;&lt;/div&gt;&lt;/div&gt;&quot;" office:value-type="string" office:string-value="&lt;div class=''entry water noshiny lucky'' title=''froakie''&gt;&lt;div class=''pokemon'' style=''background-image:url(./pokemon/656.png)''&gt;&lt;span&gt;656&lt;/span&gt;&lt;/div&gt;&lt;/div&gt;" calcext:value-type="string">
            <text:p>&lt;div class=''entry water noshiny lucky'' title=''froakie''&gt;&lt;div class=''pokemon'' style=''background-image:url(./pokemon/656.png)''&gt;&lt;span&gt;65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57</text:p>
          </table:table-cell>
          <table:table-cell office:value-type="string" calcext:value-type="string">
            <text:p>frogadier</text:p>
          </table:table-cell>
          <table:table-cell office:value-type="string" calcext:value-type="string">
            <text:p>water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63]&amp;&quot; &quot;&amp;IF(ISTEXT([.F663]); [.F663]; IF(ISTEXT([.G663]); [.G663]; &quot;shiny&quot;) &amp; IF(ISTEXT([.H663]); &quot; &quot;&amp;[.H663]; &quot; lucky&quot;))&amp;&quot;'' title=''&quot;&amp;[.C663]&amp;&quot;''&gt;&lt;div class=''pokemon'' style=''background-image:url(./pokemon/&quot;&amp;[.B663]&amp;&quot;.png)''&gt;&lt;span&gt;&quot;&amp;[.A663]&amp;&quot;&lt;/span&gt;&lt;/div&gt;&lt;/div&gt;&quot;" office:value-type="string" office:string-value="&lt;div class=''entry water noshiny lucky'' title=''frogadier''&gt;&lt;div class=''pokemon'' style=''background-image:url(./pokemon/657.png)''&gt;&lt;span&gt;657&lt;/span&gt;&lt;/div&gt;&lt;/div&gt;" calcext:value-type="string">
            <text:p>&lt;div class=''entry water noshiny lucky'' title=''frogadier''&gt;&lt;div class=''pokemon'' style=''background-image:url(./pokemon/657.png)''&gt;&lt;span&gt;65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58</text:p>
          </table:table-cell>
          <table:table-cell office:value-type="string" calcext:value-type="string">
            <text:p>greninja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dark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64]&amp;&quot; &quot;&amp;IF(ISTEXT([.F664]); [.F664]; IF(ISTEXT([.G664]); [.G664]; &quot;shiny&quot;) &amp; IF(ISTEXT([.H664]); &quot; &quot;&amp;[.H664]; &quot; lucky&quot;))&amp;&quot;'' title=''&quot;&amp;[.C664]&amp;&quot;''&gt;&lt;div class=''pokemon'' style=''background-image:url(./pokemon/&quot;&amp;[.B664]&amp;&quot;.png)''&gt;&lt;span&gt;&quot;&amp;[.A664]&amp;&quot;&lt;/span&gt;&lt;/div&gt;&lt;/div&gt;&quot;" office:value-type="string" office:string-value="&lt;div class=''entry water noshiny lucky'' title=''greninja''&gt;&lt;div class=''pokemon'' style=''background-image:url(./pokemon/658.png)''&gt;&lt;span&gt;658&lt;/span&gt;&lt;/div&gt;&lt;/div&gt;" calcext:value-type="string">
            <text:p>&lt;div class=''entry water noshiny lucky'' title=''greninja''&gt;&lt;div class=''pokemon'' style=''background-image:url(./pokemon/658.png)''&gt;&lt;span&gt;65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59</text:p>
          </table:table-cell>
          <table:table-cell office:value-type="string" calcext:value-type="string">
            <text:p>bunnelby</text:p>
          </table:table-cell>
          <table:table-cell office:value-type="string" calcext:value-type="string">
            <text:p>normal</text:p>
          </table:table-cell>
          <table:table-cell table:style-name="Default"/>
          <table:table-cell table:number-columns-repeated="4"/>
          <table:table-cell table:formula="of:=&quot;&lt;div class=''entry &quot;&amp;[.D665]&amp;&quot; &quot;&amp;IF(ISTEXT([.F665]); [.F665]; IF(ISTEXT([.G665]); [.G665]; &quot;shiny&quot;) &amp; IF(ISTEXT([.H665]); &quot; &quot;&amp;[.H665]; &quot; lucky&quot;))&amp;&quot;'' title=''&quot;&amp;[.C665]&amp;&quot;''&gt;&lt;div class=''pokemon'' style=''background-image:url(./pokemon/&quot;&amp;[.B665]&amp;&quot;.png)''&gt;&lt;span&gt;&quot;&amp;[.A665]&amp;&quot;&lt;/span&gt;&lt;/div&gt;&lt;/div&gt;&quot;" office:value-type="string" office:string-value="&lt;div class=''entry normal shiny lucky'' title=''bunnelby''&gt;&lt;div class=''pokemon'' style=''background-image:url(./pokemon/659.png)''&gt;&lt;span&gt;659&lt;/span&gt;&lt;/div&gt;&lt;/div&gt;" calcext:value-type="string">
            <text:p>&lt;div class=''entry normal shiny lucky'' title=''bunnelby''&gt;&lt;div class=''pokemon'' style=''background-image:url(./pokemon/659.png)''&gt;&lt;span&gt;65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60</text:p>
          </table:table-cell>
          <table:table-cell office:value-type="string" calcext:value-type="string">
            <text:p>diggersby</text:p>
          </table:table-cell>
          <table:table-cell office:value-type="string" calcext:value-type="string">
            <text:p>normal</text:p>
          </table:table-cell>
          <table:table-cell table:style-name="Default" office:value-type="string" calcext:value-type="string">
            <text:p>ground</text:p>
          </table:table-cell>
          <table:table-cell table:number-columns-repeated="4"/>
          <table:table-cell table:formula="of:=&quot;&lt;div class=''entry &quot;&amp;[.D666]&amp;&quot; &quot;&amp;IF(ISTEXT([.F666]); [.F666]; IF(ISTEXT([.G666]); [.G666]; &quot;shiny&quot;) &amp; IF(ISTEXT([.H666]); &quot; &quot;&amp;[.H666]; &quot; lucky&quot;))&amp;&quot;'' title=''&quot;&amp;[.C666]&amp;&quot;''&gt;&lt;div class=''pokemon'' style=''background-image:url(./pokemon/&quot;&amp;[.B666]&amp;&quot;.png)''&gt;&lt;span&gt;&quot;&amp;[.A666]&amp;&quot;&lt;/span&gt;&lt;/div&gt;&lt;/div&gt;&quot;" office:value-type="string" office:string-value="&lt;div class=''entry normal shiny lucky'' title=''diggersby''&gt;&lt;div class=''pokemon'' style=''background-image:url(./pokemon/660.png)''&gt;&lt;span&gt;660&lt;/span&gt;&lt;/div&gt;&lt;/div&gt;" calcext:value-type="string">
            <text:p>&lt;div class=''entry normal shiny lucky'' title=''diggersby''&gt;&lt;div class=''pokemon'' style=''background-image:url(./pokemon/660.png)''&gt;&lt;span&gt;66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61</text:p>
          </table:table-cell>
          <table:table-cell office:value-type="string" calcext:value-type="string">
            <text:p>fletchling</text:p>
          </table:table-cell>
          <table:table-cell office:value-type="string" calcext:value-type="string">
            <text:p>normal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667]&amp;&quot; &quot;&amp;IF(ISTEXT([.F667]); [.F667]; IF(ISTEXT([.G667]); [.G667]; &quot;shiny&quot;) &amp; IF(ISTEXT([.H667]); &quot; &quot;&amp;[.H667]; &quot; lucky&quot;))&amp;&quot;'' title=''&quot;&amp;[.C667]&amp;&quot;''&gt;&lt;div class=''pokemon'' style=''background-image:url(./pokemon/&quot;&amp;[.B667]&amp;&quot;.png)''&gt;&lt;span&gt;&quot;&amp;[.A667]&amp;&quot;&lt;/span&gt;&lt;/div&gt;&lt;/div&gt;&quot;" office:value-type="string" office:string-value="&lt;div class=''entry normal shiny lucky'' title=''fletchling''&gt;&lt;div class=''pokemon'' style=''background-image:url(./pokemon/661.png)''&gt;&lt;span&gt;661&lt;/span&gt;&lt;/div&gt;&lt;/div&gt;" calcext:value-type="string">
            <text:p>&lt;div class=''entry normal shiny lucky'' title=''fletchling''&gt;&lt;div class=''pokemon'' style=''background-image:url(./pokemon/661.png)''&gt;&lt;span&gt;66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62</text:p>
          </table:table-cell>
          <table:table-cell office:value-type="string" calcext:value-type="string">
            <text:p>fletchinder</text:p>
          </table:table-cell>
          <table:table-cell office:value-type="string" calcext:value-type="string">
            <text:p>fire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668]&amp;&quot; &quot;&amp;IF(ISTEXT([.F668]); [.F668]; IF(ISTEXT([.G668]); [.G668]; &quot;shiny&quot;) &amp; IF(ISTEXT([.H668]); &quot; &quot;&amp;[.H668]; &quot; lucky&quot;))&amp;&quot;'' title=''&quot;&amp;[.C668]&amp;&quot;''&gt;&lt;div class=''pokemon'' style=''background-image:url(./pokemon/&quot;&amp;[.B668]&amp;&quot;.png)''&gt;&lt;span&gt;&quot;&amp;[.A668]&amp;&quot;&lt;/span&gt;&lt;/div&gt;&lt;/div&gt;&quot;" office:value-type="string" office:string-value="&lt;div class=''entry fire shiny lucky'' title=''fletchinder''&gt;&lt;div class=''pokemon'' style=''background-image:url(./pokemon/662.png)''&gt;&lt;span&gt;662&lt;/span&gt;&lt;/div&gt;&lt;/div&gt;" calcext:value-type="string">
            <text:p>&lt;div class=''entry fire shiny lucky'' title=''fletchinder''&gt;&lt;div class=''pokemon'' style=''background-image:url(./pokemon/662.png)''&gt;&lt;span&gt;66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63</text:p>
          </table:table-cell>
          <table:table-cell office:value-type="string" calcext:value-type="string">
            <text:p>talonflame</text:p>
          </table:table-cell>
          <table:table-cell office:value-type="string" calcext:value-type="string">
            <text:p>fire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669]&amp;&quot; &quot;&amp;IF(ISTEXT([.F669]); [.F669]; IF(ISTEXT([.G669]); [.G669]; &quot;shiny&quot;) &amp; IF(ISTEXT([.H669]); &quot; &quot;&amp;[.H669]; &quot; lucky&quot;))&amp;&quot;'' title=''&quot;&amp;[.C669]&amp;&quot;''&gt;&lt;div class=''pokemon'' style=''background-image:url(./pokemon/&quot;&amp;[.B669]&amp;&quot;.png)''&gt;&lt;span&gt;&quot;&amp;[.A669]&amp;&quot;&lt;/span&gt;&lt;/div&gt;&lt;/div&gt;&quot;" office:value-type="string" office:string-value="&lt;div class=''entry fire shiny lucky'' title=''talonflame''&gt;&lt;div class=''pokemon'' style=''background-image:url(./pokemon/663.png)''&gt;&lt;span&gt;663&lt;/span&gt;&lt;/div&gt;&lt;/div&gt;" calcext:value-type="string">
            <text:p>&lt;div class=''entry fire shiny lucky'' title=''talonflame''&gt;&lt;div class=''pokemon'' style=''background-image:url(./pokemon/663.png)''&gt;&lt;span&gt;66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64</text:p>
          </table:table-cell>
          <table:table-cell office:value-type="string" calcext:value-type="string">
            <text:p>scatterbug</text:p>
          </table:table-cell>
          <table:table-cell office:value-type="string" calcext:value-type="string">
            <text:p>bug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670]&amp;&quot; &quot;&amp;IF(ISTEXT([.F670]); [.F670]; IF(ISTEXT([.G670]); [.G670]; &quot;shiny&quot;) &amp; IF(ISTEXT([.H670]); &quot; &quot;&amp;[.H670]; &quot; lucky&quot;))&amp;&quot;'' title=''&quot;&amp;[.C670]&amp;&quot;''&gt;&lt;div class=''pokemon'' style=''background-image:url(./pokemon/&quot;&amp;[.B670]&amp;&quot;.png)''&gt;&lt;span&gt;&quot;&amp;[.A670]&amp;&quot;&lt;/span&gt;&lt;/div&gt;&lt;/div&gt;&quot;" office:value-type="string" office:string-value="&lt;div class=''entry bug noshiny nolucky'' title=''scatterbug''&gt;&lt;div class=''pokemon'' style=''background-image:url(./pokemon/664.png)''&gt;&lt;span&gt;664&lt;/span&gt;&lt;/div&gt;&lt;/div&gt;" calcext:value-type="string">
            <text:p>&lt;div class=''entry bug noshiny nolucky'' title=''scatterbug''&gt;&lt;div class=''pokemon'' style=''background-image:url(./pokemon/664.png)''&gt;&lt;span&gt;664&lt;/span&gt;&lt;/div&gt;&lt;/div&gt;</text:p>
          </table:table-cell>
          <table:table-cell/>
          <table:table-cell table:style-name="ce15"/>
          <table:table-cell/>
        </table:table-row>
        <table:table-row table:style-name="ro1">
          <table:table-cell table:number-columns-repeated="2" office:value-type="string" calcext:value-type="string">
            <text:p>665</text:p>
          </table:table-cell>
          <table:table-cell office:value-type="string" calcext:value-type="string">
            <text:p>spewpa</text:p>
          </table:table-cell>
          <table:table-cell office:value-type="string" calcext:value-type="string">
            <text:p>bug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671]&amp;&quot; &quot;&amp;IF(ISTEXT([.F671]); [.F671]; IF(ISTEXT([.G671]); [.G671]; &quot;shiny&quot;) &amp; IF(ISTEXT([.H671]); &quot; &quot;&amp;[.H671]; &quot; lucky&quot;))&amp;&quot;'' title=''&quot;&amp;[.C671]&amp;&quot;''&gt;&lt;div class=''pokemon'' style=''background-image:url(./pokemon/&quot;&amp;[.B671]&amp;&quot;.png)''&gt;&lt;span&gt;&quot;&amp;[.A671]&amp;&quot;&lt;/span&gt;&lt;/div&gt;&lt;/div&gt;&quot;" office:value-type="string" office:string-value="&lt;div class=''entry bug noshiny nolucky'' title=''spewpa''&gt;&lt;div class=''pokemon'' style=''background-image:url(./pokemon/665.png)''&gt;&lt;span&gt;665&lt;/span&gt;&lt;/div&gt;&lt;/div&gt;" calcext:value-type="string">
            <text:p>&lt;div class=''entry bug noshiny nolucky'' title=''spewpa''&gt;&lt;div class=''pokemon'' style=''background-image:url(./pokemon/665.png)''&gt;&lt;span&gt;665&lt;/span&gt;&lt;/div&gt;&lt;/div&gt;</text:p>
          </table:table-cell>
          <table:table-cell/>
          <table:table-cell table:style-name="ce15"/>
          <table:table-cell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vivillon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672]&amp;&quot; &quot;&amp;IF(ISTEXT([.F672]); [.F672]; IF(ISTEXT([.G672]); [.G672]; &quot;shiny&quot;) &amp; IF(ISTEXT([.H672]); &quot; &quot;&amp;[.H672]; &quot; lucky&quot;))&amp;&quot;'' title=''&quot;&amp;[.C672]&amp;&quot;''&gt;&lt;div class=''pokemon'' style=''background-image:url(./pokemon/&quot;&amp;[.B672]&amp;&quot;.png)''&gt;&lt;span&gt;&quot;&amp;[.A672]&amp;&quot;&lt;/span&gt;&lt;/div&gt;&lt;/div&gt;&quot;" office:value-type="string" office:string-value="&lt;div class=''entry bug noshiny nolucky'' title=''vivillon''&gt;&lt;div class=''pokemon'' style=''background-image:url(./pokemon/666.png)''&gt;&lt;span&gt;666&lt;/span&gt;&lt;/div&gt;&lt;/div&gt;" calcext:value-type="string">
            <text:p>&lt;div class=''entry bug noshiny nolucky'' title=''vivillon''&gt;&lt;div class=''pokemon'' style=''background-image:url(./pokemon/666.png)''&gt;&lt;span&gt;66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67</text:p>
          </table:table-cell>
          <table:table-cell office:value-type="string" calcext:value-type="string">
            <text:p>litleo</text:p>
          </table:table-cell>
          <table:table-cell office:value-type="string" calcext:value-type="string">
            <text:p>fire</text:p>
          </table:table-cell>
          <table:table-cell table:style-name="Default" office:value-type="string" calcext:value-type="string">
            <text:p>normal</text:p>
          </table:table-cell>
          <table:table-cell table:number-columns-repeated="4"/>
          <table:table-cell table:formula="of:=&quot;&lt;div class=''entry &quot;&amp;[.D673]&amp;&quot; &quot;&amp;IF(ISTEXT([.F673]); [.F673]; IF(ISTEXT([.G673]); [.G673]; &quot;shiny&quot;) &amp; IF(ISTEXT([.H673]); &quot; &quot;&amp;[.H673]; &quot; lucky&quot;))&amp;&quot;'' title=''&quot;&amp;[.C673]&amp;&quot;''&gt;&lt;div class=''pokemon'' style=''background-image:url(./pokemon/&quot;&amp;[.B673]&amp;&quot;.png)''&gt;&lt;span&gt;&quot;&amp;[.A673]&amp;&quot;&lt;/span&gt;&lt;/div&gt;&lt;/div&gt;&quot;" office:value-type="string" office:string-value="&lt;div class=''entry fire shiny lucky'' title=''litleo''&gt;&lt;div class=''pokemon'' style=''background-image:url(./pokemon/667.png)''&gt;&lt;span&gt;667&lt;/span&gt;&lt;/div&gt;&lt;/div&gt;" calcext:value-type="string">
            <text:p>&lt;div class=''entry fire shiny lucky'' title=''litleo''&gt;&lt;div class=''pokemon'' style=''background-image:url(./pokemon/667.png)''&gt;&lt;span&gt;66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68</text:p>
          </table:table-cell>
          <table:table-cell office:value-type="string" calcext:value-type="string">
            <text:p>pyroar</text:p>
          </table:table-cell>
          <table:table-cell office:value-type="string" calcext:value-type="string">
            <text:p>fire</text:p>
          </table:table-cell>
          <table:table-cell table:style-name="Default" office:value-type="string" calcext:value-type="string">
            <text:p>normal</text:p>
          </table:table-cell>
          <table:table-cell table:number-columns-repeated="4"/>
          <table:table-cell table:formula="of:=&quot;&lt;div class=''entry &quot;&amp;[.D674]&amp;&quot; &quot;&amp;IF(ISTEXT([.F674]); [.F674]; IF(ISTEXT([.G674]); [.G674]; &quot;shiny&quot;) &amp; IF(ISTEXT([.H674]); &quot; &quot;&amp;[.H674]; &quot; lucky&quot;))&amp;&quot;'' title=''&quot;&amp;[.C674]&amp;&quot;''&gt;&lt;div class=''pokemon'' style=''background-image:url(./pokemon/&quot;&amp;[.B674]&amp;&quot;.png)''&gt;&lt;span&gt;&quot;&amp;[.A674]&amp;&quot;&lt;/span&gt;&lt;/div&gt;&lt;/div&gt;&quot;" office:value-type="string" office:string-value="&lt;div class=''entry fire shiny lucky'' title=''pyroar''&gt;&lt;div class=''pokemon'' style=''background-image:url(./pokemon/668.png)''&gt;&lt;span&gt;668&lt;/span&gt;&lt;/div&gt;&lt;/div&gt;" calcext:value-type="string">
            <text:p>&lt;div class=''entry fire shiny lucky'' title=''pyroar''&gt;&lt;div class=''pokemon'' style=''background-image:url(./pokemon/668.png)''&gt;&lt;span&gt;66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69</text:p>
          </table:table-cell>
          <table:table-cell office:value-type="string" calcext:value-type="string">
            <text:p>flabébé</text:p>
          </table:table-cell>
          <table:table-cell office:value-type="string" calcext:value-type="string">
            <text:p>fairy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75]&amp;&quot; &quot;&amp;IF(ISTEXT([.F675]); [.F675]; IF(ISTEXT([.G675]); [.G675]; &quot;shiny&quot;) &amp; IF(ISTEXT([.H675]); &quot; &quot;&amp;[.H675]; &quot; lucky&quot;))&amp;&quot;'' title=''&quot;&amp;[.C675]&amp;&quot;''&gt;&lt;div class=''pokemon'' style=''background-image:url(./pokemon/&quot;&amp;[.B675]&amp;&quot;.png)''&gt;&lt;span&gt;&quot;&amp;[.A675]&amp;&quot;&lt;/span&gt;&lt;/div&gt;&lt;/div&gt;&quot;" office:value-type="string" office:string-value="&lt;div class=''entry fairy noshiny lucky'' title=''flabébé''&gt;&lt;div class=''pokemon'' style=''background-image:url(./pokemon/669.png)''&gt;&lt;span&gt;669&lt;/span&gt;&lt;/div&gt;&lt;/div&gt;" calcext:value-type="string">
            <text:p>&lt;div class=''entry fairy noshiny lucky'' title=''flabébé''&gt;&lt;div class=''pokemon'' style=''background-image:url(./pokemon/669.png)''&gt;&lt;span&gt;66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70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fairy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76]&amp;&quot; &quot;&amp;IF(ISTEXT([.F676]); [.F676]; IF(ISTEXT([.G676]); [.G676]; &quot;shiny&quot;) &amp; IF(ISTEXT([.H676]); &quot; &quot;&amp;[.H676]; &quot; lucky&quot;))&amp;&quot;'' title=''&quot;&amp;[.C676]&amp;&quot;''&gt;&lt;div class=''pokemon'' style=''background-image:url(./pokemon/&quot;&amp;[.B676]&amp;&quot;.png)''&gt;&lt;span&gt;&quot;&amp;[.A676]&amp;&quot;&lt;/span&gt;&lt;/div&gt;&lt;/div&gt;&quot;" office:value-type="string" office:string-value="&lt;div class=''entry fairy noshiny lucky'' title=''floette''&gt;&lt;div class=''pokemon'' style=''background-image:url(./pokemon/670.png)''&gt;&lt;span&gt;670&lt;/span&gt;&lt;/div&gt;&lt;/div&gt;" calcext:value-type="string">
            <text:p>&lt;div class=''entry fairy noshiny lucky'' title=''floette''&gt;&lt;div class=''pokemon'' style=''background-image:url(./pokemon/670.png)''&gt;&lt;span&gt;67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71</text:p>
          </table:table-cell>
          <table:table-cell office:value-type="string" calcext:value-type="string">
            <text:p>florges</text:p>
          </table:table-cell>
          <table:table-cell office:value-type="string" calcext:value-type="string">
            <text:p>fairy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77]&amp;&quot; &quot;&amp;IF(ISTEXT([.F677]); [.F677]; IF(ISTEXT([.G677]); [.G677]; &quot;shiny&quot;) &amp; IF(ISTEXT([.H677]); &quot; &quot;&amp;[.H677]; &quot; lucky&quot;))&amp;&quot;'' title=''&quot;&amp;[.C677]&amp;&quot;''&gt;&lt;div class=''pokemon'' style=''background-image:url(./pokemon/&quot;&amp;[.B677]&amp;&quot;.png)''&gt;&lt;span&gt;&quot;&amp;[.A677]&amp;&quot;&lt;/span&gt;&lt;/div&gt;&lt;/div&gt;&quot;" office:value-type="string" office:string-value="&lt;div class=''entry fairy noshiny lucky'' title=''florges''&gt;&lt;div class=''pokemon'' style=''background-image:url(./pokemon/671.png)''&gt;&lt;span&gt;671&lt;/span&gt;&lt;/div&gt;&lt;/div&gt;" calcext:value-type="string">
            <text:p>&lt;div class=''entry fairy noshiny lucky'' title=''florges''&gt;&lt;div class=''pokemon'' style=''background-image:url(./pokemon/671.png)''&gt;&lt;span&gt;67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72</text:p>
          </table:table-cell>
          <table:table-cell office:value-type="string" calcext:value-type="string">
            <text:p>skiddo</text:p>
          </table:table-cell>
          <table:table-cell office:value-type="string" calcext:value-type="string">
            <text:p>grass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678]&amp;&quot; &quot;&amp;IF(ISTEXT([.F678]); [.F678]; IF(ISTEXT([.G678]); [.G678]; &quot;shiny&quot;) &amp; IF(ISTEXT([.H678]); &quot; &quot;&amp;[.H678]; &quot; lucky&quot;))&amp;&quot;'' title=''&quot;&amp;[.C678]&amp;&quot;''&gt;&lt;div class=''pokemon'' style=''background-image:url(./pokemon/&quot;&amp;[.B678]&amp;&quot;.png)''&gt;&lt;span&gt;&quot;&amp;[.A678]&amp;&quot;&lt;/span&gt;&lt;/div&gt;&lt;/div&gt;&quot;" office:value-type="string" office:string-value="&lt;div class=''entry grass unreleased'' title=''skiddo''&gt;&lt;div class=''pokemon'' style=''background-image:url(./pokemon/672.png)''&gt;&lt;span&gt;672&lt;/span&gt;&lt;/div&gt;&lt;/div&gt;" calcext:value-type="string">
            <text:p>&lt;div class=''entry grass unreleased'' title=''skiddo''&gt;&lt;div class=''pokemon'' style=''background-image:url(./pokemon/672.png)''&gt;&lt;span&gt;67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73</text:p>
          </table:table-cell>
          <table:table-cell office:value-type="string" calcext:value-type="string">
            <text:p>gogoat</text:p>
          </table:table-cell>
          <table:table-cell office:value-type="string" calcext:value-type="string">
            <text:p>grass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679]&amp;&quot; &quot;&amp;IF(ISTEXT([.F679]); [.F679]; IF(ISTEXT([.G679]); [.G679]; &quot;shiny&quot;) &amp; IF(ISTEXT([.H679]); &quot; &quot;&amp;[.H679]; &quot; lucky&quot;))&amp;&quot;'' title=''&quot;&amp;[.C679]&amp;&quot;''&gt;&lt;div class=''pokemon'' style=''background-image:url(./pokemon/&quot;&amp;[.B679]&amp;&quot;.png)''&gt;&lt;span&gt;&quot;&amp;[.A679]&amp;&quot;&lt;/span&gt;&lt;/div&gt;&lt;/div&gt;&quot;" office:value-type="string" office:string-value="&lt;div class=''entry grass unreleased'' title=''gogoat''&gt;&lt;div class=''pokemon'' style=''background-image:url(./pokemon/673.png)''&gt;&lt;span&gt;673&lt;/span&gt;&lt;/div&gt;&lt;/div&gt;" calcext:value-type="string">
            <text:p>&lt;div class=''entry grass unreleased'' title=''gogoat''&gt;&lt;div class=''pokemon'' style=''background-image:url(./pokemon/673.png)''&gt;&lt;span&gt;67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74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fighting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80]&amp;&quot; &quot;&amp;IF(ISTEXT([.F680]); [.F680]; IF(ISTEXT([.G680]); [.G680]; &quot;shiny&quot;) &amp; IF(ISTEXT([.H680]); &quot; &quot;&amp;[.H680]; &quot; lucky&quot;))&amp;&quot;'' title=''&quot;&amp;[.C680]&amp;&quot;''&gt;&lt;div class=''pokemon'' style=''background-image:url(./pokemon/&quot;&amp;[.B680]&amp;&quot;.png)''&gt;&lt;span&gt;&quot;&amp;[.A680]&amp;&quot;&lt;/span&gt;&lt;/div&gt;&lt;/div&gt;&quot;" office:value-type="string" office:string-value="&lt;div class=''entry fighting noshiny lucky'' title=''pancham''&gt;&lt;div class=''pokemon'' style=''background-image:url(./pokemon/674.png)''&gt;&lt;span&gt;674&lt;/span&gt;&lt;/div&gt;&lt;/div&gt;" calcext:value-type="string">
            <text:p>&lt;div class=''entry fighting noshiny lucky'' title=''pancham''&gt;&lt;div class=''pokemon'' style=''background-image:url(./pokemon/674.png)''&gt;&lt;span&gt;67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75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fighting</text:p>
          </table:table-cell>
          <table:table-cell table:style-name="Default" office:value-type="string" calcext:value-type="string">
            <text:p>dark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81]&amp;&quot; &quot;&amp;IF(ISTEXT([.F681]); [.F681]; IF(ISTEXT([.G681]); [.G681]; &quot;shiny&quot;) &amp; IF(ISTEXT([.H681]); &quot; &quot;&amp;[.H681]; &quot; lucky&quot;))&amp;&quot;'' title=''&quot;&amp;[.C681]&amp;&quot;''&gt;&lt;div class=''pokemon'' style=''background-image:url(./pokemon/&quot;&amp;[.B681]&amp;&quot;.png)''&gt;&lt;span&gt;&quot;&amp;[.A681]&amp;&quot;&lt;/span&gt;&lt;/div&gt;&lt;/div&gt;&quot;" office:value-type="string" office:string-value="&lt;div class=''entry fighting noshiny lucky'' title=''pangoro''&gt;&lt;div class=''pokemon'' style=''background-image:url(./pokemon/675.png)''&gt;&lt;span&gt;675&lt;/span&gt;&lt;/div&gt;&lt;/div&gt;" calcext:value-type="string">
            <text:p>&lt;div class=''entry fighting noshiny lucky'' title=''pangoro''&gt;&lt;div class=''pokemon'' style=''background-image:url(./pokemon/675.png)''&gt;&lt;span&gt;67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76</text:p>
          </table:table-cell>
          <table:table-cell office:value-type="string" calcext:value-type="string">
            <text:p>furfrou</text:p>
          </table:table-cell>
          <table:table-cell office:value-type="string" calcext:value-type="string">
            <text:p>normal</text:p>
          </table:table-cell>
          <table:table-cell table:style-name="Default"/>
          <table:table-cell table:number-columns-repeated="4"/>
          <table:table-cell table:formula="of:=&quot;&lt;div class=''entry &quot;&amp;[.D682]&amp;&quot; &quot;&amp;IF(ISTEXT([.F682]); [.F682]; IF(ISTEXT([.G682]); [.G682]; &quot;shiny&quot;) &amp; IF(ISTEXT([.H682]); &quot; &quot;&amp;[.H682]; &quot; lucky&quot;))&amp;&quot;'' title=''&quot;&amp;[.C682]&amp;&quot;''&gt;&lt;div class=''pokemon'' style=''background-image:url(./pokemon/&quot;&amp;[.B682]&amp;&quot;.png)''&gt;&lt;span&gt;&quot;&amp;[.A682]&amp;&quot;&lt;/span&gt;&lt;/div&gt;&lt;/div&gt;&quot;" office:value-type="string" office:string-value="&lt;div class=''entry normal shiny lucky'' title=''furfrou''&gt;&lt;div class=''pokemon'' style=''background-image:url(./pokemon/676.png)''&gt;&lt;span&gt;676&lt;/span&gt;&lt;/div&gt;&lt;/div&gt;" calcext:value-type="string">
            <text:p>&lt;div class=''entry normal shiny lucky'' title=''furfrou''&gt;&lt;div class=''pokemon'' style=''background-image:url(./pokemon/676.png)''&gt;&lt;span&gt;67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77</text:p>
          </table:table-cell>
          <table:table-cell office:value-type="string" calcext:value-type="string">
            <text:p>espurr</text:p>
          </table:table-cell>
          <table:table-cell office:value-type="string" calcext:value-type="string">
            <text:p>psychic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83]&amp;&quot; &quot;&amp;IF(ISTEXT([.F683]); [.F683]; IF(ISTEXT([.G683]); [.G683]; &quot;shiny&quot;) &amp; IF(ISTEXT([.H683]); &quot; &quot;&amp;[.H683]; &quot; lucky&quot;))&amp;&quot;'' title=''&quot;&amp;[.C683]&amp;&quot;''&gt;&lt;div class=''pokemon'' style=''background-image:url(./pokemon/&quot;&amp;[.B683]&amp;&quot;.png)''&gt;&lt;span&gt;&quot;&amp;[.A683]&amp;&quot;&lt;/span&gt;&lt;/div&gt;&lt;/div&gt;&quot;" office:value-type="string" office:string-value="&lt;div class=''entry psychic missingshiny lucky'' title=''espurr''&gt;&lt;div class=''pokemon'' style=''background-image:url(./pokemon/677.png)''&gt;&lt;span&gt;677&lt;/span&gt;&lt;/div&gt;&lt;/div&gt;" calcext:value-type="string">
            <text:p>&lt;div class=''entry psychic missingshiny lucky'' title=''espurr''&gt;&lt;div class=''pokemon'' style=''background-image:url(./pokemon/677.png)''&gt;&lt;span&gt;67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78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psychic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84]&amp;&quot; &quot;&amp;IF(ISTEXT([.F684]); [.F684]; IF(ISTEXT([.G684]); [.G684]; &quot;shiny&quot;) &amp; IF(ISTEXT([.H684]); &quot; &quot;&amp;[.H684]; &quot; lucky&quot;))&amp;&quot;'' title=''&quot;&amp;[.C684]&amp;&quot;''&gt;&lt;div class=''pokemon'' style=''background-image:url(./pokemon/&quot;&amp;[.B684]&amp;&quot;.png)''&gt;&lt;span&gt;&quot;&amp;[.A684]&amp;&quot;&lt;/span&gt;&lt;/div&gt;&lt;/div&gt;&quot;" office:value-type="string" office:string-value="&lt;div class=''entry psychic missingshiny lucky'' title=''meowstic''&gt;&lt;div class=''pokemon'' style=''background-image:url(./pokemon/678.png)''&gt;&lt;span&gt;678&lt;/span&gt;&lt;/div&gt;&lt;/div&gt;" calcext:value-type="string">
            <text:p>&lt;div class=''entry psychic missingshiny lucky'' title=''meowstic''&gt;&lt;div class=''pokemon'' style=''background-image:url(./pokemon/678.png)''&gt;&lt;span&gt;67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79</text:p>
          </table:table-cell>
          <table:table-cell office:value-type="string" calcext:value-type="string">
            <text:p>honedge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ghost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685]&amp;&quot; &quot;&amp;IF(ISTEXT([.F685]); [.F685]; IF(ISTEXT([.G685]); [.G685]; &quot;shiny&quot;) &amp; IF(ISTEXT([.H685]); &quot; &quot;&amp;[.H685]; &quot; lucky&quot;))&amp;&quot;'' title=''&quot;&amp;[.C685]&amp;&quot;''&gt;&lt;div class=''pokemon'' style=''background-image:url(./pokemon/&quot;&amp;[.B685]&amp;&quot;.png)''&gt;&lt;span&gt;&quot;&amp;[.A685]&amp;&quot;&lt;/span&gt;&lt;/div&gt;&lt;/div&gt;&quot;" office:value-type="string" office:string-value="&lt;div class=''entry steel unreleased'' title=''honedge''&gt;&lt;div class=''pokemon'' style=''background-image:url(./pokemon/679.png)''&gt;&lt;span&gt;679&lt;/span&gt;&lt;/div&gt;&lt;/div&gt;" calcext:value-type="string">
            <text:p>&lt;div class=''entry steel unreleased'' title=''honedge''&gt;&lt;div class=''pokemon'' style=''background-image:url(./pokemon/679.png)''&gt;&lt;span&gt;67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80</text:p>
          </table:table-cell>
          <table:table-cell office:value-type="string" calcext:value-type="string">
            <text:p>doublade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ghost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686]&amp;&quot; &quot;&amp;IF(ISTEXT([.F686]); [.F686]; IF(ISTEXT([.G686]); [.G686]; &quot;shiny&quot;) &amp; IF(ISTEXT([.H686]); &quot; &quot;&amp;[.H686]; &quot; lucky&quot;))&amp;&quot;'' title=''&quot;&amp;[.C686]&amp;&quot;''&gt;&lt;div class=''pokemon'' style=''background-image:url(./pokemon/&quot;&amp;[.B686]&amp;&quot;.png)''&gt;&lt;span&gt;&quot;&amp;[.A686]&amp;&quot;&lt;/span&gt;&lt;/div&gt;&lt;/div&gt;&quot;" office:value-type="string" office:string-value="&lt;div class=''entry steel unreleased'' title=''doublade''&gt;&lt;div class=''pokemon'' style=''background-image:url(./pokemon/680.png)''&gt;&lt;span&gt;680&lt;/span&gt;&lt;/div&gt;&lt;/div&gt;" calcext:value-type="string">
            <text:p>&lt;div class=''entry steel unreleased'' title=''doublade''&gt;&lt;div class=''pokemon'' style=''background-image:url(./pokemon/680.png)''&gt;&lt;span&gt;68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81</text:p>
          </table:table-cell>
          <table:table-cell office:value-type="string" calcext:value-type="string">
            <text:p>aegislash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ghost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687]&amp;&quot; &quot;&amp;IF(ISTEXT([.F687]); [.F687]; IF(ISTEXT([.G687]); [.G687]; &quot;shiny&quot;) &amp; IF(ISTEXT([.H687]); &quot; &quot;&amp;[.H687]; &quot; lucky&quot;))&amp;&quot;'' title=''&quot;&amp;[.C687]&amp;&quot;''&gt;&lt;div class=''pokemon'' style=''background-image:url(./pokemon/&quot;&amp;[.B687]&amp;&quot;.png)''&gt;&lt;span&gt;&quot;&amp;[.A687]&amp;&quot;&lt;/span&gt;&lt;/div&gt;&lt;/div&gt;&quot;" office:value-type="string" office:string-value="&lt;div class=''entry steel unreleased'' title=''aegislash''&gt;&lt;div class=''pokemon'' style=''background-image:url(./pokemon/681.png)''&gt;&lt;span&gt;681&lt;/span&gt;&lt;/div&gt;&lt;/div&gt;" calcext:value-type="string">
            <text:p>&lt;div class=''entry steel unreleased'' title=''aegislash''&gt;&lt;div class=''pokemon'' style=''background-image:url(./pokemon/681.png)''&gt;&lt;span&gt;68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82</text:p>
          </table:table-cell>
          <table:table-cell office:value-type="string" calcext:value-type="string">
            <text:p>spritzee</text:p>
          </table:table-cell>
          <table:table-cell office:value-type="string" calcext:value-type="string">
            <text:p>fairy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88]&amp;&quot; &quot;&amp;IF(ISTEXT([.F688]); [.F688]; IF(ISTEXT([.G688]); [.G688]; &quot;shiny&quot;) &amp; IF(ISTEXT([.H688]); &quot; &quot;&amp;[.H688]; &quot; lucky&quot;))&amp;&quot;'' title=''&quot;&amp;[.C688]&amp;&quot;''&gt;&lt;div class=''pokemon'' style=''background-image:url(./pokemon/&quot;&amp;[.B688]&amp;&quot;.png)''&gt;&lt;span&gt;&quot;&amp;[.A688]&amp;&quot;&lt;/span&gt;&lt;/div&gt;&lt;/div&gt;&quot;" office:value-type="string" office:string-value="&lt;div class=''entry fairy missingshiny lucky'' title=''spritzee''&gt;&lt;div class=''pokemon'' style=''background-image:url(./pokemon/682.png)''&gt;&lt;span&gt;682&lt;/span&gt;&lt;/div&gt;&lt;/div&gt;" calcext:value-type="string">
            <text:p>&lt;div class=''entry fairy missingshiny lucky'' title=''spritzee''&gt;&lt;div class=''pokemon'' style=''background-image:url(./pokemon/682.png)''&gt;&lt;span&gt;68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83</text:p>
          </table:table-cell>
          <table:table-cell office:value-type="string" calcext:value-type="string">
            <text:p>aromatisse</text:p>
          </table:table-cell>
          <table:table-cell office:value-type="string" calcext:value-type="string">
            <text:p>fairy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89]&amp;&quot; &quot;&amp;IF(ISTEXT([.F689]); [.F689]; IF(ISTEXT([.G689]); [.G689]; &quot;shiny&quot;) &amp; IF(ISTEXT([.H689]); &quot; &quot;&amp;[.H689]; &quot; lucky&quot;))&amp;&quot;'' title=''&quot;&amp;[.C689]&amp;&quot;''&gt;&lt;div class=''pokemon'' style=''background-image:url(./pokemon/&quot;&amp;[.B689]&amp;&quot;.png)''&gt;&lt;span&gt;&quot;&amp;[.A689]&amp;&quot;&lt;/span&gt;&lt;/div&gt;&lt;/div&gt;&quot;" office:value-type="string" office:string-value="&lt;div class=''entry fairy missingshiny lucky'' title=''aromatisse''&gt;&lt;div class=''pokemon'' style=''background-image:url(./pokemon/683.png)''&gt;&lt;span&gt;683&lt;/span&gt;&lt;/div&gt;&lt;/div&gt;" calcext:value-type="string">
            <text:p>&lt;div class=''entry fairy missingshiny lucky'' title=''aromatisse''&gt;&lt;div class=''pokemon'' style=''background-image:url(./pokemon/683.png)''&gt;&lt;span&gt;68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84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fairy</text:p>
          </table:table-cell>
          <table:table-cell table:style-name="Default"/>
          <table:table-cell table:number-columns-repeated="4"/>
          <table:table-cell table:formula="of:=&quot;&lt;div class=''entry &quot;&amp;[.D690]&amp;&quot; &quot;&amp;IF(ISTEXT([.F690]); [.F690]; IF(ISTEXT([.G690]); [.G690]; &quot;shiny&quot;) &amp; IF(ISTEXT([.H690]); &quot; &quot;&amp;[.H690]; &quot; lucky&quot;))&amp;&quot;'' title=''&quot;&amp;[.C690]&amp;&quot;''&gt;&lt;div class=''pokemon'' style=''background-image:url(./pokemon/&quot;&amp;[.B690]&amp;&quot;.png)''&gt;&lt;span&gt;&quot;&amp;[.A690]&amp;&quot;&lt;/span&gt;&lt;/div&gt;&lt;/div&gt;&quot;" office:value-type="string" office:string-value="&lt;div class=''entry fairy shiny lucky'' title=''swirlix''&gt;&lt;div class=''pokemon'' style=''background-image:url(./pokemon/684.png)''&gt;&lt;span&gt;684&lt;/span&gt;&lt;/div&gt;&lt;/div&gt;" calcext:value-type="string">
            <text:p>&lt;div class=''entry fairy shiny lucky'' title=''swirlix''&gt;&lt;div class=''pokemon'' style=''background-image:url(./pokemon/684.png)''&gt;&lt;span&gt;68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85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fairy</text:p>
          </table:table-cell>
          <table:table-cell table:style-name="Default"/>
          <table:table-cell table:number-columns-repeated="4"/>
          <table:table-cell table:formula="of:=&quot;&lt;div class=''entry &quot;&amp;[.D691]&amp;&quot; &quot;&amp;IF(ISTEXT([.F691]); [.F691]; IF(ISTEXT([.G691]); [.G691]; &quot;shiny&quot;) &amp; IF(ISTEXT([.H691]); &quot; &quot;&amp;[.H691]; &quot; lucky&quot;))&amp;&quot;'' title=''&quot;&amp;[.C691]&amp;&quot;''&gt;&lt;div class=''pokemon'' style=''background-image:url(./pokemon/&quot;&amp;[.B691]&amp;&quot;.png)''&gt;&lt;span&gt;&quot;&amp;[.A691]&amp;&quot;&lt;/span&gt;&lt;/div&gt;&lt;/div&gt;&quot;" office:value-type="string" office:string-value="&lt;div class=''entry fairy shiny lucky'' title=''slurpuff''&gt;&lt;div class=''pokemon'' style=''background-image:url(./pokemon/685.png)''&gt;&lt;span&gt;685&lt;/span&gt;&lt;/div&gt;&lt;/div&gt;" calcext:value-type="string">
            <text:p>&lt;div class=''entry fairy shiny lucky'' title=''slurpuff''&gt;&lt;div class=''pokemon'' style=''background-image:url(./pokemon/685.png)''&gt;&lt;span&gt;68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86</text:p>
          </table:table-cell>
          <table:table-cell office:value-type="string" calcext:value-type="string">
            <text:p>inkay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psychic</text:p>
          </table:table-cell>
          <table:table-cell table:number-columns-repeated="4"/>
          <table:table-cell table:formula="of:=&quot;&lt;div class=''entry &quot;&amp;[.D692]&amp;&quot; &quot;&amp;IF(ISTEXT([.F692]); [.F692]; IF(ISTEXT([.G692]); [.G692]; &quot;shiny&quot;) &amp; IF(ISTEXT([.H692]); &quot; &quot;&amp;[.H692]; &quot; lucky&quot;))&amp;&quot;'' title=''&quot;&amp;[.C692]&amp;&quot;''&gt;&lt;div class=''pokemon'' style=''background-image:url(./pokemon/&quot;&amp;[.B692]&amp;&quot;.png)''&gt;&lt;span&gt;&quot;&amp;[.A692]&amp;&quot;&lt;/span&gt;&lt;/div&gt;&lt;/div&gt;&quot;" office:value-type="string" office:string-value="&lt;div class=''entry dark shiny lucky'' title=''inkay''&gt;&lt;div class=''pokemon'' style=''background-image:url(./pokemon/686.png)''&gt;&lt;span&gt;686&lt;/span&gt;&lt;/div&gt;&lt;/div&gt;" calcext:value-type="string">
            <text:p>&lt;div class=''entry dark shiny lucky'' title=''inkay''&gt;&lt;div class=''pokemon'' style=''background-image:url(./pokemon/686.png)''&gt;&lt;span&gt;68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87</text:p>
          </table:table-cell>
          <table:table-cell office:value-type="string" calcext:value-type="string">
            <text:p>malamar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psychic</text:p>
          </table:table-cell>
          <table:table-cell table:number-columns-repeated="4"/>
          <table:table-cell table:formula="of:=&quot;&lt;div class=''entry &quot;&amp;[.D693]&amp;&quot; &quot;&amp;IF(ISTEXT([.F693]); [.F693]; IF(ISTEXT([.G693]); [.G693]; &quot;shiny&quot;) &amp; IF(ISTEXT([.H693]); &quot; &quot;&amp;[.H693]; &quot; lucky&quot;))&amp;&quot;'' title=''&quot;&amp;[.C693]&amp;&quot;''&gt;&lt;div class=''pokemon'' style=''background-image:url(./pokemon/&quot;&amp;[.B693]&amp;&quot;.png)''&gt;&lt;span&gt;&quot;&amp;[.A693]&amp;&quot;&lt;/span&gt;&lt;/div&gt;&lt;/div&gt;&quot;" office:value-type="string" office:string-value="&lt;div class=''entry dark shiny lucky'' title=''malamar''&gt;&lt;div class=''pokemon'' style=''background-image:url(./pokemon/687.png)''&gt;&lt;span&gt;687&lt;/span&gt;&lt;/div&gt;&lt;/div&gt;" calcext:value-type="string">
            <text:p>&lt;div class=''entry dark shiny lucky'' title=''malamar''&gt;&lt;div class=''pokemon'' style=''background-image:url(./pokemon/687.png)''&gt;&lt;span&gt;68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88</text:p>
          </table:table-cell>
          <table:table-cell office:value-type="string" calcext:value-type="string">
            <text:p>binacle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water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94]&amp;&quot; &quot;&amp;IF(ISTEXT([.F694]); [.F694]; IF(ISTEXT([.G694]); [.G694]; &quot;shiny&quot;) &amp; IF(ISTEXT([.H694]); &quot; &quot;&amp;[.H694]; &quot; lucky&quot;))&amp;&quot;'' title=''&quot;&amp;[.C694]&amp;&quot;''&gt;&lt;div class=''pokemon'' style=''background-image:url(./pokemon/&quot;&amp;[.B694]&amp;&quot;.png)''&gt;&lt;span&gt;&quot;&amp;[.A694]&amp;&quot;&lt;/span&gt;&lt;/div&gt;&lt;/div&gt;&quot;" office:value-type="string" office:string-value="&lt;div class=''entry rock missingshiny lucky'' title=''binacle''&gt;&lt;div class=''pokemon'' style=''background-image:url(./pokemon/688.png)''&gt;&lt;span&gt;688&lt;/span&gt;&lt;/div&gt;&lt;/div&gt;" calcext:value-type="string">
            <text:p>&lt;div class=''entry rock missingshiny lucky'' title=''binacle''&gt;&lt;div class=''pokemon'' style=''background-image:url(./pokemon/688.png)''&gt;&lt;span&gt;68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89</text:p>
          </table:table-cell>
          <table:table-cell office:value-type="string" calcext:value-type="string">
            <text:p>barbaracle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water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695]&amp;&quot; &quot;&amp;IF(ISTEXT([.F695]); [.F695]; IF(ISTEXT([.G695]); [.G695]; &quot;shiny&quot;) &amp; IF(ISTEXT([.H695]); &quot; &quot;&amp;[.H695]; &quot; lucky&quot;))&amp;&quot;'' title=''&quot;&amp;[.C695]&amp;&quot;''&gt;&lt;div class=''pokemon'' style=''background-image:url(./pokemon/&quot;&amp;[.B695]&amp;&quot;.png)''&gt;&lt;span&gt;&quot;&amp;[.A695]&amp;&quot;&lt;/span&gt;&lt;/div&gt;&lt;/div&gt;&quot;" office:value-type="string" office:string-value="&lt;div class=''entry rock missingshiny lucky'' title=''barbaracle''&gt;&lt;div class=''pokemon'' style=''background-image:url(./pokemon/689.png)''&gt;&lt;span&gt;689&lt;/span&gt;&lt;/div&gt;&lt;/div&gt;" calcext:value-type="string">
            <text:p>&lt;div class=''entry rock missingshiny lucky'' title=''barbaracle''&gt;&lt;div class=''pokemon'' style=''background-image:url(./pokemon/689.png)''&gt;&lt;span&gt;68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90</text:p>
          </table:table-cell>
          <table:table-cell office:value-type="string" calcext:value-type="string">
            <text:p>skrelp</text:p>
          </table:table-cell>
          <table:table-cell office:value-type="string" calcext:value-type="string">
            <text:p>poison</text:p>
          </table:table-cell>
          <table:table-cell table:style-name="Default" office:value-type="string" calcext:value-type="string">
            <text:p>water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96]&amp;&quot; &quot;&amp;IF(ISTEXT([.F696]); [.F696]; IF(ISTEXT([.G696]); [.G696]; &quot;shiny&quot;) &amp; IF(ISTEXT([.H696]); &quot; &quot;&amp;[.H696]; &quot; lucky&quot;))&amp;&quot;'' title=''&quot;&amp;[.C696]&amp;&quot;''&gt;&lt;div class=''pokemon'' style=''background-image:url(./pokemon/&quot;&amp;[.B696]&amp;&quot;.png)''&gt;&lt;span&gt;&quot;&amp;[.A696]&amp;&quot;&lt;/span&gt;&lt;/div&gt;&lt;/div&gt;&quot;" office:value-type="string" office:string-value="&lt;div class=''entry poison noshiny lucky'' title=''skrelp''&gt;&lt;div class=''pokemon'' style=''background-image:url(./pokemon/690.png)''&gt;&lt;span&gt;690&lt;/span&gt;&lt;/div&gt;&lt;/div&gt;" calcext:value-type="string">
            <text:p>&lt;div class=''entry poison noshiny lucky'' title=''skrelp''&gt;&lt;div class=''pokemon'' style=''background-image:url(./pokemon/690.png)''&gt;&lt;span&gt;69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91</text:p>
          </table:table-cell>
          <table:table-cell office:value-type="string" calcext:value-type="string">
            <text:p>dragalge</text:p>
          </table:table-cell>
          <table:table-cell office:value-type="string" calcext:value-type="string">
            <text:p>poison</text:p>
          </table:table-cell>
          <table:table-cell table:style-name="Default" office:value-type="string" calcext:value-type="string">
            <text:p>dragon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97]&amp;&quot; &quot;&amp;IF(ISTEXT([.F697]); [.F697]; IF(ISTEXT([.G697]); [.G697]; &quot;shiny&quot;) &amp; IF(ISTEXT([.H697]); &quot; &quot;&amp;[.H697]; &quot; lucky&quot;))&amp;&quot;'' title=''&quot;&amp;[.C697]&amp;&quot;''&gt;&lt;div class=''pokemon'' style=''background-image:url(./pokemon/&quot;&amp;[.B697]&amp;&quot;.png)''&gt;&lt;span&gt;&quot;&amp;[.A697]&amp;&quot;&lt;/span&gt;&lt;/div&gt;&lt;/div&gt;&quot;" office:value-type="string" office:string-value="&lt;div class=''entry poison noshiny lucky'' title=''dragalge''&gt;&lt;div class=''pokemon'' style=''background-image:url(./pokemon/691.png)''&gt;&lt;span&gt;691&lt;/span&gt;&lt;/div&gt;&lt;/div&gt;" calcext:value-type="string">
            <text:p>&lt;div class=''entry poison noshiny lucky'' title=''dragalge''&gt;&lt;div class=''pokemon'' style=''background-image:url(./pokemon/691.png)''&gt;&lt;span&gt;69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92</text:p>
          </table:table-cell>
          <table:table-cell office:value-type="string" calcext:value-type="string">
            <text:p>clauncher</text:p>
          </table:table-cell>
          <table:table-cell office:value-type="string" calcext:value-type="string">
            <text:p>water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98]&amp;&quot; &quot;&amp;IF(ISTEXT([.F698]); [.F698]; IF(ISTEXT([.G698]); [.G698]; &quot;shiny&quot;) &amp; IF(ISTEXT([.H698]); &quot; &quot;&amp;[.H698]; &quot; lucky&quot;))&amp;&quot;'' title=''&quot;&amp;[.C698]&amp;&quot;''&gt;&lt;div class=''pokemon'' style=''background-image:url(./pokemon/&quot;&amp;[.B698]&amp;&quot;.png)''&gt;&lt;span&gt;&quot;&amp;[.A698]&amp;&quot;&lt;/span&gt;&lt;/div&gt;&lt;/div&gt;&quot;" office:value-type="string" office:string-value="&lt;div class=''entry water noshiny lucky'' title=''clauncher''&gt;&lt;div class=''pokemon'' style=''background-image:url(./pokemon/692.png)''&gt;&lt;span&gt;692&lt;/span&gt;&lt;/div&gt;&lt;/div&gt;" calcext:value-type="string">
            <text:p>&lt;div class=''entry water noshiny lucky'' title=''clauncher''&gt;&lt;div class=''pokemon'' style=''background-image:url(./pokemon/692.png)''&gt;&lt;span&gt;69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93</text:p>
          </table:table-cell>
          <table:table-cell office:value-type="string" calcext:value-type="string">
            <text:p>clawitzer</text:p>
          </table:table-cell>
          <table:table-cell office:value-type="string" calcext:value-type="string">
            <text:p>water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699]&amp;&quot; &quot;&amp;IF(ISTEXT([.F699]); [.F699]; IF(ISTEXT([.G699]); [.G699]; &quot;shiny&quot;) &amp; IF(ISTEXT([.H699]); &quot; &quot;&amp;[.H699]; &quot; lucky&quot;))&amp;&quot;'' title=''&quot;&amp;[.C699]&amp;&quot;''&gt;&lt;div class=''pokemon'' style=''background-image:url(./pokemon/&quot;&amp;[.B699]&amp;&quot;.png)''&gt;&lt;span&gt;&quot;&amp;[.A699]&amp;&quot;&lt;/span&gt;&lt;/div&gt;&lt;/div&gt;&quot;" office:value-type="string" office:string-value="&lt;div class=''entry water noshiny lucky'' title=''clawitzer''&gt;&lt;div class=''pokemon'' style=''background-image:url(./pokemon/693.png)''&gt;&lt;span&gt;693&lt;/span&gt;&lt;/div&gt;&lt;/div&gt;" calcext:value-type="string">
            <text:p>&lt;div class=''entry water noshiny lucky'' title=''clawitzer''&gt;&lt;div class=''pokemon'' style=''background-image:url(./pokemon/693.png)''&gt;&lt;span&gt;69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94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electric</text:p>
          </table:table-cell>
          <table:table-cell table:style-name="Default" office:value-type="string" calcext:value-type="string">
            <text:p>normal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700]&amp;&quot; &quot;&amp;IF(ISTEXT([.F700]); [.F700]; IF(ISTEXT([.G700]); [.G700]; &quot;shiny&quot;) &amp; IF(ISTEXT([.H700]); &quot; &quot;&amp;[.H700]; &quot; lucky&quot;))&amp;&quot;'' title=''&quot;&amp;[.C700]&amp;&quot;''&gt;&lt;div class=''pokemon'' style=''background-image:url(./pokemon/&quot;&amp;[.B700]&amp;&quot;.png)''&gt;&lt;span&gt;&quot;&amp;[.A700]&amp;&quot;&lt;/span&gt;&lt;/div&gt;&lt;/div&gt;&quot;" office:value-type="string" office:string-value="&lt;div class=''entry electric missingshiny lucky'' title=''helioptile''&gt;&lt;div class=''pokemon'' style=''background-image:url(./pokemon/694.png)''&gt;&lt;span&gt;694&lt;/span&gt;&lt;/div&gt;&lt;/div&gt;" calcext:value-type="string">
            <text:p>&lt;div class=''entry electric missingshiny lucky'' title=''helioptile''&gt;&lt;div class=''pokemon'' style=''background-image:url(./pokemon/694.png)''&gt;&lt;span&gt;69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95</text:p>
          </table:table-cell>
          <table:table-cell office:value-type="string" calcext:value-type="string">
            <text:p>heliolisk</text:p>
          </table:table-cell>
          <table:table-cell office:value-type="string" calcext:value-type="string">
            <text:p>electric</text:p>
          </table:table-cell>
          <table:table-cell table:style-name="Default" office:value-type="string" calcext:value-type="string">
            <text:p>normal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701]&amp;&quot; &quot;&amp;IF(ISTEXT([.F701]); [.F701]; IF(ISTEXT([.G701]); [.G701]; &quot;shiny&quot;) &amp; IF(ISTEXT([.H701]); &quot; &quot;&amp;[.H701]; &quot; lucky&quot;))&amp;&quot;'' title=''&quot;&amp;[.C701]&amp;&quot;''&gt;&lt;div class=''pokemon'' style=''background-image:url(./pokemon/&quot;&amp;[.B701]&amp;&quot;.png)''&gt;&lt;span&gt;&quot;&amp;[.A701]&amp;&quot;&lt;/span&gt;&lt;/div&gt;&lt;/div&gt;&quot;" office:value-type="string" office:string-value="&lt;div class=''entry electric missingshiny lucky'' title=''heliolisk''&gt;&lt;div class=''pokemon'' style=''background-image:url(./pokemon/695.png)''&gt;&lt;span&gt;695&lt;/span&gt;&lt;/div&gt;&lt;/div&gt;" calcext:value-type="string">
            <text:p>&lt;div class=''entry electric missingshiny lucky'' title=''heliolisk''&gt;&lt;div class=''pokemon'' style=''background-image:url(./pokemon/695.png)''&gt;&lt;span&gt;69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96</text:p>
          </table:table-cell>
          <table:table-cell office:value-type="string" calcext:value-type="string">
            <text:p>tyrunt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dragon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02]&amp;&quot; &quot;&amp;IF(ISTEXT([.F702]); [.F702]; IF(ISTEXT([.G702]); [.G702]; &quot;shiny&quot;) &amp; IF(ISTEXT([.H702]); &quot; &quot;&amp;[.H702]; &quot; lucky&quot;))&amp;&quot;'' title=''&quot;&amp;[.C702]&amp;&quot;''&gt;&lt;div class=''pokemon'' style=''background-image:url(./pokemon/&quot;&amp;[.B702]&amp;&quot;.png)''&gt;&lt;span&gt;&quot;&amp;[.A702]&amp;&quot;&lt;/span&gt;&lt;/div&gt;&lt;/div&gt;&quot;" office:value-type="string" office:string-value="&lt;div class=''entry rock noshiny lucky'' title=''tyrunt''&gt;&lt;div class=''pokemon'' style=''background-image:url(./pokemon/696.png)''&gt;&lt;span&gt;696&lt;/span&gt;&lt;/div&gt;&lt;/div&gt;" calcext:value-type="string">
            <text:p>&lt;div class=''entry rock noshiny lucky'' title=''tyrunt''&gt;&lt;div class=''pokemon'' style=''background-image:url(./pokemon/696.png)''&gt;&lt;span&gt;69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97</text:p>
          </table:table-cell>
          <table:table-cell office:value-type="string" calcext:value-type="string">
            <text:p>tyrantrum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dragon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03]&amp;&quot; &quot;&amp;IF(ISTEXT([.F703]); [.F703]; IF(ISTEXT([.G703]); [.G703]; &quot;shiny&quot;) &amp; IF(ISTEXT([.H703]); &quot; &quot;&amp;[.H703]; &quot; lucky&quot;))&amp;&quot;'' title=''&quot;&amp;[.C703]&amp;&quot;''&gt;&lt;div class=''pokemon'' style=''background-image:url(./pokemon/&quot;&amp;[.B703]&amp;&quot;.png)''&gt;&lt;span&gt;&quot;&amp;[.A703]&amp;&quot;&lt;/span&gt;&lt;/div&gt;&lt;/div&gt;&quot;" office:value-type="string" office:string-value="&lt;div class=''entry rock noshiny lucky'' title=''tyrantrum''&gt;&lt;div class=''pokemon'' style=''background-image:url(./pokemon/697.png)''&gt;&lt;span&gt;697&lt;/span&gt;&lt;/div&gt;&lt;/div&gt;" calcext:value-type="string">
            <text:p>&lt;div class=''entry rock noshiny lucky'' title=''tyrantrum''&gt;&lt;div class=''pokemon'' style=''background-image:url(./pokemon/697.png)''&gt;&lt;span&gt;69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98</text:p>
          </table:table-cell>
          <table:table-cell office:value-type="string" calcext:value-type="string">
            <text:p>amaura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ice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04]&amp;&quot; &quot;&amp;IF(ISTEXT([.F704]); [.F704]; IF(ISTEXT([.G704]); [.G704]; &quot;shiny&quot;) &amp; IF(ISTEXT([.H704]); &quot; &quot;&amp;[.H704]; &quot; lucky&quot;))&amp;&quot;'' title=''&quot;&amp;[.C704]&amp;&quot;''&gt;&lt;div class=''pokemon'' style=''background-image:url(./pokemon/&quot;&amp;[.B704]&amp;&quot;.png)''&gt;&lt;span&gt;&quot;&amp;[.A704]&amp;&quot;&lt;/span&gt;&lt;/div&gt;&lt;/div&gt;&quot;" office:value-type="string" office:string-value="&lt;div class=''entry rock noshiny lucky'' title=''amaura''&gt;&lt;div class=''pokemon'' style=''background-image:url(./pokemon/698.png)''&gt;&lt;span&gt;698&lt;/span&gt;&lt;/div&gt;&lt;/div&gt;" calcext:value-type="string">
            <text:p>&lt;div class=''entry rock noshiny lucky'' title=''amaura''&gt;&lt;div class=''pokemon'' style=''background-image:url(./pokemon/698.png)''&gt;&lt;span&gt;69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699</text:p>
          </table:table-cell>
          <table:table-cell office:value-type="string" calcext:value-type="string">
            <text:p>aurorus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ice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05]&amp;&quot; &quot;&amp;IF(ISTEXT([.F705]); [.F705]; IF(ISTEXT([.G705]); [.G705]; &quot;shiny&quot;) &amp; IF(ISTEXT([.H705]); &quot; &quot;&amp;[.H705]; &quot; lucky&quot;))&amp;&quot;'' title=''&quot;&amp;[.C705]&amp;&quot;''&gt;&lt;div class=''pokemon'' style=''background-image:url(./pokemon/&quot;&amp;[.B705]&amp;&quot;.png)''&gt;&lt;span&gt;&quot;&amp;[.A705]&amp;&quot;&lt;/span&gt;&lt;/div&gt;&lt;/div&gt;&quot;" office:value-type="string" office:string-value="&lt;div class=''entry rock noshiny lucky'' title=''aurorus''&gt;&lt;div class=''pokemon'' style=''background-image:url(./pokemon/699.png)''&gt;&lt;span&gt;699&lt;/span&gt;&lt;/div&gt;&lt;/div&gt;" calcext:value-type="string">
            <text:p>&lt;div class=''entry rock noshiny lucky'' title=''aurorus''&gt;&lt;div class=''pokemon'' style=''background-image:url(./pokemon/699.png)''&gt;&lt;span&gt;69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00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fairy</text:p>
          </table:table-cell>
          <table:table-cell table:style-name="Default"/>
          <table:table-cell table:number-columns-repeated="4"/>
          <table:table-cell table:formula="of:=&quot;&lt;div class=''entry &quot;&amp;[.D706]&amp;&quot; &quot;&amp;IF(ISTEXT([.F706]); [.F706]; IF(ISTEXT([.G706]); [.G706]; &quot;shiny&quot;) &amp; IF(ISTEXT([.H706]); &quot; &quot;&amp;[.H706]; &quot; lucky&quot;))&amp;&quot;'' title=''&quot;&amp;[.C706]&amp;&quot;''&gt;&lt;div class=''pokemon'' style=''background-image:url(./pokemon/&quot;&amp;[.B706]&amp;&quot;.png)''&gt;&lt;span&gt;&quot;&amp;[.A706]&amp;&quot;&lt;/span&gt;&lt;/div&gt;&lt;/div&gt;&quot;" office:value-type="string" office:string-value="&lt;div class=''entry fairy shiny lucky'' title=''sylveon''&gt;&lt;div class=''pokemon'' style=''background-image:url(./pokemon/700.png)''&gt;&lt;span&gt;700&lt;/span&gt;&lt;/div&gt;&lt;/div&gt;" calcext:value-type="string">
            <text:p>&lt;div class=''entry fairy shiny lucky'' title=''sylveon''&gt;&lt;div class=''pokemon'' style=''background-image:url(./pokemon/700.png)''&gt;&lt;span&gt;70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01</text:p>
          </table:table-cell>
          <table:table-cell office:value-type="string" calcext:value-type="string">
            <text:p>hawlucha</text:p>
          </table:table-cell>
          <table:table-cell office:value-type="string" calcext:value-type="string">
            <text:p>fighting</text:p>
          </table:table-cell>
          <table:table-cell table:style-name="Default" office:value-type="string" calcext:value-type="string">
            <text:p>flying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07]&amp;&quot; &quot;&amp;IF(ISTEXT([.F707]); [.F707]; IF(ISTEXT([.G707]); [.G707]; &quot;shiny&quot;) &amp; IF(ISTEXT([.H707]); &quot; &quot;&amp;[.H707]; &quot; lucky&quot;))&amp;&quot;'' title=''&quot;&amp;[.C707]&amp;&quot;''&gt;&lt;div class=''pokemon'' style=''background-image:url(./pokemon/&quot;&amp;[.B707]&amp;&quot;.png)''&gt;&lt;span&gt;&quot;&amp;[.A707]&amp;&quot;&lt;/span&gt;&lt;/div&gt;&lt;/div&gt;&quot;" office:value-type="string" office:string-value="&lt;div class=''entry fighting unreleased'' title=''hawlucha''&gt;&lt;div class=''pokemon'' style=''background-image:url(./pokemon/701.png)''&gt;&lt;span&gt;701&lt;/span&gt;&lt;/div&gt;&lt;/div&gt;" calcext:value-type="string">
            <text:p>&lt;div class=''entry fighting unreleased'' title=''hawlucha''&gt;&lt;div class=''pokemon'' style=''background-image:url(./pokemon/701.png)''&gt;&lt;span&gt;70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02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lectric</text:p>
          </table:table-cell>
          <table:table-cell table:style-name="Default" office:value-type="string" calcext:value-type="string">
            <text:p>fairy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708]&amp;&quot; &quot;&amp;IF(ISTEXT([.F708]); [.F708]; IF(ISTEXT([.G708]); [.G708]; &quot;shiny&quot;) &amp; IF(ISTEXT([.H708]); &quot; &quot;&amp;[.H708]; &quot; lucky&quot;))&amp;&quot;'' title=''&quot;&amp;[.C708]&amp;&quot;''&gt;&lt;div class=''pokemon'' style=''background-image:url(./pokemon/&quot;&amp;[.B708]&amp;&quot;.png)''&gt;&lt;span&gt;&quot;&amp;[.A708]&amp;&quot;&lt;/span&gt;&lt;/div&gt;&lt;/div&gt;&quot;" office:value-type="string" office:string-value="&lt;div class=''entry electric missingshiny lucky'' title=''dedenne''&gt;&lt;div class=''pokemon'' style=''background-image:url(./pokemon/702.png)''&gt;&lt;span&gt;702&lt;/span&gt;&lt;/div&gt;&lt;/div&gt;" calcext:value-type="string">
            <text:p>&lt;div class=''entry electric missingshiny lucky'' title=''dedenne''&gt;&lt;div class=''pokemon'' style=''background-image:url(./pokemon/702.png)''&gt;&lt;span&gt;70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03</text:p>
          </table:table-cell>
          <table:table-cell office:value-type="string" calcext:value-type="string">
            <text:p>carbink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fairy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09]&amp;&quot; &quot;&amp;IF(ISTEXT([.F709]); [.F709]; IF(ISTEXT([.G709]); [.G709]; &quot;shiny&quot;) &amp; IF(ISTEXT([.H709]); &quot; &quot;&amp;[.H709]; &quot; lucky&quot;))&amp;&quot;'' title=''&quot;&amp;[.C709]&amp;&quot;''&gt;&lt;div class=''pokemon'' style=''background-image:url(./pokemon/&quot;&amp;[.B709]&amp;&quot;.png)''&gt;&lt;span&gt;&quot;&amp;[.A709]&amp;&quot;&lt;/span&gt;&lt;/div&gt;&lt;/div&gt;&quot;" office:value-type="string" office:string-value="&lt;div class=''entry rock unreleased'' title=''carbink''&gt;&lt;div class=''pokemon'' style=''background-image:url(./pokemon/703.png)''&gt;&lt;span&gt;703&lt;/span&gt;&lt;/div&gt;&lt;/div&gt;" calcext:value-type="string">
            <text:p>&lt;div class=''entry rock unreleased'' title=''carbink''&gt;&lt;div class=''pokemon'' style=''background-image:url(./pokemon/703.png)''&gt;&lt;span&gt;70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04</text:p>
          </table:table-cell>
          <table:table-cell office:value-type="string" calcext:value-type="string">
            <text:p>goomy</text:p>
          </table:table-cell>
          <table:table-cell office:value-type="string" calcext:value-type="string">
            <text:p>dragon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10]&amp;&quot; &quot;&amp;IF(ISTEXT([.F710]); [.F710]; IF(ISTEXT([.G710]); [.G710]; &quot;shiny&quot;) &amp; IF(ISTEXT([.H710]); &quot; &quot;&amp;[.H710]; &quot; lucky&quot;))&amp;&quot;'' title=''&quot;&amp;[.C710]&amp;&quot;''&gt;&lt;div class=''pokemon'' style=''background-image:url(./pokemon/&quot;&amp;[.B710]&amp;&quot;.png)''&gt;&lt;span&gt;&quot;&amp;[.A710]&amp;&quot;&lt;/span&gt;&lt;/div&gt;&lt;/div&gt;&quot;" office:value-type="string" office:string-value="&lt;div class=''entry dragon noshiny lucky'' title=''goomy''&gt;&lt;div class=''pokemon'' style=''background-image:url(./pokemon/704.png)''&gt;&lt;span&gt;704&lt;/span&gt;&lt;/div&gt;&lt;/div&gt;" calcext:value-type="string">
            <text:p>&lt;div class=''entry dragon noshiny lucky'' title=''goomy''&gt;&lt;div class=''pokemon'' style=''background-image:url(./pokemon/704.png)''&gt;&lt;span&gt;70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05</text:p>
          </table:table-cell>
          <table:table-cell office:value-type="string" calcext:value-type="string">
            <text:p>sliggoo</text:p>
          </table:table-cell>
          <table:table-cell office:value-type="string" calcext:value-type="string">
            <text:p>dragon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11]&amp;&quot; &quot;&amp;IF(ISTEXT([.F711]); [.F711]; IF(ISTEXT([.G711]); [.G711]; &quot;shiny&quot;) &amp; IF(ISTEXT([.H711]); &quot; &quot;&amp;[.H711]; &quot; lucky&quot;))&amp;&quot;'' title=''&quot;&amp;[.C711]&amp;&quot;''&gt;&lt;div class=''pokemon'' style=''background-image:url(./pokemon/&quot;&amp;[.B711]&amp;&quot;.png)''&gt;&lt;span&gt;&quot;&amp;[.A711]&amp;&quot;&lt;/span&gt;&lt;/div&gt;&lt;/div&gt;&quot;" office:value-type="string" office:string-value="&lt;div class=''entry dragon noshiny lucky'' title=''sliggoo''&gt;&lt;div class=''pokemon'' style=''background-image:url(./pokemon/705.png)''&gt;&lt;span&gt;705&lt;/span&gt;&lt;/div&gt;&lt;/div&gt;" calcext:value-type="string">
            <text:p>&lt;div class=''entry dragon noshiny lucky'' title=''sliggoo''&gt;&lt;div class=''pokemon'' style=''background-image:url(./pokemon/705.png)''&gt;&lt;span&gt;70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06</text:p>
          </table:table-cell>
          <table:table-cell office:value-type="string" calcext:value-type="string">
            <text:p>goodra</text:p>
          </table:table-cell>
          <table:table-cell office:value-type="string" calcext:value-type="string">
            <text:p>dragon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12]&amp;&quot; &quot;&amp;IF(ISTEXT([.F712]); [.F712]; IF(ISTEXT([.G712]); [.G712]; &quot;shiny&quot;) &amp; IF(ISTEXT([.H712]); &quot; &quot;&amp;[.H712]; &quot; lucky&quot;))&amp;&quot;'' title=''&quot;&amp;[.C712]&amp;&quot;''&gt;&lt;div class=''pokemon'' style=''background-image:url(./pokemon/&quot;&amp;[.B712]&amp;&quot;.png)''&gt;&lt;span&gt;&quot;&amp;[.A712]&amp;&quot;&lt;/span&gt;&lt;/div&gt;&lt;/div&gt;&quot;" office:value-type="string" office:string-value="&lt;div class=''entry dragon noshiny lucky'' title=''goodra''&gt;&lt;div class=''pokemon'' style=''background-image:url(./pokemon/706.png)''&gt;&lt;span&gt;706&lt;/span&gt;&lt;/div&gt;&lt;/div&gt;" calcext:value-type="string">
            <text:p>&lt;div class=''entry dragon noshiny lucky'' title=''goodra''&gt;&lt;div class=''pokemon'' style=''background-image:url(./pokemon/706.png)''&gt;&lt;span&gt;70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07</text:p>
          </table:table-cell>
          <table:table-cell office:value-type="string" calcext:value-type="string">
            <text:p>klefki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fairy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13]&amp;&quot; &quot;&amp;IF(ISTEXT([.F713]); [.F713]; IF(ISTEXT([.G713]); [.G713]; &quot;shiny&quot;) &amp; IF(ISTEXT([.H713]); &quot; &quot;&amp;[.H713]; &quot; lucky&quot;))&amp;&quot;'' title=''&quot;&amp;[.C713]&amp;&quot;''&gt;&lt;div class=''pokemon'' style=''background-image:url(./pokemon/&quot;&amp;[.B713]&amp;&quot;.png)''&gt;&lt;span&gt;&quot;&amp;[.A713]&amp;&quot;&lt;/span&gt;&lt;/div&gt;&lt;/div&gt;&quot;" office:value-type="string" office:string-value="&lt;div class=''entry steel noshiny lucky'' title=''klefki''&gt;&lt;div class=''pokemon'' style=''background-image:url(./pokemon/707.png)''&gt;&lt;span&gt;707&lt;/span&gt;&lt;/div&gt;&lt;/div&gt;" calcext:value-type="string">
            <text:p>&lt;div class=''entry steel noshiny lucky'' title=''klefki''&gt;&lt;div class=''pokemon'' style=''background-image:url(./pokemon/707.png)''&gt;&lt;span&gt;70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08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ghost</text:p>
          </table:table-cell>
          <table:table-cell table:style-name="Default" office:value-type="string" calcext:value-type="string">
            <text:p>grass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14]&amp;&quot; &quot;&amp;IF(ISTEXT([.F714]); [.F714]; IF(ISTEXT([.G714]); [.G714]; &quot;shiny&quot;) &amp; IF(ISTEXT([.H714]); &quot; &quot;&amp;[.H714]; &quot; lucky&quot;))&amp;&quot;'' title=''&quot;&amp;[.C714]&amp;&quot;''&gt;&lt;div class=''pokemon'' style=''background-image:url(./pokemon/&quot;&amp;[.B714]&amp;&quot;.png)''&gt;&lt;span&gt;&quot;&amp;[.A714]&amp;&quot;&lt;/span&gt;&lt;/div&gt;&lt;/div&gt;&quot;" office:value-type="string" office:string-value="&lt;div class=''entry ghost noshiny lucky'' title=''phantump''&gt;&lt;div class=''pokemon'' style=''background-image:url(./pokemon/708.png)''&gt;&lt;span&gt;708&lt;/span&gt;&lt;/div&gt;&lt;/div&gt;" calcext:value-type="string">
            <text:p>&lt;div class=''entry ghost noshiny lucky'' title=''phantump''&gt;&lt;div class=''pokemon'' style=''background-image:url(./pokemon/708.png)''&gt;&lt;span&gt;70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09</text:p>
          </table:table-cell>
          <table:table-cell office:value-type="string" calcext:value-type="string">
            <text:p>trevenant</text:p>
          </table:table-cell>
          <table:table-cell office:value-type="string" calcext:value-type="string">
            <text:p>ghost</text:p>
          </table:table-cell>
          <table:table-cell table:style-name="Default" office:value-type="string" calcext:value-type="string">
            <text:p>grass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15]&amp;&quot; &quot;&amp;IF(ISTEXT([.F715]); [.F715]; IF(ISTEXT([.G715]); [.G715]; &quot;shiny&quot;) &amp; IF(ISTEXT([.H715]); &quot; &quot;&amp;[.H715]; &quot; lucky&quot;))&amp;&quot;'' title=''&quot;&amp;[.C715]&amp;&quot;''&gt;&lt;div class=''pokemon'' style=''background-image:url(./pokemon/&quot;&amp;[.B715]&amp;&quot;.png)''&gt;&lt;span&gt;&quot;&amp;[.A715]&amp;&quot;&lt;/span&gt;&lt;/div&gt;&lt;/div&gt;&quot;" office:value-type="string" office:string-value="&lt;div class=''entry ghost noshiny lucky'' title=''trevenant''&gt;&lt;div class=''pokemon'' style=''background-image:url(./pokemon/709.png)''&gt;&lt;span&gt;709&lt;/span&gt;&lt;/div&gt;&lt;/div&gt;" calcext:value-type="string">
            <text:p>&lt;div class=''entry ghost noshiny lucky'' title=''trevenant''&gt;&lt;div class=''pokemon'' style=''background-image:url(./pokemon/709.png)''&gt;&lt;span&gt;70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10</text:p>
          </table:table-cell>
          <table:table-cell office:value-type="string" calcext:value-type="string">
            <text:p>pumpkaboo</text:p>
          </table:table-cell>
          <table:table-cell office:value-type="string" calcext:value-type="string">
            <text:p>ghost</text:p>
          </table:table-cell>
          <table:table-cell table:style-name="Default" office:value-type="string" calcext:value-type="string">
            <text:p>grass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716]&amp;&quot; &quot;&amp;IF(ISTEXT([.F716]); [.F716]; IF(ISTEXT([.G716]); [.G716]; &quot;shiny&quot;) &amp; IF(ISTEXT([.H716]); &quot; &quot;&amp;[.H716]; &quot; lucky&quot;))&amp;&quot;'' title=''&quot;&amp;[.C716]&amp;&quot;''&gt;&lt;div class=''pokemon'' style=''background-image:url(./pokemon/&quot;&amp;[.B716]&amp;&quot;.png)''&gt;&lt;span&gt;&quot;&amp;[.A716]&amp;&quot;&lt;/span&gt;&lt;/div&gt;&lt;/div&gt;&quot;" office:value-type="string" office:string-value="&lt;div class=''entry ghost missingshiny lucky'' title=''pumpkaboo''&gt;&lt;div class=''pokemon'' style=''background-image:url(./pokemon/710.png)''&gt;&lt;span&gt;710&lt;/span&gt;&lt;/div&gt;&lt;/div&gt;" calcext:value-type="string">
            <text:p>&lt;div class=''entry ghost missingshiny lucky'' title=''pumpkaboo''&gt;&lt;div class=''pokemon'' style=''background-image:url(./pokemon/710.png)''&gt;&lt;span&gt;71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11</text:p>
          </table:table-cell>
          <table:table-cell office:value-type="string" calcext:value-type="string">
            <text:p>gourgeist</text:p>
          </table:table-cell>
          <table:table-cell office:value-type="string" calcext:value-type="string">
            <text:p>ghost</text:p>
          </table:table-cell>
          <table:table-cell table:style-name="Default" office:value-type="string" calcext:value-type="string">
            <text:p>grass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717]&amp;&quot; &quot;&amp;IF(ISTEXT([.F717]); [.F717]; IF(ISTEXT([.G717]); [.G717]; &quot;shiny&quot;) &amp; IF(ISTEXT([.H717]); &quot; &quot;&amp;[.H717]; &quot; lucky&quot;))&amp;&quot;'' title=''&quot;&amp;[.C717]&amp;&quot;''&gt;&lt;div class=''pokemon'' style=''background-image:url(./pokemon/&quot;&amp;[.B717]&amp;&quot;.png)''&gt;&lt;span&gt;&quot;&amp;[.A717]&amp;&quot;&lt;/span&gt;&lt;/div&gt;&lt;/div&gt;&quot;" office:value-type="string" office:string-value="&lt;div class=''entry ghost missingshiny lucky'' title=''gourgeist''&gt;&lt;div class=''pokemon'' style=''background-image:url(./pokemon/711.png)''&gt;&lt;span&gt;711&lt;/span&gt;&lt;/div&gt;&lt;/div&gt;" calcext:value-type="string">
            <text:p>&lt;div class=''entry ghost missingshiny lucky'' title=''gourgeist''&gt;&lt;div class=''pokemon'' style=''background-image:url(./pokemon/711.png)''&gt;&lt;span&gt;71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12</text:p>
          </table:table-cell>
          <table:table-cell office:value-type="string" calcext:value-type="string">
            <text:p>bergmite</text:p>
          </table:table-cell>
          <table:table-cell office:value-type="string" calcext:value-type="string">
            <text:p>ice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718]&amp;&quot; &quot;&amp;IF(ISTEXT([.F718]); [.F718]; IF(ISTEXT([.G718]); [.G718]; &quot;shiny&quot;) &amp; IF(ISTEXT([.H718]); &quot; &quot;&amp;[.H718]; &quot; lucky&quot;))&amp;&quot;'' title=''&quot;&amp;[.C718]&amp;&quot;''&gt;&lt;div class=''pokemon'' style=''background-image:url(./pokemon/&quot;&amp;[.B718]&amp;&quot;.png)''&gt;&lt;span&gt;&quot;&amp;[.A718]&amp;&quot;&lt;/span&gt;&lt;/div&gt;&lt;/div&gt;&quot;" office:value-type="string" office:string-value="&lt;div class=''entry ice missingshiny lucky'' title=''bergmite''&gt;&lt;div class=''pokemon'' style=''background-image:url(./pokemon/712.png)''&gt;&lt;span&gt;712&lt;/span&gt;&lt;/div&gt;&lt;/div&gt;" calcext:value-type="string">
            <text:p>&lt;div class=''entry ice missingshiny lucky'' title=''bergmite''&gt;&lt;div class=''pokemon'' style=''background-image:url(./pokemon/712.png)''&gt;&lt;span&gt;71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13</text:p>
          </table:table-cell>
          <table:table-cell office:value-type="string" calcext:value-type="string">
            <text:p>avalugg</text:p>
          </table:table-cell>
          <table:table-cell office:value-type="string" calcext:value-type="string">
            <text:p>ice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719]&amp;&quot; &quot;&amp;IF(ISTEXT([.F719]); [.F719]; IF(ISTEXT([.G719]); [.G719]; &quot;shiny&quot;) &amp; IF(ISTEXT([.H719]); &quot; &quot;&amp;[.H719]; &quot; lucky&quot;))&amp;&quot;'' title=''&quot;&amp;[.C719]&amp;&quot;''&gt;&lt;div class=''pokemon'' style=''background-image:url(./pokemon/&quot;&amp;[.B719]&amp;&quot;.png)''&gt;&lt;span&gt;&quot;&amp;[.A719]&amp;&quot;&lt;/span&gt;&lt;/div&gt;&lt;/div&gt;&quot;" office:value-type="string" office:string-value="&lt;div class=''entry ice missingshiny lucky'' title=''avalugg''&gt;&lt;div class=''pokemon'' style=''background-image:url(./pokemon/713.png)''&gt;&lt;span&gt;713&lt;/span&gt;&lt;/div&gt;&lt;/div&gt;" calcext:value-type="string">
            <text:p>&lt;div class=''entry ice missingshiny lucky'' title=''avalugg''&gt;&lt;div class=''pokemon'' style=''background-image:url(./pokemon/713.png)''&gt;&lt;span&gt;71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14</text:p>
          </table:table-cell>
          <table:table-cell office:value-type="string" calcext:value-type="string">
            <text:p>noibat</text:p>
          </table:table-cell>
          <table:table-cell office:value-type="string" calcext:value-type="string">
            <text:p>flying</text:p>
          </table:table-cell>
          <table:table-cell table:style-name="Default" office:value-type="string" calcext:value-type="string">
            <text:p>dragon</text:p>
          </table:table-cell>
          <table:table-cell table:number-columns-repeated="4"/>
          <table:table-cell table:formula="of:=&quot;&lt;div class=''entry &quot;&amp;[.D720]&amp;&quot; &quot;&amp;IF(ISTEXT([.F720]); [.F720]; IF(ISTEXT([.G720]); [.G720]; &quot;shiny&quot;) &amp; IF(ISTEXT([.H720]); &quot; &quot;&amp;[.H720]; &quot; lucky&quot;))&amp;&quot;'' title=''&quot;&amp;[.C720]&amp;&quot;''&gt;&lt;div class=''pokemon'' style=''background-image:url(./pokemon/&quot;&amp;[.B720]&amp;&quot;.png)''&gt;&lt;span&gt;&quot;&amp;[.A720]&amp;&quot;&lt;/span&gt;&lt;/div&gt;&lt;/div&gt;&quot;" office:value-type="string" office:string-value="&lt;div class=''entry flying shiny lucky'' title=''noibat''&gt;&lt;div class=''pokemon'' style=''background-image:url(./pokemon/714.png)''&gt;&lt;span&gt;714&lt;/span&gt;&lt;/div&gt;&lt;/div&gt;" calcext:value-type="string">
            <text:p>&lt;div class=''entry flying shiny lucky'' title=''noibat''&gt;&lt;div class=''pokemon'' style=''background-image:url(./pokemon/714.png)''&gt;&lt;span&gt;71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15</text:p>
          </table:table-cell>
          <table:table-cell office:value-type="string" calcext:value-type="string">
            <text:p>noivern</text:p>
          </table:table-cell>
          <table:table-cell office:value-type="string" calcext:value-type="string">
            <text:p>flying</text:p>
          </table:table-cell>
          <table:table-cell table:style-name="Default" office:value-type="string" calcext:value-type="string">
            <text:p>dragon</text:p>
          </table:table-cell>
          <table:table-cell table:number-columns-repeated="4"/>
          <table:table-cell table:formula="of:=&quot;&lt;div class=''entry &quot;&amp;[.D721]&amp;&quot; &quot;&amp;IF(ISTEXT([.F721]); [.F721]; IF(ISTEXT([.G721]); [.G721]; &quot;shiny&quot;) &amp; IF(ISTEXT([.H721]); &quot; &quot;&amp;[.H721]; &quot; lucky&quot;))&amp;&quot;'' title=''&quot;&amp;[.C721]&amp;&quot;''&gt;&lt;div class=''pokemon'' style=''background-image:url(./pokemon/&quot;&amp;[.B721]&amp;&quot;.png)''&gt;&lt;span&gt;&quot;&amp;[.A721]&amp;&quot;&lt;/span&gt;&lt;/div&gt;&lt;/div&gt;&quot;" office:value-type="string" office:string-value="&lt;div class=''entry flying shiny lucky'' title=''noivern''&gt;&lt;div class=''pokemon'' style=''background-image:url(./pokemon/715.png)''&gt;&lt;span&gt;715&lt;/span&gt;&lt;/div&gt;&lt;/div&gt;" calcext:value-type="string">
            <text:p>&lt;div class=''entry flying shiny lucky'' title=''noivern''&gt;&lt;div class=''pokemon'' style=''background-image:url(./pokemon/715.png)''&gt;&lt;span&gt;71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16</text:p>
          </table:table-cell>
          <table:table-cell office:value-type="string" calcext:value-type="string">
            <text:p>xerneas</text:p>
          </table:table-cell>
          <table:table-cell office:value-type="string" calcext:value-type="string">
            <text:p>fairy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722]&amp;&quot; &quot;&amp;IF(ISTEXT([.F722]); [.F722]; IF(ISTEXT([.G722]); [.G722]; &quot;shiny&quot;) &amp; IF(ISTEXT([.H722]); &quot; &quot;&amp;[.H722]; &quot; lucky&quot;))&amp;&quot;'' title=''&quot;&amp;[.C722]&amp;&quot;''&gt;&lt;div class=''pokemon'' style=''background-image:url(./pokemon/&quot;&amp;[.B722]&amp;&quot;.png)''&gt;&lt;span&gt;&quot;&amp;[.A722]&amp;&quot;&lt;/span&gt;&lt;/div&gt;&lt;/div&gt;&quot;" office:value-type="string" office:string-value="&lt;div class=''entry fairy missingshiny lucky'' title=''xerneas''&gt;&lt;div class=''pokemon'' style=''background-image:url(./pokemon/716.png)''&gt;&lt;span&gt;716&lt;/span&gt;&lt;/div&gt;&lt;/div&gt;" calcext:value-type="string">
            <text:p>&lt;div class=''entry fairy missingshiny lucky'' title=''xerneas''&gt;&lt;div class=''pokemon'' style=''background-image:url(./pokemon/716.png)''&gt;&lt;span&gt;71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17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flying</text:p>
          </table:table-cell>
          <table:table-cell table:number-columns-repeated="4"/>
          <table:table-cell table:formula="of:=&quot;&lt;div class=''entry &quot;&amp;[.D723]&amp;&quot; &quot;&amp;IF(ISTEXT([.F723]); [.F723]; IF(ISTEXT([.G723]); [.G723]; &quot;shiny&quot;) &amp; IF(ISTEXT([.H723]); &quot; &quot;&amp;[.H723]; &quot; lucky&quot;))&amp;&quot;'' title=''&quot;&amp;[.C723]&amp;&quot;''&gt;&lt;div class=''pokemon'' style=''background-image:url(./pokemon/&quot;&amp;[.B723]&amp;&quot;.png)''&gt;&lt;span&gt;&quot;&amp;[.A723]&amp;&quot;&lt;/span&gt;&lt;/div&gt;&lt;/div&gt;&quot;" office:value-type="string" office:string-value="&lt;div class=''entry dark shiny lucky'' title=''yveltal''&gt;&lt;div class=''pokemon'' style=''background-image:url(./pokemon/717.png)''&gt;&lt;span&gt;717&lt;/span&gt;&lt;/div&gt;&lt;/div&gt;" calcext:value-type="string">
            <text:p>&lt;div class=''entry dark shiny lucky'' title=''yveltal''&gt;&lt;div class=''pokemon'' style=''background-image:url(./pokemon/717.png)''&gt;&lt;span&gt;71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18</text:p>
          </table:table-cell>
          <table:table-cell office:value-type="string" calcext:value-type="string">
            <text:p>zygarde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ground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24]&amp;&quot; &quot;&amp;IF(ISTEXT([.F724]); [.F724]; IF(ISTEXT([.G724]); [.G724]; &quot;shiny&quot;) &amp; IF(ISTEXT([.H724]); &quot; &quot;&amp;[.H724]; &quot; lucky&quot;))&amp;&quot;'' title=''&quot;&amp;[.C724]&amp;&quot;''&gt;&lt;div class=''pokemon'' style=''background-image:url(./pokemon/&quot;&amp;[.B724]&amp;&quot;.png)''&gt;&lt;span&gt;&quot;&amp;[.A724]&amp;&quot;&lt;/span&gt;&lt;/div&gt;&lt;/div&gt;&quot;" office:value-type="string" office:string-value="&lt;div class=''entry dragon unreleased'' title=''zygarde''&gt;&lt;div class=''pokemon'' style=''background-image:url(./pokemon/718.png)''&gt;&lt;span&gt;718&lt;/span&gt;&lt;/div&gt;&lt;/div&gt;" calcext:value-type="string">
            <text:p>&lt;div class=''entry dragon unreleased'' title=''zygarde''&gt;&lt;div class=''pokemon'' style=''background-image:url(./pokemon/718.png)''&gt;&lt;span&gt;71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19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fairy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25]&amp;&quot; &quot;&amp;IF(ISTEXT([.F725]); [.F725]; IF(ISTEXT([.G725]); [.G725]; &quot;shiny&quot;) &amp; IF(ISTEXT([.H725]); &quot; &quot;&amp;[.H725]; &quot; lucky&quot;))&amp;&quot;'' title=''&quot;&amp;[.C725]&amp;&quot;''&gt;&lt;div class=''pokemon'' style=''background-image:url(./pokemon/&quot;&amp;[.B725]&amp;&quot;.png)''&gt;&lt;span&gt;&quot;&amp;[.A725]&amp;&quot;&lt;/span&gt;&lt;/div&gt;&lt;/div&gt;&quot;" office:value-type="string" office:string-value="&lt;div class=''entry rock unreleased'' title=''diancie''&gt;&lt;div class=''pokemon'' style=''background-image:url(./pokemon/719.png)''&gt;&lt;span&gt;719&lt;/span&gt;&lt;/div&gt;&lt;/div&gt;" calcext:value-type="string">
            <text:p>&lt;div class=''entry rock unreleased'' title=''diancie''&gt;&lt;div class=''pokemon'' style=''background-image:url(./pokemon/719.png)''&gt;&lt;span&gt;71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20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psychic</text:p>
          </table:table-cell>
          <table:table-cell table:style-name="Default" office:value-type="string" calcext:value-type="string">
            <text:p>ghost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26]&amp;&quot; &quot;&amp;IF(ISTEXT([.F726]); [.F726]; IF(ISTEXT([.G726]); [.G726]; &quot;shiny&quot;) &amp; IF(ISTEXT([.H726]); &quot; &quot;&amp;[.H726]; &quot; lucky&quot;))&amp;&quot;'' title=''&quot;&amp;[.C726]&amp;&quot;''&gt;&lt;div class=''pokemon'' style=''background-image:url(./pokemon/&quot;&amp;[.B726]&amp;&quot;.png)''&gt;&lt;span&gt;&quot;&amp;[.A726]&amp;&quot;&lt;/span&gt;&lt;/div&gt;&lt;/div&gt;&quot;" office:value-type="string" office:string-value="&lt;div class=''entry psychic noshiny nolucky'' title=''hoopa''&gt;&lt;div class=''pokemon'' style=''background-image:url(./pokemon/720.png)''&gt;&lt;span&gt;720&lt;/span&gt;&lt;/div&gt;&lt;/div&gt;" calcext:value-type="string">
            <text:p>&lt;div class=''entry psychic noshiny nolucky'' title=''hoopa''&gt;&lt;div class=''pokemon'' style=''background-image:url(./pokemon/720.png)''&gt;&lt;span&gt;72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21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fire</text:p>
          </table:table-cell>
          <table:table-cell table:style-name="Default" office:value-type="string" calcext:value-type="string">
            <text:p>water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27]&amp;&quot; &quot;&amp;IF(ISTEXT([.F727]); [.F727]; IF(ISTEXT([.G727]); [.G727]; &quot;shiny&quot;) &amp; IF(ISTEXT([.H727]); &quot; &quot;&amp;[.H727]; &quot; lucky&quot;))&amp;&quot;'' title=''&quot;&amp;[.C727]&amp;&quot;''&gt;&lt;div class=''pokemon'' style=''background-image:url(./pokemon/&quot;&amp;[.B727]&amp;&quot;.png)''&gt;&lt;span&gt;&quot;&amp;[.A727]&amp;&quot;&lt;/span&gt;&lt;/div&gt;&lt;/div&gt;&quot;" office:value-type="string" office:string-value="&lt;div class=''entry fire unreleased'' title=''volcanion''&gt;&lt;div class=''pokemon'' style=''background-image:url(./pokemon/721.png)''&gt;&lt;span&gt;721&lt;/span&gt;&lt;/div&gt;&lt;/div&gt;" calcext:value-type="string">
            <text:p>&lt;div class=''entry fire unreleased'' title=''volcanion''&gt;&lt;div class=''pokemon'' style=''background-image:url(./pokemon/721.png)''&gt;&lt;span&gt;721&lt;/span&gt;&lt;/div&gt;&lt;/div&gt;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 table:number-columns-spanned="9" table:number-rows-spanned="1">
            <text:p>GEN VII (Alola)</text:p>
          </table:table-cell>
          <table:covered-table-cell table:number-columns-repeated="4" table:style-name="ce5"/>
          <table:covered-table-cell table:number-columns-repeated="4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22</text:p>
          </table:table-cell>
          <table:table-cell table:style-name="Default" office:value-type="string" calcext:value-type="string">
            <text:p>rowlet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29]&amp;&quot; &quot;&amp;IF(ISTEXT([.F729]); [.F729]; IF(ISTEXT([.G729]); [.G729]; &quot;shiny&quot;) &amp; IF(ISTEXT([.H729]); &quot; &quot;&amp;[.H729]; &quot; lucky&quot;))&amp;&quot;'' title=''&quot;&amp;[.C729]&amp;&quot;''&gt;&lt;div class=''pokemon'' style=''background-image:url(./pokemon/&quot;&amp;[.B729]&amp;&quot;.png)''&gt;&lt;span&gt;&quot;&amp;[.A729]&amp;&quot;&lt;/span&gt;&lt;/div&gt;&lt;/div&gt;&quot;" office:value-type="string" office:string-value="&lt;div class=''entry grass noshiny lucky'' title=''rowlet''&gt;&lt;div class=''pokemon'' style=''background-image:url(./pokemon/722.png)''&gt;&lt;span&gt;722&lt;/span&gt;&lt;/div&gt;&lt;/div&gt;" calcext:value-type="string">
            <text:p>&lt;div class=''entry grass noshiny lucky'' title=''rowlet''&gt;&lt;div class=''pokemon'' style=''background-image:url(./pokemon/722.png)''&gt;&lt;span&gt;72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23</text:p>
          </table:table-cell>
          <table:table-cell table:style-name="Default" office:value-type="string" calcext:value-type="string">
            <text:p>dartrix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30]&amp;&quot; &quot;&amp;IF(ISTEXT([.F730]); [.F730]; IF(ISTEXT([.G730]); [.G730]; &quot;shiny&quot;) &amp; IF(ISTEXT([.H730]); &quot; &quot;&amp;[.H730]; &quot; lucky&quot;))&amp;&quot;'' title=''&quot;&amp;[.C730]&amp;&quot;''&gt;&lt;div class=''pokemon'' style=''background-image:url(./pokemon/&quot;&amp;[.B730]&amp;&quot;.png)''&gt;&lt;span&gt;&quot;&amp;[.A730]&amp;&quot;&lt;/span&gt;&lt;/div&gt;&lt;/div&gt;&quot;" office:value-type="string" office:string-value="&lt;div class=''entry grass noshiny lucky'' title=''dartrix''&gt;&lt;div class=''pokemon'' style=''background-image:url(./pokemon/723.png)''&gt;&lt;span&gt;723&lt;/span&gt;&lt;/div&gt;&lt;/div&gt;" calcext:value-type="string">
            <text:p>&lt;div class=''entry grass noshiny lucky'' title=''dartrix''&gt;&lt;div class=''pokemon'' style=''background-image:url(./pokemon/723.png)''&gt;&lt;span&gt;72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24</text:p>
          </table:table-cell>
          <table:table-cell table:style-name="Default" office:value-type="string" calcext:value-type="string">
            <text:p>decidueye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ghost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31]&amp;&quot; &quot;&amp;IF(ISTEXT([.F731]); [.F731]; IF(ISTEXT([.G731]); [.G731]; &quot;shiny&quot;) &amp; IF(ISTEXT([.H731]); &quot; &quot;&amp;[.H731]; &quot; lucky&quot;))&amp;&quot;'' title=''&quot;&amp;[.C731]&amp;&quot;''&gt;&lt;div class=''pokemon'' style=''background-image:url(./pokemon/&quot;&amp;[.B731]&amp;&quot;.png)''&gt;&lt;span&gt;&quot;&amp;[.A731]&amp;&quot;&lt;/span&gt;&lt;/div&gt;&lt;/div&gt;&quot;" office:value-type="string" office:string-value="&lt;div class=''entry grass noshiny lucky'' title=''decidueye''&gt;&lt;div class=''pokemon'' style=''background-image:url(./pokemon/724.png)''&gt;&lt;span&gt;724&lt;/span&gt;&lt;/div&gt;&lt;/div&gt;" calcext:value-type="string">
            <text:p>&lt;div class=''entry grass noshiny lucky'' title=''decidueye''&gt;&lt;div class=''pokemon'' style=''background-image:url(./pokemon/724.png)''&gt;&lt;span&gt;72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25</text:p>
          </table:table-cell>
          <table:table-cell office:value-type="string" calcext:value-type="string">
            <text:p>litten</text:p>
          </table:table-cell>
          <table:table-cell table:style-name="Default" office:value-type="string" calcext:value-type="string">
            <text:p>fire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32]&amp;&quot; &quot;&amp;IF(ISTEXT([.F732]); [.F732]; IF(ISTEXT([.G732]); [.G732]; &quot;shiny&quot;) &amp; IF(ISTEXT([.H732]); &quot; &quot;&amp;[.H732]; &quot; lucky&quot;))&amp;&quot;'' title=''&quot;&amp;[.C732]&amp;&quot;''&gt;&lt;div class=''pokemon'' style=''background-image:url(./pokemon/&quot;&amp;[.B732]&amp;&quot;.png)''&gt;&lt;span&gt;&quot;&amp;[.A732]&amp;&quot;&lt;/span&gt;&lt;/div&gt;&lt;/div&gt;&quot;" office:value-type="string" office:string-value="&lt;div class=''entry fire noshiny lucky'' title=''litten''&gt;&lt;div class=''pokemon'' style=''background-image:url(./pokemon/725.png)''&gt;&lt;span&gt;725&lt;/span&gt;&lt;/div&gt;&lt;/div&gt;" calcext:value-type="string">
            <text:p>&lt;div class=''entry fire noshiny lucky'' title=''litten''&gt;&lt;div class=''pokemon'' style=''background-image:url(./pokemon/725.png)''&gt;&lt;span&gt;72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26</text:p>
          </table:table-cell>
          <table:table-cell office:value-type="string" calcext:value-type="string">
            <text:p>torracat</text:p>
          </table:table-cell>
          <table:table-cell table:style-name="Default" office:value-type="string" calcext:value-type="string">
            <text:p>fire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33]&amp;&quot; &quot;&amp;IF(ISTEXT([.F733]); [.F733]; IF(ISTEXT([.G733]); [.G733]; &quot;shiny&quot;) &amp; IF(ISTEXT([.H733]); &quot; &quot;&amp;[.H733]; &quot; lucky&quot;))&amp;&quot;'' title=''&quot;&amp;[.C733]&amp;&quot;''&gt;&lt;div class=''pokemon'' style=''background-image:url(./pokemon/&quot;&amp;[.B733]&amp;&quot;.png)''&gt;&lt;span&gt;&quot;&amp;[.A733]&amp;&quot;&lt;/span&gt;&lt;/div&gt;&lt;/div&gt;&quot;" office:value-type="string" office:string-value="&lt;div class=''entry fire noshiny lucky'' title=''torracat''&gt;&lt;div class=''pokemon'' style=''background-image:url(./pokemon/726.png)''&gt;&lt;span&gt;726&lt;/span&gt;&lt;/div&gt;&lt;/div&gt;" calcext:value-type="string">
            <text:p>&lt;div class=''entry fire noshiny lucky'' title=''torracat''&gt;&lt;div class=''pokemon'' style=''background-image:url(./pokemon/726.png)''&gt;&lt;span&gt;72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27</text:p>
          </table:table-cell>
          <table:table-cell office:value-type="string" calcext:value-type="string">
            <text:p>incineroar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dark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34]&amp;&quot; &quot;&amp;IF(ISTEXT([.F734]); [.F734]; IF(ISTEXT([.G734]); [.G734]; &quot;shiny&quot;) &amp; IF(ISTEXT([.H734]); &quot; &quot;&amp;[.H734]; &quot; lucky&quot;))&amp;&quot;'' title=''&quot;&amp;[.C734]&amp;&quot;''&gt;&lt;div class=''pokemon'' style=''background-image:url(./pokemon/&quot;&amp;[.B734]&amp;&quot;.png)''&gt;&lt;span&gt;&quot;&amp;[.A734]&amp;&quot;&lt;/span&gt;&lt;/div&gt;&lt;/div&gt;&quot;" office:value-type="string" office:string-value="&lt;div class=''entry fire noshiny lucky'' title=''incineroar''&gt;&lt;div class=''pokemon'' style=''background-image:url(./pokemon/727.png)''&gt;&lt;span&gt;727&lt;/span&gt;&lt;/div&gt;&lt;/div&gt;" calcext:value-type="string">
            <text:p>&lt;div class=''entry fire noshiny lucky'' title=''incineroar''&gt;&lt;div class=''pokemon'' style=''background-image:url(./pokemon/727.png)''&gt;&lt;span&gt;72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28</text:p>
          </table:table-cell>
          <table:table-cell office:value-type="string" calcext:value-type="string">
            <text:p>popplio</text:p>
          </table:table-cell>
          <table:table-cell table:style-name="Default" office:value-type="string" calcext:value-type="string">
            <text:p>water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35]&amp;&quot; &quot;&amp;IF(ISTEXT([.F735]); [.F735]; IF(ISTEXT([.G735]); [.G735]; &quot;shiny&quot;) &amp; IF(ISTEXT([.H735]); &quot; &quot;&amp;[.H735]; &quot; lucky&quot;))&amp;&quot;'' title=''&quot;&amp;[.C735]&amp;&quot;''&gt;&lt;div class=''pokemon'' style=''background-image:url(./pokemon/&quot;&amp;[.B735]&amp;&quot;.png)''&gt;&lt;span&gt;&quot;&amp;[.A735]&amp;&quot;&lt;/span&gt;&lt;/div&gt;&lt;/div&gt;&quot;" office:value-type="string" office:string-value="&lt;div class=''entry water noshiny lucky'' title=''popplio''&gt;&lt;div class=''pokemon'' style=''background-image:url(./pokemon/728.png)''&gt;&lt;span&gt;728&lt;/span&gt;&lt;/div&gt;&lt;/div&gt;" calcext:value-type="string">
            <text:p>&lt;div class=''entry water noshiny lucky'' title=''popplio''&gt;&lt;div class=''pokemon'' style=''background-image:url(./pokemon/728.png)''&gt;&lt;span&gt;72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29</text:p>
          </table:table-cell>
          <table:table-cell office:value-type="string" calcext:value-type="string">
            <text:p>brionne</text:p>
          </table:table-cell>
          <table:table-cell table:style-name="Default" office:value-type="string" calcext:value-type="string">
            <text:p>water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36]&amp;&quot; &quot;&amp;IF(ISTEXT([.F736]); [.F736]; IF(ISTEXT([.G736]); [.G736]; &quot;shiny&quot;) &amp; IF(ISTEXT([.H736]); &quot; &quot;&amp;[.H736]; &quot; lucky&quot;))&amp;&quot;'' title=''&quot;&amp;[.C736]&amp;&quot;''&gt;&lt;div class=''pokemon'' style=''background-image:url(./pokemon/&quot;&amp;[.B736]&amp;&quot;.png)''&gt;&lt;span&gt;&quot;&amp;[.A736]&amp;&quot;&lt;/span&gt;&lt;/div&gt;&lt;/div&gt;&quot;" office:value-type="string" office:string-value="&lt;div class=''entry water noshiny lucky'' title=''brionne''&gt;&lt;div class=''pokemon'' style=''background-image:url(./pokemon/729.png)''&gt;&lt;span&gt;729&lt;/span&gt;&lt;/div&gt;&lt;/div&gt;" calcext:value-type="string">
            <text:p>&lt;div class=''entry water noshiny lucky'' title=''brionne''&gt;&lt;div class=''pokemon'' style=''background-image:url(./pokemon/729.png)''&gt;&lt;span&gt;72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30</text:p>
          </table:table-cell>
          <table:table-cell office:value-type="string" calcext:value-type="string">
            <text:p>primarina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fairy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37]&amp;&quot; &quot;&amp;IF(ISTEXT([.F737]); [.F737]; IF(ISTEXT([.G737]); [.G737]; &quot;shiny&quot;) &amp; IF(ISTEXT([.H737]); &quot; &quot;&amp;[.H737]; &quot; lucky&quot;))&amp;&quot;'' title=''&quot;&amp;[.C737]&amp;&quot;''&gt;&lt;div class=''pokemon'' style=''background-image:url(./pokemon/&quot;&amp;[.B737]&amp;&quot;.png)''&gt;&lt;span&gt;&quot;&amp;[.A737]&amp;&quot;&lt;/span&gt;&lt;/div&gt;&lt;/div&gt;&quot;" office:value-type="string" office:string-value="&lt;div class=''entry water noshiny lucky'' title=''primarina''&gt;&lt;div class=''pokemon'' style=''background-image:url(./pokemon/730.png)''&gt;&lt;span&gt;730&lt;/span&gt;&lt;/div&gt;&lt;/div&gt;" calcext:value-type="string">
            <text:p>&lt;div class=''entry water noshiny lucky'' title=''primarina''&gt;&lt;div class=''pokemon'' style=''background-image:url(./pokemon/730.png)''&gt;&lt;span&gt;73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31</text:p>
          </table:table-cell>
          <table:table-cell office:value-type="string" calcext:value-type="string">
            <text:p>pikipek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38]&amp;&quot; &quot;&amp;IF(ISTEXT([.F738]); [.F738]; IF(ISTEXT([.G738]); [.G738]; &quot;shiny&quot;) &amp; IF(ISTEXT([.H738]); &quot; &quot;&amp;[.H738]; &quot; lucky&quot;))&amp;&quot;'' title=''&quot;&amp;[.C738]&amp;&quot;''&gt;&lt;div class=''pokemon'' style=''background-image:url(./pokemon/&quot;&amp;[.B738]&amp;&quot;.png)''&gt;&lt;span&gt;&quot;&amp;[.A738]&amp;&quot;&lt;/span&gt;&lt;/div&gt;&lt;/div&gt;&quot;" office:value-type="string" office:string-value="&lt;div class=''entry normal noshiny lucky'' title=''pikipek''&gt;&lt;div class=''pokemon'' style=''background-image:url(./pokemon/731.png)''&gt;&lt;span&gt;731&lt;/span&gt;&lt;/div&gt;&lt;/div&gt;" calcext:value-type="string">
            <text:p>&lt;div class=''entry normal noshiny lucky'' title=''pikipek''&gt;&lt;div class=''pokemon'' style=''background-image:url(./pokemon/731.png)''&gt;&lt;span&gt;73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32</text:p>
          </table:table-cell>
          <table:table-cell office:value-type="string" calcext:value-type="string">
            <text:p>trumbeak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39]&amp;&quot; &quot;&amp;IF(ISTEXT([.F739]); [.F739]; IF(ISTEXT([.G739]); [.G739]; &quot;shiny&quot;) &amp; IF(ISTEXT([.H739]); &quot; &quot;&amp;[.H739]; &quot; lucky&quot;))&amp;&quot;'' title=''&quot;&amp;[.C739]&amp;&quot;''&gt;&lt;div class=''pokemon'' style=''background-image:url(./pokemon/&quot;&amp;[.B739]&amp;&quot;.png)''&gt;&lt;span&gt;&quot;&amp;[.A739]&amp;&quot;&lt;/span&gt;&lt;/div&gt;&lt;/div&gt;&quot;" office:value-type="string" office:string-value="&lt;div class=''entry normal noshiny lucky'' title=''trumbeak''&gt;&lt;div class=''pokemon'' style=''background-image:url(./pokemon/732.png)''&gt;&lt;span&gt;732&lt;/span&gt;&lt;/div&gt;&lt;/div&gt;" calcext:value-type="string">
            <text:p>&lt;div class=''entry normal noshiny lucky'' title=''trumbeak''&gt;&lt;div class=''pokemon'' style=''background-image:url(./pokemon/732.png)''&gt;&lt;span&gt;73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33</text:p>
          </table:table-cell>
          <table:table-cell office:value-type="string" calcext:value-type="string">
            <text:p>toucannon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40]&amp;&quot; &quot;&amp;IF(ISTEXT([.F740]); [.F740]; IF(ISTEXT([.G740]); [.G740]; &quot;shiny&quot;) &amp; IF(ISTEXT([.H740]); &quot; &quot;&amp;[.H740]; &quot; lucky&quot;))&amp;&quot;'' title=''&quot;&amp;[.C740]&amp;&quot;''&gt;&lt;div class=''pokemon'' style=''background-image:url(./pokemon/&quot;&amp;[.B740]&amp;&quot;.png)''&gt;&lt;span&gt;&quot;&amp;[.A740]&amp;&quot;&lt;/span&gt;&lt;/div&gt;&lt;/div&gt;&quot;" office:value-type="string" office:string-value="&lt;div class=''entry normal noshiny lucky'' title=''toucannon''&gt;&lt;div class=''pokemon'' style=''background-image:url(./pokemon/733.png)''&gt;&lt;span&gt;733&lt;/span&gt;&lt;/div&gt;&lt;/div&gt;" calcext:value-type="string">
            <text:p>&lt;div class=''entry normal noshiny lucky'' title=''toucannon''&gt;&lt;div class=''pokemon'' style=''background-image:url(./pokemon/733.png)''&gt;&lt;span&gt;73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34</text:p>
          </table:table-cell>
          <table:table-cell office:value-type="string" calcext:value-type="string">
            <text:p>yungoos</text:p>
          </table:table-cell>
          <table:table-cell table:style-name="Default" office:value-type="string" calcext:value-type="string">
            <text:p>normal</text:p>
          </table:table-cell>
          <table:table-cell table:style-name="Default"/>
          <table:table-cell table:number-columns-repeated="4"/>
          <table:table-cell table:formula="of:=&quot;&lt;div class=''entry &quot;&amp;[.D741]&amp;&quot; &quot;&amp;IF(ISTEXT([.F741]); [.F741]; IF(ISTEXT([.G741]); [.G741]; &quot;shiny&quot;) &amp; IF(ISTEXT([.H741]); &quot; &quot;&amp;[.H741]; &quot; lucky&quot;))&amp;&quot;'' title=''&quot;&amp;[.C741]&amp;&quot;''&gt;&lt;div class=''pokemon'' style=''background-image:url(./pokemon/&quot;&amp;[.B741]&amp;&quot;.png)''&gt;&lt;span&gt;&quot;&amp;[.A741]&amp;&quot;&lt;/span&gt;&lt;/div&gt;&lt;/div&gt;&quot;" office:value-type="string" office:string-value="&lt;div class=''entry normal shiny lucky'' title=''yungoos''&gt;&lt;div class=''pokemon'' style=''background-image:url(./pokemon/734.png)''&gt;&lt;span&gt;734&lt;/span&gt;&lt;/div&gt;&lt;/div&gt;" calcext:value-type="string">
            <text:p>&lt;div class=''entry normal shiny lucky'' title=''yungoos''&gt;&lt;div class=''pokemon'' style=''background-image:url(./pokemon/734.png)''&gt;&lt;span&gt;73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35</text:p>
          </table:table-cell>
          <table:table-cell office:value-type="string" calcext:value-type="string">
            <text:p>gumshoos</text:p>
          </table:table-cell>
          <table:table-cell table:style-name="Default" office:value-type="string" calcext:value-type="string">
            <text:p>normal</text:p>
          </table:table-cell>
          <table:table-cell table:style-name="Default"/>
          <table:table-cell table:number-columns-repeated="4"/>
          <table:table-cell table:formula="of:=&quot;&lt;div class=''entry &quot;&amp;[.D742]&amp;&quot; &quot;&amp;IF(ISTEXT([.F742]); [.F742]; IF(ISTEXT([.G742]); [.G742]; &quot;shiny&quot;) &amp; IF(ISTEXT([.H742]); &quot; &quot;&amp;[.H742]; &quot; lucky&quot;))&amp;&quot;'' title=''&quot;&amp;[.C742]&amp;&quot;''&gt;&lt;div class=''pokemon'' style=''background-image:url(./pokemon/&quot;&amp;[.B742]&amp;&quot;.png)''&gt;&lt;span&gt;&quot;&amp;[.A742]&amp;&quot;&lt;/span&gt;&lt;/div&gt;&lt;/div&gt;&quot;" office:value-type="string" office:string-value="&lt;div class=''entry normal shiny lucky'' title=''gumshoos''&gt;&lt;div class=''pokemon'' style=''background-image:url(./pokemon/735.png)''&gt;&lt;span&gt;735&lt;/span&gt;&lt;/div&gt;&lt;/div&gt;" calcext:value-type="string">
            <text:p>&lt;div class=''entry normal shiny lucky'' title=''gumshoos''&gt;&lt;div class=''pokemon'' style=''background-image:url(./pokemon/735.png)''&gt;&lt;span&gt;735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9</text:p>
          </table:table-cell>
          <table:table-cell office:value-type="string" calcext:value-type="string">
            <text:p>a019</text:p>
          </table:table-cell>
          <table:table-cell table:style-name="ce16" office:value-type="string" calcext:value-type="string">
            <text:p>alolan rattata</text:p>
          </table:table-cell>
          <table:table-cell table:style-name="Default" office:value-type="string" calcext:value-type="string">
            <text:p>dark</text:p>
          </table:table-cell>
          <table:table-cell table:style-name="Default" office:value-type="string" calcext:value-type="string">
            <text:p>normal</text:p>
          </table:table-cell>
          <table:table-cell table:number-columns-repeated="4"/>
          <table:table-cell table:formula="of:=&quot;&lt;div class=''entry &quot;&amp;[.D743]&amp;&quot; &quot;&amp;IF(ISTEXT([.F743]); [.F743]; IF(ISTEXT([.G743]); [.G743]; &quot;shiny&quot;) &amp; IF(ISTEXT([.H743]); &quot; &quot;&amp;[.H743]; &quot; lucky&quot;))&amp;&quot;'' title=''&quot;&amp;[.C743]&amp;&quot;''&gt;&lt;div class=''pokemon'' style=''background-image:url(./pokemon/&quot;&amp;[.B743]&amp;&quot;.png)''&gt;&lt;span&gt;&quot;&amp;[.A743]&amp;&quot;&lt;/span&gt;&lt;/div&gt;&lt;/div&gt;&quot;" office:value-type="string" office:string-value="&lt;div class=''entry dark shiny lucky'' title=''alolan rattata''&gt;&lt;div class=''pokemon'' style=''background-image:url(./pokemon/a019.png)''&gt;&lt;span&gt;019&lt;/span&gt;&lt;/div&gt;&lt;/div&gt;" calcext:value-type="string">
            <text:p>&lt;div class=''entry dark shiny lucky'' title=''alolan rattata''&gt;&lt;div class=''pokemon'' style=''background-image:url(./pokemon/a019.png)''&gt;&lt;span&gt;019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0</text:p>
          </table:table-cell>
          <table:table-cell office:value-type="string" calcext:value-type="string">
            <text:p>a020</text:p>
          </table:table-cell>
          <table:table-cell table:style-name="ce16" office:value-type="string" calcext:value-type="string">
            <text:p>alolan raticate</text:p>
          </table:table-cell>
          <table:table-cell table:style-name="Default" office:value-type="string" calcext:value-type="string">
            <text:p>dark</text:p>
          </table:table-cell>
          <table:table-cell table:style-name="Default" office:value-type="string" calcext:value-type="string">
            <text:p>normal</text:p>
          </table:table-cell>
          <table:table-cell table:number-columns-repeated="4"/>
          <table:table-cell table:formula="of:=&quot;&lt;div class=''entry &quot;&amp;[.D744]&amp;&quot; &quot;&amp;IF(ISTEXT([.F744]); [.F744]; IF(ISTEXT([.G744]); [.G744]; &quot;shiny&quot;) &amp; IF(ISTEXT([.H744]); &quot; &quot;&amp;[.H744]; &quot; lucky&quot;))&amp;&quot;'' title=''&quot;&amp;[.C744]&amp;&quot;''&gt;&lt;div class=''pokemon'' style=''background-image:url(./pokemon/&quot;&amp;[.B744]&amp;&quot;.png)''&gt;&lt;span&gt;&quot;&amp;[.A744]&amp;&quot;&lt;/span&gt;&lt;/div&gt;&lt;/div&gt;&quot;" office:value-type="string" office:string-value="&lt;div class=''entry dark shiny lucky'' title=''alolan raticate''&gt;&lt;div class=''pokemon'' style=''background-image:url(./pokemon/a020.png)''&gt;&lt;span&gt;020&lt;/span&gt;&lt;/div&gt;&lt;/div&gt;" calcext:value-type="string">
            <text:p>&lt;div class=''entry dark shiny lucky'' title=''alolan raticate''&gt;&lt;div class=''pokemon'' style=''background-image:url(./pokemon/a020.png)''&gt;&lt;span&gt;020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6</text:p>
          </table:table-cell>
          <table:table-cell office:value-type="string" calcext:value-type="string">
            <text:p>a026</text:p>
          </table:table-cell>
          <table:table-cell table:style-name="ce16" office:value-type="string" calcext:value-type="string">
            <text:p>alolan raichu</text:p>
          </table:table-cell>
          <table:table-cell table:style-name="Default" office:value-type="string" calcext:value-type="string">
            <text:p>electric</text:p>
          </table:table-cell>
          <table:table-cell table:style-name="Default" office:value-type="string" calcext:value-type="string">
            <text:p>psychic</text:p>
          </table:table-cell>
          <table:table-cell table:number-columns-repeated="4"/>
          <table:table-cell table:formula="of:=&quot;&lt;div class=''entry &quot;&amp;[.D745]&amp;&quot; &quot;&amp;IF(ISTEXT([.F745]); [.F745]; IF(ISTEXT([.G745]); [.G745]; &quot;shiny&quot;) &amp; IF(ISTEXT([.H745]); &quot; &quot;&amp;[.H745]; &quot; lucky&quot;))&amp;&quot;'' title=''&quot;&amp;[.C745]&amp;&quot;''&gt;&lt;div class=''pokemon'' style=''background-image:url(./pokemon/&quot;&amp;[.B745]&amp;&quot;.png)''&gt;&lt;span&gt;&quot;&amp;[.A745]&amp;&quot;&lt;/span&gt;&lt;/div&gt;&lt;/div&gt;&quot;" office:value-type="string" office:string-value="&lt;div class=''entry electric shiny lucky'' title=''alolan raichu''&gt;&lt;div class=''pokemon'' style=''background-image:url(./pokemon/a026.png)''&gt;&lt;span&gt;026&lt;/span&gt;&lt;/div&gt;&lt;/div&gt;" calcext:value-type="string">
            <text:p>&lt;div class=''entry electric shiny lucky'' title=''alolan raichu''&gt;&lt;div class=''pokemon'' style=''background-image:url(./pokemon/a026.png)''&gt;&lt;span&gt;02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36</text:p>
          </table:table-cell>
          <table:table-cell office:value-type="string" calcext:value-type="string">
            <text:p>grubbin</text:p>
          </table:table-cell>
          <table:table-cell table:style-name="Default" office:value-type="string" calcext:value-type="string">
            <text:p>bug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46]&amp;&quot; &quot;&amp;IF(ISTEXT([.F746]); [.F746]; IF(ISTEXT([.G746]); [.G746]; &quot;shiny&quot;) &amp; IF(ISTEXT([.H746]); &quot; &quot;&amp;[.H746]; &quot; lucky&quot;))&amp;&quot;'' title=''&quot;&amp;[.C746]&amp;&quot;''&gt;&lt;div class=''pokemon'' style=''background-image:url(./pokemon/&quot;&amp;[.B746]&amp;&quot;.png)''&gt;&lt;span&gt;&quot;&amp;[.A746]&amp;&quot;&lt;/span&gt;&lt;/div&gt;&lt;/div&gt;&quot;" office:value-type="string" office:string-value="&lt;div class=''entry bug noshiny lucky'' title=''grubbin''&gt;&lt;div class=''pokemon'' style=''background-image:url(./pokemon/736.png)''&gt;&lt;span&gt;736&lt;/span&gt;&lt;/div&gt;&lt;/div&gt;" calcext:value-type="string">
            <text:p>&lt;div class=''entry bug noshiny lucky'' title=''grubbin''&gt;&lt;div class=''pokemon'' style=''background-image:url(./pokemon/736.png)''&gt;&lt;span&gt;73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37</text:p>
          </table:table-cell>
          <table:table-cell office:value-type="string" calcext:value-type="string">
            <text:p>charjabug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electric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47]&amp;&quot; &quot;&amp;IF(ISTEXT([.F747]); [.F747]; IF(ISTEXT([.G747]); [.G747]; &quot;shiny&quot;) &amp; IF(ISTEXT([.H747]); &quot; &quot;&amp;[.H747]; &quot; lucky&quot;))&amp;&quot;'' title=''&quot;&amp;[.C747]&amp;&quot;''&gt;&lt;div class=''pokemon'' style=''background-image:url(./pokemon/&quot;&amp;[.B747]&amp;&quot;.png)''&gt;&lt;span&gt;&quot;&amp;[.A747]&amp;&quot;&lt;/span&gt;&lt;/div&gt;&lt;/div&gt;&quot;" office:value-type="string" office:string-value="&lt;div class=''entry bug noshiny lucky'' title=''charjabug''&gt;&lt;div class=''pokemon'' style=''background-image:url(./pokemon/737.png)''&gt;&lt;span&gt;737&lt;/span&gt;&lt;/div&gt;&lt;/div&gt;" calcext:value-type="string">
            <text:p>&lt;div class=''entry bug noshiny lucky'' title=''charjabug''&gt;&lt;div class=''pokemon'' style=''background-image:url(./pokemon/737.png)''&gt;&lt;span&gt;73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38</text:p>
          </table:table-cell>
          <table:table-cell office:value-type="string" calcext:value-type="string">
            <text:p>vikavolt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electric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48]&amp;&quot; &quot;&amp;IF(ISTEXT([.F748]); [.F748]; IF(ISTEXT([.G748]); [.G748]; &quot;shiny&quot;) &amp; IF(ISTEXT([.H748]); &quot; &quot;&amp;[.H748]; &quot; lucky&quot;))&amp;&quot;'' title=''&quot;&amp;[.C748]&amp;&quot;''&gt;&lt;div class=''pokemon'' style=''background-image:url(./pokemon/&quot;&amp;[.B748]&amp;&quot;.png)''&gt;&lt;span&gt;&quot;&amp;[.A748]&amp;&quot;&lt;/span&gt;&lt;/div&gt;&lt;/div&gt;&quot;" office:value-type="string" office:string-value="&lt;div class=''entry bug noshiny lucky'' title=''vikavolt''&gt;&lt;div class=''pokemon'' style=''background-image:url(./pokemon/738.png)''&gt;&lt;span&gt;738&lt;/span&gt;&lt;/div&gt;&lt;/div&gt;" calcext:value-type="string">
            <text:p>&lt;div class=''entry bug noshiny lucky'' title=''vikavolt''&gt;&lt;div class=''pokemon'' style=''background-image:url(./pokemon/738.png)''&gt;&lt;span&gt;738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2</text:p>
          </table:table-cell>
          <table:table-cell office:value-type="string" calcext:value-type="string">
            <text:p>a052</text:p>
          </table:table-cell>
          <table:table-cell table:style-name="ce17" office:value-type="string" calcext:value-type="string">
            <text:p>alolan meowth</text:p>
          </table:table-cell>
          <table:table-cell table:style-name="Default" office:value-type="string" calcext:value-type="string">
            <text:p>dark</text:p>
          </table:table-cell>
          <table:table-cell table:style-name="Default"/>
          <table:table-cell table:number-columns-repeated="4"/>
          <table:table-cell table:formula="of:=&quot;&lt;div class=''entry &quot;&amp;[.D749]&amp;&quot; &quot;&amp;IF(ISTEXT([.F749]); [.F749]; IF(ISTEXT([.G749]); [.G749]; &quot;shiny&quot;) &amp; IF(ISTEXT([.H749]); &quot; &quot;&amp;[.H749]; &quot; lucky&quot;))&amp;&quot;'' title=''&quot;&amp;[.C749]&amp;&quot;''&gt;&lt;div class=''pokemon'' style=''background-image:url(./pokemon/&quot;&amp;[.B749]&amp;&quot;.png)''&gt;&lt;span&gt;&quot;&amp;[.A749]&amp;&quot;&lt;/span&gt;&lt;/div&gt;&lt;/div&gt;&quot;" office:value-type="string" office:string-value="&lt;div class=''entry dark shiny lucky'' title=''alolan meowth''&gt;&lt;div class=''pokemon'' style=''background-image:url(./pokemon/a052.png)''&gt;&lt;span&gt;052&lt;/span&gt;&lt;/div&gt;&lt;/div&gt;" calcext:value-type="string">
            <text:p>&lt;div class=''entry dark shiny lucky'' title=''alolan meowth''&gt;&lt;div class=''pokemon'' style=''background-image:url(./pokemon/a052.png)''&gt;&lt;span&gt;052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3</text:p>
          </table:table-cell>
          <table:table-cell office:value-type="string" calcext:value-type="string">
            <text:p>a053</text:p>
          </table:table-cell>
          <table:table-cell table:style-name="ce17" office:value-type="string" calcext:value-type="string">
            <text:p>alolan persian</text:p>
          </table:table-cell>
          <table:table-cell table:style-name="Default" office:value-type="string" calcext:value-type="string">
            <text:p>dark</text:p>
          </table:table-cell>
          <table:table-cell table:style-name="Default"/>
          <table:table-cell table:number-columns-repeated="4"/>
          <table:table-cell table:formula="of:=&quot;&lt;div class=''entry &quot;&amp;[.D750]&amp;&quot; &quot;&amp;IF(ISTEXT([.F750]); [.F750]; IF(ISTEXT([.G750]); [.G750]; &quot;shiny&quot;) &amp; IF(ISTEXT([.H750]); &quot; &quot;&amp;[.H750]; &quot; lucky&quot;))&amp;&quot;'' title=''&quot;&amp;[.C750]&amp;&quot;''&gt;&lt;div class=''pokemon'' style=''background-image:url(./pokemon/&quot;&amp;[.B750]&amp;&quot;.png)''&gt;&lt;span&gt;&quot;&amp;[.A750]&amp;&quot;&lt;/span&gt;&lt;/div&gt;&lt;/div&gt;&quot;" office:value-type="string" office:string-value="&lt;div class=''entry dark shiny lucky'' title=''alolan persian''&gt;&lt;div class=''pokemon'' style=''background-image:url(./pokemon/a053.png)''&gt;&lt;span&gt;053&lt;/span&gt;&lt;/div&gt;&lt;/div&gt;" calcext:value-type="string">
            <text:p>&lt;div class=''entry dark shiny lucky'' title=''alolan persian''&gt;&lt;div class=''pokemon'' style=''background-image:url(./pokemon/a053.png)''&gt;&lt;span&gt;053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8</text:p>
          </table:table-cell>
          <table:table-cell office:value-type="string" calcext:value-type="string">
            <text:p>a088</text:p>
          </table:table-cell>
          <table:table-cell table:style-name="ce17" office:value-type="string" calcext:value-type="string">
            <text:p>alolan grimer</text:p>
          </table:table-cell>
          <table:table-cell table:style-name="Default" office:value-type="string" calcext:value-type="string">
            <text:p>poison</text:p>
          </table:table-cell>
          <table:table-cell table:style-name="Default" office:value-type="string" calcext:value-type="string">
            <text:p>dark</text:p>
          </table:table-cell>
          <table:table-cell table:number-columns-repeated="4"/>
          <table:table-cell table:formula="of:=&quot;&lt;div class=''entry &quot;&amp;[.D751]&amp;&quot; &quot;&amp;IF(ISTEXT([.F751]); [.F751]; IF(ISTEXT([.G751]); [.G751]; &quot;shiny&quot;) &amp; IF(ISTEXT([.H751]); &quot; &quot;&amp;[.H751]; &quot; lucky&quot;))&amp;&quot;'' title=''&quot;&amp;[.C751]&amp;&quot;''&gt;&lt;div class=''pokemon'' style=''background-image:url(./pokemon/&quot;&amp;[.B751]&amp;&quot;.png)''&gt;&lt;span&gt;&quot;&amp;[.A751]&amp;&quot;&lt;/span&gt;&lt;/div&gt;&lt;/div&gt;&quot;" office:value-type="string" office:string-value="&lt;div class=''entry poison shiny lucky'' title=''alolan grimer''&gt;&lt;div class=''pokemon'' style=''background-image:url(./pokemon/a088.png)''&gt;&lt;span&gt;088&lt;/span&gt;&lt;/div&gt;&lt;/div&gt;" calcext:value-type="string">
            <text:p>&lt;div class=''entry poison shiny lucky'' title=''alolan grimer''&gt;&lt;div class=''pokemon'' style=''background-image:url(./pokemon/a088.png)''&gt;&lt;span&gt;088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9</text:p>
          </table:table-cell>
          <table:table-cell office:value-type="string" calcext:value-type="string">
            <text:p>a089</text:p>
          </table:table-cell>
          <table:table-cell table:style-name="ce17" office:value-type="string" calcext:value-type="string">
            <text:p>alolan muk</text:p>
          </table:table-cell>
          <table:table-cell table:style-name="Default" office:value-type="string" calcext:value-type="string">
            <text:p>poison</text:p>
          </table:table-cell>
          <table:table-cell table:style-name="Default" office:value-type="string" calcext:value-type="string">
            <text:p>dark</text:p>
          </table:table-cell>
          <table:table-cell table:number-columns-repeated="4"/>
          <table:table-cell table:formula="of:=&quot;&lt;div class=''entry &quot;&amp;[.D752]&amp;&quot; &quot;&amp;IF(ISTEXT([.F752]); [.F752]; IF(ISTEXT([.G752]); [.G752]; &quot;shiny&quot;) &amp; IF(ISTEXT([.H752]); &quot; &quot;&amp;[.H752]; &quot; lucky&quot;))&amp;&quot;'' title=''&quot;&amp;[.C752]&amp;&quot;''&gt;&lt;div class=''pokemon'' style=''background-image:url(./pokemon/&quot;&amp;[.B752]&amp;&quot;.png)''&gt;&lt;span&gt;&quot;&amp;[.A752]&amp;&quot;&lt;/span&gt;&lt;/div&gt;&lt;/div&gt;&quot;" office:value-type="string" office:string-value="&lt;div class=''entry poison shiny lucky'' title=''alolan muk''&gt;&lt;div class=''pokemon'' style=''background-image:url(./pokemon/a089.png)''&gt;&lt;span&gt;089&lt;/span&gt;&lt;/div&gt;&lt;/div&gt;" calcext:value-type="string">
            <text:p>&lt;div class=''entry poison shiny lucky'' title=''alolan muk''&gt;&lt;div class=''pokemon'' style=''background-image:url(./pokemon/a089.png)''&gt;&lt;span&gt;08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39</text:p>
          </table:table-cell>
          <table:table-cell office:value-type="string" calcext:value-type="string">
            <text:p>crabrawler</text:p>
          </table:table-cell>
          <table:table-cell table:style-name="Default" office:value-type="string" calcext:value-type="string">
            <text:p>fighting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53]&amp;&quot; &quot;&amp;IF(ISTEXT([.F753]); [.F753]; IF(ISTEXT([.G753]); [.G753]; &quot;shiny&quot;) &amp; IF(ISTEXT([.H753]); &quot; &quot;&amp;[.H753]; &quot; lucky&quot;))&amp;&quot;'' title=''&quot;&amp;[.C753]&amp;&quot;''&gt;&lt;div class=''pokemon'' style=''background-image:url(./pokemon/&quot;&amp;[.B753]&amp;&quot;.png)''&gt;&lt;span&gt;&quot;&amp;[.A753]&amp;&quot;&lt;/span&gt;&lt;/div&gt;&lt;/div&gt;&quot;" office:value-type="string" office:string-value="&lt;div class=''entry fighting unreleased'' title=''crabrawler''&gt;&lt;div class=''pokemon'' style=''background-image:url(./pokemon/739.png)''&gt;&lt;span&gt;739&lt;/span&gt;&lt;/div&gt;&lt;/div&gt;" calcext:value-type="string">
            <text:p>&lt;div class=''entry fighting unreleased'' title=''crabrawler''&gt;&lt;div class=''pokemon'' style=''background-image:url(./pokemon/739.png)''&gt;&lt;span&gt;73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40</text:p>
          </table:table-cell>
          <table:table-cell office:value-type="string" calcext:value-type="string">
            <text:p>crabominable</text:p>
          </table:table-cell>
          <table:table-cell table:style-name="Default" office:value-type="string" calcext:value-type="string">
            <text:p>fighting</text:p>
          </table:table-cell>
          <table:table-cell table:style-name="Default" office:value-type="string" calcext:value-type="string">
            <text:p>ice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54]&amp;&quot; &quot;&amp;IF(ISTEXT([.F754]); [.F754]; IF(ISTEXT([.G754]); [.G754]; &quot;shiny&quot;) &amp; IF(ISTEXT([.H754]); &quot; &quot;&amp;[.H754]; &quot; lucky&quot;))&amp;&quot;'' title=''&quot;&amp;[.C754]&amp;&quot;''&gt;&lt;div class=''pokemon'' style=''background-image:url(./pokemon/&quot;&amp;[.B754]&amp;&quot;.png)''&gt;&lt;span&gt;&quot;&amp;[.A754]&amp;&quot;&lt;/span&gt;&lt;/div&gt;&lt;/div&gt;&quot;" office:value-type="string" office:string-value="&lt;div class=''entry fighting unreleased'' title=''crabominable''&gt;&lt;div class=''pokemon'' style=''background-image:url(./pokemon/740.png)''&gt;&lt;span&gt;740&lt;/span&gt;&lt;/div&gt;&lt;/div&gt;" calcext:value-type="string">
            <text:p>&lt;div class=''entry fighting unreleased'' title=''crabominable''&gt;&lt;div class=''pokemon'' style=''background-image:url(./pokemon/740.png)''&gt;&lt;span&gt;740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0</text:p>
          </table:table-cell>
          <table:table-cell office:value-type="string" calcext:value-type="string">
            <text:p>a050</text:p>
          </table:table-cell>
          <table:table-cell table:style-name="ce17" office:value-type="string" calcext:value-type="string">
            <text:p>alolan diglett</text:p>
          </table:table-cell>
          <table:table-cell table:style-name="Default" office:value-type="string" calcext:value-type="string">
            <text:p>ground</text:p>
          </table:table-cell>
          <table:table-cell table:style-name="Default" office:value-type="string" calcext:value-type="string">
            <text:p>steel</text:p>
          </table:table-cell>
          <table:table-cell table:number-columns-repeated="4"/>
          <table:table-cell table:formula="of:=&quot;&lt;div class=''entry &quot;&amp;[.D755]&amp;&quot; &quot;&amp;IF(ISTEXT([.F755]); [.F755]; IF(ISTEXT([.G755]); [.G755]; &quot;shiny&quot;) &amp; IF(ISTEXT([.H755]); &quot; &quot;&amp;[.H755]; &quot; lucky&quot;))&amp;&quot;'' title=''&quot;&amp;[.C755]&amp;&quot;''&gt;&lt;div class=''pokemon'' style=''background-image:url(./pokemon/&quot;&amp;[.B755]&amp;&quot;.png)''&gt;&lt;span&gt;&quot;&amp;[.A755]&amp;&quot;&lt;/span&gt;&lt;/div&gt;&lt;/div&gt;&quot;" office:value-type="string" office:string-value="&lt;div class=''entry ground shiny lucky'' title=''alolan diglett''&gt;&lt;div class=''pokemon'' style=''background-image:url(./pokemon/a050.png)''&gt;&lt;span&gt;050&lt;/span&gt;&lt;/div&gt;&lt;/div&gt;" calcext:value-type="string">
            <text:p>&lt;div class=''entry ground shiny lucky'' title=''alolan diglett''&gt;&lt;div class=''pokemon'' style=''background-image:url(./pokemon/a050.png)''&gt;&lt;span&gt;050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1</text:p>
          </table:table-cell>
          <table:table-cell office:value-type="string" calcext:value-type="string">
            <text:p>a051</text:p>
          </table:table-cell>
          <table:table-cell table:style-name="ce17" office:value-type="string" calcext:value-type="string">
            <text:p>alolan dugtrio</text:p>
          </table:table-cell>
          <table:table-cell table:style-name="Default" office:value-type="string" calcext:value-type="string">
            <text:p>ground</text:p>
          </table:table-cell>
          <table:table-cell table:style-name="Default" office:value-type="string" calcext:value-type="string">
            <text:p>steel</text:p>
          </table:table-cell>
          <table:table-cell table:number-columns-repeated="4"/>
          <table:table-cell table:formula="of:=&quot;&lt;div class=''entry &quot;&amp;[.D756]&amp;&quot; &quot;&amp;IF(ISTEXT([.F756]); [.F756]; IF(ISTEXT([.G756]); [.G756]; &quot;shiny&quot;) &amp; IF(ISTEXT([.H756]); &quot; &quot;&amp;[.H756]; &quot; lucky&quot;))&amp;&quot;'' title=''&quot;&amp;[.C756]&amp;&quot;''&gt;&lt;div class=''pokemon'' style=''background-image:url(./pokemon/&quot;&amp;[.B756]&amp;&quot;.png)''&gt;&lt;span&gt;&quot;&amp;[.A756]&amp;&quot;&lt;/span&gt;&lt;/div&gt;&lt;/div&gt;&quot;" office:value-type="string" office:string-value="&lt;div class=''entry ground shiny lucky'' title=''alolan dugtrio''&gt;&lt;div class=''pokemon'' style=''background-image:url(./pokemon/a051.png)''&gt;&lt;span&gt;051&lt;/span&gt;&lt;/div&gt;&lt;/div&gt;" calcext:value-type="string">
            <text:p>&lt;div class=''entry ground shiny lucky'' title=''alolan dugtrio''&gt;&lt;div class=''pokemon'' style=''background-image:url(./pokemon/a051.png)''&gt;&lt;span&gt;05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41</text:p>
          </table:table-cell>
          <table:table-cell office:value-type="string" calcext:value-type="string">
            <text:p>oricorio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57]&amp;&quot; &quot;&amp;IF(ISTEXT([.F757]); [.F757]; IF(ISTEXT([.G757]); [.G757]; &quot;shiny&quot;) &amp; IF(ISTEXT([.H757]); &quot; &quot;&amp;[.H757]; &quot; lucky&quot;))&amp;&quot;'' title=''&quot;&amp;[.C757]&amp;&quot;''&gt;&lt;div class=''pokemon'' style=''background-image:url(./pokemon/&quot;&amp;[.B757]&amp;&quot;.png)''&gt;&lt;span&gt;&quot;&amp;[.A757]&amp;&quot;&lt;/span&gt;&lt;/div&gt;&lt;/div&gt;&quot;" office:value-type="string" office:string-value="&lt;div class=''entry fire noshiny lucky'' title=''oricorio''&gt;&lt;div class=''pokemon'' style=''background-image:url(./pokemon/741.png)''&gt;&lt;span&gt;741&lt;/span&gt;&lt;/div&gt;&lt;/div&gt;" calcext:value-type="string">
            <text:p>&lt;div class=''entry fire noshiny lucky'' title=''oricorio''&gt;&lt;div class=''pokemon'' style=''background-image:url(./pokemon/741.png)''&gt;&lt;span&gt;74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42</text:p>
          </table:table-cell>
          <table:table-cell office:value-type="string" calcext:value-type="string">
            <text:p>cutiefly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fairy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58]&amp;&quot; &quot;&amp;IF(ISTEXT([.F758]); [.F758]; IF(ISTEXT([.G758]); [.G758]; &quot;shiny&quot;) &amp; IF(ISTEXT([.H758]); &quot; &quot;&amp;[.H758]; &quot; lucky&quot;))&amp;&quot;'' title=''&quot;&amp;[.C758]&amp;&quot;''&gt;&lt;div class=''pokemon'' style=''background-image:url(./pokemon/&quot;&amp;[.B758]&amp;&quot;.png)''&gt;&lt;span&gt;&quot;&amp;[.A758]&amp;&quot;&lt;/span&gt;&lt;/div&gt;&lt;/div&gt;&quot;" office:value-type="string" office:string-value="&lt;div class=''entry bug noshiny lucky'' title=''cutiefly''&gt;&lt;div class=''pokemon'' style=''background-image:url(./pokemon/742.png)''&gt;&lt;span&gt;742&lt;/span&gt;&lt;/div&gt;&lt;/div&gt;" calcext:value-type="string">
            <text:p>&lt;div class=''entry bug noshiny lucky'' title=''cutiefly''&gt;&lt;div class=''pokemon'' style=''background-image:url(./pokemon/742.png)''&gt;&lt;span&gt;74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43</text:p>
          </table:table-cell>
          <table:table-cell office:value-type="string" calcext:value-type="string">
            <text:p>ribombee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fairy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59]&amp;&quot; &quot;&amp;IF(ISTEXT([.F759]); [.F759]; IF(ISTEXT([.G759]); [.G759]; &quot;shiny&quot;) &amp; IF(ISTEXT([.H759]); &quot; &quot;&amp;[.H759]; &quot; lucky&quot;))&amp;&quot;'' title=''&quot;&amp;[.C759]&amp;&quot;''&gt;&lt;div class=''pokemon'' style=''background-image:url(./pokemon/&quot;&amp;[.B759]&amp;&quot;.png)''&gt;&lt;span&gt;&quot;&amp;[.A759]&amp;&quot;&lt;/span&gt;&lt;/div&gt;&lt;/div&gt;&quot;" office:value-type="string" office:string-value="&lt;div class=''entry bug noshiny lucky'' title=''ribombee''&gt;&lt;div class=''pokemon'' style=''background-image:url(./pokemon/743.png)''&gt;&lt;span&gt;743&lt;/span&gt;&lt;/div&gt;&lt;/div&gt;" calcext:value-type="string">
            <text:p>&lt;div class=''entry bug noshiny lucky'' title=''ribombee''&gt;&lt;div class=''pokemon'' style=''background-image:url(./pokemon/743.png)''&gt;&lt;span&gt;74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44</text:p>
          </table:table-cell>
          <table:table-cell office:value-type="string" calcext:value-type="string">
            <text:p>rockruff</text:p>
          </table:table-cell>
          <table:table-cell table:style-name="Default" office:value-type="string" calcext:value-type="string">
            <text:p>rock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760]&amp;&quot; &quot;&amp;IF(ISTEXT([.F760]); [.F760]; IF(ISTEXT([.G760]); [.G760]; &quot;shiny&quot;) &amp; IF(ISTEXT([.H760]); &quot; &quot;&amp;[.H760]; &quot; lucky&quot;))&amp;&quot;'' title=''&quot;&amp;[.C760]&amp;&quot;''&gt;&lt;div class=''pokemon'' style=''background-image:url(./pokemon/&quot;&amp;[.B760]&amp;&quot;.png)''&gt;&lt;span&gt;&quot;&amp;[.A760]&amp;&quot;&lt;/span&gt;&lt;/div&gt;&lt;/div&gt;&quot;" office:value-type="string" office:string-value="&lt;div class=''entry rock missingshiny lucky'' title=''rockruff''&gt;&lt;div class=''pokemon'' style=''background-image:url(./pokemon/744.png)''&gt;&lt;span&gt;744&lt;/span&gt;&lt;/div&gt;&lt;/div&gt;" calcext:value-type="string">
            <text:p>&lt;div class=''entry rock missingshiny lucky'' title=''rockruff''&gt;&lt;div class=''pokemon'' style=''background-image:url(./pokemon/744.png)''&gt;&lt;span&gt;74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45</text:p>
          </table:table-cell>
          <table:table-cell office:value-type="string" calcext:value-type="string">
            <text:p>lycanroc</text:p>
          </table:table-cell>
          <table:table-cell table:style-name="Default" office:value-type="string" calcext:value-type="string">
            <text:p>rock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761]&amp;&quot; &quot;&amp;IF(ISTEXT([.F761]); [.F761]; IF(ISTEXT([.G761]); [.G761]; &quot;shiny&quot;) &amp; IF(ISTEXT([.H761]); &quot; &quot;&amp;[.H761]; &quot; lucky&quot;))&amp;&quot;'' title=''&quot;&amp;[.C761]&amp;&quot;''&gt;&lt;div class=''pokemon'' style=''background-image:url(./pokemon/&quot;&amp;[.B761]&amp;&quot;.png)''&gt;&lt;span&gt;&quot;&amp;[.A761]&amp;&quot;&lt;/span&gt;&lt;/div&gt;&lt;/div&gt;&quot;" office:value-type="string" office:string-value="&lt;div class=''entry rock missingshiny lucky'' title=''lycanroc''&gt;&lt;div class=''pokemon'' style=''background-image:url(./pokemon/745.png)''&gt;&lt;span&gt;745&lt;/span&gt;&lt;/div&gt;&lt;/div&gt;" calcext:value-type="string">
            <text:p>&lt;div class=''entry rock missingshiny lucky'' title=''lycanroc''&gt;&lt;div class=''pokemon'' style=''background-image:url(./pokemon/745.png)''&gt;&lt;span&gt;74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46</text:p>
          </table:table-cell>
          <table:table-cell office:value-type="string" calcext:value-type="string">
            <text:p>wishiwashi</text:p>
          </table:table-cell>
          <table:table-cell table:style-name="Default" office:value-type="string" calcext:value-type="string">
            <text:p>water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62]&amp;&quot; &quot;&amp;IF(ISTEXT([.F762]); [.F762]; IF(ISTEXT([.G762]); [.G762]; &quot;shiny&quot;) &amp; IF(ISTEXT([.H762]); &quot; &quot;&amp;[.H762]; &quot; lucky&quot;))&amp;&quot;'' title=''&quot;&amp;[.C762]&amp;&quot;''&gt;&lt;div class=''pokemon'' style=''background-image:url(./pokemon/&quot;&amp;[.B762]&amp;&quot;.png)''&gt;&lt;span&gt;&quot;&amp;[.A762]&amp;&quot;&lt;/span&gt;&lt;/div&gt;&lt;/div&gt;&quot;" office:value-type="string" office:string-value="&lt;div class=''entry water unreleased'' title=''wishiwashi''&gt;&lt;div class=''pokemon'' style=''background-image:url(./pokemon/746.png)''&gt;&lt;span&gt;746&lt;/span&gt;&lt;/div&gt;&lt;/div&gt;" calcext:value-type="string">
            <text:p>&lt;div class=''entry water unreleased'' title=''wishiwashi''&gt;&lt;div class=''pokemon'' style=''background-image:url(./pokemon/746.png)''&gt;&lt;span&gt;74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47</text:p>
          </table:table-cell>
          <table:table-cell office:value-type="string" calcext:value-type="string">
            <text:p>mareanie</text:p>
          </table:table-cell>
          <table:table-cell table:style-name="Default" office:value-type="string" calcext:value-type="string">
            <text:p>poison</text:p>
          </table:table-cell>
          <table:table-cell table:style-name="Default" office:value-type="string" calcext:value-type="string">
            <text:p>water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63]&amp;&quot; &quot;&amp;IF(ISTEXT([.F763]); [.F763]; IF(ISTEXT([.G763]); [.G763]; &quot;shiny&quot;) &amp; IF(ISTEXT([.H763]); &quot; &quot;&amp;[.H763]; &quot; lucky&quot;))&amp;&quot;'' title=''&quot;&amp;[.C763]&amp;&quot;''&gt;&lt;div class=''pokemon'' style=''background-image:url(./pokemon/&quot;&amp;[.B763]&amp;&quot;.png)''&gt;&lt;span&gt;&quot;&amp;[.A763]&amp;&quot;&lt;/span&gt;&lt;/div&gt;&lt;/div&gt;&quot;" office:value-type="string" office:string-value="&lt;div class=''entry poison noshiny lucky'' title=''mareanie''&gt;&lt;div class=''pokemon'' style=''background-image:url(./pokemon/747.png)''&gt;&lt;span&gt;747&lt;/span&gt;&lt;/div&gt;&lt;/div&gt;" calcext:value-type="string">
            <text:p>&lt;div class=''entry poison noshiny lucky'' title=''mareanie''&gt;&lt;div class=''pokemon'' style=''background-image:url(./pokemon/747.png)''&gt;&lt;span&gt;74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48</text:p>
          </table:table-cell>
          <table:table-cell office:value-type="string" calcext:value-type="string">
            <text:p>toxapex</text:p>
          </table:table-cell>
          <table:table-cell table:style-name="Default" office:value-type="string" calcext:value-type="string">
            <text:p>poison</text:p>
          </table:table-cell>
          <table:table-cell table:style-name="Default" office:value-type="string" calcext:value-type="string">
            <text:p>water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64]&amp;&quot; &quot;&amp;IF(ISTEXT([.F764]); [.F764]; IF(ISTEXT([.G764]); [.G764]; &quot;shiny&quot;) &amp; IF(ISTEXT([.H764]); &quot; &quot;&amp;[.H764]; &quot; lucky&quot;))&amp;&quot;'' title=''&quot;&amp;[.C764]&amp;&quot;''&gt;&lt;div class=''pokemon'' style=''background-image:url(./pokemon/&quot;&amp;[.B764]&amp;&quot;.png)''&gt;&lt;span&gt;&quot;&amp;[.A764]&amp;&quot;&lt;/span&gt;&lt;/div&gt;&lt;/div&gt;&quot;" office:value-type="string" office:string-value="&lt;div class=''entry poison noshiny lucky'' title=''toxapex''&gt;&lt;div class=''pokemon'' style=''background-image:url(./pokemon/748.png)''&gt;&lt;span&gt;748&lt;/span&gt;&lt;/div&gt;&lt;/div&gt;" calcext:value-type="string">
            <text:p>&lt;div class=''entry poison noshiny lucky'' title=''toxapex''&gt;&lt;div class=''pokemon'' style=''background-image:url(./pokemon/748.png)''&gt;&lt;span&gt;74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49</text:p>
          </table:table-cell>
          <table:table-cell office:value-type="string" calcext:value-type="string">
            <text:p>mudbray</text:p>
          </table:table-cell>
          <table:table-cell table:style-name="Default" office:value-type="string" calcext:value-type="string">
            <text:p>ground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65]&amp;&quot; &quot;&amp;IF(ISTEXT([.F765]); [.F765]; IF(ISTEXT([.G765]); [.G765]; &quot;shiny&quot;) &amp; IF(ISTEXT([.H765]); &quot; &quot;&amp;[.H765]; &quot; lucky&quot;))&amp;&quot;'' title=''&quot;&amp;[.C765]&amp;&quot;''&gt;&lt;div class=''pokemon'' style=''background-image:url(./pokemon/&quot;&amp;[.B765]&amp;&quot;.png)''&gt;&lt;span&gt;&quot;&amp;[.A765]&amp;&quot;&lt;/span&gt;&lt;/div&gt;&lt;/div&gt;&quot;" office:value-type="string" office:string-value="&lt;div class=''entry ground unreleased'' title=''mudbray''&gt;&lt;div class=''pokemon'' style=''background-image:url(./pokemon/749.png)''&gt;&lt;span&gt;749&lt;/span&gt;&lt;/div&gt;&lt;/div&gt;" calcext:value-type="string">
            <text:p>&lt;div class=''entry ground unreleased'' title=''mudbray''&gt;&lt;div class=''pokemon'' style=''background-image:url(./pokemon/749.png)''&gt;&lt;span&gt;74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50</text:p>
          </table:table-cell>
          <table:table-cell office:value-type="string" calcext:value-type="string">
            <text:p>mudsdale</text:p>
          </table:table-cell>
          <table:table-cell table:style-name="Default" office:value-type="string" calcext:value-type="string">
            <text:p>ground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66]&amp;&quot; &quot;&amp;IF(ISTEXT([.F766]); [.F766]; IF(ISTEXT([.G766]); [.G766]; &quot;shiny&quot;) &amp; IF(ISTEXT([.H766]); &quot; &quot;&amp;[.H766]; &quot; lucky&quot;))&amp;&quot;'' title=''&quot;&amp;[.C766]&amp;&quot;''&gt;&lt;div class=''pokemon'' style=''background-image:url(./pokemon/&quot;&amp;[.B766]&amp;&quot;.png)''&gt;&lt;span&gt;&quot;&amp;[.A766]&amp;&quot;&lt;/span&gt;&lt;/div&gt;&lt;/div&gt;&quot;" office:value-type="string" office:string-value="&lt;div class=''entry ground unreleased'' title=''mudsdale''&gt;&lt;div class=''pokemon'' style=''background-image:url(./pokemon/750.png)''&gt;&lt;span&gt;750&lt;/span&gt;&lt;/div&gt;&lt;/div&gt;" calcext:value-type="string">
            <text:p>&lt;div class=''entry ground unreleased'' title=''mudsdale''&gt;&lt;div class=''pokemon'' style=''background-image:url(./pokemon/750.png)''&gt;&lt;span&gt;75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51</text:p>
          </table:table-cell>
          <table:table-cell office:value-type="string" calcext:value-type="string">
            <text:p>dewpider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bu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67]&amp;&quot; &quot;&amp;IF(ISTEXT([.F767]); [.F767]; IF(ISTEXT([.G767]); [.G767]; &quot;shiny&quot;) &amp; IF(ISTEXT([.H767]); &quot; &quot;&amp;[.H767]; &quot; lucky&quot;))&amp;&quot;'' title=''&quot;&amp;[.C767]&amp;&quot;''&gt;&lt;div class=''pokemon'' style=''background-image:url(./pokemon/&quot;&amp;[.B767]&amp;&quot;.png)''&gt;&lt;span&gt;&quot;&amp;[.A767]&amp;&quot;&lt;/span&gt;&lt;/div&gt;&lt;/div&gt;&quot;" office:value-type="string" office:string-value="&lt;div class=''entry water noshiny lucky'' title=''dewpider''&gt;&lt;div class=''pokemon'' style=''background-image:url(./pokemon/751.png)''&gt;&lt;span&gt;751&lt;/span&gt;&lt;/div&gt;&lt;/div&gt;" calcext:value-type="string">
            <text:p>&lt;div class=''entry water noshiny lucky'' title=''dewpider''&gt;&lt;div class=''pokemon'' style=''background-image:url(./pokemon/751.png)''&gt;&lt;span&gt;75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52</text:p>
          </table:table-cell>
          <table:table-cell office:value-type="string" calcext:value-type="string">
            <text:p>araquanid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bu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68]&amp;&quot; &quot;&amp;IF(ISTEXT([.F768]); [.F768]; IF(ISTEXT([.G768]); [.G768]; &quot;shiny&quot;) &amp; IF(ISTEXT([.H768]); &quot; &quot;&amp;[.H768]; &quot; lucky&quot;))&amp;&quot;'' title=''&quot;&amp;[.C768]&amp;&quot;''&gt;&lt;div class=''pokemon'' style=''background-image:url(./pokemon/&quot;&amp;[.B768]&amp;&quot;.png)''&gt;&lt;span&gt;&quot;&amp;[.A768]&amp;&quot;&lt;/span&gt;&lt;/div&gt;&lt;/div&gt;&quot;" office:value-type="string" office:string-value="&lt;div class=''entry water noshiny lucky'' title=''araquanid''&gt;&lt;div class=''pokemon'' style=''background-image:url(./pokemon/752.png)''&gt;&lt;span&gt;752&lt;/span&gt;&lt;/div&gt;&lt;/div&gt;" calcext:value-type="string">
            <text:p>&lt;div class=''entry water noshiny lucky'' title=''araquanid''&gt;&lt;div class=''pokemon'' style=''background-image:url(./pokemon/752.png)''&gt;&lt;span&gt;75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53</text:p>
          </table:table-cell>
          <table:table-cell office:value-type="string" calcext:value-type="string">
            <text:p>fomantis</text:p>
          </table:table-cell>
          <table:table-cell table:style-name="Default" office:value-type="string" calcext:value-type="string">
            <text:p>grass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69]&amp;&quot; &quot;&amp;IF(ISTEXT([.F769]); [.F769]; IF(ISTEXT([.G769]); [.G769]; &quot;shiny&quot;) &amp; IF(ISTEXT([.H769]); &quot; &quot;&amp;[.H769]; &quot; lucky&quot;))&amp;&quot;'' title=''&quot;&amp;[.C769]&amp;&quot;''&gt;&lt;div class=''pokemon'' style=''background-image:url(./pokemon/&quot;&amp;[.B769]&amp;&quot;.png)''&gt;&lt;span&gt;&quot;&amp;[.A769]&amp;&quot;&lt;/span&gt;&lt;/div&gt;&lt;/div&gt;&quot;" office:value-type="string" office:string-value="&lt;div class=''entry grass noshiny lucky'' title=''fomantis''&gt;&lt;div class=''pokemon'' style=''background-image:url(./pokemon/753.png)''&gt;&lt;span&gt;753&lt;/span&gt;&lt;/div&gt;&lt;/div&gt;" calcext:value-type="string">
            <text:p>&lt;div class=''entry grass noshiny lucky'' title=''fomantis''&gt;&lt;div class=''pokemon'' style=''background-image:url(./pokemon/753.png)''&gt;&lt;span&gt;75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54</text:p>
          </table:table-cell>
          <table:table-cell office:value-type="string" calcext:value-type="string">
            <text:p>lurantis</text:p>
          </table:table-cell>
          <table:table-cell table:style-name="Default" office:value-type="string" calcext:value-type="string">
            <text:p>grass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70]&amp;&quot; &quot;&amp;IF(ISTEXT([.F770]); [.F770]; IF(ISTEXT([.G770]); [.G770]; &quot;shiny&quot;) &amp; IF(ISTEXT([.H770]); &quot; &quot;&amp;[.H770]; &quot; lucky&quot;))&amp;&quot;'' title=''&quot;&amp;[.C770]&amp;&quot;''&gt;&lt;div class=''pokemon'' style=''background-image:url(./pokemon/&quot;&amp;[.B770]&amp;&quot;.png)''&gt;&lt;span&gt;&quot;&amp;[.A770]&amp;&quot;&lt;/span&gt;&lt;/div&gt;&lt;/div&gt;&quot;" office:value-type="string" office:string-value="&lt;div class=''entry grass noshiny lucky'' title=''lurantis''&gt;&lt;div class=''pokemon'' style=''background-image:url(./pokemon/754.png)''&gt;&lt;span&gt;754&lt;/span&gt;&lt;/div&gt;&lt;/div&gt;" calcext:value-type="string">
            <text:p>&lt;div class=''entry grass noshiny lucky'' title=''lurantis''&gt;&lt;div class=''pokemon'' style=''background-image:url(./pokemon/754.png)''&gt;&lt;span&gt;75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55</text:p>
          </table:table-cell>
          <table:table-cell office:value-type="string" calcext:value-type="string">
            <text:p>morelull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fairy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71]&amp;&quot; &quot;&amp;IF(ISTEXT([.F771]); [.F771]; IF(ISTEXT([.G771]); [.G771]; &quot;shiny&quot;) &amp; IF(ISTEXT([.H771]); &quot; &quot;&amp;[.H771]; &quot; lucky&quot;))&amp;&quot;'' title=''&quot;&amp;[.C771]&amp;&quot;''&gt;&lt;div class=''pokemon'' style=''background-image:url(./pokemon/&quot;&amp;[.B771]&amp;&quot;.png)''&gt;&lt;span&gt;&quot;&amp;[.A771]&amp;&quot;&lt;/span&gt;&lt;/div&gt;&lt;/div&gt;&quot;" office:value-type="string" office:string-value="&lt;div class=''entry grass noshiny lucky'' title=''morelull''&gt;&lt;div class=''pokemon'' style=''background-image:url(./pokemon/755.png)''&gt;&lt;span&gt;755&lt;/span&gt;&lt;/div&gt;&lt;/div&gt;" calcext:value-type="string">
            <text:p>&lt;div class=''entry grass noshiny lucky'' title=''morelull''&gt;&lt;div class=''pokemon'' style=''background-image:url(./pokemon/755.png)''&gt;&lt;span&gt;75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56</text:p>
          </table:table-cell>
          <table:table-cell office:value-type="string" calcext:value-type="string">
            <text:p>shiinotic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fairy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72]&amp;&quot; &quot;&amp;IF(ISTEXT([.F772]); [.F772]; IF(ISTEXT([.G772]); [.G772]; &quot;shiny&quot;) &amp; IF(ISTEXT([.H772]); &quot; &quot;&amp;[.H772]; &quot; lucky&quot;))&amp;&quot;'' title=''&quot;&amp;[.C772]&amp;&quot;''&gt;&lt;div class=''pokemon'' style=''background-image:url(./pokemon/&quot;&amp;[.B772]&amp;&quot;.png)''&gt;&lt;span&gt;&quot;&amp;[.A772]&amp;&quot;&lt;/span&gt;&lt;/div&gt;&lt;/div&gt;&quot;" office:value-type="string" office:string-value="&lt;div class=''entry grass noshiny lucky'' title=''shiinotic''&gt;&lt;div class=''pokemon'' style=''background-image:url(./pokemon/756.png)''&gt;&lt;span&gt;756&lt;/span&gt;&lt;/div&gt;&lt;/div&gt;" calcext:value-type="string">
            <text:p>&lt;div class=''entry grass noshiny lucky'' title=''shiinotic''&gt;&lt;div class=''pokemon'' style=''background-image:url(./pokemon/756.png)''&gt;&lt;span&gt;75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57</text:p>
          </table:table-cell>
          <table:table-cell office:value-type="string" calcext:value-type="string">
            <text:p>salandit</text:p>
          </table:table-cell>
          <table:table-cell table:style-name="Default" office:value-type="string" calcext:value-type="string">
            <text:p>poison</text:p>
          </table:table-cell>
          <table:table-cell table:style-name="Default" office:value-type="string" calcext:value-type="string">
            <text:p>fire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773]&amp;&quot; &quot;&amp;IF(ISTEXT([.F773]); [.F773]; IF(ISTEXT([.G773]); [.G773]; &quot;shiny&quot;) &amp; IF(ISTEXT([.H773]); &quot; &quot;&amp;[.H773]; &quot; lucky&quot;))&amp;&quot;'' title=''&quot;&amp;[.C773]&amp;&quot;''&gt;&lt;div class=''pokemon'' style=''background-image:url(./pokemon/&quot;&amp;[.B773]&amp;&quot;.png)''&gt;&lt;span&gt;&quot;&amp;[.A773]&amp;&quot;&lt;/span&gt;&lt;/div&gt;&lt;/div&gt;&quot;" office:value-type="string" office:string-value="&lt;div class=''entry poison noshiny missinglucky'' title=''salandit''&gt;&lt;div class=''pokemon'' style=''background-image:url(./pokemon/757.png)''&gt;&lt;span&gt;757&lt;/span&gt;&lt;/div&gt;&lt;/div&gt;" calcext:value-type="string">
            <text:p>&lt;div class=''entry poison noshiny missinglucky'' title=''salandit''&gt;&lt;div class=''pokemon'' style=''background-image:url(./pokemon/757.png)''&gt;&lt;span&gt;75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58</text:p>
          </table:table-cell>
          <table:table-cell office:value-type="string" calcext:value-type="string">
            <text:p>salazzle</text:p>
          </table:table-cell>
          <table:table-cell table:style-name="Default" office:value-type="string" calcext:value-type="string">
            <text:p>poison</text:p>
          </table:table-cell>
          <table:table-cell table:style-name="Default" office:value-type="string" calcext:value-type="string">
            <text:p>fire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774]&amp;&quot; &quot;&amp;IF(ISTEXT([.F774]); [.F774]; IF(ISTEXT([.G774]); [.G774]; &quot;shiny&quot;) &amp; IF(ISTEXT([.H774]); &quot; &quot;&amp;[.H774]; &quot; lucky&quot;))&amp;&quot;'' title=''&quot;&amp;[.C774]&amp;&quot;''&gt;&lt;div class=''pokemon'' style=''background-image:url(./pokemon/&quot;&amp;[.B774]&amp;&quot;.png)''&gt;&lt;span&gt;&quot;&amp;[.A774]&amp;&quot;&lt;/span&gt;&lt;/div&gt;&lt;/div&gt;&quot;" office:value-type="string" office:string-value="&lt;div class=''entry poison noshiny missinglucky'' title=''salazzle''&gt;&lt;div class=''pokemon'' style=''background-image:url(./pokemon/758.png)''&gt;&lt;span&gt;758&lt;/span&gt;&lt;/div&gt;&lt;/div&gt;" calcext:value-type="string">
            <text:p>&lt;div class=''entry poison noshiny missinglucky'' title=''salazzle''&gt;&lt;div class=''pokemon'' style=''background-image:url(./pokemon/758.png)''&gt;&lt;span&gt;758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a105</text:p>
          </table:table-cell>
          <table:table-cell table:style-name="ce17" office:value-type="string" calcext:value-type="string">
            <text:p>alolan marowak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ghost</text:p>
          </table:table-cell>
          <table:table-cell table:number-columns-repeated="4"/>
          <table:table-cell table:formula="of:=&quot;&lt;div class=''entry &quot;&amp;[.D775]&amp;&quot; &quot;&amp;IF(ISTEXT([.F775]); [.F775]; IF(ISTEXT([.G775]); [.G775]; &quot;shiny&quot;) &amp; IF(ISTEXT([.H775]); &quot; &quot;&amp;[.H775]; &quot; lucky&quot;))&amp;&quot;'' title=''&quot;&amp;[.C775]&amp;&quot;''&gt;&lt;div class=''pokemon'' style=''background-image:url(./pokemon/&quot;&amp;[.B775]&amp;&quot;.png)''&gt;&lt;span&gt;&quot;&amp;[.A775]&amp;&quot;&lt;/span&gt;&lt;/div&gt;&lt;/div&gt;&quot;" office:value-type="string" office:string-value="&lt;div class=''entry fire shiny lucky'' title=''alolan marowak''&gt;&lt;div class=''pokemon'' style=''background-image:url(./pokemon/a105.png)''&gt;&lt;span&gt;105&lt;/span&gt;&lt;/div&gt;&lt;/div&gt;" calcext:value-type="string">
            <text:p>&lt;div class=''entry fire shiny lucky'' title=''alolan marowak''&gt;&lt;div class=''pokemon'' style=''background-image:url(./pokemon/a105.png)''&gt;&lt;span&gt;10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59</text:p>
          </table:table-cell>
          <table:table-cell office:value-type="string" calcext:value-type="string">
            <text:p>stufful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ighting</text:p>
          </table:table-cell>
          <table:table-cell table:number-columns-repeated="4"/>
          <table:table-cell table:formula="of:=&quot;&lt;div class=''entry &quot;&amp;[.D776]&amp;&quot; &quot;&amp;IF(ISTEXT([.F776]); [.F776]; IF(ISTEXT([.G776]); [.G776]; &quot;shiny&quot;) &amp; IF(ISTEXT([.H776]); &quot; &quot;&amp;[.H776]; &quot; lucky&quot;))&amp;&quot;'' title=''&quot;&amp;[.C776]&amp;&quot;''&gt;&lt;div class=''pokemon'' style=''background-image:url(./pokemon/&quot;&amp;[.B776]&amp;&quot;.png)''&gt;&lt;span&gt;&quot;&amp;[.A776]&amp;&quot;&lt;/span&gt;&lt;/div&gt;&lt;/div&gt;&quot;" office:value-type="string" office:string-value="&lt;div class=''entry normal shiny lucky'' title=''stufful''&gt;&lt;div class=''pokemon'' style=''background-image:url(./pokemon/759.png)''&gt;&lt;span&gt;759&lt;/span&gt;&lt;/div&gt;&lt;/div&gt;" calcext:value-type="string">
            <text:p>&lt;div class=''entry normal shiny lucky'' title=''stufful''&gt;&lt;div class=''pokemon'' style=''background-image:url(./pokemon/759.png)''&gt;&lt;span&gt;75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60</text:p>
          </table:table-cell>
          <table:table-cell office:value-type="string" calcext:value-type="string">
            <text:p>bewear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fighting</text:p>
          </table:table-cell>
          <table:table-cell table:number-columns-repeated="4"/>
          <table:table-cell table:formula="of:=&quot;&lt;div class=''entry &quot;&amp;[.D777]&amp;&quot; &quot;&amp;IF(ISTEXT([.F777]); [.F777]; IF(ISTEXT([.G777]); [.G777]; &quot;shiny&quot;) &amp; IF(ISTEXT([.H777]); &quot; &quot;&amp;[.H777]; &quot; lucky&quot;))&amp;&quot;'' title=''&quot;&amp;[.C777]&amp;&quot;''&gt;&lt;div class=''pokemon'' style=''background-image:url(./pokemon/&quot;&amp;[.B777]&amp;&quot;.png)''&gt;&lt;span&gt;&quot;&amp;[.A777]&amp;&quot;&lt;/span&gt;&lt;/div&gt;&lt;/div&gt;&quot;" office:value-type="string" office:string-value="&lt;div class=''entry normal shiny lucky'' title=''bewear''&gt;&lt;div class=''pokemon'' style=''background-image:url(./pokemon/760.png)''&gt;&lt;span&gt;760&lt;/span&gt;&lt;/div&gt;&lt;/div&gt;" calcext:value-type="string">
            <text:p>&lt;div class=''entry normal shiny lucky'' title=''bewear''&gt;&lt;div class=''pokemon'' style=''background-image:url(./pokemon/760.png)''&gt;&lt;span&gt;76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61</text:p>
          </table:table-cell>
          <table:table-cell office:value-type="string" calcext:value-type="string">
            <text:p>bounsweet</text:p>
          </table:table-cell>
          <table:table-cell table:style-name="Default" office:value-type="string" calcext:value-type="string">
            <text:p>grass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78]&amp;&quot; &quot;&amp;IF(ISTEXT([.F778]); [.F778]; IF(ISTEXT([.G778]); [.G778]; &quot;shiny&quot;) &amp; IF(ISTEXT([.H778]); &quot; &quot;&amp;[.H778]; &quot; lucky&quot;))&amp;&quot;'' title=''&quot;&amp;[.C778]&amp;&quot;''&gt;&lt;div class=''pokemon'' style=''background-image:url(./pokemon/&quot;&amp;[.B778]&amp;&quot;.png)''&gt;&lt;span&gt;&quot;&amp;[.A778]&amp;&quot;&lt;/span&gt;&lt;/div&gt;&lt;/div&gt;&quot;" office:value-type="string" office:string-value="&lt;div class=''entry grass noshiny lucky'' title=''bounsweet''&gt;&lt;div class=''pokemon'' style=''background-image:url(./pokemon/761.png)''&gt;&lt;span&gt;761&lt;/span&gt;&lt;/div&gt;&lt;/div&gt;" calcext:value-type="string">
            <text:p>&lt;div class=''entry grass noshiny lucky'' title=''bounsweet''&gt;&lt;div class=''pokemon'' style=''background-image:url(./pokemon/761.png)''&gt;&lt;span&gt;76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62</text:p>
          </table:table-cell>
          <table:table-cell office:value-type="string" calcext:value-type="string">
            <text:p>steenee</text:p>
          </table:table-cell>
          <table:table-cell table:style-name="Default" office:value-type="string" calcext:value-type="string">
            <text:p>grass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79]&amp;&quot; &quot;&amp;IF(ISTEXT([.F779]); [.F779]; IF(ISTEXT([.G779]); [.G779]; &quot;shiny&quot;) &amp; IF(ISTEXT([.H779]); &quot; &quot;&amp;[.H779]; &quot; lucky&quot;))&amp;&quot;'' title=''&quot;&amp;[.C779]&amp;&quot;''&gt;&lt;div class=''pokemon'' style=''background-image:url(./pokemon/&quot;&amp;[.B779]&amp;&quot;.png)''&gt;&lt;span&gt;&quot;&amp;[.A779]&amp;&quot;&lt;/span&gt;&lt;/div&gt;&lt;/div&gt;&quot;" office:value-type="string" office:string-value="&lt;div class=''entry grass noshiny lucky'' title=''steenee''&gt;&lt;div class=''pokemon'' style=''background-image:url(./pokemon/762.png)''&gt;&lt;span&gt;762&lt;/span&gt;&lt;/div&gt;&lt;/div&gt;" calcext:value-type="string">
            <text:p>&lt;div class=''entry grass noshiny lucky'' title=''steenee''&gt;&lt;div class=''pokemon'' style=''background-image:url(./pokemon/762.png)''&gt;&lt;span&gt;76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63</text:p>
          </table:table-cell>
          <table:table-cell office:value-type="string" calcext:value-type="string">
            <text:p>tsareena</text:p>
          </table:table-cell>
          <table:table-cell table:style-name="Default" office:value-type="string" calcext:value-type="string">
            <text:p>grass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80]&amp;&quot; &quot;&amp;IF(ISTEXT([.F780]); [.F780]; IF(ISTEXT([.G780]); [.G780]; &quot;shiny&quot;) &amp; IF(ISTEXT([.H780]); &quot; &quot;&amp;[.H780]; &quot; lucky&quot;))&amp;&quot;'' title=''&quot;&amp;[.C780]&amp;&quot;''&gt;&lt;div class=''pokemon'' style=''background-image:url(./pokemon/&quot;&amp;[.B780]&amp;&quot;.png)''&gt;&lt;span&gt;&quot;&amp;[.A780]&amp;&quot;&lt;/span&gt;&lt;/div&gt;&lt;/div&gt;&quot;" office:value-type="string" office:string-value="&lt;div class=''entry grass noshiny lucky'' title=''tsareena''&gt;&lt;div class=''pokemon'' style=''background-image:url(./pokemon/763.png)''&gt;&lt;span&gt;763&lt;/span&gt;&lt;/div&gt;&lt;/div&gt;" calcext:value-type="string">
            <text:p>&lt;div class=''entry grass noshiny lucky'' title=''tsareena''&gt;&lt;div class=''pokemon'' style=''background-image:url(./pokemon/763.png)''&gt;&lt;span&gt;76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64</text:p>
          </table:table-cell>
          <table:table-cell office:value-type="string" calcext:value-type="string">
            <text:p>comfey</text:p>
          </table:table-cell>
          <table:table-cell table:style-name="Default" office:value-type="string" calcext:value-type="string">
            <text:p>fairy</text:p>
          </table:table-cell>
          <table:table-cell table:style-name="Default"/>
          <table:table-cell office:value-type="string" calcext:value-type="string">
            <text:p>missing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781]&amp;&quot; &quot;&amp;IF(ISTEXT([.F781]); [.F781]; IF(ISTEXT([.G781]); [.G781]; &quot;shiny&quot;) &amp; IF(ISTEXT([.H781]); &quot; &quot;&amp;[.H781]; &quot; lucky&quot;))&amp;&quot;'' title=''&quot;&amp;[.C781]&amp;&quot;''&gt;&lt;div class=''pokemon'' style=''background-image:url(./pokemon/&quot;&amp;[.B781]&amp;&quot;.png)''&gt;&lt;span&gt;&quot;&amp;[.A781]&amp;&quot;&lt;/span&gt;&lt;/div&gt;&lt;/div&gt;&quot;" office:value-type="string" office:string-value="&lt;div class=''entry fairy missing'' title=''comfey''&gt;&lt;div class=''pokemon'' style=''background-image:url(./pokemon/764.png)''&gt;&lt;span&gt;764&lt;/span&gt;&lt;/div&gt;&lt;/div&gt;" calcext:value-type="string">
            <text:p>&lt;div class=''entry fairy missing'' title=''comfey''&gt;&lt;div class=''pokemon'' style=''background-image:url(./pokemon/764.png)''&gt;&lt;span&gt;76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65</text:p>
          </table:table-cell>
          <table:table-cell office:value-type="string" calcext:value-type="string">
            <text:p>oranguru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psychic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82]&amp;&quot; &quot;&amp;IF(ISTEXT([.F782]); [.F782]; IF(ISTEXT([.G782]); [.G782]; &quot;shiny&quot;) &amp; IF(ISTEXT([.H782]); &quot; &quot;&amp;[.H782]; &quot; lucky&quot;))&amp;&quot;'' title=''&quot;&amp;[.C782]&amp;&quot;''&gt;&lt;div class=''pokemon'' style=''background-image:url(./pokemon/&quot;&amp;[.B782]&amp;&quot;.png)''&gt;&lt;span&gt;&quot;&amp;[.A782]&amp;&quot;&lt;/span&gt;&lt;/div&gt;&lt;/div&gt;&quot;" office:value-type="string" office:string-value="&lt;div class=''entry normal noshiny lucky'' title=''oranguru''&gt;&lt;div class=''pokemon'' style=''background-image:url(./pokemon/765.png)''&gt;&lt;span&gt;765&lt;/span&gt;&lt;/div&gt;&lt;/div&gt;" calcext:value-type="string">
            <text:p>&lt;div class=''entry normal noshiny lucky'' title=''oranguru''&gt;&lt;div class=''pokemon'' style=''background-image:url(./pokemon/765.png)''&gt;&lt;span&gt;76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66</text:p>
          </table:table-cell>
          <table:table-cell office:value-type="string" calcext:value-type="string">
            <text:p>passimian</text:p>
          </table:table-cell>
          <table:table-cell table:style-name="Default" office:value-type="string" calcext:value-type="string">
            <text:p>fighting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83]&amp;&quot; &quot;&amp;IF(ISTEXT([.F783]); [.F783]; IF(ISTEXT([.G783]); [.G783]; &quot;shiny&quot;) &amp; IF(ISTEXT([.H783]); &quot; &quot;&amp;[.H783]; &quot; lucky&quot;))&amp;&quot;'' title=''&quot;&amp;[.C783]&amp;&quot;''&gt;&lt;div class=''pokemon'' style=''background-image:url(./pokemon/&quot;&amp;[.B783]&amp;&quot;.png)''&gt;&lt;span&gt;&quot;&amp;[.A783]&amp;&quot;&lt;/span&gt;&lt;/div&gt;&lt;/div&gt;&quot;" office:value-type="string" office:string-value="&lt;div class=''entry fighting unreleased'' title=''passimian''&gt;&lt;div class=''pokemon'' style=''background-image:url(./pokemon/766.png)''&gt;&lt;span&gt;766&lt;/span&gt;&lt;/div&gt;&lt;/div&gt;" calcext:value-type="string">
            <text:p>&lt;div class=''entry fighting unreleased'' title=''passimian''&gt;&lt;div class=''pokemon'' style=''background-image:url(./pokemon/766.png)''&gt;&lt;span&gt;76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67</text:p>
          </table:table-cell>
          <table:table-cell office:value-type="string" calcext:value-type="string">
            <text:p>wimpod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water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84]&amp;&quot; &quot;&amp;IF(ISTEXT([.F784]); [.F784]; IF(ISTEXT([.G784]); [.G784]; &quot;shiny&quot;) &amp; IF(ISTEXT([.H784]); &quot; &quot;&amp;[.H784]; &quot; lucky&quot;))&amp;&quot;'' title=''&quot;&amp;[.C784]&amp;&quot;''&gt;&lt;div class=''pokemon'' style=''background-image:url(./pokemon/&quot;&amp;[.B784]&amp;&quot;.png)''&gt;&lt;span&gt;&quot;&amp;[.A784]&amp;&quot;&lt;/span&gt;&lt;/div&gt;&lt;/div&gt;&quot;" office:value-type="string" office:string-value="&lt;div class=''entry bug noshiny lucky'' title=''wimpod''&gt;&lt;div class=''pokemon'' style=''background-image:url(./pokemon/767.png)''&gt;&lt;span&gt;767&lt;/span&gt;&lt;/div&gt;&lt;/div&gt;" calcext:value-type="string">
            <text:p>&lt;div class=''entry bug noshiny lucky'' title=''wimpod''&gt;&lt;div class=''pokemon'' style=''background-image:url(./pokemon/767.png)''&gt;&lt;span&gt;76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68</text:p>
          </table:table-cell>
          <table:table-cell office:value-type="string" calcext:value-type="string">
            <text:p>golisopod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water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85]&amp;&quot; &quot;&amp;IF(ISTEXT([.F785]); [.F785]; IF(ISTEXT([.G785]); [.G785]; &quot;shiny&quot;) &amp; IF(ISTEXT([.H785]); &quot; &quot;&amp;[.H785]; &quot; lucky&quot;))&amp;&quot;'' title=''&quot;&amp;[.C785]&amp;&quot;''&gt;&lt;div class=''pokemon'' style=''background-image:url(./pokemon/&quot;&amp;[.B785]&amp;&quot;.png)''&gt;&lt;span&gt;&quot;&amp;[.A785]&amp;&quot;&lt;/span&gt;&lt;/div&gt;&lt;/div&gt;&quot;" office:value-type="string" office:string-value="&lt;div class=''entry bug noshiny lucky'' title=''golisopod''&gt;&lt;div class=''pokemon'' style=''background-image:url(./pokemon/768.png)''&gt;&lt;span&gt;768&lt;/span&gt;&lt;/div&gt;&lt;/div&gt;" calcext:value-type="string">
            <text:p>&lt;div class=''entry bug noshiny lucky'' title=''golisopod''&gt;&lt;div class=''pokemon'' style=''background-image:url(./pokemon/768.png)''&gt;&lt;span&gt;76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69</text:p>
          </table:table-cell>
          <table:table-cell office:value-type="string" calcext:value-type="string">
            <text:p>sandygast</text:p>
          </table:table-cell>
          <table:table-cell table:style-name="Default" office:value-type="string" calcext:value-type="string">
            <text:p>ghost</text:p>
          </table:table-cell>
          <table:table-cell table:style-name="Default" office:value-type="string" calcext:value-type="string">
            <text:p>ground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86]&amp;&quot; &quot;&amp;IF(ISTEXT([.F786]); [.F786]; IF(ISTEXT([.G786]); [.G786]; &quot;shiny&quot;) &amp; IF(ISTEXT([.H786]); &quot; &quot;&amp;[.H786]; &quot; lucky&quot;))&amp;&quot;'' title=''&quot;&amp;[.C786]&amp;&quot;''&gt;&lt;div class=''pokemon'' style=''background-image:url(./pokemon/&quot;&amp;[.B786]&amp;&quot;.png)''&gt;&lt;span&gt;&quot;&amp;[.A786]&amp;&quot;&lt;/span&gt;&lt;/div&gt;&lt;/div&gt;&quot;" office:value-type="string" office:string-value="&lt;div class=''entry ghost noshiny lucky'' title=''sandygast''&gt;&lt;div class=''pokemon'' style=''background-image:url(./pokemon/769.png)''&gt;&lt;span&gt;769&lt;/span&gt;&lt;/div&gt;&lt;/div&gt;" calcext:value-type="string">
            <text:p>&lt;div class=''entry ghost noshiny lucky'' title=''sandygast''&gt;&lt;div class=''pokemon'' style=''background-image:url(./pokemon/769.png)''&gt;&lt;span&gt;76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70</text:p>
          </table:table-cell>
          <table:table-cell office:value-type="string" calcext:value-type="string">
            <text:p>palossand</text:p>
          </table:table-cell>
          <table:table-cell table:style-name="Default" office:value-type="string" calcext:value-type="string">
            <text:p>ghost</text:p>
          </table:table-cell>
          <table:table-cell table:style-name="Default" office:value-type="string" calcext:value-type="string">
            <text:p>ground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87]&amp;&quot; &quot;&amp;IF(ISTEXT([.F787]); [.F787]; IF(ISTEXT([.G787]); [.G787]; &quot;shiny&quot;) &amp; IF(ISTEXT([.H787]); &quot; &quot;&amp;[.H787]; &quot; lucky&quot;))&amp;&quot;'' title=''&quot;&amp;[.C787]&amp;&quot;''&gt;&lt;div class=''pokemon'' style=''background-image:url(./pokemon/&quot;&amp;[.B787]&amp;&quot;.png)''&gt;&lt;span&gt;&quot;&amp;[.A787]&amp;&quot;&lt;/span&gt;&lt;/div&gt;&lt;/div&gt;&quot;" office:value-type="string" office:string-value="&lt;div class=''entry ghost noshiny lucky'' title=''palossand''&gt;&lt;div class=''pokemon'' style=''background-image:url(./pokemon/770.png)''&gt;&lt;span&gt;770&lt;/span&gt;&lt;/div&gt;&lt;/div&gt;" calcext:value-type="string">
            <text:p>&lt;div class=''entry ghost noshiny lucky'' title=''palossand''&gt;&lt;div class=''pokemon'' style=''background-image:url(./pokemon/770.png)''&gt;&lt;span&gt;77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71</text:p>
          </table:table-cell>
          <table:table-cell office:value-type="string" calcext:value-type="string">
            <text:p>pyukumuku</text:p>
          </table:table-cell>
          <table:table-cell table:style-name="Default" office:value-type="string" calcext:value-type="string">
            <text:p>water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88]&amp;&quot; &quot;&amp;IF(ISTEXT([.F788]); [.F788]; IF(ISTEXT([.G788]); [.G788]; &quot;shiny&quot;) &amp; IF(ISTEXT([.H788]); &quot; &quot;&amp;[.H788]; &quot; lucky&quot;))&amp;&quot;'' title=''&quot;&amp;[.C788]&amp;&quot;''&gt;&lt;div class=''pokemon'' style=''background-image:url(./pokemon/&quot;&amp;[.B788]&amp;&quot;.png)''&gt;&lt;span&gt;&quot;&amp;[.A788]&amp;&quot;&lt;/span&gt;&lt;/div&gt;&lt;/div&gt;&quot;" office:value-type="string" office:string-value="&lt;div class=''entry water unreleased'' title=''pyukumuku''&gt;&lt;div class=''pokemon'' style=''background-image:url(./pokemon/771.png)''&gt;&lt;span&gt;771&lt;/span&gt;&lt;/div&gt;&lt;/div&gt;" calcext:value-type="string">
            <text:p>&lt;div class=''entry water unreleased'' title=''pyukumuku''&gt;&lt;div class=''pokemon'' style=''background-image:url(./pokemon/771.png)''&gt;&lt;span&gt;77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72</text:p>
          </table:table-cell>
          <table:table-cell office:value-type="string" calcext:value-type="string">
            <text:p>type: null</text:p>
          </table:table-cell>
          <table:table-cell table:style-name="Default" office:value-type="string" calcext:value-type="string">
            <text:p>normal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89]&amp;&quot; &quot;&amp;IF(ISTEXT([.F789]); [.F789]; IF(ISTEXT([.G789]); [.G789]; &quot;shiny&quot;) &amp; IF(ISTEXT([.H789]); &quot; &quot;&amp;[.H789]; &quot; lucky&quot;))&amp;&quot;'' title=''&quot;&amp;[.C789]&amp;&quot;''&gt;&lt;div class=''pokemon'' style=''background-image:url(./pokemon/&quot;&amp;[.B789]&amp;&quot;.png)''&gt;&lt;span&gt;&quot;&amp;[.A789]&amp;&quot;&lt;/span&gt;&lt;/div&gt;&lt;/div&gt;&quot;" office:value-type="string" office:string-value="&lt;div class=''entry normal unreleased'' title=''type: null''&gt;&lt;div class=''pokemon'' style=''background-image:url(./pokemon/772.png)''&gt;&lt;span&gt;772&lt;/span&gt;&lt;/div&gt;&lt;/div&gt;" calcext:value-type="string">
            <text:p>&lt;div class=''entry normal unreleased'' title=''type: null''&gt;&lt;div class=''pokemon'' style=''background-image:url(./pokemon/772.png)''&gt;&lt;span&gt;77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73</text:p>
          </table:table-cell>
          <table:table-cell office:value-type="string" calcext:value-type="string">
            <text:p>silvally</text:p>
          </table:table-cell>
          <table:table-cell table:style-name="Default" office:value-type="string" calcext:value-type="string">
            <text:p>normal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90]&amp;&quot; &quot;&amp;IF(ISTEXT([.F790]); [.F790]; IF(ISTEXT([.G790]); [.G790]; &quot;shiny&quot;) &amp; IF(ISTEXT([.H790]); &quot; &quot;&amp;[.H790]; &quot; lucky&quot;))&amp;&quot;'' title=''&quot;&amp;[.C790]&amp;&quot;''&gt;&lt;div class=''pokemon'' style=''background-image:url(./pokemon/&quot;&amp;[.B790]&amp;&quot;.png)''&gt;&lt;span&gt;&quot;&amp;[.A790]&amp;&quot;&lt;/span&gt;&lt;/div&gt;&lt;/div&gt;&quot;" office:value-type="string" office:string-value="&lt;div class=''entry normal unreleased'' title=''silvally''&gt;&lt;div class=''pokemon'' style=''background-image:url(./pokemon/773.png)''&gt;&lt;span&gt;773&lt;/span&gt;&lt;/div&gt;&lt;/div&gt;" calcext:value-type="string">
            <text:p>&lt;div class=''entry normal unreleased'' title=''silvally''&gt;&lt;div class=''pokemon'' style=''background-image:url(./pokemon/773.png)''&gt;&lt;span&gt;77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74</text:p>
          </table:table-cell>
          <table:table-cell office:value-type="string" calcext:value-type="string">
            <text:p>minior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flying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91]&amp;&quot; &quot;&amp;IF(ISTEXT([.F791]); [.F791]; IF(ISTEXT([.G791]); [.G791]; &quot;shiny&quot;) &amp; IF(ISTEXT([.H791]); &quot; &quot;&amp;[.H791]; &quot; lucky&quot;))&amp;&quot;'' title=''&quot;&amp;[.C791]&amp;&quot;''&gt;&lt;div class=''pokemon'' style=''background-image:url(./pokemon/&quot;&amp;[.B791]&amp;&quot;.png)''&gt;&lt;span&gt;&quot;&amp;[.A791]&amp;&quot;&lt;/span&gt;&lt;/div&gt;&lt;/div&gt;&quot;" office:value-type="string" office:string-value="&lt;div class=''entry rock unreleased'' title=''minior''&gt;&lt;div class=''pokemon'' style=''background-image:url(./pokemon/774.png)''&gt;&lt;span&gt;774&lt;/span&gt;&lt;/div&gt;&lt;/div&gt;" calcext:value-type="string">
            <text:p>&lt;div class=''entry rock unreleased'' title=''minior''&gt;&lt;div class=''pokemon'' style=''background-image:url(./pokemon/774.png)''&gt;&lt;span&gt;77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75</text:p>
          </table:table-cell>
          <table:table-cell office:value-type="string" calcext:value-type="string">
            <text:p>komala</text:p>
          </table:table-cell>
          <table:table-cell table:style-name="Default" office:value-type="string" calcext:value-type="string">
            <text:p>normal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92]&amp;&quot; &quot;&amp;IF(ISTEXT([.F792]); [.F792]; IF(ISTEXT([.G792]); [.G792]; &quot;shiny&quot;) &amp; IF(ISTEXT([.H792]); &quot; &quot;&amp;[.H792]; &quot; lucky&quot;))&amp;&quot;'' title=''&quot;&amp;[.C792]&amp;&quot;''&gt;&lt;div class=''pokemon'' style=''background-image:url(./pokemon/&quot;&amp;[.B792]&amp;&quot;.png)''&gt;&lt;span&gt;&quot;&amp;[.A792]&amp;&quot;&lt;/span&gt;&lt;/div&gt;&lt;/div&gt;&quot;" office:value-type="string" office:string-value="&lt;div class=''entry normal unreleased'' title=''komala''&gt;&lt;div class=''pokemon'' style=''background-image:url(./pokemon/775.png)''&gt;&lt;span&gt;775&lt;/span&gt;&lt;/div&gt;&lt;/div&gt;" calcext:value-type="string">
            <text:p>&lt;div class=''entry normal unreleased'' title=''komala''&gt;&lt;div class=''pokemon'' style=''background-image:url(./pokemon/775.png)''&gt;&lt;span&gt;77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76</text:p>
          </table:table-cell>
          <table:table-cell office:value-type="string" calcext:value-type="string">
            <text:p>turtonator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93]&amp;&quot; &quot;&amp;IF(ISTEXT([.F793]); [.F793]; IF(ISTEXT([.G793]); [.G793]; &quot;shiny&quot;) &amp; IF(ISTEXT([.H793]); &quot; &quot;&amp;[.H793]; &quot; lucky&quot;))&amp;&quot;'' title=''&quot;&amp;[.C793]&amp;&quot;''&gt;&lt;div class=''pokemon'' style=''background-image:url(./pokemon/&quot;&amp;[.B793]&amp;&quot;.png)''&gt;&lt;span&gt;&quot;&amp;[.A793]&amp;&quot;&lt;/span&gt;&lt;/div&gt;&lt;/div&gt;&quot;" office:value-type="string" office:string-value="&lt;div class=''entry fire unreleased'' title=''turtonator''&gt;&lt;div class=''pokemon'' style=''background-image:url(./pokemon/776.png)''&gt;&lt;span&gt;776&lt;/span&gt;&lt;/div&gt;&lt;/div&gt;" calcext:value-type="string">
            <text:p>&lt;div class=''entry fire unreleased'' title=''turtonator''&gt;&lt;div class=''pokemon'' style=''background-image:url(./pokemon/776.png)''&gt;&lt;span&gt;77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77</text:p>
          </table:table-cell>
          <table:table-cell office:value-type="string" calcext:value-type="string">
            <text:p>togedemaru</text:p>
          </table:table-cell>
          <table:table-cell table:style-name="Default" office:value-type="string" calcext:value-type="string">
            <text:p>electric</text:p>
          </table:table-cell>
          <table:table-cell table:style-name="Default" office:value-type="string" calcext:value-type="string">
            <text:p>steel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94]&amp;&quot; &quot;&amp;IF(ISTEXT([.F794]); [.F794]; IF(ISTEXT([.G794]); [.G794]; &quot;shiny&quot;) &amp; IF(ISTEXT([.H794]); &quot; &quot;&amp;[.H794]; &quot; lucky&quot;))&amp;&quot;'' title=''&quot;&amp;[.C794]&amp;&quot;''&gt;&lt;div class=''pokemon'' style=''background-image:url(./pokemon/&quot;&amp;[.B794]&amp;&quot;.png)''&gt;&lt;span&gt;&quot;&amp;[.A794]&amp;&quot;&lt;/span&gt;&lt;/div&gt;&lt;/div&gt;&quot;" office:value-type="string" office:string-value="&lt;div class=''entry electric noshiny lucky'' title=''togedemaru''&gt;&lt;div class=''pokemon'' style=''background-image:url(./pokemon/777.png)''&gt;&lt;span&gt;777&lt;/span&gt;&lt;/div&gt;&lt;/div&gt;" calcext:value-type="string">
            <text:p>&lt;div class=''entry electric noshiny lucky'' title=''togedemaru''&gt;&lt;div class=''pokemon'' style=''background-image:url(./pokemon/777.png)''&gt;&lt;span&gt;777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4</text:p>
          </table:table-cell>
          <table:table-cell office:value-type="string" calcext:value-type="string">
            <text:p>a074</text:p>
          </table:table-cell>
          <table:table-cell table:style-name="ce17" office:value-type="string" calcext:value-type="string">
            <text:p>alolan geodude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electric</text:p>
          </table:table-cell>
          <table:table-cell table:number-columns-repeated="4"/>
          <table:table-cell table:formula="of:=&quot;&lt;div class=''entry &quot;&amp;[.D795]&amp;&quot; &quot;&amp;IF(ISTEXT([.F795]); [.F795]; IF(ISTEXT([.G795]); [.G795]; &quot;shiny&quot;) &amp; IF(ISTEXT([.H795]); &quot; &quot;&amp;[.H795]; &quot; lucky&quot;))&amp;&quot;'' title=''&quot;&amp;[.C795]&amp;&quot;''&gt;&lt;div class=''pokemon'' style=''background-image:url(./pokemon/&quot;&amp;[.B795]&amp;&quot;.png)''&gt;&lt;span&gt;&quot;&amp;[.A795]&amp;&quot;&lt;/span&gt;&lt;/div&gt;&lt;/div&gt;&quot;" office:value-type="string" office:string-value="&lt;div class=''entry rock shiny lucky'' title=''alolan geodude''&gt;&lt;div class=''pokemon'' style=''background-image:url(./pokemon/a074.png)''&gt;&lt;span&gt;074&lt;/span&gt;&lt;/div&gt;&lt;/div&gt;" calcext:value-type="string">
            <text:p>&lt;div class=''entry rock shiny lucky'' title=''alolan geodude''&gt;&lt;div class=''pokemon'' style=''background-image:url(./pokemon/a074.png)''&gt;&lt;span&gt;074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5</text:p>
          </table:table-cell>
          <table:table-cell office:value-type="string" calcext:value-type="string">
            <text:p>a075</text:p>
          </table:table-cell>
          <table:table-cell table:style-name="ce17" office:value-type="string" calcext:value-type="string">
            <text:p>alolan graveler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electric</text:p>
          </table:table-cell>
          <table:table-cell table:number-columns-repeated="4"/>
          <table:table-cell table:formula="of:=&quot;&lt;div class=''entry &quot;&amp;[.D796]&amp;&quot; &quot;&amp;IF(ISTEXT([.F796]); [.F796]; IF(ISTEXT([.G796]); [.G796]; &quot;shiny&quot;) &amp; IF(ISTEXT([.H796]); &quot; &quot;&amp;[.H796]; &quot; lucky&quot;))&amp;&quot;'' title=''&quot;&amp;[.C796]&amp;&quot;''&gt;&lt;div class=''pokemon'' style=''background-image:url(./pokemon/&quot;&amp;[.B796]&amp;&quot;.png)''&gt;&lt;span&gt;&quot;&amp;[.A796]&amp;&quot;&lt;/span&gt;&lt;/div&gt;&lt;/div&gt;&quot;" office:value-type="string" office:string-value="&lt;div class=''entry rock shiny lucky'' title=''alolan graveler''&gt;&lt;div class=''pokemon'' style=''background-image:url(./pokemon/a075.png)''&gt;&lt;span&gt;075&lt;/span&gt;&lt;/div&gt;&lt;/div&gt;" calcext:value-type="string">
            <text:p>&lt;div class=''entry rock shiny lucky'' title=''alolan graveler''&gt;&lt;div class=''pokemon'' style=''background-image:url(./pokemon/a075.png)''&gt;&lt;span&gt;075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6</text:p>
          </table:table-cell>
          <table:table-cell office:value-type="string" calcext:value-type="string">
            <text:p>a076</text:p>
          </table:table-cell>
          <table:table-cell table:style-name="ce17" office:value-type="string" calcext:value-type="string">
            <text:p>alolan golem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electric</text:p>
          </table:table-cell>
          <table:table-cell table:number-columns-repeated="4"/>
          <table:table-cell table:formula="of:=&quot;&lt;div class=''entry &quot;&amp;[.D797]&amp;&quot; &quot;&amp;IF(ISTEXT([.F797]); [.F797]; IF(ISTEXT([.G797]); [.G797]; &quot;shiny&quot;) &amp; IF(ISTEXT([.H797]); &quot; &quot;&amp;[.H797]; &quot; lucky&quot;))&amp;&quot;'' title=''&quot;&amp;[.C797]&amp;&quot;''&gt;&lt;div class=''pokemon'' style=''background-image:url(./pokemon/&quot;&amp;[.B797]&amp;&quot;.png)''&gt;&lt;span&gt;&quot;&amp;[.A797]&amp;&quot;&lt;/span&gt;&lt;/div&gt;&lt;/div&gt;&quot;" office:value-type="string" office:string-value="&lt;div class=''entry rock shiny lucky'' title=''alolan golem''&gt;&lt;div class=''pokemon'' style=''background-image:url(./pokemon/a076.png)''&gt;&lt;span&gt;076&lt;/span&gt;&lt;/div&gt;&lt;/div&gt;" calcext:value-type="string">
            <text:p>&lt;div class=''entry rock shiny lucky'' title=''alolan golem''&gt;&lt;div class=''pokemon'' style=''background-image:url(./pokemon/a076.png)''&gt;&lt;span&gt;07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78</text:p>
          </table:table-cell>
          <table:table-cell office:value-type="string" calcext:value-type="string">
            <text:p>mimikyu</text:p>
          </table:table-cell>
          <table:table-cell table:style-name="Default" office:value-type="string" calcext:value-type="string">
            <text:p>ghost</text:p>
          </table:table-cell>
          <table:table-cell table:style-name="Default" office:value-type="string" calcext:value-type="string">
            <text:p>fairy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798]&amp;&quot; &quot;&amp;IF(ISTEXT([.F798]); [.F798]; IF(ISTEXT([.G798]); [.G798]; &quot;shiny&quot;) &amp; IF(ISTEXT([.H798]); &quot; &quot;&amp;[.H798]; &quot; lucky&quot;))&amp;&quot;'' title=''&quot;&amp;[.C798]&amp;&quot;''&gt;&lt;div class=''pokemon'' style=''background-image:url(./pokemon/&quot;&amp;[.B798]&amp;&quot;.png)''&gt;&lt;span&gt;&quot;&amp;[.A798]&amp;&quot;&lt;/span&gt;&lt;/div&gt;&lt;/div&gt;&quot;" office:value-type="string" office:string-value="&lt;div class=''entry ghost unreleased'' title=''mimikyu''&gt;&lt;div class=''pokemon'' style=''background-image:url(./pokemon/778.png)''&gt;&lt;span&gt;778&lt;/span&gt;&lt;/div&gt;&lt;/div&gt;" calcext:value-type="string">
            <text:p>&lt;div class=''entry ghost unreleased'' title=''mimikyu''&gt;&lt;div class=''pokemon'' style=''background-image:url(./pokemon/778.png)''&gt;&lt;span&gt;77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79</text:p>
          </table:table-cell>
          <table:table-cell office:value-type="string" calcext:value-type="string">
            <text:p>bruxish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psychic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799]&amp;&quot; &quot;&amp;IF(ISTEXT([.F799]); [.F799]; IF(ISTEXT([.G799]); [.G799]; &quot;shiny&quot;) &amp; IF(ISTEXT([.H799]); &quot; &quot;&amp;[.H799]; &quot; lucky&quot;))&amp;&quot;'' title=''&quot;&amp;[.C799]&amp;&quot;''&gt;&lt;div class=''pokemon'' style=''background-image:url(./pokemon/&quot;&amp;[.B799]&amp;&quot;.png)''&gt;&lt;span&gt;&quot;&amp;[.A799]&amp;&quot;&lt;/span&gt;&lt;/div&gt;&lt;/div&gt;&quot;" office:value-type="string" office:string-value="&lt;div class=''entry water noshiny lucky'' title=''bruxish''&gt;&lt;div class=''pokemon'' style=''background-image:url(./pokemon/779.png)''&gt;&lt;span&gt;779&lt;/span&gt;&lt;/div&gt;&lt;/div&gt;" calcext:value-type="string">
            <text:p>&lt;div class=''entry water noshiny lucky'' title=''bruxish''&gt;&lt;div class=''pokemon'' style=''background-image:url(./pokemon/779.png)''&gt;&lt;span&gt;77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80</text:p>
          </table:table-cell>
          <table:table-cell office:value-type="string" calcext:value-type="string">
            <text:p>drampa</text:p>
          </table:table-cell>
          <table:table-cell table:style-name="Default" office:value-type="string" calcext:value-type="string">
            <text:p>normal</text:p>
          </table:table-cell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00]&amp;&quot; &quot;&amp;IF(ISTEXT([.F800]); [.F800]; IF(ISTEXT([.G800]); [.G800]; &quot;shiny&quot;) &amp; IF(ISTEXT([.H800]); &quot; &quot;&amp;[.H800]; &quot; lucky&quot;))&amp;&quot;'' title=''&quot;&amp;[.C800]&amp;&quot;''&gt;&lt;div class=''pokemon'' style=''background-image:url(./pokemon/&quot;&amp;[.B800]&amp;&quot;.png)''&gt;&lt;span&gt;&quot;&amp;[.A800]&amp;&quot;&lt;/span&gt;&lt;/div&gt;&lt;/div&gt;&quot;" office:value-type="string" office:string-value="&lt;div class=''entry normal unreleased'' title=''drampa''&gt;&lt;div class=''pokemon'' style=''background-image:url(./pokemon/780.png)''&gt;&lt;span&gt;780&lt;/span&gt;&lt;/div&gt;&lt;/div&gt;" calcext:value-type="string">
            <text:p>&lt;div class=''entry normal unreleased'' title=''drampa''&gt;&lt;div class=''pokemon'' style=''background-image:url(./pokemon/780.png)''&gt;&lt;span&gt;780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7</text:p>
          </table:table-cell>
          <table:table-cell office:value-type="string" calcext:value-type="string">
            <text:p>a027</text:p>
          </table:table-cell>
          <table:table-cell table:style-name="ce17" office:value-type="string" calcext:value-type="string">
            <text:p>alolan sandshrew</text:p>
          </table:table-cell>
          <table:table-cell table:style-name="Default" office:value-type="string" calcext:value-type="string">
            <text:p>ice</text:p>
          </table:table-cell>
          <table:table-cell table:style-name="Default" office:value-type="string" calcext:value-type="string">
            <text:p>steel</text:p>
          </table:table-cell>
          <table:table-cell table:number-columns-repeated="4"/>
          <table:table-cell table:formula="of:=&quot;&lt;div class=''entry &quot;&amp;[.D801]&amp;&quot; &quot;&amp;IF(ISTEXT([.F801]); [.F801]; IF(ISTEXT([.G801]); [.G801]; &quot;shiny&quot;) &amp; IF(ISTEXT([.H801]); &quot; &quot;&amp;[.H801]; &quot; lucky&quot;))&amp;&quot;'' title=''&quot;&amp;[.C801]&amp;&quot;''&gt;&lt;div class=''pokemon'' style=''background-image:url(./pokemon/&quot;&amp;[.B801]&amp;&quot;.png)''&gt;&lt;span&gt;&quot;&amp;[.A801]&amp;&quot;&lt;/span&gt;&lt;/div&gt;&lt;/div&gt;&quot;" office:value-type="string" office:string-value="&lt;div class=''entry ice shiny lucky'' title=''alolan sandshrew''&gt;&lt;div class=''pokemon'' style=''background-image:url(./pokemon/a027.png)''&gt;&lt;span&gt;027&lt;/span&gt;&lt;/div&gt;&lt;/div&gt;" calcext:value-type="string">
            <text:p>&lt;div class=''entry ice shiny lucky'' title=''alolan sandshrew''&gt;&lt;div class=''pokemon'' style=''background-image:url(./pokemon/a027.png)''&gt;&lt;span&gt;027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8</text:p>
          </table:table-cell>
          <table:table-cell office:value-type="string" calcext:value-type="string">
            <text:p>a028</text:p>
          </table:table-cell>
          <table:table-cell table:style-name="ce17" office:value-type="string" calcext:value-type="string">
            <text:p>alolan sandslash</text:p>
          </table:table-cell>
          <table:table-cell table:style-name="Default" office:value-type="string" calcext:value-type="string">
            <text:p>ice</text:p>
          </table:table-cell>
          <table:table-cell table:style-name="Default" office:value-type="string" calcext:value-type="string">
            <text:p>steel</text:p>
          </table:table-cell>
          <table:table-cell table:number-columns-repeated="4"/>
          <table:table-cell table:formula="of:=&quot;&lt;div class=''entry &quot;&amp;[.D802]&amp;&quot; &quot;&amp;IF(ISTEXT([.F802]); [.F802]; IF(ISTEXT([.G802]); [.G802]; &quot;shiny&quot;) &amp; IF(ISTEXT([.H802]); &quot; &quot;&amp;[.H802]; &quot; lucky&quot;))&amp;&quot;'' title=''&quot;&amp;[.C802]&amp;&quot;''&gt;&lt;div class=''pokemon'' style=''background-image:url(./pokemon/&quot;&amp;[.B802]&amp;&quot;.png)''&gt;&lt;span&gt;&quot;&amp;[.A802]&amp;&quot;&lt;/span&gt;&lt;/div&gt;&lt;/div&gt;&quot;" office:value-type="string" office:string-value="&lt;div class=''entry ice shiny lucky'' title=''alolan sandslash''&gt;&lt;div class=''pokemon'' style=''background-image:url(./pokemon/a028.png)''&gt;&lt;span&gt;028&lt;/span&gt;&lt;/div&gt;&lt;/div&gt;" calcext:value-type="string">
            <text:p>&lt;div class=''entry ice shiny lucky'' title=''alolan sandslash''&gt;&lt;div class=''pokemon'' style=''background-image:url(./pokemon/a028.png)''&gt;&lt;span&gt;028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7</text:p>
          </table:table-cell>
          <table:table-cell office:value-type="string" calcext:value-type="string">
            <text:p>a037</text:p>
          </table:table-cell>
          <table:table-cell table:style-name="ce17" office:value-type="string" calcext:value-type="string">
            <text:p>alolan vulpix</text:p>
          </table:table-cell>
          <table:table-cell table:style-name="Default" office:value-type="string" calcext:value-type="string">
            <text:p>ice</text:p>
          </table:table-cell>
          <table:table-cell table:style-name="Default"/>
          <table:table-cell table:number-columns-repeated="4"/>
          <table:table-cell table:formula="of:=&quot;&lt;div class=''entry &quot;&amp;[.D803]&amp;&quot; &quot;&amp;IF(ISTEXT([.F803]); [.F803]; IF(ISTEXT([.G803]); [.G803]; &quot;shiny&quot;) &amp; IF(ISTEXT([.H803]); &quot; &quot;&amp;[.H803]; &quot; lucky&quot;))&amp;&quot;'' title=''&quot;&amp;[.C803]&amp;&quot;''&gt;&lt;div class=''pokemon'' style=''background-image:url(./pokemon/&quot;&amp;[.B803]&amp;&quot;.png)''&gt;&lt;span&gt;&quot;&amp;[.A803]&amp;&quot;&lt;/span&gt;&lt;/div&gt;&lt;/div&gt;&quot;" office:value-type="string" office:string-value="&lt;div class=''entry ice shiny lucky'' title=''alolan vulpix''&gt;&lt;div class=''pokemon'' style=''background-image:url(./pokemon/a037.png)''&gt;&lt;span&gt;037&lt;/span&gt;&lt;/div&gt;&lt;/div&gt;" calcext:value-type="string">
            <text:p>&lt;div class=''entry ice shiny lucky'' title=''alolan vulpix''&gt;&lt;div class=''pokemon'' style=''background-image:url(./pokemon/a037.png)''&gt;&lt;span&gt;037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8</text:p>
          </table:table-cell>
          <table:table-cell office:value-type="string" calcext:value-type="string">
            <text:p>a038</text:p>
          </table:table-cell>
          <table:table-cell table:style-name="ce17" office:value-type="string" calcext:value-type="string">
            <text:p>alolan ninetales</text:p>
          </table:table-cell>
          <table:table-cell table:style-name="Default" office:value-type="string" calcext:value-type="string">
            <text:p>ice</text:p>
          </table:table-cell>
          <table:table-cell table:style-name="Default" office:value-type="string" calcext:value-type="string">
            <text:p>fairy</text:p>
          </table:table-cell>
          <table:table-cell table:number-columns-repeated="4"/>
          <table:table-cell table:formula="of:=&quot;&lt;div class=''entry &quot;&amp;[.D804]&amp;&quot; &quot;&amp;IF(ISTEXT([.F804]); [.F804]; IF(ISTEXT([.G804]); [.G804]; &quot;shiny&quot;) &amp; IF(ISTEXT([.H804]); &quot; &quot;&amp;[.H804]; &quot; lucky&quot;))&amp;&quot;'' title=''&quot;&amp;[.C804]&amp;&quot;''&gt;&lt;div class=''pokemon'' style=''background-image:url(./pokemon/&quot;&amp;[.B804]&amp;&quot;.png)''&gt;&lt;span&gt;&quot;&amp;[.A804]&amp;&quot;&lt;/span&gt;&lt;/div&gt;&lt;/div&gt;&quot;" office:value-type="string" office:string-value="&lt;div class=''entry ice shiny lucky'' title=''alolan ninetales''&gt;&lt;div class=''pokemon'' style=''background-image:url(./pokemon/a038.png)''&gt;&lt;span&gt;038&lt;/span&gt;&lt;/div&gt;&lt;/div&gt;" calcext:value-type="string">
            <text:p>&lt;div class=''entry ice shiny lucky'' title=''alolan ninetales''&gt;&lt;div class=''pokemon'' style=''background-image:url(./pokemon/a038.png)''&gt;&lt;span&gt;03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81</text:p>
          </table:table-cell>
          <table:table-cell office:value-type="string" calcext:value-type="string">
            <text:p>dhelmise</text:p>
          </table:table-cell>
          <table:table-cell table:style-name="Default" office:value-type="string" calcext:value-type="string">
            <text:p>ghost</text:p>
          </table:table-cell>
          <table:table-cell table:style-name="Default" office:value-type="string" calcext:value-type="string">
            <text:p>grass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05]&amp;&quot; &quot;&amp;IF(ISTEXT([.F805]); [.F805]; IF(ISTEXT([.G805]); [.G805]; &quot;shiny&quot;) &amp; IF(ISTEXT([.H805]); &quot; &quot;&amp;[.H805]; &quot; lucky&quot;))&amp;&quot;'' title=''&quot;&amp;[.C805]&amp;&quot;''&gt;&lt;div class=''pokemon'' style=''background-image:url(./pokemon/&quot;&amp;[.B805]&amp;&quot;.png)''&gt;&lt;span&gt;&quot;&amp;[.A805]&amp;&quot;&lt;/span&gt;&lt;/div&gt;&lt;/div&gt;&quot;" office:value-type="string" office:string-value="&lt;div class=''entry ghost unreleased'' title=''dhelmise''&gt;&lt;div class=''pokemon'' style=''background-image:url(./pokemon/781.png)''&gt;&lt;span&gt;781&lt;/span&gt;&lt;/div&gt;&lt;/div&gt;" calcext:value-type="string">
            <text:p>&lt;div class=''entry ghost unreleased'' title=''dhelmise''&gt;&lt;div class=''pokemon'' style=''background-image:url(./pokemon/781.png)''&gt;&lt;span&gt;781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a103</text:p>
          </table:table-cell>
          <table:table-cell table:style-name="ce17" office:value-type="string" calcext:value-type="string">
            <text:p>alolan exeggutor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psychic</text:p>
          </table:table-cell>
          <table:table-cell table:number-columns-repeated="4"/>
          <table:table-cell table:formula="of:=&quot;&lt;div class=''entry &quot;&amp;[.D806]&amp;&quot; &quot;&amp;IF(ISTEXT([.F806]); [.F806]; IF(ISTEXT([.G806]); [.G806]; &quot;shiny&quot;) &amp; IF(ISTEXT([.H806]); &quot; &quot;&amp;[.H806]; &quot; lucky&quot;))&amp;&quot;'' title=''&quot;&amp;[.C806]&amp;&quot;''&gt;&lt;div class=''pokemon'' style=''background-image:url(./pokemon/&quot;&amp;[.B806]&amp;&quot;.png)''&gt;&lt;span&gt;&quot;&amp;[.A806]&amp;&quot;&lt;/span&gt;&lt;/div&gt;&lt;/div&gt;&quot;" office:value-type="string" office:string-value="&lt;div class=''entry grass shiny lucky'' title=''alolan exeggutor''&gt;&lt;div class=''pokemon'' style=''background-image:url(./pokemon/a103.png)''&gt;&lt;span&gt;103&lt;/span&gt;&lt;/div&gt;&lt;/div&gt;" calcext:value-type="string">
            <text:p>&lt;div class=''entry grass shiny lucky'' title=''alolan exeggutor''&gt;&lt;div class=''pokemon'' style=''background-image:url(./pokemon/a103.png)''&gt;&lt;span&gt;10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82</text:p>
          </table:table-cell>
          <table:table-cell office:value-type="string" calcext:value-type="string">
            <text:p>jangmo-o</text:p>
          </table:table-cell>
          <table:table-cell table:style-name="Default" office:value-type="string" calcext:value-type="string">
            <text:p>dragon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807]&amp;&quot; &quot;&amp;IF(ISTEXT([.F807]); [.F807]; IF(ISTEXT([.G807]); [.G807]; &quot;shiny&quot;) &amp; IF(ISTEXT([.H807]); &quot; &quot;&amp;[.H807]; &quot; lucky&quot;))&amp;&quot;'' title=''&quot;&amp;[.C807]&amp;&quot;''&gt;&lt;div class=''pokemon'' style=''background-image:url(./pokemon/&quot;&amp;[.B807]&amp;&quot;.png)''&gt;&lt;span&gt;&quot;&amp;[.A807]&amp;&quot;&lt;/span&gt;&lt;/div&gt;&lt;/div&gt;&quot;" office:value-type="string" office:string-value="&lt;div class=''entry dragon noshiny missinglucky'' title=''jangmo-o''&gt;&lt;div class=''pokemon'' style=''background-image:url(./pokemon/782.png)''&gt;&lt;span&gt;782&lt;/span&gt;&lt;/div&gt;&lt;/div&gt;" calcext:value-type="string">
            <text:p>&lt;div class=''entry dragon noshiny missinglucky'' title=''jangmo-o''&gt;&lt;div class=''pokemon'' style=''background-image:url(./pokemon/782.png)''&gt;&lt;span&gt;78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83</text:p>
          </table:table-cell>
          <table:table-cell office:value-type="string" calcext:value-type="string">
            <text:p>hakamo-o</text:p>
          </table:table-cell>
          <table:table-cell table:style-name="Default" office:value-type="string" calcext:value-type="string">
            <text:p>dragon</text:p>
          </table:table-cell>
          <table:table-cell table:style-name="Default" office:value-type="string" calcext:value-type="string">
            <text:p>fighting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808]&amp;&quot; &quot;&amp;IF(ISTEXT([.F808]); [.F808]; IF(ISTEXT([.G808]); [.G808]; &quot;shiny&quot;) &amp; IF(ISTEXT([.H808]); &quot; &quot;&amp;[.H808]; &quot; lucky&quot;))&amp;&quot;'' title=''&quot;&amp;[.C808]&amp;&quot;''&gt;&lt;div class=''pokemon'' style=''background-image:url(./pokemon/&quot;&amp;[.B808]&amp;&quot;.png)''&gt;&lt;span&gt;&quot;&amp;[.A808]&amp;&quot;&lt;/span&gt;&lt;/div&gt;&lt;/div&gt;&quot;" office:value-type="string" office:string-value="&lt;div class=''entry dragon noshiny missinglucky'' title=''hakamo-o''&gt;&lt;div class=''pokemon'' style=''background-image:url(./pokemon/783.png)''&gt;&lt;span&gt;783&lt;/span&gt;&lt;/div&gt;&lt;/div&gt;" calcext:value-type="string">
            <text:p>&lt;div class=''entry dragon noshiny missinglucky'' title=''hakamo-o''&gt;&lt;div class=''pokemon'' style=''background-image:url(./pokemon/783.png)''&gt;&lt;span&gt;78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84</text:p>
          </table:table-cell>
          <table:table-cell office:value-type="string" calcext:value-type="string">
            <text:p>kommo-o</text:p>
          </table:table-cell>
          <table:table-cell table:style-name="Default" office:value-type="string" calcext:value-type="string">
            <text:p>dragon</text:p>
          </table:table-cell>
          <table:table-cell table:style-name="Default" office:value-type="string" calcext:value-type="string">
            <text:p>fighting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809]&amp;&quot; &quot;&amp;IF(ISTEXT([.F809]); [.F809]; IF(ISTEXT([.G809]); [.G809]; &quot;shiny&quot;) &amp; IF(ISTEXT([.H809]); &quot; &quot;&amp;[.H809]; &quot; lucky&quot;))&amp;&quot;'' title=''&quot;&amp;[.C809]&amp;&quot;''&gt;&lt;div class=''pokemon'' style=''background-image:url(./pokemon/&quot;&amp;[.B809]&amp;&quot;.png)''&gt;&lt;span&gt;&quot;&amp;[.A809]&amp;&quot;&lt;/span&gt;&lt;/div&gt;&lt;/div&gt;&quot;" office:value-type="string" office:string-value="&lt;div class=''entry dragon noshiny missinglucky'' title=''kommo-o''&gt;&lt;div class=''pokemon'' style=''background-image:url(./pokemon/784.png)''&gt;&lt;span&gt;784&lt;/span&gt;&lt;/div&gt;&lt;/div&gt;" calcext:value-type="string">
            <text:p>&lt;div class=''entry dragon noshiny missinglucky'' title=''kommo-o''&gt;&lt;div class=''pokemon'' style=''background-image:url(./pokemon/784.png)''&gt;&lt;span&gt;78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85</text:p>
          </table:table-cell>
          <table:table-cell table:style-name="Default" office:value-type="string" calcext:value-type="string">
            <text:p>tapu koko</text:p>
          </table:table-cell>
          <table:table-cell table:style-name="Default" office:value-type="string" calcext:value-type="string">
            <text:p>electric</text:p>
          </table:table-cell>
          <table:table-cell table:style-name="Default" office:value-type="string" calcext:value-type="string">
            <text:p>fairy</text:p>
          </table:table-cell>
          <table:table-cell/>
          <table:table-cell office:value-type="string" calcext:value-type="string">
            <text:p>missing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810]&amp;&quot; &quot;&amp;IF(ISTEXT([.F810]); [.F810]; IF(ISTEXT([.G810]); [.G810]; &quot;shiny&quot;) &amp; IF(ISTEXT([.H810]); &quot; &quot;&amp;[.H810]; &quot; lucky&quot;))&amp;&quot;'' title=''&quot;&amp;[.C810]&amp;&quot;''&gt;&lt;div class=''pokemon'' style=''background-image:url(./pokemon/&quot;&amp;[.B810]&amp;&quot;.png)''&gt;&lt;span&gt;&quot;&amp;[.A810]&amp;&quot;&lt;/span&gt;&lt;/div&gt;&lt;/div&gt;&quot;" office:value-type="string" office:string-value="&lt;div class=''entry electric missingshiny missinglucky'' title=''tapu koko''&gt;&lt;div class=''pokemon'' style=''background-image:url(./pokemon/785.png)''&gt;&lt;span&gt;785&lt;/span&gt;&lt;/div&gt;&lt;/div&gt;" calcext:value-type="string">
            <text:p>&lt;div class=''entry electric missingshiny missinglucky'' title=''tapu koko''&gt;&lt;div class=''pokemon'' style=''background-image:url(./pokemon/785.png)''&gt;&lt;span&gt;78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86</text:p>
          </table:table-cell>
          <table:table-cell table:style-name="Default" office:value-type="string" calcext:value-type="string">
            <text:p>tapu lele</text:p>
          </table:table-cell>
          <table:table-cell table:style-name="Default" office:value-type="string" calcext:value-type="string">
            <text:p>psychic</text:p>
          </table:table-cell>
          <table:table-cell table:style-name="Default" office:value-type="string" calcext:value-type="string">
            <text:p>fairy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811]&amp;&quot; &quot;&amp;IF(ISTEXT([.F811]); [.F811]; IF(ISTEXT([.G811]); [.G811]; &quot;shiny&quot;) &amp; IF(ISTEXT([.H811]); &quot; &quot;&amp;[.H811]; &quot; lucky&quot;))&amp;&quot;'' title=''&quot;&amp;[.C811]&amp;&quot;''&gt;&lt;div class=''pokemon'' style=''background-image:url(./pokemon/&quot;&amp;[.B811]&amp;&quot;.png)''&gt;&lt;span&gt;&quot;&amp;[.A811]&amp;&quot;&lt;/span&gt;&lt;/div&gt;&lt;/div&gt;&quot;" office:value-type="string" office:string-value="&lt;div class=''entry psychic missingshiny lucky'' title=''tapu lele''&gt;&lt;div class=''pokemon'' style=''background-image:url(./pokemon/786.png)''&gt;&lt;span&gt;786&lt;/span&gt;&lt;/div&gt;&lt;/div&gt;" calcext:value-type="string">
            <text:p>&lt;div class=''entry psychic missingshiny lucky'' title=''tapu lele''&gt;&lt;div class=''pokemon'' style=''background-image:url(./pokemon/786.png)''&gt;&lt;span&gt;78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87</text:p>
          </table:table-cell>
          <table:table-cell table:style-name="Default" office:value-type="string" calcext:value-type="string">
            <text:p>tapu bulu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fairy</text:p>
          </table:table-cell>
          <table:table-cell/>
          <table:table-cell office:value-type="string" calcext:value-type="string">
            <text:p>missing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812]&amp;&quot; &quot;&amp;IF(ISTEXT([.F812]); [.F812]; IF(ISTEXT([.G812]); [.G812]; &quot;shiny&quot;) &amp; IF(ISTEXT([.H812]); &quot; &quot;&amp;[.H812]; &quot; lucky&quot;))&amp;&quot;'' title=''&quot;&amp;[.C812]&amp;&quot;''&gt;&lt;div class=''pokemon'' style=''background-image:url(./pokemon/&quot;&amp;[.B812]&amp;&quot;.png)''&gt;&lt;span&gt;&quot;&amp;[.A812]&amp;&quot;&lt;/span&gt;&lt;/div&gt;&lt;/div&gt;&quot;" office:value-type="string" office:string-value="&lt;div class=''entry grass missingshiny missinglucky'' title=''tapu bulu''&gt;&lt;div class=''pokemon'' style=''background-image:url(./pokemon/787.png)''&gt;&lt;span&gt;787&lt;/span&gt;&lt;/div&gt;&lt;/div&gt;" calcext:value-type="string">
            <text:p>&lt;div class=''entry grass missingshiny missinglucky'' title=''tapu bulu''&gt;&lt;div class=''pokemon'' style=''background-image:url(./pokemon/787.png)''&gt;&lt;span&gt;78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88</text:p>
          </table:table-cell>
          <table:table-cell table:style-name="Default" office:value-type="string" calcext:value-type="string">
            <text:p>tapu fini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string" calcext:value-type="string">
            <text:p>fairy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813]&amp;&quot; &quot;&amp;IF(ISTEXT([.F813]); [.F813]; IF(ISTEXT([.G813]); [.G813]; &quot;shiny&quot;) &amp; IF(ISTEXT([.H813]); &quot; &quot;&amp;[.H813]; &quot; lucky&quot;))&amp;&quot;'' title=''&quot;&amp;[.C813]&amp;&quot;''&gt;&lt;div class=''pokemon'' style=''background-image:url(./pokemon/&quot;&amp;[.B813]&amp;&quot;.png)''&gt;&lt;span&gt;&quot;&amp;[.A813]&amp;&quot;&lt;/span&gt;&lt;/div&gt;&lt;/div&gt;&quot;" office:value-type="string" office:string-value="&lt;div class=''entry water missingshiny lucky'' title=''tapu fini''&gt;&lt;div class=''pokemon'' style=''background-image:url(./pokemon/788.png)''&gt;&lt;span&gt;788&lt;/span&gt;&lt;/div&gt;&lt;/div&gt;" calcext:value-type="string">
            <text:p>&lt;div class=''entry water missingshiny lucky'' title=''tapu fini''&gt;&lt;div class=''pokemon'' style=''background-image:url(./pokemon/788.png)''&gt;&lt;span&gt;78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89</text:p>
          </table:table-cell>
          <table:table-cell office:value-type="string" calcext:value-type="string">
            <text:p>cosmog</text:p>
          </table:table-cell>
          <table:table-cell table:style-name="Default" office:value-type="string" calcext:value-type="string">
            <text:p>psychic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14]&amp;&quot; &quot;&amp;IF(ISTEXT([.F814]); [.F814]; IF(ISTEXT([.G814]); [.G814]; &quot;shiny&quot;) &amp; IF(ISTEXT([.H814]); &quot; &quot;&amp;[.H814]; &quot; lucky&quot;))&amp;&quot;'' title=''&quot;&amp;[.C814]&amp;&quot;''&gt;&lt;div class=''pokemon'' style=''background-image:url(./pokemon/&quot;&amp;[.B814]&amp;&quot;.png)''&gt;&lt;span&gt;&quot;&amp;[.A814]&amp;&quot;&lt;/span&gt;&lt;/div&gt;&lt;/div&gt;&quot;" office:value-type="string" office:string-value="&lt;div class=''entry psychic noshiny nolucky'' title=''cosmog''&gt;&lt;div class=''pokemon'' style=''background-image:url(./pokemon/789.png)''&gt;&lt;span&gt;789&lt;/span&gt;&lt;/div&gt;&lt;/div&gt;" calcext:value-type="string">
            <text:p>&lt;div class=''entry psychic noshiny nolucky'' title=''cosmog''&gt;&lt;div class=''pokemon'' style=''background-image:url(./pokemon/789.png)''&gt;&lt;span&gt;78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90</text:p>
          </table:table-cell>
          <table:table-cell office:value-type="string" calcext:value-type="string">
            <text:p>cosmoem</text:p>
          </table:table-cell>
          <table:table-cell table:style-name="Default" office:value-type="string" calcext:value-type="string">
            <text:p>psychic</text:p>
          </table:table-cell>
          <table:table-cell table:style-name="Default"/>
          <table:table-cell office:value-type="string" calcext:value-type="string">
            <text:p>missing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15]&amp;&quot; &quot;&amp;IF(ISTEXT([.F815]); [.F815]; IF(ISTEXT([.G815]); [.G815]; &quot;shiny&quot;) &amp; IF(ISTEXT([.H815]); &quot; &quot;&amp;[.H815]; &quot; lucky&quot;))&amp;&quot;'' title=''&quot;&amp;[.C815]&amp;&quot;''&gt;&lt;div class=''pokemon'' style=''background-image:url(./pokemon/&quot;&amp;[.B815]&amp;&quot;.png)''&gt;&lt;span&gt;&quot;&amp;[.A815]&amp;&quot;&lt;/span&gt;&lt;/div&gt;&lt;/div&gt;&quot;" office:value-type="string" office:string-value="&lt;div class=''entry psychic missing'' title=''cosmoem''&gt;&lt;div class=''pokemon'' style=''background-image:url(./pokemon/790.png)''&gt;&lt;span&gt;790&lt;/span&gt;&lt;/div&gt;&lt;/div&gt;" calcext:value-type="string">
            <text:p>&lt;div class=''entry psychic missing'' title=''cosmoem''&gt;&lt;div class=''pokemon'' style=''background-image:url(./pokemon/790.png)''&gt;&lt;span&gt;79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91</text:p>
          </table:table-cell>
          <table:table-cell office:value-type="string" calcext:value-type="string">
            <text:p>solgaleo</text:p>
          </table:table-cell>
          <table:table-cell table:style-name="Default" office:value-type="string" calcext:value-type="string">
            <text:p>psychic</text:p>
          </table:table-cell>
          <table:table-cell table:style-name="Default" office:value-type="string" calcext:value-type="string">
            <text:p>steel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16]&amp;&quot; &quot;&amp;IF(ISTEXT([.F816]); [.F816]; IF(ISTEXT([.G816]); [.G816]; &quot;shiny&quot;) &amp; IF(ISTEXT([.H816]); &quot; &quot;&amp;[.H816]; &quot; lucky&quot;))&amp;&quot;'' title=''&quot;&amp;[.C816]&amp;&quot;''&gt;&lt;div class=''pokemon'' style=''background-image:url(./pokemon/&quot;&amp;[.B816]&amp;&quot;.png)''&gt;&lt;span&gt;&quot;&amp;[.A816]&amp;&quot;&lt;/span&gt;&lt;/div&gt;&lt;/div&gt;&quot;" office:value-type="string" office:string-value="&lt;div class=''entry psychic missing'' title=''solgaleo''&gt;&lt;div class=''pokemon'' style=''background-image:url(./pokemon/791.png)''&gt;&lt;span&gt;791&lt;/span&gt;&lt;/div&gt;&lt;/div&gt;" calcext:value-type="string">
            <text:p>&lt;div class=''entry psychic missing'' title=''solgaleo''&gt;&lt;div class=''pokemon'' style=''background-image:url(./pokemon/791.png)''&gt;&lt;span&gt;79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92</text:p>
          </table:table-cell>
          <table:table-cell office:value-type="string" calcext:value-type="string">
            <text:p>lunala</text:p>
          </table:table-cell>
          <table:table-cell table:style-name="Default" office:value-type="string" calcext:value-type="string">
            <text:p>psychic</text:p>
          </table:table-cell>
          <table:table-cell table:style-name="Default" office:value-type="string" calcext:value-type="string">
            <text:p>ghost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17]&amp;&quot; &quot;&amp;IF(ISTEXT([.F817]); [.F817]; IF(ISTEXT([.G817]); [.G817]; &quot;shiny&quot;) &amp; IF(ISTEXT([.H817]); &quot; &quot;&amp;[.H817]; &quot; lucky&quot;))&amp;&quot;'' title=''&quot;&amp;[.C817]&amp;&quot;''&gt;&lt;div class=''pokemon'' style=''background-image:url(./pokemon/&quot;&amp;[.B817]&amp;&quot;.png)''&gt;&lt;span&gt;&quot;&amp;[.A817]&amp;&quot;&lt;/span&gt;&lt;/div&gt;&lt;/div&gt;&quot;" office:value-type="string" office:string-value="&lt;div class=''entry psychic missing'' title=''lunala''&gt;&lt;div class=''pokemon'' style=''background-image:url(./pokemon/792.png)''&gt;&lt;span&gt;792&lt;/span&gt;&lt;/div&gt;&lt;/div&gt;" calcext:value-type="string">
            <text:p>&lt;div class=''entry psychic missing'' title=''lunala''&gt;&lt;div class=''pokemon'' style=''background-image:url(./pokemon/792.png)''&gt;&lt;span&gt;79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93</text:p>
          </table:table-cell>
          <table:table-cell office:value-type="string" calcext:value-type="string">
            <text:p>nihilego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poison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818]&amp;&quot; &quot;&amp;IF(ISTEXT([.F818]); [.F818]; IF(ISTEXT([.G818]); [.G818]; &quot;shiny&quot;) &amp; IF(ISTEXT([.H818]); &quot; &quot;&amp;[.H818]; &quot; lucky&quot;))&amp;&quot;'' title=''&quot;&amp;[.C818]&amp;&quot;''&gt;&lt;div class=''pokemon'' style=''background-image:url(./pokemon/&quot;&amp;[.B818]&amp;&quot;.png)''&gt;&lt;span&gt;&quot;&amp;[.A818]&amp;&quot;&lt;/span&gt;&lt;/div&gt;&lt;/div&gt;&quot;" office:value-type="string" office:string-value="&lt;div class=''entry rock noshiny missinglucky'' title=''nihilego''&gt;&lt;div class=''pokemon'' style=''background-image:url(./pokemon/793.png)''&gt;&lt;span&gt;793&lt;/span&gt;&lt;/div&gt;&lt;/div&gt;" calcext:value-type="string">
            <text:p>&lt;div class=''entry rock noshiny missinglucky'' title=''nihilego''&gt;&lt;div class=''pokemon'' style=''background-image:url(./pokemon/793.png)''&gt;&lt;span&gt;79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94</text:p>
          </table:table-cell>
          <table:table-cell office:value-type="string" calcext:value-type="string">
            <text:p>buzzwole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fighting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819]&amp;&quot; &quot;&amp;IF(ISTEXT([.F819]); [.F819]; IF(ISTEXT([.G819]); [.G819]; &quot;shiny&quot;) &amp; IF(ISTEXT([.H819]); &quot; &quot;&amp;[.H819]; &quot; lucky&quot;))&amp;&quot;'' title=''&quot;&amp;[.C819]&amp;&quot;''&gt;&lt;div class=''pokemon'' style=''background-image:url(./pokemon/&quot;&amp;[.B819]&amp;&quot;.png)''&gt;&lt;span&gt;&quot;&amp;[.A819]&amp;&quot;&lt;/span&gt;&lt;/div&gt;&lt;/div&gt;&quot;" office:value-type="string" office:string-value="&lt;div class=''entry bug noshiny missinglucky'' title=''buzzwole''&gt;&lt;div class=''pokemon'' style=''background-image:url(./pokemon/794.png)''&gt;&lt;span&gt;794&lt;/span&gt;&lt;/div&gt;&lt;/div&gt;" calcext:value-type="string">
            <text:p>&lt;div class=''entry bug noshiny missinglucky'' title=''buzzwole''&gt;&lt;div class=''pokemon'' style=''background-image:url(./pokemon/794.png)''&gt;&lt;span&gt;79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95</text:p>
          </table:table-cell>
          <table:table-cell office:value-type="string" calcext:value-type="string">
            <text:p>pheromosa</text:p>
          </table:table-cell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fighting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820]&amp;&quot; &quot;&amp;IF(ISTEXT([.F820]); [.F820]; IF(ISTEXT([.G820]); [.G820]; &quot;shiny&quot;) &amp; IF(ISTEXT([.H820]); &quot; &quot;&amp;[.H820]; &quot; lucky&quot;))&amp;&quot;'' title=''&quot;&amp;[.C820]&amp;&quot;''&gt;&lt;div class=''pokemon'' style=''background-image:url(./pokemon/&quot;&amp;[.B820]&amp;&quot;.png)''&gt;&lt;span&gt;&quot;&amp;[.A820]&amp;&quot;&lt;/span&gt;&lt;/div&gt;&lt;/div&gt;&quot;" office:value-type="string" office:string-value="&lt;div class=''entry bug noshiny lucky'' title=''pheromosa''&gt;&lt;div class=''pokemon'' style=''background-image:url(./pokemon/795.png)''&gt;&lt;span&gt;795&lt;/span&gt;&lt;/div&gt;&lt;/div&gt;" calcext:value-type="string">
            <text:p>&lt;div class=''entry bug noshiny lucky'' title=''pheromosa''&gt;&lt;div class=''pokemon'' style=''background-image:url(./pokemon/795.png)''&gt;&lt;span&gt;79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96</text:p>
          </table:table-cell>
          <table:table-cell office:value-type="string" calcext:value-type="string">
            <text:p>xurkitree</text:p>
          </table:table-cell>
          <table:table-cell table:style-name="Default" office:value-type="string" calcext:value-type="string">
            <text:p>electric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821]&amp;&quot; &quot;&amp;IF(ISTEXT([.F821]); [.F821]; IF(ISTEXT([.G821]); [.G821]; &quot;shiny&quot;) &amp; IF(ISTEXT([.H821]); &quot; &quot;&amp;[.H821]; &quot; lucky&quot;))&amp;&quot;'' title=''&quot;&amp;[.C821]&amp;&quot;''&gt;&lt;div class=''pokemon'' style=''background-image:url(./pokemon/&quot;&amp;[.B821]&amp;&quot;.png)''&gt;&lt;span&gt;&quot;&amp;[.A821]&amp;&quot;&lt;/span&gt;&lt;/div&gt;&lt;/div&gt;&quot;" office:value-type="string" office:string-value="&lt;div class=''entry electric noshiny missinglucky'' title=''xurkitree''&gt;&lt;div class=''pokemon'' style=''background-image:url(./pokemon/796.png)''&gt;&lt;span&gt;796&lt;/span&gt;&lt;/div&gt;&lt;/div&gt;" calcext:value-type="string">
            <text:p>&lt;div class=''entry electric noshiny missinglucky'' title=''xurkitree''&gt;&lt;div class=''pokemon'' style=''background-image:url(./pokemon/796.png)''&gt;&lt;span&gt;79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97</text:p>
          </table:table-cell>
          <table:table-cell office:value-type="string" calcext:value-type="string">
            <text:p>celesteela</text:p>
          </table:table-cell>
          <table:table-cell table:style-name="Default" office:value-type="string" calcext:value-type="string">
            <text:p>steel</text:p>
          </table:table-cell>
          <table:table-cell table:style-name="Default" office:value-type="string" calcext:value-type="string">
            <text:p>flying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822]&amp;&quot; &quot;&amp;IF(ISTEXT([.F822]); [.F822]; IF(ISTEXT([.G822]); [.G822]; &quot;shiny&quot;) &amp; IF(ISTEXT([.H822]); &quot; &quot;&amp;[.H822]; &quot; lucky&quot;))&amp;&quot;'' title=''&quot;&amp;[.C822]&amp;&quot;''&gt;&lt;div class=''pokemon'' style=''background-image:url(./pokemon/&quot;&amp;[.B822]&amp;&quot;.png)''&gt;&lt;span&gt;&quot;&amp;[.A822]&amp;&quot;&lt;/span&gt;&lt;/div&gt;&lt;/div&gt;&quot;" office:value-type="string" office:string-value="&lt;div class=''entry steel noshiny missinglucky'' title=''celesteela''&gt;&lt;div class=''pokemon'' style=''background-image:url(./pokemon/797.png)''&gt;&lt;span&gt;797&lt;/span&gt;&lt;/div&gt;&lt;/div&gt;" calcext:value-type="string">
            <text:p>&lt;div class=''entry steel noshiny missinglucky'' title=''celesteela''&gt;&lt;div class=''pokemon'' style=''background-image:url(./pokemon/797.png)''&gt;&lt;span&gt;79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98</text:p>
          </table:table-cell>
          <table:table-cell office:value-type="string" calcext:value-type="string">
            <text:p>kartana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steel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823]&amp;&quot; &quot;&amp;IF(ISTEXT([.F823]); [.F823]; IF(ISTEXT([.G823]); [.G823]; &quot;shiny&quot;) &amp; IF(ISTEXT([.H823]); &quot; &quot;&amp;[.H823]; &quot; lucky&quot;))&amp;&quot;'' title=''&quot;&amp;[.C823]&amp;&quot;''&gt;&lt;div class=''pokemon'' style=''background-image:url(./pokemon/&quot;&amp;[.B823]&amp;&quot;.png)''&gt;&lt;span&gt;&quot;&amp;[.A823]&amp;&quot;&lt;/span&gt;&lt;/div&gt;&lt;/div&gt;&quot;" office:value-type="string" office:string-value="&lt;div class=''entry grass noshiny lucky'' title=''kartana''&gt;&lt;div class=''pokemon'' style=''background-image:url(./pokemon/798.png)''&gt;&lt;span&gt;798&lt;/span&gt;&lt;/div&gt;&lt;/div&gt;" calcext:value-type="string">
            <text:p>&lt;div class=''entry grass noshiny lucky'' title=''kartana''&gt;&lt;div class=''pokemon'' style=''background-image:url(./pokemon/798.png)''&gt;&lt;span&gt;79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799</text:p>
          </table:table-cell>
          <table:table-cell office:value-type="string" calcext:value-type="string">
            <text:p>guzzlord</text:p>
          </table:table-cell>
          <table:table-cell table:style-name="Default" office:value-type="string" calcext:value-type="string">
            <text:p>dark</text:p>
          </table:table-cell>
          <table:table-cell table:style-name="Default" office:value-type="string" calcext:value-type="string">
            <text:p>dragon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lucky</text:p>
          </table:table-cell>
          <table:table-cell/>
          <table:table-cell table:formula="of:=&quot;&lt;div class=''entry &quot;&amp;[.D824]&amp;&quot; &quot;&amp;IF(ISTEXT([.F824]); [.F824]; IF(ISTEXT([.G824]); [.G824]; &quot;shiny&quot;) &amp; IF(ISTEXT([.H824]); &quot; &quot;&amp;[.H824]; &quot; lucky&quot;))&amp;&quot;'' title=''&quot;&amp;[.C824]&amp;&quot;''&gt;&lt;div class=''pokemon'' style=''background-image:url(./pokemon/&quot;&amp;[.B824]&amp;&quot;.png)''&gt;&lt;span&gt;&quot;&amp;[.A824]&amp;&quot;&lt;/span&gt;&lt;/div&gt;&lt;/div&gt;&quot;" office:value-type="string" office:string-value="&lt;div class=''entry dark noshiny lucky'' title=''guzzlord''&gt;&lt;div class=''pokemon'' style=''background-image:url(./pokemon/799.png)''&gt;&lt;span&gt;799&lt;/span&gt;&lt;/div&gt;&lt;/div&gt;" calcext:value-type="string">
            <text:p>&lt;div class=''entry dark noshiny lucky'' title=''guzzlord''&gt;&lt;div class=''pokemon'' style=''background-image:url(./pokemon/799.png)''&gt;&lt;span&gt;79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00</text:p>
          </table:table-cell>
          <table:table-cell office:value-type="string" calcext:value-type="string">
            <text:p>necrozma</text:p>
          </table:table-cell>
          <table:table-cell table:style-name="Default" office:value-type="string" calcext:value-type="string">
            <text:p>psychic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25]&amp;&quot; &quot;&amp;IF(ISTEXT([.F825]); [.F825]; IF(ISTEXT([.G825]); [.G825]; &quot;shiny&quot;) &amp; IF(ISTEXT([.H825]); &quot; &quot;&amp;[.H825]; &quot; lucky&quot;))&amp;&quot;'' title=''&quot;&amp;[.C825]&amp;&quot;''&gt;&lt;div class=''pokemon'' style=''background-image:url(./pokemon/&quot;&amp;[.B825]&amp;&quot;.png)''&gt;&lt;span&gt;&quot;&amp;[.A825]&amp;&quot;&lt;/span&gt;&lt;/div&gt;&lt;/div&gt;&quot;" office:value-type="string" office:string-value="&lt;div class=''entry psychic unreleased'' title=''necrozma''&gt;&lt;div class=''pokemon'' style=''background-image:url(./pokemon/800.png)''&gt;&lt;span&gt;800&lt;/span&gt;&lt;/div&gt;&lt;/div&gt;" calcext:value-type="string">
            <text:p>&lt;div class=''entry psychic unreleased'' title=''necrozma''&gt;&lt;div class=''pokemon'' style=''background-image:url(./pokemon/800.png)''&gt;&lt;span&gt;80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01</text:p>
          </table:table-cell>
          <table:table-cell office:value-type="string" calcext:value-type="string">
            <text:p>magearna</text:p>
          </table:table-cell>
          <table:table-cell table:style-name="Default" office:value-type="string" calcext:value-type="string">
            <text:p>steel</text:p>
          </table:table-cell>
          <table:table-cell table:style-name="Default" office:value-type="string" calcext:value-type="string">
            <text:p>fairy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26]&amp;&quot; &quot;&amp;IF(ISTEXT([.F826]); [.F826]; IF(ISTEXT([.G826]); [.G826]; &quot;shiny&quot;) &amp; IF(ISTEXT([.H826]); &quot; &quot;&amp;[.H826]; &quot; lucky&quot;))&amp;&quot;'' title=''&quot;&amp;[.C826]&amp;&quot;''&gt;&lt;div class=''pokemon'' style=''background-image:url(./pokemon/&quot;&amp;[.B826]&amp;&quot;.png)''&gt;&lt;span&gt;&quot;&amp;[.A826]&amp;&quot;&lt;/span&gt;&lt;/div&gt;&lt;/div&gt;&quot;" office:value-type="string" office:string-value="&lt;div class=''entry steel unreleased'' title=''magearna''&gt;&lt;div class=''pokemon'' style=''background-image:url(./pokemon/801.png)''&gt;&lt;span&gt;801&lt;/span&gt;&lt;/div&gt;&lt;/div&gt;" calcext:value-type="string">
            <text:p>&lt;div class=''entry steel unreleased'' title=''magearna''&gt;&lt;div class=''pokemon'' style=''background-image:url(./pokemon/801.png)''&gt;&lt;span&gt;80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02</text:p>
          </table:table-cell>
          <table:table-cell office:value-type="string" calcext:value-type="string">
            <text:p>marshadow</text:p>
          </table:table-cell>
          <table:table-cell table:style-name="Default" office:value-type="string" calcext:value-type="string">
            <text:p>fighting</text:p>
          </table:table-cell>
          <table:table-cell table:style-name="Default" office:value-type="string" calcext:value-type="string">
            <text:p>ghost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27]&amp;&quot; &quot;&amp;IF(ISTEXT([.F827]); [.F827]; IF(ISTEXT([.G827]); [.G827]; &quot;shiny&quot;) &amp; IF(ISTEXT([.H827]); &quot; &quot;&amp;[.H827]; &quot; lucky&quot;))&amp;&quot;'' title=''&quot;&amp;[.C827]&amp;&quot;''&gt;&lt;div class=''pokemon'' style=''background-image:url(./pokemon/&quot;&amp;[.B827]&amp;&quot;.png)''&gt;&lt;span&gt;&quot;&amp;[.A827]&amp;&quot;&lt;/span&gt;&lt;/div&gt;&lt;/div&gt;&quot;" office:value-type="string" office:string-value="&lt;div class=''entry fighting unreleased'' title=''marshadow''&gt;&lt;div class=''pokemon'' style=''background-image:url(./pokemon/802.png)''&gt;&lt;span&gt;802&lt;/span&gt;&lt;/div&gt;&lt;/div&gt;" calcext:value-type="string">
            <text:p>&lt;div class=''entry fighting unreleased'' title=''marshadow''&gt;&lt;div class=''pokemon'' style=''background-image:url(./pokemon/802.png)''&gt;&lt;span&gt;80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03</text:p>
          </table:table-cell>
          <table:table-cell office:value-type="string" calcext:value-type="string">
            <text:p>poipole</text:p>
          </table:table-cell>
          <table:table-cell table:style-name="Default" office:value-type="string" calcext:value-type="string">
            <text:p>poison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28]&amp;&quot; &quot;&amp;IF(ISTEXT([.F828]); [.F828]; IF(ISTEXT([.G828]); [.G828]; &quot;shiny&quot;) &amp; IF(ISTEXT([.H828]); &quot; &quot;&amp;[.H828]; &quot; lucky&quot;))&amp;&quot;'' title=''&quot;&amp;[.C828]&amp;&quot;''&gt;&lt;div class=''pokemon'' style=''background-image:url(./pokemon/&quot;&amp;[.B828]&amp;&quot;.png)''&gt;&lt;span&gt;&quot;&amp;[.A828]&amp;&quot;&lt;/span&gt;&lt;/div&gt;&lt;/div&gt;&quot;" office:value-type="string" office:string-value="&lt;div class=''entry poison unreleased'' title=''poipole''&gt;&lt;div class=''pokemon'' style=''background-image:url(./pokemon/803.png)''&gt;&lt;span&gt;803&lt;/span&gt;&lt;/div&gt;&lt;/div&gt;" calcext:value-type="string">
            <text:p>&lt;div class=''entry poison unreleased'' title=''poipole''&gt;&lt;div class=''pokemon'' style=''background-image:url(./pokemon/803.png)''&gt;&lt;span&gt;80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04</text:p>
          </table:table-cell>
          <table:table-cell office:value-type="string" calcext:value-type="string">
            <text:p>naganadel</text:p>
          </table:table-cell>
          <table:table-cell table:style-name="Default" office:value-type="string" calcext:value-type="string">
            <text:p>poison</text:p>
          </table:table-cell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29]&amp;&quot; &quot;&amp;IF(ISTEXT([.F829]); [.F829]; IF(ISTEXT([.G829]); [.G829]; &quot;shiny&quot;) &amp; IF(ISTEXT([.H829]); &quot; &quot;&amp;[.H829]; &quot; lucky&quot;))&amp;&quot;'' title=''&quot;&amp;[.C829]&amp;&quot;''&gt;&lt;div class=''pokemon'' style=''background-image:url(./pokemon/&quot;&amp;[.B829]&amp;&quot;.png)''&gt;&lt;span&gt;&quot;&amp;[.A829]&amp;&quot;&lt;/span&gt;&lt;/div&gt;&lt;/div&gt;&quot;" office:value-type="string" office:string-value="&lt;div class=''entry poison unreleased'' title=''naganadel''&gt;&lt;div class=''pokemon'' style=''background-image:url(./pokemon/804.png)''&gt;&lt;span&gt;804&lt;/span&gt;&lt;/div&gt;&lt;/div&gt;" calcext:value-type="string">
            <text:p>&lt;div class=''entry poison unreleased'' title=''naganadel''&gt;&lt;div class=''pokemon'' style=''background-image:url(./pokemon/804.png)''&gt;&lt;span&gt;80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05</text:p>
          </table:table-cell>
          <table:table-cell office:value-type="string" calcext:value-type="string">
            <text:p>stakataka</text:p>
          </table:table-cell>
          <table:table-cell table:style-name="Default" office:value-type="string" calcext:value-type="string">
            <text:p>rock</text:p>
          </table:table-cell>
          <table:table-cell table:style-name="Default" office:value-type="string" calcext:value-type="string">
            <text:p>steel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30]&amp;&quot; &quot;&amp;IF(ISTEXT([.F830]); [.F830]; IF(ISTEXT([.G830]); [.G830]; &quot;shiny&quot;) &amp; IF(ISTEXT([.H830]); &quot; &quot;&amp;[.H830]; &quot; lucky&quot;))&amp;&quot;'' title=''&quot;&amp;[.C830]&amp;&quot;''&gt;&lt;div class=''pokemon'' style=''background-image:url(./pokemon/&quot;&amp;[.B830]&amp;&quot;.png)''&gt;&lt;span&gt;&quot;&amp;[.A830]&amp;&quot;&lt;/span&gt;&lt;/div&gt;&lt;/div&gt;&quot;" office:value-type="string" office:string-value="&lt;div class=''entry rock unreleased'' title=''stakataka''&gt;&lt;div class=''pokemon'' style=''background-image:url(./pokemon/805.png)''&gt;&lt;span&gt;805&lt;/span&gt;&lt;/div&gt;&lt;/div&gt;" calcext:value-type="string">
            <text:p>&lt;div class=''entry rock unreleased'' title=''stakataka''&gt;&lt;div class=''pokemon'' style=''background-image:url(./pokemon/805.png)''&gt;&lt;span&gt;80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06</text:p>
          </table:table-cell>
          <table:table-cell office:value-type="string" calcext:value-type="string">
            <text:p>blacephalon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ghost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31]&amp;&quot; &quot;&amp;IF(ISTEXT([.F831]); [.F831]; IF(ISTEXT([.G831]); [.G831]; &quot;shiny&quot;) &amp; IF(ISTEXT([.H831]); &quot; &quot;&amp;[.H831]; &quot; lucky&quot;))&amp;&quot;'' title=''&quot;&amp;[.C831]&amp;&quot;''&gt;&lt;div class=''pokemon'' style=''background-image:url(./pokemon/&quot;&amp;[.B831]&amp;&quot;.png)''&gt;&lt;span&gt;&quot;&amp;[.A831]&amp;&quot;&lt;/span&gt;&lt;/div&gt;&lt;/div&gt;&quot;" office:value-type="string" office:string-value="&lt;div class=''entry fire unreleased'' title=''blacephalon''&gt;&lt;div class=''pokemon'' style=''background-image:url(./pokemon/806.png)''&gt;&lt;span&gt;806&lt;/span&gt;&lt;/div&gt;&lt;/div&gt;" calcext:value-type="string">
            <text:p>&lt;div class=''entry fire unreleased'' title=''blacephalon''&gt;&lt;div class=''pokemon'' style=''background-image:url(./pokemon/806.png)''&gt;&lt;span&gt;80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07</text:p>
          </table:table-cell>
          <table:table-cell office:value-type="string" calcext:value-type="string">
            <text:p>zeraora</text:p>
          </table:table-cell>
          <table:table-cell table:style-name="Default" office:value-type="string" calcext:value-type="string">
            <text:p>electric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32]&amp;&quot; &quot;&amp;IF(ISTEXT([.F832]); [.F832]; IF(ISTEXT([.G832]); [.G832]; &quot;shiny&quot;) &amp; IF(ISTEXT([.H832]); &quot; &quot;&amp;[.H832]; &quot; lucky&quot;))&amp;&quot;'' title=''&quot;&amp;[.C832]&amp;&quot;''&gt;&lt;div class=''pokemon'' style=''background-image:url(./pokemon/&quot;&amp;[.B832]&amp;&quot;.png)''&gt;&lt;span&gt;&quot;&amp;[.A832]&amp;&quot;&lt;/span&gt;&lt;/div&gt;&lt;/div&gt;&quot;" office:value-type="string" office:string-value="&lt;div class=''entry electric unreleased'' title=''zeraora''&gt;&lt;div class=''pokemon'' style=''background-image:url(./pokemon/807.png)''&gt;&lt;span&gt;807&lt;/span&gt;&lt;/div&gt;&lt;/div&gt;" calcext:value-type="string">
            <text:p>&lt;div class=''entry electric unreleased'' title=''zeraora''&gt;&lt;div class=''pokemon'' style=''background-image:url(./pokemon/807.png)''&gt;&lt;span&gt;80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08</text:p>
          </table:table-cell>
          <table:table-cell office:value-type="string" calcext:value-type="string">
            <text:p>meltan</text:p>
          </table:table-cell>
          <table:table-cell table:style-name="Default" office:value-type="string" calcext:value-type="string">
            <text:p>steel</text:p>
          </table:table-cell>
          <table:table-cell table:style-name="Default"/>
          <table:table-cell table:number-columns-repeated="4"/>
          <table:table-cell table:formula="of:=&quot;&lt;div class=''entry &quot;&amp;[.D833]&amp;&quot; &quot;&amp;IF(ISTEXT([.F833]); [.F833]; IF(ISTEXT([.G833]); [.G833]; &quot;shiny&quot;) &amp; IF(ISTEXT([.H833]); &quot; &quot;&amp;[.H833]; &quot; lucky&quot;))&amp;&quot;'' title=''&quot;&amp;[.C833]&amp;&quot;''&gt;&lt;div class=''pokemon'' style=''background-image:url(./pokemon/&quot;&amp;[.B833]&amp;&quot;.png)''&gt;&lt;span&gt;&quot;&amp;[.A833]&amp;&quot;&lt;/span&gt;&lt;/div&gt;&lt;/div&gt;&quot;" office:value-type="string" office:string-value="&lt;div class=''entry steel shiny lucky'' title=''meltan''&gt;&lt;div class=''pokemon'' style=''background-image:url(./pokemon/808.png)''&gt;&lt;span&gt;808&lt;/span&gt;&lt;/div&gt;&lt;/div&gt;" calcext:value-type="string">
            <text:p>&lt;div class=''entry steel shiny lucky'' title=''meltan''&gt;&lt;div class=''pokemon'' style=''background-image:url(./pokemon/808.png)''&gt;&lt;span&gt;80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09</text:p>
          </table:table-cell>
          <table:table-cell office:value-type="string" calcext:value-type="string">
            <text:p>melmetal</text:p>
          </table:table-cell>
          <table:table-cell table:style-name="Default" office:value-type="string" calcext:value-type="string">
            <text:p>steel</text:p>
          </table:table-cell>
          <table:table-cell table:style-name="Default"/>
          <table:table-cell table:number-columns-repeated="4"/>
          <table:table-cell table:formula="of:=&quot;&lt;div class=''entry &quot;&amp;[.D834]&amp;&quot; &quot;&amp;IF(ISTEXT([.F834]); [.F834]; IF(ISTEXT([.G834]); [.G834]; &quot;shiny&quot;) &amp; IF(ISTEXT([.H834]); &quot; &quot;&amp;[.H834]; &quot; lucky&quot;))&amp;&quot;'' title=''&quot;&amp;[.C834]&amp;&quot;''&gt;&lt;div class=''pokemon'' style=''background-image:url(./pokemon/&quot;&amp;[.B834]&amp;&quot;.png)''&gt;&lt;span&gt;&quot;&amp;[.A834]&amp;&quot;&lt;/span&gt;&lt;/div&gt;&lt;/div&gt;&quot;" office:value-type="string" office:string-value="&lt;div class=''entry steel shiny lucky'' title=''melmetal''&gt;&lt;div class=''pokemon'' style=''background-image:url(./pokemon/809.png)''&gt;&lt;span&gt;809&lt;/span&gt;&lt;/div&gt;&lt;/div&gt;" calcext:value-type="string">
            <text:p>&lt;div class=''entry steel shiny lucky'' title=''melmetal''&gt;&lt;div class=''pokemon'' style=''background-image:url(./pokemon/809.png)''&gt;&lt;span&gt;809&lt;/span&gt;&lt;/div&gt;&lt;/div&gt;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 table:number-columns-spanned="9" table:number-rows-spanned="1">
            <text:p>GEN VIII (Galar)</text:p>
          </table:table-cell>
          <table:covered-table-cell table:number-columns-repeated="2" table:style-name="ce5"/>
          <table:covered-table-cell table:number-columns-repeated="2" table:style-name="ce8"/>
          <table:covered-table-cell table:style-name="ce23"/>
          <table:covered-table-cell table:style-name="ce25"/>
          <table:covered-table-cell table:style-name="ce27"/>
          <table:covered-table-cell table:style-name="ce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810</text:p>
          </table:table-cell>
          <table:table-cell table:style-name="Default" office:value-type="string" calcext:value-type="string">
            <text:p>grookey</text:p>
          </table:table-cell>
          <table:table-cell table:style-name="Default" office:value-type="string" calcext:value-type="string">
            <text:p>grass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36]&amp;&quot; &quot;&amp;IF(ISTEXT([.F836]); [.F836]; IF(ISTEXT([.G836]); [.G836]; &quot;shiny&quot;) &amp; IF(ISTEXT([.H836]); &quot; &quot;&amp;[.H836]; &quot; lucky&quot;))&amp;&quot;'' title=''&quot;&amp;[.C836]&amp;&quot;''&gt;&lt;div class=''pokemon'' style=''background-image:url(./pokemon/&quot;&amp;[.B836]&amp;&quot;.png)''&gt;&lt;span&gt;&quot;&amp;[.A836]&amp;&quot;&lt;/span&gt;&lt;/div&gt;&lt;/div&gt;&quot;" office:value-type="string" office:string-value="&lt;div class=''entry grass unreleased'' title=''grookey''&gt;&lt;div class=''pokemon'' style=''background-image:url(./pokemon/810.png)''&gt;&lt;span&gt;810&lt;/span&gt;&lt;/div&gt;&lt;/div&gt;" calcext:value-type="string">
            <text:p>&lt;div class=''entry grass unreleased'' title=''grookey''&gt;&lt;div class=''pokemon'' style=''background-image:url(./pokemon/810.png)''&gt;&lt;span&gt;81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11</text:p>
          </table:table-cell>
          <table:table-cell table:style-name="Default" office:value-type="string" calcext:value-type="string">
            <text:p>thwackey</text:p>
          </table:table-cell>
          <table:table-cell table:style-name="Default" office:value-type="string" calcext:value-type="string">
            <text:p>grass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37]&amp;&quot; &quot;&amp;IF(ISTEXT([.F837]); [.F837]; IF(ISTEXT([.G837]); [.G837]; &quot;shiny&quot;) &amp; IF(ISTEXT([.H837]); &quot; &quot;&amp;[.H837]; &quot; lucky&quot;))&amp;&quot;'' title=''&quot;&amp;[.C837]&amp;&quot;''&gt;&lt;div class=''pokemon'' style=''background-image:url(./pokemon/&quot;&amp;[.B837]&amp;&quot;.png)''&gt;&lt;span&gt;&quot;&amp;[.A837]&amp;&quot;&lt;/span&gt;&lt;/div&gt;&lt;/div&gt;&quot;" office:value-type="string" office:string-value="&lt;div class=''entry grass unreleased'' title=''thwackey''&gt;&lt;div class=''pokemon'' style=''background-image:url(./pokemon/811.png)''&gt;&lt;span&gt;811&lt;/span&gt;&lt;/div&gt;&lt;/div&gt;" calcext:value-type="string">
            <text:p>&lt;div class=''entry grass unreleased'' title=''thwackey''&gt;&lt;div class=''pokemon'' style=''background-image:url(./pokemon/811.png)''&gt;&lt;span&gt;81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12</text:p>
          </table:table-cell>
          <table:table-cell table:style-name="Default" office:value-type="string" calcext:value-type="string">
            <text:p>rillaboom</text:p>
          </table:table-cell>
          <table:table-cell table:style-name="Default" office:value-type="string" calcext:value-type="string">
            <text:p>grass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38]&amp;&quot; &quot;&amp;IF(ISTEXT([.F838]); [.F838]; IF(ISTEXT([.G838]); [.G838]; &quot;shiny&quot;) &amp; IF(ISTEXT([.H838]); &quot; &quot;&amp;[.H838]; &quot; lucky&quot;))&amp;&quot;'' title=''&quot;&amp;[.C838]&amp;&quot;''&gt;&lt;div class=''pokemon'' style=''background-image:url(./pokemon/&quot;&amp;[.B838]&amp;&quot;.png)''&gt;&lt;span&gt;&quot;&amp;[.A838]&amp;&quot;&lt;/span&gt;&lt;/div&gt;&lt;/div&gt;&quot;" office:value-type="string" office:string-value="&lt;div class=''entry grass unreleased'' title=''rillaboom''&gt;&lt;div class=''pokemon'' style=''background-image:url(./pokemon/812.png)''&gt;&lt;span&gt;812&lt;/span&gt;&lt;/div&gt;&lt;/div&gt;" calcext:value-type="string">
            <text:p>&lt;div class=''entry grass unreleased'' title=''rillaboom''&gt;&lt;div class=''pokemon'' style=''background-image:url(./pokemon/812.png)''&gt;&lt;span&gt;81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13</text:p>
          </table:table-cell>
          <table:table-cell table:style-name="Default" office:value-type="string" calcext:value-type="string">
            <text:p>scorbunny</text:p>
          </table:table-cell>
          <table:table-cell table:style-name="Default" office:value-type="string" calcext:value-type="string">
            <text:p>fire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39]&amp;&quot; &quot;&amp;IF(ISTEXT([.F839]); [.F839]; IF(ISTEXT([.G839]); [.G839]; &quot;shiny&quot;) &amp; IF(ISTEXT([.H839]); &quot; &quot;&amp;[.H839]; &quot; lucky&quot;))&amp;&quot;'' title=''&quot;&amp;[.C839]&amp;&quot;''&gt;&lt;div class=''pokemon'' style=''background-image:url(./pokemon/&quot;&amp;[.B839]&amp;&quot;.png)''&gt;&lt;span&gt;&quot;&amp;[.A839]&amp;&quot;&lt;/span&gt;&lt;/div&gt;&lt;/div&gt;&quot;" office:value-type="string" office:string-value="&lt;div class=''entry fire unreleased'' title=''scorbunny''&gt;&lt;div class=''pokemon'' style=''background-image:url(./pokemon/813.png)''&gt;&lt;span&gt;813&lt;/span&gt;&lt;/div&gt;&lt;/div&gt;" calcext:value-type="string">
            <text:p>&lt;div class=''entry fire unreleased'' title=''scorbunny''&gt;&lt;div class=''pokemon'' style=''background-image:url(./pokemon/813.png)''&gt;&lt;span&gt;81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14</text:p>
          </table:table-cell>
          <table:table-cell table:style-name="Default" office:value-type="string" calcext:value-type="string">
            <text:p>raboot</text:p>
          </table:table-cell>
          <table:table-cell table:style-name="Default" office:value-type="string" calcext:value-type="string">
            <text:p>fire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40]&amp;&quot; &quot;&amp;IF(ISTEXT([.F840]); [.F840]; IF(ISTEXT([.G840]); [.G840]; &quot;shiny&quot;) &amp; IF(ISTEXT([.H840]); &quot; &quot;&amp;[.H840]; &quot; lucky&quot;))&amp;&quot;'' title=''&quot;&amp;[.C840]&amp;&quot;''&gt;&lt;div class=''pokemon'' style=''background-image:url(./pokemon/&quot;&amp;[.B840]&amp;&quot;.png)''&gt;&lt;span&gt;&quot;&amp;[.A840]&amp;&quot;&lt;/span&gt;&lt;/div&gt;&lt;/div&gt;&quot;" office:value-type="string" office:string-value="&lt;div class=''entry fire unreleased'' title=''raboot''&gt;&lt;div class=''pokemon'' style=''background-image:url(./pokemon/814.png)''&gt;&lt;span&gt;814&lt;/span&gt;&lt;/div&gt;&lt;/div&gt;" calcext:value-type="string">
            <text:p>&lt;div class=''entry fire unreleased'' title=''raboot''&gt;&lt;div class=''pokemon'' style=''background-image:url(./pokemon/814.png)''&gt;&lt;span&gt;81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15</text:p>
          </table:table-cell>
          <table:table-cell table:style-name="Default" office:value-type="string" calcext:value-type="string">
            <text:p>cinderace</text:p>
          </table:table-cell>
          <table:table-cell table:style-name="Default" office:value-type="string" calcext:value-type="string">
            <text:p>fire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41]&amp;&quot; &quot;&amp;IF(ISTEXT([.F841]); [.F841]; IF(ISTEXT([.G841]); [.G841]; &quot;shiny&quot;) &amp; IF(ISTEXT([.H841]); &quot; &quot;&amp;[.H841]; &quot; lucky&quot;))&amp;&quot;'' title=''&quot;&amp;[.C841]&amp;&quot;''&gt;&lt;div class=''pokemon'' style=''background-image:url(./pokemon/&quot;&amp;[.B841]&amp;&quot;.png)''&gt;&lt;span&gt;&quot;&amp;[.A841]&amp;&quot;&lt;/span&gt;&lt;/div&gt;&lt;/div&gt;&quot;" office:value-type="string" office:string-value="&lt;div class=''entry fire unreleased'' title=''cinderace''&gt;&lt;div class=''pokemon'' style=''background-image:url(./pokemon/815.png)''&gt;&lt;span&gt;815&lt;/span&gt;&lt;/div&gt;&lt;/div&gt;" calcext:value-type="string">
            <text:p>&lt;div class=''entry fire unreleased'' title=''cinderace''&gt;&lt;div class=''pokemon'' style=''background-image:url(./pokemon/815.png)''&gt;&lt;span&gt;81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16</text:p>
          </table:table-cell>
          <table:table-cell office:value-type="string" calcext:value-type="string">
            <text:p>sobble</text:p>
          </table:table-cell>
          <table:table-cell office:value-type="string" calcext:value-type="string">
            <text:p>water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42]&amp;&quot; &quot;&amp;IF(ISTEXT([.F842]); [.F842]; IF(ISTEXT([.G842]); [.G842]; &quot;shiny&quot;) &amp; IF(ISTEXT([.H842]); &quot; &quot;&amp;[.H842]; &quot; lucky&quot;))&amp;&quot;'' title=''&quot;&amp;[.C842]&amp;&quot;''&gt;&lt;div class=''pokemon'' style=''background-image:url(./pokemon/&quot;&amp;[.B842]&amp;&quot;.png)''&gt;&lt;span&gt;&quot;&amp;[.A842]&amp;&quot;&lt;/span&gt;&lt;/div&gt;&lt;/div&gt;&quot;" office:value-type="string" office:string-value="&lt;div class=''entry water unreleased'' title=''sobble''&gt;&lt;div class=''pokemon'' style=''background-image:url(./pokemon/816.png)''&gt;&lt;span&gt;816&lt;/span&gt;&lt;/div&gt;&lt;/div&gt;" calcext:value-type="string">
            <text:p>&lt;div class=''entry water unreleased'' title=''sobble''&gt;&lt;div class=''pokemon'' style=''background-image:url(./pokemon/816.png)''&gt;&lt;span&gt;81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17</text:p>
          </table:table-cell>
          <table:table-cell office:value-type="string" calcext:value-type="string">
            <text:p>drizzile</text:p>
          </table:table-cell>
          <table:table-cell office:value-type="string" calcext:value-type="string">
            <text:p>water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43]&amp;&quot; &quot;&amp;IF(ISTEXT([.F843]); [.F843]; IF(ISTEXT([.G843]); [.G843]; &quot;shiny&quot;) &amp; IF(ISTEXT([.H843]); &quot; &quot;&amp;[.H843]; &quot; lucky&quot;))&amp;&quot;'' title=''&quot;&amp;[.C843]&amp;&quot;''&gt;&lt;div class=''pokemon'' style=''background-image:url(./pokemon/&quot;&amp;[.B843]&amp;&quot;.png)''&gt;&lt;span&gt;&quot;&amp;[.A843]&amp;&quot;&lt;/span&gt;&lt;/div&gt;&lt;/div&gt;&quot;" office:value-type="string" office:string-value="&lt;div class=''entry water unreleased'' title=''drizzile''&gt;&lt;div class=''pokemon'' style=''background-image:url(./pokemon/817.png)''&gt;&lt;span&gt;817&lt;/span&gt;&lt;/div&gt;&lt;/div&gt;" calcext:value-type="string">
            <text:p>&lt;div class=''entry water unreleased'' title=''drizzile''&gt;&lt;div class=''pokemon'' style=''background-image:url(./pokemon/817.png)''&gt;&lt;span&gt;81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18</text:p>
          </table:table-cell>
          <table:table-cell office:value-type="string" calcext:value-type="string">
            <text:p>inteleon</text:p>
          </table:table-cell>
          <table:table-cell office:value-type="string" calcext:value-type="string">
            <text:p>water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44]&amp;&quot; &quot;&amp;IF(ISTEXT([.F844]); [.F844]; IF(ISTEXT([.G844]); [.G844]; &quot;shiny&quot;) &amp; IF(ISTEXT([.H844]); &quot; &quot;&amp;[.H844]; &quot; lucky&quot;))&amp;&quot;'' title=''&quot;&amp;[.C844]&amp;&quot;''&gt;&lt;div class=''pokemon'' style=''background-image:url(./pokemon/&quot;&amp;[.B844]&amp;&quot;.png)''&gt;&lt;span&gt;&quot;&amp;[.A844]&amp;&quot;&lt;/span&gt;&lt;/div&gt;&lt;/div&gt;&quot;" office:value-type="string" office:string-value="&lt;div class=''entry water unreleased'' title=''inteleon''&gt;&lt;div class=''pokemon'' style=''background-image:url(./pokemon/818.png)''&gt;&lt;span&gt;818&lt;/span&gt;&lt;/div&gt;&lt;/div&gt;" calcext:value-type="string">
            <text:p>&lt;div class=''entry water unreleased'' title=''inteleon''&gt;&lt;div class=''pokemon'' style=''background-image:url(./pokemon/818.png)''&gt;&lt;span&gt;818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9</text:p>
          </table:table-cell>
          <table:table-cell office:value-type="string" calcext:value-type="string">
            <text:p>g079</text:p>
          </table:table-cell>
          <table:table-cell table:style-name="ce17" office:value-type="string" calcext:value-type="string">
            <text:p>galarian slowpoke</text:p>
          </table:table-cell>
          <table:table-cell office:value-type="string" calcext:value-type="string">
            <text:p>psychic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845]&amp;&quot; &quot;&amp;IF(ISTEXT([.F845]); [.F845]; IF(ISTEXT([.G845]); [.G845]; &quot;shiny&quot;) &amp; IF(ISTEXT([.H845]); &quot; &quot;&amp;[.H845]; &quot; lucky&quot;))&amp;&quot;'' title=''&quot;&amp;[.C845]&amp;&quot;''&gt;&lt;div class=''pokemon'' style=''background-image:url(./pokemon/&quot;&amp;[.B845]&amp;&quot;.png)''&gt;&lt;span&gt;&quot;&amp;[.A845]&amp;&quot;&lt;/span&gt;&lt;/div&gt;&lt;/div&gt;&quot;" office:value-type="string" office:string-value="&lt;div class=''entry psychic noshiny lucky'' title=''galarian slowpoke''&gt;&lt;div class=''pokemon'' style=''background-image:url(./pokemon/g079.png)''&gt;&lt;span&gt;079&lt;/span&gt;&lt;/div&gt;&lt;/div&gt;" calcext:value-type="string">
            <text:p>&lt;div class=''entry psychic noshiny lucky'' title=''galarian slowpoke''&gt;&lt;div class=''pokemon'' style=''background-image:url(./pokemon/g079.png)''&gt;&lt;span&gt;079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0</text:p>
          </table:table-cell>
          <table:table-cell office:value-type="string" calcext:value-type="string">
            <text:p>g080</text:p>
          </table:table-cell>
          <table:table-cell table:style-name="ce18" office:value-type="string" calcext:value-type="string">
            <text:p>galarian slowbro</text:p>
          </table:table-cell>
          <table:table-cell office:value-type="string" calcext:value-type="string">
            <text:p>poison</text:p>
          </table:table-cell>
          <table:table-cell table:style-name="Default" office:value-type="string" calcext:value-type="string">
            <text:p>psychic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846]&amp;&quot; &quot;&amp;IF(ISTEXT([.F846]); [.F846]; IF(ISTEXT([.G846]); [.G846]; &quot;shiny&quot;) &amp; IF(ISTEXT([.H846]); &quot; &quot;&amp;[.H846]; &quot; lucky&quot;))&amp;&quot;'' title=''&quot;&amp;[.C846]&amp;&quot;''&gt;&lt;div class=''pokemon'' style=''background-image:url(./pokemon/&quot;&amp;[.B846]&amp;&quot;.png)''&gt;&lt;span&gt;&quot;&amp;[.A846]&amp;&quot;&lt;/span&gt;&lt;/div&gt;&lt;/div&gt;&quot;" office:value-type="string" office:string-value="&lt;div class=''entry poison noshiny lucky'' title=''galarian slowbro''&gt;&lt;div class=''pokemon'' style=''background-image:url(./pokemon/g080.png)''&gt;&lt;span&gt;080&lt;/span&gt;&lt;/div&gt;&lt;/div&gt;" calcext:value-type="string">
            <text:p>&lt;div class=''entry poison noshiny lucky'' title=''galarian slowbro''&gt;&lt;div class=''pokemon'' style=''background-image:url(./pokemon/g080.png)''&gt;&lt;span&gt;080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g199</text:p>
          </table:table-cell>
          <table:table-cell table:style-name="ce17" office:value-type="string" calcext:value-type="string">
            <text:p>galarian slowking</text:p>
          </table:table-cell>
          <table:table-cell office:value-type="string" calcext:value-type="string">
            <text:p>poison</text:p>
          </table:table-cell>
          <table:table-cell table:style-name="Default" office:value-type="string" calcext:value-type="string">
            <text:p>psychic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847]&amp;&quot; &quot;&amp;IF(ISTEXT([.F847]); [.F847]; IF(ISTEXT([.G847]); [.G847]; &quot;shiny&quot;) &amp; IF(ISTEXT([.H847]); &quot; &quot;&amp;[.H847]; &quot; lucky&quot;))&amp;&quot;'' title=''&quot;&amp;[.C847]&amp;&quot;''&gt;&lt;div class=''pokemon'' style=''background-image:url(./pokemon/&quot;&amp;[.B847]&amp;&quot;.png)''&gt;&lt;span&gt;&quot;&amp;[.A847]&amp;&quot;&lt;/span&gt;&lt;/div&gt;&lt;/div&gt;&quot;" office:value-type="string" office:string-value="&lt;div class=''entry poison noshiny lucky'' title=''galarian slowking''&gt;&lt;div class=''pokemon'' style=''background-image:url(./pokemon/g199.png)''&gt;&lt;span&gt;199&lt;/span&gt;&lt;/div&gt;&lt;/div&gt;" calcext:value-type="string">
            <text:p>&lt;div class=''entry poison noshiny lucky'' title=''galarian slowking''&gt;&lt;div class=''pokemon'' style=''background-image:url(./pokemon/g199.png)''&gt;&lt;span&gt;19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19</text:p>
          </table:table-cell>
          <table:table-cell office:value-type="string" calcext:value-type="string">
            <text:p>skwovet</text:p>
          </table:table-cell>
          <table:table-cell office:value-type="string" calcext:value-type="string">
            <text:p>normal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848]&amp;&quot; &quot;&amp;IF(ISTEXT([.F848]); [.F848]; IF(ISTEXT([.G848]); [.G848]; &quot;shiny&quot;) &amp; IF(ISTEXT([.H848]); &quot; &quot;&amp;[.H848]; &quot; lucky&quot;))&amp;&quot;'' title=''&quot;&amp;[.C848]&amp;&quot;''&gt;&lt;div class=''pokemon'' style=''background-image:url(./pokemon/&quot;&amp;[.B848]&amp;&quot;.png)''&gt;&lt;span&gt;&quot;&amp;[.A848]&amp;&quot;&lt;/span&gt;&lt;/div&gt;&lt;/div&gt;&quot;" office:value-type="string" office:string-value="&lt;div class=''entry normal noshiny lucky'' title=''skwovet''&gt;&lt;div class=''pokemon'' style=''background-image:url(./pokemon/819.png)''&gt;&lt;span&gt;819&lt;/span&gt;&lt;/div&gt;&lt;/div&gt;" calcext:value-type="string">
            <text:p>&lt;div class=''entry normal noshiny lucky'' title=''skwovet''&gt;&lt;div class=''pokemon'' style=''background-image:url(./pokemon/819.png)''&gt;&lt;span&gt;81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20</text:p>
          </table:table-cell>
          <table:table-cell office:value-type="string" calcext:value-type="string">
            <text:p>greedent</text:p>
          </table:table-cell>
          <table:table-cell office:value-type="string" calcext:value-type="string">
            <text:p>normal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849]&amp;&quot; &quot;&amp;IF(ISTEXT([.F849]); [.F849]; IF(ISTEXT([.G849]); [.G849]; &quot;shiny&quot;) &amp; IF(ISTEXT([.H849]); &quot; &quot;&amp;[.H849]; &quot; lucky&quot;))&amp;&quot;'' title=''&quot;&amp;[.C849]&amp;&quot;''&gt;&lt;div class=''pokemon'' style=''background-image:url(./pokemon/&quot;&amp;[.B849]&amp;&quot;.png)''&gt;&lt;span&gt;&quot;&amp;[.A849]&amp;&quot;&lt;/span&gt;&lt;/div&gt;&lt;/div&gt;&quot;" office:value-type="string" office:string-value="&lt;div class=''entry normal noshiny lucky'' title=''greedent''&gt;&lt;div class=''pokemon'' style=''background-image:url(./pokemon/820.png)''&gt;&lt;span&gt;820&lt;/span&gt;&lt;/div&gt;&lt;/div&gt;" calcext:value-type="string">
            <text:p>&lt;div class=''entry normal noshiny lucky'' title=''greedent''&gt;&lt;div class=''pokemon'' style=''background-image:url(./pokemon/820.png)''&gt;&lt;span&gt;82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21</text:p>
          </table:table-cell>
          <table:table-cell office:value-type="string" calcext:value-type="string">
            <text:p>rookidee</text:p>
          </table:table-cell>
          <table:table-cell office:value-type="string" calcext:value-type="string">
            <text:p>flying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50]&amp;&quot; &quot;&amp;IF(ISTEXT([.F850]); [.F850]; IF(ISTEXT([.G850]); [.G850]; &quot;shiny&quot;) &amp; IF(ISTEXT([.H850]); &quot; &quot;&amp;[.H850]; &quot; lucky&quot;))&amp;&quot;'' title=''&quot;&amp;[.C850]&amp;&quot;''&gt;&lt;div class=''pokemon'' style=''background-image:url(./pokemon/&quot;&amp;[.B850]&amp;&quot;.png)''&gt;&lt;span&gt;&quot;&amp;[.A850]&amp;&quot;&lt;/span&gt;&lt;/div&gt;&lt;/div&gt;&quot;" office:value-type="string" office:string-value="&lt;div class=''entry flying unreleased'' title=''rookidee''&gt;&lt;div class=''pokemon'' style=''background-image:url(./pokemon/821.png)''&gt;&lt;span&gt;821&lt;/span&gt;&lt;/div&gt;&lt;/div&gt;" calcext:value-type="string">
            <text:p>&lt;div class=''entry flying unreleased'' title=''rookidee''&gt;&lt;div class=''pokemon'' style=''background-image:url(./pokemon/821.png)''&gt;&lt;span&gt;82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22</text:p>
          </table:table-cell>
          <table:table-cell office:value-type="string" calcext:value-type="string">
            <text:p>corvisquire</text:p>
          </table:table-cell>
          <table:table-cell office:value-type="string" calcext:value-type="string">
            <text:p>flying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51]&amp;&quot; &quot;&amp;IF(ISTEXT([.F851]); [.F851]; IF(ISTEXT([.G851]); [.G851]; &quot;shiny&quot;) &amp; IF(ISTEXT([.H851]); &quot; &quot;&amp;[.H851]; &quot; lucky&quot;))&amp;&quot;'' title=''&quot;&amp;[.C851]&amp;&quot;''&gt;&lt;div class=''pokemon'' style=''background-image:url(./pokemon/&quot;&amp;[.B851]&amp;&quot;.png)''&gt;&lt;span&gt;&quot;&amp;[.A851]&amp;&quot;&lt;/span&gt;&lt;/div&gt;&lt;/div&gt;&quot;" office:value-type="string" office:string-value="&lt;div class=''entry flying unreleased'' title=''corvisquire''&gt;&lt;div class=''pokemon'' style=''background-image:url(./pokemon/822.png)''&gt;&lt;span&gt;822&lt;/span&gt;&lt;/div&gt;&lt;/div&gt;" calcext:value-type="string">
            <text:p>&lt;div class=''entry flying unreleased'' title=''corvisquire''&gt;&lt;div class=''pokemon'' style=''background-image:url(./pokemon/822.png)''&gt;&lt;span&gt;82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23</text:p>
          </table:table-cell>
          <table:table-cell office:value-type="string" calcext:value-type="string">
            <text:p>corviknight</text:p>
          </table:table-cell>
          <table:table-cell office:value-type="string" calcext:value-type="string">
            <text:p>flying</text:p>
          </table:table-cell>
          <table:table-cell table:style-name="Default" office:value-type="string" calcext:value-type="string">
            <text:p>steel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52]&amp;&quot; &quot;&amp;IF(ISTEXT([.F852]); [.F852]; IF(ISTEXT([.G852]); [.G852]; &quot;shiny&quot;) &amp; IF(ISTEXT([.H852]); &quot; &quot;&amp;[.H852]; &quot; lucky&quot;))&amp;&quot;'' title=''&quot;&amp;[.C852]&amp;&quot;''&gt;&lt;div class=''pokemon'' style=''background-image:url(./pokemon/&quot;&amp;[.B852]&amp;&quot;.png)''&gt;&lt;span&gt;&quot;&amp;[.A852]&amp;&quot;&lt;/span&gt;&lt;/div&gt;&lt;/div&gt;&quot;" office:value-type="string" office:string-value="&lt;div class=''entry flying unreleased'' title=''corviknight''&gt;&lt;div class=''pokemon'' style=''background-image:url(./pokemon/823.png)''&gt;&lt;span&gt;823&lt;/span&gt;&lt;/div&gt;&lt;/div&gt;" calcext:value-type="string">
            <text:p>&lt;div class=''entry flying unreleased'' title=''corviknight''&gt;&lt;div class=''pokemon'' style=''background-image:url(./pokemon/823.png)''&gt;&lt;span&gt;82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24</text:p>
          </table:table-cell>
          <table:table-cell office:value-type="string" calcext:value-type="string">
            <text:p>blipbug</text:p>
          </table:table-cell>
          <table:table-cell office:value-type="string" calcext:value-type="string">
            <text:p>bug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53]&amp;&quot; &quot;&amp;IF(ISTEXT([.F853]); [.F853]; IF(ISTEXT([.G853]); [.G853]; &quot;shiny&quot;) &amp; IF(ISTEXT([.H853]); &quot; &quot;&amp;[.H853]; &quot; lucky&quot;))&amp;&quot;'' title=''&quot;&amp;[.C853]&amp;&quot;''&gt;&lt;div class=''pokemon'' style=''background-image:url(./pokemon/&quot;&amp;[.B853]&amp;&quot;.png)''&gt;&lt;span&gt;&quot;&amp;[.A853]&amp;&quot;&lt;/span&gt;&lt;/div&gt;&lt;/div&gt;&quot;" office:value-type="string" office:string-value="&lt;div class=''entry bug unreleased'' title=''blipbug''&gt;&lt;div class=''pokemon'' style=''background-image:url(./pokemon/824.png)''&gt;&lt;span&gt;824&lt;/span&gt;&lt;/div&gt;&lt;/div&gt;" calcext:value-type="string">
            <text:p>&lt;div class=''entry bug unreleased'' title=''blipbug''&gt;&lt;div class=''pokemon'' style=''background-image:url(./pokemon/824.png)''&gt;&lt;span&gt;82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25</text:p>
          </table:table-cell>
          <table:table-cell office:value-type="string" calcext:value-type="string">
            <text:p>dottler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psychic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54]&amp;&quot; &quot;&amp;IF(ISTEXT([.F854]); [.F854]; IF(ISTEXT([.G854]); [.G854]; &quot;shiny&quot;) &amp; IF(ISTEXT([.H854]); &quot; &quot;&amp;[.H854]; &quot; lucky&quot;))&amp;&quot;'' title=''&quot;&amp;[.C854]&amp;&quot;''&gt;&lt;div class=''pokemon'' style=''background-image:url(./pokemon/&quot;&amp;[.B854]&amp;&quot;.png)''&gt;&lt;span&gt;&quot;&amp;[.A854]&amp;&quot;&lt;/span&gt;&lt;/div&gt;&lt;/div&gt;&quot;" office:value-type="string" office:string-value="&lt;div class=''entry bug unreleased'' title=''dottler''&gt;&lt;div class=''pokemon'' style=''background-image:url(./pokemon/825.png)''&gt;&lt;span&gt;825&lt;/span&gt;&lt;/div&gt;&lt;/div&gt;" calcext:value-type="string">
            <text:p>&lt;div class=''entry bug unreleased'' title=''dottler''&gt;&lt;div class=''pokemon'' style=''background-image:url(./pokemon/825.png)''&gt;&lt;span&gt;82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26</text:p>
          </table:table-cell>
          <table:table-cell office:value-type="string" calcext:value-type="string">
            <text:p>orbeetle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psychic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55]&amp;&quot; &quot;&amp;IF(ISTEXT([.F855]); [.F855]; IF(ISTEXT([.G855]); [.G855]; &quot;shiny&quot;) &amp; IF(ISTEXT([.H855]); &quot; &quot;&amp;[.H855]; &quot; lucky&quot;))&amp;&quot;'' title=''&quot;&amp;[.C855]&amp;&quot;''&gt;&lt;div class=''pokemon'' style=''background-image:url(./pokemon/&quot;&amp;[.B855]&amp;&quot;.png)''&gt;&lt;span&gt;&quot;&amp;[.A855]&amp;&quot;&lt;/span&gt;&lt;/div&gt;&lt;/div&gt;&quot;" office:value-type="string" office:string-value="&lt;div class=''entry bug unreleased'' title=''orbeetle''&gt;&lt;div class=''pokemon'' style=''background-image:url(./pokemon/826.png)''&gt;&lt;span&gt;826&lt;/span&gt;&lt;/div&gt;&lt;/div&gt;" calcext:value-type="string">
            <text:p>&lt;div class=''entry bug unreleased'' title=''orbeetle''&gt;&lt;div class=''pokemon'' style=''background-image:url(./pokemon/826.png)''&gt;&lt;span&gt;82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27</text:p>
          </table:table-cell>
          <table:table-cell office:value-type="string" calcext:value-type="string">
            <text:p>nickit</text:p>
          </table:table-cell>
          <table:table-cell office:value-type="string" calcext:value-type="string">
            <text:p>dark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56]&amp;&quot; &quot;&amp;IF(ISTEXT([.F856]); [.F856]; IF(ISTEXT([.G856]); [.G856]; &quot;shiny&quot;) &amp; IF(ISTEXT([.H856]); &quot; &quot;&amp;[.H856]; &quot; lucky&quot;))&amp;&quot;'' title=''&quot;&amp;[.C856]&amp;&quot;''&gt;&lt;div class=''pokemon'' style=''background-image:url(./pokemon/&quot;&amp;[.B856]&amp;&quot;.png)''&gt;&lt;span&gt;&quot;&amp;[.A856]&amp;&quot;&lt;/span&gt;&lt;/div&gt;&lt;/div&gt;&quot;" office:value-type="string" office:string-value="&lt;div class=''entry dark unreleased'' title=''nickit''&gt;&lt;div class=''pokemon'' style=''background-image:url(./pokemon/827.png)''&gt;&lt;span&gt;827&lt;/span&gt;&lt;/div&gt;&lt;/div&gt;" calcext:value-type="string">
            <text:p>&lt;div class=''entry dark unreleased'' title=''nickit''&gt;&lt;div class=''pokemon'' style=''background-image:url(./pokemon/827.png)''&gt;&lt;span&gt;82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28</text:p>
          </table:table-cell>
          <table:table-cell office:value-type="string" calcext:value-type="string">
            <text:p>thievul</text:p>
          </table:table-cell>
          <table:table-cell office:value-type="string" calcext:value-type="string">
            <text:p>dark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57]&amp;&quot; &quot;&amp;IF(ISTEXT([.F857]); [.F857]; IF(ISTEXT([.G857]); [.G857]; &quot;shiny&quot;) &amp; IF(ISTEXT([.H857]); &quot; &quot;&amp;[.H857]; &quot; lucky&quot;))&amp;&quot;'' title=''&quot;&amp;[.C857]&amp;&quot;''&gt;&lt;div class=''pokemon'' style=''background-image:url(./pokemon/&quot;&amp;[.B857]&amp;&quot;.png)''&gt;&lt;span&gt;&quot;&amp;[.A857]&amp;&quot;&lt;/span&gt;&lt;/div&gt;&lt;/div&gt;&quot;" office:value-type="string" office:string-value="&lt;div class=''entry dark unreleased'' title=''thievul''&gt;&lt;div class=''pokemon'' style=''background-image:url(./pokemon/828.png)''&gt;&lt;span&gt;828&lt;/span&gt;&lt;/div&gt;&lt;/div&gt;" calcext:value-type="string">
            <text:p>&lt;div class=''entry dark unreleased'' title=''thievul''&gt;&lt;div class=''pokemon'' style=''background-image:url(./pokemon/828.png)''&gt;&lt;span&gt;82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29</text:p>
          </table:table-cell>
          <table:table-cell office:value-type="string" calcext:value-type="string">
            <text:p>gossifleur</text:p>
          </table:table-cell>
          <table:table-cell office:value-type="string" calcext:value-type="string">
            <text:p>grass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58]&amp;&quot; &quot;&amp;IF(ISTEXT([.F858]); [.F858]; IF(ISTEXT([.G858]); [.G858]; &quot;shiny&quot;) &amp; IF(ISTEXT([.H858]); &quot; &quot;&amp;[.H858]; &quot; lucky&quot;))&amp;&quot;'' title=''&quot;&amp;[.C858]&amp;&quot;''&gt;&lt;div class=''pokemon'' style=''background-image:url(./pokemon/&quot;&amp;[.B858]&amp;&quot;.png)''&gt;&lt;span&gt;&quot;&amp;[.A858]&amp;&quot;&lt;/span&gt;&lt;/div&gt;&lt;/div&gt;&quot;" office:value-type="string" office:string-value="&lt;div class=''entry grass unreleased'' title=''gossifleur''&gt;&lt;div class=''pokemon'' style=''background-image:url(./pokemon/829.png)''&gt;&lt;span&gt;829&lt;/span&gt;&lt;/div&gt;&lt;/div&gt;" calcext:value-type="string">
            <text:p>&lt;div class=''entry grass unreleased'' title=''gossifleur''&gt;&lt;div class=''pokemon'' style=''background-image:url(./pokemon/829.png)''&gt;&lt;span&gt;82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30</text:p>
          </table:table-cell>
          <table:table-cell office:value-type="string" calcext:value-type="string">
            <text:p>eldegoss</text:p>
          </table:table-cell>
          <table:table-cell office:value-type="string" calcext:value-type="string">
            <text:p>grass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59]&amp;&quot; &quot;&amp;IF(ISTEXT([.F859]); [.F859]; IF(ISTEXT([.G859]); [.G859]; &quot;shiny&quot;) &amp; IF(ISTEXT([.H859]); &quot; &quot;&amp;[.H859]; &quot; lucky&quot;))&amp;&quot;'' title=''&quot;&amp;[.C859]&amp;&quot;''&gt;&lt;div class=''pokemon'' style=''background-image:url(./pokemon/&quot;&amp;[.B859]&amp;&quot;.png)''&gt;&lt;span&gt;&quot;&amp;[.A859]&amp;&quot;&lt;/span&gt;&lt;/div&gt;&lt;/div&gt;&quot;" office:value-type="string" office:string-value="&lt;div class=''entry grass unreleased'' title=''eldegoss''&gt;&lt;div class=''pokemon'' style=''background-image:url(./pokemon/830.png)''&gt;&lt;span&gt;830&lt;/span&gt;&lt;/div&gt;&lt;/div&gt;" calcext:value-type="string">
            <text:p>&lt;div class=''entry grass unreleased'' title=''eldegoss''&gt;&lt;div class=''pokemon'' style=''background-image:url(./pokemon/830.png)''&gt;&lt;span&gt;83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31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normal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860]&amp;&quot; &quot;&amp;IF(ISTEXT([.F860]); [.F860]; IF(ISTEXT([.G860]); [.G860]; &quot;shiny&quot;) &amp; IF(ISTEXT([.H860]); &quot; &quot;&amp;[.H860]; &quot; lucky&quot;))&amp;&quot;'' title=''&quot;&amp;[.C860]&amp;&quot;''&gt;&lt;div class=''pokemon'' style=''background-image:url(./pokemon/&quot;&amp;[.B860]&amp;&quot;.png)''&gt;&lt;span&gt;&quot;&amp;[.A860]&amp;&quot;&lt;/span&gt;&lt;/div&gt;&lt;/div&gt;&quot;" office:value-type="string" office:string-value="&lt;div class=''entry normal noshiny lucky'' title=''wooloo''&gt;&lt;div class=''pokemon'' style=''background-image:url(./pokemon/831.png)''&gt;&lt;span&gt;831&lt;/span&gt;&lt;/div&gt;&lt;/div&gt;" calcext:value-type="string">
            <text:p>&lt;div class=''entry normal noshiny lucky'' title=''wooloo''&gt;&lt;div class=''pokemon'' style=''background-image:url(./pokemon/831.png)''&gt;&lt;span&gt;83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32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normal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861]&amp;&quot; &quot;&amp;IF(ISTEXT([.F861]); [.F861]; IF(ISTEXT([.G861]); [.G861]; &quot;shiny&quot;) &amp; IF(ISTEXT([.H861]); &quot; &quot;&amp;[.H861]; &quot; lucky&quot;))&amp;&quot;'' title=''&quot;&amp;[.C861]&amp;&quot;''&gt;&lt;div class=''pokemon'' style=''background-image:url(./pokemon/&quot;&amp;[.B861]&amp;&quot;.png)''&gt;&lt;span&gt;&quot;&amp;[.A861]&amp;&quot;&lt;/span&gt;&lt;/div&gt;&lt;/div&gt;&quot;" office:value-type="string" office:string-value="&lt;div class=''entry normal noshiny missinglucky'' title=''dubwool''&gt;&lt;div class=''pokemon'' style=''background-image:url(./pokemon/832.png)''&gt;&lt;span&gt;832&lt;/span&gt;&lt;/div&gt;&lt;/div&gt;" calcext:value-type="string">
            <text:p>&lt;div class=''entry normal noshiny missinglucky'' title=''dubwool''&gt;&lt;div class=''pokemon'' style=''background-image:url(./pokemon/832.png)''&gt;&lt;span&gt;83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33</text:p>
          </table:table-cell>
          <table:table-cell office:value-type="string" calcext:value-type="string">
            <text:p>chewtle</text:p>
          </table:table-cell>
          <table:table-cell office:value-type="string" calcext:value-type="string">
            <text:p>water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62]&amp;&quot; &quot;&amp;IF(ISTEXT([.F862]); [.F862]; IF(ISTEXT([.G862]); [.G862]; &quot;shiny&quot;) &amp; IF(ISTEXT([.H862]); &quot; &quot;&amp;[.H862]; &quot; lucky&quot;))&amp;&quot;'' title=''&quot;&amp;[.C862]&amp;&quot;''&gt;&lt;div class=''pokemon'' style=''background-image:url(./pokemon/&quot;&amp;[.B862]&amp;&quot;.png)''&gt;&lt;span&gt;&quot;&amp;[.A862]&amp;&quot;&lt;/span&gt;&lt;/div&gt;&lt;/div&gt;&quot;" office:value-type="string" office:string-value="&lt;div class=''entry water unreleased'' title=''chewtle''&gt;&lt;div class=''pokemon'' style=''background-image:url(./pokemon/833.png)''&gt;&lt;span&gt;833&lt;/span&gt;&lt;/div&gt;&lt;/div&gt;" calcext:value-type="string">
            <text:p>&lt;div class=''entry water unreleased'' title=''chewtle''&gt;&lt;div class=''pokemon'' style=''background-image:url(./pokemon/833.png)''&gt;&lt;span&gt;83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34</text:p>
          </table:table-cell>
          <table:table-cell office:value-type="string" calcext:value-type="string">
            <text:p>drednaw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rock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63]&amp;&quot; &quot;&amp;IF(ISTEXT([.F863]); [.F863]; IF(ISTEXT([.G863]); [.G863]; &quot;shiny&quot;) &amp; IF(ISTEXT([.H863]); &quot; &quot;&amp;[.H863]; &quot; lucky&quot;))&amp;&quot;'' title=''&quot;&amp;[.C863]&amp;&quot;''&gt;&lt;div class=''pokemon'' style=''background-image:url(./pokemon/&quot;&amp;[.B863]&amp;&quot;.png)''&gt;&lt;span&gt;&quot;&amp;[.A863]&amp;&quot;&lt;/span&gt;&lt;/div&gt;&lt;/div&gt;&quot;" office:value-type="string" office:string-value="&lt;div class=''entry water unreleased'' title=''drednaw''&gt;&lt;div class=''pokemon'' style=''background-image:url(./pokemon/834.png)''&gt;&lt;span&gt;834&lt;/span&gt;&lt;/div&gt;&lt;/div&gt;" calcext:value-type="string">
            <text:p>&lt;div class=''entry water unreleased'' title=''drednaw''&gt;&lt;div class=''pokemon'' style=''background-image:url(./pokemon/834.png)''&gt;&lt;span&gt;83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35</text:p>
          </table:table-cell>
          <table:table-cell office:value-type="string" calcext:value-type="string">
            <text:p>yamper</text:p>
          </table:table-cell>
          <table:table-cell office:value-type="string" calcext:value-type="string">
            <text:p>electric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64]&amp;&quot; &quot;&amp;IF(ISTEXT([.F864]); [.F864]; IF(ISTEXT([.G864]); [.G864]; &quot;shiny&quot;) &amp; IF(ISTEXT([.H864]); &quot; &quot;&amp;[.H864]; &quot; lucky&quot;))&amp;&quot;'' title=''&quot;&amp;[.C864]&amp;&quot;''&gt;&lt;div class=''pokemon'' style=''background-image:url(./pokemon/&quot;&amp;[.B864]&amp;&quot;.png)''&gt;&lt;span&gt;&quot;&amp;[.A864]&amp;&quot;&lt;/span&gt;&lt;/div&gt;&lt;/div&gt;&quot;" office:value-type="string" office:string-value="&lt;div class=''entry electric unreleased'' title=''yamper''&gt;&lt;div class=''pokemon'' style=''background-image:url(./pokemon/835.png)''&gt;&lt;span&gt;835&lt;/span&gt;&lt;/div&gt;&lt;/div&gt;" calcext:value-type="string">
            <text:p>&lt;div class=''entry electric unreleased'' title=''yamper''&gt;&lt;div class=''pokemon'' style=''background-image:url(./pokemon/835.png)''&gt;&lt;span&gt;83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36</text:p>
          </table:table-cell>
          <table:table-cell office:value-type="string" calcext:value-type="string">
            <text:p>boltund</text:p>
          </table:table-cell>
          <table:table-cell office:value-type="string" calcext:value-type="string">
            <text:p>electric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65]&amp;&quot; &quot;&amp;IF(ISTEXT([.F865]); [.F865]; IF(ISTEXT([.G865]); [.G865]; &quot;shiny&quot;) &amp; IF(ISTEXT([.H865]); &quot; &quot;&amp;[.H865]; &quot; lucky&quot;))&amp;&quot;'' title=''&quot;&amp;[.C865]&amp;&quot;''&gt;&lt;div class=''pokemon'' style=''background-image:url(./pokemon/&quot;&amp;[.B865]&amp;&quot;.png)''&gt;&lt;span&gt;&quot;&amp;[.A865]&amp;&quot;&lt;/span&gt;&lt;/div&gt;&lt;/div&gt;&quot;" office:value-type="string" office:string-value="&lt;div class=''entry electric unreleased'' title=''boltund''&gt;&lt;div class=''pokemon'' style=''background-image:url(./pokemon/836.png)''&gt;&lt;span&gt;836&lt;/span&gt;&lt;/div&gt;&lt;/div&gt;" calcext:value-type="string">
            <text:p>&lt;div class=''entry electric unreleased'' title=''boltund''&gt;&lt;div class=''pokemon'' style=''background-image:url(./pokemon/836.png)''&gt;&lt;span&gt;83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37</text:p>
          </table:table-cell>
          <table:table-cell office:value-type="string" calcext:value-type="string">
            <text:p>rolycoly</text:p>
          </table:table-cell>
          <table:table-cell office:value-type="string" calcext:value-type="string">
            <text:p>rock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66]&amp;&quot; &quot;&amp;IF(ISTEXT([.F866]); [.F866]; IF(ISTEXT([.G866]); [.G866]; &quot;shiny&quot;) &amp; IF(ISTEXT([.H866]); &quot; &quot;&amp;[.H866]; &quot; lucky&quot;))&amp;&quot;'' title=''&quot;&amp;[.C866]&amp;&quot;''&gt;&lt;div class=''pokemon'' style=''background-image:url(./pokemon/&quot;&amp;[.B866]&amp;&quot;.png)''&gt;&lt;span&gt;&quot;&amp;[.A866]&amp;&quot;&lt;/span&gt;&lt;/div&gt;&lt;/div&gt;&quot;" office:value-type="string" office:string-value="&lt;div class=''entry rock unreleased'' title=''rolycoly''&gt;&lt;div class=''pokemon'' style=''background-image:url(./pokemon/837.png)''&gt;&lt;span&gt;837&lt;/span&gt;&lt;/div&gt;&lt;/div&gt;" calcext:value-type="string">
            <text:p>&lt;div class=''entry rock unreleased'' title=''rolycoly''&gt;&lt;div class=''pokemon'' style=''background-image:url(./pokemon/837.png)''&gt;&lt;span&gt;83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38</text:p>
          </table:table-cell>
          <table:table-cell office:value-type="string" calcext:value-type="string">
            <text:p>carko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fire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67]&amp;&quot; &quot;&amp;IF(ISTEXT([.F867]); [.F867]; IF(ISTEXT([.G867]); [.G867]; &quot;shiny&quot;) &amp; IF(ISTEXT([.H867]); &quot; &quot;&amp;[.H867]; &quot; lucky&quot;))&amp;&quot;'' title=''&quot;&amp;[.C867]&amp;&quot;''&gt;&lt;div class=''pokemon'' style=''background-image:url(./pokemon/&quot;&amp;[.B867]&amp;&quot;.png)''&gt;&lt;span&gt;&quot;&amp;[.A867]&amp;&quot;&lt;/span&gt;&lt;/div&gt;&lt;/div&gt;&quot;" office:value-type="string" office:string-value="&lt;div class=''entry rock unreleased'' title=''carkol''&gt;&lt;div class=''pokemon'' style=''background-image:url(./pokemon/838.png)''&gt;&lt;span&gt;838&lt;/span&gt;&lt;/div&gt;&lt;/div&gt;" calcext:value-type="string">
            <text:p>&lt;div class=''entry rock unreleased'' title=''carkol''&gt;&lt;div class=''pokemon'' style=''background-image:url(./pokemon/838.png)''&gt;&lt;span&gt;83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39</text:p>
          </table:table-cell>
          <table:table-cell office:value-type="string" calcext:value-type="string">
            <text:p>coalossal</text:p>
          </table:table-cell>
          <table:table-cell office:value-type="string" calcext:value-type="string">
            <text:p>rock</text:p>
          </table:table-cell>
          <table:table-cell table:style-name="Default" office:value-type="string" calcext:value-type="string">
            <text:p>fire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68]&amp;&quot; &quot;&amp;IF(ISTEXT([.F868]); [.F868]; IF(ISTEXT([.G868]); [.G868]; &quot;shiny&quot;) &amp; IF(ISTEXT([.H868]); &quot; &quot;&amp;[.H868]; &quot; lucky&quot;))&amp;&quot;'' title=''&quot;&amp;[.C868]&amp;&quot;''&gt;&lt;div class=''pokemon'' style=''background-image:url(./pokemon/&quot;&amp;[.B868]&amp;&quot;.png)''&gt;&lt;span&gt;&quot;&amp;[.A868]&amp;&quot;&lt;/span&gt;&lt;/div&gt;&lt;/div&gt;&quot;" office:value-type="string" office:string-value="&lt;div class=''entry rock unreleased'' title=''coalossal''&gt;&lt;div class=''pokemon'' style=''background-image:url(./pokemon/839.png)''&gt;&lt;span&gt;839&lt;/span&gt;&lt;/div&gt;&lt;/div&gt;" calcext:value-type="string">
            <text:p>&lt;div class=''entry rock unreleased'' title=''coalossal''&gt;&lt;div class=''pokemon'' style=''background-image:url(./pokemon/839.png)''&gt;&lt;span&gt;83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40</text:p>
          </table:table-cell>
          <table:table-cell office:value-type="string" calcext:value-type="string">
            <text:p>applin</text:p>
          </table:table-cell>
          <table:table-cell office:value-type="string" calcext:value-type="string">
            <text:p>grass</text:p>
          </table:table-cell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69]&amp;&quot; &quot;&amp;IF(ISTEXT([.F869]); [.F869]; IF(ISTEXT([.G869]); [.G869]; &quot;shiny&quot;) &amp; IF(ISTEXT([.H869]); &quot; &quot;&amp;[.H869]; &quot; lucky&quot;))&amp;&quot;'' title=''&quot;&amp;[.C869]&amp;&quot;''&gt;&lt;div class=''pokemon'' style=''background-image:url(./pokemon/&quot;&amp;[.B869]&amp;&quot;.png)''&gt;&lt;span&gt;&quot;&amp;[.A869]&amp;&quot;&lt;/span&gt;&lt;/div&gt;&lt;/div&gt;&quot;" office:value-type="string" office:string-value="&lt;div class=''entry grass unreleased'' title=''applin''&gt;&lt;div class=''pokemon'' style=''background-image:url(./pokemon/840.png)''&gt;&lt;span&gt;840&lt;/span&gt;&lt;/div&gt;&lt;/div&gt;" calcext:value-type="string">
            <text:p>&lt;div class=''entry grass unreleased'' title=''applin''&gt;&lt;div class=''pokemon'' style=''background-image:url(./pokemon/840.png)''&gt;&lt;span&gt;84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41</text:p>
          </table:table-cell>
          <table:table-cell office:value-type="string" calcext:value-type="string">
            <text:p>flapple</text:p>
          </table:table-cell>
          <table:table-cell office:value-type="string" calcext:value-type="string">
            <text:p>grass</text:p>
          </table:table-cell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70]&amp;&quot; &quot;&amp;IF(ISTEXT([.F870]); [.F870]; IF(ISTEXT([.G870]); [.G870]; &quot;shiny&quot;) &amp; IF(ISTEXT([.H870]); &quot; &quot;&amp;[.H870]; &quot; lucky&quot;))&amp;&quot;'' title=''&quot;&amp;[.C870]&amp;&quot;''&gt;&lt;div class=''pokemon'' style=''background-image:url(./pokemon/&quot;&amp;[.B870]&amp;&quot;.png)''&gt;&lt;span&gt;&quot;&amp;[.A870]&amp;&quot;&lt;/span&gt;&lt;/div&gt;&lt;/div&gt;&quot;" office:value-type="string" office:string-value="&lt;div class=''entry grass unreleased'' title=''flapple''&gt;&lt;div class=''pokemon'' style=''background-image:url(./pokemon/841.png)''&gt;&lt;span&gt;841&lt;/span&gt;&lt;/div&gt;&lt;/div&gt;" calcext:value-type="string">
            <text:p>&lt;div class=''entry grass unreleased'' title=''flapple''&gt;&lt;div class=''pokemon'' style=''background-image:url(./pokemon/841.png)''&gt;&lt;span&gt;84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42</text:p>
          </table:table-cell>
          <table:table-cell office:value-type="string" calcext:value-type="string">
            <text:p>appletun</text:p>
          </table:table-cell>
          <table:table-cell office:value-type="string" calcext:value-type="string">
            <text:p>grass</text:p>
          </table:table-cell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71]&amp;&quot; &quot;&amp;IF(ISTEXT([.F871]); [.F871]; IF(ISTEXT([.G871]); [.G871]; &quot;shiny&quot;) &amp; IF(ISTEXT([.H871]); &quot; &quot;&amp;[.H871]; &quot; lucky&quot;))&amp;&quot;'' title=''&quot;&amp;[.C871]&amp;&quot;''&gt;&lt;div class=''pokemon'' style=''background-image:url(./pokemon/&quot;&amp;[.B871]&amp;&quot;.png)''&gt;&lt;span&gt;&quot;&amp;[.A871]&amp;&quot;&lt;/span&gt;&lt;/div&gt;&lt;/div&gt;&quot;" office:value-type="string" office:string-value="&lt;div class=''entry grass unreleased'' title=''appletun''&gt;&lt;div class=''pokemon'' style=''background-image:url(./pokemon/842.png)''&gt;&lt;span&gt;842&lt;/span&gt;&lt;/div&gt;&lt;/div&gt;" calcext:value-type="string">
            <text:p>&lt;div class=''entry grass unreleased'' title=''appletun''&gt;&lt;div class=''pokemon'' style=''background-image:url(./pokemon/842.png)''&gt;&lt;span&gt;84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43</text:p>
          </table:table-cell>
          <table:table-cell office:value-type="string" calcext:value-type="string">
            <text:p>silicobra</text:p>
          </table:table-cell>
          <table:table-cell office:value-type="string" calcext:value-type="string">
            <text:p>ground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72]&amp;&quot; &quot;&amp;IF(ISTEXT([.F872]); [.F872]; IF(ISTEXT([.G872]); [.G872]; &quot;shiny&quot;) &amp; IF(ISTEXT([.H872]); &quot; &quot;&amp;[.H872]; &quot; lucky&quot;))&amp;&quot;'' title=''&quot;&amp;[.C872]&amp;&quot;''&gt;&lt;div class=''pokemon'' style=''background-image:url(./pokemon/&quot;&amp;[.B872]&amp;&quot;.png)''&gt;&lt;span&gt;&quot;&amp;[.A872]&amp;&quot;&lt;/span&gt;&lt;/div&gt;&lt;/div&gt;&quot;" office:value-type="string" office:string-value="&lt;div class=''entry ground unreleased'' title=''silicobra''&gt;&lt;div class=''pokemon'' style=''background-image:url(./pokemon/843.png)''&gt;&lt;span&gt;843&lt;/span&gt;&lt;/div&gt;&lt;/div&gt;" calcext:value-type="string">
            <text:p>&lt;div class=''entry ground unreleased'' title=''silicobra''&gt;&lt;div class=''pokemon'' style=''background-image:url(./pokemon/843.png)''&gt;&lt;span&gt;84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44</text:p>
          </table:table-cell>
          <table:table-cell office:value-type="string" calcext:value-type="string">
            <text:p>sandaconda</text:p>
          </table:table-cell>
          <table:table-cell office:value-type="string" calcext:value-type="string">
            <text:p>ground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73]&amp;&quot; &quot;&amp;IF(ISTEXT([.F873]); [.F873]; IF(ISTEXT([.G873]); [.G873]; &quot;shiny&quot;) &amp; IF(ISTEXT([.H873]); &quot; &quot;&amp;[.H873]; &quot; lucky&quot;))&amp;&quot;'' title=''&quot;&amp;[.C873]&amp;&quot;''&gt;&lt;div class=''pokemon'' style=''background-image:url(./pokemon/&quot;&amp;[.B873]&amp;&quot;.png)''&gt;&lt;span&gt;&quot;&amp;[.A873]&amp;&quot;&lt;/span&gt;&lt;/div&gt;&lt;/div&gt;&quot;" office:value-type="string" office:string-value="&lt;div class=''entry ground unreleased'' title=''sandaconda''&gt;&lt;div class=''pokemon'' style=''background-image:url(./pokemon/844.png)''&gt;&lt;span&gt;844&lt;/span&gt;&lt;/div&gt;&lt;/div&gt;" calcext:value-type="string">
            <text:p>&lt;div class=''entry ground unreleased'' title=''sandaconda''&gt;&lt;div class=''pokemon'' style=''background-image:url(./pokemon/844.png)''&gt;&lt;span&gt;84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45</text:p>
          </table:table-cell>
          <table:table-cell office:value-type="string" calcext:value-type="string">
            <text:p>cramorant</text:p>
          </table:table-cell>
          <table:table-cell office:value-type="string" calcext:value-type="string">
            <text:p>flying</text:p>
          </table:table-cell>
          <table:table-cell table:style-name="Default" office:value-type="string" calcext:value-type="string">
            <text:p>water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74]&amp;&quot; &quot;&amp;IF(ISTEXT([.F874]); [.F874]; IF(ISTEXT([.G874]); [.G874]; &quot;shiny&quot;) &amp; IF(ISTEXT([.H874]); &quot; &quot;&amp;[.H874]; &quot; lucky&quot;))&amp;&quot;'' title=''&quot;&amp;[.C874]&amp;&quot;''&gt;&lt;div class=''pokemon'' style=''background-image:url(./pokemon/&quot;&amp;[.B874]&amp;&quot;.png)''&gt;&lt;span&gt;&quot;&amp;[.A874]&amp;&quot;&lt;/span&gt;&lt;/div&gt;&lt;/div&gt;&quot;" office:value-type="string" office:string-value="&lt;div class=''entry flying unreleased'' title=''cramorant''&gt;&lt;div class=''pokemon'' style=''background-image:url(./pokemon/845.png)''&gt;&lt;span&gt;845&lt;/span&gt;&lt;/div&gt;&lt;/div&gt;" calcext:value-type="string">
            <text:p>&lt;div class=''entry flying unreleased'' title=''cramorant''&gt;&lt;div class=''pokemon'' style=''background-image:url(./pokemon/845.png)''&gt;&lt;span&gt;84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46</text:p>
          </table:table-cell>
          <table:table-cell office:value-type="string" calcext:value-type="string">
            <text:p>arrokuda</text:p>
          </table:table-cell>
          <table:table-cell office:value-type="string" calcext:value-type="string">
            <text:p>water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75]&amp;&quot; &quot;&amp;IF(ISTEXT([.F875]); [.F875]; IF(ISTEXT([.G875]); [.G875]; &quot;shiny&quot;) &amp; IF(ISTEXT([.H875]); &quot; &quot;&amp;[.H875]; &quot; lucky&quot;))&amp;&quot;'' title=''&quot;&amp;[.C875]&amp;&quot;''&gt;&lt;div class=''pokemon'' style=''background-image:url(./pokemon/&quot;&amp;[.B875]&amp;&quot;.png)''&gt;&lt;span&gt;&quot;&amp;[.A875]&amp;&quot;&lt;/span&gt;&lt;/div&gt;&lt;/div&gt;&quot;" office:value-type="string" office:string-value="&lt;div class=''entry water unreleased'' title=''arrokuda''&gt;&lt;div class=''pokemon'' style=''background-image:url(./pokemon/846.png)''&gt;&lt;span&gt;846&lt;/span&gt;&lt;/div&gt;&lt;/div&gt;" calcext:value-type="string">
            <text:p>&lt;div class=''entry water unreleased'' title=''arrokuda''&gt;&lt;div class=''pokemon'' style=''background-image:url(./pokemon/846.png)''&gt;&lt;span&gt;84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47</text:p>
          </table:table-cell>
          <table:table-cell office:value-type="string" calcext:value-type="string">
            <text:p>barraskewda</text:p>
          </table:table-cell>
          <table:table-cell office:value-type="string" calcext:value-type="string">
            <text:p>water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76]&amp;&quot; &quot;&amp;IF(ISTEXT([.F876]); [.F876]; IF(ISTEXT([.G876]); [.G876]; &quot;shiny&quot;) &amp; IF(ISTEXT([.H876]); &quot; &quot;&amp;[.H876]; &quot; lucky&quot;))&amp;&quot;'' title=''&quot;&amp;[.C876]&amp;&quot;''&gt;&lt;div class=''pokemon'' style=''background-image:url(./pokemon/&quot;&amp;[.B876]&amp;&quot;.png)''&gt;&lt;span&gt;&quot;&amp;[.A876]&amp;&quot;&lt;/span&gt;&lt;/div&gt;&lt;/div&gt;&quot;" office:value-type="string" office:string-value="&lt;div class=''entry water unreleased'' title=''barraskewda''&gt;&lt;div class=''pokemon'' style=''background-image:url(./pokemon/847.png)''&gt;&lt;span&gt;847&lt;/span&gt;&lt;/div&gt;&lt;/div&gt;" calcext:value-type="string">
            <text:p>&lt;div class=''entry water unreleased'' title=''barraskewda''&gt;&lt;div class=''pokemon'' style=''background-image:url(./pokemon/847.png)''&gt;&lt;span&gt;84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48</text:p>
          </table:table-cell>
          <table:table-cell office:value-type="string" calcext:value-type="string">
            <text:p>toxel</text:p>
          </table:table-cell>
          <table:table-cell office:value-type="string" calcext:value-type="string">
            <text:p>electric</text:p>
          </table:table-cell>
          <table:table-cell table:style-name="Default" office:value-type="string" calcext:value-type="string">
            <text:p>pois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77]&amp;&quot; &quot;&amp;IF(ISTEXT([.F877]); [.F877]; IF(ISTEXT([.G877]); [.G877]; &quot;shiny&quot;) &amp; IF(ISTEXT([.H877]); &quot; &quot;&amp;[.H877]; &quot; lucky&quot;))&amp;&quot;'' title=''&quot;&amp;[.C877]&amp;&quot;''&gt;&lt;div class=''pokemon'' style=''background-image:url(./pokemon/&quot;&amp;[.B877]&amp;&quot;.png)''&gt;&lt;span&gt;&quot;&amp;[.A877]&amp;&quot;&lt;/span&gt;&lt;/div&gt;&lt;/div&gt;&quot;" office:value-type="string" office:string-value="&lt;div class=''entry electric unreleased'' title=''toxel''&gt;&lt;div class=''pokemon'' style=''background-image:url(./pokemon/848.png)''&gt;&lt;span&gt;848&lt;/span&gt;&lt;/div&gt;&lt;/div&gt;" calcext:value-type="string">
            <text:p>&lt;div class=''entry electric unreleased'' title=''toxel''&gt;&lt;div class=''pokemon'' style=''background-image:url(./pokemon/848.png)''&gt;&lt;span&gt;84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49</text:p>
          </table:table-cell>
          <table:table-cell office:value-type="string" calcext:value-type="string">
            <text:p>toxtricity</text:p>
          </table:table-cell>
          <table:table-cell office:value-type="string" calcext:value-type="string">
            <text:p>electric</text:p>
          </table:table-cell>
          <table:table-cell table:style-name="Default" office:value-type="string" calcext:value-type="string">
            <text:p>pois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78]&amp;&quot; &quot;&amp;IF(ISTEXT([.F878]); [.F878]; IF(ISTEXT([.G878]); [.G878]; &quot;shiny&quot;) &amp; IF(ISTEXT([.H878]); &quot; &quot;&amp;[.H878]; &quot; lucky&quot;))&amp;&quot;'' title=''&quot;&amp;[.C878]&amp;&quot;''&gt;&lt;div class=''pokemon'' style=''background-image:url(./pokemon/&quot;&amp;[.B878]&amp;&quot;.png)''&gt;&lt;span&gt;&quot;&amp;[.A878]&amp;&quot;&lt;/span&gt;&lt;/div&gt;&lt;/div&gt;&quot;" office:value-type="string" office:string-value="&lt;div class=''entry electric unreleased'' title=''toxtricity''&gt;&lt;div class=''pokemon'' style=''background-image:url(./pokemon/849.png)''&gt;&lt;span&gt;849&lt;/span&gt;&lt;/div&gt;&lt;/div&gt;" calcext:value-type="string">
            <text:p>&lt;div class=''entry electric unreleased'' title=''toxtricity''&gt;&lt;div class=''pokemon'' style=''background-image:url(./pokemon/849.png)''&gt;&lt;span&gt;84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50</text:p>
          </table:table-cell>
          <table:table-cell office:value-type="string" calcext:value-type="string">
            <text:p>sizzlipede</text:p>
          </table:table-cell>
          <table:table-cell office:value-type="string" calcext:value-type="string">
            <text:p>fire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79]&amp;&quot; &quot;&amp;IF(ISTEXT([.F879]); [.F879]; IF(ISTEXT([.G879]); [.G879]; &quot;shiny&quot;) &amp; IF(ISTEXT([.H879]); &quot; &quot;&amp;[.H879]; &quot; lucky&quot;))&amp;&quot;'' title=''&quot;&amp;[.C879]&amp;&quot;''&gt;&lt;div class=''pokemon'' style=''background-image:url(./pokemon/&quot;&amp;[.B879]&amp;&quot;.png)''&gt;&lt;span&gt;&quot;&amp;[.A879]&amp;&quot;&lt;/span&gt;&lt;/div&gt;&lt;/div&gt;&quot;" office:value-type="string" office:string-value="&lt;div class=''entry fire unreleased'' title=''sizzlipede''&gt;&lt;div class=''pokemon'' style=''background-image:url(./pokemon/850.png)''&gt;&lt;span&gt;850&lt;/span&gt;&lt;/div&gt;&lt;/div&gt;" calcext:value-type="string">
            <text:p>&lt;div class=''entry fire unreleased'' title=''sizzlipede''&gt;&lt;div class=''pokemon'' style=''background-image:url(./pokemon/850.png)''&gt;&lt;span&gt;85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centiskorch</text:p>
          </table:table-cell>
          <table:table-cell office:value-type="string" calcext:value-type="string">
            <text:p>fire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80]&amp;&quot; &quot;&amp;IF(ISTEXT([.F880]); [.F880]; IF(ISTEXT([.G880]); [.G880]; &quot;shiny&quot;) &amp; IF(ISTEXT([.H880]); &quot; &quot;&amp;[.H880]; &quot; lucky&quot;))&amp;&quot;'' title=''&quot;&amp;[.C880]&amp;&quot;''&gt;&lt;div class=''pokemon'' style=''background-image:url(./pokemon/&quot;&amp;[.B880]&amp;&quot;.png)''&gt;&lt;span&gt;&quot;&amp;[.A880]&amp;&quot;&lt;/span&gt;&lt;/div&gt;&lt;/div&gt;&quot;" office:value-type="string" office:string-value="&lt;div class=''entry fire unreleased'' title=''centiskorch''&gt;&lt;div class=''pokemon'' style=''background-image:url(./pokemon/851.png)''&gt;&lt;span&gt;851&lt;/span&gt;&lt;/div&gt;&lt;/div&gt;" calcext:value-type="string">
            <text:p>&lt;div class=''entry fire unreleased'' title=''centiskorch''&gt;&lt;div class=''pokemon'' style=''background-image:url(./pokemon/851.png)''&gt;&lt;span&gt;85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52</text:p>
          </table:table-cell>
          <table:table-cell office:value-type="string" calcext:value-type="string">
            <text:p>clobbopus</text:p>
          </table:table-cell>
          <table:table-cell office:value-type="string" calcext:value-type="string">
            <text:p>fighting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81]&amp;&quot; &quot;&amp;IF(ISTEXT([.F881]); [.F881]; IF(ISTEXT([.G881]); [.G881]; &quot;shiny&quot;) &amp; IF(ISTEXT([.H881]); &quot; &quot;&amp;[.H881]; &quot; lucky&quot;))&amp;&quot;'' title=''&quot;&amp;[.C881]&amp;&quot;''&gt;&lt;div class=''pokemon'' style=''background-image:url(./pokemon/&quot;&amp;[.B881]&amp;&quot;.png)''&gt;&lt;span&gt;&quot;&amp;[.A881]&amp;&quot;&lt;/span&gt;&lt;/div&gt;&lt;/div&gt;&quot;" office:value-type="string" office:string-value="&lt;div class=''entry fighting unreleased'' title=''clobbopus''&gt;&lt;div class=''pokemon'' style=''background-image:url(./pokemon/852.png)''&gt;&lt;span&gt;852&lt;/span&gt;&lt;/div&gt;&lt;/div&gt;" calcext:value-type="string">
            <text:p>&lt;div class=''entry fighting unreleased'' title=''clobbopus''&gt;&lt;div class=''pokemon'' style=''background-image:url(./pokemon/852.png)''&gt;&lt;span&gt;85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53</text:p>
          </table:table-cell>
          <table:table-cell office:value-type="string" calcext:value-type="string">
            <text:p>grapploct</text:p>
          </table:table-cell>
          <table:table-cell office:value-type="string" calcext:value-type="string">
            <text:p>fighting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82]&amp;&quot; &quot;&amp;IF(ISTEXT([.F882]); [.F882]; IF(ISTEXT([.G882]); [.G882]; &quot;shiny&quot;) &amp; IF(ISTEXT([.H882]); &quot; &quot;&amp;[.H882]; &quot; lucky&quot;))&amp;&quot;'' title=''&quot;&amp;[.C882]&amp;&quot;''&gt;&lt;div class=''pokemon'' style=''background-image:url(./pokemon/&quot;&amp;[.B882]&amp;&quot;.png)''&gt;&lt;span&gt;&quot;&amp;[.A882]&amp;&quot;&lt;/span&gt;&lt;/div&gt;&lt;/div&gt;&quot;" office:value-type="string" office:string-value="&lt;div class=''entry fighting unreleased'' title=''grapploct''&gt;&lt;div class=''pokemon'' style=''background-image:url(./pokemon/853.png)''&gt;&lt;span&gt;853&lt;/span&gt;&lt;/div&gt;&lt;/div&gt;" calcext:value-type="string">
            <text:p>&lt;div class=''entry fighting unreleased'' title=''grapploct''&gt;&lt;div class=''pokemon'' style=''background-image:url(./pokemon/853.png)''&gt;&lt;span&gt;85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54</text:p>
          </table:table-cell>
          <table:table-cell office:value-type="string" calcext:value-type="string">
            <text:p>sinistea</text:p>
          </table:table-cell>
          <table:table-cell office:value-type="string" calcext:value-type="string">
            <text:p>ghost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83]&amp;&quot; &quot;&amp;IF(ISTEXT([.F883]); [.F883]; IF(ISTEXT([.G883]); [.G883]; &quot;shiny&quot;) &amp; IF(ISTEXT([.H883]); &quot; &quot;&amp;[.H883]; &quot; lucky&quot;))&amp;&quot;'' title=''&quot;&amp;[.C883]&amp;&quot;''&gt;&lt;div class=''pokemon'' style=''background-image:url(./pokemon/&quot;&amp;[.B883]&amp;&quot;.png)''&gt;&lt;span&gt;&quot;&amp;[.A883]&amp;&quot;&lt;/span&gt;&lt;/div&gt;&lt;/div&gt;&quot;" office:value-type="string" office:string-value="&lt;div class=''entry ghost unreleased'' title=''sinistea''&gt;&lt;div class=''pokemon'' style=''background-image:url(./pokemon/854.png)''&gt;&lt;span&gt;854&lt;/span&gt;&lt;/div&gt;&lt;/div&gt;" calcext:value-type="string">
            <text:p>&lt;div class=''entry ghost unreleased'' title=''sinistea''&gt;&lt;div class=''pokemon'' style=''background-image:url(./pokemon/854.png)''&gt;&lt;span&gt;85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55</text:p>
          </table:table-cell>
          <table:table-cell office:value-type="string" calcext:value-type="string">
            <text:p>polteageist</text:p>
          </table:table-cell>
          <table:table-cell office:value-type="string" calcext:value-type="string">
            <text:p>ghost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84]&amp;&quot; &quot;&amp;IF(ISTEXT([.F884]); [.F884]; IF(ISTEXT([.G884]); [.G884]; &quot;shiny&quot;) &amp; IF(ISTEXT([.H884]); &quot; &quot;&amp;[.H884]; &quot; lucky&quot;))&amp;&quot;'' title=''&quot;&amp;[.C884]&amp;&quot;''&gt;&lt;div class=''pokemon'' style=''background-image:url(./pokemon/&quot;&amp;[.B884]&amp;&quot;.png)''&gt;&lt;span&gt;&quot;&amp;[.A884]&amp;&quot;&lt;/span&gt;&lt;/div&gt;&lt;/div&gt;&quot;" office:value-type="string" office:string-value="&lt;div class=''entry ghost unreleased'' title=''polteageist''&gt;&lt;div class=''pokemon'' style=''background-image:url(./pokemon/855.png)''&gt;&lt;span&gt;855&lt;/span&gt;&lt;/div&gt;&lt;/div&gt;" calcext:value-type="string">
            <text:p>&lt;div class=''entry ghost unreleased'' title=''polteageist''&gt;&lt;div class=''pokemon'' style=''background-image:url(./pokemon/855.png)''&gt;&lt;span&gt;85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56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sychic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85]&amp;&quot; &quot;&amp;IF(ISTEXT([.F885]); [.F885]; IF(ISTEXT([.G885]); [.G885]; &quot;shiny&quot;) &amp; IF(ISTEXT([.H885]); &quot; &quot;&amp;[.H885]; &quot; lucky&quot;))&amp;&quot;'' title=''&quot;&amp;[.C885]&amp;&quot;''&gt;&lt;div class=''pokemon'' style=''background-image:url(./pokemon/&quot;&amp;[.B885]&amp;&quot;.png)''&gt;&lt;span&gt;&quot;&amp;[.A885]&amp;&quot;&lt;/span&gt;&lt;/div&gt;&lt;/div&gt;&quot;" office:value-type="string" office:string-value="&lt;div class=''entry psychic unreleased'' title=''hatenna''&gt;&lt;div class=''pokemon'' style=''background-image:url(./pokemon/856.png)''&gt;&lt;span&gt;856&lt;/span&gt;&lt;/div&gt;&lt;/div&gt;" calcext:value-type="string">
            <text:p>&lt;div class=''entry psychic unreleased'' title=''hatenna''&gt;&lt;div class=''pokemon'' style=''background-image:url(./pokemon/856.png)''&gt;&lt;span&gt;85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57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psychic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86]&amp;&quot; &quot;&amp;IF(ISTEXT([.F886]); [.F886]; IF(ISTEXT([.G886]); [.G886]; &quot;shiny&quot;) &amp; IF(ISTEXT([.H886]); &quot; &quot;&amp;[.H886]; &quot; lucky&quot;))&amp;&quot;'' title=''&quot;&amp;[.C886]&amp;&quot;''&gt;&lt;div class=''pokemon'' style=''background-image:url(./pokemon/&quot;&amp;[.B886]&amp;&quot;.png)''&gt;&lt;span&gt;&quot;&amp;[.A886]&amp;&quot;&lt;/span&gt;&lt;/div&gt;&lt;/div&gt;&quot;" office:value-type="string" office:string-value="&lt;div class=''entry psychic unreleased'' title=''hattrem''&gt;&lt;div class=''pokemon'' style=''background-image:url(./pokemon/857.png)''&gt;&lt;span&gt;857&lt;/span&gt;&lt;/div&gt;&lt;/div&gt;" calcext:value-type="string">
            <text:p>&lt;div class=''entry psychic unreleased'' title=''hattrem''&gt;&lt;div class=''pokemon'' style=''background-image:url(./pokemon/857.png)''&gt;&lt;span&gt;85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58</text:p>
          </table:table-cell>
          <table:table-cell office:value-type="string" calcext:value-type="string">
            <text:p>hatterene</text:p>
          </table:table-cell>
          <table:table-cell office:value-type="string" calcext:value-type="string">
            <text:p>psychic</text:p>
          </table:table-cell>
          <table:table-cell table:style-name="Default" office:value-type="string" calcext:value-type="string">
            <text:p>fairy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87]&amp;&quot; &quot;&amp;IF(ISTEXT([.F887]); [.F887]; IF(ISTEXT([.G887]); [.G887]; &quot;shiny&quot;) &amp; IF(ISTEXT([.H887]); &quot; &quot;&amp;[.H887]; &quot; lucky&quot;))&amp;&quot;'' title=''&quot;&amp;[.C887]&amp;&quot;''&gt;&lt;div class=''pokemon'' style=''background-image:url(./pokemon/&quot;&amp;[.B887]&amp;&quot;.png)''&gt;&lt;span&gt;&quot;&amp;[.A887]&amp;&quot;&lt;/span&gt;&lt;/div&gt;&lt;/div&gt;&quot;" office:value-type="string" office:string-value="&lt;div class=''entry psychic unreleased'' title=''hatterene''&gt;&lt;div class=''pokemon'' style=''background-image:url(./pokemon/858.png)''&gt;&lt;span&gt;858&lt;/span&gt;&lt;/div&gt;&lt;/div&gt;" calcext:value-type="string">
            <text:p>&lt;div class=''entry psychic unreleased'' title=''hatterene''&gt;&lt;div class=''pokemon'' style=''background-image:url(./pokemon/858.png)''&gt;&lt;span&gt;85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59</text:p>
          </table:table-cell>
          <table:table-cell office:value-type="string" calcext:value-type="string">
            <text:p>impidimp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fairy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88]&amp;&quot; &quot;&amp;IF(ISTEXT([.F888]); [.F888]; IF(ISTEXT([.G888]); [.G888]; &quot;shiny&quot;) &amp; IF(ISTEXT([.H888]); &quot; &quot;&amp;[.H888]; &quot; lucky&quot;))&amp;&quot;'' title=''&quot;&amp;[.C888]&amp;&quot;''&gt;&lt;div class=''pokemon'' style=''background-image:url(./pokemon/&quot;&amp;[.B888]&amp;&quot;.png)''&gt;&lt;span&gt;&quot;&amp;[.A888]&amp;&quot;&lt;/span&gt;&lt;/div&gt;&lt;/div&gt;&quot;" office:value-type="string" office:string-value="&lt;div class=''entry dark unreleased'' title=''impidimp''&gt;&lt;div class=''pokemon'' style=''background-image:url(./pokemon/859.png)''&gt;&lt;span&gt;859&lt;/span&gt;&lt;/div&gt;&lt;/div&gt;" calcext:value-type="string">
            <text:p>&lt;div class=''entry dark unreleased'' title=''impidimp''&gt;&lt;div class=''pokemon'' style=''background-image:url(./pokemon/859.png)''&gt;&lt;span&gt;85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60</text:p>
          </table:table-cell>
          <table:table-cell office:value-type="string" calcext:value-type="string">
            <text:p>morgrem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fairy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89]&amp;&quot; &quot;&amp;IF(ISTEXT([.F889]); [.F889]; IF(ISTEXT([.G889]); [.G889]; &quot;shiny&quot;) &amp; IF(ISTEXT([.H889]); &quot; &quot;&amp;[.H889]; &quot; lucky&quot;))&amp;&quot;'' title=''&quot;&amp;[.C889]&amp;&quot;''&gt;&lt;div class=''pokemon'' style=''background-image:url(./pokemon/&quot;&amp;[.B889]&amp;&quot;.png)''&gt;&lt;span&gt;&quot;&amp;[.A889]&amp;&quot;&lt;/span&gt;&lt;/div&gt;&lt;/div&gt;&quot;" office:value-type="string" office:string-value="&lt;div class=''entry dark unreleased'' title=''morgrem''&gt;&lt;div class=''pokemon'' style=''background-image:url(./pokemon/860.png)''&gt;&lt;span&gt;860&lt;/span&gt;&lt;/div&gt;&lt;/div&gt;" calcext:value-type="string">
            <text:p>&lt;div class=''entry dark unreleased'' title=''morgrem''&gt;&lt;div class=''pokemon'' style=''background-image:url(./pokemon/860.png)''&gt;&lt;span&gt;86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61</text:p>
          </table:table-cell>
          <table:table-cell office:value-type="string" calcext:value-type="string">
            <text:p>grimmsnarl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fairy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90]&amp;&quot; &quot;&amp;IF(ISTEXT([.F890]); [.F890]; IF(ISTEXT([.G890]); [.G890]; &quot;shiny&quot;) &amp; IF(ISTEXT([.H890]); &quot; &quot;&amp;[.H890]; &quot; lucky&quot;))&amp;&quot;'' title=''&quot;&amp;[.C890]&amp;&quot;''&gt;&lt;div class=''pokemon'' style=''background-image:url(./pokemon/&quot;&amp;[.B890]&amp;&quot;.png)''&gt;&lt;span&gt;&quot;&amp;[.A890]&amp;&quot;&lt;/span&gt;&lt;/div&gt;&lt;/div&gt;&quot;" office:value-type="string" office:string-value="&lt;div class=''entry dark unreleased'' title=''grimmsnarl''&gt;&lt;div class=''pokemon'' style=''background-image:url(./pokemon/861.png)''&gt;&lt;span&gt;861&lt;/span&gt;&lt;/div&gt;&lt;/div&gt;" calcext:value-type="string">
            <text:p>&lt;div class=''entry dark unreleased'' title=''grimmsnarl''&gt;&lt;div class=''pokemon'' style=''background-image:url(./pokemon/861.png)''&gt;&lt;span&gt;861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g110</text:p>
          </table:table-cell>
          <table:table-cell table:style-name="ce17" office:value-type="string" calcext:value-type="string">
            <text:p>galarian weezing</text:p>
          </table:table-cell>
          <table:table-cell office:value-type="string" calcext:value-type="string">
            <text:p>poison</text:p>
          </table:table-cell>
          <table:table-cell table:style-name="Default" office:value-type="string" calcext:value-type="string">
            <text:p>fairy</text:p>
          </table:table-cell>
          <table:table-cell table:number-columns-repeated="4"/>
          <table:table-cell table:formula="of:=&quot;&lt;div class=''entry &quot;&amp;[.D891]&amp;&quot; &quot;&amp;IF(ISTEXT([.F891]); [.F891]; IF(ISTEXT([.G891]); [.G891]; &quot;shiny&quot;) &amp; IF(ISTEXT([.H891]); &quot; &quot;&amp;[.H891]; &quot; lucky&quot;))&amp;&quot;'' title=''&quot;&amp;[.C891]&amp;&quot;''&gt;&lt;div class=''pokemon'' style=''background-image:url(./pokemon/&quot;&amp;[.B891]&amp;&quot;.png)''&gt;&lt;span&gt;&quot;&amp;[.A891]&amp;&quot;&lt;/span&gt;&lt;/div&gt;&lt;/div&gt;&quot;" office:value-type="string" office:string-value="&lt;div class=''entry poison shiny lucky'' title=''galarian weezing''&gt;&lt;div class=''pokemon'' style=''background-image:url(./pokemon/g110.png)''&gt;&lt;span&gt;110&lt;/span&gt;&lt;/div&gt;&lt;/div&gt;" calcext:value-type="string">
            <text:p>&lt;div class=''entry poison shiny lucky'' title=''galarian weezing''&gt;&lt;div class=''pokemon'' style=''background-image:url(./pokemon/g110.png)''&gt;&lt;span&gt;110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g263</text:p>
          </table:table-cell>
          <table:table-cell table:style-name="ce17" office:value-type="string" calcext:value-type="string">
            <text:p>galarian zigzagoon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normal</text:p>
          </table:table-cell>
          <table:table-cell table:number-columns-repeated="4"/>
          <table:table-cell table:formula="of:=&quot;&lt;div class=''entry &quot;&amp;[.D892]&amp;&quot; &quot;&amp;IF(ISTEXT([.F892]); [.F892]; IF(ISTEXT([.G892]); [.G892]; &quot;shiny&quot;) &amp; IF(ISTEXT([.H892]); &quot; &quot;&amp;[.H892]; &quot; lucky&quot;))&amp;&quot;'' title=''&quot;&amp;[.C892]&amp;&quot;''&gt;&lt;div class=''pokemon'' style=''background-image:url(./pokemon/&quot;&amp;[.B892]&amp;&quot;.png)''&gt;&lt;span&gt;&quot;&amp;[.A892]&amp;&quot;&lt;/span&gt;&lt;/div&gt;&lt;/div&gt;&quot;" office:value-type="string" office:string-value="&lt;div class=''entry dark shiny lucky'' title=''galarian zigzagoon''&gt;&lt;div class=''pokemon'' style=''background-image:url(./pokemon/g263.png)''&gt;&lt;span&gt;263&lt;/span&gt;&lt;/div&gt;&lt;/div&gt;" calcext:value-type="string">
            <text:p>&lt;div class=''entry dark shiny lucky'' title=''galarian zigzagoon''&gt;&lt;div class=''pokemon'' style=''background-image:url(./pokemon/g263.png)''&gt;&lt;span&gt;263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g264</text:p>
          </table:table-cell>
          <table:table-cell table:style-name="ce17" office:value-type="string" calcext:value-type="string">
            <text:p>galarian linoone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normal</text:p>
          </table:table-cell>
          <table:table-cell table:number-columns-repeated="4"/>
          <table:table-cell table:formula="of:=&quot;&lt;div class=''entry &quot;&amp;[.D893]&amp;&quot; &quot;&amp;IF(ISTEXT([.F893]); [.F893]; IF(ISTEXT([.G893]); [.G893]; &quot;shiny&quot;) &amp; IF(ISTEXT([.H893]); &quot; &quot;&amp;[.H893]; &quot; lucky&quot;))&amp;&quot;'' title=''&quot;&amp;[.C893]&amp;&quot;''&gt;&lt;div class=''pokemon'' style=''background-image:url(./pokemon/&quot;&amp;[.B893]&amp;&quot;.png)''&gt;&lt;span&gt;&quot;&amp;[.A893]&amp;&quot;&lt;/span&gt;&lt;/div&gt;&lt;/div&gt;&quot;" office:value-type="string" office:string-value="&lt;div class=''entry dark shiny lucky'' title=''galarian linoone''&gt;&lt;div class=''pokemon'' style=''background-image:url(./pokemon/g264.png)''&gt;&lt;span&gt;264&lt;/span&gt;&lt;/div&gt;&lt;/div&gt;" calcext:value-type="string">
            <text:p>&lt;div class=''entry dark shiny lucky'' title=''galarian linoone''&gt;&lt;div class=''pokemon'' style=''background-image:url(./pokemon/g264.png)''&gt;&lt;span&gt;26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62</text:p>
          </table:table-cell>
          <table:table-cell office:value-type="string" calcext:value-type="string">
            <text:p>obstagoon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normal</text:p>
          </table:table-cell>
          <table:table-cell table:number-columns-repeated="4"/>
          <table:table-cell table:formula="of:=&quot;&lt;div class=''entry &quot;&amp;[.D894]&amp;&quot; &quot;&amp;IF(ISTEXT([.F894]); [.F894]; IF(ISTEXT([.G894]); [.G894]; &quot;shiny&quot;) &amp; IF(ISTEXT([.H894]); &quot; &quot;&amp;[.H894]; &quot; lucky&quot;))&amp;&quot;'' title=''&quot;&amp;[.C894]&amp;&quot;''&gt;&lt;div class=''pokemon'' style=''background-image:url(./pokemon/&quot;&amp;[.B894]&amp;&quot;.png)''&gt;&lt;span&gt;&quot;&amp;[.A894]&amp;&quot;&lt;/span&gt;&lt;/div&gt;&lt;/div&gt;&quot;" office:value-type="string" office:string-value="&lt;div class=''entry dark shiny lucky'' title=''obstagoon''&gt;&lt;div class=''pokemon'' style=''background-image:url(./pokemon/862.png)''&gt;&lt;span&gt;862&lt;/span&gt;&lt;/div&gt;&lt;/div&gt;" calcext:value-type="string">
            <text:p>&lt;div class=''entry dark shiny lucky'' title=''obstagoon''&gt;&lt;div class=''pokemon'' style=''background-image:url(./pokemon/862.png)''&gt;&lt;span&gt;862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2</text:p>
          </table:table-cell>
          <table:table-cell office:value-type="string" calcext:value-type="string">
            <text:p>g052</text:p>
          </table:table-cell>
          <table:table-cell table:style-name="ce17" office:value-type="string" calcext:value-type="string">
            <text:p>galarian meowth</text:p>
          </table:table-cell>
          <table:table-cell office:value-type="string" calcext:value-type="string">
            <text:p>steel</text:p>
          </table:table-cell>
          <table:table-cell table:style-name="Default"/>
          <table:table-cell table:number-columns-repeated="4"/>
          <table:table-cell table:formula="of:=&quot;&lt;div class=''entry &quot;&amp;[.D895]&amp;&quot; &quot;&amp;IF(ISTEXT([.F895]); [.F895]; IF(ISTEXT([.G895]); [.G895]; &quot;shiny&quot;) &amp; IF(ISTEXT([.H895]); &quot; &quot;&amp;[.H895]; &quot; lucky&quot;))&amp;&quot;'' title=''&quot;&amp;[.C895]&amp;&quot;''&gt;&lt;div class=''pokemon'' style=''background-image:url(./pokemon/&quot;&amp;[.B895]&amp;&quot;.png)''&gt;&lt;span&gt;&quot;&amp;[.A895]&amp;&quot;&lt;/span&gt;&lt;/div&gt;&lt;/div&gt;&quot;" office:value-type="string" office:string-value="&lt;div class=''entry steel shiny lucky'' title=''galarian meowth''&gt;&lt;div class=''pokemon'' style=''background-image:url(./pokemon/g052.png)''&gt;&lt;span&gt;052&lt;/span&gt;&lt;/div&gt;&lt;/div&gt;" calcext:value-type="string">
            <text:p>&lt;div class=''entry steel shiny lucky'' title=''galarian meowth''&gt;&lt;div class=''pokemon'' style=''background-image:url(./pokemon/g052.png)''&gt;&lt;span&gt;05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63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steel</text:p>
          </table:table-cell>
          <table:table-cell table:style-name="Default"/>
          <table:table-cell table:number-columns-repeated="4"/>
          <table:table-cell table:formula="of:=&quot;&lt;div class=''entry &quot;&amp;[.D896]&amp;&quot; &quot;&amp;IF(ISTEXT([.F896]); [.F896]; IF(ISTEXT([.G896]); [.G896]; &quot;shiny&quot;) &amp; IF(ISTEXT([.H896]); &quot; &quot;&amp;[.H896]; &quot; lucky&quot;))&amp;&quot;'' title=''&quot;&amp;[.C896]&amp;&quot;''&gt;&lt;div class=''pokemon'' style=''background-image:url(./pokemon/&quot;&amp;[.B896]&amp;&quot;.png)''&gt;&lt;span&gt;&quot;&amp;[.A896]&amp;&quot;&lt;/span&gt;&lt;/div&gt;&lt;/div&gt;&quot;" office:value-type="string" office:string-value="&lt;div class=''entry steel shiny lucky'' title=''perrserker''&gt;&lt;div class=''pokemon'' style=''background-image:url(./pokemon/863.png)''&gt;&lt;span&gt;863&lt;/span&gt;&lt;/div&gt;&lt;/div&gt;" calcext:value-type="string">
            <text:p>&lt;div class=''entry steel shiny lucky'' title=''perrserker''&gt;&lt;div class=''pokemon'' style=''background-image:url(./pokemon/863.png)''&gt;&lt;span&gt;863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g222</text:p>
          </table:table-cell>
          <table:table-cell table:style-name="ce17" office:value-type="string" calcext:value-type="string">
            <text:p>galarian corsola</text:p>
          </table:table-cell>
          <table:table-cell office:value-type="string" calcext:value-type="string">
            <text:p>ghost</text:p>
          </table:table-cell>
          <table:table-cell table:style-name="Default"/>
          <table:table-cell office:value-type="string" calcext:value-type="string">
            <text:p>unreleased</text:p>
          </table:table-cell>
          <table:table-cell table:number-columns-repeated="3"/>
          <table:table-cell table:formula="of:=&quot;&lt;div class=''entry &quot;&amp;[.D897]&amp;&quot; &quot;&amp;IF(ISTEXT([.F897]); [.F897]; IF(ISTEXT([.G897]); [.G897]; &quot;shiny&quot;) &amp; IF(ISTEXT([.H897]); &quot; &quot;&amp;[.H897]; &quot; lucky&quot;))&amp;&quot;'' title=''&quot;&amp;[.C897]&amp;&quot;''&gt;&lt;div class=''pokemon'' style=''background-image:url(./pokemon/&quot;&amp;[.B897]&amp;&quot;.png)''&gt;&lt;span&gt;&quot;&amp;[.A897]&amp;&quot;&lt;/span&gt;&lt;/div&gt;&lt;/div&gt;&quot;" office:value-type="string" office:string-value="&lt;div class=''entry ghost unreleased'' title=''galarian corsola''&gt;&lt;div class=''pokemon'' style=''background-image:url(./pokemon/g222.png)''&gt;&lt;span&gt;222&lt;/span&gt;&lt;/div&gt;&lt;/div&gt;" calcext:value-type="string">
            <text:p>&lt;div class=''entry ghost unreleased'' title=''galarian corsola''&gt;&lt;div class=''pokemon'' style=''background-image:url(./pokemon/g222.png)''&gt;&lt;span&gt;22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64</text:p>
          </table:table-cell>
          <table:table-cell office:value-type="string" calcext:value-type="string">
            <text:p>cursola</text:p>
          </table:table-cell>
          <table:table-cell office:value-type="string" calcext:value-type="string">
            <text:p>ghost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898]&amp;&quot; &quot;&amp;IF(ISTEXT([.F898]); [.F898]; IF(ISTEXT([.G898]); [.G898]; &quot;shiny&quot;) &amp; IF(ISTEXT([.H898]); &quot; &quot;&amp;[.H898]; &quot; lucky&quot;))&amp;&quot;'' title=''&quot;&amp;[.C898]&amp;&quot;''&gt;&lt;div class=''pokemon'' style=''background-image:url(./pokemon/&quot;&amp;[.B898]&amp;&quot;.png)''&gt;&lt;span&gt;&quot;&amp;[.A898]&amp;&quot;&lt;/span&gt;&lt;/div&gt;&lt;/div&gt;&quot;" office:value-type="string" office:string-value="&lt;div class=''entry ghost unreleased'' title=''cursola''&gt;&lt;div class=''pokemon'' style=''background-image:url(./pokemon/864.png)''&gt;&lt;span&gt;864&lt;/span&gt;&lt;/div&gt;&lt;/div&gt;" calcext:value-type="string">
            <text:p>&lt;div class=''entry ghost unreleased'' title=''cursola''&gt;&lt;div class=''pokemon'' style=''background-image:url(./pokemon/864.png)''&gt;&lt;span&gt;864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8</text:p>
          </table:table-cell>
          <table:table-cell office:value-type="string" calcext:value-type="string">
            <text:p>g618</text:p>
          </table:table-cell>
          <table:table-cell table:style-name="ce17" office:value-type="string" calcext:value-type="string">
            <text:p>galarian stunfisk</text:p>
          </table:table-cell>
          <table:table-cell office:value-type="string" calcext:value-type="string">
            <text:p>ground</text:p>
          </table:table-cell>
          <table:table-cell table:style-name="Default" office:value-type="string" calcext:value-type="string">
            <text:p>steel</text:p>
          </table:table-cell>
          <table:table-cell table:number-columns-repeated="4"/>
          <table:table-cell table:formula="of:=&quot;&lt;div class=''entry &quot;&amp;[.D899]&amp;&quot; &quot;&amp;IF(ISTEXT([.F899]); [.F899]; IF(ISTEXT([.G899]); [.G899]; &quot;shiny&quot;) &amp; IF(ISTEXT([.H899]); &quot; &quot;&amp;[.H899]; &quot; lucky&quot;))&amp;&quot;'' title=''&quot;&amp;[.C899]&amp;&quot;''&gt;&lt;div class=''pokemon'' style=''background-image:url(./pokemon/&quot;&amp;[.B899]&amp;&quot;.png)''&gt;&lt;span&gt;&quot;&amp;[.A899]&amp;&quot;&lt;/span&gt;&lt;/div&gt;&lt;/div&gt;&quot;" office:value-type="string" office:string-value="&lt;div class=''entry ground shiny lucky'' title=''galarian stunfisk''&gt;&lt;div class=''pokemon'' style=''background-image:url(./pokemon/g618.png)''&gt;&lt;span&gt;618&lt;/span&gt;&lt;/div&gt;&lt;/div&gt;" calcext:value-type="string">
            <text:p>&lt;div class=''entry ground shiny lucky'' title=''galarian stunfisk''&gt;&lt;div class=''pokemon'' style=''background-image:url(./pokemon/g618.png)''&gt;&lt;span&gt;618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3</text:p>
          </table:table-cell>
          <table:table-cell office:value-type="string" calcext:value-type="string">
            <text:p>g083</text:p>
          </table:table-cell>
          <table:table-cell table:style-name="ce17" office:value-type="string" calcext:value-type="string">
            <text:p>galarian farfetch'd</text:p>
          </table:table-cell>
          <table:table-cell office:value-type="string" calcext:value-type="string">
            <text:p>fighting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900]&amp;&quot; &quot;&amp;IF(ISTEXT([.F900]); [.F900]; IF(ISTEXT([.G900]); [.G900]; &quot;shiny&quot;) &amp; IF(ISTEXT([.H900]); &quot; &quot;&amp;[.H900]; &quot; lucky&quot;))&amp;&quot;'' title=''&quot;&amp;[.C900]&amp;&quot;''&gt;&lt;div class=''pokemon'' style=''background-image:url(./pokemon/&quot;&amp;[.B900]&amp;&quot;.png)''&gt;&lt;span&gt;&quot;&amp;[.A900]&amp;&quot;&lt;/span&gt;&lt;/div&gt;&lt;/div&gt;&quot;" office:value-type="string" office:string-value="&lt;div class=''entry fighting missingshiny lucky'' title=''galarian farfetch'd''&gt;&lt;div class=''pokemon'' style=''background-image:url(./pokemon/g083.png)''&gt;&lt;span&gt;083&lt;/span&gt;&lt;/div&gt;&lt;/div&gt;" calcext:value-type="string">
            <text:p>&lt;div class=''entry fighting missingshiny lucky'' title=''galarian farfetch'd''&gt;&lt;div class=''pokemon'' style=''background-image:url(./pokemon/g083.png)''&gt;&lt;span&gt;08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65</text:p>
          </table:table-cell>
          <table:table-cell office:value-type="string" calcext:value-type="string">
            <text:p>sirfetch'd</text:p>
          </table:table-cell>
          <table:table-cell office:value-type="string" calcext:value-type="string">
            <text:p>fighting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901]&amp;&quot; &quot;&amp;IF(ISTEXT([.F901]); [.F901]; IF(ISTEXT([.G901]); [.G901]; &quot;shiny&quot;) &amp; IF(ISTEXT([.H901]); &quot; &quot;&amp;[.H901]; &quot; lucky&quot;))&amp;&quot;'' title=''&quot;&amp;[.C901]&amp;&quot;''&gt;&lt;div class=''pokemon'' style=''background-image:url(./pokemon/&quot;&amp;[.B901]&amp;&quot;.png)''&gt;&lt;span&gt;&quot;&amp;[.A901]&amp;&quot;&lt;/span&gt;&lt;/div&gt;&lt;/div&gt;&quot;" office:value-type="string" office:string-value="&lt;div class=''entry fighting missingshiny lucky'' title=''sirfetch'd''&gt;&lt;div class=''pokemon'' style=''background-image:url(./pokemon/865.png)''&gt;&lt;span&gt;865&lt;/span&gt;&lt;/div&gt;&lt;/div&gt;" calcext:value-type="string">
            <text:p>&lt;div class=''entry fighting missingshiny lucky'' title=''sirfetch'd''&gt;&lt;div class=''pokemon'' style=''background-image:url(./pokemon/865.png)''&gt;&lt;span&gt;865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g122</text:p>
          </table:table-cell>
          <table:table-cell table:style-name="ce17" office:value-type="string" calcext:value-type="string">
            <text:p>galarian mr. mime</text:p>
          </table:table-cell>
          <table:table-cell office:value-type="string" calcext:value-type="string">
            <text:p>ice</text:p>
          </table:table-cell>
          <table:table-cell table:style-name="Default" office:value-type="string" calcext:value-type="string">
            <text:p>psychic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902]&amp;&quot; &quot;&amp;IF(ISTEXT([.F902]); [.F902]; IF(ISTEXT([.G902]); [.G902]; &quot;shiny&quot;) &amp; IF(ISTEXT([.H902]); &quot; &quot;&amp;[.H902]; &quot; lucky&quot;))&amp;&quot;'' title=''&quot;&amp;[.C902]&amp;&quot;''&gt;&lt;div class=''pokemon'' style=''background-image:url(./pokemon/&quot;&amp;[.B902]&amp;&quot;.png)''&gt;&lt;span&gt;&quot;&amp;[.A902]&amp;&quot;&lt;/span&gt;&lt;/div&gt;&lt;/div&gt;&quot;" office:value-type="string" office:string-value="&lt;div class=''entry ice missingshiny lucky'' title=''galarian mr. mime''&gt;&lt;div class=''pokemon'' style=''background-image:url(./pokemon/g122.png)''&gt;&lt;span&gt;122&lt;/span&gt;&lt;/div&gt;&lt;/div&gt;" calcext:value-type="string">
            <text:p>&lt;div class=''entry ice missingshiny lucky'' title=''galarian mr. mime''&gt;&lt;div class=''pokemon'' style=''background-image:url(./pokemon/g122.png)''&gt;&lt;span&gt;12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66</text:p>
          </table:table-cell>
          <table:table-cell office:value-type="string" calcext:value-type="string">
            <text:p>mr. rime</text:p>
          </table:table-cell>
          <table:table-cell office:value-type="string" calcext:value-type="string">
            <text:p>ice</text:p>
          </table:table-cell>
          <table:table-cell table:style-name="Default" office:value-type="string" calcext:value-type="string">
            <text:p>psychic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903]&amp;&quot; &quot;&amp;IF(ISTEXT([.F903]); [.F903]; IF(ISTEXT([.G903]); [.G903]; &quot;shiny&quot;) &amp; IF(ISTEXT([.H903]); &quot; &quot;&amp;[.H903]; &quot; lucky&quot;))&amp;&quot;'' title=''&quot;&amp;[.C903]&amp;&quot;''&gt;&lt;div class=''pokemon'' style=''background-image:url(./pokemon/&quot;&amp;[.B903]&amp;&quot;.png)''&gt;&lt;span&gt;&quot;&amp;[.A903]&amp;&quot;&lt;/span&gt;&lt;/div&gt;&lt;/div&gt;&quot;" office:value-type="string" office:string-value="&lt;div class=''entry ice missingshiny lucky'' title=''mr. rime''&gt;&lt;div class=''pokemon'' style=''background-image:url(./pokemon/866.png)''&gt;&lt;span&gt;866&lt;/span&gt;&lt;/div&gt;&lt;/div&gt;" calcext:value-type="string">
            <text:p>&lt;div class=''entry ice missingshiny lucky'' title=''mr. rime''&gt;&lt;div class=''pokemon'' style=''background-image:url(./pokemon/866.png)''&gt;&lt;span&gt;866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2</text:p>
          </table:table-cell>
          <table:table-cell office:value-type="string" calcext:value-type="string">
            <text:p>g562</text:p>
          </table:table-cell>
          <table:table-cell table:style-name="ce17" office:value-type="string" calcext:value-type="string">
            <text:p>galarian yamask</text:p>
          </table:table-cell>
          <table:table-cell office:value-type="string" calcext:value-type="string">
            <text:p>ground</text:p>
          </table:table-cell>
          <table:table-cell table:style-name="Default" office:value-type="string" calcext:value-type="string">
            <text:p>ghost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904]&amp;&quot; &quot;&amp;IF(ISTEXT([.F904]); [.F904]; IF(ISTEXT([.G904]); [.G904]; &quot;shiny&quot;) &amp; IF(ISTEXT([.H904]); &quot; &quot;&amp;[.H904]; &quot; lucky&quot;))&amp;&quot;'' title=''&quot;&amp;[.C904]&amp;&quot;''&gt;&lt;div class=''pokemon'' style=''background-image:url(./pokemon/&quot;&amp;[.B904]&amp;&quot;.png)''&gt;&lt;span&gt;&quot;&amp;[.A904]&amp;&quot;&lt;/span&gt;&lt;/div&gt;&lt;/div&gt;&quot;" office:value-type="string" office:string-value="&lt;div class=''entry ground missingshiny lucky'' title=''galarian yamask''&gt;&lt;div class=''pokemon'' style=''background-image:url(./pokemon/g562.png)''&gt;&lt;span&gt;562&lt;/span&gt;&lt;/div&gt;&lt;/div&gt;" calcext:value-type="string">
            <text:p>&lt;div class=''entry ground missingshiny lucky'' title=''galarian yamask''&gt;&lt;div class=''pokemon'' style=''background-image:url(./pokemon/g562.png)''&gt;&lt;span&gt;56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67</text:p>
          </table:table-cell>
          <table:table-cell office:value-type="string" calcext:value-type="string">
            <text:p>runerigus</text:p>
          </table:table-cell>
          <table:table-cell office:value-type="string" calcext:value-type="string">
            <text:p>ground</text:p>
          </table:table-cell>
          <table:table-cell table:style-name="Default" office:value-type="string" calcext:value-type="string">
            <text:p>ghost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905]&amp;&quot; &quot;&amp;IF(ISTEXT([.F905]); [.F905]; IF(ISTEXT([.G905]); [.G905]; &quot;shiny&quot;) &amp; IF(ISTEXT([.H905]); &quot; &quot;&amp;[.H905]; &quot; lucky&quot;))&amp;&quot;'' title=''&quot;&amp;[.C905]&amp;&quot;''&gt;&lt;div class=''pokemon'' style=''background-image:url(./pokemon/&quot;&amp;[.B905]&amp;&quot;.png)''&gt;&lt;span&gt;&quot;&amp;[.A905]&amp;&quot;&lt;/span&gt;&lt;/div&gt;&lt;/div&gt;&quot;" office:value-type="string" office:string-value="&lt;div class=''entry ground noshiny missinglucky'' title=''runerigus''&gt;&lt;div class=''pokemon'' style=''background-image:url(./pokemon/867.png)''&gt;&lt;span&gt;867&lt;/span&gt;&lt;/div&gt;&lt;/div&gt;" calcext:value-type="string">
            <text:p>&lt;div class=''entry ground noshiny missinglucky'' title=''runerigus''&gt;&lt;div class=''pokemon'' style=''background-image:url(./pokemon/867.png)''&gt;&lt;span&gt;867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7</text:p>
          </table:table-cell>
          <table:table-cell office:value-type="string" calcext:value-type="string">
            <text:p>g077</text:p>
          </table:table-cell>
          <table:table-cell table:style-name="ce17" office:value-type="string" calcext:value-type="string">
            <text:p>galarian ponyta</text:p>
          </table:table-cell>
          <table:table-cell office:value-type="string" calcext:value-type="string">
            <text:p>psychic</text:p>
          </table:table-cell>
          <table:table-cell table:style-name="Default"/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906]&amp;&quot; &quot;&amp;IF(ISTEXT([.F906]); [.F906]; IF(ISTEXT([.G906]); [.G906]; &quot;shiny&quot;) &amp; IF(ISTEXT([.H906]); &quot; &quot;&amp;[.H906]; &quot; lucky&quot;))&amp;&quot;'' title=''&quot;&amp;[.C906]&amp;&quot;''&gt;&lt;div class=''pokemon'' style=''background-image:url(./pokemon/&quot;&amp;[.B906]&amp;&quot;.png)''&gt;&lt;span&gt;&quot;&amp;[.A906]&amp;&quot;&lt;/span&gt;&lt;/div&gt;&lt;/div&gt;&quot;" office:value-type="string" office:string-value="&lt;div class=''entry psychic missingshiny lucky'' title=''galarian ponyta''&gt;&lt;div class=''pokemon'' style=''background-image:url(./pokemon/g077.png)''&gt;&lt;span&gt;077&lt;/span&gt;&lt;/div&gt;&lt;/div&gt;" calcext:value-type="string">
            <text:p>&lt;div class=''entry psychic missingshiny lucky'' title=''galarian ponyta''&gt;&lt;div class=''pokemon'' style=''background-image:url(./pokemon/g077.png)''&gt;&lt;span&gt;077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8</text:p>
          </table:table-cell>
          <table:table-cell office:value-type="string" calcext:value-type="string">
            <text:p>g078</text:p>
          </table:table-cell>
          <table:table-cell table:style-name="ce17" office:value-type="string" calcext:value-type="string">
            <text:p>galarian rapidash</text:p>
          </table:table-cell>
          <table:table-cell office:value-type="string" calcext:value-type="string">
            <text:p>psychic</text:p>
          </table:table-cell>
          <table:table-cell table:style-name="Default" office:value-type="string" calcext:value-type="string">
            <text:p>fairy</text:p>
          </table:table-cell>
          <table:table-cell/>
          <table:table-cell office:value-type="string" calcext:value-type="string">
            <text:p>missingshiny</text:p>
          </table:table-cell>
          <table:table-cell table:number-columns-repeated="2"/>
          <table:table-cell table:formula="of:=&quot;&lt;div class=''entry &quot;&amp;[.D907]&amp;&quot; &quot;&amp;IF(ISTEXT([.F907]); [.F907]; IF(ISTEXT([.G907]); [.G907]; &quot;shiny&quot;) &amp; IF(ISTEXT([.H907]); &quot; &quot;&amp;[.H907]; &quot; lucky&quot;))&amp;&quot;'' title=''&quot;&amp;[.C907]&amp;&quot;''&gt;&lt;div class=''pokemon'' style=''background-image:url(./pokemon/&quot;&amp;[.B907]&amp;&quot;.png)''&gt;&lt;span&gt;&quot;&amp;[.A907]&amp;&quot;&lt;/span&gt;&lt;/div&gt;&lt;/div&gt;&quot;" office:value-type="string" office:string-value="&lt;div class=''entry psychic missingshiny lucky'' title=''galarian rapidash''&gt;&lt;div class=''pokemon'' style=''background-image:url(./pokemon/g078.png)''&gt;&lt;span&gt;078&lt;/span&gt;&lt;/div&gt;&lt;/div&gt;" calcext:value-type="string">
            <text:p>&lt;div class=''entry psychic missingshiny lucky'' title=''galarian rapidash''&gt;&lt;div class=''pokemon'' style=''background-image:url(./pokemon/g078.png)''&gt;&lt;span&gt;07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68</text:p>
          </table:table-cell>
          <table:table-cell office:value-type="string" calcext:value-type="string">
            <text:p>milcery</text:p>
          </table:table-cell>
          <table:table-cell office:value-type="string" calcext:value-type="string">
            <text:p>fairy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08]&amp;&quot; &quot;&amp;IF(ISTEXT([.F908]); [.F908]; IF(ISTEXT([.G908]); [.G908]; &quot;shiny&quot;) &amp; IF(ISTEXT([.H908]); &quot; &quot;&amp;[.H908]; &quot; lucky&quot;))&amp;&quot;'' title=''&quot;&amp;[.C908]&amp;&quot;''&gt;&lt;div class=''pokemon'' style=''background-image:url(./pokemon/&quot;&amp;[.B908]&amp;&quot;.png)''&gt;&lt;span&gt;&quot;&amp;[.A908]&amp;&quot;&lt;/span&gt;&lt;/div&gt;&lt;/div&gt;&quot;" office:value-type="string" office:string-value="&lt;div class=''entry fairy unreleased'' title=''milcery''&gt;&lt;div class=''pokemon'' style=''background-image:url(./pokemon/868.png)''&gt;&lt;span&gt;868&lt;/span&gt;&lt;/div&gt;&lt;/div&gt;" calcext:value-type="string">
            <text:p>&lt;div class=''entry fairy unreleased'' title=''milcery''&gt;&lt;div class=''pokemon'' style=''background-image:url(./pokemon/868.png)''&gt;&lt;span&gt;86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69</text:p>
          </table:table-cell>
          <table:table-cell office:value-type="string" calcext:value-type="string">
            <text:p>alcremie</text:p>
          </table:table-cell>
          <table:table-cell office:value-type="string" calcext:value-type="string">
            <text:p>fairy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09]&amp;&quot; &quot;&amp;IF(ISTEXT([.F909]); [.F909]; IF(ISTEXT([.G909]); [.G909]; &quot;shiny&quot;) &amp; IF(ISTEXT([.H909]); &quot; &quot;&amp;[.H909]; &quot; lucky&quot;))&amp;&quot;'' title=''&quot;&amp;[.C909]&amp;&quot;''&gt;&lt;div class=''pokemon'' style=''background-image:url(./pokemon/&quot;&amp;[.B909]&amp;&quot;.png)''&gt;&lt;span&gt;&quot;&amp;[.A909]&amp;&quot;&lt;/span&gt;&lt;/div&gt;&lt;/div&gt;&quot;" office:value-type="string" office:string-value="&lt;div class=''entry fairy unreleased'' title=''alcremie''&gt;&lt;div class=''pokemon'' style=''background-image:url(./pokemon/869.png)''&gt;&lt;span&gt;869&lt;/span&gt;&lt;/div&gt;&lt;/div&gt;" calcext:value-type="string">
            <text:p>&lt;div class=''entry fairy unreleased'' title=''alcremie''&gt;&lt;div class=''pokemon'' style=''background-image:url(./pokemon/869.png)''&gt;&lt;span&gt;86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70</text:p>
          </table:table-cell>
          <table:table-cell office:value-type="string" calcext:value-type="string">
            <text:p>falinks</text:p>
          </table:table-cell>
          <table:table-cell office:value-type="string" calcext:value-type="string">
            <text:p>fighting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910]&amp;&quot; &quot;&amp;IF(ISTEXT([.F910]); [.F910]; IF(ISTEXT([.G910]); [.G910]; &quot;shiny&quot;) &amp; IF(ISTEXT([.H910]); &quot; &quot;&amp;[.H910]; &quot; lucky&quot;))&amp;&quot;'' title=''&quot;&amp;[.C910]&amp;&quot;''&gt;&lt;div class=''pokemon'' style=''background-image:url(./pokemon/&quot;&amp;[.B910]&amp;&quot;.png)''&gt;&lt;span&gt;&quot;&amp;[.A910]&amp;&quot;&lt;/span&gt;&lt;/div&gt;&lt;/div&gt;&quot;" office:value-type="string" office:string-value="&lt;div class=''entry fighting noshiny lucky'' title=''falinks''&gt;&lt;div class=''pokemon'' style=''background-image:url(./pokemon/870.png)''&gt;&lt;span&gt;870&lt;/span&gt;&lt;/div&gt;&lt;/div&gt;" calcext:value-type="string">
            <text:p>&lt;div class=''entry fighting noshiny lucky'' title=''falinks''&gt;&lt;div class=''pokemon'' style=''background-image:url(./pokemon/870.png)''&gt;&lt;span&gt;87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71</text:p>
          </table:table-cell>
          <table:table-cell office:value-type="string" calcext:value-type="string">
            <text:p>pincurchin</text:p>
          </table:table-cell>
          <table:table-cell office:value-type="string" calcext:value-type="string">
            <text:p>electric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11]&amp;&quot; &quot;&amp;IF(ISTEXT([.F911]); [.F911]; IF(ISTEXT([.G911]); [.G911]; &quot;shiny&quot;) &amp; IF(ISTEXT([.H911]); &quot; &quot;&amp;[.H911]; &quot; lucky&quot;))&amp;&quot;'' title=''&quot;&amp;[.C911]&amp;&quot;''&gt;&lt;div class=''pokemon'' style=''background-image:url(./pokemon/&quot;&amp;[.B911]&amp;&quot;.png)''&gt;&lt;span&gt;&quot;&amp;[.A911]&amp;&quot;&lt;/span&gt;&lt;/div&gt;&lt;/div&gt;&quot;" office:value-type="string" office:string-value="&lt;div class=''entry electric unreleased'' title=''pincurchin''&gt;&lt;div class=''pokemon'' style=''background-image:url(./pokemon/871.png)''&gt;&lt;span&gt;871&lt;/span&gt;&lt;/div&gt;&lt;/div&gt;" calcext:value-type="string">
            <text:p>&lt;div class=''entry electric unreleased'' title=''pincurchin''&gt;&lt;div class=''pokemon'' style=''background-image:url(./pokemon/871.png)''&gt;&lt;span&gt;87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72</text:p>
          </table:table-cell>
          <table:table-cell office:value-type="string" calcext:value-type="string">
            <text:p>snom</text:p>
          </table:table-cell>
          <table:table-cell office:value-type="string" calcext:value-type="string">
            <text:p>ice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12]&amp;&quot; &quot;&amp;IF(ISTEXT([.F912]); [.F912]; IF(ISTEXT([.G912]); [.G912]; &quot;shiny&quot;) &amp; IF(ISTEXT([.H912]); &quot; &quot;&amp;[.H912]; &quot; lucky&quot;))&amp;&quot;'' title=''&quot;&amp;[.C912]&amp;&quot;''&gt;&lt;div class=''pokemon'' style=''background-image:url(./pokemon/&quot;&amp;[.B912]&amp;&quot;.png)''&gt;&lt;span&gt;&quot;&amp;[.A912]&amp;&quot;&lt;/span&gt;&lt;/div&gt;&lt;/div&gt;&quot;" office:value-type="string" office:string-value="&lt;div class=''entry ice unreleased'' title=''snom''&gt;&lt;div class=''pokemon'' style=''background-image:url(./pokemon/872.png)''&gt;&lt;span&gt;872&lt;/span&gt;&lt;/div&gt;&lt;/div&gt;" calcext:value-type="string">
            <text:p>&lt;div class=''entry ice unreleased'' title=''snom''&gt;&lt;div class=''pokemon'' style=''background-image:url(./pokemon/872.png)''&gt;&lt;span&gt;87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73</text:p>
          </table:table-cell>
          <table:table-cell office:value-type="string" calcext:value-type="string">
            <text:p>frosmoth</text:p>
          </table:table-cell>
          <table:table-cell office:value-type="string" calcext:value-type="string">
            <text:p>ice</text:p>
          </table:table-cell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13]&amp;&quot; &quot;&amp;IF(ISTEXT([.F913]); [.F913]; IF(ISTEXT([.G913]); [.G913]; &quot;shiny&quot;) &amp; IF(ISTEXT([.H913]); &quot; &quot;&amp;[.H913]; &quot; lucky&quot;))&amp;&quot;'' title=''&quot;&amp;[.C913]&amp;&quot;''&gt;&lt;div class=''pokemon'' style=''background-image:url(./pokemon/&quot;&amp;[.B913]&amp;&quot;.png)''&gt;&lt;span&gt;&quot;&amp;[.A913]&amp;&quot;&lt;/span&gt;&lt;/div&gt;&lt;/div&gt;&quot;" office:value-type="string" office:string-value="&lt;div class=''entry ice unreleased'' title=''frosmoth''&gt;&lt;div class=''pokemon'' style=''background-image:url(./pokemon/873.png)''&gt;&lt;span&gt;873&lt;/span&gt;&lt;/div&gt;&lt;/div&gt;" calcext:value-type="string">
            <text:p>&lt;div class=''entry ice unreleased'' title=''frosmoth''&gt;&lt;div class=''pokemon'' style=''background-image:url(./pokemon/873.png)''&gt;&lt;span&gt;873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g554</text:p>
          </table:table-cell>
          <table:table-cell table:style-name="ce17" office:value-type="string" calcext:value-type="string">
            <text:p>galarian darumaka</text:p>
          </table:table-cell>
          <table:table-cell office:value-type="string" calcext:value-type="string">
            <text:p>ice</text:p>
          </table:table-cell>
          <table:table-cell table:style-name="Default"/>
          <table:table-cell table:number-columns-repeated="4"/>
          <table:table-cell table:formula="of:=&quot;&lt;div class=''entry &quot;&amp;[.D914]&amp;&quot; &quot;&amp;IF(ISTEXT([.F914]); [.F914]; IF(ISTEXT([.G914]); [.G914]; &quot;shiny&quot;) &amp; IF(ISTEXT([.H914]); &quot; &quot;&amp;[.H914]; &quot; lucky&quot;))&amp;&quot;'' title=''&quot;&amp;[.C914]&amp;&quot;''&gt;&lt;div class=''pokemon'' style=''background-image:url(./pokemon/&quot;&amp;[.B914]&amp;&quot;.png)''&gt;&lt;span&gt;&quot;&amp;[.A914]&amp;&quot;&lt;/span&gt;&lt;/div&gt;&lt;/div&gt;&quot;" office:value-type="string" office:string-value="&lt;div class=''entry ice shiny lucky'' title=''galarian darumaka''&gt;&lt;div class=''pokemon'' style=''background-image:url(./pokemon/g554.png)''&gt;&lt;span&gt;554&lt;/span&gt;&lt;/div&gt;&lt;/div&gt;" calcext:value-type="string">
            <text:p>&lt;div class=''entry ice shiny lucky'' title=''galarian darumaka''&gt;&lt;div class=''pokemon'' style=''background-image:url(./pokemon/g554.png)''&gt;&lt;span&gt;554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</text:p>
          </table:table-cell>
          <table:table-cell office:value-type="string" calcext:value-type="string">
            <text:p>g555</text:p>
          </table:table-cell>
          <table:table-cell table:style-name="ce17" office:value-type="string" calcext:value-type="string">
            <text:p>galarian darmanitan</text:p>
          </table:table-cell>
          <table:table-cell office:value-type="string" calcext:value-type="string">
            <text:p>ice</text:p>
          </table:table-cell>
          <table:table-cell table:style-name="Default"/>
          <table:table-cell table:number-columns-repeated="4"/>
          <table:table-cell table:formula="of:=&quot;&lt;div class=''entry &quot;&amp;[.D915]&amp;&quot; &quot;&amp;IF(ISTEXT([.F915]); [.F915]; IF(ISTEXT([.G915]); [.G915]; &quot;shiny&quot;) &amp; IF(ISTEXT([.H915]); &quot; &quot;&amp;[.H915]; &quot; lucky&quot;))&amp;&quot;'' title=''&quot;&amp;[.C915]&amp;&quot;''&gt;&lt;div class=''pokemon'' style=''background-image:url(./pokemon/&quot;&amp;[.B915]&amp;&quot;.png)''&gt;&lt;span&gt;&quot;&amp;[.A915]&amp;&quot;&lt;/span&gt;&lt;/div&gt;&lt;/div&gt;&quot;" office:value-type="string" office:string-value="&lt;div class=''entry ice shiny lucky'' title=''galarian darmanitan''&gt;&lt;div class=''pokemon'' style=''background-image:url(./pokemon/g555.png)''&gt;&lt;span&gt;555&lt;/span&gt;&lt;/div&gt;&lt;/div&gt;" calcext:value-type="string">
            <text:p>&lt;div class=''entry ice shiny lucky'' title=''galarian darmanitan''&gt;&lt;div class=''pokemon'' style=''background-image:url(./pokemon/g555.png)''&gt;&lt;span&gt;55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74</text:p>
          </table:table-cell>
          <table:table-cell office:value-type="string" calcext:value-type="string">
            <text:p>stonjourner</text:p>
          </table:table-cell>
          <table:table-cell office:value-type="string" calcext:value-type="string">
            <text:p>rock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16]&amp;&quot; &quot;&amp;IF(ISTEXT([.F916]); [.F916]; IF(ISTEXT([.G916]); [.G916]; &quot;shiny&quot;) &amp; IF(ISTEXT([.H916]); &quot; &quot;&amp;[.H916]; &quot; lucky&quot;))&amp;&quot;'' title=''&quot;&amp;[.C916]&amp;&quot;''&gt;&lt;div class=''pokemon'' style=''background-image:url(./pokemon/&quot;&amp;[.B916]&amp;&quot;.png)''&gt;&lt;span&gt;&quot;&amp;[.A916]&amp;&quot;&lt;/span&gt;&lt;/div&gt;&lt;/div&gt;&quot;" office:value-type="string" office:string-value="&lt;div class=''entry rock unreleased'' title=''stonjourner''&gt;&lt;div class=''pokemon'' style=''background-image:url(./pokemon/874.png)''&gt;&lt;span&gt;874&lt;/span&gt;&lt;/div&gt;&lt;/div&gt;" calcext:value-type="string">
            <text:p>&lt;div class=''entry rock unreleased'' title=''stonjourner''&gt;&lt;div class=''pokemon'' style=''background-image:url(./pokemon/874.png)''&gt;&lt;span&gt;87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75</text:p>
          </table:table-cell>
          <table:table-cell office:value-type="string" calcext:value-type="string">
            <text:p>eiscue</text:p>
          </table:table-cell>
          <table:table-cell office:value-type="string" calcext:value-type="string">
            <text:p>ice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17]&amp;&quot; &quot;&amp;IF(ISTEXT([.F917]); [.F917]; IF(ISTEXT([.G917]); [.G917]; &quot;shiny&quot;) &amp; IF(ISTEXT([.H917]); &quot; &quot;&amp;[.H917]; &quot; lucky&quot;))&amp;&quot;'' title=''&quot;&amp;[.C917]&amp;&quot;''&gt;&lt;div class=''pokemon'' style=''background-image:url(./pokemon/&quot;&amp;[.B917]&amp;&quot;.png)''&gt;&lt;span&gt;&quot;&amp;[.A917]&amp;&quot;&lt;/span&gt;&lt;/div&gt;&lt;/div&gt;&quot;" office:value-type="string" office:string-value="&lt;div class=''entry ice unreleased'' title=''eiscue''&gt;&lt;div class=''pokemon'' style=''background-image:url(./pokemon/875.png)''&gt;&lt;span&gt;875&lt;/span&gt;&lt;/div&gt;&lt;/div&gt;" calcext:value-type="string">
            <text:p>&lt;div class=''entry ice unreleased'' title=''eiscue''&gt;&lt;div class=''pokemon'' style=''background-image:url(./pokemon/875.png)''&gt;&lt;span&gt;87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76</text:p>
          </table:table-cell>
          <table:table-cell office:value-type="string" calcext:value-type="string">
            <text:p>indeedee</text:p>
          </table:table-cell>
          <table:table-cell office:value-type="string" calcext:value-type="string">
            <text:p>psychic</text:p>
          </table:table-cell>
          <table:table-cell table:style-name="Default" office:value-type="string" calcext:value-type="string">
            <text:p>normal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18]&amp;&quot; &quot;&amp;IF(ISTEXT([.F918]); [.F918]; IF(ISTEXT([.G918]); [.G918]; &quot;shiny&quot;) &amp; IF(ISTEXT([.H918]); &quot; &quot;&amp;[.H918]; &quot; lucky&quot;))&amp;&quot;'' title=''&quot;&amp;[.C918]&amp;&quot;''&gt;&lt;div class=''pokemon'' style=''background-image:url(./pokemon/&quot;&amp;[.B918]&amp;&quot;.png)''&gt;&lt;span&gt;&quot;&amp;[.A918]&amp;&quot;&lt;/span&gt;&lt;/div&gt;&lt;/div&gt;&quot;" office:value-type="string" office:string-value="&lt;div class=''entry psychic unreleased'' title=''indeedee''&gt;&lt;div class=''pokemon'' style=''background-image:url(./pokemon/876.png)''&gt;&lt;span&gt;876&lt;/span&gt;&lt;/div&gt;&lt;/div&gt;" calcext:value-type="string">
            <text:p>&lt;div class=''entry psychic unreleased'' title=''indeedee''&gt;&lt;div class=''pokemon'' style=''background-image:url(./pokemon/876.png)''&gt;&lt;span&gt;87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77</text:p>
          </table:table-cell>
          <table:table-cell office:value-type="string" calcext:value-type="string">
            <text:p>morpeko</text:p>
          </table:table-cell>
          <table:table-cell office:value-type="string" calcext:value-type="string">
            <text:p>electric</text:p>
          </table:table-cell>
          <table:table-cell table:style-name="Default" office:value-type="string" calcext:value-type="string">
            <text:p>dark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19]&amp;&quot; &quot;&amp;IF(ISTEXT([.F919]); [.F919]; IF(ISTEXT([.G919]); [.G919]; &quot;shiny&quot;) &amp; IF(ISTEXT([.H919]); &quot; &quot;&amp;[.H919]; &quot; lucky&quot;))&amp;&quot;'' title=''&quot;&amp;[.C919]&amp;&quot;''&gt;&lt;div class=''pokemon'' style=''background-image:url(./pokemon/&quot;&amp;[.B919]&amp;&quot;.png)''&gt;&lt;span&gt;&quot;&amp;[.A919]&amp;&quot;&lt;/span&gt;&lt;/div&gt;&lt;/div&gt;&quot;" office:value-type="string" office:string-value="&lt;div class=''entry electric unreleased'' title=''morpeko''&gt;&lt;div class=''pokemon'' style=''background-image:url(./pokemon/877.png)''&gt;&lt;span&gt;877&lt;/span&gt;&lt;/div&gt;&lt;/div&gt;" calcext:value-type="string">
            <text:p>&lt;div class=''entry electric unreleased'' title=''morpeko''&gt;&lt;div class=''pokemon'' style=''background-image:url(./pokemon/877.png)''&gt;&lt;span&gt;87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78</text:p>
          </table:table-cell>
          <table:table-cell office:value-type="string" calcext:value-type="string">
            <text:p>cufant</text:p>
          </table:table-cell>
          <table:table-cell office:value-type="string" calcext:value-type="string">
            <text:p>steel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20]&amp;&quot; &quot;&amp;IF(ISTEXT([.F920]); [.F920]; IF(ISTEXT([.G920]); [.G920]; &quot;shiny&quot;) &amp; IF(ISTEXT([.H920]); &quot; &quot;&amp;[.H920]; &quot; lucky&quot;))&amp;&quot;'' title=''&quot;&amp;[.C920]&amp;&quot;''&gt;&lt;div class=''pokemon'' style=''background-image:url(./pokemon/&quot;&amp;[.B920]&amp;&quot;.png)''&gt;&lt;span&gt;&quot;&amp;[.A920]&amp;&quot;&lt;/span&gt;&lt;/div&gt;&lt;/div&gt;&quot;" office:value-type="string" office:string-value="&lt;div class=''entry steel unreleased'' title=''cufant''&gt;&lt;div class=''pokemon'' style=''background-image:url(./pokemon/878.png)''&gt;&lt;span&gt;878&lt;/span&gt;&lt;/div&gt;&lt;/div&gt;" calcext:value-type="string">
            <text:p>&lt;div class=''entry steel unreleased'' title=''cufant''&gt;&lt;div class=''pokemon'' style=''background-image:url(./pokemon/878.png)''&gt;&lt;span&gt;87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79</text:p>
          </table:table-cell>
          <table:table-cell office:value-type="string" calcext:value-type="string">
            <text:p>copperajah</text:p>
          </table:table-cell>
          <table:table-cell office:value-type="string" calcext:value-type="string">
            <text:p>steel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21]&amp;&quot; &quot;&amp;IF(ISTEXT([.F921]); [.F921]; IF(ISTEXT([.G921]); [.G921]; &quot;shiny&quot;) &amp; IF(ISTEXT([.H921]); &quot; &quot;&amp;[.H921]; &quot; lucky&quot;))&amp;&quot;'' title=''&quot;&amp;[.C921]&amp;&quot;''&gt;&lt;div class=''pokemon'' style=''background-image:url(./pokemon/&quot;&amp;[.B921]&amp;&quot;.png)''&gt;&lt;span&gt;&quot;&amp;[.A921]&amp;&quot;&lt;/span&gt;&lt;/div&gt;&lt;/div&gt;&quot;" office:value-type="string" office:string-value="&lt;div class=''entry steel unreleased'' title=''copperajah''&gt;&lt;div class=''pokemon'' style=''background-image:url(./pokemon/879.png)''&gt;&lt;span&gt;879&lt;/span&gt;&lt;/div&gt;&lt;/div&gt;" calcext:value-type="string">
            <text:p>&lt;div class=''entry steel unreleased'' title=''copperajah''&gt;&lt;div class=''pokemon'' style=''background-image:url(./pokemon/879.png)''&gt;&lt;span&gt;87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80</text:p>
          </table:table-cell>
          <table:table-cell office:value-type="string" calcext:value-type="string">
            <text:p>dracozolt</text:p>
          </table:table-cell>
          <table:table-cell office:value-type="string" calcext:value-type="string">
            <text:p>electric</text:p>
          </table:table-cell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22]&amp;&quot; &quot;&amp;IF(ISTEXT([.F922]); [.F922]; IF(ISTEXT([.G922]); [.G922]; &quot;shiny&quot;) &amp; IF(ISTEXT([.H922]); &quot; &quot;&amp;[.H922]; &quot; lucky&quot;))&amp;&quot;'' title=''&quot;&amp;[.C922]&amp;&quot;''&gt;&lt;div class=''pokemon'' style=''background-image:url(./pokemon/&quot;&amp;[.B922]&amp;&quot;.png)''&gt;&lt;span&gt;&quot;&amp;[.A922]&amp;&quot;&lt;/span&gt;&lt;/div&gt;&lt;/div&gt;&quot;" office:value-type="string" office:string-value="&lt;div class=''entry electric unreleased'' title=''dracozolt''&gt;&lt;div class=''pokemon'' style=''background-image:url(./pokemon/880.png)''&gt;&lt;span&gt;880&lt;/span&gt;&lt;/div&gt;&lt;/div&gt;" calcext:value-type="string">
            <text:p>&lt;div class=''entry electric unreleased'' title=''dracozolt''&gt;&lt;div class=''pokemon'' style=''background-image:url(./pokemon/880.png)''&gt;&lt;span&gt;88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81</text:p>
          </table:table-cell>
          <table:table-cell office:value-type="string" calcext:value-type="string">
            <text:p>arctozolt</text:p>
          </table:table-cell>
          <table:table-cell office:value-type="string" calcext:value-type="string">
            <text:p>electric</text:p>
          </table:table-cell>
          <table:table-cell table:style-name="Default" office:value-type="string" calcext:value-type="string">
            <text:p>ice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23]&amp;&quot; &quot;&amp;IF(ISTEXT([.F923]); [.F923]; IF(ISTEXT([.G923]); [.G923]; &quot;shiny&quot;) &amp; IF(ISTEXT([.H923]); &quot; &quot;&amp;[.H923]; &quot; lucky&quot;))&amp;&quot;'' title=''&quot;&amp;[.C923]&amp;&quot;''&gt;&lt;div class=''pokemon'' style=''background-image:url(./pokemon/&quot;&amp;[.B923]&amp;&quot;.png)''&gt;&lt;span&gt;&quot;&amp;[.A923]&amp;&quot;&lt;/span&gt;&lt;/div&gt;&lt;/div&gt;&quot;" office:value-type="string" office:string-value="&lt;div class=''entry electric unreleased'' title=''arctozolt''&gt;&lt;div class=''pokemon'' style=''background-image:url(./pokemon/881.png)''&gt;&lt;span&gt;881&lt;/span&gt;&lt;/div&gt;&lt;/div&gt;" calcext:value-type="string">
            <text:p>&lt;div class=''entry electric unreleased'' title=''arctozolt''&gt;&lt;div class=''pokemon'' style=''background-image:url(./pokemon/881.png)''&gt;&lt;span&gt;88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82</text:p>
          </table:table-cell>
          <table:table-cell office:value-type="string" calcext:value-type="string">
            <text:p>dracovish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24]&amp;&quot; &quot;&amp;IF(ISTEXT([.F924]); [.F924]; IF(ISTEXT([.G924]); [.G924]; &quot;shiny&quot;) &amp; IF(ISTEXT([.H924]); &quot; &quot;&amp;[.H924]; &quot; lucky&quot;))&amp;&quot;'' title=''&quot;&amp;[.C924]&amp;&quot;''&gt;&lt;div class=''pokemon'' style=''background-image:url(./pokemon/&quot;&amp;[.B924]&amp;&quot;.png)''&gt;&lt;span&gt;&quot;&amp;[.A924]&amp;&quot;&lt;/span&gt;&lt;/div&gt;&lt;/div&gt;&quot;" office:value-type="string" office:string-value="&lt;div class=''entry water unreleased'' title=''dracovish''&gt;&lt;div class=''pokemon'' style=''background-image:url(./pokemon/882.png)''&gt;&lt;span&gt;882&lt;/span&gt;&lt;/div&gt;&lt;/div&gt;" calcext:value-type="string">
            <text:p>&lt;div class=''entry water unreleased'' title=''dracovish''&gt;&lt;div class=''pokemon'' style=''background-image:url(./pokemon/882.png)''&gt;&lt;span&gt;88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83</text:p>
          </table:table-cell>
          <table:table-cell office:value-type="string" calcext:value-type="string">
            <text:p>arctovish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ice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25]&amp;&quot; &quot;&amp;IF(ISTEXT([.F925]); [.F925]; IF(ISTEXT([.G925]); [.G925]; &quot;shiny&quot;) &amp; IF(ISTEXT([.H925]); &quot; &quot;&amp;[.H925]; &quot; lucky&quot;))&amp;&quot;'' title=''&quot;&amp;[.C925]&amp;&quot;''&gt;&lt;div class=''pokemon'' style=''background-image:url(./pokemon/&quot;&amp;[.B925]&amp;&quot;.png)''&gt;&lt;span&gt;&quot;&amp;[.A925]&amp;&quot;&lt;/span&gt;&lt;/div&gt;&lt;/div&gt;&quot;" office:value-type="string" office:string-value="&lt;div class=''entry water unreleased'' title=''arctovish''&gt;&lt;div class=''pokemon'' style=''background-image:url(./pokemon/883.png)''&gt;&lt;span&gt;883&lt;/span&gt;&lt;/div&gt;&lt;/div&gt;" calcext:value-type="string">
            <text:p>&lt;div class=''entry water unreleased'' title=''arctovish''&gt;&lt;div class=''pokemon'' style=''background-image:url(./pokemon/883.png)''&gt;&lt;span&gt;88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84</text:p>
          </table:table-cell>
          <table:table-cell office:value-type="string" calcext:value-type="string">
            <text:p>duraludon</text:p>
          </table:table-cell>
          <table:table-cell office:value-type="string" calcext:value-type="string">
            <text:p>steel</text:p>
          </table:table-cell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26]&amp;&quot; &quot;&amp;IF(ISTEXT([.F926]); [.F926]; IF(ISTEXT([.G926]); [.G926]; &quot;shiny&quot;) &amp; IF(ISTEXT([.H926]); &quot; &quot;&amp;[.H926]; &quot; lucky&quot;))&amp;&quot;'' title=''&quot;&amp;[.C926]&amp;&quot;''&gt;&lt;div class=''pokemon'' style=''background-image:url(./pokemon/&quot;&amp;[.B926]&amp;&quot;.png)''&gt;&lt;span&gt;&quot;&amp;[.A926]&amp;&quot;&lt;/span&gt;&lt;/div&gt;&lt;/div&gt;&quot;" office:value-type="string" office:string-value="&lt;div class=''entry steel unreleased'' title=''duraludon''&gt;&lt;div class=''pokemon'' style=''background-image:url(./pokemon/884.png)''&gt;&lt;span&gt;884&lt;/span&gt;&lt;/div&gt;&lt;/div&gt;" calcext:value-type="string">
            <text:p>&lt;div class=''entry steel unreleased'' title=''duraludon''&gt;&lt;div class=''pokemon'' style=''background-image:url(./pokemon/884.png)''&gt;&lt;span&gt;88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85</text:p>
          </table:table-cell>
          <table:table-cell office:value-type="string" calcext:value-type="string">
            <text:p>dreepy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ghost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27]&amp;&quot; &quot;&amp;IF(ISTEXT([.F927]); [.F927]; IF(ISTEXT([.G927]); [.G927]; &quot;shiny&quot;) &amp; IF(ISTEXT([.H927]); &quot; &quot;&amp;[.H927]; &quot; lucky&quot;))&amp;&quot;'' title=''&quot;&amp;[.C927]&amp;&quot;''&gt;&lt;div class=''pokemon'' style=''background-image:url(./pokemon/&quot;&amp;[.B927]&amp;&quot;.png)''&gt;&lt;span&gt;&quot;&amp;[.A927]&amp;&quot;&lt;/span&gt;&lt;/div&gt;&lt;/div&gt;&quot;" office:value-type="string" office:string-value="&lt;div class=''entry dragon unreleased'' title=''dreepy''&gt;&lt;div class=''pokemon'' style=''background-image:url(./pokemon/885.png)''&gt;&lt;span&gt;885&lt;/span&gt;&lt;/div&gt;&lt;/div&gt;" calcext:value-type="string">
            <text:p>&lt;div class=''entry dragon unreleased'' title=''dreepy''&gt;&lt;div class=''pokemon'' style=''background-image:url(./pokemon/885.png)''&gt;&lt;span&gt;88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86</text:p>
          </table:table-cell>
          <table:table-cell office:value-type="string" calcext:value-type="string">
            <text:p>drakloak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ghost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28]&amp;&quot; &quot;&amp;IF(ISTEXT([.F928]); [.F928]; IF(ISTEXT([.G928]); [.G928]; &quot;shiny&quot;) &amp; IF(ISTEXT([.H928]); &quot; &quot;&amp;[.H928]; &quot; lucky&quot;))&amp;&quot;'' title=''&quot;&amp;[.C928]&amp;&quot;''&gt;&lt;div class=''pokemon'' style=''background-image:url(./pokemon/&quot;&amp;[.B928]&amp;&quot;.png)''&gt;&lt;span&gt;&quot;&amp;[.A928]&amp;&quot;&lt;/span&gt;&lt;/div&gt;&lt;/div&gt;&quot;" office:value-type="string" office:string-value="&lt;div class=''entry dragon unreleased'' title=''drakloak''&gt;&lt;div class=''pokemon'' style=''background-image:url(./pokemon/886.png)''&gt;&lt;span&gt;886&lt;/span&gt;&lt;/div&gt;&lt;/div&gt;" calcext:value-type="string">
            <text:p>&lt;div class=''entry dragon unreleased'' title=''drakloak''&gt;&lt;div class=''pokemon'' style=''background-image:url(./pokemon/886.png)''&gt;&lt;span&gt;88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87</text:p>
          </table:table-cell>
          <table:table-cell office:value-type="string" calcext:value-type="string">
            <text:p>dragapult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ghost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29]&amp;&quot; &quot;&amp;IF(ISTEXT([.F929]); [.F929]; IF(ISTEXT([.G929]); [.G929]; &quot;shiny&quot;) &amp; IF(ISTEXT([.H929]); &quot; &quot;&amp;[.H929]; &quot; lucky&quot;))&amp;&quot;'' title=''&quot;&amp;[.C929]&amp;&quot;''&gt;&lt;div class=''pokemon'' style=''background-image:url(./pokemon/&quot;&amp;[.B929]&amp;&quot;.png)''&gt;&lt;span&gt;&quot;&amp;[.A929]&amp;&quot;&lt;/span&gt;&lt;/div&gt;&lt;/div&gt;&quot;" office:value-type="string" office:string-value="&lt;div class=''entry dragon unreleased'' title=''dragapult''&gt;&lt;div class=''pokemon'' style=''background-image:url(./pokemon/887.png)''&gt;&lt;span&gt;887&lt;/span&gt;&lt;/div&gt;&lt;/div&gt;" calcext:value-type="string">
            <text:p>&lt;div class=''entry dragon unreleased'' title=''dragapult''&gt;&lt;div class=''pokemon'' style=''background-image:url(./pokemon/887.png)''&gt;&lt;span&gt;88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88</text:p>
          </table:table-cell>
          <table:table-cell office:value-type="string" calcext:value-type="string">
            <text:p>zacian</text:p>
          </table:table-cell>
          <table:table-cell office:value-type="string" calcext:value-type="string">
            <text:p>fairy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930]&amp;&quot; &quot;&amp;IF(ISTEXT([.F930]); [.F930]; IF(ISTEXT([.G930]); [.G930]; &quot;shiny&quot;) &amp; IF(ISTEXT([.H930]); &quot; &quot;&amp;[.H930]; &quot; lucky&quot;))&amp;&quot;'' title=''&quot;&amp;[.C930]&amp;&quot;''&gt;&lt;div class=''pokemon'' style=''background-image:url(./pokemon/&quot;&amp;[.B930]&amp;&quot;.png)''&gt;&lt;span&gt;&quot;&amp;[.A930]&amp;&quot;&lt;/span&gt;&lt;/div&gt;&lt;/div&gt;&quot;" office:value-type="string" office:string-value="&lt;div class=''entry fairy noshiny missinglucky'' title=''zacian''&gt;&lt;div class=''pokemon'' style=''background-image:url(./pokemon/888.png)''&gt;&lt;span&gt;888&lt;/span&gt;&lt;/div&gt;&lt;/div&gt;" calcext:value-type="string">
            <text:p>&lt;div class=''entry fairy noshiny missinglucky'' title=''zacian''&gt;&lt;div class=''pokemon'' style=''background-image:url(./pokemon/888.png)''&gt;&lt;span&gt;88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89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fighting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931]&amp;&quot; &quot;&amp;IF(ISTEXT([.F931]); [.F931]; IF(ISTEXT([.G931]); [.G931]; &quot;shiny&quot;) &amp; IF(ISTEXT([.H931]); &quot; &quot;&amp;[.H931]; &quot; lucky&quot;))&amp;&quot;'' title=''&quot;&amp;[.C931]&amp;&quot;''&gt;&lt;div class=''pokemon'' style=''background-image:url(./pokemon/&quot;&amp;[.B931]&amp;&quot;.png)''&gt;&lt;span&gt;&quot;&amp;[.A931]&amp;&quot;&lt;/span&gt;&lt;/div&gt;&lt;/div&gt;&quot;" office:value-type="string" office:string-value="&lt;div class=''entry fighting noshiny lucky'' title=''zamazenta''&gt;&lt;div class=''pokemon'' style=''background-image:url(./pokemon/889.png)''&gt;&lt;span&gt;889&lt;/span&gt;&lt;/div&gt;&lt;/div&gt;" calcext:value-type="string">
            <text:p>&lt;div class=''entry fighting noshiny lucky'' title=''zamazenta''&gt;&lt;div class=''pokemon'' style=''background-image:url(./pokemon/889.png)''&gt;&lt;span&gt;88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90</text:p>
          </table:table-cell>
          <table:table-cell office:value-type="string" calcext:value-type="string">
            <text:p>eternatus</text:p>
          </table:table-cell>
          <table:table-cell office:value-type="string" calcext:value-type="string">
            <text:p>poison</text:p>
          </table:table-cell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32]&amp;&quot; &quot;&amp;IF(ISTEXT([.F932]); [.F932]; IF(ISTEXT([.G932]); [.G932]; &quot;shiny&quot;) &amp; IF(ISTEXT([.H932]); &quot; &quot;&amp;[.H932]; &quot; lucky&quot;))&amp;&quot;'' title=''&quot;&amp;[.C932]&amp;&quot;''&gt;&lt;div class=''pokemon'' style=''background-image:url(./pokemon/&quot;&amp;[.B932]&amp;&quot;.png)''&gt;&lt;span&gt;&quot;&amp;[.A932]&amp;&quot;&lt;/span&gt;&lt;/div&gt;&lt;/div&gt;&quot;" office:value-type="string" office:string-value="&lt;div class=''entry poison unreleased'' title=''eternatus''&gt;&lt;div class=''pokemon'' style=''background-image:url(./pokemon/890.png)''&gt;&lt;span&gt;890&lt;/span&gt;&lt;/div&gt;&lt;/div&gt;" calcext:value-type="string">
            <text:p>&lt;div class=''entry poison unreleased'' title=''eternatus''&gt;&lt;div class=''pokemon'' style=''background-image:url(./pokemon/890.png)''&gt;&lt;span&gt;89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91</text:p>
          </table:table-cell>
          <table:table-cell office:value-type="string" calcext:value-type="string">
            <text:p>kubfu</text:p>
          </table:table-cell>
          <table:table-cell office:value-type="string" calcext:value-type="string">
            <text:p>fighting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33]&amp;&quot; &quot;&amp;IF(ISTEXT([.F933]); [.F933]; IF(ISTEXT([.G933]); [.G933]; &quot;shiny&quot;) &amp; IF(ISTEXT([.H933]); &quot; &quot;&amp;[.H933]; &quot; lucky&quot;))&amp;&quot;'' title=''&quot;&amp;[.C933]&amp;&quot;''&gt;&lt;div class=''pokemon'' style=''background-image:url(./pokemon/&quot;&amp;[.B933]&amp;&quot;.png)''&gt;&lt;span&gt;&quot;&amp;[.A933]&amp;&quot;&lt;/span&gt;&lt;/div&gt;&lt;/div&gt;&quot;" office:value-type="string" office:string-value="&lt;div class=''entry fighting unreleased'' title=''kubfu''&gt;&lt;div class=''pokemon'' style=''background-image:url(./pokemon/891.png)''&gt;&lt;span&gt;891&lt;/span&gt;&lt;/div&gt;&lt;/div&gt;" calcext:value-type="string">
            <text:p>&lt;div class=''entry fighting unreleased'' title=''kubfu''&gt;&lt;div class=''pokemon'' style=''background-image:url(./pokemon/891.png)''&gt;&lt;span&gt;89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92</text:p>
          </table:table-cell>
          <table:table-cell office:value-type="string" calcext:value-type="string">
            <text:p>urshifu</text:p>
          </table:table-cell>
          <table:table-cell office:value-type="string" calcext:value-type="string">
            <text:p>fighting</text:p>
          </table:table-cell>
          <table:table-cell table:style-name="Default" office:value-type="string" calcext:value-type="string">
            <text:p>dark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34]&amp;&quot; &quot;&amp;IF(ISTEXT([.F934]); [.F934]; IF(ISTEXT([.G934]); [.G934]; &quot;shiny&quot;) &amp; IF(ISTEXT([.H934]); &quot; &quot;&amp;[.H934]; &quot; lucky&quot;))&amp;&quot;'' title=''&quot;&amp;[.C934]&amp;&quot;''&gt;&lt;div class=''pokemon'' style=''background-image:url(./pokemon/&quot;&amp;[.B934]&amp;&quot;.png)''&gt;&lt;span&gt;&quot;&amp;[.A934]&amp;&quot;&lt;/span&gt;&lt;/div&gt;&lt;/div&gt;&quot;" office:value-type="string" office:string-value="&lt;div class=''entry fighting unreleased'' title=''urshifu''&gt;&lt;div class=''pokemon'' style=''background-image:url(./pokemon/892.png)''&gt;&lt;span&gt;892&lt;/span&gt;&lt;/div&gt;&lt;/div&gt;" calcext:value-type="string">
            <text:p>&lt;div class=''entry fighting unreleased'' title=''urshifu''&gt;&lt;div class=''pokemon'' style=''background-image:url(./pokemon/892.png)''&gt;&lt;span&gt;892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93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grass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35]&amp;&quot; &quot;&amp;IF(ISTEXT([.F935]); [.F935]; IF(ISTEXT([.G935]); [.G935]; &quot;shiny&quot;) &amp; IF(ISTEXT([.H935]); &quot; &quot;&amp;[.H935]; &quot; lucky&quot;))&amp;&quot;'' title=''&quot;&amp;[.C935]&amp;&quot;''&gt;&lt;div class=''pokemon'' style=''background-image:url(./pokemon/&quot;&amp;[.B935]&amp;&quot;.png)''&gt;&lt;span&gt;&quot;&amp;[.A935]&amp;&quot;&lt;/span&gt;&lt;/div&gt;&lt;/div&gt;&quot;" office:value-type="string" office:string-value="&lt;div class=''entry dark noshiny nolucky'' title=''zarude''&gt;&lt;div class=''pokemon'' style=''background-image:url(./pokemon/893.png)''&gt;&lt;span&gt;893&lt;/span&gt;&lt;/div&gt;&lt;/div&gt;" calcext:value-type="string">
            <text:p>&lt;div class=''entry dark noshiny nolucky'' title=''zarude''&gt;&lt;div class=''pokemon'' style=''background-image:url(./pokemon/893.png)''&gt;&lt;span&gt;89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94</text:p>
          </table:table-cell>
          <table:table-cell office:value-type="string" calcext:value-type="string">
            <text:p>regieleki</text:p>
          </table:table-cell>
          <table:table-cell office:value-type="string" calcext:value-type="string">
            <text:p>electric</text:p>
          </table:table-cell>
          <table:table-cell table:style-name="Default"/>
          <table:table-cell office:value-type="string" calcext:value-type="string">
            <text:p>missing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936]&amp;&quot; &quot;&amp;IF(ISTEXT([.F936]); [.F936]; IF(ISTEXT([.G936]); [.G936]; &quot;shiny&quot;) &amp; IF(ISTEXT([.H936]); &quot; &quot;&amp;[.H936]; &quot; lucky&quot;))&amp;&quot;'' title=''&quot;&amp;[.C936]&amp;&quot;''&gt;&lt;div class=''pokemon'' style=''background-image:url(./pokemon/&quot;&amp;[.B936]&amp;&quot;.png)''&gt;&lt;span&gt;&quot;&amp;[.A936]&amp;&quot;&lt;/span&gt;&lt;/div&gt;&lt;/div&gt;&quot;" office:value-type="string" office:string-value="&lt;div class=''entry electric missing'' title=''regieleki''&gt;&lt;div class=''pokemon'' style=''background-image:url(./pokemon/894.png)''&gt;&lt;span&gt;894&lt;/span&gt;&lt;/div&gt;&lt;/div&gt;" calcext:value-type="string">
            <text:p>&lt;div class=''entry electric missing'' title=''regieleki''&gt;&lt;div class=''pokemon'' style=''background-image:url(./pokemon/894.png)''&gt;&lt;span&gt;894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95</text:p>
          </table:table-cell>
          <table:table-cell office:value-type="string" calcext:value-type="string">
            <text:p>regidrago</text:p>
          </table:table-cell>
          <table:table-cell office:value-type="string" calcext:value-type="string">
            <text:p>dragon</text:p>
          </table:table-cell>
          <table:table-cell table:style-name="Default"/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937]&amp;&quot; &quot;&amp;IF(ISTEXT([.F937]); [.F937]; IF(ISTEXT([.G937]); [.G937]; &quot;shiny&quot;) &amp; IF(ISTEXT([.H937]); &quot; &quot;&amp;[.H937]; &quot; lucky&quot;))&amp;&quot;'' title=''&quot;&amp;[.C937]&amp;&quot;''&gt;&lt;div class=''pokemon'' style=''background-image:url(./pokemon/&quot;&amp;[.B937]&amp;&quot;.png)''&gt;&lt;span&gt;&quot;&amp;[.A937]&amp;&quot;&lt;/span&gt;&lt;/div&gt;&lt;/div&gt;&quot;" office:value-type="string" office:string-value="&lt;div class=''entry dragon noshiny missinglucky'' title=''regidrago''&gt;&lt;div class=''pokemon'' style=''background-image:url(./pokemon/895.png)''&gt;&lt;span&gt;895&lt;/span&gt;&lt;/div&gt;&lt;/div&gt;" calcext:value-type="string">
            <text:p>&lt;div class=''entry dragon noshiny missinglucky'' title=''regidrago''&gt;&lt;div class=''pokemon'' style=''background-image:url(./pokemon/895.png)''&gt;&lt;span&gt;895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g144</text:p>
          </table:table-cell>
          <table:table-cell table:style-name="ce17" office:value-type="string" calcext:value-type="string">
            <text:p>galarian articuno</text:p>
          </table:table-cell>
          <table:table-cell office:value-type="string" calcext:value-type="string">
            <text:p>psychic</text:p>
          </table:table-cell>
          <table:table-cell table:style-name="Default" office:value-type="string" calcext:value-type="string">
            <text:p>flying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938]&amp;&quot; &quot;&amp;IF(ISTEXT([.F938]); [.F938]; IF(ISTEXT([.G938]); [.G938]; &quot;shiny&quot;) &amp; IF(ISTEXT([.H938]); &quot; &quot;&amp;[.H938]; &quot; lucky&quot;))&amp;&quot;'' title=''&quot;&amp;[.C938]&amp;&quot;''&gt;&lt;div class=''pokemon'' style=''background-image:url(./pokemon/&quot;&amp;[.B938]&amp;&quot;.png)''&gt;&lt;span&gt;&quot;&amp;[.A938]&amp;&quot;&lt;/span&gt;&lt;/div&gt;&lt;/div&gt;&quot;" office:value-type="string" office:string-value="&lt;div class=''entry psychic missing'' title=''galarian articuno''&gt;&lt;div class=''pokemon'' style=''background-image:url(./pokemon/g144.png)''&gt;&lt;span&gt;144&lt;/span&gt;&lt;/div&gt;&lt;/div&gt;" calcext:value-type="string">
            <text:p>&lt;div class=''entry psychic missing'' title=''galarian articuno''&gt;&lt;div class=''pokemon'' style=''background-image:url(./pokemon/g144.png)''&gt;&lt;span&gt;144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g145</text:p>
          </table:table-cell>
          <table:table-cell table:style-name="ce17" office:value-type="string" calcext:value-type="string">
            <text:p>galarian zapdos</text:p>
          </table:table-cell>
          <table:table-cell office:value-type="string" calcext:value-type="string">
            <text:p>fighting</text:p>
          </table:table-cell>
          <table:table-cell table:style-name="Default" office:value-type="string" calcext:value-type="string">
            <text:p>flying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939]&amp;&quot; &quot;&amp;IF(ISTEXT([.F939]); [.F939]; IF(ISTEXT([.G939]); [.G939]; &quot;shiny&quot;) &amp; IF(ISTEXT([.H939]); &quot; &quot;&amp;[.H939]; &quot; lucky&quot;))&amp;&quot;'' title=''&quot;&amp;[.C939]&amp;&quot;''&gt;&lt;div class=''pokemon'' style=''background-image:url(./pokemon/&quot;&amp;[.B939]&amp;&quot;.png)''&gt;&lt;span&gt;&quot;&amp;[.A939]&amp;&quot;&lt;/span&gt;&lt;/div&gt;&lt;/div&gt;&quot;" office:value-type="string" office:string-value="&lt;div class=''entry fighting missing'' title=''galarian zapdos''&gt;&lt;div class=''pokemon'' style=''background-image:url(./pokemon/g145.png)''&gt;&lt;span&gt;145&lt;/span&gt;&lt;/div&gt;&lt;/div&gt;" calcext:value-type="string">
            <text:p>&lt;div class=''entry fighting missing'' title=''galarian zapdos''&gt;&lt;div class=''pokemon'' style=''background-image:url(./pokemon/g145.png)''&gt;&lt;span&gt;145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g146</text:p>
          </table:table-cell>
          <table:table-cell table:style-name="ce17" office:value-type="string" calcext:value-type="string">
            <text:p>galarian moltres</text:p>
          </table:table-cell>
          <table:table-cell office:value-type="string" calcext:value-type="string">
            <text:p>dark</text:p>
          </table:table-cell>
          <table:table-cell table:style-name="Default" office:value-type="string" calcext:value-type="string">
            <text:p>flying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940]&amp;&quot; &quot;&amp;IF(ISTEXT([.F940]); [.F940]; IF(ISTEXT([.G940]); [.G940]; &quot;shiny&quot;) &amp; IF(ISTEXT([.H940]); &quot; &quot;&amp;[.H940]; &quot; lucky&quot;))&amp;&quot;'' title=''&quot;&amp;[.C940]&amp;&quot;''&gt;&lt;div class=''pokemon'' style=''background-image:url(./pokemon/&quot;&amp;[.B940]&amp;&quot;.png)''&gt;&lt;span&gt;&quot;&amp;[.A940]&amp;&quot;&lt;/span&gt;&lt;/div&gt;&lt;/div&gt;&quot;" office:value-type="string" office:string-value="&lt;div class=''entry dark missing'' title=''galarian moltres''&gt;&lt;div class=''pokemon'' style=''background-image:url(./pokemon/g146.png)''&gt;&lt;span&gt;146&lt;/span&gt;&lt;/div&gt;&lt;/div&gt;" calcext:value-type="string">
            <text:p>&lt;div class=''entry dark missing'' title=''galarian moltres''&gt;&lt;div class=''pokemon'' style=''background-image:url(./pokemon/g146.png)''&gt;&lt;span&gt;14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96</text:p>
          </table:table-cell>
          <table:table-cell office:value-type="string" calcext:value-type="string">
            <text:p>glastrier</text:p>
          </table:table-cell>
          <table:table-cell office:value-type="string" calcext:value-type="string">
            <text:p>ice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41]&amp;&quot; &quot;&amp;IF(ISTEXT([.F941]); [.F941]; IF(ISTEXT([.G941]); [.G941]; &quot;shiny&quot;) &amp; IF(ISTEXT([.H941]); &quot; &quot;&amp;[.H941]; &quot; lucky&quot;))&amp;&quot;'' title=''&quot;&amp;[.C941]&amp;&quot;''&gt;&lt;div class=''pokemon'' style=''background-image:url(./pokemon/&quot;&amp;[.B941]&amp;&quot;.png)''&gt;&lt;span&gt;&quot;&amp;[.A941]&amp;&quot;&lt;/span&gt;&lt;/div&gt;&lt;/div&gt;&quot;" office:value-type="string" office:string-value="&lt;div class=''entry ice unreleased'' title=''glastrier''&gt;&lt;div class=''pokemon'' style=''background-image:url(./pokemon/896.png)''&gt;&lt;span&gt;896&lt;/span&gt;&lt;/div&gt;&lt;/div&gt;" calcext:value-type="string">
            <text:p>&lt;div class=''entry ice unreleased'' title=''glastrier''&gt;&lt;div class=''pokemon'' style=''background-image:url(./pokemon/896.png)''&gt;&lt;span&gt;896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97</text:p>
          </table:table-cell>
          <table:table-cell office:value-type="string" calcext:value-type="string">
            <text:p>spectrier</text:p>
          </table:table-cell>
          <table:table-cell office:value-type="string" calcext:value-type="string">
            <text:p>ghost</text:p>
          </table:table-cell>
          <table:table-cell table:style-name="Default"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42]&amp;&quot; &quot;&amp;IF(ISTEXT([.F942]); [.F942]; IF(ISTEXT([.G942]); [.G942]; &quot;shiny&quot;) &amp; IF(ISTEXT([.H942]); &quot; &quot;&amp;[.H942]; &quot; lucky&quot;))&amp;&quot;'' title=''&quot;&amp;[.C942]&amp;&quot;''&gt;&lt;div class=''pokemon'' style=''background-image:url(./pokemon/&quot;&amp;[.B942]&amp;&quot;.png)''&gt;&lt;span&gt;&quot;&amp;[.A942]&amp;&quot;&lt;/span&gt;&lt;/div&gt;&lt;/div&gt;&quot;" office:value-type="string" office:string-value="&lt;div class=''entry ghost unreleased'' title=''spectrier''&gt;&lt;div class=''pokemon'' style=''background-image:url(./pokemon/897.png)''&gt;&lt;span&gt;897&lt;/span&gt;&lt;/div&gt;&lt;/div&gt;" calcext:value-type="string">
            <text:p>&lt;div class=''entry ghost unreleased'' title=''spectrier''&gt;&lt;div class=''pokemon'' style=''background-image:url(./pokemon/897.png)''&gt;&lt;span&gt;897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98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psychic</text:p>
          </table:table-cell>
          <table:table-cell table:style-name="Default" office:value-type="string" calcext:value-type="string">
            <text:p>grass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43]&amp;&quot; &quot;&amp;IF(ISTEXT([.F943]); [.F943]; IF(ISTEXT([.G943]); [.G943]; &quot;shiny&quot;) &amp; IF(ISTEXT([.H943]); &quot; &quot;&amp;[.H943]; &quot; lucky&quot;))&amp;&quot;'' title=''&quot;&amp;[.C943]&amp;&quot;''&gt;&lt;div class=''pokemon'' style=''background-image:url(./pokemon/&quot;&amp;[.B943]&amp;&quot;.png)''&gt;&lt;span&gt;&quot;&amp;[.A943]&amp;&quot;&lt;/span&gt;&lt;/div&gt;&lt;/div&gt;&quot;" office:value-type="string" office:string-value="&lt;div class=''entry psychic unreleased'' title=''calyrex''&gt;&lt;div class=''pokemon'' style=''background-image:url(./pokemon/898.png)''&gt;&lt;span&gt;898&lt;/span&gt;&lt;/div&gt;&lt;/div&gt;" calcext:value-type="string">
            <text:p>&lt;div class=''entry psychic unreleased'' title=''calyrex''&gt;&lt;div class=''pokemon'' style=''background-image:url(./pokemon/898.png)''&gt;&lt;span&gt;898&lt;/span&gt;&lt;/div&gt;&lt;/div&gt;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 table:number-columns-spanned="9" table:number-rows-spanned="1">
            <text:p>GEN VIII (Hisui)</text:p>
          </table:table-cell>
          <table:covered-table-cell/>
          <table:covered-table-cell table:number-columns-repeated="3" table:style-name="Default"/>
          <table:covered-table-cell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724</text:p>
          </table:table-cell>
          <table:table-cell office:value-type="string" calcext:value-type="string">
            <text:p>h724</text:p>
          </table:table-cell>
          <table:table-cell table:style-name="ce19" office:value-type="string" calcext:value-type="string">
            <text:p>hisuian decidueye</text:p>
          </table:table-cell>
          <table:table-cell table:style-name="Default" office:value-type="string" calcext:value-type="string">
            <text:p>grass</text:p>
          </table:table-cell>
          <table:table-cell table:style-name="Default" office:value-type="string" calcext:value-type="string">
            <text:p>fighting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45]&amp;&quot; &quot;&amp;IF(ISTEXT([.F945]); [.F945]; IF(ISTEXT([.G945]); [.G945]; &quot;shiny&quot;) &amp; IF(ISTEXT([.H945]); &quot; &quot;&amp;[.H945]; &quot; lucky&quot;))&amp;&quot;'' title=''&quot;&amp;[.C945]&amp;&quot;''&gt;&lt;div class=''pokemon'' style=''background-image:url(./pokemon/&quot;&amp;[.B945]&amp;&quot;.png)''&gt;&lt;span&gt;&quot;&amp;[.A945]&amp;&quot;&lt;/span&gt;&lt;/div&gt;&lt;/div&gt;&quot;" office:value-type="string" office:string-value="&lt;div class=''entry grass unreleased'' title=''hisuian decidueye''&gt;&lt;div class=''pokemon'' style=''background-image:url(./pokemon/h724.png)''&gt;&lt;span&gt;724&lt;/span&gt;&lt;/div&gt;&lt;/div&gt;" calcext:value-type="string">
            <text:p>&lt;div class=''entry grass unreleased'' title=''hisuian decidueye''&gt;&lt;div class=''pokemon'' style=''background-image:url(./pokemon/h724.png)''&gt;&lt;span&gt;724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h157</text:p>
          </table:table-cell>
          <table:table-cell table:style-name="ce19" office:value-type="string" calcext:value-type="string">
            <text:p>hisuian typhlosion</text:p>
          </table:table-cell>
          <table:table-cell table:style-name="Default" office:value-type="string" calcext:value-type="string">
            <text:p>fire</text:p>
          </table:table-cell>
          <table:table-cell table:style-name="Default" office:value-type="string" calcext:value-type="string">
            <text:p>ghost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46]&amp;&quot; &quot;&amp;IF(ISTEXT([.F946]); [.F946]; IF(ISTEXT([.G946]); [.G946]; &quot;shiny&quot;) &amp; IF(ISTEXT([.H946]); &quot; &quot;&amp;[.H946]; &quot; lucky&quot;))&amp;&quot;'' title=''&quot;&amp;[.C946]&amp;&quot;''&gt;&lt;div class=''pokemon'' style=''background-image:url(./pokemon/&quot;&amp;[.B946]&amp;&quot;.png)''&gt;&lt;span&gt;&quot;&amp;[.A946]&amp;&quot;&lt;/span&gt;&lt;/div&gt;&lt;/div&gt;&quot;" office:value-type="string" office:string-value="&lt;div class=''entry fire unreleased'' title=''hisuian typhlosion''&gt;&lt;div class=''pokemon'' style=''background-image:url(./pokemon/h157.png)''&gt;&lt;span&gt;157&lt;/span&gt;&lt;/div&gt;&lt;/div&gt;" calcext:value-type="string">
            <text:p>&lt;div class=''entry fire unreleased'' title=''hisuian typhlosion''&gt;&lt;div class=''pokemon'' style=''background-image:url(./pokemon/h157.png)''&gt;&lt;span&gt;157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h503</text:p>
          </table:table-cell>
          <table:table-cell table:style-name="ce17" office:value-type="string" calcext:value-type="string">
            <text:p>hisuian samurot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47]&amp;&quot; &quot;&amp;IF(ISTEXT([.F947]); [.F947]; IF(ISTEXT([.G947]); [.G947]; &quot;shiny&quot;) &amp; IF(ISTEXT([.H947]); &quot; &quot;&amp;[.H947]; &quot; lucky&quot;))&amp;&quot;'' title=''&quot;&amp;[.C947]&amp;&quot;''&gt;&lt;div class=''pokemon'' style=''background-image:url(./pokemon/&quot;&amp;[.B947]&amp;&quot;.png)''&gt;&lt;span&gt;&quot;&amp;[.A947]&amp;&quot;&lt;/span&gt;&lt;/div&gt;&lt;/div&gt;&quot;" office:value-type="string" office:string-value="&lt;div class=''entry water unreleased'' title=''hisuian samurott''&gt;&lt;div class=''pokemon'' style=''background-image:url(./pokemon/h503.png)''&gt;&lt;span&gt;503&lt;/span&gt;&lt;/div&gt;&lt;/div&gt;" calcext:value-type="string">
            <text:p>&lt;div class=''entry water unreleased'' title=''hisuian samurott''&gt;&lt;div class=''pokemon'' style=''background-image:url(./pokemon/h503.png)''&gt;&lt;span&gt;503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899</text:p>
          </table:table-cell>
          <table:table-cell office:value-type="string" calcext:value-type="string">
            <text:p>wyrde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48]&amp;&quot; &quot;&amp;IF(ISTEXT([.F948]); [.F948]; IF(ISTEXT([.G948]); [.G948]; &quot;shiny&quot;) &amp; IF(ISTEXT([.H948]); &quot; &quot;&amp;[.H948]; &quot; lucky&quot;))&amp;&quot;'' title=''&quot;&amp;[.C948]&amp;&quot;''&gt;&lt;div class=''pokemon'' style=''background-image:url(./pokemon/&quot;&amp;[.B948]&amp;&quot;.png)''&gt;&lt;span&gt;&quot;&amp;[.A948]&amp;&quot;&lt;/span&gt;&lt;/div&gt;&lt;/div&gt;&quot;" office:value-type="string" office:string-value="&lt;div class=''entry normal unreleased'' title=''wyrdeer''&gt;&lt;div class=''pokemon'' style=''background-image:url(./pokemon/899.png)''&gt;&lt;span&gt;899&lt;/span&gt;&lt;/div&gt;&lt;/div&gt;" calcext:value-type="string">
            <text:p>&lt;div class=''entry normal unreleased'' title=''wyrdeer''&gt;&lt;div class=''pokemon'' style=''background-image:url(./pokemon/899.png)''&gt;&lt;span&gt;899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900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table:number-columns-repeated="2"/>
          <table:table-cell office:value-type="string" calcext:value-type="string">
            <text:p>missinglucky</text:p>
          </table:table-cell>
          <table:table-cell/>
          <table:table-cell table:formula="of:=&quot;&lt;div class=''entry &quot;&amp;[.D949]&amp;&quot; &quot;&amp;IF(ISTEXT([.F949]); [.F949]; IF(ISTEXT([.G949]); [.G949]; &quot;shiny&quot;) &amp; IF(ISTEXT([.H949]); &quot; &quot;&amp;[.H949]; &quot; lucky&quot;))&amp;&quot;'' title=''&quot;&amp;[.C949]&amp;&quot;''&gt;&lt;div class=''pokemon'' style=''background-image:url(./pokemon/&quot;&amp;[.B949]&amp;&quot;.png)''&gt;&lt;span&gt;&quot;&amp;[.A949]&amp;&quot;&lt;/span&gt;&lt;/div&gt;&lt;/div&gt;&quot;" office:value-type="string" office:string-value="&lt;div class=''entry bug shiny missinglucky'' title=''kleavor''&gt;&lt;div class=''pokemon'' style=''background-image:url(./pokemon/900.png)''&gt;&lt;span&gt;900&lt;/span&gt;&lt;/div&gt;&lt;/div&gt;" calcext:value-type="string">
            <text:p>&lt;div class=''entry bug shiny missinglucky'' title=''kleavor''&gt;&lt;div class=''pokemon'' style=''background-image:url(./pokemon/900.png)''&gt;&lt;span&gt;90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901</text:p>
          </table:table-cell>
          <table:table-cell office:value-type="string" calcext:value-type="string">
            <text:p>ursalu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table:formula="of:=&quot;&lt;div class=''entry &quot;&amp;[.D950]&amp;&quot; &quot;&amp;IF(ISTEXT([.F950]); [.F950]; IF(ISTEXT([.G950]); [.G950]; &quot;shiny&quot;) &amp; IF(ISTEXT([.H950]); &quot; &quot;&amp;[.H950]; &quot; lucky&quot;))&amp;&quot;'' title=''&quot;&amp;[.C950]&amp;&quot;''&gt;&lt;div class=''pokemon'' style=''background-image:url(./pokemon/&quot;&amp;[.B950]&amp;&quot;.png)''&gt;&lt;span&gt;&quot;&amp;[.A950]&amp;&quot;&lt;/span&gt;&lt;/div&gt;&lt;/div&gt;&quot;" office:value-type="string" office:string-value="&lt;div class=''entry ground shiny lucky'' title=''ursaluna''&gt;&lt;div class=''pokemon'' style=''background-image:url(./pokemon/901.png)''&gt;&lt;span&gt;901&lt;/span&gt;&lt;/div&gt;&lt;/div&gt;" calcext:value-type="string">
            <text:p>&lt;div class=''entry ground shiny lucky'' title=''ursaluna''&gt;&lt;div class=''pokemon'' style=''background-image:url(./pokemon/901.png)''&gt;&lt;span&gt;901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5</text:p>
          </table:table-cell>
          <table:table-cell office:value-type="string" calcext:value-type="string">
            <text:p>h705</text:p>
          </table:table-cell>
          <table:table-cell table:style-name="ce17" office:value-type="string" calcext:value-type="string">
            <text:p>hisuian sliggoo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51]&amp;&quot; &quot;&amp;IF(ISTEXT([.F951]); [.F951]; IF(ISTEXT([.G951]); [.G951]; &quot;shiny&quot;) &amp; IF(ISTEXT([.H951]); &quot; &quot;&amp;[.H951]; &quot; lucky&quot;))&amp;&quot;'' title=''&quot;&amp;[.C951]&amp;&quot;''&gt;&lt;div class=''pokemon'' style=''background-image:url(./pokemon/&quot;&amp;[.B951]&amp;&quot;.png)''&gt;&lt;span&gt;&quot;&amp;[.A951]&amp;&quot;&lt;/span&gt;&lt;/div&gt;&lt;/div&gt;&quot;" office:value-type="string" office:string-value="&lt;div class=''entry steel unreleased'' title=''hisuian sliggoo''&gt;&lt;div class=''pokemon'' style=''background-image:url(./pokemon/h705.png)''&gt;&lt;span&gt;705&lt;/span&gt;&lt;/div&gt;&lt;/div&gt;" calcext:value-type="string">
            <text:p>&lt;div class=''entry steel unreleased'' title=''hisuian sliggoo''&gt;&lt;div class=''pokemon'' style=''background-image:url(./pokemon/h705.png)''&gt;&lt;span&gt;705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6</text:p>
          </table:table-cell>
          <table:table-cell office:value-type="string" calcext:value-type="string">
            <text:p>h706</text:p>
          </table:table-cell>
          <table:table-cell table:style-name="ce17" office:value-type="string" calcext:value-type="string">
            <text:p>hisuian goodra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52]&amp;&quot; &quot;&amp;IF(ISTEXT([.F952]); [.F952]; IF(ISTEXT([.G952]); [.G952]; &quot;shiny&quot;) &amp; IF(ISTEXT([.H952]); &quot; &quot;&amp;[.H952]; &quot; lucky&quot;))&amp;&quot;'' title=''&quot;&amp;[.C952]&amp;&quot;''&gt;&lt;div class=''pokemon'' style=''background-image:url(./pokemon/&quot;&amp;[.B952]&amp;&quot;.png)''&gt;&lt;span&gt;&quot;&amp;[.A952]&amp;&quot;&lt;/span&gt;&lt;/div&gt;&lt;/div&gt;&quot;" office:value-type="string" office:string-value="&lt;div class=''entry steel unreleased'' title=''hisuian goodra''&gt;&lt;div class=''pokemon'' style=''background-image:url(./pokemon/h706.png)''&gt;&lt;span&gt;706&lt;/span&gt;&lt;/div&gt;&lt;/div&gt;" calcext:value-type="string">
            <text:p>&lt;div class=''entry steel unreleased'' title=''hisuian goodra''&gt;&lt;div class=''pokemon'' style=''background-image:url(./pokemon/h706.png)''&gt;&lt;span&gt;706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8</text:p>
          </table:table-cell>
          <table:table-cell office:value-type="string" calcext:value-type="string">
            <text:p>h058</text:p>
          </table:table-cell>
          <table:table-cell table:style-name="ce17" office:value-type="string" calcext:value-type="string">
            <text:p>hisuian growlith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53]&amp;&quot; &quot;&amp;IF(ISTEXT([.F953]); [.F953]; IF(ISTEXT([.G953]); [.G953]; &quot;shiny&quot;) &amp; IF(ISTEXT([.H953]); &quot; &quot;&amp;[.H953]; &quot; lucky&quot;))&amp;&quot;'' title=''&quot;&amp;[.C953]&amp;&quot;''&gt;&lt;div class=''pokemon'' style=''background-image:url(./pokemon/&quot;&amp;[.B953]&amp;&quot;.png)''&gt;&lt;span&gt;&quot;&amp;[.A953]&amp;&quot;&lt;/span&gt;&lt;/div&gt;&lt;/div&gt;&quot;" office:value-type="string" office:string-value="&lt;div class=''entry fire unreleased'' title=''hisuian growlithe''&gt;&lt;div class=''pokemon'' style=''background-image:url(./pokemon/h058.png)''&gt;&lt;span&gt;058&lt;/span&gt;&lt;/div&gt;&lt;/div&gt;" calcext:value-type="string">
            <text:p>&lt;div class=''entry fire unreleased'' title=''hisuian growlithe''&gt;&lt;div class=''pokemon'' style=''background-image:url(./pokemon/h058.png)''&gt;&lt;span&gt;058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9</text:p>
          </table:table-cell>
          <table:table-cell office:value-type="string" calcext:value-type="string">
            <text:p>h059</text:p>
          </table:table-cell>
          <table:table-cell table:style-name="ce17" office:value-type="string" calcext:value-type="string">
            <text:p>hisuian arcanin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54]&amp;&quot; &quot;&amp;IF(ISTEXT([.F954]); [.F954]; IF(ISTEXT([.G954]); [.G954]; &quot;shiny&quot;) &amp; IF(ISTEXT([.H954]); &quot; &quot;&amp;[.H954]; &quot; lucky&quot;))&amp;&quot;'' title=''&quot;&amp;[.C954]&amp;&quot;''&gt;&lt;div class=''pokemon'' style=''background-image:url(./pokemon/&quot;&amp;[.B954]&amp;&quot;.png)''&gt;&lt;span&gt;&quot;&amp;[.A954]&amp;&quot;&lt;/span&gt;&lt;/div&gt;&lt;/div&gt;&quot;" office:value-type="string" office:string-value="&lt;div class=''entry fire unreleased'' title=''hisuian arcanine''&gt;&lt;div class=''pokemon'' style=''background-image:url(./pokemon/h059.png)''&gt;&lt;span&gt;059&lt;/span&gt;&lt;/div&gt;&lt;/div&gt;" calcext:value-type="string">
            <text:p>&lt;div class=''entry fire unreleased'' title=''hisuian arcanine''&gt;&lt;div class=''pokemon'' style=''background-image:url(./pokemon/h059.png)''&gt;&lt;span&gt;059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0</text:p>
          </table:table-cell>
          <table:table-cell office:value-type="string" calcext:value-type="string">
            <text:p>h550</text:p>
          </table:table-cell>
          <table:table-cell table:style-name="ce17" office:value-type="string" calcext:value-type="string">
            <text:p>hisuian basculin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55]&amp;&quot; &quot;&amp;IF(ISTEXT([.F955]); [.F955]; IF(ISTEXT([.G955]); [.G955]; &quot;shiny&quot;) &amp; IF(ISTEXT([.H955]); &quot; &quot;&amp;[.H955]; &quot; lucky&quot;))&amp;&quot;'' title=''&quot;&amp;[.C955]&amp;&quot;''&gt;&lt;div class=''pokemon'' style=''background-image:url(./pokemon/&quot;&amp;[.B955]&amp;&quot;.png)''&gt;&lt;span&gt;&quot;&amp;[.A955]&amp;&quot;&lt;/span&gt;&lt;/div&gt;&lt;/div&gt;&quot;" office:value-type="string" office:string-value="&lt;div class=''entry water unreleased'' title=''hisuian basculin''&gt;&lt;div class=''pokemon'' style=''background-image:url(./pokemon/h550.png)''&gt;&lt;span&gt;550&lt;/span&gt;&lt;/div&gt;&lt;/div&gt;" calcext:value-type="string">
            <text:p>&lt;div class=''entry water unreleased'' title=''hisuian basculin''&gt;&lt;div class=''pokemon'' style=''background-image:url(./pokemon/h550.png)''&gt;&lt;span&gt;550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902</text:p>
          </table:table-cell>
          <table:table-cell office:value-type="string" calcext:value-type="string">
            <text:p>basculegi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56]&amp;&quot; &quot;&amp;IF(ISTEXT([.F956]); [.F956]; IF(ISTEXT([.G956]); [.G956]; &quot;shiny&quot;) &amp; IF(ISTEXT([.H956]); &quot; &quot;&amp;[.H956]; &quot; lucky&quot;))&amp;&quot;'' title=''&quot;&amp;[.C956]&amp;&quot;''&gt;&lt;div class=''pokemon'' style=''background-image:url(./pokemon/&quot;&amp;[.B956]&amp;&quot;.png)''&gt;&lt;span&gt;&quot;&amp;[.A956]&amp;&quot;&lt;/span&gt;&lt;/div&gt;&lt;/div&gt;&quot;" office:value-type="string" office:string-value="&lt;div class=''entry water unreleased'' title=''basculegion''&gt;&lt;div class=''pokemon'' style=''background-image:url(./pokemon/902.png)''&gt;&lt;span&gt;902&lt;/span&gt;&lt;/div&gt;&lt;/div&gt;" calcext:value-type="string">
            <text:p>&lt;div class=''entry water unreleased'' title=''basculegion''&gt;&lt;div class=''pokemon'' style=''background-image:url(./pokemon/902.png)''&gt;&lt;span&gt;902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h100</text:p>
          </table:table-cell>
          <table:table-cell table:style-name="ce17" office:value-type="string" calcext:value-type="string">
            <text:p>hisuian voltorb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957]&amp;&quot; &quot;&amp;IF(ISTEXT([.F957]); [.F957]; IF(ISTEXT([.G957]); [.G957]; &quot;shiny&quot;) &amp; IF(ISTEXT([.H957]); &quot; &quot;&amp;[.H957]; &quot; lucky&quot;))&amp;&quot;'' title=''&quot;&amp;[.C957]&amp;&quot;''&gt;&lt;div class=''pokemon'' style=''background-image:url(./pokemon/&quot;&amp;[.B957]&amp;&quot;.png)''&gt;&lt;span&gt;&quot;&amp;[.A957]&amp;&quot;&lt;/span&gt;&lt;/div&gt;&lt;/div&gt;&quot;" office:value-type="string" office:string-value="&lt;div class=''entry electric noshiny lucky'' title=''hisuian voltorb''&gt;&lt;div class=''pokemon'' style=''background-image:url(./pokemon/h100.png)''&gt;&lt;span&gt;100&lt;/span&gt;&lt;/div&gt;&lt;/div&gt;" calcext:value-type="string">
            <text:p>&lt;div class=''entry electric noshiny lucky'' title=''hisuian voltorb''&gt;&lt;div class=''pokemon'' style=''background-image:url(./pokemon/h100.png)''&gt;&lt;span&gt;100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h101</text:p>
          </table:table-cell>
          <table:table-cell table:style-name="ce17" office:value-type="string" calcext:value-type="string">
            <text:p>hisuian electrod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958]&amp;&quot; &quot;&amp;IF(ISTEXT([.F958]); [.F958]; IF(ISTEXT([.G958]); [.G958]; &quot;shiny&quot;) &amp; IF(ISTEXT([.H958]); &quot; &quot;&amp;[.H958]; &quot; lucky&quot;))&amp;&quot;'' title=''&quot;&amp;[.C958]&amp;&quot;''&gt;&lt;div class=''pokemon'' style=''background-image:url(./pokemon/&quot;&amp;[.B958]&amp;&quot;.png)''&gt;&lt;span&gt;&quot;&amp;[.A958]&amp;&quot;&lt;/span&gt;&lt;/div&gt;&lt;/div&gt;&quot;" office:value-type="string" office:string-value="&lt;div class=''entry electric noshiny lucky'' title=''hisuian electrode''&gt;&lt;div class=''pokemon'' style=''background-image:url(./pokemon/h101.png)''&gt;&lt;span&gt;101&lt;/span&gt;&lt;/div&gt;&lt;/div&gt;" calcext:value-type="string">
            <text:p>&lt;div class=''entry electric noshiny lucky'' title=''hisuian electrode''&gt;&lt;div class=''pokemon'' style=''background-image:url(./pokemon/h101.png)''&gt;&lt;span&gt;101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h215</text:p>
          </table:table-cell>
          <table:table-cell table:style-name="ce17" office:value-type="string" calcext:value-type="string">
            <text:p>hisuian sneasel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959]&amp;&quot; &quot;&amp;IF(ISTEXT([.F959]); [.F959]; IF(ISTEXT([.G959]); [.G959]; &quot;shiny&quot;) &amp; IF(ISTEXT([.H959]); &quot; &quot;&amp;[.H959]; &quot; lucky&quot;))&amp;&quot;'' title=''&quot;&amp;[.C959]&amp;&quot;''&gt;&lt;div class=''pokemon'' style=''background-image:url(./pokemon/&quot;&amp;[.B959]&amp;&quot;.png)''&gt;&lt;span&gt;&quot;&amp;[.A959]&amp;&quot;&lt;/span&gt;&lt;/div&gt;&lt;/div&gt;&quot;" office:value-type="string" office:string-value="&lt;div class=''entry fighting noshiny lucky'' title=''hisuian sneasel''&gt;&lt;div class=''pokemon'' style=''background-image:url(./pokemon/h215.png)''&gt;&lt;span&gt;215&lt;/span&gt;&lt;/div&gt;&lt;/div&gt;" calcext:value-type="string">
            <text:p>&lt;div class=''entry fighting noshiny lucky'' title=''hisuian sneasel''&gt;&lt;div class=''pokemon'' style=''background-image:url(./pokemon/h215.png)''&gt;&lt;span&gt;215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903</text:p>
          </table:table-cell>
          <table:table-cell office:value-type="string" calcext:value-type="string">
            <text:p>sneasl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noshiny</text:p>
          </table:table-cell>
          <table:table-cell office:value-type="string" calcext:value-type="string">
            <text:p>missinglucky</text:p>
          </table:table-cell>
          <table:table-cell/>
          <table:table-cell table:formula="of:=&quot;&lt;div class=''entry &quot;&amp;[.D960]&amp;&quot; &quot;&amp;IF(ISTEXT([.F960]); [.F960]; IF(ISTEXT([.G960]); [.G960]; &quot;shiny&quot;) &amp; IF(ISTEXT([.H960]); &quot; &quot;&amp;[.H960]; &quot; lucky&quot;))&amp;&quot;'' title=''&quot;&amp;[.C960]&amp;&quot;''&gt;&lt;div class=''pokemon'' style=''background-image:url(./pokemon/&quot;&amp;[.B960]&amp;&quot;.png)''&gt;&lt;span&gt;&quot;&amp;[.A960]&amp;&quot;&lt;/span&gt;&lt;/div&gt;&lt;/div&gt;&quot;" office:value-type="string" office:string-value="&lt;div class=''entry fighting noshiny missinglucky'' title=''sneasler''&gt;&lt;div class=''pokemon'' style=''background-image:url(./pokemon/903.png)''&gt;&lt;span&gt;903&lt;/span&gt;&lt;/div&gt;&lt;/div&gt;" calcext:value-type="string">
            <text:p>&lt;div class=''entry fighting noshiny missinglucky'' title=''sneasler''&gt;&lt;div class=''pokemon'' style=''background-image:url(./pokemon/903.png)''&gt;&lt;span&gt;903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h211</text:p>
          </table:table-cell>
          <table:table-cell table:style-name="ce17" office:value-type="string" calcext:value-type="string">
            <text:p>hisuian qwilfish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961]&amp;&quot; &quot;&amp;IF(ISTEXT([.F961]); [.F961]; IF(ISTEXT([.G961]); [.G961]; &quot;shiny&quot;) &amp; IF(ISTEXT([.H961]); &quot; &quot;&amp;[.H961]; &quot; lucky&quot;))&amp;&quot;'' title=''&quot;&amp;[.C961]&amp;&quot;''&gt;&lt;div class=''pokemon'' style=''background-image:url(./pokemon/&quot;&amp;[.B961]&amp;&quot;.png)''&gt;&lt;span&gt;&quot;&amp;[.A961]&amp;&quot;&lt;/span&gt;&lt;/div&gt;&lt;/div&gt;&quot;" office:value-type="string" office:string-value="&lt;div class=''entry dark noshiny lucky'' title=''hisuian qwilfish''&gt;&lt;div class=''pokemon'' style=''background-image:url(./pokemon/h211.png)''&gt;&lt;span&gt;211&lt;/span&gt;&lt;/div&gt;&lt;/div&gt;" calcext:value-type="string">
            <text:p>&lt;div class=''entry dark noshiny lucky'' title=''hisuian qwilfish''&gt;&lt;div class=''pokemon'' style=''background-image:url(./pokemon/h211.png)''&gt;&lt;span&gt;211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904</text:p>
          </table:table-cell>
          <table:table-cell office:value-type="string" calcext:value-type="string">
            <text:p>overqwil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noshiny</text:p>
          </table:table-cell>
          <table:table-cell table:number-columns-repeated="2"/>
          <table:table-cell table:formula="of:=&quot;&lt;div class=''entry &quot;&amp;[.D962]&amp;&quot; &quot;&amp;IF(ISTEXT([.F962]); [.F962]; IF(ISTEXT([.G962]); [.G962]; &quot;shiny&quot;) &amp; IF(ISTEXT([.H962]); &quot; &quot;&amp;[.H962]; &quot; lucky&quot;))&amp;&quot;'' title=''&quot;&amp;[.C962]&amp;&quot;''&gt;&lt;div class=''pokemon'' style=''background-image:url(./pokemon/&quot;&amp;[.B962]&amp;&quot;.png)''&gt;&lt;span&gt;&quot;&amp;[.A962]&amp;&quot;&lt;/span&gt;&lt;/div&gt;&lt;/div&gt;&quot;" office:value-type="string" office:string-value="&lt;div class=''entry dark noshiny lucky'' title=''overqwil''&gt;&lt;div class=''pokemon'' style=''background-image:url(./pokemon/904.png)''&gt;&lt;span&gt;904&lt;/span&gt;&lt;/div&gt;&lt;/div&gt;" calcext:value-type="string">
            <text:p>&lt;div class=''entry dark noshiny lucky'' title=''overqwil''&gt;&lt;div class=''pokemon'' style=''background-image:url(./pokemon/904.png)''&gt;&lt;span&gt;904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9</text:p>
          </table:table-cell>
          <table:table-cell office:value-type="string" calcext:value-type="string">
            <text:p>h549</text:p>
          </table:table-cell>
          <table:table-cell table:style-name="ce17" office:value-type="string" calcext:value-type="string">
            <text:p>hisuian lilligant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63]&amp;&quot; &quot;&amp;IF(ISTEXT([.F963]); [.F963]; IF(ISTEXT([.G963]); [.G963]; &quot;shiny&quot;) &amp; IF(ISTEXT([.H963]); &quot; &quot;&amp;[.H963]; &quot; lucky&quot;))&amp;&quot;'' title=''&quot;&amp;[.C963]&amp;&quot;''&gt;&lt;div class=''pokemon'' style=''background-image:url(./pokemon/&quot;&amp;[.B963]&amp;&quot;.png)''&gt;&lt;span&gt;&quot;&amp;[.A963]&amp;&quot;&lt;/span&gt;&lt;/div&gt;&lt;/div&gt;&quot;" office:value-type="string" office:string-value="&lt;div class=''entry grass unreleased'' title=''hisuian lilligant''&gt;&lt;div class=''pokemon'' style=''background-image:url(./pokemon/h549.png)''&gt;&lt;span&gt;549&lt;/span&gt;&lt;/div&gt;&lt;/div&gt;" calcext:value-type="string">
            <text:p>&lt;div class=''entry grass unreleased'' title=''hisuian lilligant''&gt;&lt;div class=''pokemon'' style=''background-image:url(./pokemon/h549.png)''&gt;&lt;span&gt;549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3</text:p>
          </table:table-cell>
          <table:table-cell office:value-type="string" calcext:value-type="string">
            <text:p>h713</text:p>
          </table:table-cell>
          <table:table-cell table:style-name="ce17" office:value-type="string" calcext:value-type="string">
            <text:p>hisuian avalugg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64]&amp;&quot; &quot;&amp;IF(ISTEXT([.F964]); [.F964]; IF(ISTEXT([.G964]); [.G964]; &quot;shiny&quot;) &amp; IF(ISTEXT([.H964]); &quot; &quot;&amp;[.H964]; &quot; lucky&quot;))&amp;&quot;'' title=''&quot;&amp;[.C964]&amp;&quot;''&gt;&lt;div class=''pokemon'' style=''background-image:url(./pokemon/&quot;&amp;[.B964]&amp;&quot;.png)''&gt;&lt;span&gt;&quot;&amp;[.A964]&amp;&quot;&lt;/span&gt;&lt;/div&gt;&lt;/div&gt;&quot;" office:value-type="string" office:string-value="&lt;div class=''entry ice unreleased'' title=''hisuian avalugg''&gt;&lt;div class=''pokemon'' style=''background-image:url(./pokemon/h713.png)''&gt;&lt;span&gt;713&lt;/span&gt;&lt;/div&gt;&lt;/div&gt;" calcext:value-type="string">
            <text:p>&lt;div class=''entry ice unreleased'' title=''hisuian avalugg''&gt;&lt;div class=''pokemon'' style=''background-image:url(./pokemon/h713.png)''&gt;&lt;span&gt;713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0</text:p>
          </table:table-cell>
          <table:table-cell office:value-type="string" calcext:value-type="string">
            <text:p>h570</text:p>
          </table:table-cell>
          <table:table-cell table:style-name="ce17" office:value-type="string" calcext:value-type="string">
            <text:p>hisuian zoru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65]&amp;&quot; &quot;&amp;IF(ISTEXT([.F965]); [.F965]; IF(ISTEXT([.G965]); [.G965]; &quot;shiny&quot;) &amp; IF(ISTEXT([.H965]); &quot; &quot;&amp;[.H965]; &quot; lucky&quot;))&amp;&quot;'' title=''&quot;&amp;[.C965]&amp;&quot;''&gt;&lt;div class=''pokemon'' style=''background-image:url(./pokemon/&quot;&amp;[.B965]&amp;&quot;.png)''&gt;&lt;span&gt;&quot;&amp;[.A965]&amp;&quot;&lt;/span&gt;&lt;/div&gt;&lt;/div&gt;&quot;" office:value-type="string" office:string-value="&lt;div class=''entry normal unreleased'' title=''hisuian zorua''&gt;&lt;div class=''pokemon'' style=''background-image:url(./pokemon/h570.png)''&gt;&lt;span&gt;570&lt;/span&gt;&lt;/div&gt;&lt;/div&gt;" calcext:value-type="string">
            <text:p>&lt;div class=''entry normal unreleased'' title=''hisuian zorua''&gt;&lt;div class=''pokemon'' style=''background-image:url(./pokemon/h570.png)''&gt;&lt;span&gt;570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1</text:p>
          </table:table-cell>
          <table:table-cell office:value-type="string" calcext:value-type="string">
            <text:p>h571</text:p>
          </table:table-cell>
          <table:table-cell table:style-name="ce17" office:value-type="string" calcext:value-type="string">
            <text:p>hisuian zoro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66]&amp;&quot; &quot;&amp;IF(ISTEXT([.F966]); [.F966]; IF(ISTEXT([.G966]); [.G966]; &quot;shiny&quot;) &amp; IF(ISTEXT([.H966]); &quot; &quot;&amp;[.H966]; &quot; lucky&quot;))&amp;&quot;'' title=''&quot;&amp;[.C966]&amp;&quot;''&gt;&lt;div class=''pokemon'' style=''background-image:url(./pokemon/&quot;&amp;[.B966]&amp;&quot;.png)''&gt;&lt;span&gt;&quot;&amp;[.A966]&amp;&quot;&lt;/span&gt;&lt;/div&gt;&lt;/div&gt;&quot;" office:value-type="string" office:string-value="&lt;div class=''entry normal unreleased'' title=''hisuian zoroark''&gt;&lt;div class=''pokemon'' style=''background-image:url(./pokemon/h571.png)''&gt;&lt;span&gt;571&lt;/span&gt;&lt;/div&gt;&lt;/div&gt;" calcext:value-type="string">
            <text:p>&lt;div class=''entry normal unreleased'' title=''hisuian zoroark''&gt;&lt;div class=''pokemon'' style=''background-image:url(./pokemon/h571.png)''&gt;&lt;span&gt;571&lt;/span&gt;&lt;/div&gt;&lt;/div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8</text:p>
          </table:table-cell>
          <table:table-cell office:value-type="string" calcext:value-type="string">
            <text:p>h628</text:p>
          </table:table-cell>
          <table:table-cell table:style-name="ce17" office:value-type="string" calcext:value-type="string">
            <text:p>hisuian braviary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67]&amp;&quot; &quot;&amp;IF(ISTEXT([.F967]); [.F967]; IF(ISTEXT([.G967]); [.G967]; &quot;shiny&quot;) &amp; IF(ISTEXT([.H967]); &quot; &quot;&amp;[.H967]; &quot; lucky&quot;))&amp;&quot;'' title=''&quot;&amp;[.C967]&amp;&quot;''&gt;&lt;div class=''pokemon'' style=''background-image:url(./pokemon/&quot;&amp;[.B967]&amp;&quot;.png)''&gt;&lt;span&gt;&quot;&amp;[.A967]&amp;&quot;&lt;/span&gt;&lt;/div&gt;&lt;/div&gt;&quot;" office:value-type="string" office:string-value="&lt;div class=''entry psychic unreleased'' title=''hisuian braviary''&gt;&lt;div class=''pokemon'' style=''background-image:url(./pokemon/h628.png)''&gt;&lt;span&gt;628&lt;/span&gt;&lt;/div&gt;&lt;/div&gt;" calcext:value-type="string">
            <text:p>&lt;div class=''entry psychic unreleased'' title=''hisuian braviary''&gt;&lt;div class=''pokemon'' style=''background-image:url(./pokemon/h628.png)''&gt;&lt;span&gt;628&lt;/span&gt;&lt;/div&gt;&lt;/div&gt;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905</text:p>
          </table:table-cell>
          <table:table-cell office:value-type="string" calcext:value-type="string">
            <text:p>enamorus</text:p>
          </table:table-cell>
          <table:table-cell office:value-type="string" calcext:value-type="string">
            <text:p>fairy</text:p>
          </table:table-cell>
          <table:table-cell table:style-name="Default" office:value-type="string" calcext:value-type="string">
            <text:p>flying</text:p>
          </table:table-cell>
          <table:table-cell office:value-type="string" calcext:value-type="string">
            <text:p>unreleased</text:p>
          </table:table-cell>
          <table:table-cell office:value-type="string" calcext:value-type="string">
            <text:p>noshiny</text:p>
          </table:table-cell>
          <table:table-cell office:value-type="string" calcext:value-type="string">
            <text:p>nolucky</text:p>
          </table:table-cell>
          <table:table-cell/>
          <table:table-cell table:formula="of:=&quot;&lt;div class=''entry &quot;&amp;[.D968]&amp;&quot; &quot;&amp;IF(ISTEXT([.F968]); [.F968]; IF(ISTEXT([.G968]); [.G968]; &quot;shiny&quot;) &amp; IF(ISTEXT([.H968]); &quot; &quot;&amp;[.H968]; &quot; lucky&quot;))&amp;&quot;'' title=''&quot;&amp;[.C968]&amp;&quot;''&gt;&lt;div class=''pokemon'' style=''background-image:url(./pokemon/&quot;&amp;[.B968]&amp;&quot;.png)''&gt;&lt;span&gt;&quot;&amp;[.A968]&amp;&quot;&lt;/span&gt;&lt;/div&gt;&lt;/div&gt;&quot;" office:value-type="string" office:string-value="&lt;div class=''entry fairy unreleased'' title=''enamorus''&gt;&lt;div class=''pokemon'' style=''background-image:url(./pokemon/905.png)''&gt;&lt;span&gt;905&lt;/span&gt;&lt;/div&gt;&lt;/div&gt;" calcext:value-type="string">
            <text:p>&lt;div class=''entry fairy unreleased'' title=''enamorus''&gt;&lt;div class=''pokemon'' style=''background-image:url(./pokemon/905.png)''&gt;&lt;span&gt;905&lt;/span&gt;&lt;/div&gt;&lt;/div&gt;</text:p>
          </table:table-cell>
          <table:table-cell table:number-columns-repeated="3"/>
        </table:table-row>
        <table:table-row table:style-name="ro1" table:number-rows-repeated="104760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.00.0000</text:date>, <text:time style:data-style-name="N2" text:time-value="21:14:31.13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6T21:06:44.612000000</meta:creation-date>
    <dc:date>2023-06-12T21:29:36.169000000</dc:date>
    <meta:editing-duration>PT12H55M59S</meta:editing-duration>
    <meta:editing-cycles>190</meta:editing-cycles>
    <meta:generator>LibreOffice/6.1.4.2$Windows_X86_64 LibreOffice_project/9d0f32d1f0b509096fd65e0d4bec26ddd1938fd3</meta:generator>
    <meta:document-statistic meta:table-count="1" meta:cell-count="6031" meta:object-count="0"/>
  </office:meta>
</office:document-meta>
</file>